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7.095cm" svg:height="15.24cm" svg:x="12.93cm" svg:y="0.419cm">
            <draw:object draw:notify-on-update-of-ranges="LOGGER00.B1:LOGGER00.B1 LOGGER00.B2:LOGGER00.B1745 LOGGER00.C1:LOGGER00.C1 LOGGER00.C2:LOGGER00.C17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4" calcext:value-type="float">
            <text:p>1.34</text:p>
          </table:table-cell>
          <table:table-cell office:value-type="float" office:value="134.4" calcext:value-type="float">
            <text:p>134.4</text:p>
          </table:table-cell>
          <table:table-cell office:value-type="float" office:value="180.29" calcext:value-type="float">
            <text:p>180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5" calcext:value-type="float">
            <text:p>15825</text:p>
          </table:table-cell>
          <table:table-cell table:formula="of:=[.A3]/1000/(60*60*24)" office:value-type="time" office:time-value="PT00H00M15.825S" calcext:value-type="time">
            <text:p>00:00:16</text:p>
          </table:table-cell>
          <table:table-cell office:value-type="float" office:value="1.33" calcext:value-type="float">
            <text:p>1.33</text:p>
          </table:table-cell>
          <table:table-cell office:value-type="float" office:value="133.8" calcext:value-type="float">
            <text:p>133.8</text:p>
          </table:table-cell>
          <table:table-cell office:value-type="float" office:value="178.4" calcext:value-type="float">
            <text:p>178.4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1825" calcext:value-type="float">
            <text:p>31825</text:p>
          </table:table-cell>
          <table:table-cell table:formula="of:=[.A4]/1000/(60*60*24)" office:value-type="time" office:time-value="PT00H00M31.825S" calcext:value-type="time">
            <text:p>00:00:32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47825" calcext:value-type="float">
            <text:p>47825</text:p>
          </table:table-cell>
          <table:table-cell table:formula="of:=[.A5]/1000/(60*60*24)" office:value-type="time" office:time-value="PT00H00M47.825S" calcext:value-type="time">
            <text:p>00:00:48</text:p>
          </table:table-cell>
          <table:table-cell office:value-type="float" office:value="1.33" calcext:value-type="float">
            <text:p>1.33</text:p>
          </table:table-cell>
          <table:table-cell office:value-type="float" office:value="133.4" calcext:value-type="float">
            <text:p>133.4</text:p>
          </table:table-cell>
          <table:table-cell office:value-type="float" office:value="177.33" calcext:value-type="float">
            <text:p>177.33</text:p>
          </table:table-cell>
          <table:table-cell office:value-type="float" office:value="1.78" calcext:value-type="float">
            <text:p>1.78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63825" calcext:value-type="float">
            <text:p>63825</text:p>
          </table:table-cell>
          <table:table-cell table:formula="of:=[.A6]/1000/(60*60*24)" office:value-type="time" office:time-value="PT00H01M03.825S" calcext:value-type="time">
            <text:p>00:01:04</text:p>
          </table:table-cell>
          <table:table-cell office:value-type="float" office:value="1.33" calcext:value-type="float">
            <text:p>1.33</text:p>
          </table:table-cell>
          <table:table-cell office:value-type="float" office:value="133.2" calcext:value-type="float">
            <text:p>133.2</text:p>
          </table:table-cell>
          <table:table-cell office:value-type="float" office:value="177.06" calcext:value-type="float">
            <text:p>177.06</text:p>
          </table:table-cell>
          <table:table-cell office:value-type="float" office:value="2.37" calcext:value-type="float">
            <text:p>2.3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79825" calcext:value-type="float">
            <text:p>79825</text:p>
          </table:table-cell>
          <table:table-cell table:formula="of:=[.A7]/1000/(60*60*24)" office:value-type="time" office:time-value="PT00H01M19.825S" calcext:value-type="time">
            <text:p>00:01:20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2.96" calcext:value-type="float">
            <text:p>2.9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95825" calcext:value-type="float">
            <text:p>95825</text:p>
          </table:table-cell>
          <table:table-cell table:formula="of:=[.A8]/1000/(60*60*24)" office:value-type="time" office:time-value="PT00H01M35.825S" calcext:value-type="time">
            <text:p>00:01:36</text:p>
          </table:table-cell>
          <table:table-cell office:value-type="float" office:value="1.33" calcext:value-type="float">
            <text:p>1.33</text:p>
          </table:table-cell>
          <table:table-cell office:value-type="float" office:value="132.9" calcext:value-type="float">
            <text:p>132.9</text:p>
          </table:table-cell>
          <table:table-cell office:value-type="float" office:value="176.13" calcext:value-type="float">
            <text:p>176.13</text:p>
          </table:table-cell>
          <table:table-cell office:value-type="float" office:value="3.55" calcext:value-type="float">
            <text:p>3.55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111825" calcext:value-type="float">
            <text:p>111825</text:p>
          </table:table-cell>
          <table:table-cell table:formula="of:=[.A9]/1000/(60*60*24)" office:value-type="time" office:time-value="PT00H01M51.825S" calcext:value-type="time">
            <text:p>00:01:52</text:p>
          </table:table-cell>
          <table:table-cell office:value-type="float" office:value="1.32" calcext:value-type="float">
            <text:p>1.32</text:p>
          </table:table-cell>
          <table:table-cell office:value-type="float" office:value="132.7" calcext:value-type="float">
            <text:p>132.7</text:p>
          </table:table-cell>
          <table:table-cell office:value-type="float" office:value="175.33" calcext:value-type="float">
            <text:p>175.33</text:p>
          </table:table-cell>
          <table:table-cell office:value-type="float" office:value="4.14" calcext:value-type="float">
            <text:p>4.1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27824" calcext:value-type="float">
            <text:p>127824</text:p>
          </table:table-cell>
          <table:table-cell table:formula="of:=[.A10]/1000/(60*60*24)" office:value-type="time" office:time-value="PT00H02M07.824S" calcext:value-type="time">
            <text:p>00:02:08</text:p>
          </table:table-cell>
          <table:table-cell office:value-type="float" office:value="1.32" calcext:value-type="float">
            <text:p>1.32</text:p>
          </table:table-cell>
          <table:table-cell office:value-type="float" office:value="132.5" calcext:value-type="float">
            <text:p>132.5</text:p>
          </table:table-cell>
          <table:table-cell office:value-type="float" office:value="175.07" calcext:value-type="float">
            <text:p>175.07</text:p>
          </table:table-cell>
          <table:table-cell office:value-type="float" office:value="4.73" calcext:value-type="float">
            <text:p>4.73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143825" calcext:value-type="float">
            <text:p>143825</text:p>
          </table:table-cell>
          <table:table-cell table:formula="of:=[.A11]/1000/(60*60*24)" office:value-type="time" office:time-value="PT00H02M23.825S" calcext:value-type="time">
            <text:p>00:02:24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.32" calcext:value-type="float">
            <text:p>5.32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159824" calcext:value-type="float">
            <text:p>159824</text:p>
          </table:table-cell>
          <table:table-cell table:formula="of:=[.A12]/1000/(60*60*24)" office:value-type="time" office:time-value="PT00H02M39.824S" calcext:value-type="time">
            <text:p>00:02:40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67" calcext:value-type="float">
            <text:p>174.67</text:p>
          </table:table-cell>
          <table:table-cell office:value-type="float" office:value="5.91" calcext:value-type="float">
            <text:p>5.91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175825" calcext:value-type="float">
            <text:p>175825</text:p>
          </table:table-cell>
          <table:table-cell table:formula="of:=[.A13]/1000/(60*60*24)" office:value-type="time" office:time-value="PT00H02M55.825S" calcext:value-type="time">
            <text:p>00:02:56</text:p>
          </table:table-cell>
          <table:table-cell office:value-type="float" office:value="1.32" calcext:value-type="float">
            <text:p>1.32</text:p>
          </table:table-cell>
          <table:table-cell office:value-type="float" office:value="132.1" calcext:value-type="float">
            <text:p>132.1</text:p>
          </table:table-cell>
          <table:table-cell office:value-type="float" office:value="174" calcext:value-type="float">
            <text:p>174</text:p>
          </table:table-cell>
          <table:table-cell office:value-type="float" office:value="6.49" calcext:value-type="float">
            <text:p>6.49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91825" calcext:value-type="float">
            <text:p>191825</text:p>
          </table:table-cell>
          <table:table-cell table:formula="of:=[.A14]/1000/(60*60*24)" office:value-type="time" office:time-value="PT00H03M11.825S" calcext:value-type="time">
            <text:p>00:03:12</text:p>
          </table:table-cell>
          <table:table-cell office:value-type="float" office:value="1.32" calcext:value-type="float">
            <text:p>1.32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74" calcext:value-type="float">
            <text:p>173.74</text:p>
          </table:table-cell>
          <table:table-cell office:value-type="float" office:value="7.08" calcext:value-type="float">
            <text:p>7.08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207825" calcext:value-type="float">
            <text:p>207825</text:p>
          </table:table-cell>
          <table:table-cell table:formula="of:=[.A15]/1000/(60*60*24)" office:value-type="time" office:time-value="PT00H03M27.825S" calcext:value-type="time">
            <text:p>00:03:28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7.67" calcext:value-type="float">
            <text:p>7.67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223825" calcext:value-type="float">
            <text:p>223825</text:p>
          </table:table-cell>
          <table:table-cell table:formula="of:=[.A16]/1000/(60*60*24)" office:value-type="time" office:time-value="PT00H03M43.825S" calcext:value-type="time">
            <text:p>00:03:44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8.25" calcext:value-type="float">
            <text:p>8.25</text:p>
          </table:table-cell>
          <table:table-cell office:value-type="float" office:value="10.92" calcext:value-type="float">
            <text:p>10.92</text:p>
          </table:table-cell>
        </table:table-row>
        <table:table-row table:style-name="ro1">
          <table:table-cell office:value-type="float" office:value="239825" calcext:value-type="float">
            <text:p>239825</text:p>
          </table:table-cell>
          <table:table-cell table:formula="of:=[.A17]/1000/(60*60*24)" office:value-type="time" office:time-value="PT00H03M59.825S" calcext:value-type="time">
            <text:p>00:04:00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81" calcext:value-type="float">
            <text:p>172.81</text:p>
          </table:table-cell>
          <table:table-cell office:value-type="float" office:value="8.84" calcext:value-type="float">
            <text:p>8.84</text:p>
          </table:table-cell>
          <table:table-cell office:value-type="float" office:value="11.69" calcext:value-type="float">
            <text:p>11.69</text:p>
          </table:table-cell>
        </table:table-row>
        <table:table-row table:style-name="ro1">
          <table:table-cell office:value-type="float" office:value="255825" calcext:value-type="float">
            <text:p>255825</text:p>
          </table:table-cell>
          <table:table-cell table:formula="of:=[.A18]/1000/(60*60*24)" office:value-type="time" office:time-value="PT00H04M15.825S" calcext:value-type="time">
            <text:p>00:04:16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9.42" calcext:value-type="float">
            <text:p>9.42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271825" calcext:value-type="float">
            <text:p>271825</text:p>
          </table:table-cell>
          <table:table-cell table:formula="of:=[.A19]/1000/(60*60*24)" office:value-type="time" office:time-value="PT00H04M31.825S" calcext:value-type="time">
            <text:p>00:04:32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10.01" calcext:value-type="float">
            <text:p>10.01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287825" calcext:value-type="float">
            <text:p>287825</text:p>
          </table:table-cell>
          <table:table-cell table:formula="of:=[.A20]/1000/(60*60*24)" office:value-type="time" office:time-value="PT00H04M47.825S" calcext:value-type="time">
            <text:p>00:04:48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10.59" calcext:value-type="float">
            <text:p>10.59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303825" calcext:value-type="float">
            <text:p>303825</text:p>
          </table:table-cell>
          <table:table-cell table:formula="of:=[.A21]/1000/(60*60*24)" office:value-type="time" office:time-value="PT00H05M03.825S" calcext:value-type="time">
            <text:p>00:05:04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1.17" calcext:value-type="float">
            <text:p>11.17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319825" calcext:value-type="float">
            <text:p>319825</text:p>
          </table:table-cell>
          <table:table-cell table:formula="of:=[.A22]/1000/(60*60*24)" office:value-type="time" office:time-value="PT00H05M19.825S" calcext:value-type="time">
            <text:p>00:05:20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11.76" calcext:value-type="float">
            <text:p>11.76</text:p>
          </table:table-cell>
          <table:table-cell office:value-type="float" office:value="15.51" calcext:value-type="float">
            <text:p>15.51</text:p>
          </table:table-cell>
        </table:table-row>
        <table:table-row table:style-name="ro1">
          <table:table-cell office:value-type="float" office:value="335825" calcext:value-type="float">
            <text:p>335825</text:p>
          </table:table-cell>
          <table:table-cell table:formula="of:=[.A23]/1000/(60*60*24)" office:value-type="time" office:time-value="PT00H05M35.825S" calcext:value-type="time">
            <text:p>00:05:36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12.34" calcext:value-type="float">
            <text:p>12.34</text:p>
          </table:table-cell>
          <table:table-cell office:value-type="float" office:value="16.27" calcext:value-type="float">
            <text:p>16.27</text:p>
          </table:table-cell>
        </table:table-row>
        <table:table-row table:style-name="ro1">
          <table:table-cell office:value-type="float" office:value="351825" calcext:value-type="float">
            <text:p>351825</text:p>
          </table:table-cell>
          <table:table-cell table:formula="of:=[.A24]/1000/(60*60*24)" office:value-type="time" office:time-value="PT00H05M51.825S" calcext:value-type="time">
            <text:p>00:05:52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12.92" calcext:value-type="float">
            <text:p>12.92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float" office:value="367825" calcext:value-type="float">
            <text:p>367825</text:p>
          </table:table-cell>
          <table:table-cell table:formula="of:=[.A25]/1000/(60*60*24)" office:value-type="time" office:time-value="PT00H06M07.825S" calcext:value-type="time">
            <text:p>00:06:08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3.5" calcext:value-type="float">
            <text:p>13.5</text:p>
          </table:table-cell>
          <table:table-cell office:value-type="float" office:value="17.79" calcext:value-type="float">
            <text:p>17.79</text:p>
          </table:table-cell>
        </table:table-row>
        <table:table-row table:style-name="ro1">
          <table:table-cell office:value-type="float" office:value="383825" calcext:value-type="float">
            <text:p>383825</text:p>
          </table:table-cell>
          <table:table-cell table:formula="of:=[.A26]/1000/(60*60*24)" office:value-type="time" office:time-value="PT00H06M23.825S" calcext:value-type="time">
            <text:p>00:06:24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14.08" calcext:value-type="float">
            <text:p>14.08</text:p>
          </table:table-cell>
          <table:table-cell office:value-type="float" office:value="18.55" calcext:value-type="float">
            <text:p>18.55</text:p>
          </table:table-cell>
        </table:table-row>
        <table:table-row table:style-name="ro1">
          <table:table-cell office:value-type="float" office:value="399825" calcext:value-type="float">
            <text:p>399825</text:p>
          </table:table-cell>
          <table:table-cell table:formula="of:=[.A27]/1000/(60*60*24)" office:value-type="time" office:time-value="PT00H06M39.825S" calcext:value-type="time">
            <text:p>00:06:40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4.66" calcext:value-type="float">
            <text:p>14.66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415825" calcext:value-type="float">
            <text:p>415825</text:p>
          </table:table-cell>
          <table:table-cell table:formula="of:=[.A28]/1000/(60*60*24)" office:value-type="time" office:time-value="PT00H06M55.825S" calcext:value-type="time">
            <text:p>00:06:56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5.24" calcext:value-type="float">
            <text:p>15.24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float" office:value="431825" calcext:value-type="float">
            <text:p>431825</text:p>
          </table:table-cell>
          <table:table-cell table:formula="of:=[.A29]/1000/(60*60*24)" office:value-type="time" office:time-value="PT00H07M11.825S" calcext:value-type="time">
            <text:p>00:07:12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5.82" calcext:value-type="float">
            <text:p>15.82</text:p>
          </table:table-cell>
          <table:table-cell office:value-type="float" office:value="20.81" calcext:value-type="float">
            <text:p>20.81</text:p>
          </table:table-cell>
        </table:table-row>
        <table:table-row table:style-name="ro1">
          <table:table-cell office:value-type="float" office:value="447825" calcext:value-type="float">
            <text:p>447825</text:p>
          </table:table-cell>
          <table:table-cell table:formula="of:=[.A30]/1000/(60*60*24)" office:value-type="time" office:time-value="PT00H07M27.825S" calcext:value-type="time">
            <text:p>00:07:28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6.4" calcext:value-type="float">
            <text:p>16.4</text:p>
          </table:table-cell>
          <table:table-cell office:value-type="float" office:value="21.57" calcext:value-type="float">
            <text:p>21.57</text:p>
          </table:table-cell>
        </table:table-row>
        <table:table-row table:style-name="ro1">
          <table:table-cell office:value-type="float" office:value="463825" calcext:value-type="float">
            <text:p>463825</text:p>
          </table:table-cell>
          <table:table-cell table:formula="of:=[.A31]/1000/(60*60*24)" office:value-type="time" office:time-value="PT00H07M43.825S" calcext:value-type="time">
            <text:p>00:07:44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.53" calcext:value-type="float">
            <text:p>169.53</text:p>
          </table:table-cell>
          <table:table-cell office:value-type="float" office:value="16.98" calcext:value-type="float">
            <text:p>16.98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479825" calcext:value-type="float">
            <text:p>479825</text:p>
          </table:table-cell>
          <table:table-cell table:formula="of:=[.A32]/1000/(60*60*24)" office:value-type="time" office:time-value="PT00H07M59.825S" calcext:value-type="time">
            <text:p>00:08:00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17.56" calcext:value-type="float">
            <text:p>17.56</text:p>
          </table:table-cell>
          <table:table-cell office:value-type="float" office:value="23.07" calcext:value-type="float">
            <text:p>23.07</text:p>
          </table:table-cell>
        </table:table-row>
        <table:table-row table:style-name="ro1">
          <table:table-cell office:value-type="float" office:value="495825" calcext:value-type="float">
            <text:p>495825</text:p>
          </table:table-cell>
          <table:table-cell table:formula="of:=[.A33]/1000/(60*60*24)" office:value-type="time" office:time-value="PT00H08M15.825S" calcext:value-type="time">
            <text:p>00:08:16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8.14" calcext:value-type="float">
            <text:p>18.14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511825" calcext:value-type="float">
            <text:p>511825</text:p>
          </table:table-cell>
          <table:table-cell table:formula="of:=[.A34]/1000/(60*60*24)" office:value-type="time" office:time-value="PT00H08M31.825S" calcext:value-type="time">
            <text:p>00:08:32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18.72" calcext:value-type="float">
            <text:p>18.72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527825" calcext:value-type="float">
            <text:p>527825</text:p>
          </table:table-cell>
          <table:table-cell table:formula="of:=[.A35]/1000/(60*60*24)" office:value-type="time" office:time-value="PT00H08M47.825S" calcext:value-type="time">
            <text:p>00:08:48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19.3" calcext:value-type="float">
            <text:p>19.3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543825" calcext:value-type="float">
            <text:p>543825</text:p>
          </table:table-cell>
          <table:table-cell table:formula="of:=[.A36]/1000/(60*60*24)" office:value-type="time" office:time-value="PT00H09M03.825S" calcext:value-type="time">
            <text:p>00:09:04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19.88" calcext:value-type="float">
            <text:p>19.88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559825" calcext:value-type="float">
            <text:p>559825</text:p>
          </table:table-cell>
          <table:table-cell table:formula="of:=[.A37]/1000/(60*60*24)" office:value-type="time" office:time-value="PT00H09M19.825S" calcext:value-type="time">
            <text:p>00:09:20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0.45" calcext:value-type="float">
            <text:p>20.45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float" office:value="575825" calcext:value-type="float">
            <text:p>575825</text:p>
          </table:table-cell>
          <table:table-cell table:formula="of:=[.A38]/1000/(60*60*24)" office:value-type="time" office:time-value="PT00H09M35.825S" calcext:value-type="time">
            <text:p>00:09:36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1.03" calcext:value-type="float">
            <text:p>21.03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float" office:value="591825" calcext:value-type="float">
            <text:p>591825</text:p>
          </table:table-cell>
          <table:table-cell table:formula="of:=[.A39]/1000/(60*60*24)" office:value-type="time" office:time-value="PT00H09M51.825S" calcext:value-type="time">
            <text:p>00:09:52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21.61" calcext:value-type="float">
            <text:p>21.61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607825" calcext:value-type="float">
            <text:p>607825</text:p>
          </table:table-cell>
          <table:table-cell table:formula="of:=[.A40]/1000/(60*60*24)" office:value-type="time" office:time-value="PT00H10M07.825S" calcext:value-type="time">
            <text:p>00:10:08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22.18" calcext:value-type="float">
            <text:p>22.18</text:p>
          </table:table-cell>
          <table:table-cell office:value-type="float" office:value="29.05" calcext:value-type="float">
            <text:p>29.05</text:p>
          </table:table-cell>
        </table:table-row>
        <table:table-row table:style-name="ro1">
          <table:table-cell office:value-type="float" office:value="623825" calcext:value-type="float">
            <text:p>623825</text:p>
          </table:table-cell>
          <table:table-cell table:formula="of:=[.A41]/1000/(60*60*24)" office:value-type="time" office:time-value="PT00H10M23.825S" calcext:value-type="time">
            <text:p>00:10:24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22.76" calcext:value-type="float">
            <text:p>22.7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639825" calcext:value-type="float">
            <text:p>639825</text:p>
          </table:table-cell>
          <table:table-cell table:formula="of:=[.A42]/1000/(60*60*24)" office:value-type="time" office:time-value="PT00H10M39.825S" calcext:value-type="time">
            <text:p>00:10:40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3.33" calcext:value-type="float">
            <text:p>23.33</text:p>
          </table:table-cell>
          <table:table-cell office:value-type="float" office:value="30.54" calcext:value-type="float">
            <text:p>30.54</text:p>
          </table:table-cell>
        </table:table-row>
        <table:table-row table:style-name="ro1">
          <table:table-cell office:value-type="float" office:value="655825" calcext:value-type="float">
            <text:p>655825</text:p>
          </table:table-cell>
          <table:table-cell table:formula="of:=[.A43]/1000/(60*60*24)" office:value-type="time" office:time-value="PT00H10M55.825S" calcext:value-type="time">
            <text:p>00:10:56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3.91" calcext:value-type="float">
            <text:p>23.91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671824" calcext:value-type="float">
            <text:p>671824</text:p>
          </table:table-cell>
          <table:table-cell table:formula="of:=[.A44]/1000/(60*60*24)" office:value-type="time" office:time-value="PT00H11M11.824S" calcext:value-type="time">
            <text:p>00:11:12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4.48" calcext:value-type="float">
            <text:p>24.48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float" office:value="687825" calcext:value-type="float">
            <text:p>687825</text:p>
          </table:table-cell>
          <table:table-cell table:formula="of:=[.A45]/1000/(60*60*24)" office:value-type="time" office:time-value="PT00H11M27.825S" calcext:value-type="time">
            <text:p>00:11:28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25.06" calcext:value-type="float">
            <text:p>25.06</text:p>
          </table:table-cell>
          <table:table-cell office:value-type="float" office:value="32.77" calcext:value-type="float">
            <text:p>32.77</text:p>
          </table:table-cell>
        </table:table-row>
        <table:table-row table:style-name="ro1">
          <table:table-cell office:value-type="float" office:value="703825" calcext:value-type="float">
            <text:p>703825</text:p>
          </table:table-cell>
          <table:table-cell table:formula="of:=[.A46]/1000/(60*60*24)" office:value-type="time" office:time-value="PT00H11M43.825S" calcext:value-type="time">
            <text:p>00:11:44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25.63" calcext:value-type="float">
            <text:p>25.63</text:p>
          </table:table-cell>
          <table:table-cell office:value-type="float" office:value="33.51" calcext:value-type="float">
            <text:p>33.51</text:p>
          </table:table-cell>
        </table:table-row>
        <table:table-row table:style-name="ro1">
          <table:table-cell office:value-type="float" office:value="719825" calcext:value-type="float">
            <text:p>719825</text:p>
          </table:table-cell>
          <table:table-cell table:formula="of:=[.A47]/1000/(60*60*24)" office:value-type="time" office:time-value="PT00H11M59.825S" calcext:value-type="time">
            <text:p>00:12:00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26.21" calcext:value-type="float">
            <text:p>26.21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1">
          <table:table-cell office:value-type="float" office:value="735825" calcext:value-type="float">
            <text:p>735825</text:p>
          </table:table-cell>
          <table:table-cell table:formula="of:=[.A48]/1000/(60*60*24)" office:value-type="time" office:time-value="PT00H12M15.825S" calcext:value-type="time">
            <text:p>00:12:16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26.78" calcext:value-type="float">
            <text:p>26.78</text:p>
          </table:table-cell>
          <table:table-cell office:value-type="float" office:value="34.99" calcext:value-type="float">
            <text:p>34.99</text:p>
          </table:table-cell>
        </table:table-row>
        <table:table-row table:style-name="ro1">
          <table:table-cell office:value-type="float" office:value="751825" calcext:value-type="float">
            <text:p>751825</text:p>
          </table:table-cell>
          <table:table-cell table:formula="of:=[.A49]/1000/(60*60*24)" office:value-type="time" office:time-value="PT00H12M31.825S" calcext:value-type="time">
            <text:p>00:12:32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27.36" calcext:value-type="float">
            <text:p>27.36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float" office:value="767825" calcext:value-type="float">
            <text:p>767825</text:p>
          </table:table-cell>
          <table:table-cell table:formula="of:=[.A50]/1000/(60*60*24)" office:value-type="time" office:time-value="PT00H12M47.825S" calcext:value-type="time">
            <text:p>00:12:48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7.93" calcext:value-type="float">
            <text:p>27.93</text:p>
          </table:table-cell>
          <table:table-cell office:value-type="float" office:value="36.46" calcext:value-type="float">
            <text:p>36.46</text:p>
          </table:table-cell>
        </table:table-row>
        <table:table-row table:style-name="ro1">
          <table:table-cell office:value-type="float" office:value="783825" calcext:value-type="float">
            <text:p>783825</text:p>
          </table:table-cell>
          <table:table-cell table:formula="of:=[.A51]/1000/(60*60*24)" office:value-type="time" office:time-value="PT00H13M03.825S" calcext:value-type="time">
            <text:p>00:13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8.5" calcext:value-type="float">
            <text:p>28.5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799825" calcext:value-type="float">
            <text:p>799825</text:p>
          </table:table-cell>
          <table:table-cell table:formula="of:=[.A52]/1000/(60*60*24)" office:value-type="time" office:time-value="PT00H13M19.825S" calcext:value-type="time">
            <text:p>00:13:20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29.07" calcext:value-type="float">
            <text:p>29.07</text:p>
          </table:table-cell>
          <table:table-cell office:value-type="float" office:value="37.93" calcext:value-type="float">
            <text:p>37.93</text:p>
          </table:table-cell>
        </table:table-row>
        <table:table-row table:style-name="ro1">
          <table:table-cell office:value-type="float" office:value="815825" calcext:value-type="float">
            <text:p>815825</text:p>
          </table:table-cell>
          <table:table-cell table:formula="of:=[.A53]/1000/(60*60*24)" office:value-type="time" office:time-value="PT00H13M35.825S" calcext:value-type="time">
            <text:p>00:13:36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5.36" calcext:value-type="float">
            <text:p>165.36</text:p>
          </table:table-cell>
          <table:table-cell office:value-type="float" office:value="29.65" calcext:value-type="float">
            <text:p>29.65</text:p>
          </table:table-cell>
          <table:table-cell office:value-type="float" office:value="38.67" calcext:value-type="float">
            <text:p>38.67</text:p>
          </table:table-cell>
        </table:table-row>
        <table:table-row table:style-name="ro1">
          <table:table-cell office:value-type="float" office:value="831825" calcext:value-type="float">
            <text:p>831825</text:p>
          </table:table-cell>
          <table:table-cell table:formula="of:=[.A54]/1000/(60*60*24)" office:value-type="time" office:time-value="PT00H13M51.825S" calcext:value-type="time">
            <text:p>00:13:52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0.22" calcext:value-type="float">
            <text:p>30.22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847825" calcext:value-type="float">
            <text:p>847825</text:p>
          </table:table-cell>
          <table:table-cell table:formula="of:=[.A55]/1000/(60*60*24)" office:value-type="time" office:time-value="PT00H14M07.825S" calcext:value-type="time">
            <text:p>00:14:08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0.79" calcext:value-type="float">
            <text:p>30.79</text:p>
          </table:table-cell>
          <table:table-cell office:value-type="float" office:value="40.13" calcext:value-type="float">
            <text:p>40.13</text:p>
          </table:table-cell>
        </table:table-row>
        <table:table-row table:style-name="ro1">
          <table:table-cell office:value-type="float" office:value="863825" calcext:value-type="float">
            <text:p>863825</text:p>
          </table:table-cell>
          <table:table-cell table:formula="of:=[.A56]/1000/(60*60*24)" office:value-type="time" office:time-value="PT00H14M23.825S" calcext:value-type="time">
            <text:p>00:14:24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31.36" calcext:value-type="float">
            <text:p>31.36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879825" calcext:value-type="float">
            <text:p>879825</text:p>
          </table:table-cell>
          <table:table-cell table:formula="of:=[.A57]/1000/(60*60*24)" office:value-type="time" office:time-value="PT00H14M39.825S" calcext:value-type="time">
            <text:p>00:14:40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1.93" calcext:value-type="float">
            <text:p>31.9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895825" calcext:value-type="float">
            <text:p>895825</text:p>
          </table:table-cell>
          <table:table-cell table:formula="of:=[.A58]/1000/(60*60*24)" office:value-type="time" office:time-value="PT00H14M55.825S" calcext:value-type="time">
            <text:p>00:14:56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32.5" calcext:value-type="float">
            <text:p>32.5</text:p>
          </table:table-cell>
          <table:table-cell office:value-type="float" office:value="42.33" calcext:value-type="float">
            <text:p>42.33</text:p>
          </table:table-cell>
        </table:table-row>
        <table:table-row table:style-name="ro1">
          <table:table-cell office:value-type="float" office:value="911825" calcext:value-type="float">
            <text:p>911825</text:p>
          </table:table-cell>
          <table:table-cell table:formula="of:=[.A59]/1000/(60*60*24)" office:value-type="time" office:time-value="PT00H15M11.825S" calcext:value-type="time">
            <text:p>00:15:12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33.08" calcext:value-type="float">
            <text:p>33.08</text:p>
          </table:table-cell>
          <table:table-cell office:value-type="float" office:value="43.06" calcext:value-type="float">
            <text:p>43.06</text:p>
          </table:table-cell>
        </table:table-row>
        <table:table-row table:style-name="ro1">
          <table:table-cell office:value-type="float" office:value="927825" calcext:value-type="float">
            <text:p>927825</text:p>
          </table:table-cell>
          <table:table-cell table:formula="of:=[.A60]/1000/(60*60*24)" office:value-type="time" office:time-value="PT00H15M27.825S" calcext:value-type="time">
            <text:p>00:15:28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4.33" calcext:value-type="float">
            <text:p>164.33</text:p>
          </table:table-cell>
          <table:table-cell office:value-type="float" office:value="33.65" calcext:value-type="float">
            <text:p>33.65</text:p>
          </table:table-cell>
          <table:table-cell office:value-type="float" office:value="43.79" calcext:value-type="float">
            <text:p>43.79</text:p>
          </table:table-cell>
        </table:table-row>
        <table:table-row table:style-name="ro1">
          <table:table-cell office:value-type="float" office:value="943825" calcext:value-type="float">
            <text:p>943825</text:p>
          </table:table-cell>
          <table:table-cell table:formula="of:=[.A61]/1000/(60*60*24)" office:value-type="time" office:time-value="PT00H15M43.825S" calcext:value-type="time">
            <text:p>00:15:44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34.22" calcext:value-type="float">
            <text:p>34.22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959825" calcext:value-type="float">
            <text:p>959825</text:p>
          </table:table-cell>
          <table:table-cell table:formula="of:=[.A62]/1000/(60*60*24)" office:value-type="time" office:time-value="PT00H15M59.825S" calcext:value-type="time">
            <text:p>00:16:0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4.79" calcext:value-type="float">
            <text:p>34.79</text:p>
          </table:table-cell>
          <table:table-cell office:value-type="float" office:value="45.24" calcext:value-type="float">
            <text:p>45.24</text:p>
          </table:table-cell>
        </table:table-row>
        <table:table-row table:style-name="ro1">
          <table:table-cell office:value-type="float" office:value="975825" calcext:value-type="float">
            <text:p>975825</text:p>
          </table:table-cell>
          <table:table-cell table:formula="of:=[.A63]/1000/(60*60*24)" office:value-type="time" office:time-value="PT00H16M15.825S" calcext:value-type="time">
            <text:p>00:16:16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35.36" calcext:value-type="float">
            <text:p>35.36</text:p>
          </table:table-cell>
          <table:table-cell office:value-type="float" office:value="45.97" calcext:value-type="float">
            <text:p>45.97</text:p>
          </table:table-cell>
        </table:table-row>
        <table:table-row table:style-name="ro1">
          <table:table-cell office:value-type="float" office:value="991825" calcext:value-type="float">
            <text:p>991825</text:p>
          </table:table-cell>
          <table:table-cell table:formula="of:=[.A64]/1000/(60*60*24)" office:value-type="time" office:time-value="PT00H16M31.825S" calcext:value-type="time">
            <text:p>00:16:32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35.93" calcext:value-type="float">
            <text:p>35.93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1007825" calcext:value-type="float">
            <text:p>1007825</text:p>
          </table:table-cell>
          <table:table-cell table:formula="of:=[.A65]/1000/(60*60*24)" office:value-type="time" office:time-value="PT00H16M47.825S" calcext:value-type="time">
            <text:p>00:16:48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36.49" calcext:value-type="float">
            <text:p>36.49</text:p>
          </table:table-cell>
          <table:table-cell office:value-type="float" office:value="47.42" calcext:value-type="float">
            <text:p>47.42</text:p>
          </table:table-cell>
        </table:table-row>
        <table:table-row table:style-name="ro1">
          <table:table-cell office:value-type="float" office:value="1023825" calcext:value-type="float">
            <text:p>1023825</text:p>
          </table:table-cell>
          <table:table-cell table:formula="of:=[.A66]/1000/(60*60*24)" office:value-type="time" office:time-value="PT00H17M03.825S" calcext:value-type="time">
            <text:p>00:17:04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37.06" calcext:value-type="float">
            <text:p>37.06</text:p>
          </table:table-cell>
          <table:table-cell office:value-type="float" office:value="48.15" calcext:value-type="float">
            <text:p>48.15</text:p>
          </table:table-cell>
        </table:table-row>
        <table:table-row table:style-name="ro1">
          <table:table-cell office:value-type="float" office:value="1039825" calcext:value-type="float">
            <text:p>1039825</text:p>
          </table:table-cell>
          <table:table-cell table:formula="of:=[.A67]/1000/(60*60*24)" office:value-type="time" office:time-value="PT00H17M19.825S" calcext:value-type="time">
            <text:p>00:17:20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37.63" calcext:value-type="float">
            <text:p>37.63</text:p>
          </table:table-cell>
          <table:table-cell office:value-type="float" office:value="48.88" calcext:value-type="float">
            <text:p>48.88</text:p>
          </table:table-cell>
        </table:table-row>
        <table:table-row table:style-name="ro1">
          <table:table-cell office:value-type="float" office:value="1055825" calcext:value-type="float">
            <text:p>1055825</text:p>
          </table:table-cell>
          <table:table-cell table:formula="of:=[.A68]/1000/(60*60*24)" office:value-type="time" office:time-value="PT00H17M35.825S" calcext:value-type="time">
            <text:p>00:17:36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8.2" calcext:value-type="float">
            <text:p>38.2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1071824" calcext:value-type="float">
            <text:p>1071824</text:p>
          </table:table-cell>
          <table:table-cell table:formula="of:=[.A69]/1000/(60*60*24)" office:value-type="time" office:time-value="PT00H17M51.824S" calcext:value-type="time">
            <text:p>00:17:52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38.77" calcext:value-type="float">
            <text:p>38.77</text:p>
          </table:table-cell>
          <table:table-cell office:value-type="float" office:value="50.32" calcext:value-type="float">
            <text:p>50.32</text:p>
          </table:table-cell>
        </table:table-row>
        <table:table-row table:style-name="ro1">
          <table:table-cell office:value-type="float" office:value="1087825" calcext:value-type="float">
            <text:p>1087825</text:p>
          </table:table-cell>
          <table:table-cell table:formula="of:=[.A70]/1000/(60*60*24)" office:value-type="time" office:time-value="PT00H18M07.825S" calcext:value-type="time">
            <text:p>00:18:08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9.34" calcext:value-type="float">
            <text:p>39.34</text:p>
          </table:table-cell>
          <table:table-cell office:value-type="float" office:value="51.04" calcext:value-type="float">
            <text:p>51.04</text:p>
          </table:table-cell>
        </table:table-row>
        <table:table-row table:style-name="ro1">
          <table:table-cell office:value-type="float" office:value="1103825" calcext:value-type="float">
            <text:p>1103825</text:p>
          </table:table-cell>
          <table:table-cell table:formula="of:=[.A71]/1000/(60*60*24)" office:value-type="time" office:time-value="PT00H18M23.825S" calcext:value-type="time">
            <text:p>00:18:24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39.9" calcext:value-type="float">
            <text:p>39.9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float" office:value="1119825" calcext:value-type="float">
            <text:p>1119825</text:p>
          </table:table-cell>
          <table:table-cell table:formula="of:=[.A72]/1000/(60*60*24)" office:value-type="time" office:time-value="PT00H18M39.825S" calcext:value-type="time">
            <text:p>00:18:4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40.47" calcext:value-type="float">
            <text:p>40.47</text:p>
          </table:table-cell>
          <table:table-cell office:value-type="float" office:value="52.49" calcext:value-type="float">
            <text:p>52.49</text:p>
          </table:table-cell>
        </table:table-row>
        <table:table-row table:style-name="ro1">
          <table:table-cell office:value-type="float" office:value="1135825" calcext:value-type="float">
            <text:p>1135825</text:p>
          </table:table-cell>
          <table:table-cell table:formula="of:=[.A73]/1000/(60*60*24)" office:value-type="time" office:time-value="PT00H18M55.825S" calcext:value-type="time">
            <text:p>00:18:56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1.89" calcext:value-type="float">
            <text:p>161.89</text:p>
          </table:table-cell>
          <table:table-cell office:value-type="float" office:value="41.04" calcext:value-type="float">
            <text:p>41.04</text:p>
          </table:table-cell>
          <table:table-cell office:value-type="float" office:value="53.21" calcext:value-type="float">
            <text:p>53.21</text:p>
          </table:table-cell>
        </table:table-row>
        <table:table-row table:style-name="ro1">
          <table:table-cell office:value-type="float" office:value="1151825" calcext:value-type="float">
            <text:p>1151825</text:p>
          </table:table-cell>
          <table:table-cell table:formula="of:=[.A74]/1000/(60*60*24)" office:value-type="time" office:time-value="PT00H19M11.825S" calcext:value-type="time">
            <text:p>00:19:12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41.61" calcext:value-type="float">
            <text:p>41.61</text:p>
          </table:table-cell>
          <table:table-cell office:value-type="float" office:value="53.93" calcext:value-type="float">
            <text:p>53.93</text:p>
          </table:table-cell>
        </table:table-row>
        <table:table-row table:style-name="ro1">
          <table:table-cell office:value-type="float" office:value="1167825" calcext:value-type="float">
            <text:p>1167825</text:p>
          </table:table-cell>
          <table:table-cell table:formula="of:=[.A75]/1000/(60*60*24)" office:value-type="time" office:time-value="PT00H19M27.825S" calcext:value-type="time">
            <text:p>00:19:28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2.28" calcext:value-type="float">
            <text:p>162.28</text:p>
          </table:table-cell>
          <table:table-cell office:value-type="float" office:value="42.17" calcext:value-type="float">
            <text:p>42.17</text:p>
          </table:table-cell>
          <table:table-cell office:value-type="float" office:value="54.65" calcext:value-type="float">
            <text:p>54.65</text:p>
          </table:table-cell>
        </table:table-row>
        <table:table-row table:style-name="ro1">
          <table:table-cell office:value-type="float" office:value="1183825" calcext:value-type="float">
            <text:p>1183825</text:p>
          </table:table-cell>
          <table:table-cell table:formula="of:=[.A76]/1000/(60*60*24)" office:value-type="time" office:time-value="PT00H19M43.825S" calcext:value-type="time">
            <text:p>00:19:4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2.74" calcext:value-type="float">
            <text:p>42.74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1199825" calcext:value-type="float">
            <text:p>1199825</text:p>
          </table:table-cell>
          <table:table-cell table:formula="of:=[.A77]/1000/(60*60*24)" office:value-type="time" office:time-value="PT00H19M59.825S" calcext:value-type="time">
            <text:p>00:20:00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43.31" calcext:value-type="float">
            <text:p>43.31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float" office:value="1215825" calcext:value-type="float">
            <text:p>1215825</text:p>
          </table:table-cell>
          <table:table-cell table:formula="of:=[.A78]/1000/(60*60*24)" office:value-type="time" office:time-value="PT00H20M15.825S" calcext:value-type="time">
            <text:p>00:20:16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3.87" calcext:value-type="float">
            <text:p>43.87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1231825" calcext:value-type="float">
            <text:p>1231825</text:p>
          </table:table-cell>
          <table:table-cell table:formula="of:=[.A79]/1000/(60*60*24)" office:value-type="time" office:time-value="PT00H20M31.825S" calcext:value-type="time">
            <text:p>00:20:32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44.44" calcext:value-type="float">
            <text:p>44.44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float" office:value="1247825" calcext:value-type="float">
            <text:p>1247825</text:p>
          </table:table-cell>
          <table:table-cell table:formula="of:=[.A80]/1000/(60*60*24)" office:value-type="time" office:time-value="PT00H20M47.825S" calcext:value-type="time">
            <text:p>00:20:48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45" calcext:value-type="float">
            <text:p>45</text:p>
          </table:table-cell>
          <table:table-cell office:value-type="float" office:value="58.24" calcext:value-type="float">
            <text:p>58.24</text:p>
          </table:table-cell>
        </table:table-row>
        <table:table-row table:style-name="ro1">
          <table:table-cell office:value-type="float" office:value="1263825" calcext:value-type="float">
            <text:p>1263825</text:p>
          </table:table-cell>
          <table:table-cell table:formula="of:=[.A81]/1000/(60*60*24)" office:value-type="time" office:time-value="PT00H21M03.825S" calcext:value-type="time">
            <text:p>00:21:04</text:p>
          </table:table-cell>
          <table:table-cell office:value-type="float" office:value="1.27" calcext:value-type="float">
            <text:p>1.27</text:p>
          </table:table-cell>
          <table:table-cell office:value-type="float" office:value="127.1" calcext:value-type="float">
            <text:p>127.1</text:p>
          </table:table-cell>
          <table:table-cell office:value-type="float" office:value="161.25" calcext:value-type="float">
            <text:p>161.25</text:p>
          </table:table-cell>
          <table:table-cell office:value-type="float" office:value="45.57" calcext:value-type="float">
            <text:p>45.57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>
          <table:table-cell office:value-type="float" office:value="1279825" calcext:value-type="float">
            <text:p>1279825</text:p>
          </table:table-cell>
          <table:table-cell table:formula="of:=[.A82]/1000/(60*60*24)" office:value-type="time" office:time-value="PT00H21M19.825S" calcext:value-type="time">
            <text:p>00:21:20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46.13" calcext:value-type="float">
            <text:p>46.13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1">
          <table:table-cell office:value-type="float" office:value="1295825" calcext:value-type="float">
            <text:p>1295825</text:p>
          </table:table-cell>
          <table:table-cell table:formula="of:=[.A83]/1000/(60*60*24)" office:value-type="time" office:time-value="PT00H21M35.825S" calcext:value-type="time">
            <text:p>00:21:36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46.7" calcext:value-type="float">
            <text:p>46.7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float" office:value="1311825" calcext:value-type="float">
            <text:p>1311825</text:p>
          </table:table-cell>
          <table:table-cell table:formula="of:=[.A84]/1000/(60*60*24)" office:value-type="time" office:time-value="PT00H21M51.825S" calcext:value-type="time">
            <text:p>00:21:52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47.26" calcext:value-type="float">
            <text:p>47.26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float" office:value="1327825" calcext:value-type="float">
            <text:p>1327825</text:p>
          </table:table-cell>
          <table:table-cell table:formula="of:=[.A85]/1000/(60*60*24)" office:value-type="time" office:time-value="PT00H22M07.825S" calcext:value-type="time">
            <text:p>00:22:08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47.83" calcext:value-type="float">
            <text:p>47.83</text:p>
          </table:table-cell>
          <table:table-cell office:value-type="float" office:value="61.81" calcext:value-type="float">
            <text:p>61.81</text:p>
          </table:table-cell>
        </table:table-row>
        <table:table-row table:style-name="ro1">
          <table:table-cell office:value-type="float" office:value="1343825" calcext:value-type="float">
            <text:p>1343825</text:p>
          </table:table-cell>
          <table:table-cell table:formula="of:=[.A86]/1000/(60*60*24)" office:value-type="time" office:time-value="PT00H22M23.825S" calcext:value-type="time">
            <text:p>00:22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48.39" calcext:value-type="float">
            <text:p>48.39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1">
          <table:table-cell office:value-type="float" office:value="1359825" calcext:value-type="float">
            <text:p>1359825</text:p>
          </table:table-cell>
          <table:table-cell table:formula="of:=[.A87]/1000/(60*60*24)" office:value-type="time" office:time-value="PT00H22M39.825S" calcext:value-type="time">
            <text:p>00:22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48.95" calcext:value-type="float">
            <text:p>48.95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375825" calcext:value-type="float">
            <text:p>1375825</text:p>
          </table:table-cell>
          <table:table-cell table:formula="of:=[.A88]/1000/(60*60*24)" office:value-type="time" office:time-value="PT00H22M55.825S" calcext:value-type="time">
            <text:p>00:22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49.52" calcext:value-type="float">
            <text:p>49.52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float" office:value="1391825" calcext:value-type="float">
            <text:p>1391825</text:p>
          </table:table-cell>
          <table:table-cell table:formula="of:=[.A89]/1000/(60*60*24)" office:value-type="time" office:time-value="PT00H23M11.825S" calcext:value-type="time">
            <text:p>00:23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0.08" calcext:value-type="float">
            <text:p>50.08</text:p>
          </table:table-cell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float" office:value="1407825" calcext:value-type="float">
            <text:p>1407825</text:p>
          </table:table-cell>
          <table:table-cell table:formula="of:=[.A90]/1000/(60*60*24)" office:value-type="time" office:time-value="PT00H23M27.825S" calcext:value-type="time">
            <text:p>00:23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0.64" calcext:value-type="float">
            <text:p>50.64</text:p>
          </table:table-cell>
          <table:table-cell office:value-type="float" office:value="65.37" calcext:value-type="float">
            <text:p>65.37</text:p>
          </table:table-cell>
        </table:table-row>
        <table:table-row table:style-name="ro1">
          <table:table-cell office:value-type="float" office:value="1423825" calcext:value-type="float">
            <text:p>1423825</text:p>
          </table:table-cell>
          <table:table-cell table:formula="of:=[.A91]/1000/(60*60*24)" office:value-type="time" office:time-value="PT00H23M43.825S" calcext:value-type="time">
            <text:p>00:23:4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1.21" calcext:value-type="float">
            <text:p>51.21</text:p>
          </table:table-cell>
          <table:table-cell office:value-type="float" office:value="66.08" calcext:value-type="float">
            <text:p>66.08</text:p>
          </table:table-cell>
        </table:table-row>
        <table:table-row table:style-name="ro1">
          <table:table-cell office:value-type="float" office:value="1439825" calcext:value-type="float">
            <text:p>1439825</text:p>
          </table:table-cell>
          <table:table-cell table:formula="of:=[.A92]/1000/(60*60*24)" office:value-type="time" office:time-value="PT00H23M59.825S" calcext:value-type="time">
            <text:p>00:24:00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51.77" calcext:value-type="float">
            <text:p>51.77</text:p>
          </table:table-cell>
          <table:table-cell office:value-type="float" office:value="66.79" calcext:value-type="float">
            <text:p>66.79</text:p>
          </table:table-cell>
        </table:table-row>
        <table:table-row table:style-name="ro1">
          <table:table-cell office:value-type="float" office:value="1455825" calcext:value-type="float">
            <text:p>1455825</text:p>
          </table:table-cell>
          <table:table-cell table:formula="of:=[.A93]/1000/(60*60*24)" office:value-type="time" office:time-value="PT00H24M15.825S" calcext:value-type="time">
            <text:p>00:24:16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52.33" calcext:value-type="float">
            <text:p>52.33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471825" calcext:value-type="float">
            <text:p>1471825</text:p>
          </table:table-cell>
          <table:table-cell table:formula="of:=[.A94]/1000/(60*60*24)" office:value-type="time" office:time-value="PT00H24M31.825S" calcext:value-type="time">
            <text:p>00:24:3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52.9" calcext:value-type="float">
            <text:p>52.9</text:p>
          </table:table-cell>
          <table:table-cell office:value-type="float" office:value="68.21" calcext:value-type="float">
            <text:p>68.21</text:p>
          </table:table-cell>
        </table:table-row>
        <table:table-row table:style-name="ro1">
          <table:table-cell office:value-type="float" office:value="1487825" calcext:value-type="float">
            <text:p>1487825</text:p>
          </table:table-cell>
          <table:table-cell table:formula="of:=[.A95]/1000/(60*60*24)" office:value-type="time" office:time-value="PT00H24M47.825S" calcext:value-type="time">
            <text:p>00:24:48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53.46" calcext:value-type="float">
            <text:p>53.46</text:p>
          </table:table-cell>
          <table:table-cell office:value-type="float" office:value="68.92" calcext:value-type="float">
            <text:p>68.92</text:p>
          </table:table-cell>
        </table:table-row>
        <table:table-row table:style-name="ro1">
          <table:table-cell office:value-type="float" office:value="1503825" calcext:value-type="float">
            <text:p>1503825</text:p>
          </table:table-cell>
          <table:table-cell table:formula="of:=[.A96]/1000/(60*60*24)" office:value-type="time" office:time-value="PT00H25M03.825S" calcext:value-type="time">
            <text:p>00:25:0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8.96" calcext:value-type="float">
            <text:p>158.96</text:p>
          </table:table-cell>
          <table:table-cell office:value-type="float" office:value="54.02" calcext:value-type="float">
            <text:p>54.02</text:p>
          </table:table-cell>
          <table:table-cell office:value-type="float" office:value="69.63" calcext:value-type="float">
            <text:p>69.63</text:p>
          </table:table-cell>
        </table:table-row>
        <table:table-row table:style-name="ro1">
          <table:table-cell office:value-type="float" office:value="1519825" calcext:value-type="float">
            <text:p>1519825</text:p>
          </table:table-cell>
          <table:table-cell table:formula="of:=[.A97]/1000/(60*60*24)" office:value-type="time" office:time-value="PT00H25M19.825S" calcext:value-type="time">
            <text:p>00:25:20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54.58" calcext:value-type="float">
            <text:p>54.58</text:p>
          </table:table-cell>
          <table:table-cell office:value-type="float" office:value="70.33" calcext:value-type="float">
            <text:p>70.33</text:p>
          </table:table-cell>
        </table:table-row>
        <table:table-row table:style-name="ro1">
          <table:table-cell office:value-type="float" office:value="1535825" calcext:value-type="float">
            <text:p>1535825</text:p>
          </table:table-cell>
          <table:table-cell table:formula="of:=[.A98]/1000/(60*60*24)" office:value-type="time" office:time-value="PT00H25M35.825S" calcext:value-type="time">
            <text:p>00:25:36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5.14" calcext:value-type="float">
            <text:p>55.14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1551824" calcext:value-type="float">
            <text:p>1551824</text:p>
          </table:table-cell>
          <table:table-cell table:formula="of:=[.A99]/1000/(60*60*24)" office:value-type="time" office:time-value="PT00H25M51.824S" calcext:value-type="time">
            <text:p>00:25:52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5.7" calcext:value-type="float">
            <text:p>55.7</text:p>
          </table:table-cell>
          <table:table-cell office:value-type="float" office:value="71.74" calcext:value-type="float">
            <text:p>71.74</text:p>
          </table:table-cell>
        </table:table-row>
        <table:table-row table:style-name="ro1">
          <table:table-cell office:value-type="float" office:value="1567825" calcext:value-type="float">
            <text:p>1567825</text:p>
          </table:table-cell>
          <table:table-cell table:formula="of:=[.A100]/1000/(60*60*24)" office:value-type="time" office:time-value="PT00H26M07.825S" calcext:value-type="time">
            <text:p>00:26:08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56.27" calcext:value-type="float">
            <text:p>56.27</text:p>
          </table:table-cell>
          <table:table-cell office:value-type="float" office:value="72.45" calcext:value-type="float">
            <text:p>72.45</text:p>
          </table:table-cell>
        </table:table-row>
        <table:table-row table:style-name="ro1">
          <table:table-cell office:value-type="float" office:value="1583825" calcext:value-type="float">
            <text:p>1583825</text:p>
          </table:table-cell>
          <table:table-cell table:formula="of:=[.A101]/1000/(60*60*24)" office:value-type="time" office:time-value="PT00H26M23.825S" calcext:value-type="time">
            <text:p>00:26:2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56.83" calcext:value-type="float">
            <text:p>56.83</text:p>
          </table:table-cell>
          <table:table-cell office:value-type="float" office:value="73.16" calcext:value-type="float">
            <text:p>73.16</text:p>
          </table:table-cell>
        </table:table-row>
        <table:table-row table:style-name="ro1">
          <table:table-cell office:value-type="float" office:value="1599825" calcext:value-type="float">
            <text:p>1599825</text:p>
          </table:table-cell>
          <table:table-cell table:formula="of:=[.A102]/1000/(60*60*24)" office:value-type="time" office:time-value="PT00H26M39.825S" calcext:value-type="time">
            <text:p>00:26:40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57.39" calcext:value-type="float">
            <text:p>57.39</text:p>
          </table:table-cell>
          <table:table-cell office:value-type="float" office:value="73.86" calcext:value-type="float">
            <text:p>73.86</text:p>
          </table:table-cell>
        </table:table-row>
        <table:table-row table:style-name="ro1">
          <table:table-cell office:value-type="float" office:value="1615825" calcext:value-type="float">
            <text:p>1615825</text:p>
          </table:table-cell>
          <table:table-cell table:formula="of:=[.A103]/1000/(60*60*24)" office:value-type="time" office:time-value="PT00H26M55.825S" calcext:value-type="time">
            <text:p>00:26:56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57.95" calcext:value-type="float">
            <text:p>57.95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float" office:value="1631825" calcext:value-type="float">
            <text:p>1631825</text:p>
          </table:table-cell>
          <table:table-cell table:formula="of:=[.A104]/1000/(60*60*24)" office:value-type="time" office:time-value="PT00H27M11.825S" calcext:value-type="time">
            <text:p>00:27:12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58.51" calcext:value-type="float">
            <text:p>58.51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1647825" calcext:value-type="float">
            <text:p>1647825</text:p>
          </table:table-cell>
          <table:table-cell table:formula="of:=[.A105]/1000/(60*60*24)" office:value-type="time" office:time-value="PT00H27M27.825S" calcext:value-type="time">
            <text:p>00:27:28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59.07" calcext:value-type="float">
            <text:p>59.07</text:p>
          </table:table-cell>
          <table:table-cell office:value-type="float" office:value="75.97" calcext:value-type="float">
            <text:p>75.97</text:p>
          </table:table-cell>
        </table:table-row>
        <table:table-row table:style-name="ro1">
          <table:table-cell office:value-type="float" office:value="1663825" calcext:value-type="float">
            <text:p>1663825</text:p>
          </table:table-cell>
          <table:table-cell table:formula="of:=[.A106]/1000/(60*60*24)" office:value-type="time" office:time-value="PT00H27M43.825S" calcext:value-type="time">
            <text:p>00:27:44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59.63" calcext:value-type="float">
            <text:p>59.63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1679825" calcext:value-type="float">
            <text:p>1679825</text:p>
          </table:table-cell>
          <table:table-cell table:formula="of:=[.A107]/1000/(60*60*24)" office:value-type="time" office:time-value="PT00H27M59.825S" calcext:value-type="time">
            <text:p>00:28:00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60.19" calcext:value-type="float">
            <text:p>60.19</text:p>
          </table:table-cell>
          <table:table-cell office:value-type="float" office:value="77.38" calcext:value-type="float">
            <text:p>77.38</text:p>
          </table:table-cell>
        </table:table-row>
        <table:table-row table:style-name="ro1">
          <table:table-cell office:value-type="float" office:value="1695825" calcext:value-type="float">
            <text:p>1695825</text:p>
          </table:table-cell>
          <table:table-cell table:formula="of:=[.A108]/1000/(60*60*24)" office:value-type="time" office:time-value="PT00H28M15.825S" calcext:value-type="time">
            <text:p>00:28:16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60.75" calcext:value-type="float">
            <text:p>60.75</text:p>
          </table:table-cell>
          <table:table-cell office:value-type="float" office:value="78.08" calcext:value-type="float">
            <text:p>78.08</text:p>
          </table:table-cell>
        </table:table-row>
        <table:table-row table:style-name="ro1">
          <table:table-cell office:value-type="float" office:value="1711825" calcext:value-type="float">
            <text:p>1711825</text:p>
          </table:table-cell>
          <table:table-cell table:formula="of:=[.A109]/1000/(60*60*24)" office:value-type="time" office:time-value="PT00H28M31.825S" calcext:value-type="time">
            <text:p>00:28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61.31" calcext:value-type="float">
            <text:p>61.31</text:p>
          </table:table-cell>
          <table:table-cell office:value-type="float" office:value="78.78" calcext:value-type="float">
            <text:p>78.78</text:p>
          </table:table-cell>
        </table:table-row>
        <table:table-row table:style-name="ro1">
          <table:table-cell office:value-type="float" office:value="1727825" calcext:value-type="float">
            <text:p>1727825</text:p>
          </table:table-cell>
          <table:table-cell table:formula="of:=[.A110]/1000/(60*60*24)" office:value-type="time" office:time-value="PT00H28M47.825S" calcext:value-type="time">
            <text:p>00:28:4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61.87" calcext:value-type="float">
            <text:p>61.87</text:p>
          </table:table-cell>
          <table:table-cell office:value-type="float" office:value="79.48" calcext:value-type="float">
            <text:p>79.48</text:p>
          </table:table-cell>
        </table:table-row>
        <table:table-row table:style-name="ro1">
          <table:table-cell office:value-type="float" office:value="1743825" calcext:value-type="float">
            <text:p>1743825</text:p>
          </table:table-cell>
          <table:table-cell table:formula="of:=[.A111]/1000/(60*60*24)" office:value-type="time" office:time-value="PT00H29M03.825S" calcext:value-type="time">
            <text:p>00:29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62.43" calcext:value-type="float">
            <text:p>62.43</text:p>
          </table:table-cell>
          <table:table-cell office:value-type="float" office:value="80.18" calcext:value-type="float">
            <text:p>80.18</text:p>
          </table:table-cell>
        </table:table-row>
        <table:table-row table:style-name="ro1">
          <table:table-cell office:value-type="float" office:value="1759825" calcext:value-type="float">
            <text:p>1759825</text:p>
          </table:table-cell>
          <table:table-cell table:formula="of:=[.A112]/1000/(60*60*24)" office:value-type="time" office:time-value="PT00H29M19.825S" calcext:value-type="time">
            <text:p>00:29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62.99" calcext:value-type="float">
            <text:p>62.99</text:p>
          </table:table-cell>
          <table:table-cell office:value-type="float" office:value="80.88" calcext:value-type="float">
            <text:p>80.88</text:p>
          </table:table-cell>
        </table:table-row>
        <table:table-row table:style-name="ro1">
          <table:table-cell office:value-type="float" office:value="1775825" calcext:value-type="float">
            <text:p>1775825</text:p>
          </table:table-cell>
          <table:table-cell table:formula="of:=[.A113]/1000/(60*60*24)" office:value-type="time" office:time-value="PT00H29M35.825S" calcext:value-type="time">
            <text:p>00:29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63.54" calcext:value-type="float">
            <text:p>63.54</text:p>
          </table:table-cell>
          <table:table-cell office:value-type="float" office:value="81.58" calcext:value-type="float">
            <text:p>81.58</text:p>
          </table:table-cell>
        </table:table-row>
        <table:table-row table:style-name="ro1">
          <table:table-cell office:value-type="float" office:value="1791825" calcext:value-type="float">
            <text:p>1791825</text:p>
          </table:table-cell>
          <table:table-cell table:formula="of:=[.A114]/1000/(60*60*24)" office:value-type="time" office:time-value="PT00H29M51.825S" calcext:value-type="time">
            <text:p>00:29:5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64.1" calcext:value-type="float">
            <text:p>64.1</text:p>
          </table:table-cell>
          <table:table-cell office:value-type="float" office:value="82.28" calcext:value-type="float">
            <text:p>82.28</text:p>
          </table:table-cell>
        </table:table-row>
        <table:table-row table:style-name="ro1">
          <table:table-cell office:value-type="float" office:value="1807825" calcext:value-type="float">
            <text:p>1807825</text:p>
          </table:table-cell>
          <table:table-cell table:formula="of:=[.A115]/1000/(60*60*24)" office:value-type="time" office:time-value="PT00H30M07.825S" calcext:value-type="time">
            <text:p>00:30:0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64.66" calcext:value-type="float">
            <text:p>64.66</text:p>
          </table:table-cell>
          <table:table-cell office:value-type="float" office:value="82.98" calcext:value-type="float">
            <text:p>82.98</text:p>
          </table:table-cell>
        </table:table-row>
        <table:table-row table:style-name="ro1">
          <table:table-cell office:value-type="float" office:value="1823825" calcext:value-type="float">
            <text:p>1823825</text:p>
          </table:table-cell>
          <table:table-cell table:formula="of:=[.A116]/1000/(60*60*24)" office:value-type="time" office:time-value="PT00H30M23.825S" calcext:value-type="time">
            <text:p>00:30:2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65.22" calcext:value-type="float">
            <text:p>65.22</text:p>
          </table:table-cell>
          <table:table-cell office:value-type="float" office:value="83.68" calcext:value-type="float">
            <text:p>83.68</text:p>
          </table:table-cell>
        </table:table-row>
        <table:table-row table:style-name="ro1">
          <table:table-cell office:value-type="float" office:value="1839825" calcext:value-type="float">
            <text:p>1839825</text:p>
          </table:table-cell>
          <table:table-cell table:formula="of:=[.A117]/1000/(60*60*24)" office:value-type="time" office:time-value="PT00H30M39.825S" calcext:value-type="time">
            <text:p>00:30:40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65.78" calcext:value-type="float">
            <text:p>65.78</text:p>
          </table:table-cell>
          <table:table-cell office:value-type="float" office:value="84.38" calcext:value-type="float">
            <text:p>84.38</text:p>
          </table:table-cell>
        </table:table-row>
        <table:table-row table:style-name="ro1">
          <table:table-cell office:value-type="float" office:value="1855825" calcext:value-type="float">
            <text:p>1855825</text:p>
          </table:table-cell>
          <table:table-cell table:formula="of:=[.A118]/1000/(60*60*24)" office:value-type="time" office:time-value="PT00H30M55.825S" calcext:value-type="time">
            <text:p>00:30:5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66.34" calcext:value-type="float">
            <text:p>66.34</text:p>
          </table:table-cell>
          <table:table-cell office:value-type="float" office:value="85.07" calcext:value-type="float">
            <text:p>85.07</text:p>
          </table:table-cell>
        </table:table-row>
        <table:table-row table:style-name="ro1">
          <table:table-cell office:value-type="float" office:value="1871825" calcext:value-type="float">
            <text:p>1871825</text:p>
          </table:table-cell>
          <table:table-cell table:formula="of:=[.A119]/1000/(60*60*24)" office:value-type="time" office:time-value="PT00H31M11.825S" calcext:value-type="time">
            <text:p>00:31:1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66.89" calcext:value-type="float">
            <text:p>66.89</text:p>
          </table:table-cell>
          <table:table-cell office:value-type="float" office:value="85.77" calcext:value-type="float">
            <text:p>85.77</text:p>
          </table:table-cell>
        </table:table-row>
        <table:table-row table:style-name="ro1">
          <table:table-cell office:value-type="float" office:value="1887825" calcext:value-type="float">
            <text:p>1887825</text:p>
          </table:table-cell>
          <table:table-cell table:formula="of:=[.A120]/1000/(60*60*24)" office:value-type="time" office:time-value="PT00H31M27.825S" calcext:value-type="time">
            <text:p>00:31:2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7.45" calcext:value-type="float">
            <text:p>67.45</text:p>
          </table:table-cell>
          <table:table-cell office:value-type="float" office:value="86.47" calcext:value-type="float">
            <text:p>86.47</text:p>
          </table:table-cell>
        </table:table-row>
        <table:table-row table:style-name="ro1">
          <table:table-cell office:value-type="float" office:value="1903825" calcext:value-type="float">
            <text:p>1903825</text:p>
          </table:table-cell>
          <table:table-cell table:formula="of:=[.A121]/1000/(60*60*24)" office:value-type="time" office:time-value="PT00H31M43.825S" calcext:value-type="time">
            <text:p>00:31:4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68.01" calcext:value-type="float">
            <text:p>68.01</text:p>
          </table:table-cell>
          <table:table-cell office:value-type="float" office:value="87.16" calcext:value-type="float">
            <text:p>87.16</text:p>
          </table:table-cell>
        </table:table-row>
        <table:table-row table:style-name="ro1">
          <table:table-cell office:value-type="float" office:value="1919825" calcext:value-type="float">
            <text:p>1919825</text:p>
          </table:table-cell>
          <table:table-cell table:formula="of:=[.A122]/1000/(60*60*24)" office:value-type="time" office:time-value="PT00H31M59.825S" calcext:value-type="time">
            <text:p>00:32:00</text:p>
          </table:table-cell>
          <table:table-cell office:value-type="float" office:value="1.24" calcext:value-type="float">
            <text:p>1.24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07" calcext:value-type="float">
            <text:p>156.07</text:p>
          </table:table-cell>
          <table:table-cell office:value-type="float" office:value="68.57" calcext:value-type="float">
            <text:p>68.57</text:p>
          </table:table-cell>
          <table:table-cell office:value-type="float" office:value="87.86" calcext:value-type="float">
            <text:p>87.86</text:p>
          </table:table-cell>
        </table:table-row>
        <table:table-row table:style-name="ro1">
          <table:table-cell office:value-type="float" office:value="1935825" calcext:value-type="float">
            <text:p>1935825</text:p>
          </table:table-cell>
          <table:table-cell table:formula="of:=[.A123]/1000/(60*60*24)" office:value-type="time" office:time-value="PT00H32M15.825S" calcext:value-type="time">
            <text:p>00:32:1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69.12" calcext:value-type="float">
            <text:p>69.12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office:value-type="float" office:value="1951825" calcext:value-type="float">
            <text:p>1951825</text:p>
          </table:table-cell>
          <table:table-cell table:formula="of:=[.A124]/1000/(60*60*24)" office:value-type="time" office:time-value="PT00H32M31.825S" calcext:value-type="time">
            <text:p>00:32:3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69.68" calcext:value-type="float">
            <text:p>69.68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1">
          <table:table-cell office:value-type="float" office:value="1967825" calcext:value-type="float">
            <text:p>1967825</text:p>
          </table:table-cell>
          <table:table-cell table:formula="of:=[.A125]/1000/(60*60*24)" office:value-type="time" office:time-value="PT00H32M47.825S" calcext:value-type="time">
            <text:p>00:32:48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70.24" calcext:value-type="float">
            <text:p>70.24</text:p>
          </table:table-cell>
          <table:table-cell office:value-type="float" office:value="89.94" calcext:value-type="float">
            <text:p>89.94</text:p>
          </table:table-cell>
        </table:table-row>
        <table:table-row table:style-name="ro1">
          <table:table-cell office:value-type="float" office:value="1983825" calcext:value-type="float">
            <text:p>1983825</text:p>
          </table:table-cell>
          <table:table-cell table:formula="of:=[.A126]/1000/(60*60*24)" office:value-type="time" office:time-value="PT00H33M03.825S" calcext:value-type="time">
            <text:p>00:33:0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70.79" calcext:value-type="float">
            <text:p>70.79</text:p>
          </table:table-cell>
          <table:table-cell office:value-type="float" office:value="90.64" calcext:value-type="float">
            <text:p>90.64</text:p>
          </table:table-cell>
        </table:table-row>
        <table:table-row table:style-name="ro1">
          <table:table-cell office:value-type="float" office:value="1999825" calcext:value-type="float">
            <text:p>1999825</text:p>
          </table:table-cell>
          <table:table-cell table:formula="of:=[.A127]/1000/(60*60*24)" office:value-type="time" office:time-value="PT00H33M19.825S" calcext:value-type="time">
            <text:p>00:33:20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71.35" calcext:value-type="float">
            <text:p>71.35</text:p>
          </table:table-cell>
          <table:table-cell office:value-type="float" office:value="91.33" calcext:value-type="float">
            <text:p>91.33</text:p>
          </table:table-cell>
        </table:table-row>
        <table:table-row table:style-name="ro1">
          <table:table-cell office:value-type="float" office:value="2015825" calcext:value-type="float">
            <text:p>2015825</text:p>
          </table:table-cell>
          <table:table-cell table:formula="of:=[.A128]/1000/(60*60*24)" office:value-type="time" office:time-value="PT00H33M35.825S" calcext:value-type="time">
            <text:p>00:33:3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71.91" calcext:value-type="float">
            <text:p>71.91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2031825" calcext:value-type="float">
            <text:p>2031825</text:p>
          </table:table-cell>
          <table:table-cell table:formula="of:=[.A129]/1000/(60*60*24)" office:value-type="time" office:time-value="PT00H33M51.825S" calcext:value-type="time">
            <text:p>00:33:5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2.46" calcext:value-type="float">
            <text:p>72.46</text:p>
          </table:table-cell>
          <table:table-cell office:value-type="float" office:value="92.72" calcext:value-type="float">
            <text:p>92.72</text:p>
          </table:table-cell>
        </table:table-row>
        <table:table-row table:style-name="ro1">
          <table:table-cell office:value-type="float" office:value="2047825" calcext:value-type="float">
            <text:p>2047825</text:p>
          </table:table-cell>
          <table:table-cell table:formula="of:=[.A130]/1000/(60*60*24)" office:value-type="time" office:time-value="PT00H34M07.825S" calcext:value-type="time">
            <text:p>00:34:0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3.02" calcext:value-type="float">
            <text:p>73.02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office:value-type="float" office:value="2063825" calcext:value-type="float">
            <text:p>2063825</text:p>
          </table:table-cell>
          <table:table-cell table:formula="of:=[.A131]/1000/(60*60*24)" office:value-type="time" office:time-value="PT00H34M23.825S" calcext:value-type="time">
            <text:p>00:34:2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3.58" calcext:value-type="float">
            <text:p>73.58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float" office:value="2079825" calcext:value-type="float">
            <text:p>2079825</text:p>
          </table:table-cell>
          <table:table-cell table:formula="of:=[.A132]/1000/(60*60*24)" office:value-type="time" office:time-value="PT00H34M39.825S" calcext:value-type="time">
            <text:p>00:34:4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74.13" calcext:value-type="float">
            <text:p>74.13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float" office:value="2095825" calcext:value-type="float">
            <text:p>2095825</text:p>
          </table:table-cell>
          <table:table-cell table:formula="of:=[.A133]/1000/(60*60*24)" office:value-type="time" office:time-value="PT00H34M55.825S" calcext:value-type="time">
            <text:p>00:34:5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74.69" calcext:value-type="float">
            <text:p>74.69</text:p>
          </table:table-cell>
          <table:table-cell office:value-type="float" office:value="95.49" calcext:value-type="float">
            <text:p>95.49</text:p>
          </table:table-cell>
        </table:table-row>
        <table:table-row table:style-name="ro1">
          <table:table-cell office:value-type="float" office:value="2111825" calcext:value-type="float">
            <text:p>2111825</text:p>
          </table:table-cell>
          <table:table-cell table:formula="of:=[.A134]/1000/(60*60*24)" office:value-type="time" office:time-value="PT00H35M11.825S" calcext:value-type="time">
            <text:p>00:35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75.24" calcext:value-type="float">
            <text:p>75.24</text:p>
          </table:table-cell>
          <table:table-cell office:value-type="float" office:value="96.18" calcext:value-type="float">
            <text:p>96.18</text:p>
          </table:table-cell>
        </table:table-row>
        <table:table-row table:style-name="ro1">
          <table:table-cell office:value-type="float" office:value="2127825" calcext:value-type="float">
            <text:p>2127825</text:p>
          </table:table-cell>
          <table:table-cell table:formula="of:=[.A135]/1000/(60*60*24)" office:value-type="time" office:time-value="PT00H35M27.825S" calcext:value-type="time">
            <text:p>00:35:2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75.8" calcext:value-type="float">
            <text:p>75.8</text:p>
          </table:table-cell>
          <table:table-cell office:value-type="float" office:value="96.87" calcext:value-type="float">
            <text:p>96.87</text:p>
          </table:table-cell>
        </table:table-row>
        <table:table-row table:style-name="ro1">
          <table:table-cell office:value-type="float" office:value="2143825" calcext:value-type="float">
            <text:p>2143825</text:p>
          </table:table-cell>
          <table:table-cell table:formula="of:=[.A136]/1000/(60*60*24)" office:value-type="time" office:time-value="PT00H35M43.825S" calcext:value-type="time">
            <text:p>00:35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76.35" calcext:value-type="float">
            <text:p>76.35</text:p>
          </table:table-cell>
          <table:table-cell office:value-type="float" office:value="97.56" calcext:value-type="float">
            <text:p>97.56</text:p>
          </table:table-cell>
        </table:table-row>
        <table:table-row table:style-name="ro1">
          <table:table-cell office:value-type="float" office:value="2159825" calcext:value-type="float">
            <text:p>2159825</text:p>
          </table:table-cell>
          <table:table-cell table:formula="of:=[.A137]/1000/(60*60*24)" office:value-type="time" office:time-value="PT00H35M59.825S" calcext:value-type="time">
            <text:p>00:36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76.91" calcext:value-type="float">
            <text:p>76.91</text:p>
          </table:table-cell>
          <table:table-cell office:value-type="float" office:value="98.25" calcext:value-type="float">
            <text:p>98.25</text:p>
          </table:table-cell>
        </table:table-row>
        <table:table-row table:style-name="ro1">
          <table:table-cell office:value-type="float" office:value="2175825" calcext:value-type="float">
            <text:p>2175825</text:p>
          </table:table-cell>
          <table:table-cell table:formula="of:=[.A138]/1000/(60*60*24)" office:value-type="time" office:time-value="PT00H36M15.825S" calcext:value-type="time">
            <text:p>00:36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77.46" calcext:value-type="float">
            <text:p>77.46</text:p>
          </table:table-cell>
          <table:table-cell office:value-type="float" office:value="98.94" calcext:value-type="float">
            <text:p>98.94</text:p>
          </table:table-cell>
        </table:table-row>
        <table:table-row table:style-name="ro1">
          <table:table-cell office:value-type="float" office:value="2191825" calcext:value-type="float">
            <text:p>2191825</text:p>
          </table:table-cell>
          <table:table-cell table:formula="of:=[.A139]/1000/(60*60*24)" office:value-type="time" office:time-value="PT00H36M31.825S" calcext:value-type="time">
            <text:p>00:36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78.02" calcext:value-type="float">
            <text:p>78.02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2207825" calcext:value-type="float">
            <text:p>2207825</text:p>
          </table:table-cell>
          <table:table-cell table:formula="of:=[.A140]/1000/(60*60*24)" office:value-type="time" office:time-value="PT00H36M47.825S" calcext:value-type="time">
            <text:p>00:36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78.57" calcext:value-type="float">
            <text:p>78.57</text:p>
          </table:table-cell>
          <table:table-cell office:value-type="float" office:value="100.32" calcext:value-type="float">
            <text:p>100.32</text:p>
          </table:table-cell>
        </table:table-row>
        <table:table-row table:style-name="ro1">
          <table:table-cell office:value-type="float" office:value="2223825" calcext:value-type="float">
            <text:p>2223825</text:p>
          </table:table-cell>
          <table:table-cell table:formula="of:=[.A141]/1000/(60*60*24)" office:value-type="time" office:time-value="PT00H37M03.825S" calcext:value-type="time">
            <text:p>00:37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9.13" calcext:value-type="float">
            <text:p>79.13</text:p>
          </table:table-cell>
          <table:table-cell office:value-type="float" office:value="101.01" calcext:value-type="float">
            <text:p>101.01</text:p>
          </table:table-cell>
        </table:table-row>
        <table:table-row table:style-name="ro1">
          <table:table-cell office:value-type="float" office:value="2239825" calcext:value-type="float">
            <text:p>2239825</text:p>
          </table:table-cell>
          <table:table-cell table:formula="of:=[.A142]/1000/(60*60*24)" office:value-type="time" office:time-value="PT00H37M19.825S" calcext:value-type="time">
            <text:p>00:37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79.68" calcext:value-type="float">
            <text:p>79.68</text:p>
          </table:table-cell>
          <table:table-cell office:value-type="float" office:value="101.69" calcext:value-type="float">
            <text:p>101.69</text:p>
          </table:table-cell>
        </table:table-row>
        <table:table-row table:style-name="ro1">
          <table:table-cell office:value-type="float" office:value="2255825" calcext:value-type="float">
            <text:p>2255825</text:p>
          </table:table-cell>
          <table:table-cell table:formula="of:=[.A143]/1000/(60*60*24)" office:value-type="time" office:time-value="PT00H37M35.825S" calcext:value-type="time">
            <text:p>00:37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0.23" calcext:value-type="float">
            <text:p>80.23</text:p>
          </table:table-cell>
          <table:table-cell office:value-type="float" office:value="102.38" calcext:value-type="float">
            <text:p>102.38</text:p>
          </table:table-cell>
        </table:table-row>
        <table:table-row table:style-name="ro1">
          <table:table-cell office:value-type="float" office:value="2271825" calcext:value-type="float">
            <text:p>2271825</text:p>
          </table:table-cell>
          <table:table-cell table:formula="of:=[.A144]/1000/(60*60*24)" office:value-type="time" office:time-value="PT00H37M51.825S" calcext:value-type="time">
            <text:p>00:37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0.79" calcext:value-type="float">
            <text:p>80.79</text:p>
          </table:table-cell>
          <table:table-cell office:value-type="float" office:value="103.07" calcext:value-type="float">
            <text:p>103.07</text:p>
          </table:table-cell>
        </table:table-row>
        <table:table-row table:style-name="ro1">
          <table:table-cell office:value-type="float" office:value="2287825" calcext:value-type="float">
            <text:p>2287825</text:p>
          </table:table-cell>
          <table:table-cell table:formula="of:=[.A145]/1000/(60*60*24)" office:value-type="time" office:time-value="PT00H38M07.825S" calcext:value-type="time">
            <text:p>00:38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1.34" calcext:value-type="float">
            <text:p>81.34</text:p>
          </table:table-cell>
          <table:table-cell office:value-type="float" office:value="103.76" calcext:value-type="float">
            <text:p>103.76</text:p>
          </table:table-cell>
        </table:table-row>
        <table:table-row table:style-name="ro1">
          <table:table-cell office:value-type="float" office:value="2303825" calcext:value-type="float">
            <text:p>2303825</text:p>
          </table:table-cell>
          <table:table-cell table:formula="of:=[.A146]/1000/(60*60*24)" office:value-type="time" office:time-value="PT00H38M23.825S" calcext:value-type="time">
            <text:p>00:38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1.9" calcext:value-type="float">
            <text:p>81.9</text:p>
          </table:table-cell>
          <table:table-cell office:value-type="float" office:value="104.44" calcext:value-type="float">
            <text:p>104.44</text:p>
          </table:table-cell>
        </table:table-row>
        <table:table-row table:style-name="ro1">
          <table:table-cell office:value-type="float" office:value="2319825" calcext:value-type="float">
            <text:p>2319825</text:p>
          </table:table-cell>
          <table:table-cell table:formula="of:=[.A147]/1000/(60*60*24)" office:value-type="time" office:time-value="PT00H38M39.825S" calcext:value-type="time">
            <text:p>00:38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2.45" calcext:value-type="float">
            <text:p>82.45</text:p>
          </table:table-cell>
          <table:table-cell office:value-type="float" office:value="105.13" calcext:value-type="float">
            <text:p>105.13</text:p>
          </table:table-cell>
        </table:table-row>
        <table:table-row table:style-name="ro1">
          <table:table-cell office:value-type="float" office:value="2335825" calcext:value-type="float">
            <text:p>2335825</text:p>
          </table:table-cell>
          <table:table-cell table:formula="of:=[.A148]/1000/(60*60*24)" office:value-type="time" office:time-value="PT00H38M55.825S" calcext:value-type="time">
            <text:p>00:38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83" calcext:value-type="float">
            <text:p>83</text:p>
          </table:table-cell>
          <table:table-cell office:value-type="float" office:value="105.82" calcext:value-type="float">
            <text:p>105.82</text:p>
          </table:table-cell>
        </table:table-row>
        <table:table-row table:style-name="ro1">
          <table:table-cell office:value-type="float" office:value="2351825" calcext:value-type="float">
            <text:p>2351825</text:p>
          </table:table-cell>
          <table:table-cell table:formula="of:=[.A149]/1000/(60*60*24)" office:value-type="time" office:time-value="PT00H39M11.825S" calcext:value-type="time">
            <text:p>00:39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83.56" calcext:value-type="float">
            <text:p>83.56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367825" calcext:value-type="float">
            <text:p>2367825</text:p>
          </table:table-cell>
          <table:table-cell table:formula="of:=[.A150]/1000/(60*60*24)" office:value-type="time" office:time-value="PT00H39M27.825S" calcext:value-type="time">
            <text:p>00:39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84.11" calcext:value-type="float">
            <text:p>84.11</text:p>
          </table:table-cell>
          <table:table-cell office:value-type="float" office:value="107.19" calcext:value-type="float">
            <text:p>107.19</text:p>
          </table:table-cell>
        </table:table-row>
        <table:table-row table:style-name="ro1">
          <table:table-cell office:value-type="float" office:value="2383825" calcext:value-type="float">
            <text:p>2383825</text:p>
          </table:table-cell>
          <table:table-cell table:formula="of:=[.A151]/1000/(60*60*24)" office:value-type="time" office:time-value="PT00H39M43.825S" calcext:value-type="time">
            <text:p>00:39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84.66" calcext:value-type="float">
            <text:p>84.66</text:p>
          </table:table-cell>
          <table:table-cell office:value-type="float" office:value="107.87" calcext:value-type="float">
            <text:p>107.87</text:p>
          </table:table-cell>
        </table:table-row>
        <table:table-row table:style-name="ro1">
          <table:table-cell office:value-type="float" office:value="2399825" calcext:value-type="float">
            <text:p>2399825</text:p>
          </table:table-cell>
          <table:table-cell table:formula="of:=[.A152]/1000/(60*60*24)" office:value-type="time" office:time-value="PT00H39M59.825S" calcext:value-type="time">
            <text:p>00:40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5.22" calcext:value-type="float">
            <text:p>85.22</text:p>
          </table:table-cell>
          <table:table-cell office:value-type="float" office:value="108.56" calcext:value-type="float">
            <text:p>108.56</text:p>
          </table:table-cell>
        </table:table-row>
        <table:table-row table:style-name="ro1">
          <table:table-cell office:value-type="float" office:value="2415825" calcext:value-type="float">
            <text:p>2415825</text:p>
          </table:table-cell>
          <table:table-cell table:formula="of:=[.A153]/1000/(60*60*24)" office:value-type="time" office:time-value="PT00H40M15.825S" calcext:value-type="time">
            <text:p>00:40:1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5.77" calcext:value-type="float">
            <text:p>85.77</text:p>
          </table:table-cell>
          <table:table-cell office:value-type="float" office:value="109.24" calcext:value-type="float">
            <text:p>109.24</text:p>
          </table:table-cell>
        </table:table-row>
        <table:table-row table:style-name="ro1">
          <table:table-cell office:value-type="float" office:value="2431825" calcext:value-type="float">
            <text:p>2431825</text:p>
          </table:table-cell>
          <table:table-cell table:formula="of:=[.A154]/1000/(60*60*24)" office:value-type="time" office:time-value="PT00H40M31.825S" calcext:value-type="time">
            <text:p>00:40:3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6.32" calcext:value-type="float">
            <text:p>86.32</text:p>
          </table:table-cell>
          <table:table-cell office:value-type="float" office:value="109.93" calcext:value-type="float">
            <text:p>109.93</text:p>
          </table:table-cell>
        </table:table-row>
        <table:table-row table:style-name="ro1">
          <table:table-cell office:value-type="float" office:value="2447825" calcext:value-type="float">
            <text:p>2447825</text:p>
          </table:table-cell>
          <table:table-cell table:formula="of:=[.A155]/1000/(60*60*24)" office:value-type="time" office:time-value="PT00H40M47.825S" calcext:value-type="time">
            <text:p>00:40:4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86.88" calcext:value-type="float">
            <text:p>86.88</text:p>
          </table:table-cell>
          <table:table-cell office:value-type="float" office:value="110.61" calcext:value-type="float">
            <text:p>110.61</text:p>
          </table:table-cell>
        </table:table-row>
        <table:table-row table:style-name="ro1">
          <table:table-cell office:value-type="float" office:value="2463825" calcext:value-type="float">
            <text:p>2463825</text:p>
          </table:table-cell>
          <table:table-cell table:formula="of:=[.A156]/1000/(60*60*24)" office:value-type="time" office:time-value="PT00H41M03.825S" calcext:value-type="time">
            <text:p>00:41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7.43" calcext:value-type="float">
            <text:p>87.43</text:p>
          </table:table-cell>
          <table:table-cell office:value-type="float" office:value="111.29" calcext:value-type="float">
            <text:p>111.29</text:p>
          </table:table-cell>
        </table:table-row>
        <table:table-row table:style-name="ro1">
          <table:table-cell office:value-type="float" office:value="2479825" calcext:value-type="float">
            <text:p>2479825</text:p>
          </table:table-cell>
          <table:table-cell table:formula="of:=[.A157]/1000/(60*60*24)" office:value-type="time" office:time-value="PT00H41M19.825S" calcext:value-type="time">
            <text:p>00:41:2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7.98" calcext:value-type="float">
            <text:p>87.98</text:p>
          </table:table-cell>
          <table:table-cell office:value-type="float" office:value="111.98" calcext:value-type="float">
            <text:p>111.98</text:p>
          </table:table-cell>
        </table:table-row>
        <table:table-row table:style-name="ro1">
          <table:table-cell office:value-type="float" office:value="2495825" calcext:value-type="float">
            <text:p>2495825</text:p>
          </table:table-cell>
          <table:table-cell table:formula="of:=[.A158]/1000/(60*60*24)" office:value-type="time" office:time-value="PT00H41M35.825S" calcext:value-type="time">
            <text:p>00:41:3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8.53" calcext:value-type="float">
            <text:p>88.53</text:p>
          </table:table-cell>
          <table:table-cell office:value-type="float" office:value="112.66" calcext:value-type="float">
            <text:p>112.66</text:p>
          </table:table-cell>
        </table:table-row>
        <table:table-row table:style-name="ro1">
          <table:table-cell office:value-type="float" office:value="2511825" calcext:value-type="float">
            <text:p>2511825</text:p>
          </table:table-cell>
          <table:table-cell table:formula="of:=[.A159]/1000/(60*60*24)" office:value-type="time" office:time-value="PT00H41M51.825S" calcext:value-type="time">
            <text:p>00:41:5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9.09" calcext:value-type="float">
            <text:p>89.09</text:p>
          </table:table-cell>
          <table:table-cell office:value-type="float" office:value="113.34" calcext:value-type="float">
            <text:p>113.34</text:p>
          </table:table-cell>
        </table:table-row>
        <table:table-row table:style-name="ro1">
          <table:table-cell office:value-type="float" office:value="2527825" calcext:value-type="float">
            <text:p>2527825</text:p>
          </table:table-cell>
          <table:table-cell table:formula="of:=[.A160]/1000/(60*60*24)" office:value-type="time" office:time-value="PT00H42M07.825S" calcext:value-type="time">
            <text:p>00:42:0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89.64" calcext:value-type="float">
            <text:p>89.64</text:p>
          </table:table-cell>
          <table:table-cell office:value-type="float" office:value="114.03" calcext:value-type="float">
            <text:p>114.03</text:p>
          </table:table-cell>
        </table:table-row>
        <table:table-row table:style-name="ro1">
          <table:table-cell office:value-type="float" office:value="2543825" calcext:value-type="float">
            <text:p>2543825</text:p>
          </table:table-cell>
          <table:table-cell table:formula="of:=[.A161]/1000/(60*60*24)" office:value-type="time" office:time-value="PT00H42M23.825S" calcext:value-type="time">
            <text:p>00:42:2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0.19" calcext:value-type="float">
            <text:p>90.19</text:p>
          </table:table-cell>
          <table:table-cell office:value-type="float" office:value="114.71" calcext:value-type="float">
            <text:p>114.71</text:p>
          </table:table-cell>
        </table:table-row>
        <table:table-row table:style-name="ro1">
          <table:table-cell office:value-type="float" office:value="2559825" calcext:value-type="float">
            <text:p>2559825</text:p>
          </table:table-cell>
          <table:table-cell table:formula="of:=[.A162]/1000/(60*60*24)" office:value-type="time" office:time-value="PT00H42M39.825S" calcext:value-type="time">
            <text:p>00:42:4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0.74" calcext:value-type="float">
            <text:p>90.74</text:p>
          </table:table-cell>
          <table:table-cell office:value-type="float" office:value="115.39" calcext:value-type="float">
            <text:p>115.39</text:p>
          </table:table-cell>
        </table:table-row>
        <table:table-row table:style-name="ro1">
          <table:table-cell office:value-type="float" office:value="2575825" calcext:value-type="float">
            <text:p>2575825</text:p>
          </table:table-cell>
          <table:table-cell table:formula="of:=[.A163]/1000/(60*60*24)" office:value-type="time" office:time-value="PT00H42M55.825S" calcext:value-type="time">
            <text:p>00:42:5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91.29" calcext:value-type="float">
            <text:p>91.29</text:p>
          </table:table-cell>
          <table:table-cell office:value-type="float" office:value="116.07" calcext:value-type="float">
            <text:p>116.07</text:p>
          </table:table-cell>
        </table:table-row>
        <table:table-row table:style-name="ro1">
          <table:table-cell office:value-type="float" office:value="2591825" calcext:value-type="float">
            <text:p>2591825</text:p>
          </table:table-cell>
          <table:table-cell table:formula="of:=[.A164]/1000/(60*60*24)" office:value-type="time" office:time-value="PT00H43M11.825S" calcext:value-type="time">
            <text:p>00:43:1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1.84" calcext:value-type="float">
            <text:p>91.84</text:p>
          </table:table-cell>
          <table:table-cell office:value-type="float" office:value="116.75" calcext:value-type="float">
            <text:p>116.75</text:p>
          </table:table-cell>
        </table:table-row>
        <table:table-row table:style-name="ro1">
          <table:table-cell office:value-type="float" office:value="2607825" calcext:value-type="float">
            <text:p>2607825</text:p>
          </table:table-cell>
          <table:table-cell table:formula="of:=[.A165]/1000/(60*60*24)" office:value-type="time" office:time-value="PT00H43M27.825S" calcext:value-type="time">
            <text:p>00:43:2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2.4" calcext:value-type="float">
            <text:p>92.4</text:p>
          </table:table-cell>
          <table:table-cell office:value-type="float" office:value="117.44" calcext:value-type="float">
            <text:p>117.44</text:p>
          </table:table-cell>
        </table:table-row>
        <table:table-row table:style-name="ro1">
          <table:table-cell office:value-type="float" office:value="2623825" calcext:value-type="float">
            <text:p>2623825</text:p>
          </table:table-cell>
          <table:table-cell table:formula="of:=[.A166]/1000/(60*60*24)" office:value-type="time" office:time-value="PT00H43M43.825S" calcext:value-type="time">
            <text:p>00:43:4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92.95" calcext:value-type="float">
            <text:p>92.95</text:p>
          </table:table-cell>
          <table:table-cell office:value-type="float" office:value="118.12" calcext:value-type="float">
            <text:p>118.12</text:p>
          </table:table-cell>
        </table:table-row>
        <table:table-row table:style-name="ro1">
          <table:table-cell office:value-type="float" office:value="2639825" calcext:value-type="float">
            <text:p>2639825</text:p>
          </table:table-cell>
          <table:table-cell table:formula="of:=[.A167]/1000/(60*60*24)" office:value-type="time" office:time-value="PT00H43M59.825S" calcext:value-type="time">
            <text:p>00:44:0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93.5" calcext:value-type="float">
            <text:p>93.5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2655825" calcext:value-type="float">
            <text:p>2655825</text:p>
          </table:table-cell>
          <table:table-cell table:formula="of:=[.A168]/1000/(60*60*24)" office:value-type="time" office:time-value="PT00H44M15.825S" calcext:value-type="time">
            <text:p>00:44:1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4.05" calcext:value-type="float">
            <text:p>94.05</text:p>
          </table:table-cell>
          <table:table-cell office:value-type="float" office:value="119.48" calcext:value-type="float">
            <text:p>119.48</text:p>
          </table:table-cell>
        </table:table-row>
        <table:table-row table:style-name="ro1">
          <table:table-cell office:value-type="float" office:value="2671825" calcext:value-type="float">
            <text:p>2671825</text:p>
          </table:table-cell>
          <table:table-cell table:formula="of:=[.A169]/1000/(60*60*24)" office:value-type="time" office:time-value="PT00H44M31.825S" calcext:value-type="time">
            <text:p>00:44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4.6" calcext:value-type="float">
            <text:p>94.6</text:p>
          </table:table-cell>
          <table:table-cell office:value-type="float" office:value="120.16" calcext:value-type="float">
            <text:p>120.16</text:p>
          </table:table-cell>
        </table:table-row>
        <table:table-row table:style-name="ro1">
          <table:table-cell office:value-type="float" office:value="2687825" calcext:value-type="float">
            <text:p>2687825</text:p>
          </table:table-cell>
          <table:table-cell table:formula="of:=[.A170]/1000/(60*60*24)" office:value-type="time" office:time-value="PT00H44M47.825S" calcext:value-type="time">
            <text:p>00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95.15" calcext:value-type="float">
            <text:p>95.15</text:p>
          </table:table-cell>
          <table:table-cell office:value-type="float" office:value="120.84" calcext:value-type="float">
            <text:p>120.84</text:p>
          </table:table-cell>
        </table:table-row>
        <table:table-row table:style-name="ro1">
          <table:table-cell office:value-type="float" office:value="2703825" calcext:value-type="float">
            <text:p>2703825</text:p>
          </table:table-cell>
          <table:table-cell table:formula="of:=[.A171]/1000/(60*60*24)" office:value-type="time" office:time-value="PT00H45M03.825S" calcext:value-type="time">
            <text:p>00:45:0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95.7" calcext:value-type="float">
            <text:p>95.7</text:p>
          </table:table-cell>
          <table:table-cell office:value-type="float" office:value="121.52" calcext:value-type="float">
            <text:p>121.52</text:p>
          </table:table-cell>
        </table:table-row>
        <table:table-row table:style-name="ro1">
          <table:table-cell office:value-type="float" office:value="2719824" calcext:value-type="float">
            <text:p>2719824</text:p>
          </table:table-cell>
          <table:table-cell table:formula="of:=[.A172]/1000/(60*60*24)" office:value-type="time" office:time-value="PT00H45M19.824S" calcext:value-type="time">
            <text:p>00:45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6.25" calcext:value-type="float">
            <text:p>96.25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float" office:value="2735825" calcext:value-type="float">
            <text:p>2735825</text:p>
          </table:table-cell>
          <table:table-cell table:formula="of:=[.A173]/1000/(60*60*24)" office:value-type="time" office:time-value="PT00H45M35.825S" calcext:value-type="time">
            <text:p>00:45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6.8" calcext:value-type="float">
            <text:p>96.8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>
          <table:table-cell office:value-type="float" office:value="2751825" calcext:value-type="float">
            <text:p>2751825</text:p>
          </table:table-cell>
          <table:table-cell table:formula="of:=[.A174]/1000/(60*60*24)" office:value-type="time" office:time-value="PT00H45M51.825S" calcext:value-type="time">
            <text:p>00:45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97.36" calcext:value-type="float">
            <text:p>97.36</text:p>
          </table:table-cell>
          <table:table-cell office:value-type="float" office:value="123.55" calcext:value-type="float">
            <text:p>123.55</text:p>
          </table:table-cell>
        </table:table-row>
        <table:table-row table:style-name="ro1">
          <table:table-cell office:value-type="float" office:value="2767825" calcext:value-type="float">
            <text:p>2767825</text:p>
          </table:table-cell>
          <table:table-cell table:formula="of:=[.A175]/1000/(60*60*24)" office:value-type="time" office:time-value="PT00H46M07.825S" calcext:value-type="time">
            <text:p>00:46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7.91" calcext:value-type="float">
            <text:p>97.91</text:p>
          </table:table-cell>
          <table:table-cell office:value-type="float" office:value="124.23" calcext:value-type="float">
            <text:p>124.23</text:p>
          </table:table-cell>
        </table:table-row>
        <table:table-row table:style-name="ro1">
          <table:table-cell office:value-type="float" office:value="2783825" calcext:value-type="float">
            <text:p>2783825</text:p>
          </table:table-cell>
          <table:table-cell table:formula="of:=[.A176]/1000/(60*60*24)" office:value-type="time" office:time-value="PT00H46M23.825S" calcext:value-type="time">
            <text:p>00:46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8.46" calcext:value-type="float">
            <text:p>98.46</text:p>
          </table:table-cell>
          <table:table-cell office:value-type="float" office:value="124.91" calcext:value-type="float">
            <text:p>124.91</text:p>
          </table:table-cell>
        </table:table-row>
        <table:table-row table:style-name="ro1">
          <table:table-cell office:value-type="float" office:value="2799825" calcext:value-type="float">
            <text:p>2799825</text:p>
          </table:table-cell>
          <table:table-cell table:formula="of:=[.A177]/1000/(60*60*24)" office:value-type="time" office:time-value="PT00H46M39.825S" calcext:value-type="time">
            <text:p>00:46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9.01" calcext:value-type="float">
            <text:p>99.01</text:p>
          </table:table-cell>
          <table:table-cell office:value-type="float" office:value="125.59" calcext:value-type="float">
            <text:p>125.59</text:p>
          </table:table-cell>
        </table:table-row>
        <table:table-row table:style-name="ro1">
          <table:table-cell office:value-type="float" office:value="2815825" calcext:value-type="float">
            <text:p>2815825</text:p>
          </table:table-cell>
          <table:table-cell table:formula="of:=[.A178]/1000/(60*60*24)" office:value-type="time" office:time-value="PT00H46M55.825S" calcext:value-type="time">
            <text:p>00:46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99.56" calcext:value-type="float">
            <text:p>99.56</text:p>
          </table:table-cell>
          <table:table-cell office:value-type="float" office:value="126.26" calcext:value-type="float">
            <text:p>126.26</text:p>
          </table:table-cell>
        </table:table-row>
        <table:table-row table:style-name="ro1">
          <table:table-cell office:value-type="float" office:value="2831825" calcext:value-type="float">
            <text:p>2831825</text:p>
          </table:table-cell>
          <table:table-cell table:formula="of:=[.A179]/1000/(60*60*24)" office:value-type="time" office:time-value="PT00H47M11.825S" calcext:value-type="time">
            <text:p>00:47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0.11" calcext:value-type="float">
            <text:p>100.11</text:p>
          </table:table-cell>
          <table:table-cell office:value-type="float" office:value="126.94" calcext:value-type="float">
            <text:p>126.94</text:p>
          </table:table-cell>
        </table:table-row>
        <table:table-row table:style-name="ro1">
          <table:table-cell office:value-type="float" office:value="2847825" calcext:value-type="float">
            <text:p>2847825</text:p>
          </table:table-cell>
          <table:table-cell table:formula="of:=[.A180]/1000/(60*60*24)" office:value-type="time" office:time-value="PT00H47M27.825S" calcext:value-type="time">
            <text:p>00:47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7.62" calcext:value-type="float">
            <text:p>127.62</text:p>
          </table:table-cell>
        </table:table-row>
        <table:table-row table:style-name="ro1">
          <table:table-cell office:value-type="float" office:value="2863825" calcext:value-type="float">
            <text:p>2863825</text:p>
          </table:table-cell>
          <table:table-cell table:formula="of:=[.A181]/1000/(60*60*24)" office:value-type="time" office:time-value="PT00H47M43.825S" calcext:value-type="time">
            <text:p>00:47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1.21" calcext:value-type="float">
            <text:p>101.21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1">
          <table:table-cell office:value-type="float" office:value="2879825" calcext:value-type="float">
            <text:p>2879825</text:p>
          </table:table-cell>
          <table:table-cell table:formula="of:=[.A182]/1000/(60*60*24)" office:value-type="time" office:time-value="PT00H47M59.825S" calcext:value-type="time">
            <text:p>00:48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101.76" calcext:value-type="float">
            <text:p>101.76</text:p>
          </table:table-cell>
          <table:table-cell office:value-type="float" office:value="128.97" calcext:value-type="float">
            <text:p>128.97</text:p>
          </table:table-cell>
        </table:table-row>
        <table:table-row table:style-name="ro1">
          <table:table-cell office:value-type="float" office:value="2895825" calcext:value-type="float">
            <text:p>2895825</text:p>
          </table:table-cell>
          <table:table-cell table:formula="of:=[.A183]/1000/(60*60*24)" office:value-type="time" office:time-value="PT00H48M15.825S" calcext:value-type="time">
            <text:p>00:48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2.31" calcext:value-type="float">
            <text:p>102.31</text:p>
          </table:table-cell>
          <table:table-cell office:value-type="float" office:value="129.65" calcext:value-type="float">
            <text:p>129.65</text:p>
          </table:table-cell>
        </table:table-row>
        <table:table-row table:style-name="ro1">
          <table:table-cell office:value-type="float" office:value="2911825" calcext:value-type="float">
            <text:p>2911825</text:p>
          </table:table-cell>
          <table:table-cell table:formula="of:=[.A184]/1000/(60*60*24)" office:value-type="time" office:time-value="PT00H48M31.825S" calcext:value-type="time">
            <text:p>00:48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102.85" calcext:value-type="float">
            <text:p>102.85</text:p>
          </table:table-cell>
          <table:table-cell office:value-type="float" office:value="130.33" calcext:value-type="float">
            <text:p>130.33</text:p>
          </table:table-cell>
        </table:table-row>
        <table:table-row table:style-name="ro1">
          <table:table-cell office:value-type="float" office:value="2927825" calcext:value-type="float">
            <text:p>2927825</text:p>
          </table:table-cell>
          <table:table-cell table:formula="of:=[.A185]/1000/(60*60*24)" office:value-type="time" office:time-value="PT00H48M47.825S" calcext:value-type="time">
            <text:p>00:48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103.4" calcext:value-type="float">
            <text:p>103.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43825" calcext:value-type="float">
            <text:p>2943825</text:p>
          </table:table-cell>
          <table:table-cell table:formula="of:=[.A186]/1000/(60*60*24)" office:value-type="time" office:time-value="PT00H49M03.825S" calcext:value-type="time">
            <text:p>00:49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3.95" calcext:value-type="float">
            <text:p>103.95</text:p>
          </table:table-cell>
          <table:table-cell office:value-type="float" office:value="131.68" calcext:value-type="float">
            <text:p>131.68</text:p>
          </table:table-cell>
        </table:table-row>
        <table:table-row table:style-name="ro1">
          <table:table-cell office:value-type="float" office:value="2959825" calcext:value-type="float">
            <text:p>2959825</text:p>
          </table:table-cell>
          <table:table-cell table:formula="of:=[.A187]/1000/(60*60*24)" office:value-type="time" office:time-value="PT00H49M19.825S" calcext:value-type="time">
            <text:p>00:49:2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4.5" calcext:value-type="float">
            <text:p>104.5</text:p>
          </table:table-cell>
          <table:table-cell office:value-type="float" office:value="132.35" calcext:value-type="float">
            <text:p>132.35</text:p>
          </table:table-cell>
        </table:table-row>
        <table:table-row table:style-name="ro1">
          <table:table-cell office:value-type="float" office:value="2975825" calcext:value-type="float">
            <text:p>2975825</text:p>
          </table:table-cell>
          <table:table-cell table:formula="of:=[.A188]/1000/(60*60*24)" office:value-type="time" office:time-value="PT00H49M35.825S" calcext:value-type="time">
            <text:p>00:49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5.05" calcext:value-type="float">
            <text:p>105.05</text:p>
          </table:table-cell>
          <table:table-cell office:value-type="float" office:value="133.03" calcext:value-type="float">
            <text:p>133.03</text:p>
          </table:table-cell>
        </table:table-row>
        <table:table-row table:style-name="ro1">
          <table:table-cell office:value-type="float" office:value="2991825" calcext:value-type="float">
            <text:p>2991825</text:p>
          </table:table-cell>
          <table:table-cell table:formula="of:=[.A189]/1000/(60*60*24)" office:value-type="time" office:time-value="PT00H49M51.825S" calcext:value-type="time">
            <text:p>00:49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5.6" calcext:value-type="float">
            <text:p>105.6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float" office:value="3007825" calcext:value-type="float">
            <text:p>3007825</text:p>
          </table:table-cell>
          <table:table-cell table:formula="of:=[.A190]/1000/(60*60*24)" office:value-type="time" office:time-value="PT00H50M07.825S" calcext:value-type="time">
            <text:p>00:50:0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106.15" calcext:value-type="float">
            <text:p>106.15</text:p>
          </table:table-cell>
          <table:table-cell office:value-type="float" office:value="134.38" calcext:value-type="float">
            <text:p>134.38</text:p>
          </table:table-cell>
        </table:table-row>
        <table:table-row table:style-name="ro1">
          <table:table-cell office:value-type="float" office:value="3023825" calcext:value-type="float">
            <text:p>3023825</text:p>
          </table:table-cell>
          <table:table-cell table:formula="of:=[.A191]/1000/(60*60*24)" office:value-type="time" office:time-value="PT00H50M23.825S" calcext:value-type="time">
            <text:p>00:50:2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6.7" calcext:value-type="float">
            <text:p>106.7</text:p>
          </table:table-cell>
          <table:table-cell office:value-type="float" office:value="135.05" calcext:value-type="float">
            <text:p>135.05</text:p>
          </table:table-cell>
        </table:table-row>
        <table:table-row table:style-name="ro1">
          <table:table-cell office:value-type="float" office:value="3039825" calcext:value-type="float">
            <text:p>3039825</text:p>
          </table:table-cell>
          <table:table-cell table:formula="of:=[.A192]/1000/(60*60*24)" office:value-type="time" office:time-value="PT00H50M39.825S" calcext:value-type="time">
            <text:p>00:50:4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7.25" calcext:value-type="float">
            <text:p>107.25</text:p>
          </table:table-cell>
          <table:table-cell office:value-type="float" office:value="135.73" calcext:value-type="float">
            <text:p>135.73</text:p>
          </table:table-cell>
        </table:table-row>
        <table:table-row table:style-name="ro1">
          <table:table-cell office:value-type="float" office:value="3055825" calcext:value-type="float">
            <text:p>3055825</text:p>
          </table:table-cell>
          <table:table-cell table:formula="of:=[.A193]/1000/(60*60*24)" office:value-type="time" office:time-value="PT00H50M55.825S" calcext:value-type="time">
            <text:p>00:50:5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7.8" calcext:value-type="float">
            <text:p>107.8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1">
          <table:table-cell office:value-type="float" office:value="3071825" calcext:value-type="float">
            <text:p>3071825</text:p>
          </table:table-cell>
          <table:table-cell table:formula="of:=[.A194]/1000/(60*60*24)" office:value-type="time" office:time-value="PT00H51M11.825S" calcext:value-type="time">
            <text:p>00:51:1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108.35" calcext:value-type="float">
            <text:p>108.35</text:p>
          </table:table-cell>
          <table:table-cell office:value-type="float" office:value="137.08" calcext:value-type="float">
            <text:p>137.08</text:p>
          </table:table-cell>
        </table:table-row>
        <table:table-row table:style-name="ro1">
          <table:table-cell office:value-type="float" office:value="3087825" calcext:value-type="float">
            <text:p>3087825</text:p>
          </table:table-cell>
          <table:table-cell table:formula="of:=[.A195]/1000/(60*60*24)" office:value-type="time" office:time-value="PT00H51M27.825S" calcext:value-type="time">
            <text:p>00:51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8.89" calcext:value-type="float">
            <text:p>108.89</text:p>
          </table:table-cell>
          <table:table-cell office:value-type="float" office:value="137.75" calcext:value-type="float">
            <text:p>137.75</text:p>
          </table:table-cell>
        </table:table-row>
        <table:table-row table:style-name="ro1">
          <table:table-cell office:value-type="float" office:value="3103825" calcext:value-type="float">
            <text:p>3103825</text:p>
          </table:table-cell>
          <table:table-cell table:formula="of:=[.A196]/1000/(60*60*24)" office:value-type="time" office:time-value="PT00H51M43.825S" calcext:value-type="time">
            <text:p>00:51:4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9.44" calcext:value-type="float">
            <text:p>109.44</text:p>
          </table:table-cell>
          <table:table-cell office:value-type="float" office:value="138.42" calcext:value-type="float">
            <text:p>138.42</text:p>
          </table:table-cell>
        </table:table-row>
        <table:table-row table:style-name="ro1">
          <table:table-cell office:value-type="float" office:value="3119825" calcext:value-type="float">
            <text:p>3119825</text:p>
          </table:table-cell>
          <table:table-cell table:formula="of:=[.A197]/1000/(60*60*24)" office:value-type="time" office:time-value="PT00H51M59.825S" calcext:value-type="time">
            <text:p>00:52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9.99" calcext:value-type="float">
            <text:p>109.99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1">
          <table:table-cell office:value-type="float" office:value="3135825" calcext:value-type="float">
            <text:p>3135825</text:p>
          </table:table-cell>
          <table:table-cell table:formula="of:=[.A198]/1000/(60*60*24)" office:value-type="time" office:time-value="PT00H52M15.825S" calcext:value-type="time">
            <text:p>00:52:1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0.54" calcext:value-type="float">
            <text:p>110.54</text:p>
          </table:table-cell>
          <table:table-cell office:value-type="float" office:value="139.77" calcext:value-type="float">
            <text:p>139.77</text:p>
          </table:table-cell>
        </table:table-row>
        <table:table-row table:style-name="ro1">
          <table:table-cell office:value-type="float" office:value="3151825" calcext:value-type="float">
            <text:p>3151825</text:p>
          </table:table-cell>
          <table:table-cell table:formula="of:=[.A199]/1000/(60*60*24)" office:value-type="time" office:time-value="PT00H52M31.825S" calcext:value-type="time">
            <text:p>00:52:3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111.09" calcext:value-type="float">
            <text:p>111.09</text:p>
          </table:table-cell>
          <table:table-cell office:value-type="float" office:value="140.44" calcext:value-type="float">
            <text:p>140.44</text:p>
          </table:table-cell>
        </table:table-row>
        <table:table-row table:style-name="ro1">
          <table:table-cell office:value-type="float" office:value="3167825" calcext:value-type="float">
            <text:p>3167825</text:p>
          </table:table-cell>
          <table:table-cell table:formula="of:=[.A200]/1000/(60*60*24)" office:value-type="time" office:time-value="PT00H52M47.825S" calcext:value-type="time">
            <text:p>00:52:4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1.64" calcext:value-type="float">
            <text:p>111.64</text:p>
          </table:table-cell>
          <table:table-cell office:value-type="float" office:value="141.12" calcext:value-type="float">
            <text:p>141.12</text:p>
          </table:table-cell>
        </table:table-row>
        <table:table-row table:style-name="ro1">
          <table:table-cell office:value-type="float" office:value="3183825" calcext:value-type="float">
            <text:p>3183825</text:p>
          </table:table-cell>
          <table:table-cell table:formula="of:=[.A201]/1000/(60*60*24)" office:value-type="time" office:time-value="PT00H53M03.825S" calcext:value-type="time">
            <text:p>00:53:0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2.18" calcext:value-type="float">
            <text:p>112.18</text:p>
          </table:table-cell>
          <table:table-cell office:value-type="float" office:value="141.79" calcext:value-type="float">
            <text:p>141.79</text:p>
          </table:table-cell>
        </table:table-row>
        <table:table-row table:style-name="ro1">
          <table:table-cell office:value-type="float" office:value="3199825" calcext:value-type="float">
            <text:p>3199825</text:p>
          </table:table-cell>
          <table:table-cell table:formula="of:=[.A202]/1000/(60*60*24)" office:value-type="time" office:time-value="PT00H53M19.825S" calcext:value-type="time">
            <text:p>00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08" calcext:value-type="float">
            <text:p>151.08</text:p>
          </table:table-cell>
          <table:table-cell office:value-type="float" office:value="112.73" calcext:value-type="float">
            <text:p>112.73</text:p>
          </table:table-cell>
          <table:table-cell office:value-type="float" office:value="142.46" calcext:value-type="float">
            <text:p>142.46</text:p>
          </table:table-cell>
        </table:table-row>
        <table:table-row table:style-name="ro1">
          <table:table-cell office:value-type="float" office:value="3215825" calcext:value-type="float">
            <text:p>3215825</text:p>
          </table:table-cell>
          <table:table-cell table:formula="of:=[.A203]/1000/(60*60*24)" office:value-type="time" office:time-value="PT00H53M35.825S" calcext:value-type="time">
            <text:p>00:53:3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3.28" calcext:value-type="float">
            <text:p>113.28</text:p>
          </table:table-cell>
          <table:table-cell office:value-type="float" office:value="143.14" calcext:value-type="float">
            <text:p>143.14</text:p>
          </table:table-cell>
        </table:table-row>
        <table:table-row table:style-name="ro1">
          <table:table-cell office:value-type="float" office:value="3231825" calcext:value-type="float">
            <text:p>3231825</text:p>
          </table:table-cell>
          <table:table-cell table:formula="of:=[.A204]/1000/(60*60*24)" office:value-type="time" office:time-value="PT00H53M51.825S" calcext:value-type="time">
            <text:p>00:53:5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113.83" calcext:value-type="float">
            <text:p>113.83</text:p>
          </table:table-cell>
          <table:table-cell office:value-type="float" office:value="143.81" calcext:value-type="float">
            <text:p>143.81</text:p>
          </table:table-cell>
        </table:table-row>
        <table:table-row table:style-name="ro1">
          <table:table-cell office:value-type="float" office:value="3247825" calcext:value-type="float">
            <text:p>3247825</text:p>
          </table:table-cell>
          <table:table-cell table:formula="of:=[.A205]/1000/(60*60*24)" office:value-type="time" office:time-value="PT00H54M07.825S" calcext:value-type="time">
            <text:p>00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14.38" calcext:value-type="float">
            <text:p>114.38</text:p>
          </table:table-cell>
          <table:table-cell office:value-type="float" office:value="144.48" calcext:value-type="float">
            <text:p>144.48</text:p>
          </table:table-cell>
        </table:table-row>
        <table:table-row table:style-name="ro1">
          <table:table-cell office:value-type="float" office:value="3263825" calcext:value-type="float">
            <text:p>3263825</text:p>
          </table:table-cell>
          <table:table-cell table:formula="of:=[.A206]/1000/(60*60*24)" office:value-type="time" office:time-value="PT00H54M23.825S" calcext:value-type="time">
            <text:p>00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114.92" calcext:value-type="float">
            <text:p>114.92</text:p>
          </table:table-cell>
          <table:table-cell office:value-type="float" office:value="145.15" calcext:value-type="float">
            <text:p>145.15</text:p>
          </table:table-cell>
        </table:table-row>
        <table:table-row table:style-name="ro1">
          <table:table-cell office:value-type="float" office:value="3279825" calcext:value-type="float">
            <text:p>3279825</text:p>
          </table:table-cell>
          <table:table-cell table:formula="of:=[.A207]/1000/(60*60*24)" office:value-type="time" office:time-value="PT00H54M39.825S" calcext:value-type="time">
            <text:p>00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5.47" calcext:value-type="float">
            <text:p>115.47</text:p>
          </table:table-cell>
          <table:table-cell office:value-type="float" office:value="145.82" calcext:value-type="float">
            <text:p>145.82</text:p>
          </table:table-cell>
        </table:table-row>
        <table:table-row table:style-name="ro1">
          <table:table-cell office:value-type="float" office:value="3295825" calcext:value-type="float">
            <text:p>3295825</text:p>
          </table:table-cell>
          <table:table-cell table:formula="of:=[.A208]/1000/(60*60*24)" office:value-type="time" office:time-value="PT00H54M55.825S" calcext:value-type="time">
            <text:p>00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6.02" calcext:value-type="float">
            <text:p>116.02</text:p>
          </table:table-cell>
          <table:table-cell office:value-type="float" office:value="146.49" calcext:value-type="float">
            <text:p>146.49</text:p>
          </table:table-cell>
        </table:table-row>
        <table:table-row table:style-name="ro1">
          <table:table-cell office:value-type="float" office:value="3311825" calcext:value-type="float">
            <text:p>3311825</text:p>
          </table:table-cell>
          <table:table-cell table:formula="of:=[.A209]/1000/(60*60*24)" office:value-type="time" office:time-value="PT00H55M11.825S" calcext:value-type="time">
            <text:p>00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116.57" calcext:value-type="float">
            <text:p>116.57</text:p>
          </table:table-cell>
          <table:table-cell office:value-type="float" office:value="147.17" calcext:value-type="float">
            <text:p>147.17</text:p>
          </table:table-cell>
        </table:table-row>
        <table:table-row table:style-name="ro1">
          <table:table-cell office:value-type="float" office:value="3327825" calcext:value-type="float">
            <text:p>3327825</text:p>
          </table:table-cell>
          <table:table-cell table:formula="of:=[.A210]/1000/(60*60*24)" office:value-type="time" office:time-value="PT00H55M27.825S" calcext:value-type="time">
            <text:p>00:55:28</text:p>
          </table:table-cell>
          <table:table-cell office:value-type="float" office:value="1.23" calcext:value-type="float">
            <text:p>1.23</text:p>
          </table:table-cell>
          <table:table-cell office:value-type="float" office:value="123.1" calcext:value-type="float">
            <text:p>123.1</text:p>
          </table:table-cell>
          <table:table-cell office:value-type="float" office:value="151.21" calcext:value-type="float">
            <text:p>151.21</text:p>
          </table:table-cell>
          <table:table-cell office:value-type="float" office:value="117.11" calcext:value-type="float">
            <text:p>117.11</text:p>
          </table:table-cell>
          <table:table-cell office:value-type="float" office:value="147.84" calcext:value-type="float">
            <text:p>147.84</text:p>
          </table:table-cell>
        </table:table-row>
        <table:table-row table:style-name="ro1">
          <table:table-cell office:value-type="float" office:value="3343825" calcext:value-type="float">
            <text:p>3343825</text:p>
          </table:table-cell>
          <table:table-cell table:formula="of:=[.A211]/1000/(60*60*24)" office:value-type="time" office:time-value="PT00H55M43.825S" calcext:value-type="time">
            <text:p>00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17.66" calcext:value-type="float">
            <text:p>117.66</text:p>
          </table:table-cell>
          <table:table-cell office:value-type="float" office:value="148.51" calcext:value-type="float">
            <text:p>148.51</text:p>
          </table:table-cell>
        </table:table-row>
        <table:table-row table:style-name="ro1">
          <table:table-cell office:value-type="float" office:value="3359825" calcext:value-type="float">
            <text:p>3359825</text:p>
          </table:table-cell>
          <table:table-cell table:formula="of:=[.A212]/1000/(60*60*24)" office:value-type="time" office:time-value="PT00H55M59.825S" calcext:value-type="time">
            <text:p>00:56:00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118.21" calcext:value-type="float">
            <text:p>118.21</text:p>
          </table:table-cell>
          <table:table-cell office:value-type="float" office:value="149.18" calcext:value-type="float">
            <text:p>149.18</text:p>
          </table:table-cell>
        </table:table-row>
        <table:table-row table:style-name="ro1">
          <table:table-cell office:value-type="float" office:value="3375825" calcext:value-type="float">
            <text:p>3375825</text:p>
          </table:table-cell>
          <table:table-cell table:formula="of:=[.A213]/1000/(60*60*24)" office:value-type="time" office:time-value="PT00H56M15.825S" calcext:value-type="time">
            <text:p>00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18.76" calcext:value-type="float">
            <text:p>118.76</text:p>
          </table:table-cell>
          <table:table-cell office:value-type="float" office:value="149.85" calcext:value-type="float">
            <text:p>149.85</text:p>
          </table:table-cell>
        </table:table-row>
        <table:table-row table:style-name="ro1">
          <table:table-cell office:value-type="float" office:value="3391825" calcext:value-type="float">
            <text:p>3391825</text:p>
          </table:table-cell>
          <table:table-cell table:formula="of:=[.A214]/1000/(60*60*24)" office:value-type="time" office:time-value="PT00H56M31.825S" calcext:value-type="time">
            <text:p>00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19.3" calcext:value-type="float">
            <text:p>119.3</text:p>
          </table:table-cell>
          <table:table-cell office:value-type="float" office:value="150.52" calcext:value-type="float">
            <text:p>150.52</text:p>
          </table:table-cell>
        </table:table-row>
        <table:table-row table:style-name="ro1">
          <table:table-cell office:value-type="float" office:value="3407825" calcext:value-type="float">
            <text:p>3407825</text:p>
          </table:table-cell>
          <table:table-cell table:formula="of:=[.A215]/1000/(60*60*24)" office:value-type="time" office:time-value="PT00H56M47.825S" calcext:value-type="time">
            <text:p>00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119.85" calcext:value-type="float">
            <text:p>119.85</text:p>
          </table:table-cell>
          <table:table-cell office:value-type="float" office:value="151.19" calcext:value-type="float">
            <text:p>151.19</text:p>
          </table:table-cell>
        </table:table-row>
        <table:table-row table:style-name="ro1">
          <table:table-cell office:value-type="float" office:value="3423825" calcext:value-type="float">
            <text:p>3423825</text:p>
          </table:table-cell>
          <table:table-cell table:formula="of:=[.A216]/1000/(60*60*24)" office:value-type="time" office:time-value="PT00H57M03.825S" calcext:value-type="time">
            <text:p>00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0.4" calcext:value-type="float">
            <text:p>120.4</text:p>
          </table:table-cell>
          <table:table-cell office:value-type="float" office:value="151.86" calcext:value-type="float">
            <text:p>151.86</text:p>
          </table:table-cell>
        </table:table-row>
        <table:table-row table:style-name="ro1">
          <table:table-cell office:value-type="float" office:value="3439825" calcext:value-type="float">
            <text:p>3439825</text:p>
          </table:table-cell>
          <table:table-cell table:formula="of:=[.A217]/1000/(60*60*24)" office:value-type="time" office:time-value="PT00H57M19.825S" calcext:value-type="time">
            <text:p>00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0.95" calcext:value-type="float">
            <text:p>120.95</text:p>
          </table:table-cell>
          <table:table-cell office:value-type="float" office:value="152.53" calcext:value-type="float">
            <text:p>152.53</text:p>
          </table:table-cell>
        </table:table-row>
        <table:table-row table:style-name="ro1">
          <table:table-cell office:value-type="float" office:value="3455825" calcext:value-type="float">
            <text:p>3455825</text:p>
          </table:table-cell>
          <table:table-cell table:formula="of:=[.A218]/1000/(60*60*24)" office:value-type="time" office:time-value="PT00H57M35.825S" calcext:value-type="time">
            <text:p>00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1.49" calcext:value-type="float">
            <text:p>121.49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3471825" calcext:value-type="float">
            <text:p>3471825</text:p>
          </table:table-cell>
          <table:table-cell table:formula="of:=[.A219]/1000/(60*60*24)" office:value-type="time" office:time-value="PT00H57M51.825S" calcext:value-type="time">
            <text:p>00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122.04" calcext:value-type="float">
            <text:p>122.04</text:p>
          </table:table-cell>
          <table:table-cell office:value-type="float" office:value="153.87" calcext:value-type="float">
            <text:p>153.87</text:p>
          </table:table-cell>
        </table:table-row>
        <table:table-row table:style-name="ro1">
          <table:table-cell office:value-type="float" office:value="3487825" calcext:value-type="float">
            <text:p>3487825</text:p>
          </table:table-cell>
          <table:table-cell table:formula="of:=[.A220]/1000/(60*60*24)" office:value-type="time" office:time-value="PT00H58M07.825S" calcext:value-type="time">
            <text:p>00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2.59" calcext:value-type="float">
            <text:p>122.59</text:p>
          </table:table-cell>
          <table:table-cell office:value-type="float" office:value="154.54" calcext:value-type="float">
            <text:p>154.54</text:p>
          </table:table-cell>
        </table:table-row>
        <table:table-row table:style-name="ro1">
          <table:table-cell office:value-type="float" office:value="3503825" calcext:value-type="float">
            <text:p>3503825</text:p>
          </table:table-cell>
          <table:table-cell table:formula="of:=[.A221]/1000/(60*60*24)" office:value-type="time" office:time-value="PT00H58M23.825S" calcext:value-type="time">
            <text:p>00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3.13" calcext:value-type="float">
            <text:p>123.13</text:p>
          </table:table-cell>
          <table:table-cell office:value-type="float" office:value="155.21" calcext:value-type="float">
            <text:p>155.21</text:p>
          </table:table-cell>
        </table:table-row>
        <table:table-row table:style-name="ro1">
          <table:table-cell office:value-type="float" office:value="3519825" calcext:value-type="float">
            <text:p>3519825</text:p>
          </table:table-cell>
          <table:table-cell table:formula="of:=[.A222]/1000/(60*60*24)" office:value-type="time" office:time-value="PT00H58M39.825S" calcext:value-type="time">
            <text:p>00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3.68" calcext:value-type="float">
            <text:p>123.68</text:p>
          </table:table-cell>
          <table:table-cell office:value-type="float" office:value="155.87" calcext:value-type="float">
            <text:p>155.87</text:p>
          </table:table-cell>
        </table:table-row>
        <table:table-row table:style-name="ro1">
          <table:table-cell office:value-type="float" office:value="3535825" calcext:value-type="float">
            <text:p>3535825</text:p>
          </table:table-cell>
          <table:table-cell table:formula="of:=[.A223]/1000/(60*60*24)" office:value-type="time" office:time-value="PT00H58M55.825S" calcext:value-type="time">
            <text:p>00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4.23" calcext:value-type="float">
            <text:p>124.23</text:p>
          </table:table-cell>
          <table:table-cell office:value-type="float" office:value="156.54" calcext:value-type="float">
            <text:p>156.54</text:p>
          </table:table-cell>
        </table:table-row>
        <table:table-row table:style-name="ro1">
          <table:table-cell office:value-type="float" office:value="3551825" calcext:value-type="float">
            <text:p>3551825</text:p>
          </table:table-cell>
          <table:table-cell table:formula="of:=[.A224]/1000/(60*60*24)" office:value-type="time" office:time-value="PT00H59M11.825S" calcext:value-type="time">
            <text:p>00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4.77" calcext:value-type="float">
            <text:p>124.77</text:p>
          </table:table-cell>
          <table:table-cell office:value-type="float" office:value="157.21" calcext:value-type="float">
            <text:p>157.21</text:p>
          </table:table-cell>
        </table:table-row>
        <table:table-row table:style-name="ro1">
          <table:table-cell office:value-type="float" office:value="3567825" calcext:value-type="float">
            <text:p>3567825</text:p>
          </table:table-cell>
          <table:table-cell table:formula="of:=[.A225]/1000/(60*60*24)" office:value-type="time" office:time-value="PT00H59M27.825S" calcext:value-type="time">
            <text:p>00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125.32" calcext:value-type="float">
            <text:p>125.32</text:p>
          </table:table-cell>
          <table:table-cell office:value-type="float" office:value="157.88" calcext:value-type="float">
            <text:p>157.88</text:p>
          </table:table-cell>
        </table:table-row>
        <table:table-row table:style-name="ro1">
          <table:table-cell office:value-type="float" office:value="3583825" calcext:value-type="float">
            <text:p>3583825</text:p>
          </table:table-cell>
          <table:table-cell table:formula="of:=[.A226]/1000/(60*60*24)" office:value-type="time" office:time-value="PT00H59M43.825S" calcext:value-type="time">
            <text:p>00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25.87" calcext:value-type="float">
            <text:p>125.87</text:p>
          </table:table-cell>
          <table:table-cell office:value-type="float" office:value="158.55" calcext:value-type="float">
            <text:p>158.55</text:p>
          </table:table-cell>
        </table:table-row>
        <table:table-row table:style-name="ro1">
          <table:table-cell office:value-type="float" office:value="3599825" calcext:value-type="float">
            <text:p>3599825</text:p>
          </table:table-cell>
          <table:table-cell table:formula="of:=[.A227]/1000/(60*60*24)" office:value-type="time" office:time-value="PT00H59M59.825S" calcext:value-type="time">
            <text:p>01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26.41" calcext:value-type="float">
            <text:p>126.41</text:p>
          </table:table-cell>
          <table:table-cell office:value-type="float" office:value="159.22" calcext:value-type="float">
            <text:p>159.22</text:p>
          </table:table-cell>
        </table:table-row>
        <table:table-row table:style-name="ro1">
          <table:table-cell office:value-type="float" office:value="3615825" calcext:value-type="float">
            <text:p>3615825</text:p>
          </table:table-cell>
          <table:table-cell table:formula="of:=[.A228]/1000/(60*60*24)" office:value-type="time" office:time-value="PT01H00M15.825S" calcext:value-type="time">
            <text:p>01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126.96" calcext:value-type="float">
            <text:p>126.96</text:p>
          </table:table-cell>
          <table:table-cell office:value-type="float" office:value="159.89" calcext:value-type="float">
            <text:p>159.89</text:p>
          </table:table-cell>
        </table:table-row>
        <table:table-row table:style-name="ro1">
          <table:table-cell office:value-type="float" office:value="3631825" calcext:value-type="float">
            <text:p>3631825</text:p>
          </table:table-cell>
          <table:table-cell table:formula="of:=[.A229]/1000/(60*60*24)" office:value-type="time" office:time-value="PT01H00M31.825S" calcext:value-type="time">
            <text:p>01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127.5" calcext:value-type="float">
            <text:p>127.5</text:p>
          </table:table-cell>
          <table:table-cell office:value-type="float" office:value="160.56" calcext:value-type="float">
            <text:p>160.56</text:p>
          </table:table-cell>
        </table:table-row>
        <table:table-row table:style-name="ro1">
          <table:table-cell office:value-type="float" office:value="3647825" calcext:value-type="float">
            <text:p>3647825</text:p>
          </table:table-cell>
          <table:table-cell table:formula="of:=[.A230]/1000/(60*60*24)" office:value-type="time" office:time-value="PT01H00M47.825S" calcext:value-type="time">
            <text:p>01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128.05" calcext:value-type="float">
            <text:p>128.05</text:p>
          </table:table-cell>
          <table:table-cell office:value-type="float" office:value="161.22" calcext:value-type="float">
            <text:p>161.22</text:p>
          </table:table-cell>
        </table:table-row>
        <table:table-row table:style-name="ro1">
          <table:table-cell office:value-type="float" office:value="3663825" calcext:value-type="float">
            <text:p>3663825</text:p>
          </table:table-cell>
          <table:table-cell table:formula="of:=[.A231]/1000/(60*60*24)" office:value-type="time" office:time-value="PT01H01M03.825S" calcext:value-type="time">
            <text:p>01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28.6" calcext:value-type="float">
            <text:p>128.6</text:p>
          </table:table-cell>
          <table:table-cell office:value-type="float" office:value="161.89" calcext:value-type="float">
            <text:p>161.89</text:p>
          </table:table-cell>
        </table:table-row>
        <table:table-row table:style-name="ro1">
          <table:table-cell office:value-type="float" office:value="3679825" calcext:value-type="float">
            <text:p>3679825</text:p>
          </table:table-cell>
          <table:table-cell table:formula="of:=[.A232]/1000/(60*60*24)" office:value-type="time" office:time-value="PT01H01M19.825S" calcext:value-type="time">
            <text:p>01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29.14" calcext:value-type="float">
            <text:p>129.14</text:p>
          </table:table-cell>
          <table:table-cell office:value-type="float" office:value="162.56" calcext:value-type="float">
            <text:p>162.56</text:p>
          </table:table-cell>
        </table:table-row>
        <table:table-row table:style-name="ro1">
          <table:table-cell office:value-type="float" office:value="3695825" calcext:value-type="float">
            <text:p>3695825</text:p>
          </table:table-cell>
          <table:table-cell table:formula="of:=[.A233]/1000/(60*60*24)" office:value-type="time" office:time-value="PT01H01M35.825S" calcext:value-type="time">
            <text:p>01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29.69" calcext:value-type="float">
            <text:p>129.69</text:p>
          </table:table-cell>
          <table:table-cell office:value-type="float" office:value="163.23" calcext:value-type="float">
            <text:p>163.23</text:p>
          </table:table-cell>
        </table:table-row>
        <table:table-row table:style-name="ro1">
          <table:table-cell office:value-type="float" office:value="3711825" calcext:value-type="float">
            <text:p>3711825</text:p>
          </table:table-cell>
          <table:table-cell table:formula="of:=[.A234]/1000/(60*60*24)" office:value-type="time" office:time-value="PT01H01M51.825S" calcext:value-type="time">
            <text:p>01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30.24" calcext:value-type="float">
            <text:p>130.24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1">
          <table:table-cell office:value-type="float" office:value="3727825" calcext:value-type="float">
            <text:p>3727825</text:p>
          </table:table-cell>
          <table:table-cell table:formula="of:=[.A235]/1000/(60*60*24)" office:value-type="time" office:time-value="PT01H02M07.825S" calcext:value-type="time">
            <text:p>01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6" calcext:value-type="float">
            <text:p>150.46</text:p>
          </table:table-cell>
          <table:table-cell office:value-type="float" office:value="130.78" calcext:value-type="float">
            <text:p>130.78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>
          <table:table-cell office:value-type="float" office:value="3743825" calcext:value-type="float">
            <text:p>3743825</text:p>
          </table:table-cell>
          <table:table-cell table:formula="of:=[.A236]/1000/(60*60*24)" office:value-type="time" office:time-value="PT01H02M23.825S" calcext:value-type="time">
            <text:p>01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31.33" calcext:value-type="float">
            <text:p>131.33</text:p>
          </table:table-cell>
          <table:table-cell office:value-type="float" office:value="165.23" calcext:value-type="float">
            <text:p>165.23</text:p>
          </table:table-cell>
        </table:table-row>
        <table:table-row table:style-name="ro1">
          <table:table-cell office:value-type="float" office:value="3759825" calcext:value-type="float">
            <text:p>3759825</text:p>
          </table:table-cell>
          <table:table-cell table:formula="of:=[.A237]/1000/(60*60*24)" office:value-type="time" office:time-value="PT01H02M39.825S" calcext:value-type="time">
            <text:p>01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31.87" calcext:value-type="float">
            <text:p>131.87</text:p>
          </table:table-cell>
          <table:table-cell office:value-type="float" office:value="165.9" calcext:value-type="float">
            <text:p>165.9</text:p>
          </table:table-cell>
        </table:table-row>
        <table:table-row table:style-name="ro1">
          <table:table-cell office:value-type="float" office:value="3775825" calcext:value-type="float">
            <text:p>3775825</text:p>
          </table:table-cell>
          <table:table-cell table:formula="of:=[.A238]/1000/(60*60*24)" office:value-type="time" office:time-value="PT01H02M55.825S" calcext:value-type="time">
            <text:p>01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32.42" calcext:value-type="float">
            <text:p>132.42</text:p>
          </table:table-cell>
          <table:table-cell office:value-type="float" office:value="166.57" calcext:value-type="float">
            <text:p>166.57</text:p>
          </table:table-cell>
        </table:table-row>
        <table:table-row table:style-name="ro1">
          <table:table-cell office:value-type="float" office:value="3791825" calcext:value-type="float">
            <text:p>3791825</text:p>
          </table:table-cell>
          <table:table-cell table:formula="of:=[.A239]/1000/(60*60*24)" office:value-type="time" office:time-value="PT01H03M11.825S" calcext:value-type="time">
            <text:p>01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50.34" calcext:value-type="float">
            <text:p>150.34</text:p>
          </table:table-cell>
          <table:table-cell office:value-type="float" office:value="132.97" calcext:value-type="float">
            <text:p>132.97</text:p>
          </table:table-cell>
          <table:table-cell office:value-type="float" office:value="167.23" calcext:value-type="float">
            <text:p>167.23</text:p>
          </table:table-cell>
        </table:table-row>
        <table:table-row table:style-name="ro1">
          <table:table-cell office:value-type="float" office:value="3807825" calcext:value-type="float">
            <text:p>3807825</text:p>
          </table:table-cell>
          <table:table-cell table:formula="of:=[.A240]/1000/(60*60*24)" office:value-type="time" office:time-value="PT01H03M27.825S" calcext:value-type="time">
            <text:p>01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3.51" calcext:value-type="float">
            <text:p>133.51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1">
          <table:table-cell office:value-type="float" office:value="3823825" calcext:value-type="float">
            <text:p>3823825</text:p>
          </table:table-cell>
          <table:table-cell table:formula="of:=[.A241]/1000/(60*60*24)" office:value-type="time" office:time-value="PT01H03M43.825S" calcext:value-type="time">
            <text:p>01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4.06" calcext:value-type="float">
            <text:p>134.06</text:p>
          </table:table-cell>
          <table:table-cell office:value-type="float" office:value="168.57" calcext:value-type="float">
            <text:p>168.57</text:p>
          </table:table-cell>
        </table:table-row>
        <table:table-row table:style-name="ro1">
          <table:table-cell office:value-type="float" office:value="3839825" calcext:value-type="float">
            <text:p>3839825</text:p>
          </table:table-cell>
          <table:table-cell table:formula="of:=[.A242]/1000/(60*60*24)" office:value-type="time" office:time-value="PT01H03M59.825S" calcext:value-type="time">
            <text:p>01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4.6" calcext:value-type="float">
            <text:p>134.6</text:p>
          </table:table-cell>
          <table:table-cell office:value-type="float" office:value="169.23" calcext:value-type="float">
            <text:p>169.23</text:p>
          </table:table-cell>
        </table:table-row>
        <table:table-row table:style-name="ro1">
          <table:table-cell office:value-type="float" office:value="3855825" calcext:value-type="float">
            <text:p>3855825</text:p>
          </table:table-cell>
          <table:table-cell table:formula="of:=[.A243]/1000/(60*60*24)" office:value-type="time" office:time-value="PT01H04M15.825S" calcext:value-type="time">
            <text:p>01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5.15" calcext:value-type="float">
            <text:p>135.15</text:p>
          </table:table-cell>
          <table:table-cell office:value-type="float" office:value="169.9" calcext:value-type="float">
            <text:p>169.9</text:p>
          </table:table-cell>
        </table:table-row>
        <table:table-row table:style-name="ro1">
          <table:table-cell office:value-type="float" office:value="3871825" calcext:value-type="float">
            <text:p>3871825</text:p>
          </table:table-cell>
          <table:table-cell table:formula="of:=[.A244]/1000/(60*60*24)" office:value-type="time" office:time-value="PT01H04M31.825S" calcext:value-type="time">
            <text:p>01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135.69" calcext:value-type="float">
            <text:p>135.69</text:p>
          </table:table-cell>
          <table:table-cell office:value-type="float" office:value="170.56" calcext:value-type="float">
            <text:p>170.56</text:p>
          </table:table-cell>
        </table:table-row>
        <table:table-row table:style-name="ro1">
          <table:table-cell office:value-type="float" office:value="3887825" calcext:value-type="float">
            <text:p>3887825</text:p>
          </table:table-cell>
          <table:table-cell table:formula="of:=[.A245]/1000/(60*60*24)" office:value-type="time" office:time-value="PT01H04M47.825S" calcext:value-type="time">
            <text:p>01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6.24" calcext:value-type="float">
            <text:p>136.24</text:p>
          </table:table-cell>
          <table:table-cell office:value-type="float" office:value="171.23" calcext:value-type="float">
            <text:p>171.23</text:p>
          </table:table-cell>
        </table:table-row>
        <table:table-row table:style-name="ro1">
          <table:table-cell office:value-type="float" office:value="3903825" calcext:value-type="float">
            <text:p>3903825</text:p>
          </table:table-cell>
          <table:table-cell table:formula="of:=[.A246]/1000/(60*60*24)" office:value-type="time" office:time-value="PT01H05M03.825S" calcext:value-type="time">
            <text:p>01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6.78" calcext:value-type="float">
            <text:p>136.78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float" office:value="3919825" calcext:value-type="float">
            <text:p>3919825</text:p>
          </table:table-cell>
          <table:table-cell table:formula="of:=[.A247]/1000/(60*60*24)" office:value-type="time" office:time-value="PT01H05M19.825S" calcext:value-type="time">
            <text:p>01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50.22" calcext:value-type="float">
            <text:p>150.22</text:p>
          </table:table-cell>
          <table:table-cell office:value-type="float" office:value="137.33" calcext:value-type="float">
            <text:p>137.33</text:p>
          </table:table-cell>
          <table:table-cell office:value-type="float" office:value="172.56" calcext:value-type="float">
            <text:p>172.56</text:p>
          </table:table-cell>
        </table:table-row>
        <table:table-row table:style-name="ro1">
          <table:table-cell office:value-type="float" office:value="3935825" calcext:value-type="float">
            <text:p>3935825</text:p>
          </table:table-cell>
          <table:table-cell table:formula="of:=[.A248]/1000/(60*60*24)" office:value-type="time" office:time-value="PT01H05M35.825S" calcext:value-type="time">
            <text:p>01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7.87" calcext:value-type="float">
            <text:p>137.87</text:p>
          </table:table-cell>
          <table:table-cell office:value-type="float" office:value="173.23" calcext:value-type="float">
            <text:p>173.23</text:p>
          </table:table-cell>
        </table:table-row>
        <table:table-row table:style-name="ro1">
          <table:table-cell office:value-type="float" office:value="3951825" calcext:value-type="float">
            <text:p>3951825</text:p>
          </table:table-cell>
          <table:table-cell table:formula="of:=[.A249]/1000/(60*60*24)" office:value-type="time" office:time-value="PT01H05M51.825S" calcext:value-type="time">
            <text:p>01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8.42" calcext:value-type="float">
            <text:p>138.42</text:p>
          </table:table-cell>
          <table:table-cell office:value-type="float" office:value="173.89" calcext:value-type="float">
            <text:p>173.89</text:p>
          </table:table-cell>
        </table:table-row>
        <table:table-row table:style-name="ro1">
          <table:table-cell office:value-type="float" office:value="3967825" calcext:value-type="float">
            <text:p>3967825</text:p>
          </table:table-cell>
          <table:table-cell table:formula="of:=[.A250]/1000/(60*60*24)" office:value-type="time" office:time-value="PT01H06M07.825S" calcext:value-type="time">
            <text:p>01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38.97" calcext:value-type="float">
            <text:p>138.97</text:p>
          </table:table-cell>
          <table:table-cell office:value-type="float" office:value="174.56" calcext:value-type="float">
            <text:p>174.56</text:p>
          </table:table-cell>
        </table:table-row>
        <table:table-row table:style-name="ro1">
          <table:table-cell office:value-type="float" office:value="3983825" calcext:value-type="float">
            <text:p>3983825</text:p>
          </table:table-cell>
          <table:table-cell table:formula="of:=[.A251]/1000/(60*60*24)" office:value-type="time" office:time-value="PT01H06M23.825S" calcext:value-type="time">
            <text:p>01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39.51" calcext:value-type="float">
            <text:p>139.51</text:p>
          </table:table-cell>
          <table:table-cell office:value-type="float" office:value="175.22" calcext:value-type="float">
            <text:p>175.22</text:p>
          </table:table-cell>
        </table:table-row>
        <table:table-row table:style-name="ro1">
          <table:table-cell office:value-type="float" office:value="3999825" calcext:value-type="float">
            <text:p>3999825</text:p>
          </table:table-cell>
          <table:table-cell table:formula="of:=[.A252]/1000/(60*60*24)" office:value-type="time" office:time-value="PT01H06M39.825S" calcext:value-type="time">
            <text:p>01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0.06" calcext:value-type="float">
            <text:p>140.06</text:p>
          </table:table-cell>
          <table:table-cell office:value-type="float" office:value="175.89" calcext:value-type="float">
            <text:p>175.89</text:p>
          </table:table-cell>
        </table:table-row>
        <table:table-row table:style-name="ro1">
          <table:table-cell office:value-type="float" office:value="4015825" calcext:value-type="float">
            <text:p>4015825</text:p>
          </table:table-cell>
          <table:table-cell table:formula="of:=[.A253]/1000/(60*60*24)" office:value-type="time" office:time-value="PT01H06M55.825S" calcext:value-type="time">
            <text:p>01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140.6" calcext:value-type="float">
            <text:p>140.6</text:p>
          </table:table-cell>
          <table:table-cell office:value-type="float" office:value="176.55" calcext:value-type="float">
            <text:p>176.55</text:p>
          </table:table-cell>
        </table:table-row>
        <table:table-row table:style-name="ro1">
          <table:table-cell office:value-type="float" office:value="4031825" calcext:value-type="float">
            <text:p>4031825</text:p>
          </table:table-cell>
          <table:table-cell table:formula="of:=[.A254]/1000/(60*60*24)" office:value-type="time" office:time-value="PT01H07M11.825S" calcext:value-type="time">
            <text:p>01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141.15" calcext:value-type="float">
            <text:p>141.15</text:p>
          </table:table-cell>
          <table:table-cell office:value-type="float" office:value="177.22" calcext:value-type="float">
            <text:p>177.22</text:p>
          </table:table-cell>
        </table:table-row>
        <table:table-row table:style-name="ro1">
          <table:table-cell office:value-type="float" office:value="4047825" calcext:value-type="float">
            <text:p>4047825</text:p>
          </table:table-cell>
          <table:table-cell table:formula="of:=[.A255]/1000/(60*60*24)" office:value-type="time" office:time-value="PT01H07M27.825S" calcext:value-type="time">
            <text:p>01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1.69" calcext:value-type="float">
            <text:p>141.69</text:p>
          </table:table-cell>
          <table:table-cell office:value-type="float" office:value="177.88" calcext:value-type="float">
            <text:p>177.88</text:p>
          </table:table-cell>
        </table:table-row>
        <table:table-row table:style-name="ro1">
          <table:table-cell office:value-type="float" office:value="4063825" calcext:value-type="float">
            <text:p>4063825</text:p>
          </table:table-cell>
          <table:table-cell table:formula="of:=[.A256]/1000/(60*60*24)" office:value-type="time" office:time-value="PT01H07M43.825S" calcext:value-type="time">
            <text:p>01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2.24" calcext:value-type="float">
            <text:p>142.24</text:p>
          </table:table-cell>
          <table:table-cell office:value-type="float" office:value="178.55" calcext:value-type="float">
            <text:p>178.55</text:p>
          </table:table-cell>
        </table:table-row>
        <table:table-row table:style-name="ro1">
          <table:table-cell office:value-type="float" office:value="4079825" calcext:value-type="float">
            <text:p>4079825</text:p>
          </table:table-cell>
          <table:table-cell table:formula="of:=[.A257]/1000/(60*60*24)" office:value-type="time" office:time-value="PT01H07M59.825S" calcext:value-type="time">
            <text:p>01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2.78" calcext:value-type="float">
            <text:p>142.78</text:p>
          </table:table-cell>
          <table:table-cell office:value-type="float" office:value="179.21" calcext:value-type="float">
            <text:p>179.21</text:p>
          </table:table-cell>
        </table:table-row>
        <table:table-row table:style-name="ro1">
          <table:table-cell office:value-type="float" office:value="4095825" calcext:value-type="float">
            <text:p>4095825</text:p>
          </table:table-cell>
          <table:table-cell table:formula="of:=[.A258]/1000/(60*60*24)" office:value-type="time" office:time-value="PT01H08M15.825S" calcext:value-type="time">
            <text:p>01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143.33" calcext:value-type="float">
            <text:p>143.33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>
          <table:table-cell office:value-type="float" office:value="4111825" calcext:value-type="float">
            <text:p>4111825</text:p>
          </table:table-cell>
          <table:table-cell table:formula="of:=[.A259]/1000/(60*60*24)" office:value-type="time" office:time-value="PT01H08M31.825S" calcext:value-type="time">
            <text:p>01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3.87" calcext:value-type="float">
            <text:p>143.87</text:p>
          </table:table-cell>
          <table:table-cell office:value-type="float" office:value="180.54" calcext:value-type="float">
            <text:p>180.54</text:p>
          </table:table-cell>
        </table:table-row>
        <table:table-row table:style-name="ro1">
          <table:table-cell office:value-type="float" office:value="4127825" calcext:value-type="float">
            <text:p>4127825</text:p>
          </table:table-cell>
          <table:table-cell table:formula="of:=[.A260]/1000/(60*60*24)" office:value-type="time" office:time-value="PT01H08M47.825S" calcext:value-type="time">
            <text:p>01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4.41" calcext:value-type="float">
            <text:p>144.41</text:p>
          </table:table-cell>
          <table:table-cell office:value-type="float" office:value="181.21" calcext:value-type="float">
            <text:p>181.21</text:p>
          </table:table-cell>
        </table:table-row>
        <table:table-row table:style-name="ro1">
          <table:table-cell office:value-type="float" office:value="4143825" calcext:value-type="float">
            <text:p>4143825</text:p>
          </table:table-cell>
          <table:table-cell table:formula="of:=[.A261]/1000/(60*60*24)" office:value-type="time" office:time-value="PT01H09M03.825S" calcext:value-type="time">
            <text:p>01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144.96" calcext:value-type="float">
            <text:p>144.96</text:p>
          </table:table-cell>
          <table:table-cell office:value-type="float" office:value="181.87" calcext:value-type="float">
            <text:p>181.87</text:p>
          </table:table-cell>
        </table:table-row>
        <table:table-row table:style-name="ro1">
          <table:table-cell office:value-type="float" office:value="4159825" calcext:value-type="float">
            <text:p>4159825</text:p>
          </table:table-cell>
          <table:table-cell table:formula="of:=[.A262]/1000/(60*60*24)" office:value-type="time" office:time-value="PT01H09M19.825S" calcext:value-type="time">
            <text:p>01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5.5" calcext:value-type="float">
            <text:p>145.5</text:p>
          </table:table-cell>
          <table:table-cell office:value-type="float" office:value="182.54" calcext:value-type="float">
            <text:p>182.54</text:p>
          </table:table-cell>
        </table:table-row>
        <table:table-row table:style-name="ro1">
          <table:table-cell office:value-type="float" office:value="4175825" calcext:value-type="float">
            <text:p>4175825</text:p>
          </table:table-cell>
          <table:table-cell table:formula="of:=[.A263]/1000/(60*60*24)" office:value-type="time" office:time-value="PT01H09M35.825S" calcext:value-type="time">
            <text:p>01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6.05" calcext:value-type="float">
            <text:p>146.05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1">
          <table:table-cell office:value-type="float" office:value="4191825" calcext:value-type="float">
            <text:p>4191825</text:p>
          </table:table-cell>
          <table:table-cell table:formula="of:=[.A264]/1000/(60*60*24)" office:value-type="time" office:time-value="PT01H09M51.825S" calcext:value-type="time">
            <text:p>01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6.59" calcext:value-type="float">
            <text:p>146.59</text:p>
          </table:table-cell>
          <table:table-cell office:value-type="float" office:value="183.86" calcext:value-type="float">
            <text:p>183.86</text:p>
          </table:table-cell>
        </table:table-row>
        <table:table-row table:style-name="ro1">
          <table:table-cell office:value-type="float" office:value="4207825" calcext:value-type="float">
            <text:p>4207825</text:p>
          </table:table-cell>
          <table:table-cell table:formula="of:=[.A265]/1000/(60*60*24)" office:value-type="time" office:time-value="PT01H10M07.825S" calcext:value-type="time">
            <text:p>01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7.14" calcext:value-type="float">
            <text:p>147.14</text:p>
          </table:table-cell>
          <table:table-cell office:value-type="float" office:value="184.53" calcext:value-type="float">
            <text:p>184.53</text:p>
          </table:table-cell>
        </table:table-row>
        <table:table-row table:style-name="ro1">
          <table:table-cell office:value-type="float" office:value="4223825" calcext:value-type="float">
            <text:p>4223825</text:p>
          </table:table-cell>
          <table:table-cell table:formula="of:=[.A266]/1000/(60*60*24)" office:value-type="time" office:time-value="PT01H10M23.825S" calcext:value-type="time">
            <text:p>01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47.68" calcext:value-type="float">
            <text:p>147.68</text:p>
          </table:table-cell>
          <table:table-cell office:value-type="float" office:value="185.19" calcext:value-type="float">
            <text:p>185.19</text:p>
          </table:table-cell>
        </table:table-row>
        <table:table-row table:style-name="ro1">
          <table:table-cell office:value-type="float" office:value="4239825" calcext:value-type="float">
            <text:p>4239825</text:p>
          </table:table-cell>
          <table:table-cell table:formula="of:=[.A267]/1000/(60*60*24)" office:value-type="time" office:time-value="PT01H10M39.825S" calcext:value-type="time">
            <text:p>01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8.23" calcext:value-type="float">
            <text:p>148.23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>
          <table:table-cell office:value-type="float" office:value="4255825" calcext:value-type="float">
            <text:p>4255825</text:p>
          </table:table-cell>
          <table:table-cell table:formula="of:=[.A268]/1000/(60*60*24)" office:value-type="time" office:time-value="PT01H10M55.825S" calcext:value-type="time">
            <text:p>01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8.77" calcext:value-type="float">
            <text:p>148.77</text:p>
          </table:table-cell>
          <table:table-cell office:value-type="float" office:value="186.52" calcext:value-type="float">
            <text:p>186.52</text:p>
          </table:table-cell>
        </table:table-row>
        <table:table-row table:style-name="ro1">
          <table:table-cell office:value-type="float" office:value="4271825" calcext:value-type="float">
            <text:p>4271825</text:p>
          </table:table-cell>
          <table:table-cell table:formula="of:=[.A269]/1000/(60*60*24)" office:value-type="time" office:time-value="PT01H11M11.825S" calcext:value-type="time">
            <text:p>01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149.32" calcext:value-type="float">
            <text:p>149.32</text:p>
          </table:table-cell>
          <table:table-cell office:value-type="float" office:value="187.18" calcext:value-type="float">
            <text:p>187.18</text:p>
          </table:table-cell>
        </table:table-row>
        <table:table-row table:style-name="ro1">
          <table:table-cell office:value-type="float" office:value="4287825" calcext:value-type="float">
            <text:p>4287825</text:p>
          </table:table-cell>
          <table:table-cell table:formula="of:=[.A270]/1000/(60*60*24)" office:value-type="time" office:time-value="PT01H11M27.825S" calcext:value-type="time">
            <text:p>01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49.86" calcext:value-type="float">
            <text:p>149.86</text:p>
          </table:table-cell>
          <table:table-cell office:value-type="float" office:value="187.85" calcext:value-type="float">
            <text:p>187.85</text:p>
          </table:table-cell>
        </table:table-row>
        <table:table-row table:style-name="ro1">
          <table:table-cell office:value-type="float" office:value="4303825" calcext:value-type="float">
            <text:p>4303825</text:p>
          </table:table-cell>
          <table:table-cell table:formula="of:=[.A271]/1000/(60*60*24)" office:value-type="time" office:time-value="PT01H11M43.825S" calcext:value-type="time">
            <text:p>01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0.4" calcext:value-type="float">
            <text:p>150.4</text:p>
          </table:table-cell>
          <table:table-cell office:value-type="float" office:value="188.51" calcext:value-type="float">
            <text:p>188.51</text:p>
          </table:table-cell>
        </table:table-row>
        <table:table-row table:style-name="ro1">
          <table:table-cell office:value-type="float" office:value="4319825" calcext:value-type="float">
            <text:p>4319825</text:p>
          </table:table-cell>
          <table:table-cell table:formula="of:=[.A272]/1000/(60*60*24)" office:value-type="time" office:time-value="PT01H11M59.825S" calcext:value-type="time">
            <text:p>01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150.95" calcext:value-type="float">
            <text:p>150.95</text:p>
          </table:table-cell>
          <table:table-cell office:value-type="float" office:value="189.17" calcext:value-type="float">
            <text:p>189.17</text:p>
          </table:table-cell>
        </table:table-row>
        <table:table-row table:style-name="ro1">
          <table:table-cell office:value-type="float" office:value="4335825" calcext:value-type="float">
            <text:p>4335825</text:p>
          </table:table-cell>
          <table:table-cell table:formula="of:=[.A273]/1000/(60*60*24)" office:value-type="time" office:time-value="PT01H12M15.825S" calcext:value-type="time">
            <text:p>01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1.49" calcext:value-type="float">
            <text:p>151.49</text:p>
          </table:table-cell>
          <table:table-cell office:value-type="float" office:value="189.83" calcext:value-type="float">
            <text:p>189.83</text:p>
          </table:table-cell>
        </table:table-row>
        <table:table-row table:style-name="ro1">
          <table:table-cell office:value-type="float" office:value="4351825" calcext:value-type="float">
            <text:p>4351825</text:p>
          </table:table-cell>
          <table:table-cell table:formula="of:=[.A274]/1000/(60*60*24)" office:value-type="time" office:time-value="PT01H12M31.825S" calcext:value-type="time">
            <text:p>01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2.04" calcext:value-type="float">
            <text:p>152.04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4367825" calcext:value-type="float">
            <text:p>4367825</text:p>
          </table:table-cell>
          <table:table-cell table:formula="of:=[.A275]/1000/(60*60*24)" office:value-type="time" office:time-value="PT01H12M47.825S" calcext:value-type="time">
            <text:p>01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52.58" calcext:value-type="float">
            <text:p>152.58</text:p>
          </table:table-cell>
          <table:table-cell office:value-type="float" office:value="191.16" calcext:value-type="float">
            <text:p>191.16</text:p>
          </table:table-cell>
        </table:table-row>
        <table:table-row table:style-name="ro1">
          <table:table-cell office:value-type="float" office:value="4383825" calcext:value-type="float">
            <text:p>4383825</text:p>
          </table:table-cell>
          <table:table-cell table:formula="of:=[.A276]/1000/(60*60*24)" office:value-type="time" office:time-value="PT01H13M03.825S" calcext:value-type="time">
            <text:p>01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3.12" calcext:value-type="float">
            <text:p>153.12</text:p>
          </table:table-cell>
          <table:table-cell office:value-type="float" office:value="191.82" calcext:value-type="float">
            <text:p>191.82</text:p>
          </table:table-cell>
        </table:table-row>
        <table:table-row table:style-name="ro1">
          <table:table-cell office:value-type="float" office:value="4399825" calcext:value-type="float">
            <text:p>4399825</text:p>
          </table:table-cell>
          <table:table-cell table:formula="of:=[.A277]/1000/(60*60*24)" office:value-type="time" office:time-value="PT01H13M19.825S" calcext:value-type="time">
            <text:p>01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53.67" calcext:value-type="float">
            <text:p>153.67</text:p>
          </table:table-cell>
          <table:table-cell office:value-type="float" office:value="192.48" calcext:value-type="float">
            <text:p>192.48</text:p>
          </table:table-cell>
        </table:table-row>
        <table:table-row table:style-name="ro1">
          <table:table-cell office:value-type="float" office:value="4415825" calcext:value-type="float">
            <text:p>4415825</text:p>
          </table:table-cell>
          <table:table-cell table:formula="of:=[.A278]/1000/(60*60*24)" office:value-type="time" office:time-value="PT01H13M35.825S" calcext:value-type="time">
            <text:p>01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4.21" calcext:value-type="float">
            <text:p>154.21</text:p>
          </table:table-cell>
          <table:table-cell office:value-type="float" office:value="193.15" calcext:value-type="float">
            <text:p>193.15</text:p>
          </table:table-cell>
        </table:table-row>
        <table:table-row table:style-name="ro1">
          <table:table-cell office:value-type="float" office:value="4431825" calcext:value-type="float">
            <text:p>4431825</text:p>
          </table:table-cell>
          <table:table-cell table:formula="of:=[.A279]/1000/(60*60*24)" office:value-type="time" office:time-value="PT01H13M51.825S" calcext:value-type="time">
            <text:p>01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154.76" calcext:value-type="float">
            <text:p>154.76</text:p>
          </table:table-cell>
          <table:table-cell office:value-type="float" office:value="193.81" calcext:value-type="float">
            <text:p>193.81</text:p>
          </table:table-cell>
        </table:table-row>
        <table:table-row table:style-name="ro1">
          <table:table-cell office:value-type="float" office:value="4447825" calcext:value-type="float">
            <text:p>4447825</text:p>
          </table:table-cell>
          <table:table-cell table:formula="of:=[.A280]/1000/(60*60*24)" office:value-type="time" office:time-value="PT01H14M07.825S" calcext:value-type="time">
            <text:p>01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5.3" calcext:value-type="float">
            <text:p>155.3</text:p>
          </table:table-cell>
          <table:table-cell office:value-type="float" office:value="194.47" calcext:value-type="float">
            <text:p>194.47</text:p>
          </table:table-cell>
        </table:table-row>
        <table:table-row table:style-name="ro1">
          <table:table-cell office:value-type="float" office:value="4463825" calcext:value-type="float">
            <text:p>4463825</text:p>
          </table:table-cell>
          <table:table-cell table:formula="of:=[.A281]/1000/(60*60*24)" office:value-type="time" office:time-value="PT01H14M23.825S" calcext:value-type="time">
            <text:p>01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5.84" calcext:value-type="float">
            <text:p>155.84</text:p>
          </table:table-cell>
          <table:table-cell office:value-type="float" office:value="195.13" calcext:value-type="float">
            <text:p>195.13</text:p>
          </table:table-cell>
        </table:table-row>
        <table:table-row table:style-name="ro1">
          <table:table-cell office:value-type="float" office:value="4479825" calcext:value-type="float">
            <text:p>4479825</text:p>
          </table:table-cell>
          <table:table-cell table:formula="of:=[.A282]/1000/(60*60*24)" office:value-type="time" office:time-value="PT01H14M39.825S" calcext:value-type="time">
            <text:p>01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4" calcext:value-type="float">
            <text:p>149.24</text:p>
          </table:table-cell>
          <table:table-cell office:value-type="float" office:value="156.39" calcext:value-type="float">
            <text:p>156.39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1">
          <table:table-cell office:value-type="float" office:value="4495825" calcext:value-type="float">
            <text:p>4495825</text:p>
          </table:table-cell>
          <table:table-cell table:formula="of:=[.A283]/1000/(60*60*24)" office:value-type="time" office:time-value="PT01H14M55.825S" calcext:value-type="time">
            <text:p>01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6.93" calcext:value-type="float">
            <text:p>156.93</text:p>
          </table:table-cell>
          <table:table-cell office:value-type="float" office:value="196.46" calcext:value-type="float">
            <text:p>196.46</text:p>
          </table:table-cell>
        </table:table-row>
        <table:table-row table:style-name="ro1">
          <table:table-cell office:value-type="float" office:value="4511825" calcext:value-type="float">
            <text:p>4511825</text:p>
          </table:table-cell>
          <table:table-cell table:formula="of:=[.A284]/1000/(60*60*24)" office:value-type="time" office:time-value="PT01H15M11.825S" calcext:value-type="time">
            <text:p>01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7.48" calcext:value-type="float">
            <text:p>157.48</text:p>
          </table:table-cell>
          <table:table-cell office:value-type="float" office:value="197.12" calcext:value-type="float">
            <text:p>197.12</text:p>
          </table:table-cell>
        </table:table-row>
        <table:table-row table:style-name="ro1">
          <table:table-cell office:value-type="float" office:value="4527825" calcext:value-type="float">
            <text:p>4527825</text:p>
          </table:table-cell>
          <table:table-cell table:formula="of:=[.A285]/1000/(60*60*24)" office:value-type="time" office:time-value="PT01H15M27.825S" calcext:value-type="time">
            <text:p>01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158.02" calcext:value-type="float">
            <text:p>158.02</text:p>
          </table:table-cell>
          <table:table-cell office:value-type="float" office:value="197.78" calcext:value-type="float">
            <text:p>197.78</text:p>
          </table:table-cell>
        </table:table-row>
        <table:table-row table:style-name="ro1">
          <table:table-cell office:value-type="float" office:value="4543825" calcext:value-type="float">
            <text:p>4543825</text:p>
          </table:table-cell>
          <table:table-cell table:formula="of:=[.A286]/1000/(60*60*24)" office:value-type="time" office:time-value="PT01H15M43.825S" calcext:value-type="time">
            <text:p>01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8.56" calcext:value-type="float">
            <text:p>158.56</text:p>
          </table:table-cell>
          <table:table-cell office:value-type="float" office:value="198.44" calcext:value-type="float">
            <text:p>198.44</text:p>
          </table:table-cell>
        </table:table-row>
        <table:table-row table:style-name="ro1">
          <table:table-cell office:value-type="float" office:value="4559825" calcext:value-type="float">
            <text:p>4559825</text:p>
          </table:table-cell>
          <table:table-cell table:formula="of:=[.A287]/1000/(60*60*24)" office:value-type="time" office:time-value="PT01H15M59.825S" calcext:value-type="time">
            <text:p>01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9.11" calcext:value-type="float">
            <text:p>159.11</text:p>
          </table:table-cell>
          <table:table-cell office:value-type="float" office:value="199.1" calcext:value-type="float">
            <text:p>199.1</text:p>
          </table:table-cell>
        </table:table-row>
        <table:table-row table:style-name="ro1">
          <table:table-cell office:value-type="float" office:value="4575825" calcext:value-type="float">
            <text:p>4575825</text:p>
          </table:table-cell>
          <table:table-cell table:formula="of:=[.A288]/1000/(60*60*24)" office:value-type="time" office:time-value="PT01H16M15.825S" calcext:value-type="time">
            <text:p>01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59.65" calcext:value-type="float">
            <text:p>159.65</text:p>
          </table:table-cell>
          <table:table-cell office:value-type="float" office:value="199.76" calcext:value-type="float">
            <text:p>199.76</text:p>
          </table:table-cell>
        </table:table-row>
        <table:table-row table:style-name="ro1">
          <table:table-cell office:value-type="float" office:value="4591825" calcext:value-type="float">
            <text:p>4591825</text:p>
          </table:table-cell>
          <table:table-cell table:formula="of:=[.A289]/1000/(60*60*24)" office:value-type="time" office:time-value="PT01H16M31.825S" calcext:value-type="time">
            <text:p>01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0.19" calcext:value-type="float">
            <text:p>160.19</text:p>
          </table:table-cell>
          <table:table-cell office:value-type="float" office:value="200.43" calcext:value-type="float">
            <text:p>200.43</text:p>
          </table:table-cell>
        </table:table-row>
        <table:table-row table:style-name="ro1">
          <table:table-cell office:value-type="float" office:value="4607825" calcext:value-type="float">
            <text:p>4607825</text:p>
          </table:table-cell>
          <table:table-cell table:formula="of:=[.A290]/1000/(60*60*24)" office:value-type="time" office:time-value="PT01H16M47.825S" calcext:value-type="time">
            <text:p>01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0.74" calcext:value-type="float">
            <text:p>160.74</text:p>
          </table:table-cell>
          <table:table-cell office:value-type="float" office:value="201.09" calcext:value-type="float">
            <text:p>201.09</text:p>
          </table:table-cell>
        </table:table-row>
        <table:table-row table:style-name="ro1">
          <table:table-cell office:value-type="float" office:value="4623825" calcext:value-type="float">
            <text:p>4623825</text:p>
          </table:table-cell>
          <table:table-cell table:formula="of:=[.A291]/1000/(60*60*24)" office:value-type="time" office:time-value="PT01H17M03.825S" calcext:value-type="time">
            <text:p>01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1.28" calcext:value-type="float">
            <text:p>161.28</text:p>
          </table:table-cell>
          <table:table-cell office:value-type="float" office:value="201.75" calcext:value-type="float">
            <text:p>201.75</text:p>
          </table:table-cell>
        </table:table-row>
        <table:table-row table:style-name="ro1">
          <table:table-cell office:value-type="float" office:value="4639825" calcext:value-type="float">
            <text:p>4639825</text:p>
          </table:table-cell>
          <table:table-cell table:formula="of:=[.A292]/1000/(60*60*24)" office:value-type="time" office:time-value="PT01H17M19.825S" calcext:value-type="time">
            <text:p>01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9.23" calcext:value-type="float">
            <text:p>149.23</text:p>
          </table:table-cell>
          <table:table-cell office:value-type="float" office:value="161.82" calcext:value-type="float">
            <text:p>161.82</text:p>
          </table:table-cell>
          <table:table-cell office:value-type="float" office:value="202.41" calcext:value-type="float">
            <text:p>202.41</text:p>
          </table:table-cell>
        </table:table-row>
        <table:table-row table:style-name="ro1">
          <table:table-cell office:value-type="float" office:value="4655825" calcext:value-type="float">
            <text:p>4655825</text:p>
          </table:table-cell>
          <table:table-cell table:formula="of:=[.A293]/1000/(60*60*24)" office:value-type="time" office:time-value="PT01H17M35.825S" calcext:value-type="time">
            <text:p>01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2.37" calcext:value-type="float">
            <text:p>162.37</text:p>
          </table:table-cell>
          <table:table-cell office:value-type="float" office:value="203.07" calcext:value-type="float">
            <text:p>203.07</text:p>
          </table:table-cell>
        </table:table-row>
        <table:table-row table:style-name="ro1">
          <table:table-cell office:value-type="float" office:value="4671825" calcext:value-type="float">
            <text:p>4671825</text:p>
          </table:table-cell>
          <table:table-cell table:formula="of:=[.A294]/1000/(60*60*24)" office:value-type="time" office:time-value="PT01H17M51.825S" calcext:value-type="time">
            <text:p>01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2.91" calcext:value-type="float">
            <text:p>162.91</text:p>
          </table:table-cell>
          <table:table-cell office:value-type="float" office:value="203.73" calcext:value-type="float">
            <text:p>203.73</text:p>
          </table:table-cell>
        </table:table-row>
        <table:table-row table:style-name="ro1">
          <table:table-cell office:value-type="float" office:value="4687825" calcext:value-type="float">
            <text:p>4687825</text:p>
          </table:table-cell>
          <table:table-cell table:formula="of:=[.A295]/1000/(60*60*24)" office:value-type="time" office:time-value="PT01H18M07.825S" calcext:value-type="time">
            <text:p>01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3.45" calcext:value-type="float">
            <text:p>163.45</text:p>
          </table:table-cell>
          <table:table-cell office:value-type="float" office:value="204.39" calcext:value-type="float">
            <text:p>204.39</text:p>
          </table:table-cell>
        </table:table-row>
        <table:table-row table:style-name="ro1">
          <table:table-cell office:value-type="float" office:value="4703825" calcext:value-type="float">
            <text:p>4703825</text:p>
          </table:table-cell>
          <table:table-cell table:formula="of:=[.A296]/1000/(60*60*24)" office:value-type="time" office:time-value="PT01H18M23.825S" calcext:value-type="time">
            <text:p>01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4" calcext:value-type="float">
            <text:p>164</text:p>
          </table:table-cell>
          <table:table-cell office:value-type="float" office:value="205.05" calcext:value-type="float">
            <text:p>205.05</text:p>
          </table:table-cell>
        </table:table-row>
        <table:table-row table:style-name="ro1">
          <table:table-cell office:value-type="float" office:value="4719825" calcext:value-type="float">
            <text:p>4719825</text:p>
          </table:table-cell>
          <table:table-cell table:formula="of:=[.A297]/1000/(60*60*24)" office:value-type="time" office:time-value="PT01H18M39.825S" calcext:value-type="time">
            <text:p>01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4.54" calcext:value-type="float">
            <text:p>164.54</text:p>
          </table:table-cell>
          <table:table-cell office:value-type="float" office:value="205.72" calcext:value-type="float">
            <text:p>205.72</text:p>
          </table:table-cell>
        </table:table-row>
        <table:table-row table:style-name="ro1">
          <table:table-cell office:value-type="float" office:value="4735825" calcext:value-type="float">
            <text:p>4735825</text:p>
          </table:table-cell>
          <table:table-cell table:formula="of:=[.A298]/1000/(60*60*24)" office:value-type="time" office:time-value="PT01H18M55.825S" calcext:value-type="time">
            <text:p>01:18:5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5.08" calcext:value-type="float">
            <text:p>165.08</text:p>
          </table:table-cell>
          <table:table-cell office:value-type="float" office:value="206.38" calcext:value-type="float">
            <text:p>206.38</text:p>
          </table:table-cell>
        </table:table-row>
        <table:table-row table:style-name="ro1">
          <table:table-cell office:value-type="float" office:value="4751825" calcext:value-type="float">
            <text:p>4751825</text:p>
          </table:table-cell>
          <table:table-cell table:formula="of:=[.A299]/1000/(60*60*24)" office:value-type="time" office:time-value="PT01H19M11.825S" calcext:value-type="time">
            <text:p>01:19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5.63" calcext:value-type="float">
            <text:p>165.63</text:p>
          </table:table-cell>
          <table:table-cell office:value-type="float" office:value="207.04" calcext:value-type="float">
            <text:p>207.04</text:p>
          </table:table-cell>
        </table:table-row>
        <table:table-row table:style-name="ro1">
          <table:table-cell office:value-type="float" office:value="4767825" calcext:value-type="float">
            <text:p>4767825</text:p>
          </table:table-cell>
          <table:table-cell table:formula="of:=[.A300]/1000/(60*60*24)" office:value-type="time" office:time-value="PT01H19M27.825S" calcext:value-type="time">
            <text:p>01:19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6.17" calcext:value-type="float">
            <text:p>166.17</text:p>
          </table:table-cell>
          <table:table-cell office:value-type="float" office:value="207.7" calcext:value-type="float">
            <text:p>207.7</text:p>
          </table:table-cell>
        </table:table-row>
        <table:table-row table:style-name="ro1">
          <table:table-cell office:value-type="float" office:value="4783825" calcext:value-type="float">
            <text:p>4783825</text:p>
          </table:table-cell>
          <table:table-cell table:formula="of:=[.A301]/1000/(60*60*24)" office:value-type="time" office:time-value="PT01H19M43.825S" calcext:value-type="time">
            <text:p>01:19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166.71" calcext:value-type="float">
            <text:p>166.71</text:p>
          </table:table-cell>
          <table:table-cell office:value-type="float" office:value="208.36" calcext:value-type="float">
            <text:p>208.36</text:p>
          </table:table-cell>
        </table:table-row>
        <table:table-row table:style-name="ro1">
          <table:table-cell office:value-type="float" office:value="4799825" calcext:value-type="float">
            <text:p>4799825</text:p>
          </table:table-cell>
          <table:table-cell table:formula="of:=[.A302]/1000/(60*60*24)" office:value-type="time" office:time-value="PT01H19M59.825S" calcext:value-type="time">
            <text:p>01:20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7.26" calcext:value-type="float">
            <text:p>167.26</text:p>
          </table:table-cell>
          <table:table-cell office:value-type="float" office:value="209.02" calcext:value-type="float">
            <text:p>209.02</text:p>
          </table:table-cell>
        </table:table-row>
        <table:table-row table:style-name="ro1">
          <table:table-cell office:value-type="float" office:value="4815825" calcext:value-type="float">
            <text:p>4815825</text:p>
          </table:table-cell>
          <table:table-cell table:formula="of:=[.A303]/1000/(60*60*24)" office:value-type="time" office:time-value="PT01H20M15.825S" calcext:value-type="time">
            <text:p>01:20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7.8" calcext:value-type="float">
            <text:p>167.8</text:p>
          </table:table-cell>
          <table:table-cell office:value-type="float" office:value="209.68" calcext:value-type="float">
            <text:p>209.68</text:p>
          </table:table-cell>
        </table:table-row>
        <table:table-row table:style-name="ro1">
          <table:table-cell office:value-type="float" office:value="4831825" calcext:value-type="float">
            <text:p>4831825</text:p>
          </table:table-cell>
          <table:table-cell table:formula="of:=[.A304]/1000/(60*60*24)" office:value-type="time" office:time-value="PT01H20M31.825S" calcext:value-type="time">
            <text:p>01:20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8.34" calcext:value-type="float">
            <text:p>168.34</text:p>
          </table:table-cell>
          <table:table-cell office:value-type="float" office:value="210.34" calcext:value-type="float">
            <text:p>210.34</text:p>
          </table:table-cell>
        </table:table-row>
        <table:table-row table:style-name="ro1">
          <table:table-cell office:value-type="float" office:value="4847825" calcext:value-type="float">
            <text:p>4847825</text:p>
          </table:table-cell>
          <table:table-cell table:formula="of:=[.A305]/1000/(60*60*24)" office:value-type="time" office:time-value="PT01H20M47.825S" calcext:value-type="time">
            <text:p>01:20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8.89" calcext:value-type="float">
            <text:p>168.8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863825" calcext:value-type="float">
            <text:p>4863825</text:p>
          </table:table-cell>
          <table:table-cell table:formula="of:=[.A306]/1000/(60*60*24)" office:value-type="time" office:time-value="PT01H21M03.825S" calcext:value-type="time">
            <text:p>01:21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9.43" calcext:value-type="float">
            <text:p>169.43</text:p>
          </table:table-cell>
          <table:table-cell office:value-type="float" office:value="211.66" calcext:value-type="float">
            <text:p>211.66</text:p>
          </table:table-cell>
        </table:table-row>
        <table:table-row table:style-name="ro1">
          <table:table-cell office:value-type="float" office:value="4879825" calcext:value-type="float">
            <text:p>4879825</text:p>
          </table:table-cell>
          <table:table-cell table:formula="of:=[.A307]/1000/(60*60*24)" office:value-type="time" office:time-value="PT01H21M19.825S" calcext:value-type="time">
            <text:p>01:21:20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69.97" calcext:value-type="float">
            <text:p>169.97</text:p>
          </table:table-cell>
          <table:table-cell office:value-type="float" office:value="212.32" calcext:value-type="float">
            <text:p>212.32</text:p>
          </table:table-cell>
        </table:table-row>
        <table:table-row table:style-name="ro1">
          <table:table-cell office:value-type="float" office:value="4895825" calcext:value-type="float">
            <text:p>4895825</text:p>
          </table:table-cell>
          <table:table-cell table:formula="of:=[.A308]/1000/(60*60*24)" office:value-type="time" office:time-value="PT01H21M35.825S" calcext:value-type="time">
            <text:p>01:21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170.52" calcext:value-type="float">
            <text:p>170.52</text:p>
          </table:table-cell>
          <table:table-cell office:value-type="float" office:value="212.98" calcext:value-type="float">
            <text:p>212.98</text:p>
          </table:table-cell>
        </table:table-row>
        <table:table-row table:style-name="ro1">
          <table:table-cell office:value-type="float" office:value="4911825" calcext:value-type="float">
            <text:p>4911825</text:p>
          </table:table-cell>
          <table:table-cell table:formula="of:=[.A309]/1000/(60*60*24)" office:value-type="time" office:time-value="PT01H21M51.825S" calcext:value-type="time">
            <text:p>01:2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171.06" calcext:value-type="float">
            <text:p>171.06</text:p>
          </table:table-cell>
          <table:table-cell office:value-type="float" office:value="213.64" calcext:value-type="float">
            <text:p>213.64</text:p>
          </table:table-cell>
        </table:table-row>
        <table:table-row table:style-name="ro1">
          <table:table-cell office:value-type="float" office:value="4927825" calcext:value-type="float">
            <text:p>4927825</text:p>
          </table:table-cell>
          <table:table-cell table:formula="of:=[.A310]/1000/(60*60*24)" office:value-type="time" office:time-value="PT01H22M07.825S" calcext:value-type="time">
            <text:p>01:22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1.6" calcext:value-type="float">
            <text:p>171.6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4943825" calcext:value-type="float">
            <text:p>4943825</text:p>
          </table:table-cell>
          <table:table-cell table:formula="of:=[.A311]/1000/(60*60*24)" office:value-type="time" office:time-value="PT01H22M23.825S" calcext:value-type="time">
            <text:p>01:22:2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214.96" calcext:value-type="float">
            <text:p>214.96</text:p>
          </table:table-cell>
        </table:table-row>
        <table:table-row table:style-name="ro1">
          <table:table-cell office:value-type="float" office:value="4959825" calcext:value-type="float">
            <text:p>4959825</text:p>
          </table:table-cell>
          <table:table-cell table:formula="of:=[.A312]/1000/(60*60*24)" office:value-type="time" office:time-value="PT01H22M39.825S" calcext:value-type="time">
            <text:p>01:22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2.69" calcext:value-type="float">
            <text:p>172.69</text:p>
          </table:table-cell>
          <table:table-cell office:value-type="float" office:value="215.62" calcext:value-type="float">
            <text:p>215.62</text:p>
          </table:table-cell>
        </table:table-row>
        <table:table-row table:style-name="ro1">
          <table:table-cell office:value-type="float" office:value="4975825" calcext:value-type="float">
            <text:p>4975825</text:p>
          </table:table-cell>
          <table:table-cell table:formula="of:=[.A313]/1000/(60*60*24)" office:value-type="time" office:time-value="PT01H22M55.825S" calcext:value-type="time">
            <text:p>01:2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73.23" calcext:value-type="float">
            <text:p>173.23</text:p>
          </table:table-cell>
          <table:table-cell office:value-type="float" office:value="216.28" calcext:value-type="float">
            <text:p>216.28</text:p>
          </table:table-cell>
        </table:table-row>
        <table:table-row table:style-name="ro1">
          <table:table-cell office:value-type="float" office:value="4991825" calcext:value-type="float">
            <text:p>4991825</text:p>
          </table:table-cell>
          <table:table-cell table:formula="of:=[.A314]/1000/(60*60*24)" office:value-type="time" office:time-value="PT01H23M11.825S" calcext:value-type="time">
            <text:p>01:23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3.77" calcext:value-type="float">
            <text:p>173.77</text:p>
          </table:table-cell>
          <table:table-cell office:value-type="float" office:value="216.94" calcext:value-type="float">
            <text:p>216.94</text:p>
          </table:table-cell>
        </table:table-row>
        <table:table-row table:style-name="ro1">
          <table:table-cell office:value-type="float" office:value="5007825" calcext:value-type="float">
            <text:p>5007825</text:p>
          </table:table-cell>
          <table:table-cell table:formula="of:=[.A315]/1000/(60*60*24)" office:value-type="time" office:time-value="PT01H23M27.825S" calcext:value-type="time">
            <text:p>01:23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4.32" calcext:value-type="float">
            <text:p>174.32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1">
          <table:table-cell office:value-type="float" office:value="5023825" calcext:value-type="float">
            <text:p>5023825</text:p>
          </table:table-cell>
          <table:table-cell table:formula="of:=[.A316]/1000/(60*60*24)" office:value-type="time" office:time-value="PT01H23M43.825S" calcext:value-type="time">
            <text:p>01:23:4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4.86" calcext:value-type="float">
            <text:p>174.86</text:p>
          </table:table-cell>
          <table:table-cell office:value-type="float" office:value="218.26" calcext:value-type="float">
            <text:p>218.26</text:p>
          </table:table-cell>
        </table:table-row>
        <table:table-row table:style-name="ro1">
          <table:table-cell office:value-type="float" office:value="5039825" calcext:value-type="float">
            <text:p>5039825</text:p>
          </table:table-cell>
          <table:table-cell table:formula="of:=[.A317]/1000/(60*60*24)" office:value-type="time" office:time-value="PT01H23M59.825S" calcext:value-type="time">
            <text:p>01:24:0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5.4" calcext:value-type="float">
            <text:p>175.4</text:p>
          </table:table-cell>
          <table:table-cell office:value-type="float" office:value="218.92" calcext:value-type="float">
            <text:p>218.92</text:p>
          </table:table-cell>
        </table:table-row>
        <table:table-row table:style-name="ro1">
          <table:table-cell office:value-type="float" office:value="5055825" calcext:value-type="float">
            <text:p>5055825</text:p>
          </table:table-cell>
          <table:table-cell table:formula="of:=[.A318]/1000/(60*60*24)" office:value-type="time" office:time-value="PT01H24M15.825S" calcext:value-type="time">
            <text:p>01:24:1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5.94" calcext:value-type="float">
            <text:p>175.94</text:p>
          </table:table-cell>
          <table:table-cell office:value-type="float" office:value="219.58" calcext:value-type="float">
            <text:p>219.58</text:p>
          </table:table-cell>
        </table:table-row>
        <table:table-row table:style-name="ro1">
          <table:table-cell office:value-type="float" office:value="5071825" calcext:value-type="float">
            <text:p>5071825</text:p>
          </table:table-cell>
          <table:table-cell table:formula="of:=[.A319]/1000/(60*60*24)" office:value-type="time" office:time-value="PT01H24M31.825S" calcext:value-type="time">
            <text:p>01:24:3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6.49" calcext:value-type="float">
            <text:p>176.49</text:p>
          </table:table-cell>
          <table:table-cell office:value-type="float" office:value="220.24" calcext:value-type="float">
            <text:p>220.24</text:p>
          </table:table-cell>
        </table:table-row>
        <table:table-row table:style-name="ro1">
          <table:table-cell office:value-type="float" office:value="5087825" calcext:value-type="float">
            <text:p>5087825</text:p>
          </table:table-cell>
          <table:table-cell table:formula="of:=[.A320]/1000/(60*60*24)" office:value-type="time" office:time-value="PT01H24M47.825S" calcext:value-type="time">
            <text:p>01:2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77.03" calcext:value-type="float">
            <text:p>177.03</text:p>
          </table:table-cell>
          <table:table-cell office:value-type="float" office:value="220.9" calcext:value-type="float">
            <text:p>220.9</text:p>
          </table:table-cell>
        </table:table-row>
        <table:table-row table:style-name="ro1">
          <table:table-cell office:value-type="float" office:value="5103825" calcext:value-type="float">
            <text:p>5103825</text:p>
          </table:table-cell>
          <table:table-cell table:formula="of:=[.A321]/1000/(60*60*24)" office:value-type="time" office:time-value="PT01H25M03.825S" calcext:value-type="time">
            <text:p>01:2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77.57" calcext:value-type="float">
            <text:p>177.57</text:p>
          </table:table-cell>
          <table:table-cell office:value-type="float" office:value="221.56" calcext:value-type="float">
            <text:p>221.56</text:p>
          </table:table-cell>
        </table:table-row>
        <table:table-row table:style-name="ro1">
          <table:table-cell office:value-type="float" office:value="5119825" calcext:value-type="float">
            <text:p>5119825</text:p>
          </table:table-cell>
          <table:table-cell table:formula="of:=[.A322]/1000/(60*60*24)" office:value-type="time" office:time-value="PT01H25M19.825S" calcext:value-type="time">
            <text:p>01:2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78.12" calcext:value-type="float">
            <text:p>178.12</text:p>
          </table:table-cell>
          <table:table-cell office:value-type="float" office:value="222.21" calcext:value-type="float">
            <text:p>222.21</text:p>
          </table:table-cell>
        </table:table-row>
        <table:table-row table:style-name="ro1">
          <table:table-cell office:value-type="float" office:value="5135825" calcext:value-type="float">
            <text:p>5135825</text:p>
          </table:table-cell>
          <table:table-cell table:formula="of:=[.A323]/1000/(60*60*24)" office:value-type="time" office:time-value="PT01H25M35.825S" calcext:value-type="time">
            <text:p>01:25:36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78.66" calcext:value-type="float">
            <text:p>178.66</text:p>
          </table:table-cell>
          <table:table-cell office:value-type="float" office:value="222.87" calcext:value-type="float">
            <text:p>222.87</text:p>
          </table:table-cell>
        </table:table-row>
        <table:table-row table:style-name="ro1">
          <table:table-cell office:value-type="float" office:value="5151825" calcext:value-type="float">
            <text:p>5151825</text:p>
          </table:table-cell>
          <table:table-cell table:formula="of:=[.A324]/1000/(60*60*24)" office:value-type="time" office:time-value="PT01H25M51.825S" calcext:value-type="time">
            <text:p>01:25:5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9.2" calcext:value-type="float">
            <text:p>179.2</text:p>
          </table:table-cell>
          <table:table-cell office:value-type="float" office:value="223.53" calcext:value-type="float">
            <text:p>223.53</text:p>
          </table:table-cell>
        </table:table-row>
        <table:table-row table:style-name="ro1">
          <table:table-cell office:value-type="float" office:value="5167825" calcext:value-type="float">
            <text:p>5167825</text:p>
          </table:table-cell>
          <table:table-cell table:formula="of:=[.A325]/1000/(60*60*24)" office:value-type="time" office:time-value="PT01H26M07.825S" calcext:value-type="time">
            <text:p>01:26:0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79.74" calcext:value-type="float">
            <text:p>179.74</text:p>
          </table:table-cell>
          <table:table-cell office:value-type="float" office:value="224.19" calcext:value-type="float">
            <text:p>224.19</text:p>
          </table:table-cell>
        </table:table-row>
        <table:table-row table:style-name="ro1">
          <table:table-cell office:value-type="float" office:value="5183825" calcext:value-type="float">
            <text:p>5183825</text:p>
          </table:table-cell>
          <table:table-cell table:formula="of:=[.A326]/1000/(60*60*24)" office:value-type="time" office:time-value="PT01H26M23.825S" calcext:value-type="time">
            <text:p>01:2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80.29" calcext:value-type="float">
            <text:p>180.29</text:p>
          </table:table-cell>
          <table:table-cell office:value-type="float" office:value="224.85" calcext:value-type="float">
            <text:p>224.85</text:p>
          </table:table-cell>
        </table:table-row>
        <table:table-row table:style-name="ro1">
          <table:table-cell office:value-type="float" office:value="5199825" calcext:value-type="float">
            <text:p>5199825</text:p>
          </table:table-cell>
          <table:table-cell table:formula="of:=[.A327]/1000/(60*60*24)" office:value-type="time" office:time-value="PT01H26M39.825S" calcext:value-type="time">
            <text:p>01:26:40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80.83" calcext:value-type="float">
            <text:p>180.83</text:p>
          </table:table-cell>
          <table:table-cell office:value-type="float" office:value="225.51" calcext:value-type="float">
            <text:p>225.51</text:p>
          </table:table-cell>
        </table:table-row>
        <table:table-row table:style-name="ro1">
          <table:table-cell office:value-type="float" office:value="5215825" calcext:value-type="float">
            <text:p>5215825</text:p>
          </table:table-cell>
          <table:table-cell table:formula="of:=[.A328]/1000/(60*60*24)" office:value-type="time" office:time-value="PT01H26M55.825S" calcext:value-type="time">
            <text:p>01:2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1.37" calcext:value-type="float">
            <text:p>181.37</text:p>
          </table:table-cell>
          <table:table-cell office:value-type="float" office:value="226.17" calcext:value-type="float">
            <text:p>226.17</text:p>
          </table:table-cell>
        </table:table-row>
        <table:table-row table:style-name="ro1">
          <table:table-cell office:value-type="float" office:value="5231825" calcext:value-type="float">
            <text:p>5231825</text:p>
          </table:table-cell>
          <table:table-cell table:formula="of:=[.A329]/1000/(60*60*24)" office:value-type="time" office:time-value="PT01H27M11.825S" calcext:value-type="time">
            <text:p>01:27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81.91" calcext:value-type="float">
            <text:p>181.91</text:p>
          </table:table-cell>
          <table:table-cell office:value-type="float" office:value="226.83" calcext:value-type="float">
            <text:p>226.83</text:p>
          </table:table-cell>
        </table:table-row>
        <table:table-row table:style-name="ro1">
          <table:table-cell office:value-type="float" office:value="5247825" calcext:value-type="float">
            <text:p>5247825</text:p>
          </table:table-cell>
          <table:table-cell table:formula="of:=[.A330]/1000/(60*60*24)" office:value-type="time" office:time-value="PT01H27M27.825S" calcext:value-type="time">
            <text:p>01:27:2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182.46" calcext:value-type="float">
            <text:p>182.46</text:p>
          </table:table-cell>
          <table:table-cell office:value-type="float" office:value="227.48" calcext:value-type="float">
            <text:p>227.48</text:p>
          </table:table-cell>
        </table:table-row>
        <table:table-row table:style-name="ro1">
          <table:table-cell office:value-type="float" office:value="5263825" calcext:value-type="float">
            <text:p>5263825</text:p>
          </table:table-cell>
          <table:table-cell table:formula="of:=[.A331]/1000/(60*60*24)" office:value-type="time" office:time-value="PT01H27M43.825S" calcext:value-type="time">
            <text:p>01:2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183" calcext:value-type="float">
            <text:p>183</text:p>
          </table:table-cell>
          <table:table-cell office:value-type="float" office:value="228.14" calcext:value-type="float">
            <text:p>228.14</text:p>
          </table:table-cell>
        </table:table-row>
        <table:table-row table:style-name="ro1">
          <table:table-cell office:value-type="float" office:value="5279825" calcext:value-type="float">
            <text:p>5279825</text:p>
          </table:table-cell>
          <table:table-cell table:formula="of:=[.A332]/1000/(60*60*24)" office:value-type="time" office:time-value="PT01H27M59.825S" calcext:value-type="time">
            <text:p>01:2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3.54" calcext:value-type="float">
            <text:p>183.54</text:p>
          </table:table-cell>
          <table:table-cell office:value-type="float" office:value="228.8" calcext:value-type="float">
            <text:p>228.8</text:p>
          </table:table-cell>
        </table:table-row>
        <table:table-row table:style-name="ro1">
          <table:table-cell office:value-type="float" office:value="5295825" calcext:value-type="float">
            <text:p>5295825</text:p>
          </table:table-cell>
          <table:table-cell table:formula="of:=[.A333]/1000/(60*60*24)" office:value-type="time" office:time-value="PT01H28M15.825S" calcext:value-type="time">
            <text:p>01:2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4.08" calcext:value-type="float">
            <text:p>184.08</text:p>
          </table:table-cell>
          <table:table-cell office:value-type="float" office:value="229.46" calcext:value-type="float">
            <text:p>229.46</text:p>
          </table:table-cell>
        </table:table-row>
        <table:table-row table:style-name="ro1">
          <table:table-cell office:value-type="float" office:value="5311825" calcext:value-type="float">
            <text:p>5311825</text:p>
          </table:table-cell>
          <table:table-cell table:formula="of:=[.A334]/1000/(60*60*24)" office:value-type="time" office:time-value="PT01H28M31.825S" calcext:value-type="time">
            <text:p>01:2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4.63" calcext:value-type="float">
            <text:p>184.63</text:p>
          </table:table-cell>
          <table:table-cell office:value-type="float" office:value="230.12" calcext:value-type="float">
            <text:p>230.12</text:p>
          </table:table-cell>
        </table:table-row>
        <table:table-row table:style-name="ro1">
          <table:table-cell office:value-type="float" office:value="5327825" calcext:value-type="float">
            <text:p>5327825</text:p>
          </table:table-cell>
          <table:table-cell table:formula="of:=[.A335]/1000/(60*60*24)" office:value-type="time" office:time-value="PT01H28M47.825S" calcext:value-type="time">
            <text:p>01:28:4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85.17" calcext:value-type="float">
            <text:p>185.17</text:p>
          </table:table-cell>
          <table:table-cell office:value-type="float" office:value="230.78" calcext:value-type="float">
            <text:p>230.78</text:p>
          </table:table-cell>
        </table:table-row>
        <table:table-row table:style-name="ro1">
          <table:table-cell office:value-type="float" office:value="5343825" calcext:value-type="float">
            <text:p>5343825</text:p>
          </table:table-cell>
          <table:table-cell table:formula="of:=[.A336]/1000/(60*60*24)" office:value-type="time" office:time-value="PT01H29M03.825S" calcext:value-type="time">
            <text:p>01:29:04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85.71" calcext:value-type="float">
            <text:p>185.71</text:p>
          </table:table-cell>
          <table:table-cell office:value-type="float" office:value="231.43" calcext:value-type="float">
            <text:p>231.43</text:p>
          </table:table-cell>
        </table:table-row>
        <table:table-row table:style-name="ro1">
          <table:table-cell office:value-type="float" office:value="5359825" calcext:value-type="float">
            <text:p>5359825</text:p>
          </table:table-cell>
          <table:table-cell table:formula="of:=[.A337]/1000/(60*60*24)" office:value-type="time" office:time-value="PT01H29M19.825S" calcext:value-type="time">
            <text:p>01:2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6.25" calcext:value-type="float">
            <text:p>186.25</text:p>
          </table:table-cell>
          <table:table-cell office:value-type="float" office:value="232.09" calcext:value-type="float">
            <text:p>232.09</text:p>
          </table:table-cell>
        </table:table-row>
        <table:table-row table:style-name="ro1">
          <table:table-cell office:value-type="float" office:value="5375825" calcext:value-type="float">
            <text:p>5375825</text:p>
          </table:table-cell>
          <table:table-cell table:formula="of:=[.A338]/1000/(60*60*24)" office:value-type="time" office:time-value="PT01H29M35.825S" calcext:value-type="time">
            <text:p>01:2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6.79" calcext:value-type="float">
            <text:p>186.79</text:p>
          </table:table-cell>
          <table:table-cell office:value-type="float" office:value="232.75" calcext:value-type="float">
            <text:p>232.75</text:p>
          </table:table-cell>
        </table:table-row>
        <table:table-row table:style-name="ro1">
          <table:table-cell office:value-type="float" office:value="5391825" calcext:value-type="float">
            <text:p>5391825</text:p>
          </table:table-cell>
          <table:table-cell table:formula="of:=[.A339]/1000/(60*60*24)" office:value-type="time" office:time-value="PT01H29M51.825S" calcext:value-type="time">
            <text:p>01:2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7.34" calcext:value-type="float">
            <text:p>187.34</text:p>
          </table:table-cell>
          <table:table-cell office:value-type="float" office:value="233.41" calcext:value-type="float">
            <text:p>233.41</text:p>
          </table:table-cell>
        </table:table-row>
        <table:table-row table:style-name="ro1">
          <table:table-cell office:value-type="float" office:value="5407825" calcext:value-type="float">
            <text:p>5407825</text:p>
          </table:table-cell>
          <table:table-cell table:formula="of:=[.A340]/1000/(60*60*24)" office:value-type="time" office:time-value="PT01H30M07.825S" calcext:value-type="time">
            <text:p>01:30:08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187.88" calcext:value-type="float">
            <text:p>187.88</text:p>
          </table:table-cell>
          <table:table-cell office:value-type="float" office:value="234.06" calcext:value-type="float">
            <text:p>234.06</text:p>
          </table:table-cell>
        </table:table-row>
        <table:table-row table:style-name="ro1">
          <table:table-cell office:value-type="float" office:value="5423825" calcext:value-type="float">
            <text:p>5423825</text:p>
          </table:table-cell>
          <table:table-cell table:formula="of:=[.A341]/1000/(60*60*24)" office:value-type="time" office:time-value="PT01H30M23.825S" calcext:value-type="time">
            <text:p>01:3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8.42" calcext:value-type="float">
            <text:p>188.42</text:p>
          </table:table-cell>
          <table:table-cell office:value-type="float" office:value="234.72" calcext:value-type="float">
            <text:p>234.72</text:p>
          </table:table-cell>
        </table:table-row>
        <table:table-row table:style-name="ro1">
          <table:table-cell office:value-type="float" office:value="5439825" calcext:value-type="float">
            <text:p>5439825</text:p>
          </table:table-cell>
          <table:table-cell table:formula="of:=[.A342]/1000/(60*60*24)" office:value-type="time" office:time-value="PT01H30M39.825S" calcext:value-type="time">
            <text:p>01:3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88.96" calcext:value-type="float">
            <text:p>188.96</text:p>
          </table:table-cell>
          <table:table-cell office:value-type="float" office:value="235.38" calcext:value-type="float">
            <text:p>235.38</text:p>
          </table:table-cell>
        </table:table-row>
        <table:table-row table:style-name="ro1">
          <table:table-cell office:value-type="float" office:value="5455825" calcext:value-type="float">
            <text:p>5455825</text:p>
          </table:table-cell>
          <table:table-cell table:formula="of:=[.A343]/1000/(60*60*24)" office:value-type="time" office:time-value="PT01H30M55.825S" calcext:value-type="time">
            <text:p>01:30:56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189.5" calcext:value-type="float">
            <text:p>189.5</text:p>
          </table:table-cell>
          <table:table-cell office:value-type="float" office:value="236.04" calcext:value-type="float">
            <text:p>236.04</text:p>
          </table:table-cell>
        </table:table-row>
        <table:table-row table:style-name="ro1">
          <table:table-cell office:value-type="float" office:value="5471825" calcext:value-type="float">
            <text:p>5471825</text:p>
          </table:table-cell>
          <table:table-cell table:formula="of:=[.A344]/1000/(60*60*24)" office:value-type="time" office:time-value="PT01H31M11.825S" calcext:value-type="time">
            <text:p>01:31:12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190.05" calcext:value-type="float">
            <text:p>190.05</text:p>
          </table:table-cell>
          <table:table-cell office:value-type="float" office:value="236.7" calcext:value-type="float">
            <text:p>236.7</text:p>
          </table:table-cell>
        </table:table-row>
        <table:table-row table:style-name="ro1">
          <table:table-cell office:value-type="float" office:value="5487825" calcext:value-type="float">
            <text:p>5487825</text:p>
          </table:table-cell>
          <table:table-cell table:formula="of:=[.A345]/1000/(60*60*24)" office:value-type="time" office:time-value="PT01H31M27.825S" calcext:value-type="time">
            <text:p>01:3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90.59" calcext:value-type="float">
            <text:p>190.59</text:p>
          </table:table-cell>
          <table:table-cell office:value-type="float" office:value="237.35" calcext:value-type="float">
            <text:p>237.35</text:p>
          </table:table-cell>
        </table:table-row>
        <table:table-row table:style-name="ro1">
          <table:table-cell office:value-type="float" office:value="5503825" calcext:value-type="float">
            <text:p>5503825</text:p>
          </table:table-cell>
          <table:table-cell table:formula="of:=[.A346]/1000/(60*60*24)" office:value-type="time" office:time-value="PT01H31M43.825S" calcext:value-type="time">
            <text:p>01:3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1.13" calcext:value-type="float">
            <text:p>191.13</text:p>
          </table:table-cell>
          <table:table-cell office:value-type="float" office:value="238.01" calcext:value-type="float">
            <text:p>238.01</text:p>
          </table:table-cell>
        </table:table-row>
        <table:table-row table:style-name="ro1">
          <table:table-cell office:value-type="float" office:value="5519825" calcext:value-type="float">
            <text:p>5519825</text:p>
          </table:table-cell>
          <table:table-cell table:formula="of:=[.A347]/1000/(60*60*24)" office:value-type="time" office:time-value="PT01H31M59.825S" calcext:value-type="time">
            <text:p>01:3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1.67" calcext:value-type="float">
            <text:p>191.67</text:p>
          </table:table-cell>
          <table:table-cell office:value-type="float" office:value="238.67" calcext:value-type="float">
            <text:p>238.67</text:p>
          </table:table-cell>
        </table:table-row>
        <table:table-row table:style-name="ro1">
          <table:table-cell office:value-type="float" office:value="5535825" calcext:value-type="float">
            <text:p>5535825</text:p>
          </table:table-cell>
          <table:table-cell table:formula="of:=[.A348]/1000/(60*60*24)" office:value-type="time" office:time-value="PT01H32M15.825S" calcext:value-type="time">
            <text:p>01:3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2.21" calcext:value-type="float">
            <text:p>192.21</text:p>
          </table:table-cell>
          <table:table-cell office:value-type="float" office:value="239.32" calcext:value-type="float">
            <text:p>239.32</text:p>
          </table:table-cell>
        </table:table-row>
        <table:table-row table:style-name="ro1">
          <table:table-cell office:value-type="float" office:value="5551825" calcext:value-type="float">
            <text:p>5551825</text:p>
          </table:table-cell>
          <table:table-cell table:formula="of:=[.A349]/1000/(60*60*24)" office:value-type="time" office:time-value="PT01H32M31.825S" calcext:value-type="time">
            <text:p>01:3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2.76" calcext:value-type="float">
            <text:p>192.76</text:p>
          </table:table-cell>
          <table:table-cell office:value-type="float" office:value="239.98" calcext:value-type="float">
            <text:p>239.98</text:p>
          </table:table-cell>
        </table:table-row>
        <table:table-row table:style-name="ro1">
          <table:table-cell office:value-type="float" office:value="5567825" calcext:value-type="float">
            <text:p>5567825</text:p>
          </table:table-cell>
          <table:table-cell table:formula="of:=[.A350]/1000/(60*60*24)" office:value-type="time" office:time-value="PT01H32M47.825S" calcext:value-type="time">
            <text:p>01:3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3.3" calcext:value-type="float">
            <text:p>193.3</text:p>
          </table:table-cell>
          <table:table-cell office:value-type="float" office:value="240.64" calcext:value-type="float">
            <text:p>240.64</text:p>
          </table:table-cell>
        </table:table-row>
        <table:table-row table:style-name="ro1">
          <table:table-cell office:value-type="float" office:value="5583825" calcext:value-type="float">
            <text:p>5583825</text:p>
          </table:table-cell>
          <table:table-cell table:formula="of:=[.A351]/1000/(60*60*24)" office:value-type="time" office:time-value="PT01H33M03.825S" calcext:value-type="time">
            <text:p>01:3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193.84" calcext:value-type="float">
            <text:p>193.84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table-cell office:value-type="float" office:value="5599825" calcext:value-type="float">
            <text:p>5599825</text:p>
          </table:table-cell>
          <table:table-cell table:formula="of:=[.A352]/1000/(60*60*24)" office:value-type="time" office:time-value="PT01H33M19.825S" calcext:value-type="time">
            <text:p>01:3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4.38" calcext:value-type="float">
            <text:p>194.38</text:p>
          </table:table-cell>
          <table:table-cell office:value-type="float" office:value="241.95" calcext:value-type="float">
            <text:p>241.95</text:p>
          </table:table-cell>
        </table:table-row>
        <table:table-row table:style-name="ro1">
          <table:table-cell office:value-type="float" office:value="5615825" calcext:value-type="float">
            <text:p>5615825</text:p>
          </table:table-cell>
          <table:table-cell table:formula="of:=[.A353]/1000/(60*60*24)" office:value-type="time" office:time-value="PT01H33M35.825S" calcext:value-type="time">
            <text:p>01:3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4.92" calcext:value-type="float">
            <text:p>194.92</text:p>
          </table:table-cell>
          <table:table-cell office:value-type="float" office:value="242.61" calcext:value-type="float">
            <text:p>242.61</text:p>
          </table:table-cell>
        </table:table-row>
        <table:table-row table:style-name="ro1">
          <table:table-cell office:value-type="float" office:value="5631825" calcext:value-type="float">
            <text:p>5631825</text:p>
          </table:table-cell>
          <table:table-cell table:formula="of:=[.A354]/1000/(60*60*24)" office:value-type="time" office:time-value="PT01H33M51.825S" calcext:value-type="time">
            <text:p>01:3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5.47" calcext:value-type="float">
            <text:p>195.47</text:p>
          </table:table-cell>
          <table:table-cell office:value-type="float" office:value="243.27" calcext:value-type="float">
            <text:p>243.27</text:p>
          </table:table-cell>
        </table:table-row>
        <table:table-row table:style-name="ro1">
          <table:table-cell office:value-type="float" office:value="5647825" calcext:value-type="float">
            <text:p>5647825</text:p>
          </table:table-cell>
          <table:table-cell table:formula="of:=[.A355]/1000/(60*60*24)" office:value-type="time" office:time-value="PT01H34M07.825S" calcext:value-type="time">
            <text:p>01:3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6.01" calcext:value-type="float">
            <text:p>196.01</text:p>
          </table:table-cell>
          <table:table-cell office:value-type="float" office:value="243.92" calcext:value-type="float">
            <text:p>243.92</text:p>
          </table:table-cell>
        </table:table-row>
        <table:table-row table:style-name="ro1">
          <table:table-cell office:value-type="float" office:value="5663825" calcext:value-type="float">
            <text:p>5663825</text:p>
          </table:table-cell>
          <table:table-cell table:formula="of:=[.A356]/1000/(60*60*24)" office:value-type="time" office:time-value="PT01H34M23.825S" calcext:value-type="time">
            <text:p>01:34:24</text:p>
          </table:table-cell>
          <table:table-cell office:value-type="float" office:value="1.22" calcext:value-type="float">
            <text:p>1.22</text:p>
          </table:table-cell>
          <table:table-cell office:value-type="float" office:value="121.9" calcext:value-type="float">
            <text:p>121.9</text:p>
          </table:table-cell>
          <table:table-cell office:value-type="float" office:value="148.25" calcext:value-type="float">
            <text:p>148.25</text:p>
          </table:table-cell>
          <table:table-cell office:value-type="float" office:value="196.55" calcext:value-type="float">
            <text:p>196.55</text:p>
          </table:table-cell>
          <table:table-cell office:value-type="float" office:value="244.58" calcext:value-type="float">
            <text:p>244.58</text:p>
          </table:table-cell>
        </table:table-row>
        <table:table-row table:style-name="ro1">
          <table:table-cell office:value-type="float" office:value="5679825" calcext:value-type="float">
            <text:p>5679825</text:p>
          </table:table-cell>
          <table:table-cell table:formula="of:=[.A357]/1000/(60*60*24)" office:value-type="time" office:time-value="PT01H34M39.825S" calcext:value-type="time">
            <text:p>01:3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7.09" calcext:value-type="float">
            <text:p>197.09</text:p>
          </table:table-cell>
          <table:table-cell office:value-type="float" office:value="245.24" calcext:value-type="float">
            <text:p>245.24</text:p>
          </table:table-cell>
        </table:table-row>
        <table:table-row table:style-name="ro1">
          <table:table-cell office:value-type="float" office:value="5695825" calcext:value-type="float">
            <text:p>5695825</text:p>
          </table:table-cell>
          <table:table-cell table:formula="of:=[.A358]/1000/(60*60*24)" office:value-type="time" office:time-value="PT01H34M55.825S" calcext:value-type="time">
            <text:p>01:3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7.63" calcext:value-type="float">
            <text:p>197.63</text:p>
          </table:table-cell>
          <table:table-cell office:value-type="float" office:value="245.89" calcext:value-type="float">
            <text:p>245.89</text:p>
          </table:table-cell>
        </table:table-row>
        <table:table-row table:style-name="ro1">
          <table:table-cell office:value-type="float" office:value="5711824" calcext:value-type="float">
            <text:p>5711824</text:p>
          </table:table-cell>
          <table:table-cell table:formula="of:=[.A359]/1000/(60*60*24)" office:value-type="time" office:time-value="PT01H35M11.824S" calcext:value-type="time">
            <text:p>01:3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8.17" calcext:value-type="float">
            <text:p>198.17</text:p>
          </table:table-cell>
          <table:table-cell office:value-type="float" office:value="246.55" calcext:value-type="float">
            <text:p>246.55</text:p>
          </table:table-cell>
        </table:table-row>
        <table:table-row table:style-name="ro1">
          <table:table-cell office:value-type="float" office:value="5727825" calcext:value-type="float">
            <text:p>5727825</text:p>
          </table:table-cell>
          <table:table-cell table:formula="of:=[.A360]/1000/(60*60*24)" office:value-type="time" office:time-value="PT01H35M27.825S" calcext:value-type="time">
            <text:p>01:3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8.72" calcext:value-type="float">
            <text:p>198.72</text:p>
          </table:table-cell>
          <table:table-cell office:value-type="float" office:value="247.21" calcext:value-type="float">
            <text:p>247.21</text:p>
          </table:table-cell>
        </table:table-row>
        <table:table-row table:style-name="ro1">
          <table:table-cell office:value-type="float" office:value="5743825" calcext:value-type="float">
            <text:p>5743825</text:p>
          </table:table-cell>
          <table:table-cell table:formula="of:=[.A361]/1000/(60*60*24)" office:value-type="time" office:time-value="PT01H35M43.825S" calcext:value-type="time">
            <text:p>01:3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9.26" calcext:value-type="float">
            <text:p>199.26</text:p>
          </table:table-cell>
          <table:table-cell office:value-type="float" office:value="247.86" calcext:value-type="float">
            <text:p>247.86</text:p>
          </table:table-cell>
        </table:table-row>
        <table:table-row table:style-name="ro1">
          <table:table-cell office:value-type="float" office:value="5759825" calcext:value-type="float">
            <text:p>5759825</text:p>
          </table:table-cell>
          <table:table-cell table:formula="of:=[.A362]/1000/(60*60*24)" office:value-type="time" office:time-value="PT01H35M59.825S" calcext:value-type="time">
            <text:p>01:3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199.8" calcext:value-type="float">
            <text:p>199.8</text:p>
          </table:table-cell>
          <table:table-cell office:value-type="float" office:value="248.52" calcext:value-type="float">
            <text:p>248.52</text:p>
          </table:table-cell>
        </table:table-row>
        <table:table-row table:style-name="ro1">
          <table:table-cell office:value-type="float" office:value="5775825" calcext:value-type="float">
            <text:p>5775825</text:p>
          </table:table-cell>
          <table:table-cell table:formula="of:=[.A363]/1000/(60*60*24)" office:value-type="time" office:time-value="PT01H36M15.825S" calcext:value-type="time">
            <text:p>01:3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00.34" calcext:value-type="float">
            <text:p>200.34</text:p>
          </table:table-cell>
          <table:table-cell office:value-type="float" office:value="249.18" calcext:value-type="float">
            <text:p>249.18</text:p>
          </table:table-cell>
        </table:table-row>
        <table:table-row table:style-name="ro1">
          <table:table-cell office:value-type="float" office:value="5791825" calcext:value-type="float">
            <text:p>5791825</text:p>
          </table:table-cell>
          <table:table-cell table:formula="of:=[.A364]/1000/(60*60*24)" office:value-type="time" office:time-value="PT01H36M31.825S" calcext:value-type="time">
            <text:p>01:3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0.88" calcext:value-type="float">
            <text:p>200.88</text:p>
          </table:table-cell>
          <table:table-cell office:value-type="float" office:value="249.83" calcext:value-type="float">
            <text:p>249.83</text:p>
          </table:table-cell>
        </table:table-row>
        <table:table-row table:style-name="ro1">
          <table:table-cell office:value-type="float" office:value="5807825" calcext:value-type="float">
            <text:p>5807825</text:p>
          </table:table-cell>
          <table:table-cell table:formula="of:=[.A365]/1000/(60*60*24)" office:value-type="time" office:time-value="PT01H36M47.825S" calcext:value-type="time">
            <text:p>01:3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201.42" calcext:value-type="float">
            <text:p>201.42</text:p>
          </table:table-cell>
          <table:table-cell office:value-type="float" office:value="250.49" calcext:value-type="float">
            <text:p>250.49</text:p>
          </table:table-cell>
        </table:table-row>
        <table:table-row table:style-name="ro1">
          <table:table-cell office:value-type="float" office:value="5823825" calcext:value-type="float">
            <text:p>5823825</text:p>
          </table:table-cell>
          <table:table-cell table:formula="of:=[.A366]/1000/(60*60*24)" office:value-type="time" office:time-value="PT01H37M03.825S" calcext:value-type="time">
            <text:p>01:3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1.97" calcext:value-type="float">
            <text:p>201.97</text:p>
          </table:table-cell>
          <table:table-cell office:value-type="float" office:value="251.15" calcext:value-type="float">
            <text:p>251.15</text:p>
          </table:table-cell>
        </table:table-row>
        <table:table-row table:style-name="ro1">
          <table:table-cell office:value-type="float" office:value="5839825" calcext:value-type="float">
            <text:p>5839825</text:p>
          </table:table-cell>
          <table:table-cell table:formula="of:=[.A367]/1000/(60*60*24)" office:value-type="time" office:time-value="PT01H37M19.825S" calcext:value-type="time">
            <text:p>01:3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02.51" calcext:value-type="float">
            <text:p>202.51</text:p>
          </table:table-cell>
          <table:table-cell office:value-type="float" office:value="251.8" calcext:value-type="float">
            <text:p>251.8</text:p>
          </table:table-cell>
        </table:table-row>
        <table:table-row table:style-name="ro1">
          <table:table-cell office:value-type="float" office:value="5855825" calcext:value-type="float">
            <text:p>5855825</text:p>
          </table:table-cell>
          <table:table-cell table:formula="of:=[.A368]/1000/(60*60*24)" office:value-type="time" office:time-value="PT01H37M35.825S" calcext:value-type="time">
            <text:p>01:3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03.05" calcext:value-type="float">
            <text:p>203.05</text:p>
          </table:table-cell>
          <table:table-cell office:value-type="float" office:value="252.46" calcext:value-type="float">
            <text:p>252.46</text:p>
          </table:table-cell>
        </table:table-row>
        <table:table-row table:style-name="ro1">
          <table:table-cell office:value-type="float" office:value="5871825" calcext:value-type="float">
            <text:p>5871825</text:p>
          </table:table-cell>
          <table:table-cell table:formula="of:=[.A369]/1000/(60*60*24)" office:value-type="time" office:time-value="PT01H37M51.825S" calcext:value-type="time">
            <text:p>01:3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3.59" calcext:value-type="float">
            <text:p>203.59</text:p>
          </table:table-cell>
          <table:table-cell office:value-type="float" office:value="253.12" calcext:value-type="float">
            <text:p>253.12</text:p>
          </table:table-cell>
        </table:table-row>
        <table:table-row table:style-name="ro1">
          <table:table-cell office:value-type="float" office:value="5887825" calcext:value-type="float">
            <text:p>5887825</text:p>
          </table:table-cell>
          <table:table-cell table:formula="of:=[.A370]/1000/(60*60*24)" office:value-type="time" office:time-value="PT01H38M07.825S" calcext:value-type="time">
            <text:p>01:3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04.13" calcext:value-type="float">
            <text:p>204.13</text:p>
          </table:table-cell>
          <table:table-cell office:value-type="float" office:value="253.77" calcext:value-type="float">
            <text:p>253.77</text:p>
          </table:table-cell>
        </table:table-row>
        <table:table-row table:style-name="ro1">
          <table:table-cell office:value-type="float" office:value="5903825" calcext:value-type="float">
            <text:p>5903825</text:p>
          </table:table-cell>
          <table:table-cell table:formula="of:=[.A371]/1000/(60*60*24)" office:value-type="time" office:time-value="PT01H38M23.825S" calcext:value-type="time">
            <text:p>01:3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4.67" calcext:value-type="float">
            <text:p>204.67</text:p>
          </table:table-cell>
          <table:table-cell office:value-type="float" office:value="254.43" calcext:value-type="float">
            <text:p>254.43</text:p>
          </table:table-cell>
        </table:table-row>
        <table:table-row table:style-name="ro1">
          <table:table-cell office:value-type="float" office:value="5919825" calcext:value-type="float">
            <text:p>5919825</text:p>
          </table:table-cell>
          <table:table-cell table:formula="of:=[.A372]/1000/(60*60*24)" office:value-type="time" office:time-value="PT01H38M39.825S" calcext:value-type="time">
            <text:p>01:3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5.21" calcext:value-type="float">
            <text:p>205.21</text:p>
          </table:table-cell>
          <table:table-cell office:value-type="float" office:value="255.08" calcext:value-type="float">
            <text:p>255.08</text:p>
          </table:table-cell>
        </table:table-row>
        <table:table-row table:style-name="ro1">
          <table:table-cell office:value-type="float" office:value="5935825" calcext:value-type="float">
            <text:p>5935825</text:p>
          </table:table-cell>
          <table:table-cell table:formula="of:=[.A373]/1000/(60*60*24)" office:value-type="time" office:time-value="PT01H38M55.825S" calcext:value-type="time">
            <text:p>01:3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5.76" calcext:value-type="float">
            <text:p>205.76</text:p>
          </table:table-cell>
          <table:table-cell office:value-type="float" office:value="255.74" calcext:value-type="float">
            <text:p>255.74</text:p>
          </table:table-cell>
        </table:table-row>
        <table:table-row table:style-name="ro1">
          <table:table-cell office:value-type="float" office:value="5951825" calcext:value-type="float">
            <text:p>5951825</text:p>
          </table:table-cell>
          <table:table-cell table:formula="of:=[.A374]/1000/(60*60*24)" office:value-type="time" office:time-value="PT01H39M11.825S" calcext:value-type="time">
            <text:p>01:3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6.3" calcext:value-type="float">
            <text:p>206.3</text:p>
          </table:table-cell>
          <table:table-cell office:value-type="float" office:value="256.4" calcext:value-type="float">
            <text:p>256.4</text:p>
          </table:table-cell>
        </table:table-row>
        <table:table-row table:style-name="ro1">
          <table:table-cell office:value-type="float" office:value="5967825" calcext:value-type="float">
            <text:p>5967825</text:p>
          </table:table-cell>
          <table:table-cell table:formula="of:=[.A375]/1000/(60*60*24)" office:value-type="time" office:time-value="PT01H39M27.825S" calcext:value-type="time">
            <text:p>01:3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6.84" calcext:value-type="float">
            <text:p>206.84</text:p>
          </table:table-cell>
          <table:table-cell office:value-type="float" office:value="257.05" calcext:value-type="float">
            <text:p>257.05</text:p>
          </table:table-cell>
        </table:table-row>
        <table:table-row table:style-name="ro1">
          <table:table-cell office:value-type="float" office:value="5983825" calcext:value-type="float">
            <text:p>5983825</text:p>
          </table:table-cell>
          <table:table-cell table:formula="of:=[.A376]/1000/(60*60*24)" office:value-type="time" office:time-value="PT01H39M43.825S" calcext:value-type="time">
            <text:p>01:3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7.38" calcext:value-type="float">
            <text:p>207.38</text:p>
          </table:table-cell>
          <table:table-cell office:value-type="float" office:value="257.71" calcext:value-type="float">
            <text:p>257.71</text:p>
          </table:table-cell>
        </table:table-row>
        <table:table-row table:style-name="ro1">
          <table:table-cell office:value-type="float" office:value="5999825" calcext:value-type="float">
            <text:p>5999825</text:p>
          </table:table-cell>
          <table:table-cell table:formula="of:=[.A377]/1000/(60*60*24)" office:value-type="time" office:time-value="PT01H39M59.825S" calcext:value-type="time">
            <text:p>01:4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7.92" calcext:value-type="float">
            <text:p>207.92</text:p>
          </table:table-cell>
          <table:table-cell office:value-type="float" office:value="258.37" calcext:value-type="float">
            <text:p>258.37</text:p>
          </table:table-cell>
        </table:table-row>
        <table:table-row table:style-name="ro1">
          <table:table-cell office:value-type="float" office:value="6015825" calcext:value-type="float">
            <text:p>6015825</text:p>
          </table:table-cell>
          <table:table-cell table:formula="of:=[.A378]/1000/(60*60*24)" office:value-type="time" office:time-value="PT01H40M15.825S" calcext:value-type="time">
            <text:p>01:4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08.46" calcext:value-type="float">
            <text:p>208.46</text:p>
          </table:table-cell>
          <table:table-cell office:value-type="float" office:value="259.02" calcext:value-type="float">
            <text:p>259.02</text:p>
          </table:table-cell>
        </table:table-row>
        <table:table-row table:style-name="ro1">
          <table:table-cell office:value-type="float" office:value="6031825" calcext:value-type="float">
            <text:p>6031825</text:p>
          </table:table-cell>
          <table:table-cell table:formula="of:=[.A379]/1000/(60*60*24)" office:value-type="time" office:time-value="PT01H40M31.825S" calcext:value-type="time">
            <text:p>01:4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9" calcext:value-type="float">
            <text:p>209</text:p>
          </table:table-cell>
          <table:table-cell office:value-type="float" office:value="259.68" calcext:value-type="float">
            <text:p>259.68</text:p>
          </table:table-cell>
        </table:table-row>
        <table:table-row table:style-name="ro1">
          <table:table-cell office:value-type="float" office:value="6047825" calcext:value-type="float">
            <text:p>6047825</text:p>
          </table:table-cell>
          <table:table-cell table:formula="of:=[.A380]/1000/(60*60*24)" office:value-type="time" office:time-value="PT01H40M47.825S" calcext:value-type="time">
            <text:p>01:4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09.54" calcext:value-type="float">
            <text:p>209.54</text:p>
          </table:table-cell>
          <table:table-cell office:value-type="float" office:value="260.33" calcext:value-type="float">
            <text:p>260.33</text:p>
          </table:table-cell>
        </table:table-row>
        <table:table-row table:style-name="ro1">
          <table:table-cell office:value-type="float" office:value="6063825" calcext:value-type="float">
            <text:p>6063825</text:p>
          </table:table-cell>
          <table:table-cell table:formula="of:=[.A381]/1000/(60*60*24)" office:value-type="time" office:time-value="PT01H41M03.825S" calcext:value-type="time">
            <text:p>01:4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0.09" calcext:value-type="float">
            <text:p>210.09</text:p>
          </table:table-cell>
          <table:table-cell office:value-type="float" office:value="260.99" calcext:value-type="float">
            <text:p>260.99</text:p>
          </table:table-cell>
        </table:table-row>
        <table:table-row table:style-name="ro1">
          <table:table-cell office:value-type="float" office:value="6079825" calcext:value-type="float">
            <text:p>6079825</text:p>
          </table:table-cell>
          <table:table-cell table:formula="of:=[.A382]/1000/(60*60*24)" office:value-type="time" office:time-value="PT01H41M19.825S" calcext:value-type="time">
            <text:p>01:4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0.63" calcext:value-type="float">
            <text:p>210.63</text:p>
          </table:table-cell>
          <table:table-cell office:value-type="float" office:value="261.65" calcext:value-type="float">
            <text:p>261.65</text:p>
          </table:table-cell>
        </table:table-row>
        <table:table-row table:style-name="ro1">
          <table:table-cell office:value-type="float" office:value="6095825" calcext:value-type="float">
            <text:p>6095825</text:p>
          </table:table-cell>
          <table:table-cell table:formula="of:=[.A383]/1000/(60*60*24)" office:value-type="time" office:time-value="PT01H41M35.825S" calcext:value-type="time">
            <text:p>01:4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1.17" calcext:value-type="float">
            <text:p>211.17</text:p>
          </table:table-cell>
          <table:table-cell office:value-type="float" office:value="262.3" calcext:value-type="float">
            <text:p>262.3</text:p>
          </table:table-cell>
        </table:table-row>
        <table:table-row table:style-name="ro1">
          <table:table-cell office:value-type="float" office:value="6111825" calcext:value-type="float">
            <text:p>6111825</text:p>
          </table:table-cell>
          <table:table-cell table:formula="of:=[.A384]/1000/(60*60*24)" office:value-type="time" office:time-value="PT01H41M51.825S" calcext:value-type="time">
            <text:p>01:4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1.71" calcext:value-type="float">
            <text:p>211.71</text:p>
          </table:table-cell>
          <table:table-cell office:value-type="float" office:value="262.96" calcext:value-type="float">
            <text:p>262.96</text:p>
          </table:table-cell>
        </table:table-row>
        <table:table-row table:style-name="ro1">
          <table:table-cell office:value-type="float" office:value="6127825" calcext:value-type="float">
            <text:p>6127825</text:p>
          </table:table-cell>
          <table:table-cell table:formula="of:=[.A385]/1000/(60*60*24)" office:value-type="time" office:time-value="PT01H42M07.825S" calcext:value-type="time">
            <text:p>01:4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212.25" calcext:value-type="float">
            <text:p>212.25</text:p>
          </table:table-cell>
          <table:table-cell office:value-type="float" office:value="263.62" calcext:value-type="float">
            <text:p>263.62</text:p>
          </table:table-cell>
        </table:table-row>
        <table:table-row table:style-name="ro1">
          <table:table-cell office:value-type="float" office:value="6143825" calcext:value-type="float">
            <text:p>6143825</text:p>
          </table:table-cell>
          <table:table-cell table:formula="of:=[.A386]/1000/(60*60*24)" office:value-type="time" office:time-value="PT01H42M23.825S" calcext:value-type="time">
            <text:p>01:4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2.79" calcext:value-type="float">
            <text:p>212.79</text:p>
          </table:table-cell>
          <table:table-cell office:value-type="float" office:value="264.27" calcext:value-type="float">
            <text:p>264.27</text:p>
          </table:table-cell>
        </table:table-row>
        <table:table-row table:style-name="ro1">
          <table:table-cell office:value-type="float" office:value="6159825" calcext:value-type="float">
            <text:p>6159825</text:p>
          </table:table-cell>
          <table:table-cell table:formula="of:=[.A387]/1000/(60*60*24)" office:value-type="time" office:time-value="PT01H42M39.825S" calcext:value-type="time">
            <text:p>01:4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3.33" calcext:value-type="float">
            <text:p>213.33</text:p>
          </table:table-cell>
          <table:table-cell office:value-type="float" office:value="264.93" calcext:value-type="float">
            <text:p>264.93</text:p>
          </table:table-cell>
        </table:table-row>
        <table:table-row table:style-name="ro1">
          <table:table-cell office:value-type="float" office:value="6175825" calcext:value-type="float">
            <text:p>6175825</text:p>
          </table:table-cell>
          <table:table-cell table:formula="of:=[.A388]/1000/(60*60*24)" office:value-type="time" office:time-value="PT01H42M55.825S" calcext:value-type="time">
            <text:p>01:4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3.87" calcext:value-type="float">
            <text:p>213.87</text:p>
          </table:table-cell>
          <table:table-cell office:value-type="float" office:value="265.58" calcext:value-type="float">
            <text:p>265.58</text:p>
          </table:table-cell>
        </table:table-row>
        <table:table-row table:style-name="ro1">
          <table:table-cell office:value-type="float" office:value="6191825" calcext:value-type="float">
            <text:p>6191825</text:p>
          </table:table-cell>
          <table:table-cell table:formula="of:=[.A389]/1000/(60*60*24)" office:value-type="time" office:time-value="PT01H43M11.825S" calcext:value-type="time">
            <text:p>01:4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4.42" calcext:value-type="float">
            <text:p>214.42</text:p>
          </table:table-cell>
          <table:table-cell office:value-type="float" office:value="266.24" calcext:value-type="float">
            <text:p>266.24</text:p>
          </table:table-cell>
        </table:table-row>
        <table:table-row table:style-name="ro1">
          <table:table-cell office:value-type="float" office:value="6207825" calcext:value-type="float">
            <text:p>6207825</text:p>
          </table:table-cell>
          <table:table-cell table:formula="of:=[.A390]/1000/(60*60*24)" office:value-type="time" office:time-value="PT01H43M27.825S" calcext:value-type="time">
            <text:p>01:4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4.96" calcext:value-type="float">
            <text:p>214.96</text:p>
          </table:table-cell>
          <table:table-cell office:value-type="float" office:value="266.9" calcext:value-type="float">
            <text:p>266.9</text:p>
          </table:table-cell>
        </table:table-row>
        <table:table-row table:style-name="ro1">
          <table:table-cell office:value-type="float" office:value="6223825" calcext:value-type="float">
            <text:p>6223825</text:p>
          </table:table-cell>
          <table:table-cell table:formula="of:=[.A391]/1000/(60*60*24)" office:value-type="time" office:time-value="PT01H43M43.825S" calcext:value-type="time">
            <text:p>01:4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15.5" calcext:value-type="float">
            <text:p>215.5</text:p>
          </table:table-cell>
          <table:table-cell office:value-type="float" office:value="267.55" calcext:value-type="float">
            <text:p>267.55</text:p>
          </table:table-cell>
        </table:table-row>
        <table:table-row table:style-name="ro1">
          <table:table-cell office:value-type="float" office:value="6239825" calcext:value-type="float">
            <text:p>6239825</text:p>
          </table:table-cell>
          <table:table-cell table:formula="of:=[.A392]/1000/(60*60*24)" office:value-type="time" office:time-value="PT01H43M59.825S" calcext:value-type="time">
            <text:p>01:4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6.04" calcext:value-type="float">
            <text:p>216.04</text:p>
          </table:table-cell>
          <table:table-cell office:value-type="float" office:value="268.21" calcext:value-type="float">
            <text:p>268.21</text:p>
          </table:table-cell>
        </table:table-row>
        <table:table-row table:style-name="ro1">
          <table:table-cell office:value-type="float" office:value="6255825" calcext:value-type="float">
            <text:p>6255825</text:p>
          </table:table-cell>
          <table:table-cell table:formula="of:=[.A393]/1000/(60*60*24)" office:value-type="time" office:time-value="PT01H44M15.825S" calcext:value-type="time">
            <text:p>01:4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16.58" calcext:value-type="float">
            <text:p>216.58</text:p>
          </table:table-cell>
          <table:table-cell office:value-type="float" office:value="268.86" calcext:value-type="float">
            <text:p>268.86</text:p>
          </table:table-cell>
        </table:table-row>
        <table:table-row table:style-name="ro1">
          <table:table-cell office:value-type="float" office:value="6271825" calcext:value-type="float">
            <text:p>6271825</text:p>
          </table:table-cell>
          <table:table-cell table:formula="of:=[.A394]/1000/(60*60*24)" office:value-type="time" office:time-value="PT01H44M31.825S" calcext:value-type="time">
            <text:p>01:4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7.12" calcext:value-type="float">
            <text:p>217.12</text:p>
          </table:table-cell>
          <table:table-cell office:value-type="float" office:value="269.52" calcext:value-type="float">
            <text:p>269.52</text:p>
          </table:table-cell>
        </table:table-row>
        <table:table-row table:style-name="ro1">
          <table:table-cell office:value-type="float" office:value="6287825" calcext:value-type="float">
            <text:p>6287825</text:p>
          </table:table-cell>
          <table:table-cell table:formula="of:=[.A395]/1000/(60*60*24)" office:value-type="time" office:time-value="PT01H44M47.825S" calcext:value-type="time">
            <text:p>01:4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7.66" calcext:value-type="float">
            <text:p>217.66</text:p>
          </table:table-cell>
          <table:table-cell office:value-type="float" office:value="270.17" calcext:value-type="float">
            <text:p>270.17</text:p>
          </table:table-cell>
        </table:table-row>
        <table:table-row table:style-name="ro1">
          <table:table-cell office:value-type="float" office:value="6303825" calcext:value-type="float">
            <text:p>6303825</text:p>
          </table:table-cell>
          <table:table-cell table:formula="of:=[.A396]/1000/(60*60*24)" office:value-type="time" office:time-value="PT01H45M03.825S" calcext:value-type="time">
            <text:p>01:4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8.2" calcext:value-type="float">
            <text:p>218.2</text:p>
          </table:table-cell>
          <table:table-cell office:value-type="float" office:value="270.83" calcext:value-type="float">
            <text:p>270.83</text:p>
          </table:table-cell>
        </table:table-row>
        <table:table-row table:style-name="ro1">
          <table:table-cell office:value-type="float" office:value="6319825" calcext:value-type="float">
            <text:p>6319825</text:p>
          </table:table-cell>
          <table:table-cell table:formula="of:=[.A397]/1000/(60*60*24)" office:value-type="time" office:time-value="PT01H45M19.825S" calcext:value-type="time">
            <text:p>01:4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18.74" calcext:value-type="float">
            <text:p>218.74</text:p>
          </table:table-cell>
          <table:table-cell office:value-type="float" office:value="271.48" calcext:value-type="float">
            <text:p>271.48</text:p>
          </table:table-cell>
        </table:table-row>
        <table:table-row table:style-name="ro1">
          <table:table-cell office:value-type="float" office:value="6335825" calcext:value-type="float">
            <text:p>6335825</text:p>
          </table:table-cell>
          <table:table-cell table:formula="of:=[.A398]/1000/(60*60*24)" office:value-type="time" office:time-value="PT01H45M35.825S" calcext:value-type="time">
            <text:p>01:4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219.29" calcext:value-type="float">
            <text:p>219.29</text:p>
          </table:table-cell>
          <table:table-cell office:value-type="float" office:value="272.14" calcext:value-type="float">
            <text:p>272.14</text:p>
          </table:table-cell>
        </table:table-row>
        <table:table-row table:style-name="ro1">
          <table:table-cell office:value-type="float" office:value="6351825" calcext:value-type="float">
            <text:p>6351825</text:p>
          </table:table-cell>
          <table:table-cell table:formula="of:=[.A399]/1000/(60*60*24)" office:value-type="time" office:time-value="PT01H45M51.825S" calcext:value-type="time">
            <text:p>01:4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19.83" calcext:value-type="float">
            <text:p>219.83</text:p>
          </table:table-cell>
          <table:table-cell office:value-type="float" office:value="272.8" calcext:value-type="float">
            <text:p>272.8</text:p>
          </table:table-cell>
        </table:table-row>
        <table:table-row table:style-name="ro1">
          <table:table-cell office:value-type="float" office:value="6367825" calcext:value-type="float">
            <text:p>6367825</text:p>
          </table:table-cell>
          <table:table-cell table:formula="of:=[.A400]/1000/(60*60*24)" office:value-type="time" office:time-value="PT01H46M07.825S" calcext:value-type="time">
            <text:p>01:4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0.37" calcext:value-type="float">
            <text:p>220.37</text:p>
          </table:table-cell>
          <table:table-cell office:value-type="float" office:value="273.45" calcext:value-type="float">
            <text:p>273.45</text:p>
          </table:table-cell>
        </table:table-row>
        <table:table-row table:style-name="ro1">
          <table:table-cell office:value-type="float" office:value="6383825" calcext:value-type="float">
            <text:p>6383825</text:p>
          </table:table-cell>
          <table:table-cell table:formula="of:=[.A401]/1000/(60*60*24)" office:value-type="time" office:time-value="PT01H46M23.825S" calcext:value-type="time">
            <text:p>01:4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0.91" calcext:value-type="float">
            <text:p>220.91</text:p>
          </table:table-cell>
          <table:table-cell office:value-type="float" office:value="274.11" calcext:value-type="float">
            <text:p>274.11</text:p>
          </table:table-cell>
        </table:table-row>
        <table:table-row table:style-name="ro1">
          <table:table-cell office:value-type="float" office:value="6399825" calcext:value-type="float">
            <text:p>6399825</text:p>
          </table:table-cell>
          <table:table-cell table:formula="of:=[.A402]/1000/(60*60*24)" office:value-type="time" office:time-value="PT01H46M39.825S" calcext:value-type="time">
            <text:p>01:4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1.45" calcext:value-type="float">
            <text:p>221.45</text:p>
          </table:table-cell>
          <table:table-cell office:value-type="float" office:value="274.76" calcext:value-type="float">
            <text:p>274.76</text:p>
          </table:table-cell>
        </table:table-row>
        <table:table-row table:style-name="ro1">
          <table:table-cell office:value-type="float" office:value="6415825" calcext:value-type="float">
            <text:p>6415825</text:p>
          </table:table-cell>
          <table:table-cell table:formula="of:=[.A403]/1000/(60*60*24)" office:value-type="time" office:time-value="PT01H46M55.825S" calcext:value-type="time">
            <text:p>01:4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21.99" calcext:value-type="float">
            <text:p>221.99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>
          <table:table-cell office:value-type="float" office:value="6431825" calcext:value-type="float">
            <text:p>6431825</text:p>
          </table:table-cell>
          <table:table-cell table:formula="of:=[.A404]/1000/(60*60*24)" office:value-type="time" office:time-value="PT01H47M11.825S" calcext:value-type="time">
            <text:p>01:4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2.53" calcext:value-type="float">
            <text:p>222.53</text:p>
          </table:table-cell>
          <table:table-cell office:value-type="float" office:value="276.07" calcext:value-type="float">
            <text:p>276.07</text:p>
          </table:table-cell>
        </table:table-row>
        <table:table-row table:style-name="ro1">
          <table:table-cell office:value-type="float" office:value="6447825" calcext:value-type="float">
            <text:p>6447825</text:p>
          </table:table-cell>
          <table:table-cell table:formula="of:=[.A405]/1000/(60*60*24)" office:value-type="time" office:time-value="PT01H47M27.825S" calcext:value-type="time">
            <text:p>01:4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223.07" calcext:value-type="float">
            <text:p>223.07</text:p>
          </table:table-cell>
          <table:table-cell office:value-type="float" office:value="276.73" calcext:value-type="float">
            <text:p>276.73</text:p>
          </table:table-cell>
        </table:table-row>
        <table:table-row table:style-name="ro1">
          <table:table-cell office:value-type="float" office:value="6463825" calcext:value-type="float">
            <text:p>6463825</text:p>
          </table:table-cell>
          <table:table-cell table:formula="of:=[.A406]/1000/(60*60*24)" office:value-type="time" office:time-value="PT01H47M43.825S" calcext:value-type="time">
            <text:p>01:4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23.61" calcext:value-type="float">
            <text:p>223.61</text:p>
          </table:table-cell>
          <table:table-cell office:value-type="float" office:value="277.38" calcext:value-type="float">
            <text:p>277.38</text:p>
          </table:table-cell>
        </table:table-row>
        <table:table-row table:style-name="ro1">
          <table:table-cell office:value-type="float" office:value="6479825" calcext:value-type="float">
            <text:p>6479825</text:p>
          </table:table-cell>
          <table:table-cell table:formula="of:=[.A407]/1000/(60*60*24)" office:value-type="time" office:time-value="PT01H47M59.825S" calcext:value-type="time">
            <text:p>01:4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24.15" calcext:value-type="float">
            <text:p>224.15</text:p>
          </table:table-cell>
          <table:table-cell office:value-type="float" office:value="278.04" calcext:value-type="float">
            <text:p>278.04</text:p>
          </table:table-cell>
        </table:table-row>
        <table:table-row table:style-name="ro1">
          <table:table-cell office:value-type="float" office:value="6495825" calcext:value-type="float">
            <text:p>6495825</text:p>
          </table:table-cell>
          <table:table-cell table:formula="of:=[.A408]/1000/(60*60*24)" office:value-type="time" office:time-value="PT01H48M15.825S" calcext:value-type="time">
            <text:p>01:4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4.69" calcext:value-type="float">
            <text:p>224.69</text:p>
          </table:table-cell>
          <table:table-cell office:value-type="float" office:value="278.69" calcext:value-type="float">
            <text:p>278.69</text:p>
          </table:table-cell>
        </table:table-row>
        <table:table-row table:style-name="ro1">
          <table:table-cell office:value-type="float" office:value="6511825" calcext:value-type="float">
            <text:p>6511825</text:p>
          </table:table-cell>
          <table:table-cell table:formula="of:=[.A409]/1000/(60*60*24)" office:value-type="time" office:time-value="PT01H48M31.825S" calcext:value-type="time">
            <text:p>01:4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5.23" calcext:value-type="float">
            <text:p>225.23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>
          <table:table-cell office:value-type="float" office:value="6527825" calcext:value-type="float">
            <text:p>6527825</text:p>
          </table:table-cell>
          <table:table-cell table:formula="of:=[.A410]/1000/(60*60*24)" office:value-type="time" office:time-value="PT01H48M47.825S" calcext:value-type="time">
            <text:p>01:4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25.78" calcext:value-type="float">
            <text:p>225.7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543825" calcext:value-type="float">
            <text:p>6543825</text:p>
          </table:table-cell>
          <table:table-cell table:formula="of:=[.A411]/1000/(60*60*24)" office:value-type="time" office:time-value="PT01H49M03.825S" calcext:value-type="time">
            <text:p>01:4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26.32" calcext:value-type="float">
            <text:p>226.32</text:p>
          </table:table-cell>
          <table:table-cell office:value-type="float" office:value="280.66" calcext:value-type="float">
            <text:p>280.66</text:p>
          </table:table-cell>
        </table:table-row>
        <table:table-row table:style-name="ro1">
          <table:table-cell office:value-type="float" office:value="6559825" calcext:value-type="float">
            <text:p>6559825</text:p>
          </table:table-cell>
          <table:table-cell table:formula="of:=[.A412]/1000/(60*60*24)" office:value-type="time" office:time-value="PT01H49M19.825S" calcext:value-type="time">
            <text:p>01:4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6.86" calcext:value-type="float">
            <text:p>226.86</text:p>
          </table:table-cell>
          <table:table-cell office:value-type="float" office:value="281.31" calcext:value-type="float">
            <text:p>281.31</text:p>
          </table:table-cell>
        </table:table-row>
        <table:table-row table:style-name="ro1">
          <table:table-cell office:value-type="float" office:value="6575825" calcext:value-type="float">
            <text:p>6575825</text:p>
          </table:table-cell>
          <table:table-cell table:formula="of:=[.A413]/1000/(60*60*24)" office:value-type="time" office:time-value="PT01H49M35.825S" calcext:value-type="time">
            <text:p>01:4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7.4" calcext:value-type="float">
            <text:p>227.4</text:p>
          </table:table-cell>
          <table:table-cell office:value-type="float" office:value="281.97" calcext:value-type="float">
            <text:p>281.97</text:p>
          </table:table-cell>
        </table:table-row>
        <table:table-row table:style-name="ro1">
          <table:table-cell office:value-type="float" office:value="6591825" calcext:value-type="float">
            <text:p>6591825</text:p>
          </table:table-cell>
          <table:table-cell table:formula="of:=[.A414]/1000/(60*60*24)" office:value-type="time" office:time-value="PT01H49M51.825S" calcext:value-type="time">
            <text:p>01:4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27.94" calcext:value-type="float">
            <text:p>227.94</text:p>
          </table:table-cell>
          <table:table-cell office:value-type="float" office:value="282.62" calcext:value-type="float">
            <text:p>282.62</text:p>
          </table:table-cell>
        </table:table-row>
        <table:table-row table:style-name="ro1">
          <table:table-cell office:value-type="float" office:value="6607825" calcext:value-type="float">
            <text:p>6607825</text:p>
          </table:table-cell>
          <table:table-cell table:formula="of:=[.A415]/1000/(60*60*24)" office:value-type="time" office:time-value="PT01H50M07.825S" calcext:value-type="time">
            <text:p>01:5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8.48" calcext:value-type="float">
            <text:p>228.48</text:p>
          </table:table-cell>
          <table:table-cell office:value-type="float" office:value="283.28" calcext:value-type="float">
            <text:p>283.28</text:p>
          </table:table-cell>
        </table:table-row>
        <table:table-row table:style-name="ro1">
          <table:table-cell office:value-type="float" office:value="6623825" calcext:value-type="float">
            <text:p>6623825</text:p>
          </table:table-cell>
          <table:table-cell table:formula="of:=[.A416]/1000/(60*60*24)" office:value-type="time" office:time-value="PT01H50M23.825S" calcext:value-type="time">
            <text:p>01:5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9.02" calcext:value-type="float">
            <text:p>229.02</text:p>
          </table:table-cell>
          <table:table-cell office:value-type="float" office:value="283.93" calcext:value-type="float">
            <text:p>283.93</text:p>
          </table:table-cell>
        </table:table-row>
        <table:table-row table:style-name="ro1">
          <table:table-cell office:value-type="float" office:value="6639825" calcext:value-type="float">
            <text:p>6639825</text:p>
          </table:table-cell>
          <table:table-cell table:formula="of:=[.A417]/1000/(60*60*24)" office:value-type="time" office:time-value="PT01H50M39.825S" calcext:value-type="time">
            <text:p>01:5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29.56" calcext:value-type="float">
            <text:p>229.56</text:p>
          </table:table-cell>
          <table:table-cell office:value-type="float" office:value="284.59" calcext:value-type="float">
            <text:p>284.59</text:p>
          </table:table-cell>
        </table:table-row>
        <table:table-row table:style-name="ro1">
          <table:table-cell office:value-type="float" office:value="6655825" calcext:value-type="float">
            <text:p>6655825</text:p>
          </table:table-cell>
          <table:table-cell table:formula="of:=[.A418]/1000/(60*60*24)" office:value-type="time" office:time-value="PT01H50M55.825S" calcext:value-type="time">
            <text:p>01:5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30.1" calcext:value-type="float">
            <text:p>230.1</text:p>
          </table:table-cell>
          <table:table-cell office:value-type="float" office:value="285.24" calcext:value-type="float">
            <text:p>285.24</text:p>
          </table:table-cell>
        </table:table-row>
        <table:table-row table:style-name="ro1">
          <table:table-cell office:value-type="float" office:value="6671825" calcext:value-type="float">
            <text:p>6671825</text:p>
          </table:table-cell>
          <table:table-cell table:formula="of:=[.A419]/1000/(60*60*24)" office:value-type="time" office:time-value="PT01H51M11.825S" calcext:value-type="time">
            <text:p>01:5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30.64" calcext:value-type="float">
            <text:p>230.64</text:p>
          </table:table-cell>
          <table:table-cell office:value-type="float" office:value="285.89" calcext:value-type="float">
            <text:p>285.89</text:p>
          </table:table-cell>
        </table:table-row>
        <table:table-row table:style-name="ro1">
          <table:table-cell office:value-type="float" office:value="6687825" calcext:value-type="float">
            <text:p>6687825</text:p>
          </table:table-cell>
          <table:table-cell table:formula="of:=[.A420]/1000/(60*60*24)" office:value-type="time" office:time-value="PT01H51M27.825S" calcext:value-type="time">
            <text:p>01:5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31.18" calcext:value-type="float">
            <text:p>231.18</text:p>
          </table:table-cell>
          <table:table-cell office:value-type="float" office:value="286.55" calcext:value-type="float">
            <text:p>286.55</text:p>
          </table:table-cell>
        </table:table-row>
        <table:table-row table:style-name="ro1">
          <table:table-cell office:value-type="float" office:value="6703825" calcext:value-type="float">
            <text:p>6703825</text:p>
          </table:table-cell>
          <table:table-cell table:formula="of:=[.A421]/1000/(60*60*24)" office:value-type="time" office:time-value="PT01H51M43.825S" calcext:value-type="time">
            <text:p>01:5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31.72" calcext:value-type="float">
            <text:p>231.72</text:p>
          </table:table-cell>
          <table:table-cell office:value-type="float" office:value="287.2" calcext:value-type="float">
            <text:p>287.2</text:p>
          </table:table-cell>
        </table:table-row>
        <table:table-row table:style-name="ro1">
          <table:table-cell office:value-type="float" office:value="6719825" calcext:value-type="float">
            <text:p>6719825</text:p>
          </table:table-cell>
          <table:table-cell table:formula="of:=[.A422]/1000/(60*60*24)" office:value-type="time" office:time-value="PT01H51M59.825S" calcext:value-type="time">
            <text:p>01:5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2.27" calcext:value-type="float">
            <text:p>232.27</text:p>
          </table:table-cell>
          <table:table-cell office:value-type="float" office:value="287.86" calcext:value-type="float">
            <text:p>287.86</text:p>
          </table:table-cell>
        </table:table-row>
        <table:table-row table:style-name="ro1">
          <table:table-cell office:value-type="float" office:value="6735825" calcext:value-type="float">
            <text:p>6735825</text:p>
          </table:table-cell>
          <table:table-cell table:formula="of:=[.A423]/1000/(60*60*24)" office:value-type="time" office:time-value="PT01H52M15.825S" calcext:value-type="time">
            <text:p>01:5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2.81" calcext:value-type="float">
            <text:p>232.81</text:p>
          </table:table-cell>
          <table:table-cell office:value-type="float" office:value="288.51" calcext:value-type="float">
            <text:p>288.51</text:p>
          </table:table-cell>
        </table:table-row>
        <table:table-row table:style-name="ro1">
          <table:table-cell office:value-type="float" office:value="6751825" calcext:value-type="float">
            <text:p>6751825</text:p>
          </table:table-cell>
          <table:table-cell table:formula="of:=[.A424]/1000/(60*60*24)" office:value-type="time" office:time-value="PT01H52M31.825S" calcext:value-type="time">
            <text:p>01:5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33.35" calcext:value-type="float">
            <text:p>233.35</text:p>
          </table:table-cell>
          <table:table-cell office:value-type="float" office:value="289.17" calcext:value-type="float">
            <text:p>289.17</text:p>
          </table:table-cell>
        </table:table-row>
        <table:table-row table:style-name="ro1">
          <table:table-cell office:value-type="float" office:value="6767825" calcext:value-type="float">
            <text:p>6767825</text:p>
          </table:table-cell>
          <table:table-cell table:formula="of:=[.A425]/1000/(60*60*24)" office:value-type="time" office:time-value="PT01H52M47.825S" calcext:value-type="time">
            <text:p>01:5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3.89" calcext:value-type="float">
            <text:p>233.89</text:p>
          </table:table-cell>
          <table:table-cell office:value-type="float" office:value="289.82" calcext:value-type="float">
            <text:p>289.82</text:p>
          </table:table-cell>
        </table:table-row>
        <table:table-row table:style-name="ro1">
          <table:table-cell office:value-type="float" office:value="6783825" calcext:value-type="float">
            <text:p>6783825</text:p>
          </table:table-cell>
          <table:table-cell table:formula="of:=[.A426]/1000/(60*60*24)" office:value-type="time" office:time-value="PT01H53M03.825S" calcext:value-type="time">
            <text:p>01:5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34.43" calcext:value-type="float">
            <text:p>234.43</text:p>
          </table:table-cell>
          <table:table-cell office:value-type="float" office:value="290.47" calcext:value-type="float">
            <text:p>290.47</text:p>
          </table:table-cell>
        </table:table-row>
        <table:table-row table:style-name="ro1">
          <table:table-cell office:value-type="float" office:value="6799825" calcext:value-type="float">
            <text:p>6799825</text:p>
          </table:table-cell>
          <table:table-cell table:formula="of:=[.A427]/1000/(60*60*24)" office:value-type="time" office:time-value="PT01H53M19.825S" calcext:value-type="time">
            <text:p>01:5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234.97" calcext:value-type="float">
            <text:p>234.97</text:p>
          </table:table-cell>
          <table:table-cell office:value-type="float" office:value="291.13" calcext:value-type="float">
            <text:p>291.13</text:p>
          </table:table-cell>
        </table:table-row>
        <table:table-row table:style-name="ro1">
          <table:table-cell office:value-type="float" office:value="6815825" calcext:value-type="float">
            <text:p>6815825</text:p>
          </table:table-cell>
          <table:table-cell table:formula="of:=[.A428]/1000/(60*60*24)" office:value-type="time" office:time-value="PT01H53M35.825S" calcext:value-type="time">
            <text:p>01:5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5.51" calcext:value-type="float">
            <text:p>235.51</text:p>
          </table:table-cell>
          <table:table-cell office:value-type="float" office:value="291.78" calcext:value-type="float">
            <text:p>291.78</text:p>
          </table:table-cell>
        </table:table-row>
        <table:table-row table:style-name="ro1">
          <table:table-cell office:value-type="float" office:value="6831825" calcext:value-type="float">
            <text:p>6831825</text:p>
          </table:table-cell>
          <table:table-cell table:formula="of:=[.A429]/1000/(60*60*24)" office:value-type="time" office:time-value="PT01H53M51.825S" calcext:value-type="time">
            <text:p>01:5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6.05" calcext:value-type="float">
            <text:p>236.05</text:p>
          </table:table-cell>
          <table:table-cell office:value-type="float" office:value="292.43" calcext:value-type="float">
            <text:p>292.43</text:p>
          </table:table-cell>
        </table:table-row>
        <table:table-row table:style-name="ro1">
          <table:table-cell office:value-type="float" office:value="6847825" calcext:value-type="float">
            <text:p>6847825</text:p>
          </table:table-cell>
          <table:table-cell table:formula="of:=[.A430]/1000/(60*60*24)" office:value-type="time" office:time-value="PT01H54M07.825S" calcext:value-type="time">
            <text:p>01:5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6.59" calcext:value-type="float">
            <text:p>236.59</text:p>
          </table:table-cell>
          <table:table-cell office:value-type="float" office:value="293.09" calcext:value-type="float">
            <text:p>293.09</text:p>
          </table:table-cell>
        </table:table-row>
        <table:table-row table:style-name="ro1">
          <table:table-cell office:value-type="float" office:value="6863825" calcext:value-type="float">
            <text:p>6863825</text:p>
          </table:table-cell>
          <table:table-cell table:formula="of:=[.A431]/1000/(60*60*24)" office:value-type="time" office:time-value="PT01H54M23.825S" calcext:value-type="time">
            <text:p>01:5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37.13" calcext:value-type="float">
            <text:p>237.13</text:p>
          </table:table-cell>
          <table:table-cell office:value-type="float" office:value="293.74" calcext:value-type="float">
            <text:p>293.74</text:p>
          </table:table-cell>
        </table:table-row>
        <table:table-row table:style-name="ro1">
          <table:table-cell office:value-type="float" office:value="6879825" calcext:value-type="float">
            <text:p>6879825</text:p>
          </table:table-cell>
          <table:table-cell table:formula="of:=[.A432]/1000/(60*60*24)" office:value-type="time" office:time-value="PT01H54M39.825S" calcext:value-type="time">
            <text:p>01:5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37.67" calcext:value-type="float">
            <text:p>237.67</text:p>
          </table:table-cell>
          <table:table-cell office:value-type="float" office:value="294.4" calcext:value-type="float">
            <text:p>294.4</text:p>
          </table:table-cell>
        </table:table-row>
        <table:table-row table:style-name="ro1">
          <table:table-cell office:value-type="float" office:value="6895825" calcext:value-type="float">
            <text:p>6895825</text:p>
          </table:table-cell>
          <table:table-cell table:formula="of:=[.A433]/1000/(60*60*24)" office:value-type="time" office:time-value="PT01H54M55.825S" calcext:value-type="time">
            <text:p>01:5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238.21" calcext:value-type="float">
            <text:p>238.21</text:p>
          </table:table-cell>
          <table:table-cell office:value-type="float" office:value="295.05" calcext:value-type="float">
            <text:p>295.05</text:p>
          </table:table-cell>
        </table:table-row>
        <table:table-row table:style-name="ro1">
          <table:table-cell office:value-type="float" office:value="6911825" calcext:value-type="float">
            <text:p>6911825</text:p>
          </table:table-cell>
          <table:table-cell table:formula="of:=[.A434]/1000/(60*60*24)" office:value-type="time" office:time-value="PT01H55M11.825S" calcext:value-type="time">
            <text:p>01:5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38.75" calcext:value-type="float">
            <text:p>238.75</text:p>
          </table:table-cell>
          <table:table-cell office:value-type="float" office:value="295.7" calcext:value-type="float">
            <text:p>295.7</text:p>
          </table:table-cell>
        </table:table-row>
        <table:table-row table:style-name="ro1">
          <table:table-cell office:value-type="float" office:value="6927825" calcext:value-type="float">
            <text:p>6927825</text:p>
          </table:table-cell>
          <table:table-cell table:formula="of:=[.A435]/1000/(60*60*24)" office:value-type="time" office:time-value="PT01H55M27.825S" calcext:value-type="time">
            <text:p>01:5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39.29" calcext:value-type="float">
            <text:p>239.29</text:p>
          </table:table-cell>
          <table:table-cell office:value-type="float" office:value="296.36" calcext:value-type="float">
            <text:p>296.36</text:p>
          </table:table-cell>
        </table:table-row>
        <table:table-row table:style-name="ro1">
          <table:table-cell office:value-type="float" office:value="6943825" calcext:value-type="float">
            <text:p>6943825</text:p>
          </table:table-cell>
          <table:table-cell table:formula="of:=[.A436]/1000/(60*60*24)" office:value-type="time" office:time-value="PT01H55M43.825S" calcext:value-type="time">
            <text:p>01:55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39.83" calcext:value-type="float">
            <text:p>239.83</text:p>
          </table:table-cell>
          <table:table-cell office:value-type="float" office:value="297.01" calcext:value-type="float">
            <text:p>297.01</text:p>
          </table:table-cell>
        </table:table-row>
        <table:table-row table:style-name="ro1">
          <table:table-cell office:value-type="float" office:value="6959825" calcext:value-type="float">
            <text:p>6959825</text:p>
          </table:table-cell>
          <table:table-cell table:formula="of:=[.A437]/1000/(60*60*24)" office:value-type="time" office:time-value="PT01H55M59.825S" calcext:value-type="time">
            <text:p>01:56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0.37" calcext:value-type="float">
            <text:p>240.37</text:p>
          </table:table-cell>
          <table:table-cell office:value-type="float" office:value="297.66" calcext:value-type="float">
            <text:p>297.66</text:p>
          </table:table-cell>
        </table:table-row>
        <table:table-row table:style-name="ro1">
          <table:table-cell office:value-type="float" office:value="6975825" calcext:value-type="float">
            <text:p>6975825</text:p>
          </table:table-cell>
          <table:table-cell table:formula="of:=[.A438]/1000/(60*60*24)" office:value-type="time" office:time-value="PT01H56M15.825S" calcext:value-type="time">
            <text:p>01:56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0.91" calcext:value-type="float">
            <text:p>240.91</text:p>
          </table:table-cell>
          <table:table-cell office:value-type="float" office:value="298.32" calcext:value-type="float">
            <text:p>298.32</text:p>
          </table:table-cell>
        </table:table-row>
        <table:table-row table:style-name="ro1">
          <table:table-cell office:value-type="float" office:value="6991825" calcext:value-type="float">
            <text:p>6991825</text:p>
          </table:table-cell>
          <table:table-cell table:formula="of:=[.A439]/1000/(60*60*24)" office:value-type="time" office:time-value="PT01H56M31.825S" calcext:value-type="time">
            <text:p>01:56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41.46" calcext:value-type="float">
            <text:p>241.46</text:p>
          </table:table-cell>
          <table:table-cell office:value-type="float" office:value="298.97" calcext:value-type="float">
            <text:p>298.97</text:p>
          </table:table-cell>
        </table:table-row>
        <table:table-row table:style-name="ro1">
          <table:table-cell office:value-type="float" office:value="7007825" calcext:value-type="float">
            <text:p>7007825</text:p>
          </table:table-cell>
          <table:table-cell table:formula="of:=[.A440]/1000/(60*60*24)" office:value-type="time" office:time-value="PT01H56M47.825S" calcext:value-type="time">
            <text:p>01:56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2" calcext:value-type="float">
            <text:p>242</text:p>
          </table:table-cell>
          <table:table-cell office:value-type="float" office:value="299.62" calcext:value-type="float">
            <text:p>299.62</text:p>
          </table:table-cell>
        </table:table-row>
        <table:table-row table:style-name="ro1">
          <table:table-cell office:value-type="float" office:value="7023825" calcext:value-type="float">
            <text:p>7023825</text:p>
          </table:table-cell>
          <table:table-cell table:formula="of:=[.A441]/1000/(60*60*24)" office:value-type="time" office:time-value="PT01H57M03.825S" calcext:value-type="time">
            <text:p>01:57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2.54" calcext:value-type="float">
            <text:p>242.54</text:p>
          </table:table-cell>
          <table:table-cell office:value-type="float" office:value="300.28" calcext:value-type="float">
            <text:p>300.28</text:p>
          </table:table-cell>
        </table:table-row>
        <table:table-row table:style-name="ro1">
          <table:table-cell office:value-type="float" office:value="7039825" calcext:value-type="float">
            <text:p>7039825</text:p>
          </table:table-cell>
          <table:table-cell table:formula="of:=[.A442]/1000/(60*60*24)" office:value-type="time" office:time-value="PT01H57M19.825S" calcext:value-type="time">
            <text:p>01:57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3.08" calcext:value-type="float">
            <text:p>243.08</text:p>
          </table:table-cell>
          <table:table-cell office:value-type="float" office:value="300.93" calcext:value-type="float">
            <text:p>300.93</text:p>
          </table:table-cell>
        </table:table-row>
        <table:table-row table:style-name="ro1">
          <table:table-cell office:value-type="float" office:value="7055825" calcext:value-type="float">
            <text:p>7055825</text:p>
          </table:table-cell>
          <table:table-cell table:formula="of:=[.A443]/1000/(60*60*24)" office:value-type="time" office:time-value="PT01H57M35.825S" calcext:value-type="time">
            <text:p>01:57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43.62" calcext:value-type="float">
            <text:p>243.62</text:p>
          </table:table-cell>
          <table:table-cell office:value-type="float" office:value="301.58" calcext:value-type="float">
            <text:p>301.58</text:p>
          </table:table-cell>
        </table:table-row>
        <table:table-row table:style-name="ro1">
          <table:table-cell office:value-type="float" office:value="7071825" calcext:value-type="float">
            <text:p>7071825</text:p>
          </table:table-cell>
          <table:table-cell table:formula="of:=[.A444]/1000/(60*60*24)" office:value-type="time" office:time-value="PT01H57M51.825S" calcext:value-type="time">
            <text:p>01:57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4.16" calcext:value-type="float">
            <text:p>244.16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>
          <table:table-cell office:value-type="float" office:value="7087825" calcext:value-type="float">
            <text:p>7087825</text:p>
          </table:table-cell>
          <table:table-cell table:formula="of:=[.A445]/1000/(60*60*24)" office:value-type="time" office:time-value="PT01H58M07.825S" calcext:value-type="time">
            <text:p>01:58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89" calcext:value-type="float">
            <text:p>302.89</text:p>
          </table:table-cell>
        </table:table-row>
        <table:table-row table:style-name="ro1">
          <table:table-cell office:value-type="float" office:value="7103825" calcext:value-type="float">
            <text:p>7103825</text:p>
          </table:table-cell>
          <table:table-cell table:formula="of:=[.A446]/1000/(60*60*24)" office:value-type="time" office:time-value="PT01H58M23.825S" calcext:value-type="time">
            <text:p>01:58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5.24" calcext:value-type="float">
            <text:p>245.24</text:p>
          </table:table-cell>
          <table:table-cell office:value-type="float" office:value="303.54" calcext:value-type="float">
            <text:p>303.54</text:p>
          </table:table-cell>
        </table:table-row>
        <table:table-row table:style-name="ro1">
          <table:table-cell office:value-type="float" office:value="7119825" calcext:value-type="float">
            <text:p>7119825</text:p>
          </table:table-cell>
          <table:table-cell table:formula="of:=[.A447]/1000/(60*60*24)" office:value-type="time" office:time-value="PT01H58M39.825S" calcext:value-type="time">
            <text:p>01:58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45.78" calcext:value-type="float">
            <text:p>245.78</text:p>
          </table:table-cell>
          <table:table-cell office:value-type="float" office:value="304.2" calcext:value-type="float">
            <text:p>304.2</text:p>
          </table:table-cell>
        </table:table-row>
        <table:table-row table:style-name="ro1">
          <table:table-cell office:value-type="float" office:value="7135825" calcext:value-type="float">
            <text:p>7135825</text:p>
          </table:table-cell>
          <table:table-cell table:formula="of:=[.A448]/1000/(60*60*24)" office:value-type="time" office:time-value="PT01H58M55.825S" calcext:value-type="time">
            <text:p>01:58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46.32" calcext:value-type="float">
            <text:p>246.32</text:p>
          </table:table-cell>
          <table:table-cell office:value-type="float" office:value="304.85" calcext:value-type="float">
            <text:p>304.85</text:p>
          </table:table-cell>
        </table:table-row>
        <table:table-row table:style-name="ro1">
          <table:table-cell office:value-type="float" office:value="7151825" calcext:value-type="float">
            <text:p>7151825</text:p>
          </table:table-cell>
          <table:table-cell table:formula="of:=[.A449]/1000/(60*60*24)" office:value-type="time" office:time-value="PT01H59M11.825S" calcext:value-type="time">
            <text:p>01:59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46.86" calcext:value-type="float">
            <text:p>246.86</text:p>
          </table:table-cell>
          <table:table-cell office:value-type="float" office:value="305.51" calcext:value-type="float">
            <text:p>305.51</text:p>
          </table:table-cell>
        </table:table-row>
        <table:table-row table:style-name="ro1">
          <table:table-cell office:value-type="float" office:value="7167825" calcext:value-type="float">
            <text:p>7167825</text:p>
          </table:table-cell>
          <table:table-cell table:formula="of:=[.A450]/1000/(60*60*24)" office:value-type="time" office:time-value="PT01H59M27.825S" calcext:value-type="time">
            <text:p>01:59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7.4" calcext:value-type="float">
            <text:p>247.4</text:p>
          </table:table-cell>
          <table:table-cell office:value-type="float" office:value="306.16" calcext:value-type="float">
            <text:p>306.16</text:p>
          </table:table-cell>
        </table:table-row>
        <table:table-row table:style-name="ro1">
          <table:table-cell office:value-type="float" office:value="7183825" calcext:value-type="float">
            <text:p>7183825</text:p>
          </table:table-cell>
          <table:table-cell table:formula="of:=[.A451]/1000/(60*60*24)" office:value-type="time" office:time-value="PT01H59M43.825S" calcext:value-type="time">
            <text:p>01:59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7.94" calcext:value-type="float">
            <text:p>247.94</text:p>
          </table:table-cell>
          <table:table-cell office:value-type="float" office:value="306.81" calcext:value-type="float">
            <text:p>306.81</text:p>
          </table:table-cell>
        </table:table-row>
        <table:table-row table:style-name="ro1">
          <table:table-cell office:value-type="float" office:value="7199825" calcext:value-type="float">
            <text:p>7199825</text:p>
          </table:table-cell>
          <table:table-cell table:formula="of:=[.A452]/1000/(60*60*24)" office:value-type="time" office:time-value="PT01H59M59.825S" calcext:value-type="time">
            <text:p>02:00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48.48" calcext:value-type="float">
            <text:p>248.48</text:p>
          </table:table-cell>
          <table:table-cell office:value-type="float" office:value="307.47" calcext:value-type="float">
            <text:p>307.47</text:p>
          </table:table-cell>
        </table:table-row>
        <table:table-row table:style-name="ro1">
          <table:table-cell office:value-type="float" office:value="7215825" calcext:value-type="float">
            <text:p>7215825</text:p>
          </table:table-cell>
          <table:table-cell table:formula="of:=[.A453]/1000/(60*60*24)" office:value-type="time" office:time-value="PT02H00M15.825S" calcext:value-type="time">
            <text:p>02:00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49.02" calcext:value-type="float">
            <text:p>249.02</text:p>
          </table:table-cell>
          <table:table-cell office:value-type="float" office:value="308.12" calcext:value-type="float">
            <text:p>308.12</text:p>
          </table:table-cell>
        </table:table-row>
        <table:table-row table:style-name="ro1">
          <table:table-cell office:value-type="float" office:value="7231825" calcext:value-type="float">
            <text:p>7231825</text:p>
          </table:table-cell>
          <table:table-cell table:formula="of:=[.A454]/1000/(60*60*24)" office:value-type="time" office:time-value="PT02H00M31.825S" calcext:value-type="time">
            <text:p>02:00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49.56" calcext:value-type="float">
            <text:p>249.56</text:p>
          </table:table-cell>
          <table:table-cell office:value-type="float" office:value="308.77" calcext:value-type="float">
            <text:p>308.77</text:p>
          </table:table-cell>
        </table:table-row>
        <table:table-row table:style-name="ro1">
          <table:table-cell office:value-type="float" office:value="7247825" calcext:value-type="float">
            <text:p>7247825</text:p>
          </table:table-cell>
          <table:table-cell table:formula="of:=[.A455]/1000/(60*60*24)" office:value-type="time" office:time-value="PT02H00M47.825S" calcext:value-type="time">
            <text:p>02:00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50.1" calcext:value-type="float">
            <text:p>250.1</text:p>
          </table:table-cell>
          <table:table-cell office:value-type="float" office:value="309.43" calcext:value-type="float">
            <text:p>309.43</text:p>
          </table:table-cell>
        </table:table-row>
        <table:table-row table:style-name="ro1">
          <table:table-cell office:value-type="float" office:value="7263825" calcext:value-type="float">
            <text:p>7263825</text:p>
          </table:table-cell>
          <table:table-cell table:formula="of:=[.A456]/1000/(60*60*24)" office:value-type="time" office:time-value="PT02H01M03.825S" calcext:value-type="time">
            <text:p>02:01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50.64" calcext:value-type="float">
            <text:p>250.64</text:p>
          </table:table-cell>
          <table:table-cell office:value-type="float" office:value="310.08" calcext:value-type="float">
            <text:p>310.08</text:p>
          </table:table-cell>
        </table:table-row>
        <table:table-row table:style-name="ro1">
          <table:table-cell office:value-type="float" office:value="7279825" calcext:value-type="float">
            <text:p>7279825</text:p>
          </table:table-cell>
          <table:table-cell table:formula="of:=[.A457]/1000/(60*60*24)" office:value-type="time" office:time-value="PT02H01M19.825S" calcext:value-type="time">
            <text:p>02:01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1.18" calcext:value-type="float">
            <text:p>251.18</text:p>
          </table:table-cell>
          <table:table-cell office:value-type="float" office:value="310.74" calcext:value-type="float">
            <text:p>310.74</text:p>
          </table:table-cell>
        </table:table-row>
        <table:table-row table:style-name="ro1">
          <table:table-cell office:value-type="float" office:value="7295825" calcext:value-type="float">
            <text:p>7295825</text:p>
          </table:table-cell>
          <table:table-cell table:formula="of:=[.A458]/1000/(60*60*24)" office:value-type="time" office:time-value="PT02H01M35.825S" calcext:value-type="time">
            <text:p>02:01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1.72" calcext:value-type="float">
            <text:p>251.72</text:p>
          </table:table-cell>
          <table:table-cell office:value-type="float" office:value="311.39" calcext:value-type="float">
            <text:p>311.39</text:p>
          </table:table-cell>
        </table:table-row>
        <table:table-row table:style-name="ro1">
          <table:table-cell office:value-type="float" office:value="7311825" calcext:value-type="float">
            <text:p>7311825</text:p>
          </table:table-cell>
          <table:table-cell table:formula="of:=[.A459]/1000/(60*60*24)" office:value-type="time" office:time-value="PT02H01M51.825S" calcext:value-type="time">
            <text:p>02:01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2.26" calcext:value-type="float">
            <text:p>252.26</text:p>
          </table:table-cell>
          <table:table-cell office:value-type="float" office:value="312.04" calcext:value-type="float">
            <text:p>312.04</text:p>
          </table:table-cell>
        </table:table-row>
        <table:table-row table:style-name="ro1">
          <table:table-cell office:value-type="float" office:value="7327825" calcext:value-type="float">
            <text:p>7327825</text:p>
          </table:table-cell>
          <table:table-cell table:formula="of:=[.A460]/1000/(60*60*24)" office:value-type="time" office:time-value="PT02H02M07.825S" calcext:value-type="time">
            <text:p>02:02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2.81" calcext:value-type="float">
            <text:p>252.81</text:p>
          </table:table-cell>
          <table:table-cell office:value-type="float" office:value="312.7" calcext:value-type="float">
            <text:p>312.7</text:p>
          </table:table-cell>
        </table:table-row>
        <table:table-row table:style-name="ro1">
          <table:table-cell office:value-type="float" office:value="7343825" calcext:value-type="float">
            <text:p>7343825</text:p>
          </table:table-cell>
          <table:table-cell table:formula="of:=[.A461]/1000/(60*60*24)" office:value-type="time" office:time-value="PT02H02M23.825S" calcext:value-type="time">
            <text:p>02:02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53.35" calcext:value-type="float">
            <text:p>253.35</text:p>
          </table:table-cell>
          <table:table-cell office:value-type="float" office:value="313.35" calcext:value-type="float">
            <text:p>313.35</text:p>
          </table:table-cell>
        </table:table-row>
        <table:table-row table:style-name="ro1">
          <table:table-cell office:value-type="float" office:value="7359825" calcext:value-type="float">
            <text:p>7359825</text:p>
          </table:table-cell>
          <table:table-cell table:formula="of:=[.A462]/1000/(60*60*24)" office:value-type="time" office:time-value="PT02H02M39.825S" calcext:value-type="time">
            <text:p>02:02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53.89" calcext:value-type="float">
            <text:p>253.89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7375825" calcext:value-type="float">
            <text:p>7375825</text:p>
          </table:table-cell>
          <table:table-cell table:formula="of:=[.A463]/1000/(60*60*24)" office:value-type="time" office:time-value="PT02H02M55.825S" calcext:value-type="time">
            <text:p>02:02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4.43" calcext:value-type="float">
            <text:p>254.43</text:p>
          </table:table-cell>
          <table:table-cell office:value-type="float" office:value="314.66" calcext:value-type="float">
            <text:p>314.66</text:p>
          </table:table-cell>
        </table:table-row>
        <table:table-row table:style-name="ro1">
          <table:table-cell office:value-type="float" office:value="7391825" calcext:value-type="float">
            <text:p>7391825</text:p>
          </table:table-cell>
          <table:table-cell table:formula="of:=[.A464]/1000/(60*60*24)" office:value-type="time" office:time-value="PT02H03M11.825S" calcext:value-type="time">
            <text:p>02:03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4.97" calcext:value-type="float">
            <text:p>254.97</text:p>
          </table:table-cell>
          <table:table-cell office:value-type="float" office:value="315.31" calcext:value-type="float">
            <text:p>315.31</text:p>
          </table:table-cell>
        </table:table-row>
        <table:table-row table:style-name="ro1">
          <table:table-cell office:value-type="float" office:value="7407825" calcext:value-type="float">
            <text:p>7407825</text:p>
          </table:table-cell>
          <table:table-cell table:formula="of:=[.A465]/1000/(60*60*24)" office:value-type="time" office:time-value="PT02H03M27.825S" calcext:value-type="time">
            <text:p>02:03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5.51" calcext:value-type="float">
            <text:p>255.51</text:p>
          </table:table-cell>
          <table:table-cell office:value-type="float" office:value="315.96" calcext:value-type="float">
            <text:p>315.96</text:p>
          </table:table-cell>
        </table:table-row>
        <table:table-row table:style-name="ro1">
          <table:table-cell office:value-type="float" office:value="7423825" calcext:value-type="float">
            <text:p>7423825</text:p>
          </table:table-cell>
          <table:table-cell table:formula="of:=[.A466]/1000/(60*60*24)" office:value-type="time" office:time-value="PT02H03M43.825S" calcext:value-type="time">
            <text:p>02:03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56.05" calcext:value-type="float">
            <text:p>256.05</text:p>
          </table:table-cell>
          <table:table-cell office:value-type="float" office:value="316.61" calcext:value-type="float">
            <text:p>316.61</text:p>
          </table:table-cell>
        </table:table-row>
        <table:table-row table:style-name="ro1">
          <table:table-cell office:value-type="float" office:value="7439825" calcext:value-type="float">
            <text:p>7439825</text:p>
          </table:table-cell>
          <table:table-cell table:formula="of:=[.A467]/1000/(60*60*24)" office:value-type="time" office:time-value="PT02H03M59.825S" calcext:value-type="time">
            <text:p>02:04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7.4" calcext:value-type="float">
            <text:p>147.4</text:p>
          </table:table-cell>
          <table:table-cell office:value-type="float" office:value="256.59" calcext:value-type="float">
            <text:p>256.59</text:p>
          </table:table-cell>
          <table:table-cell office:value-type="float" office:value="317.27" calcext:value-type="float">
            <text:p>317.27</text:p>
          </table:table-cell>
        </table:table-row>
        <table:table-row table:style-name="ro1">
          <table:table-cell office:value-type="float" office:value="7455825" calcext:value-type="float">
            <text:p>7455825</text:p>
          </table:table-cell>
          <table:table-cell table:formula="of:=[.A468]/1000/(60*60*24)" office:value-type="time" office:time-value="PT02H04M15.825S" calcext:value-type="time">
            <text:p>02:04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57.13" calcext:value-type="float">
            <text:p>257.13</text:p>
          </table:table-cell>
          <table:table-cell office:value-type="float" office:value="317.92" calcext:value-type="float">
            <text:p>317.92</text:p>
          </table:table-cell>
        </table:table-row>
        <table:table-row table:style-name="ro1">
          <table:table-cell office:value-type="float" office:value="7471825" calcext:value-type="float">
            <text:p>7471825</text:p>
          </table:table-cell>
          <table:table-cell table:formula="of:=[.A469]/1000/(60*60*24)" office:value-type="time" office:time-value="PT02H04M31.825S" calcext:value-type="time">
            <text:p>02:04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57.67" calcext:value-type="float">
            <text:p>257.67</text:p>
          </table:table-cell>
          <table:table-cell office:value-type="float" office:value="318.57" calcext:value-type="float">
            <text:p>318.57</text:p>
          </table:table-cell>
        </table:table-row>
        <table:table-row table:style-name="ro1">
          <table:table-cell office:value-type="float" office:value="7487825" calcext:value-type="float">
            <text:p>7487825</text:p>
          </table:table-cell>
          <table:table-cell table:formula="of:=[.A470]/1000/(60*60*24)" office:value-type="time" office:time-value="PT02H04M47.825S" calcext:value-type="time">
            <text:p>02:04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258.21" calcext:value-type="float">
            <text:p>258.21</text:p>
          </table:table-cell>
          <table:table-cell office:value-type="float" office:value="319.23" calcext:value-type="float">
            <text:p>319.23</text:p>
          </table:table-cell>
        </table:table-row>
        <table:table-row table:style-name="ro1">
          <table:table-cell office:value-type="float" office:value="7503825" calcext:value-type="float">
            <text:p>7503825</text:p>
          </table:table-cell>
          <table:table-cell table:formula="of:=[.A471]/1000/(60*60*24)" office:value-type="time" office:time-value="PT02H05M03.825S" calcext:value-type="time">
            <text:p>02:05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258.75" calcext:value-type="float">
            <text:p>258.75</text:p>
          </table:table-cell>
          <table:table-cell office:value-type="float" office:value="319.88" calcext:value-type="float">
            <text:p>319.88</text:p>
          </table:table-cell>
        </table:table-row>
        <table:table-row table:style-name="ro1">
          <table:table-cell office:value-type="float" office:value="7519825" calcext:value-type="float">
            <text:p>7519825</text:p>
          </table:table-cell>
          <table:table-cell table:formula="of:=[.A472]/1000/(60*60*24)" office:value-type="time" office:time-value="PT02H05M19.825S" calcext:value-type="time">
            <text:p>02:05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59.29" calcext:value-type="float">
            <text:p>259.29</text:p>
          </table:table-cell>
          <table:table-cell office:value-type="float" office:value="320.53" calcext:value-type="float">
            <text:p>320.53</text:p>
          </table:table-cell>
        </table:table-row>
        <table:table-row table:style-name="ro1">
          <table:table-cell office:value-type="float" office:value="7535825" calcext:value-type="float">
            <text:p>7535825</text:p>
          </table:table-cell>
          <table:table-cell table:formula="of:=[.A473]/1000/(60*60*24)" office:value-type="time" office:time-value="PT02H05M35.825S" calcext:value-type="time">
            <text:p>02:05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59.83" calcext:value-type="float">
            <text:p>259.83</text:p>
          </table:table-cell>
          <table:table-cell office:value-type="float" office:value="321.19" calcext:value-type="float">
            <text:p>321.19</text:p>
          </table:table-cell>
        </table:table-row>
        <table:table-row table:style-name="ro1">
          <table:table-cell office:value-type="float" office:value="7551825" calcext:value-type="float">
            <text:p>7551825</text:p>
          </table:table-cell>
          <table:table-cell table:formula="of:=[.A474]/1000/(60*60*24)" office:value-type="time" office:time-value="PT02H05M51.825S" calcext:value-type="time">
            <text:p>02:05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0.37" calcext:value-type="float">
            <text:p>260.37</text:p>
          </table:table-cell>
          <table:table-cell office:value-type="float" office:value="321.84" calcext:value-type="float">
            <text:p>321.84</text:p>
          </table:table-cell>
        </table:table-row>
        <table:table-row table:style-name="ro1">
          <table:table-cell office:value-type="float" office:value="7567825" calcext:value-type="float">
            <text:p>7567825</text:p>
          </table:table-cell>
          <table:table-cell table:formula="of:=[.A475]/1000/(60*60*24)" office:value-type="time" office:time-value="PT02H06M07.825S" calcext:value-type="time">
            <text:p>02:06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0.91" calcext:value-type="float">
            <text:p>260.91</text:p>
          </table:table-cell>
          <table:table-cell office:value-type="float" office:value="322.49" calcext:value-type="float">
            <text:p>322.49</text:p>
          </table:table-cell>
        </table:table-row>
        <table:table-row table:style-name="ro1">
          <table:table-cell office:value-type="float" office:value="7583825" calcext:value-type="float">
            <text:p>7583825</text:p>
          </table:table-cell>
          <table:table-cell table:formula="of:=[.A476]/1000/(60*60*24)" office:value-type="time" office:time-value="PT02H06M23.825S" calcext:value-type="time">
            <text:p>02:06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61.45" calcext:value-type="float">
            <text:p>261.45</text:p>
          </table:table-cell>
          <table:table-cell office:value-type="float" office:value="323.15" calcext:value-type="float">
            <text:p>323.15</text:p>
          </table:table-cell>
        </table:table-row>
        <table:table-row table:style-name="ro1">
          <table:table-cell office:value-type="float" office:value="7599825" calcext:value-type="float">
            <text:p>7599825</text:p>
          </table:table-cell>
          <table:table-cell table:formula="of:=[.A477]/1000/(60*60*24)" office:value-type="time" office:time-value="PT02H06M39.825S" calcext:value-type="time">
            <text:p>02:06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1.99" calcext:value-type="float">
            <text:p>261.99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1">
          <table:table-cell office:value-type="float" office:value="7615825" calcext:value-type="float">
            <text:p>7615825</text:p>
          </table:table-cell>
          <table:table-cell table:formula="of:=[.A478]/1000/(60*60*24)" office:value-type="time" office:time-value="PT02H06M55.825S" calcext:value-type="time">
            <text:p>02:06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62.53" calcext:value-type="float">
            <text:p>262.53</text:p>
          </table:table-cell>
          <table:table-cell office:value-type="float" office:value="324.45" calcext:value-type="float">
            <text:p>324.45</text:p>
          </table:table-cell>
        </table:table-row>
        <table:table-row table:style-name="ro1">
          <table:table-cell office:value-type="float" office:value="7631825" calcext:value-type="float">
            <text:p>7631825</text:p>
          </table:table-cell>
          <table:table-cell table:formula="of:=[.A479]/1000/(60*60*24)" office:value-type="time" office:time-value="PT02H07M11.825S" calcext:value-type="time">
            <text:p>02:07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3.07" calcext:value-type="float">
            <text:p>263.07</text:p>
          </table:table-cell>
          <table:table-cell office:value-type="float" office:value="325.1" calcext:value-type="float">
            <text:p>325.1</text:p>
          </table:table-cell>
        </table:table-row>
        <table:table-row table:style-name="ro1">
          <table:table-cell office:value-type="float" office:value="7647825" calcext:value-type="float">
            <text:p>7647825</text:p>
          </table:table-cell>
          <table:table-cell table:formula="of:=[.A480]/1000/(60*60*24)" office:value-type="time" office:time-value="PT02H07M27.825S" calcext:value-type="time">
            <text:p>02:07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3.61" calcext:value-type="float">
            <text:p>263.61</text:p>
          </table:table-cell>
          <table:table-cell office:value-type="float" office:value="325.76" calcext:value-type="float">
            <text:p>325.76</text:p>
          </table:table-cell>
        </table:table-row>
        <table:table-row table:style-name="ro1">
          <table:table-cell office:value-type="float" office:value="7663825" calcext:value-type="float">
            <text:p>7663825</text:p>
          </table:table-cell>
          <table:table-cell table:formula="of:=[.A481]/1000/(60*60*24)" office:value-type="time" office:time-value="PT02H07M43.825S" calcext:value-type="time">
            <text:p>02:07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64.15" calcext:value-type="float">
            <text:p>264.15</text:p>
          </table:table-cell>
          <table:table-cell office:value-type="float" office:value="326.41" calcext:value-type="float">
            <text:p>326.41</text:p>
          </table:table-cell>
        </table:table-row>
        <table:table-row table:style-name="ro1">
          <table:table-cell office:value-type="float" office:value="7679825" calcext:value-type="float">
            <text:p>7679825</text:p>
          </table:table-cell>
          <table:table-cell table:formula="of:=[.A482]/1000/(60*60*24)" office:value-type="time" office:time-value="PT02H07M59.825S" calcext:value-type="time">
            <text:p>02:08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4.69" calcext:value-type="float">
            <text:p>264.69</text:p>
          </table:table-cell>
          <table:table-cell office:value-type="float" office:value="327.06" calcext:value-type="float">
            <text:p>327.06</text:p>
          </table:table-cell>
        </table:table-row>
        <table:table-row table:style-name="ro1">
          <table:table-cell office:value-type="float" office:value="7695825" calcext:value-type="float">
            <text:p>7695825</text:p>
          </table:table-cell>
          <table:table-cell table:formula="of:=[.A483]/1000/(60*60*24)" office:value-type="time" office:time-value="PT02H08M15.825S" calcext:value-type="time">
            <text:p>02:08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5.23" calcext:value-type="float">
            <text:p>265.23</text:p>
          </table:table-cell>
          <table:table-cell office:value-type="float" office:value="327.71" calcext:value-type="float">
            <text:p>327.71</text:p>
          </table:table-cell>
        </table:table-row>
        <table:table-row table:style-name="ro1">
          <table:table-cell office:value-type="float" office:value="7711825" calcext:value-type="float">
            <text:p>7711825</text:p>
          </table:table-cell>
          <table:table-cell table:formula="of:=[.A484]/1000/(60*60*24)" office:value-type="time" office:time-value="PT02H08M31.825S" calcext:value-type="time">
            <text:p>02:08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65.77" calcext:value-type="float">
            <text:p>265.77</text:p>
          </table:table-cell>
          <table:table-cell office:value-type="float" office:value="328.37" calcext:value-type="float">
            <text:p>328.37</text:p>
          </table:table-cell>
        </table:table-row>
        <table:table-row table:style-name="ro1">
          <table:table-cell office:value-type="float" office:value="7727825" calcext:value-type="float">
            <text:p>7727825</text:p>
          </table:table-cell>
          <table:table-cell table:formula="of:=[.A485]/1000/(60*60*24)" office:value-type="time" office:time-value="PT02H08M47.825S" calcext:value-type="time">
            <text:p>02:08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6.31" calcext:value-type="float">
            <text:p>266.31</text:p>
          </table:table-cell>
          <table:table-cell office:value-type="float" office:value="329.02" calcext:value-type="float">
            <text:p>329.02</text:p>
          </table:table-cell>
        </table:table-row>
        <table:table-row table:style-name="ro1">
          <table:table-cell office:value-type="float" office:value="7743825" calcext:value-type="float">
            <text:p>7743825</text:p>
          </table:table-cell>
          <table:table-cell table:formula="of:=[.A486]/1000/(60*60*24)" office:value-type="time" office:time-value="PT02H09M03.825S" calcext:value-type="time">
            <text:p>02:09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6.85" calcext:value-type="float">
            <text:p>266.85</text:p>
          </table:table-cell>
          <table:table-cell office:value-type="float" office:value="329.67" calcext:value-type="float">
            <text:p>329.67</text:p>
          </table:table-cell>
        </table:table-row>
        <table:table-row table:style-name="ro1">
          <table:table-cell office:value-type="float" office:value="7759825" calcext:value-type="float">
            <text:p>7759825</text:p>
          </table:table-cell>
          <table:table-cell table:formula="of:=[.A487]/1000/(60*60*24)" office:value-type="time" office:time-value="PT02H09M19.825S" calcext:value-type="time">
            <text:p>02:09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7.39" calcext:value-type="float">
            <text:p>267.39</text:p>
          </table:table-cell>
          <table:table-cell office:value-type="float" office:value="330.32" calcext:value-type="float">
            <text:p>330.32</text:p>
          </table:table-cell>
        </table:table-row>
        <table:table-row table:style-name="ro1">
          <table:table-cell office:value-type="float" office:value="7775825" calcext:value-type="float">
            <text:p>7775825</text:p>
          </table:table-cell>
          <table:table-cell table:formula="of:=[.A488]/1000/(60*60*24)" office:value-type="time" office:time-value="PT02H09M35.825S" calcext:value-type="time">
            <text:p>02:09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7.28" calcext:value-type="float">
            <text:p>147.28</text:p>
          </table:table-cell>
          <table:table-cell office:value-type="float" office:value="267.93" calcext:value-type="float">
            <text:p>267.93</text:p>
          </table:table-cell>
          <table:table-cell office:value-type="float" office:value="330.98" calcext:value-type="float">
            <text:p>330.98</text:p>
          </table:table-cell>
        </table:table-row>
        <table:table-row table:style-name="ro1">
          <table:table-cell office:value-type="float" office:value="7791825" calcext:value-type="float">
            <text:p>7791825</text:p>
          </table:table-cell>
          <table:table-cell table:formula="of:=[.A489]/1000/(60*60*24)" office:value-type="time" office:time-value="PT02H09M51.825S" calcext:value-type="time">
            <text:p>02:09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8.47" calcext:value-type="float">
            <text:p>268.47</text:p>
          </table:table-cell>
          <table:table-cell office:value-type="float" office:value="331.63" calcext:value-type="float">
            <text:p>331.63</text:p>
          </table:table-cell>
        </table:table-row>
        <table:table-row table:style-name="ro1">
          <table:table-cell office:value-type="float" office:value="7807825" calcext:value-type="float">
            <text:p>7807825</text:p>
          </table:table-cell>
          <table:table-cell table:formula="of:=[.A490]/1000/(60*60*24)" office:value-type="time" office:time-value="PT02H10M07.825S" calcext:value-type="time">
            <text:p>02:10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69.01" calcext:value-type="float">
            <text:p>269.01</text:p>
          </table:table-cell>
          <table:table-cell office:value-type="float" office:value="332.28" calcext:value-type="float">
            <text:p>332.28</text:p>
          </table:table-cell>
        </table:table-row>
        <table:table-row table:style-name="ro1">
          <table:table-cell office:value-type="float" office:value="7823825" calcext:value-type="float">
            <text:p>7823825</text:p>
          </table:table-cell>
          <table:table-cell table:formula="of:=[.A491]/1000/(60*60*24)" office:value-type="time" office:time-value="PT02H10M23.825S" calcext:value-type="time">
            <text:p>02:10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269.55" calcext:value-type="float">
            <text:p>269.55</text:p>
          </table:table-cell>
          <table:table-cell office:value-type="float" office:value="332.93" calcext:value-type="float">
            <text:p>332.93</text:p>
          </table:table-cell>
        </table:table-row>
        <table:table-row table:style-name="ro1">
          <table:table-cell office:value-type="float" office:value="7839825" calcext:value-type="float">
            <text:p>7839825</text:p>
          </table:table-cell>
          <table:table-cell table:formula="of:=[.A492]/1000/(60*60*24)" office:value-type="time" office:time-value="PT02H10M39.825S" calcext:value-type="time">
            <text:p>02:10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0.09" calcext:value-type="float">
            <text:p>270.09</text:p>
          </table:table-cell>
          <table:table-cell office:value-type="float" office:value="333.59" calcext:value-type="float">
            <text:p>333.59</text:p>
          </table:table-cell>
        </table:table-row>
        <table:table-row table:style-name="ro1">
          <table:table-cell office:value-type="float" office:value="7855825" calcext:value-type="float">
            <text:p>7855825</text:p>
          </table:table-cell>
          <table:table-cell table:formula="of:=[.A493]/1000/(60*60*24)" office:value-type="time" office:time-value="PT02H10M55.825S" calcext:value-type="time">
            <text:p>02:10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0.63" calcext:value-type="float">
            <text:p>270.63</text:p>
          </table:table-cell>
          <table:table-cell office:value-type="float" office:value="334.24" calcext:value-type="float">
            <text:p>334.24</text:p>
          </table:table-cell>
        </table:table-row>
        <table:table-row table:style-name="ro1">
          <table:table-cell office:value-type="float" office:value="7871825" calcext:value-type="float">
            <text:p>7871825</text:p>
          </table:table-cell>
          <table:table-cell table:formula="of:=[.A494]/1000/(60*60*24)" office:value-type="time" office:time-value="PT02H11M11.825S" calcext:value-type="time">
            <text:p>02:11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1.17" calcext:value-type="float">
            <text:p>271.17</text:p>
          </table:table-cell>
          <table:table-cell office:value-type="float" office:value="334.89" calcext:value-type="float">
            <text:p>334.89</text:p>
          </table:table-cell>
        </table:table-row>
        <table:table-row table:style-name="ro1">
          <table:table-cell office:value-type="float" office:value="7887825" calcext:value-type="float">
            <text:p>7887825</text:p>
          </table:table-cell>
          <table:table-cell table:formula="of:=[.A495]/1000/(60*60*24)" office:value-type="time" office:time-value="PT02H11M27.825S" calcext:value-type="time">
            <text:p>02:11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1.71" calcext:value-type="float">
            <text:p>271.71</text:p>
          </table:table-cell>
          <table:table-cell office:value-type="float" office:value="335.54" calcext:value-type="float">
            <text:p>335.54</text:p>
          </table:table-cell>
        </table:table-row>
        <table:table-row table:style-name="ro1">
          <table:table-cell office:value-type="float" office:value="7903825" calcext:value-type="float">
            <text:p>7903825</text:p>
          </table:table-cell>
          <table:table-cell table:formula="of:=[.A496]/1000/(60*60*24)" office:value-type="time" office:time-value="PT02H11M43.825S" calcext:value-type="time">
            <text:p>02:11:4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2.25" calcext:value-type="float">
            <text:p>272.25</text:p>
          </table:table-cell>
          <table:table-cell office:value-type="float" office:value="336.2" calcext:value-type="float">
            <text:p>336.2</text:p>
          </table:table-cell>
        </table:table-row>
        <table:table-row table:style-name="ro1">
          <table:table-cell office:value-type="float" office:value="7919825" calcext:value-type="float">
            <text:p>7919825</text:p>
          </table:table-cell>
          <table:table-cell table:formula="of:=[.A497]/1000/(60*60*24)" office:value-type="time" office:time-value="PT02H11M59.825S" calcext:value-type="time">
            <text:p>02:12:0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2.79" calcext:value-type="float">
            <text:p>272.79</text:p>
          </table:table-cell>
          <table:table-cell office:value-type="float" office:value="336.85" calcext:value-type="float">
            <text:p>336.85</text:p>
          </table:table-cell>
        </table:table-row>
        <table:table-row table:style-name="ro1">
          <table:table-cell office:value-type="float" office:value="7935825" calcext:value-type="float">
            <text:p>7935825</text:p>
          </table:table-cell>
          <table:table-cell table:formula="of:=[.A498]/1000/(60*60*24)" office:value-type="time" office:time-value="PT02H12M15.825S" calcext:value-type="time">
            <text:p>02:12:1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3.33" calcext:value-type="float">
            <text:p>273.33</text:p>
          </table:table-cell>
          <table:table-cell office:value-type="float" office:value="337.5" calcext:value-type="float">
            <text:p>337.5</text:p>
          </table:table-cell>
        </table:table-row>
        <table:table-row table:style-name="ro1">
          <table:table-cell office:value-type="float" office:value="7951825" calcext:value-type="float">
            <text:p>7951825</text:p>
          </table:table-cell>
          <table:table-cell table:formula="of:=[.A499]/1000/(60*60*24)" office:value-type="time" office:time-value="PT02H12M31.825S" calcext:value-type="time">
            <text:p>02:12:3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3.87" calcext:value-type="float">
            <text:p>273.87</text:p>
          </table:table-cell>
          <table:table-cell office:value-type="float" office:value="338.15" calcext:value-type="float">
            <text:p>338.15</text:p>
          </table:table-cell>
        </table:table-row>
        <table:table-row table:style-name="ro1">
          <table:table-cell office:value-type="float" office:value="7967825" calcext:value-type="float">
            <text:p>7967825</text:p>
          </table:table-cell>
          <table:table-cell table:formula="of:=[.A500]/1000/(60*60*24)" office:value-type="time" office:time-value="PT02H12M47.825S" calcext:value-type="time">
            <text:p>02:12:4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4.41" calcext:value-type="float">
            <text:p>274.41</text:p>
          </table:table-cell>
          <table:table-cell office:value-type="float" office:value="338.81" calcext:value-type="float">
            <text:p>338.81</text:p>
          </table:table-cell>
        </table:table-row>
        <table:table-row table:style-name="ro1">
          <table:table-cell office:value-type="float" office:value="7983825" calcext:value-type="float">
            <text:p>7983825</text:p>
          </table:table-cell>
          <table:table-cell table:formula="of:=[.A501]/1000/(60*60*24)" office:value-type="time" office:time-value="PT02H13M03.825S" calcext:value-type="time">
            <text:p>02:13:0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4.95" calcext:value-type="float">
            <text:p>274.95</text:p>
          </table:table-cell>
          <table:table-cell office:value-type="float" office:value="339.46" calcext:value-type="float">
            <text:p>339.46</text:p>
          </table:table-cell>
        </table:table-row>
        <table:table-row table:style-name="ro1">
          <table:table-cell office:value-type="float" office:value="7999825" calcext:value-type="float">
            <text:p>7999825</text:p>
          </table:table-cell>
          <table:table-cell table:formula="of:=[.A502]/1000/(60*60*24)" office:value-type="time" office:time-value="PT02H13M19.825S" calcext:value-type="time">
            <text:p>02:13:2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5.49" calcext:value-type="float">
            <text:p>275.49</text:p>
          </table:table-cell>
          <table:table-cell office:value-type="float" office:value="340.11" calcext:value-type="float">
            <text:p>340.11</text:p>
          </table:table-cell>
        </table:table-row>
        <table:table-row table:style-name="ro1">
          <table:table-cell office:value-type="float" office:value="8015825" calcext:value-type="float">
            <text:p>8015825</text:p>
          </table:table-cell>
          <table:table-cell table:formula="of:=[.A503]/1000/(60*60*24)" office:value-type="time" office:time-value="PT02H13M35.825S" calcext:value-type="time">
            <text:p>02:13:3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6.03" calcext:value-type="float">
            <text:p>276.03</text:p>
          </table:table-cell>
          <table:table-cell office:value-type="float" office:value="340.76" calcext:value-type="float">
            <text:p>340.76</text:p>
          </table:table-cell>
        </table:table-row>
        <table:table-row table:style-name="ro1">
          <table:table-cell office:value-type="float" office:value="8031825" calcext:value-type="float">
            <text:p>8031825</text:p>
          </table:table-cell>
          <table:table-cell table:formula="of:=[.A504]/1000/(60*60*24)" office:value-type="time" office:time-value="PT02H13M51.825S" calcext:value-type="time">
            <text:p>02:13:5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6.57" calcext:value-type="float">
            <text:p>276.57</text:p>
          </table:table-cell>
          <table:table-cell office:value-type="float" office:value="341.42" calcext:value-type="float">
            <text:p>341.42</text:p>
          </table:table-cell>
        </table:table-row>
        <table:table-row table:style-name="ro1">
          <table:table-cell office:value-type="float" office:value="8047825" calcext:value-type="float">
            <text:p>8047825</text:p>
          </table:table-cell>
          <table:table-cell table:formula="of:=[.A505]/1000/(60*60*24)" office:value-type="time" office:time-value="PT02H14M07.825S" calcext:value-type="time">
            <text:p>02:14:0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7.11" calcext:value-type="float">
            <text:p>277.11</text:p>
          </table:table-cell>
          <table:table-cell office:value-type="float" office:value="342.07" calcext:value-type="float">
            <text:p>342.07</text:p>
          </table:table-cell>
        </table:table-row>
        <table:table-row table:style-name="ro1">
          <table:table-cell office:value-type="float" office:value="8063825" calcext:value-type="float">
            <text:p>8063825</text:p>
          </table:table-cell>
          <table:table-cell table:formula="of:=[.A506]/1000/(60*60*24)" office:value-type="time" office:time-value="PT02H14M23.825S" calcext:value-type="time">
            <text:p>02:14:2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7.65" calcext:value-type="float">
            <text:p>277.65</text:p>
          </table:table-cell>
          <table:table-cell office:value-type="float" office:value="342.72" calcext:value-type="float">
            <text:p>342.72</text:p>
          </table:table-cell>
        </table:table-row>
        <table:table-row table:style-name="ro1">
          <table:table-cell office:value-type="float" office:value="8079825" calcext:value-type="float">
            <text:p>8079825</text:p>
          </table:table-cell>
          <table:table-cell table:formula="of:=[.A507]/1000/(60*60*24)" office:value-type="time" office:time-value="PT02H14M39.825S" calcext:value-type="time">
            <text:p>02:14:4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8.19" calcext:value-type="float">
            <text:p>278.19</text:p>
          </table:table-cell>
          <table:table-cell office:value-type="float" office:value="343.37" calcext:value-type="float">
            <text:p>343.37</text:p>
          </table:table-cell>
        </table:table-row>
        <table:table-row table:style-name="ro1">
          <table:table-cell office:value-type="float" office:value="8095825" calcext:value-type="float">
            <text:p>8095825</text:p>
          </table:table-cell>
          <table:table-cell table:formula="of:=[.A508]/1000/(60*60*24)" office:value-type="time" office:time-value="PT02H14M55.825S" calcext:value-type="time">
            <text:p>02:14:5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8.73" calcext:value-type="float">
            <text:p>278.73</text:p>
          </table:table-cell>
          <table:table-cell office:value-type="float" office:value="344.03" calcext:value-type="float">
            <text:p>344.03</text:p>
          </table:table-cell>
        </table:table-row>
        <table:table-row table:style-name="ro1">
          <table:table-cell office:value-type="float" office:value="8111825" calcext:value-type="float">
            <text:p>8111825</text:p>
          </table:table-cell>
          <table:table-cell table:formula="of:=[.A509]/1000/(60*60*24)" office:value-type="time" office:time-value="PT02H15M11.825S" calcext:value-type="time">
            <text:p>02:15:1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9.27" calcext:value-type="float">
            <text:p>279.27</text:p>
          </table:table-cell>
          <table:table-cell office:value-type="float" office:value="344.68" calcext:value-type="float">
            <text:p>344.68</text:p>
          </table:table-cell>
        </table:table-row>
        <table:table-row table:style-name="ro1">
          <table:table-cell office:value-type="float" office:value="8127825" calcext:value-type="float">
            <text:p>8127825</text:p>
          </table:table-cell>
          <table:table-cell table:formula="of:=[.A510]/1000/(60*60*24)" office:value-type="time" office:time-value="PT02H15M27.825S" calcext:value-type="time">
            <text:p>02:15:2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79.81" calcext:value-type="float">
            <text:p>279.81</text:p>
          </table:table-cell>
          <table:table-cell office:value-type="float" office:value="345.33" calcext:value-type="float">
            <text:p>345.33</text:p>
          </table:table-cell>
        </table:table-row>
        <table:table-row table:style-name="ro1">
          <table:table-cell office:value-type="float" office:value="8142825" calcext:value-type="float">
            <text:p>8142825</text:p>
          </table:table-cell>
          <table:table-cell table:formula="of:=[.A511]/1000/(60*60*24)" office:value-type="time" office:time-value="PT02H15M42.825S" calcext:value-type="time">
            <text:p>02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0.32" calcext:value-type="float">
            <text:p>280.32</text:p>
          </table:table-cell>
          <table:table-cell office:value-type="float" office:value="345.94" calcext:value-type="float">
            <text:p>345.94</text:p>
          </table:table-cell>
        </table:table-row>
        <table:table-row table:style-name="ro1">
          <table:table-cell office:value-type="float" office:value="8158825" calcext:value-type="float">
            <text:p>8158825</text:p>
          </table:table-cell>
          <table:table-cell table:formula="of:=[.A512]/1000/(60*60*24)" office:value-type="time" office:time-value="PT02H15M58.825S" calcext:value-type="time">
            <text:p>02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0.86" calcext:value-type="float">
            <text:p>280.86</text:p>
          </table:table-cell>
          <table:table-cell office:value-type="float" office:value="346.6" calcext:value-type="float">
            <text:p>346.6</text:p>
          </table:table-cell>
        </table:table-row>
        <table:table-row table:style-name="ro1">
          <table:table-cell office:value-type="float" office:value="8174825" calcext:value-type="float">
            <text:p>8174825</text:p>
          </table:table-cell>
          <table:table-cell table:formula="of:=[.A513]/1000/(60*60*24)" office:value-type="time" office:time-value="PT02H16M14.825S" calcext:value-type="time">
            <text:p>02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1.4" calcext:value-type="float">
            <text:p>281.4</text:p>
          </table:table-cell>
          <table:table-cell office:value-type="float" office:value="347.25" calcext:value-type="float">
            <text:p>347.25</text:p>
          </table:table-cell>
        </table:table-row>
        <table:table-row table:style-name="ro1">
          <table:table-cell office:value-type="float" office:value="8190825" calcext:value-type="float">
            <text:p>8190825</text:p>
          </table:table-cell>
          <table:table-cell table:formula="of:=[.A514]/1000/(60*60*24)" office:value-type="time" office:time-value="PT02H16M30.825S" calcext:value-type="time">
            <text:p>02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1.94" calcext:value-type="float">
            <text:p>281.94</text:p>
          </table:table-cell>
          <table:table-cell office:value-type="float" office:value="347.9" calcext:value-type="float">
            <text:p>347.9</text:p>
          </table:table-cell>
        </table:table-row>
        <table:table-row table:style-name="ro1">
          <table:table-cell office:value-type="float" office:value="8206825" calcext:value-type="float">
            <text:p>8206825</text:p>
          </table:table-cell>
          <table:table-cell table:formula="of:=[.A515]/1000/(60*60*24)" office:value-type="time" office:time-value="PT02H16M46.825S" calcext:value-type="time">
            <text:p>02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2.48" calcext:value-type="float">
            <text:p>282.48</text:p>
          </table:table-cell>
          <table:table-cell office:value-type="float" office:value="348.55" calcext:value-type="float">
            <text:p>348.55</text:p>
          </table:table-cell>
        </table:table-row>
        <table:table-row table:style-name="ro1">
          <table:table-cell office:value-type="float" office:value="8222825" calcext:value-type="float">
            <text:p>8222825</text:p>
          </table:table-cell>
          <table:table-cell table:formula="of:=[.A516]/1000/(60*60*24)" office:value-type="time" office:time-value="PT02H17M02.825S" calcext:value-type="time">
            <text:p>02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3.02" calcext:value-type="float">
            <text:p>283.02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8238825" calcext:value-type="float">
            <text:p>8238825</text:p>
          </table:table-cell>
          <table:table-cell table:formula="of:=[.A517]/1000/(60*60*24)" office:value-type="time" office:time-value="PT02H17M18.825S" calcext:value-type="time">
            <text:p>02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3.56" calcext:value-type="float">
            <text:p>283.56</text:p>
          </table:table-cell>
          <table:table-cell office:value-type="float" office:value="349.86" calcext:value-type="float">
            <text:p>349.86</text:p>
          </table:table-cell>
        </table:table-row>
        <table:table-row table:style-name="ro1">
          <table:table-cell office:value-type="float" office:value="8254825" calcext:value-type="float">
            <text:p>8254825</text:p>
          </table:table-cell>
          <table:table-cell table:formula="of:=[.A518]/1000/(60*60*24)" office:value-type="time" office:time-value="PT02H17M34.825S" calcext:value-type="time">
            <text:p>02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4.1" calcext:value-type="float">
            <text:p>284.1</text:p>
          </table:table-cell>
          <table:table-cell office:value-type="float" office:value="350.51" calcext:value-type="float">
            <text:p>350.51</text:p>
          </table:table-cell>
        </table:table-row>
        <table:table-row table:style-name="ro1">
          <table:table-cell office:value-type="float" office:value="8270825" calcext:value-type="float">
            <text:p>8270825</text:p>
          </table:table-cell>
          <table:table-cell table:formula="of:=[.A519]/1000/(60*60*24)" office:value-type="time" office:time-value="PT02H17M50.825S" calcext:value-type="time">
            <text:p>02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4.64" calcext:value-type="float">
            <text:p>284.64</text:p>
          </table:table-cell>
          <table:table-cell office:value-type="float" office:value="351.16" calcext:value-type="float">
            <text:p>351.16</text:p>
          </table:table-cell>
        </table:table-row>
        <table:table-row table:style-name="ro1">
          <table:table-cell office:value-type="float" office:value="8286825" calcext:value-type="float">
            <text:p>8286825</text:p>
          </table:table-cell>
          <table:table-cell table:formula="of:=[.A520]/1000/(60*60*24)" office:value-type="time" office:time-value="PT02H18M06.825S" calcext:value-type="time">
            <text:p>02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5.18" calcext:value-type="float">
            <text:p>285.18</text:p>
          </table:table-cell>
          <table:table-cell office:value-type="float" office:value="351.81" calcext:value-type="float">
            <text:p>351.81</text:p>
          </table:table-cell>
        </table:table-row>
        <table:table-row table:style-name="ro1">
          <table:table-cell office:value-type="float" office:value="8302825" calcext:value-type="float">
            <text:p>8302825</text:p>
          </table:table-cell>
          <table:table-cell table:formula="of:=[.A521]/1000/(60*60*24)" office:value-type="time" office:time-value="PT02H18M22.825S" calcext:value-type="time">
            <text:p>02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5.72" calcext:value-type="float">
            <text:p>285.72</text:p>
          </table:table-cell>
          <table:table-cell office:value-type="float" office:value="352.47" calcext:value-type="float">
            <text:p>352.47</text:p>
          </table:table-cell>
        </table:table-row>
        <table:table-row table:style-name="ro1">
          <table:table-cell office:value-type="float" office:value="8318825" calcext:value-type="float">
            <text:p>8318825</text:p>
          </table:table-cell>
          <table:table-cell table:formula="of:=[.A522]/1000/(60*60*24)" office:value-type="time" office:time-value="PT02H18M38.825S" calcext:value-type="time">
            <text:p>02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6.26" calcext:value-type="float">
            <text:p>286.26</text:p>
          </table:table-cell>
          <table:table-cell office:value-type="float" office:value="353.12" calcext:value-type="float">
            <text:p>353.12</text:p>
          </table:table-cell>
        </table:table-row>
        <table:table-row table:style-name="ro1">
          <table:table-cell office:value-type="float" office:value="8334825" calcext:value-type="float">
            <text:p>8334825</text:p>
          </table:table-cell>
          <table:table-cell table:formula="of:=[.A523]/1000/(60*60*24)" office:value-type="time" office:time-value="PT02H18M54.825S" calcext:value-type="time">
            <text:p>02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6.8" calcext:value-type="float">
            <text:p>286.8</text:p>
          </table:table-cell>
          <table:table-cell office:value-type="float" office:value="353.77" calcext:value-type="float">
            <text:p>353.77</text:p>
          </table:table-cell>
        </table:table-row>
        <table:table-row table:style-name="ro1">
          <table:table-cell office:value-type="float" office:value="8350825" calcext:value-type="float">
            <text:p>8350825</text:p>
          </table:table-cell>
          <table:table-cell table:formula="of:=[.A524]/1000/(60*60*24)" office:value-type="time" office:time-value="PT02H19M10.825S" calcext:value-type="time">
            <text:p>02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7.34" calcext:value-type="float">
            <text:p>287.34</text:p>
          </table:table-cell>
          <table:table-cell office:value-type="float" office:value="354.42" calcext:value-type="float">
            <text:p>354.42</text:p>
          </table:table-cell>
        </table:table-row>
        <table:table-row table:style-name="ro1">
          <table:table-cell office:value-type="float" office:value="8366825" calcext:value-type="float">
            <text:p>8366825</text:p>
          </table:table-cell>
          <table:table-cell table:formula="of:=[.A525]/1000/(60*60*24)" office:value-type="time" office:time-value="PT02H19M26.825S" calcext:value-type="time">
            <text:p>02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7.88" calcext:value-type="float">
            <text:p>287.88</text:p>
          </table:table-cell>
          <table:table-cell office:value-type="float" office:value="355.08" calcext:value-type="float">
            <text:p>355.08</text:p>
          </table:table-cell>
        </table:table-row>
        <table:table-row table:style-name="ro1">
          <table:table-cell office:value-type="float" office:value="8382825" calcext:value-type="float">
            <text:p>8382825</text:p>
          </table:table-cell>
          <table:table-cell table:formula="of:=[.A526]/1000/(60*60*24)" office:value-type="time" office:time-value="PT02H19M42.825S" calcext:value-type="time">
            <text:p>02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8.42" calcext:value-type="float">
            <text:p>288.42</text:p>
          </table:table-cell>
          <table:table-cell office:value-type="float" office:value="355.73" calcext:value-type="float">
            <text:p>355.73</text:p>
          </table:table-cell>
        </table:table-row>
        <table:table-row table:style-name="ro1">
          <table:table-cell office:value-type="float" office:value="8398825" calcext:value-type="float">
            <text:p>8398825</text:p>
          </table:table-cell>
          <table:table-cell table:formula="of:=[.A527]/1000/(60*60*24)" office:value-type="time" office:time-value="PT02H19M58.825S" calcext:value-type="time">
            <text:p>02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88.96" calcext:value-type="float">
            <text:p>288.96</text:p>
          </table:table-cell>
          <table:table-cell office:value-type="float" office:value="356.38" calcext:value-type="float">
            <text:p>356.38</text:p>
          </table:table-cell>
        </table:table-row>
        <table:table-row table:style-name="ro1">
          <table:table-cell office:value-type="float" office:value="8414825" calcext:value-type="float">
            <text:p>8414825</text:p>
          </table:table-cell>
          <table:table-cell table:formula="of:=[.A528]/1000/(60*60*24)" office:value-type="time" office:time-value="PT02H20M14.825S" calcext:value-type="time">
            <text:p>02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89.5" calcext:value-type="float">
            <text:p>289.5</text:p>
          </table:table-cell>
          <table:table-cell office:value-type="float" office:value="357.03" calcext:value-type="float">
            <text:p>357.03</text:p>
          </table:table-cell>
        </table:table-row>
        <table:table-row table:style-name="ro1">
          <table:table-cell office:value-type="float" office:value="8430824" calcext:value-type="float">
            <text:p>8430824</text:p>
          </table:table-cell>
          <table:table-cell table:formula="of:=[.A529]/1000/(60*60*24)" office:value-type="time" office:time-value="PT02H20M30.824S" calcext:value-type="time">
            <text:p>02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0.04" calcext:value-type="float">
            <text:p>290.04</text:p>
          </table:table-cell>
          <table:table-cell office:value-type="float" office:value="357.68" calcext:value-type="float">
            <text:p>357.68</text:p>
          </table:table-cell>
        </table:table-row>
        <table:table-row table:style-name="ro1">
          <table:table-cell office:value-type="float" office:value="8446824" calcext:value-type="float">
            <text:p>8446824</text:p>
          </table:table-cell>
          <table:table-cell table:formula="of:=[.A530]/1000/(60*60*24)" office:value-type="time" office:time-value="PT02H20M46.824S" calcext:value-type="time">
            <text:p>02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0.58" calcext:value-type="float">
            <text:p>290.58</text:p>
          </table:table-cell>
          <table:table-cell office:value-type="float" office:value="358.34" calcext:value-type="float">
            <text:p>358.34</text:p>
          </table:table-cell>
        </table:table-row>
        <table:table-row table:style-name="ro1">
          <table:table-cell office:value-type="float" office:value="8462825" calcext:value-type="float">
            <text:p>8462825</text:p>
          </table:table-cell>
          <table:table-cell table:formula="of:=[.A531]/1000/(60*60*24)" office:value-type="time" office:time-value="PT02H21M02.825S" calcext:value-type="time">
            <text:p>02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1.12" calcext:value-type="float">
            <text:p>291.12</text:p>
          </table:table-cell>
          <table:table-cell office:value-type="float" office:value="358.99" calcext:value-type="float">
            <text:p>358.99</text:p>
          </table:table-cell>
        </table:table-row>
        <table:table-row table:style-name="ro1">
          <table:table-cell office:value-type="float" office:value="8478825" calcext:value-type="float">
            <text:p>8478825</text:p>
          </table:table-cell>
          <table:table-cell table:formula="of:=[.A532]/1000/(60*60*24)" office:value-type="time" office:time-value="PT02H21M18.825S" calcext:value-type="time">
            <text:p>02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1.66" calcext:value-type="float">
            <text:p>291.66</text:p>
          </table:table-cell>
          <table:table-cell office:value-type="float" office:value="359.64" calcext:value-type="float">
            <text:p>359.64</text:p>
          </table:table-cell>
        </table:table-row>
        <table:table-row table:style-name="ro1">
          <table:table-cell office:value-type="float" office:value="8494825" calcext:value-type="float">
            <text:p>8494825</text:p>
          </table:table-cell>
          <table:table-cell table:formula="of:=[.A533]/1000/(60*60*24)" office:value-type="time" office:time-value="PT02H21M34.825S" calcext:value-type="time">
            <text:p>02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2.2" calcext:value-type="float">
            <text:p>292.2</text:p>
          </table:table-cell>
          <table:table-cell office:value-type="float" office:value="360.29" calcext:value-type="float">
            <text:p>360.29</text:p>
          </table:table-cell>
        </table:table-row>
        <table:table-row table:style-name="ro1">
          <table:table-cell office:value-type="float" office:value="8510825" calcext:value-type="float">
            <text:p>8510825</text:p>
          </table:table-cell>
          <table:table-cell table:formula="of:=[.A534]/1000/(60*60*24)" office:value-type="time" office:time-value="PT02H21M50.825S" calcext:value-type="time">
            <text:p>02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2.74" calcext:value-type="float">
            <text:p>292.74</text:p>
          </table:table-cell>
          <table:table-cell office:value-type="float" office:value="360.94" calcext:value-type="float">
            <text:p>360.94</text:p>
          </table:table-cell>
        </table:table-row>
        <table:table-row table:style-name="ro1">
          <table:table-cell office:value-type="float" office:value="8526825" calcext:value-type="float">
            <text:p>8526825</text:p>
          </table:table-cell>
          <table:table-cell table:formula="of:=[.A535]/1000/(60*60*24)" office:value-type="time" office:time-value="PT02H22M06.825S" calcext:value-type="time">
            <text:p>02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3.28" calcext:value-type="float">
            <text:p>293.28</text:p>
          </table:table-cell>
          <table:table-cell office:value-type="float" office:value="361.6" calcext:value-type="float">
            <text:p>361.6</text:p>
          </table:table-cell>
        </table:table-row>
        <table:table-row table:style-name="ro1">
          <table:table-cell office:value-type="float" office:value="8542825" calcext:value-type="float">
            <text:p>8542825</text:p>
          </table:table-cell>
          <table:table-cell table:formula="of:=[.A536]/1000/(60*60*24)" office:value-type="time" office:time-value="PT02H22M22.825S" calcext:value-type="time">
            <text:p>02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3.82" calcext:value-type="float">
            <text:p>293.82</text:p>
          </table:table-cell>
          <table:table-cell office:value-type="float" office:value="362.25" calcext:value-type="float">
            <text:p>362.25</text:p>
          </table:table-cell>
        </table:table-row>
        <table:table-row table:style-name="ro1">
          <table:table-cell office:value-type="float" office:value="8558825" calcext:value-type="float">
            <text:p>8558825</text:p>
          </table:table-cell>
          <table:table-cell table:formula="of:=[.A537]/1000/(60*60*24)" office:value-type="time" office:time-value="PT02H22M38.825S" calcext:value-type="time">
            <text:p>02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4.36" calcext:value-type="float">
            <text:p>294.36</text:p>
          </table:table-cell>
          <table:table-cell office:value-type="float" office:value="362.9" calcext:value-type="float">
            <text:p>362.9</text:p>
          </table:table-cell>
        </table:table-row>
        <table:table-row table:style-name="ro1">
          <table:table-cell office:value-type="float" office:value="8574825" calcext:value-type="float">
            <text:p>8574825</text:p>
          </table:table-cell>
          <table:table-cell table:formula="of:=[.A538]/1000/(60*60*24)" office:value-type="time" office:time-value="PT02H22M54.825S" calcext:value-type="time">
            <text:p>02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4.9" calcext:value-type="float">
            <text:p>294.9</text:p>
          </table:table-cell>
          <table:table-cell office:value-type="float" office:value="363.55" calcext:value-type="float">
            <text:p>363.55</text:p>
          </table:table-cell>
        </table:table-row>
        <table:table-row table:style-name="ro1">
          <table:table-cell office:value-type="float" office:value="8590825" calcext:value-type="float">
            <text:p>8590825</text:p>
          </table:table-cell>
          <table:table-cell table:formula="of:=[.A539]/1000/(60*60*24)" office:value-type="time" office:time-value="PT02H23M10.825S" calcext:value-type="time">
            <text:p>02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5.44" calcext:value-type="float">
            <text:p>295.44</text:p>
          </table:table-cell>
          <table:table-cell office:value-type="float" office:value="364.2" calcext:value-type="float">
            <text:p>364.2</text:p>
          </table:table-cell>
        </table:table-row>
        <table:table-row table:style-name="ro1">
          <table:table-cell office:value-type="float" office:value="8606825" calcext:value-type="float">
            <text:p>8606825</text:p>
          </table:table-cell>
          <table:table-cell table:formula="of:=[.A540]/1000/(60*60*24)" office:value-type="time" office:time-value="PT02H23M26.825S" calcext:value-type="time">
            <text:p>02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5.98" calcext:value-type="float">
            <text:p>295.98</text:p>
          </table:table-cell>
          <table:table-cell office:value-type="float" office:value="364.86" calcext:value-type="float">
            <text:p>364.86</text:p>
          </table:table-cell>
        </table:table-row>
        <table:table-row table:style-name="ro1">
          <table:table-cell office:value-type="float" office:value="8622825" calcext:value-type="float">
            <text:p>8622825</text:p>
          </table:table-cell>
          <table:table-cell table:formula="of:=[.A541]/1000/(60*60*24)" office:value-type="time" office:time-value="PT02H23M42.825S" calcext:value-type="time">
            <text:p>02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6.52" calcext:value-type="float">
            <text:p>296.52</text:p>
          </table:table-cell>
          <table:table-cell office:value-type="float" office:value="365.51" calcext:value-type="float">
            <text:p>365.51</text:p>
          </table:table-cell>
        </table:table-row>
        <table:table-row table:style-name="ro1">
          <table:table-cell office:value-type="float" office:value="8638825" calcext:value-type="float">
            <text:p>8638825</text:p>
          </table:table-cell>
          <table:table-cell table:formula="of:=[.A542]/1000/(60*60*24)" office:value-type="time" office:time-value="PT02H23M58.825S" calcext:value-type="time">
            <text:p>02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7.05" calcext:value-type="float">
            <text:p>297.05</text:p>
          </table:table-cell>
          <table:table-cell office:value-type="float" office:value="366.16" calcext:value-type="float">
            <text:p>366.16</text:p>
          </table:table-cell>
        </table:table-row>
        <table:table-row table:style-name="ro1">
          <table:table-cell office:value-type="float" office:value="8654825" calcext:value-type="float">
            <text:p>8654825</text:p>
          </table:table-cell>
          <table:table-cell table:formula="of:=[.A543]/1000/(60*60*24)" office:value-type="time" office:time-value="PT02H24M14.825S" calcext:value-type="time">
            <text:p>02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7.59" calcext:value-type="float">
            <text:p>297.59</text:p>
          </table:table-cell>
          <table:table-cell office:value-type="float" office:value="366.81" calcext:value-type="float">
            <text:p>366.81</text:p>
          </table:table-cell>
        </table:table-row>
        <table:table-row table:style-name="ro1">
          <table:table-cell office:value-type="float" office:value="8670825" calcext:value-type="float">
            <text:p>8670825</text:p>
          </table:table-cell>
          <table:table-cell table:formula="of:=[.A544]/1000/(60*60*24)" office:value-type="time" office:time-value="PT02H24M30.825S" calcext:value-type="time">
            <text:p>02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8.13" calcext:value-type="float">
            <text:p>298.13</text:p>
          </table:table-cell>
          <table:table-cell office:value-type="float" office:value="367.46" calcext:value-type="float">
            <text:p>367.46</text:p>
          </table:table-cell>
        </table:table-row>
        <table:table-row table:style-name="ro1">
          <table:table-cell office:value-type="float" office:value="8686825" calcext:value-type="float">
            <text:p>8686825</text:p>
          </table:table-cell>
          <table:table-cell table:formula="of:=[.A545]/1000/(60*60*24)" office:value-type="time" office:time-value="PT02H24M46.825S" calcext:value-type="time">
            <text:p>02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298.67" calcext:value-type="float">
            <text:p>298.67</text:p>
          </table:table-cell>
          <table:table-cell office:value-type="float" office:value="368.12" calcext:value-type="float">
            <text:p>368.12</text:p>
          </table:table-cell>
        </table:table-row>
        <table:table-row table:style-name="ro1">
          <table:table-cell office:value-type="float" office:value="8702825" calcext:value-type="float">
            <text:p>8702825</text:p>
          </table:table-cell>
          <table:table-cell table:formula="of:=[.A546]/1000/(60*60*24)" office:value-type="time" office:time-value="PT02H25M02.825S" calcext:value-type="time">
            <text:p>02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9.21" calcext:value-type="float">
            <text:p>299.21</text:p>
          </table:table-cell>
          <table:table-cell office:value-type="float" office:value="368.77" calcext:value-type="float">
            <text:p>368.77</text:p>
          </table:table-cell>
        </table:table-row>
        <table:table-row table:style-name="ro1">
          <table:table-cell office:value-type="float" office:value="8718825" calcext:value-type="float">
            <text:p>8718825</text:p>
          </table:table-cell>
          <table:table-cell table:formula="of:=[.A547]/1000/(60*60*24)" office:value-type="time" office:time-value="PT02H25M18.825S" calcext:value-type="time">
            <text:p>02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299.75" calcext:value-type="float">
            <text:p>299.75</text:p>
          </table:table-cell>
          <table:table-cell office:value-type="float" office:value="369.42" calcext:value-type="float">
            <text:p>369.42</text:p>
          </table:table-cell>
        </table:table-row>
        <table:table-row table:style-name="ro1">
          <table:table-cell office:value-type="float" office:value="8734825" calcext:value-type="float">
            <text:p>8734825</text:p>
          </table:table-cell>
          <table:table-cell table:formula="of:=[.A548]/1000/(60*60*24)" office:value-type="time" office:time-value="PT02H25M34.825S" calcext:value-type="time">
            <text:p>02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0.29" calcext:value-type="float">
            <text:p>300.29</text:p>
          </table:table-cell>
          <table:table-cell office:value-type="float" office:value="370.07" calcext:value-type="float">
            <text:p>370.07</text:p>
          </table:table-cell>
        </table:table-row>
        <table:table-row table:style-name="ro1">
          <table:table-cell office:value-type="float" office:value="8750825" calcext:value-type="float">
            <text:p>8750825</text:p>
          </table:table-cell>
          <table:table-cell table:formula="of:=[.A549]/1000/(60*60*24)" office:value-type="time" office:time-value="PT02H25M50.825S" calcext:value-type="time">
            <text:p>02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0.83" calcext:value-type="float">
            <text:p>300.83</text:p>
          </table:table-cell>
          <table:table-cell office:value-type="float" office:value="370.72" calcext:value-type="float">
            <text:p>370.72</text:p>
          </table:table-cell>
        </table:table-row>
        <table:table-row table:style-name="ro1">
          <table:table-cell office:value-type="float" office:value="8766825" calcext:value-type="float">
            <text:p>8766825</text:p>
          </table:table-cell>
          <table:table-cell table:formula="of:=[.A550]/1000/(60*60*24)" office:value-type="time" office:time-value="PT02H26M06.825S" calcext:value-type="time">
            <text:p>02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1.37" calcext:value-type="float">
            <text:p>301.37</text:p>
          </table:table-cell>
          <table:table-cell office:value-type="float" office:value="371.38" calcext:value-type="float">
            <text:p>371.38</text:p>
          </table:table-cell>
        </table:table-row>
        <table:table-row table:style-name="ro1">
          <table:table-cell office:value-type="float" office:value="8782824" calcext:value-type="float">
            <text:p>8782824</text:p>
          </table:table-cell>
          <table:table-cell table:formula="of:=[.A551]/1000/(60*60*24)" office:value-type="time" office:time-value="PT02H26M22.824S" calcext:value-type="time">
            <text:p>02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1.91" calcext:value-type="float">
            <text:p>301.91</text:p>
          </table:table-cell>
          <table:table-cell office:value-type="float" office:value="372.03" calcext:value-type="float">
            <text:p>372.03</text:p>
          </table:table-cell>
        </table:table-row>
        <table:table-row table:style-name="ro1">
          <table:table-cell office:value-type="float" office:value="8798825" calcext:value-type="float">
            <text:p>8798825</text:p>
          </table:table-cell>
          <table:table-cell table:formula="of:=[.A552]/1000/(60*60*24)" office:value-type="time" office:time-value="PT02H26M38.825S" calcext:value-type="time">
            <text:p>02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2.45" calcext:value-type="float">
            <text:p>302.45</text:p>
          </table:table-cell>
          <table:table-cell office:value-type="float" office:value="372.68" calcext:value-type="float">
            <text:p>372.68</text:p>
          </table:table-cell>
        </table:table-row>
        <table:table-row table:style-name="ro1">
          <table:table-cell office:value-type="float" office:value="8814825" calcext:value-type="float">
            <text:p>8814825</text:p>
          </table:table-cell>
          <table:table-cell table:formula="of:=[.A553]/1000/(60*60*24)" office:value-type="time" office:time-value="PT02H26M54.825S" calcext:value-type="time">
            <text:p>02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2.99" calcext:value-type="float">
            <text:p>302.99</text:p>
          </table:table-cell>
          <table:table-cell office:value-type="float" office:value="373.33" calcext:value-type="float">
            <text:p>373.33</text:p>
          </table:table-cell>
        </table:table-row>
        <table:table-row table:style-name="ro1">
          <table:table-cell office:value-type="float" office:value="8830825" calcext:value-type="float">
            <text:p>8830825</text:p>
          </table:table-cell>
          <table:table-cell table:formula="of:=[.A554]/1000/(60*60*24)" office:value-type="time" office:time-value="PT02H27M10.825S" calcext:value-type="time">
            <text:p>02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303.53" calcext:value-type="float">
            <text:p>303.53</text:p>
          </table:table-cell>
          <table:table-cell office:value-type="float" office:value="373.98" calcext:value-type="float">
            <text:p>373.98</text:p>
          </table:table-cell>
        </table:table-row>
        <table:table-row table:style-name="ro1">
          <table:table-cell office:value-type="float" office:value="8846825" calcext:value-type="float">
            <text:p>8846825</text:p>
          </table:table-cell>
          <table:table-cell table:formula="of:=[.A555]/1000/(60*60*24)" office:value-type="time" office:time-value="PT02H27M26.825S" calcext:value-type="time">
            <text:p>02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4.07" calcext:value-type="float">
            <text:p>304.07</text:p>
          </table:table-cell>
          <table:table-cell office:value-type="float" office:value="374.63" calcext:value-type="float">
            <text:p>374.63</text:p>
          </table:table-cell>
        </table:table-row>
        <table:table-row table:style-name="ro1">
          <table:table-cell office:value-type="float" office:value="8862825" calcext:value-type="float">
            <text:p>8862825</text:p>
          </table:table-cell>
          <table:table-cell table:formula="of:=[.A556]/1000/(60*60*24)" office:value-type="time" office:time-value="PT02H27M42.825S" calcext:value-type="time">
            <text:p>02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375.29" calcext:value-type="float">
            <text:p>375.29</text:p>
          </table:table-cell>
        </table:table-row>
        <table:table-row table:style-name="ro1">
          <table:table-cell office:value-type="float" office:value="8878825" calcext:value-type="float">
            <text:p>8878825</text:p>
          </table:table-cell>
          <table:table-cell table:formula="of:=[.A557]/1000/(60*60*24)" office:value-type="time" office:time-value="PT02H27M58.825S" calcext:value-type="time">
            <text:p>02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5.15" calcext:value-type="float">
            <text:p>305.15</text:p>
          </table:table-cell>
          <table:table-cell office:value-type="float" office:value="375.94" calcext:value-type="float">
            <text:p>375.94</text:p>
          </table:table-cell>
        </table:table-row>
        <table:table-row table:style-name="ro1">
          <table:table-cell office:value-type="float" office:value="8894825" calcext:value-type="float">
            <text:p>8894825</text:p>
          </table:table-cell>
          <table:table-cell table:formula="of:=[.A558]/1000/(60*60*24)" office:value-type="time" office:time-value="PT02H28M14.825S" calcext:value-type="time">
            <text:p>02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5.69" calcext:value-type="float">
            <text:p>305.69</text:p>
          </table:table-cell>
          <table:table-cell office:value-type="float" office:value="376.59" calcext:value-type="float">
            <text:p>376.59</text:p>
          </table:table-cell>
        </table:table-row>
        <table:table-row table:style-name="ro1">
          <table:table-cell office:value-type="float" office:value="8910825" calcext:value-type="float">
            <text:p>8910825</text:p>
          </table:table-cell>
          <table:table-cell table:formula="of:=[.A559]/1000/(60*60*24)" office:value-type="time" office:time-value="PT02H28M30.825S" calcext:value-type="time">
            <text:p>02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6.23" calcext:value-type="float">
            <text:p>306.23</text:p>
          </table:table-cell>
          <table:table-cell office:value-type="float" office:value="377.24" calcext:value-type="float">
            <text:p>377.24</text:p>
          </table:table-cell>
        </table:table-row>
        <table:table-row table:style-name="ro1">
          <table:table-cell office:value-type="float" office:value="8926825" calcext:value-type="float">
            <text:p>8926825</text:p>
          </table:table-cell>
          <table:table-cell table:formula="of:=[.A560]/1000/(60*60*24)" office:value-type="time" office:time-value="PT02H28M46.825S" calcext:value-type="time">
            <text:p>02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6.77" calcext:value-type="float">
            <text:p>306.77</text:p>
          </table:table-cell>
          <table:table-cell office:value-type="float" office:value="377.89" calcext:value-type="float">
            <text:p>377.89</text:p>
          </table:table-cell>
        </table:table-row>
        <table:table-row table:style-name="ro1">
          <table:table-cell office:value-type="float" office:value="8942825" calcext:value-type="float">
            <text:p>8942825</text:p>
          </table:table-cell>
          <table:table-cell table:formula="of:=[.A561]/1000/(60*60*24)" office:value-type="time" office:time-value="PT02H29M02.825S" calcext:value-type="time">
            <text:p>02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7.31" calcext:value-type="float">
            <text:p>307.31</text:p>
          </table:table-cell>
          <table:table-cell office:value-type="float" office:value="378.54" calcext:value-type="float">
            <text:p>378.54</text:p>
          </table:table-cell>
        </table:table-row>
        <table:table-row table:style-name="ro1">
          <table:table-cell office:value-type="float" office:value="8958825" calcext:value-type="float">
            <text:p>8958825</text:p>
          </table:table-cell>
          <table:table-cell table:formula="of:=[.A562]/1000/(60*60*24)" office:value-type="time" office:time-value="PT02H29M18.825S" calcext:value-type="time">
            <text:p>02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7.85" calcext:value-type="float">
            <text:p>307.85</text:p>
          </table:table-cell>
          <table:table-cell office:value-type="float" office:value="379.2" calcext:value-type="float">
            <text:p>379.2</text:p>
          </table:table-cell>
        </table:table-row>
        <table:table-row table:style-name="ro1">
          <table:table-cell office:value-type="float" office:value="8974825" calcext:value-type="float">
            <text:p>8974825</text:p>
          </table:table-cell>
          <table:table-cell table:formula="of:=[.A563]/1000/(60*60*24)" office:value-type="time" office:time-value="PT02H29M34.825S" calcext:value-type="time">
            <text:p>02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08.39" calcext:value-type="float">
            <text:p>308.39</text:p>
          </table:table-cell>
          <table:table-cell office:value-type="float" office:value="379.85" calcext:value-type="float">
            <text:p>379.85</text:p>
          </table:table-cell>
        </table:table-row>
        <table:table-row table:style-name="ro1">
          <table:table-cell office:value-type="float" office:value="8990825" calcext:value-type="float">
            <text:p>8990825</text:p>
          </table:table-cell>
          <table:table-cell table:formula="of:=[.A564]/1000/(60*60*24)" office:value-type="time" office:time-value="PT02H29M50.825S" calcext:value-type="time">
            <text:p>02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8.93" calcext:value-type="float">
            <text:p>308.93</text:p>
          </table:table-cell>
          <table:table-cell office:value-type="float" office:value="380.5" calcext:value-type="float">
            <text:p>380.5</text:p>
          </table:table-cell>
        </table:table-row>
        <table:table-row table:style-name="ro1">
          <table:table-cell office:value-type="float" office:value="9006825" calcext:value-type="float">
            <text:p>9006825</text:p>
          </table:table-cell>
          <table:table-cell table:formula="of:=[.A565]/1000/(60*60*24)" office:value-type="time" office:time-value="PT02H30M06.825S" calcext:value-type="time">
            <text:p>02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09.47" calcext:value-type="float">
            <text:p>309.47</text:p>
          </table:table-cell>
          <table:table-cell office:value-type="float" office:value="381.15" calcext:value-type="float">
            <text:p>381.15</text:p>
          </table:table-cell>
        </table:table-row>
        <table:table-row table:style-name="ro1">
          <table:table-cell office:value-type="float" office:value="9022825" calcext:value-type="float">
            <text:p>9022825</text:p>
          </table:table-cell>
          <table:table-cell table:formula="of:=[.A566]/1000/(60*60*24)" office:value-type="time" office:time-value="PT02H30M22.825S" calcext:value-type="time">
            <text:p>02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10.01" calcext:value-type="float">
            <text:p>310.01</text:p>
          </table:table-cell>
          <table:table-cell office:value-type="float" office:value="381.8" calcext:value-type="float">
            <text:p>381.8</text:p>
          </table:table-cell>
        </table:table-row>
        <table:table-row table:style-name="ro1">
          <table:table-cell office:value-type="float" office:value="9038825" calcext:value-type="float">
            <text:p>9038825</text:p>
          </table:table-cell>
          <table:table-cell table:formula="of:=[.A567]/1000/(60*60*24)" office:value-type="time" office:time-value="PT02H30M38.825S" calcext:value-type="time">
            <text:p>02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0.54" calcext:value-type="float">
            <text:p>310.54</text:p>
          </table:table-cell>
          <table:table-cell office:value-type="float" office:value="382.45" calcext:value-type="float">
            <text:p>382.45</text:p>
          </table:table-cell>
        </table:table-row>
        <table:table-row table:style-name="ro1">
          <table:table-cell office:value-type="float" office:value="9054825" calcext:value-type="float">
            <text:p>9054825</text:p>
          </table:table-cell>
          <table:table-cell table:formula="of:=[.A568]/1000/(60*60*24)" office:value-type="time" office:time-value="PT02H30M54.825S" calcext:value-type="time">
            <text:p>02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1.08" calcext:value-type="float">
            <text:p>311.08</text:p>
          </table:table-cell>
          <table:table-cell office:value-type="float" office:value="383.11" calcext:value-type="float">
            <text:p>383.11</text:p>
          </table:table-cell>
        </table:table-row>
        <table:table-row table:style-name="ro1">
          <table:table-cell office:value-type="float" office:value="9070825" calcext:value-type="float">
            <text:p>9070825</text:p>
          </table:table-cell>
          <table:table-cell table:formula="of:=[.A569]/1000/(60*60*24)" office:value-type="time" office:time-value="PT02H31M10.825S" calcext:value-type="time">
            <text:p>02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1.62" calcext:value-type="float">
            <text:p>311.62</text:p>
          </table:table-cell>
          <table:table-cell office:value-type="float" office:value="383.76" calcext:value-type="float">
            <text:p>383.76</text:p>
          </table:table-cell>
        </table:table-row>
        <table:table-row table:style-name="ro1">
          <table:table-cell office:value-type="float" office:value="9086825" calcext:value-type="float">
            <text:p>9086825</text:p>
          </table:table-cell>
          <table:table-cell table:formula="of:=[.A570]/1000/(60*60*24)" office:value-type="time" office:time-value="PT02H31M26.825S" calcext:value-type="time">
            <text:p>02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2.16" calcext:value-type="float">
            <text:p>312.16</text:p>
          </table:table-cell>
          <table:table-cell office:value-type="float" office:value="384.41" calcext:value-type="float">
            <text:p>384.41</text:p>
          </table:table-cell>
        </table:table-row>
        <table:table-row table:style-name="ro1">
          <table:table-cell office:value-type="float" office:value="9102825" calcext:value-type="float">
            <text:p>9102825</text:p>
          </table:table-cell>
          <table:table-cell table:formula="of:=[.A571]/1000/(60*60*24)" office:value-type="time" office:time-value="PT02H31M42.825S" calcext:value-type="time">
            <text:p>02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2.7" calcext:value-type="float">
            <text:p>312.7</text:p>
          </table:table-cell>
          <table:table-cell office:value-type="float" office:value="385.06" calcext:value-type="float">
            <text:p>385.06</text:p>
          </table:table-cell>
        </table:table-row>
        <table:table-row table:style-name="ro1">
          <table:table-cell office:value-type="float" office:value="9118825" calcext:value-type="float">
            <text:p>9118825</text:p>
          </table:table-cell>
          <table:table-cell table:formula="of:=[.A572]/1000/(60*60*24)" office:value-type="time" office:time-value="PT02H31M58.825S" calcext:value-type="time">
            <text:p>02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3.24" calcext:value-type="float">
            <text:p>313.24</text:p>
          </table:table-cell>
          <table:table-cell office:value-type="float" office:value="385.71" calcext:value-type="float">
            <text:p>385.71</text:p>
          </table:table-cell>
        </table:table-row>
        <table:table-row table:style-name="ro1">
          <table:table-cell office:value-type="float" office:value="9134825" calcext:value-type="float">
            <text:p>9134825</text:p>
          </table:table-cell>
          <table:table-cell table:formula="of:=[.A573]/1000/(60*60*24)" office:value-type="time" office:time-value="PT02H32M14.825S" calcext:value-type="time">
            <text:p>02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3.78" calcext:value-type="float">
            <text:p>313.78</text:p>
          </table:table-cell>
          <table:table-cell office:value-type="float" office:value="386.36" calcext:value-type="float">
            <text:p>386.36</text:p>
          </table:table-cell>
        </table:table-row>
        <table:table-row table:style-name="ro1">
          <table:table-cell office:value-type="float" office:value="9150825" calcext:value-type="float">
            <text:p>9150825</text:p>
          </table:table-cell>
          <table:table-cell table:formula="of:=[.A574]/1000/(60*60*24)" office:value-type="time" office:time-value="PT02H32M30.825S" calcext:value-type="time">
            <text:p>02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4.32" calcext:value-type="float">
            <text:p>314.32</text:p>
          </table:table-cell>
          <table:table-cell office:value-type="float" office:value="387.02" calcext:value-type="float">
            <text:p>387.02</text:p>
          </table:table-cell>
        </table:table-row>
        <table:table-row table:style-name="ro1">
          <table:table-cell office:value-type="float" office:value="9166825" calcext:value-type="float">
            <text:p>9166825</text:p>
          </table:table-cell>
          <table:table-cell table:formula="of:=[.A575]/1000/(60*60*24)" office:value-type="time" office:time-value="PT02H32M46.825S" calcext:value-type="time">
            <text:p>02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4.86" calcext:value-type="float">
            <text:p>314.86</text:p>
          </table:table-cell>
          <table:table-cell office:value-type="float" office:value="387.67" calcext:value-type="float">
            <text:p>387.67</text:p>
          </table:table-cell>
        </table:table-row>
        <table:table-row table:style-name="ro1">
          <table:table-cell office:value-type="float" office:value="9182825" calcext:value-type="float">
            <text:p>9182825</text:p>
          </table:table-cell>
          <table:table-cell table:formula="of:=[.A576]/1000/(60*60*24)" office:value-type="time" office:time-value="PT02H33M02.825S" calcext:value-type="time">
            <text:p>02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5.4" calcext:value-type="float">
            <text:p>315.4</text:p>
          </table:table-cell>
          <table:table-cell office:value-type="float" office:value="388.32" calcext:value-type="float">
            <text:p>388.32</text:p>
          </table:table-cell>
        </table:table-row>
        <table:table-row table:style-name="ro1">
          <table:table-cell office:value-type="float" office:value="9198825" calcext:value-type="float">
            <text:p>9198825</text:p>
          </table:table-cell>
          <table:table-cell table:formula="of:=[.A577]/1000/(60*60*24)" office:value-type="time" office:time-value="PT02H33M18.825S" calcext:value-type="time">
            <text:p>02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5.94" calcext:value-type="float">
            <text:p>315.94</text:p>
          </table:table-cell>
          <table:table-cell office:value-type="float" office:value="388.97" calcext:value-type="float">
            <text:p>388.97</text:p>
          </table:table-cell>
        </table:table-row>
        <table:table-row table:style-name="ro1">
          <table:table-cell office:value-type="float" office:value="9214825" calcext:value-type="float">
            <text:p>9214825</text:p>
          </table:table-cell>
          <table:table-cell table:formula="of:=[.A578]/1000/(60*60*24)" office:value-type="time" office:time-value="PT02H33M34.825S" calcext:value-type="time">
            <text:p>02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6.48" calcext:value-type="float">
            <text:p>316.48</text:p>
          </table:table-cell>
          <table:table-cell office:value-type="float" office:value="389.62" calcext:value-type="float">
            <text:p>389.62</text:p>
          </table:table-cell>
        </table:table-row>
        <table:table-row table:style-name="ro1">
          <table:table-cell office:value-type="float" office:value="9230825" calcext:value-type="float">
            <text:p>9230825</text:p>
          </table:table-cell>
          <table:table-cell table:formula="of:=[.A579]/1000/(60*60*24)" office:value-type="time" office:time-value="PT02H33M50.825S" calcext:value-type="time">
            <text:p>02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7.02" calcext:value-type="float">
            <text:p>317.02</text:p>
          </table:table-cell>
          <table:table-cell office:value-type="float" office:value="390.27" calcext:value-type="float">
            <text:p>390.27</text:p>
          </table:table-cell>
        </table:table-row>
        <table:table-row table:style-name="ro1">
          <table:table-cell office:value-type="float" office:value="9246825" calcext:value-type="float">
            <text:p>9246825</text:p>
          </table:table-cell>
          <table:table-cell table:formula="of:=[.A580]/1000/(60*60*24)" office:value-type="time" office:time-value="PT02H34M06.825S" calcext:value-type="time">
            <text:p>02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7.56" calcext:value-type="float">
            <text:p>317.56</text:p>
          </table:table-cell>
          <table:table-cell office:value-type="float" office:value="390.93" calcext:value-type="float">
            <text:p>390.93</text:p>
          </table:table-cell>
        </table:table-row>
        <table:table-row table:style-name="ro1">
          <table:table-cell office:value-type="float" office:value="9262825" calcext:value-type="float">
            <text:p>9262825</text:p>
          </table:table-cell>
          <table:table-cell table:formula="of:=[.A581]/1000/(60*60*24)" office:value-type="time" office:time-value="PT02H34M22.825S" calcext:value-type="time">
            <text:p>02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8.1" calcext:value-type="float">
            <text:p>318.1</text:p>
          </table:table-cell>
          <table:table-cell office:value-type="float" office:value="391.58" calcext:value-type="float">
            <text:p>391.58</text:p>
          </table:table-cell>
        </table:table-row>
        <table:table-row table:style-name="ro1">
          <table:table-cell office:value-type="float" office:value="9278825" calcext:value-type="float">
            <text:p>9278825</text:p>
          </table:table-cell>
          <table:table-cell table:formula="of:=[.A582]/1000/(60*60*24)" office:value-type="time" office:time-value="PT02H34M38.825S" calcext:value-type="time">
            <text:p>02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8.64" calcext:value-type="float">
            <text:p>318.64</text:p>
          </table:table-cell>
          <table:table-cell office:value-type="float" office:value="392.23" calcext:value-type="float">
            <text:p>392.23</text:p>
          </table:table-cell>
        </table:table-row>
        <table:table-row table:style-name="ro1">
          <table:table-cell office:value-type="float" office:value="9294825" calcext:value-type="float">
            <text:p>9294825</text:p>
          </table:table-cell>
          <table:table-cell table:formula="of:=[.A583]/1000/(60*60*24)" office:value-type="time" office:time-value="PT02H34M54.825S" calcext:value-type="time">
            <text:p>02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19.17" calcext:value-type="float">
            <text:p>319.17</text:p>
          </table:table-cell>
          <table:table-cell office:value-type="float" office:value="392.88" calcext:value-type="float">
            <text:p>392.88</text:p>
          </table:table-cell>
        </table:table-row>
        <table:table-row table:style-name="ro1">
          <table:table-cell office:value-type="float" office:value="9310825" calcext:value-type="float">
            <text:p>9310825</text:p>
          </table:table-cell>
          <table:table-cell table:formula="of:=[.A584]/1000/(60*60*24)" office:value-type="time" office:time-value="PT02H35M10.825S" calcext:value-type="time">
            <text:p>02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93.53" calcext:value-type="float">
            <text:p>393.53</text:p>
          </table:table-cell>
        </table:table-row>
        <table:table-row table:style-name="ro1">
          <table:table-cell office:value-type="float" office:value="9326825" calcext:value-type="float">
            <text:p>9326825</text:p>
          </table:table-cell>
          <table:table-cell table:formula="of:=[.A585]/1000/(60*60*24)" office:value-type="time" office:time-value="PT02H35M26.825S" calcext:value-type="time">
            <text:p>02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0.25" calcext:value-type="float">
            <text:p>320.25</text:p>
          </table:table-cell>
          <table:table-cell office:value-type="float" office:value="394.18" calcext:value-type="float">
            <text:p>394.18</text:p>
          </table:table-cell>
        </table:table-row>
        <table:table-row table:style-name="ro1">
          <table:table-cell office:value-type="float" office:value="9342825" calcext:value-type="float">
            <text:p>9342825</text:p>
          </table:table-cell>
          <table:table-cell table:formula="of:=[.A586]/1000/(60*60*24)" office:value-type="time" office:time-value="PT02H35M42.825S" calcext:value-type="time">
            <text:p>02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0.79" calcext:value-type="float">
            <text:p>320.79</text:p>
          </table:table-cell>
          <table:table-cell office:value-type="float" office:value="394.83" calcext:value-type="float">
            <text:p>394.83</text:p>
          </table:table-cell>
        </table:table-row>
        <table:table-row table:style-name="ro1">
          <table:table-cell office:value-type="float" office:value="9358825" calcext:value-type="float">
            <text:p>9358825</text:p>
          </table:table-cell>
          <table:table-cell table:formula="of:=[.A587]/1000/(60*60*24)" office:value-type="time" office:time-value="PT02H35M58.825S" calcext:value-type="time">
            <text:p>02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321.33" calcext:value-type="float">
            <text:p>321.33</text:p>
          </table:table-cell>
          <table:table-cell office:value-type="float" office:value="395.48" calcext:value-type="float">
            <text:p>395.48</text:p>
          </table:table-cell>
        </table:table-row>
        <table:table-row table:style-name="ro1">
          <table:table-cell office:value-type="float" office:value="9374825" calcext:value-type="float">
            <text:p>9374825</text:p>
          </table:table-cell>
          <table:table-cell table:formula="of:=[.A588]/1000/(60*60*24)" office:value-type="time" office:time-value="PT02H36M14.825S" calcext:value-type="time">
            <text:p>02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1.87" calcext:value-type="float">
            <text:p>321.87</text:p>
          </table:table-cell>
          <table:table-cell office:value-type="float" office:value="396.14" calcext:value-type="float">
            <text:p>396.14</text:p>
          </table:table-cell>
        </table:table-row>
        <table:table-row table:style-name="ro1">
          <table:table-cell office:value-type="float" office:value="9390825" calcext:value-type="float">
            <text:p>9390825</text:p>
          </table:table-cell>
          <table:table-cell table:formula="of:=[.A589]/1000/(60*60*24)" office:value-type="time" office:time-value="PT02H36M30.825S" calcext:value-type="time">
            <text:p>02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2.41" calcext:value-type="float">
            <text:p>322.41</text:p>
          </table:table-cell>
          <table:table-cell office:value-type="float" office:value="396.79" calcext:value-type="float">
            <text:p>396.79</text:p>
          </table:table-cell>
        </table:table-row>
        <table:table-row table:style-name="ro1">
          <table:table-cell office:value-type="float" office:value="9406825" calcext:value-type="float">
            <text:p>9406825</text:p>
          </table:table-cell>
          <table:table-cell table:formula="of:=[.A590]/1000/(60*60*24)" office:value-type="time" office:time-value="PT02H36M46.825S" calcext:value-type="time">
            <text:p>02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2.95" calcext:value-type="float">
            <text:p>322.95</text:p>
          </table:table-cell>
          <table:table-cell office:value-type="float" office:value="397.44" calcext:value-type="float">
            <text:p>397.44</text:p>
          </table:table-cell>
        </table:table-row>
        <table:table-row table:style-name="ro1">
          <table:table-cell office:value-type="float" office:value="9422825" calcext:value-type="float">
            <text:p>9422825</text:p>
          </table:table-cell>
          <table:table-cell table:formula="of:=[.A591]/1000/(60*60*24)" office:value-type="time" office:time-value="PT02H37M02.825S" calcext:value-type="time">
            <text:p>02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3.49" calcext:value-type="float">
            <text:p>323.49</text:p>
          </table:table-cell>
          <table:table-cell office:value-type="float" office:value="398.09" calcext:value-type="float">
            <text:p>398.09</text:p>
          </table:table-cell>
        </table:table-row>
        <table:table-row table:style-name="ro1">
          <table:table-cell office:value-type="float" office:value="9438825" calcext:value-type="float">
            <text:p>9438825</text:p>
          </table:table-cell>
          <table:table-cell table:formula="of:=[.A592]/1000/(60*60*24)" office:value-type="time" office:time-value="PT02H37M18.825S" calcext:value-type="time">
            <text:p>02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324.03" calcext:value-type="float">
            <text:p>324.03</text:p>
          </table:table-cell>
          <table:table-cell office:value-type="float" office:value="398.74" calcext:value-type="float">
            <text:p>398.74</text:p>
          </table:table-cell>
        </table:table-row>
        <table:table-row table:style-name="ro1">
          <table:table-cell office:value-type="float" office:value="9454825" calcext:value-type="float">
            <text:p>9454825</text:p>
          </table:table-cell>
          <table:table-cell table:formula="of:=[.A593]/1000/(60*60*24)" office:value-type="time" office:time-value="PT02H37M34.825S" calcext:value-type="time">
            <text:p>02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4.57" calcext:value-type="float">
            <text:p>324.57</text:p>
          </table:table-cell>
          <table:table-cell office:value-type="float" office:value="399.39" calcext:value-type="float">
            <text:p>399.39</text:p>
          </table:table-cell>
        </table:table-row>
        <table:table-row table:style-name="ro1">
          <table:table-cell office:value-type="float" office:value="9470825" calcext:value-type="float">
            <text:p>9470825</text:p>
          </table:table-cell>
          <table:table-cell table:formula="of:=[.A594]/1000/(60*60*24)" office:value-type="time" office:time-value="PT02H37M50.825S" calcext:value-type="time">
            <text:p>02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5.11" calcext:value-type="float">
            <text:p>325.11</text:p>
          </table:table-cell>
          <table:table-cell office:value-type="float" office:value="400.04" calcext:value-type="float">
            <text:p>400.04</text:p>
          </table:table-cell>
        </table:table-row>
        <table:table-row table:style-name="ro1">
          <table:table-cell office:value-type="float" office:value="9486825" calcext:value-type="float">
            <text:p>9486825</text:p>
          </table:table-cell>
          <table:table-cell table:formula="of:=[.A595]/1000/(60*60*24)" office:value-type="time" office:time-value="PT02H38M06.825S" calcext:value-type="time">
            <text:p>02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5.65" calcext:value-type="float">
            <text:p>325.65</text:p>
          </table:table-cell>
          <table:table-cell office:value-type="float" office:value="400.69" calcext:value-type="float">
            <text:p>400.69</text:p>
          </table:table-cell>
        </table:table-row>
        <table:table-row table:style-name="ro1">
          <table:table-cell office:value-type="float" office:value="9502825" calcext:value-type="float">
            <text:p>9502825</text:p>
          </table:table-cell>
          <table:table-cell table:formula="of:=[.A596]/1000/(60*60*24)" office:value-type="time" office:time-value="PT02H38M22.825S" calcext:value-type="time">
            <text:p>02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6.18" calcext:value-type="float">
            <text:p>326.18</text:p>
          </table:table-cell>
          <table:table-cell office:value-type="float" office:value="401.34" calcext:value-type="float">
            <text:p>401.34</text:p>
          </table:table-cell>
        </table:table-row>
        <table:table-row table:style-name="ro1">
          <table:table-cell office:value-type="float" office:value="9518825" calcext:value-type="float">
            <text:p>9518825</text:p>
          </table:table-cell>
          <table:table-cell table:formula="of:=[.A597]/1000/(60*60*24)" office:value-type="time" office:time-value="PT02H38M38.825S" calcext:value-type="time">
            <text:p>02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6.72" calcext:value-type="float">
            <text:p>326.72</text:p>
          </table:table-cell>
          <table:table-cell office:value-type="float" office:value="401.99" calcext:value-type="float">
            <text:p>401.99</text:p>
          </table:table-cell>
        </table:table-row>
        <table:table-row table:style-name="ro1">
          <table:table-cell office:value-type="float" office:value="9534825" calcext:value-type="float">
            <text:p>9534825</text:p>
          </table:table-cell>
          <table:table-cell table:formula="of:=[.A598]/1000/(60*60*24)" office:value-type="time" office:time-value="PT02H38M54.825S" calcext:value-type="time">
            <text:p>02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7.26" calcext:value-type="float">
            <text:p>327.26</text:p>
          </table:table-cell>
          <table:table-cell office:value-type="float" office:value="402.64" calcext:value-type="float">
            <text:p>402.64</text:p>
          </table:table-cell>
        </table:table-row>
        <table:table-row table:style-name="ro1">
          <table:table-cell office:value-type="float" office:value="9550825" calcext:value-type="float">
            <text:p>9550825</text:p>
          </table:table-cell>
          <table:table-cell table:formula="of:=[.A599]/1000/(60*60*24)" office:value-type="time" office:time-value="PT02H39M10.825S" calcext:value-type="time">
            <text:p>02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7.8" calcext:value-type="float">
            <text:p>327.8</text:p>
          </table:table-cell>
          <table:table-cell office:value-type="float" office:value="403.3" calcext:value-type="float">
            <text:p>403.3</text:p>
          </table:table-cell>
        </table:table-row>
        <table:table-row table:style-name="ro1">
          <table:table-cell office:value-type="float" office:value="9566824" calcext:value-type="float">
            <text:p>9566824</text:p>
          </table:table-cell>
          <table:table-cell table:formula="of:=[.A600]/1000/(60*60*24)" office:value-type="time" office:time-value="PT02H39M26.824S" calcext:value-type="time">
            <text:p>02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8.34" calcext:value-type="float">
            <text:p>328.34</text:p>
          </table:table-cell>
          <table:table-cell office:value-type="float" office:value="403.95" calcext:value-type="float">
            <text:p>403.95</text:p>
          </table:table-cell>
        </table:table-row>
        <table:table-row table:style-name="ro1">
          <table:table-cell office:value-type="float" office:value="9582825" calcext:value-type="float">
            <text:p>9582825</text:p>
          </table:table-cell>
          <table:table-cell table:formula="of:=[.A601]/1000/(60*60*24)" office:value-type="time" office:time-value="PT02H39M42.825S" calcext:value-type="time">
            <text:p>02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8.88" calcext:value-type="float">
            <text:p>328.88</text:p>
          </table:table-cell>
          <table:table-cell office:value-type="float" office:value="404.6" calcext:value-type="float">
            <text:p>404.6</text:p>
          </table:table-cell>
        </table:table-row>
        <table:table-row table:style-name="ro1">
          <table:table-cell office:value-type="float" office:value="9598825" calcext:value-type="float">
            <text:p>9598825</text:p>
          </table:table-cell>
          <table:table-cell table:formula="of:=[.A602]/1000/(60*60*24)" office:value-type="time" office:time-value="PT02H39M58.825S" calcext:value-type="time">
            <text:p>02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29.42" calcext:value-type="float">
            <text:p>329.42</text:p>
          </table:table-cell>
          <table:table-cell office:value-type="float" office:value="405.25" calcext:value-type="float">
            <text:p>405.25</text:p>
          </table:table-cell>
        </table:table-row>
        <table:table-row table:style-name="ro1">
          <table:table-cell office:value-type="float" office:value="9614825" calcext:value-type="float">
            <text:p>9614825</text:p>
          </table:table-cell>
          <table:table-cell table:formula="of:=[.A603]/1000/(60*60*24)" office:value-type="time" office:time-value="PT02H40M14.825S" calcext:value-type="time">
            <text:p>02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29.96" calcext:value-type="float">
            <text:p>329.96</text:p>
          </table:table-cell>
          <table:table-cell office:value-type="float" office:value="405.9" calcext:value-type="float">
            <text:p>405.9</text:p>
          </table:table-cell>
        </table:table-row>
        <table:table-row table:style-name="ro1">
          <table:table-cell office:value-type="float" office:value="9630825" calcext:value-type="float">
            <text:p>9630825</text:p>
          </table:table-cell>
          <table:table-cell table:formula="of:=[.A604]/1000/(60*60*24)" office:value-type="time" office:time-value="PT02H40M30.825S" calcext:value-type="time">
            <text:p>02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0.5" calcext:value-type="float">
            <text:p>330.5</text:p>
          </table:table-cell>
          <table:table-cell office:value-type="float" office:value="406.55" calcext:value-type="float">
            <text:p>406.55</text:p>
          </table:table-cell>
        </table:table-row>
        <table:table-row table:style-name="ro1">
          <table:table-cell office:value-type="float" office:value="9646825" calcext:value-type="float">
            <text:p>9646825</text:p>
          </table:table-cell>
          <table:table-cell table:formula="of:=[.A605]/1000/(60*60*24)" office:value-type="time" office:time-value="PT02H40M46.825S" calcext:value-type="time">
            <text:p>02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1.04" calcext:value-type="float">
            <text:p>331.04</text:p>
          </table:table-cell>
          <table:table-cell office:value-type="float" office:value="407.2" calcext:value-type="float">
            <text:p>407.2</text:p>
          </table:table-cell>
        </table:table-row>
        <table:table-row table:style-name="ro1">
          <table:table-cell office:value-type="float" office:value="9662825" calcext:value-type="float">
            <text:p>9662825</text:p>
          </table:table-cell>
          <table:table-cell table:formula="of:=[.A606]/1000/(60*60*24)" office:value-type="time" office:time-value="PT02H41M02.825S" calcext:value-type="time">
            <text:p>02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1.58" calcext:value-type="float">
            <text:p>331.58</text:p>
          </table:table-cell>
          <table:table-cell office:value-type="float" office:value="407.85" calcext:value-type="float">
            <text:p>407.85</text:p>
          </table:table-cell>
        </table:table-row>
        <table:table-row table:style-name="ro1">
          <table:table-cell office:value-type="float" office:value="9678825" calcext:value-type="float">
            <text:p>9678825</text:p>
          </table:table-cell>
          <table:table-cell table:formula="of:=[.A607]/1000/(60*60*24)" office:value-type="time" office:time-value="PT02H41M18.825S" calcext:value-type="time">
            <text:p>02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2.11" calcext:value-type="float">
            <text:p>332.11</text:p>
          </table:table-cell>
          <table:table-cell office:value-type="float" office:value="408.5" calcext:value-type="float">
            <text:p>408.5</text:p>
          </table:table-cell>
        </table:table-row>
        <table:table-row table:style-name="ro1">
          <table:table-cell office:value-type="float" office:value="9694825" calcext:value-type="float">
            <text:p>9694825</text:p>
          </table:table-cell>
          <table:table-cell table:formula="of:=[.A608]/1000/(60*60*24)" office:value-type="time" office:time-value="PT02H41M34.825S" calcext:value-type="time">
            <text:p>02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32.65" calcext:value-type="float">
            <text:p>332.65</text:p>
          </table:table-cell>
          <table:table-cell office:value-type="float" office:value="409.15" calcext:value-type="float">
            <text:p>409.15</text:p>
          </table:table-cell>
        </table:table-row>
        <table:table-row table:style-name="ro1">
          <table:table-cell office:value-type="float" office:value="9710825" calcext:value-type="float">
            <text:p>9710825</text:p>
          </table:table-cell>
          <table:table-cell table:formula="of:=[.A609]/1000/(60*60*24)" office:value-type="time" office:time-value="PT02H41M50.825S" calcext:value-type="time">
            <text:p>02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3.19" calcext:value-type="float">
            <text:p>333.19</text:p>
          </table:table-cell>
          <table:table-cell office:value-type="float" office:value="409.8" calcext:value-type="float">
            <text:p>409.8</text:p>
          </table:table-cell>
        </table:table-row>
        <table:table-row table:style-name="ro1">
          <table:table-cell office:value-type="float" office:value="9726825" calcext:value-type="float">
            <text:p>9726825</text:p>
          </table:table-cell>
          <table:table-cell table:formula="of:=[.A610]/1000/(60*60*24)" office:value-type="time" office:time-value="PT02H42M06.825S" calcext:value-type="time">
            <text:p>02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3.73" calcext:value-type="float">
            <text:p>333.73</text:p>
          </table:table-cell>
          <table:table-cell office:value-type="float" office:value="410.45" calcext:value-type="float">
            <text:p>410.45</text:p>
          </table:table-cell>
        </table:table-row>
        <table:table-row table:style-name="ro1">
          <table:table-cell office:value-type="float" office:value="9742825" calcext:value-type="float">
            <text:p>9742825</text:p>
          </table:table-cell>
          <table:table-cell table:formula="of:=[.A611]/1000/(60*60*24)" office:value-type="time" office:time-value="PT02H42M22.825S" calcext:value-type="time">
            <text:p>02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34.27" calcext:value-type="float">
            <text:p>334.27</text:p>
          </table:table-cell>
          <table:table-cell office:value-type="float" office:value="411.1" calcext:value-type="float">
            <text:p>411.1</text:p>
          </table:table-cell>
        </table:table-row>
        <table:table-row table:style-name="ro1">
          <table:table-cell office:value-type="float" office:value="9758825" calcext:value-type="float">
            <text:p>9758825</text:p>
          </table:table-cell>
          <table:table-cell table:formula="of:=[.A612]/1000/(60*60*24)" office:value-type="time" office:time-value="PT02H42M38.825S" calcext:value-type="time">
            <text:p>02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4.81" calcext:value-type="float">
            <text:p>334.81</text:p>
          </table:table-cell>
          <table:table-cell office:value-type="float" office:value="411.75" calcext:value-type="float">
            <text:p>411.75</text:p>
          </table:table-cell>
        </table:table-row>
        <table:table-row table:style-name="ro1">
          <table:table-cell office:value-type="float" office:value="9774825" calcext:value-type="float">
            <text:p>9774825</text:p>
          </table:table-cell>
          <table:table-cell table:formula="of:=[.A613]/1000/(60*60*24)" office:value-type="time" office:time-value="PT02H42M54.825S" calcext:value-type="time">
            <text:p>02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5.35" calcext:value-type="float">
            <text:p>335.35</text:p>
          </table:table-cell>
          <table:table-cell office:value-type="float" office:value="412.4" calcext:value-type="float">
            <text:p>412.4</text:p>
          </table:table-cell>
        </table:table-row>
        <table:table-row table:style-name="ro1">
          <table:table-cell office:value-type="float" office:value="9790825" calcext:value-type="float">
            <text:p>9790825</text:p>
          </table:table-cell>
          <table:table-cell table:formula="of:=[.A614]/1000/(60*60*24)" office:value-type="time" office:time-value="PT02H43M10.825S" calcext:value-type="time">
            <text:p>02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5.89" calcext:value-type="float">
            <text:p>335.89</text:p>
          </table:table-cell>
          <table:table-cell office:value-type="float" office:value="413.05" calcext:value-type="float">
            <text:p>413.05</text:p>
          </table:table-cell>
        </table:table-row>
        <table:table-row table:style-name="ro1">
          <table:table-cell office:value-type="float" office:value="9806825" calcext:value-type="float">
            <text:p>9806825</text:p>
          </table:table-cell>
          <table:table-cell table:formula="of:=[.A615]/1000/(60*60*24)" office:value-type="time" office:time-value="PT02H43M26.825S" calcext:value-type="time">
            <text:p>02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6.43" calcext:value-type="float">
            <text:p>336.43</text:p>
          </table:table-cell>
          <table:table-cell office:value-type="float" office:value="413.7" calcext:value-type="float">
            <text:p>413.7</text:p>
          </table:table-cell>
        </table:table-row>
        <table:table-row table:style-name="ro1">
          <table:table-cell office:value-type="float" office:value="9822825" calcext:value-type="float">
            <text:p>9822825</text:p>
          </table:table-cell>
          <table:table-cell table:formula="of:=[.A616]/1000/(60*60*24)" office:value-type="time" office:time-value="PT02H43M42.825S" calcext:value-type="time">
            <text:p>02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6.97" calcext:value-type="float">
            <text:p>336.97</text:p>
          </table:table-cell>
          <table:table-cell office:value-type="float" office:value="414.35" calcext:value-type="float">
            <text:p>414.35</text:p>
          </table:table-cell>
        </table:table-row>
        <table:table-row table:style-name="ro1">
          <table:table-cell office:value-type="float" office:value="9838825" calcext:value-type="float">
            <text:p>9838825</text:p>
          </table:table-cell>
          <table:table-cell table:formula="of:=[.A617]/1000/(60*60*24)" office:value-type="time" office:time-value="PT02H43M58.825S" calcext:value-type="time">
            <text:p>02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7.5" calcext:value-type="float">
            <text:p>337.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9854825" calcext:value-type="float">
            <text:p>9854825</text:p>
          </table:table-cell>
          <table:table-cell table:formula="of:=[.A618]/1000/(60*60*24)" office:value-type="time" office:time-value="PT02H44M14.825S" calcext:value-type="time">
            <text:p>02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38.04" calcext:value-type="float">
            <text:p>338.04</text:p>
          </table:table-cell>
          <table:table-cell office:value-type="float" office:value="415.65" calcext:value-type="float">
            <text:p>415.65</text:p>
          </table:table-cell>
        </table:table-row>
        <table:table-row table:style-name="ro1">
          <table:table-cell office:value-type="float" office:value="9870825" calcext:value-type="float">
            <text:p>9870825</text:p>
          </table:table-cell>
          <table:table-cell table:formula="of:=[.A619]/1000/(60*60*24)" office:value-type="time" office:time-value="PT02H44M30.825S" calcext:value-type="time">
            <text:p>02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38.58" calcext:value-type="float">
            <text:p>338.58</text:p>
          </table:table-cell>
          <table:table-cell office:value-type="float" office:value="416.3" calcext:value-type="float">
            <text:p>416.3</text:p>
          </table:table-cell>
        </table:table-row>
        <table:table-row table:style-name="ro1">
          <table:table-cell office:value-type="float" office:value="9886825" calcext:value-type="float">
            <text:p>9886825</text:p>
          </table:table-cell>
          <table:table-cell table:formula="of:=[.A620]/1000/(60*60*24)" office:value-type="time" office:time-value="PT02H44M46.825S" calcext:value-type="time">
            <text:p>02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339.12" calcext:value-type="float">
            <text:p>339.12</text:p>
          </table:table-cell>
          <table:table-cell office:value-type="float" office:value="416.95" calcext:value-type="float">
            <text:p>416.95</text:p>
          </table:table-cell>
        </table:table-row>
        <table:table-row table:style-name="ro1">
          <table:table-cell office:value-type="float" office:value="9902825" calcext:value-type="float">
            <text:p>9902825</text:p>
          </table:table-cell>
          <table:table-cell table:formula="of:=[.A621]/1000/(60*60*24)" office:value-type="time" office:time-value="PT02H45M02.825S" calcext:value-type="time">
            <text:p>02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3" calcext:value-type="float">
            <text:p>146.43</text:p>
          </table:table-cell>
          <table:table-cell office:value-type="float" office:value="339.66" calcext:value-type="float">
            <text:p>339.66</text:p>
          </table:table-cell>
          <table:table-cell office:value-type="float" office:value="417.6" calcext:value-type="float">
            <text:p>417.6</text:p>
          </table:table-cell>
        </table:table-row>
        <table:table-row table:style-name="ro1">
          <table:table-cell office:value-type="float" office:value="9918825" calcext:value-type="float">
            <text:p>9918825</text:p>
          </table:table-cell>
          <table:table-cell table:formula="of:=[.A622]/1000/(60*60*24)" office:value-type="time" office:time-value="PT02H45M18.825S" calcext:value-type="time">
            <text:p>02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0.2" calcext:value-type="float">
            <text:p>340.2</text:p>
          </table:table-cell>
          <table:table-cell office:value-type="float" office:value="418.25" calcext:value-type="float">
            <text:p>418.25</text:p>
          </table:table-cell>
        </table:table-row>
        <table:table-row table:style-name="ro1">
          <table:table-cell office:value-type="float" office:value="9934825" calcext:value-type="float">
            <text:p>9934825</text:p>
          </table:table-cell>
          <table:table-cell table:formula="of:=[.A623]/1000/(60*60*24)" office:value-type="time" office:time-value="PT02H45M34.825S" calcext:value-type="time">
            <text:p>02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4" calcext:value-type="float">
            <text:p>146.54</text:p>
          </table:table-cell>
          <table:table-cell office:value-type="float" office:value="340.74" calcext:value-type="float">
            <text:p>340.74</text:p>
          </table:table-cell>
          <table:table-cell office:value-type="float" office:value="418.9" calcext:value-type="float">
            <text:p>418.9</text:p>
          </table:table-cell>
        </table:table-row>
        <table:table-row table:style-name="ro1">
          <table:table-cell office:value-type="float" office:value="9950825" calcext:value-type="float">
            <text:p>9950825</text:p>
          </table:table-cell>
          <table:table-cell table:formula="of:=[.A624]/1000/(60*60*24)" office:value-type="time" office:time-value="PT02H45M50.825S" calcext:value-type="time">
            <text:p>02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1.28" calcext:value-type="float">
            <text:p>341.28</text:p>
          </table:table-cell>
          <table:table-cell office:value-type="float" office:value="419.55" calcext:value-type="float">
            <text:p>419.55</text:p>
          </table:table-cell>
        </table:table-row>
        <table:table-row table:style-name="ro1">
          <table:table-cell office:value-type="float" office:value="9966825" calcext:value-type="float">
            <text:p>9966825</text:p>
          </table:table-cell>
          <table:table-cell table:formula="of:=[.A625]/1000/(60*60*24)" office:value-type="time" office:time-value="PT02H46M06.825S" calcext:value-type="time">
            <text:p>02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1.81" calcext:value-type="float">
            <text:p>341.81</text:p>
          </table:table-cell>
          <table:table-cell office:value-type="float" office:value="420.19" calcext:value-type="float">
            <text:p>420.19</text:p>
          </table:table-cell>
        </table:table-row>
        <table:table-row table:style-name="ro1">
          <table:table-cell office:value-type="float" office:value="9982824" calcext:value-type="float">
            <text:p>9982824</text:p>
          </table:table-cell>
          <table:table-cell table:formula="of:=[.A626]/1000/(60*60*24)" office:value-type="time" office:time-value="PT02H46M22.824S" calcext:value-type="time">
            <text:p>02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2.35" calcext:value-type="float">
            <text:p>342.35</text:p>
          </table:table-cell>
          <table:table-cell office:value-type="float" office:value="420.84" calcext:value-type="float">
            <text:p>420.84</text:p>
          </table:table-cell>
        </table:table-row>
        <table:table-row table:style-name="ro1">
          <table:table-cell office:value-type="float" office:value="9998825" calcext:value-type="float">
            <text:p>9998825</text:p>
          </table:table-cell>
          <table:table-cell table:formula="of:=[.A627]/1000/(60*60*24)" office:value-type="time" office:time-value="PT02H46M38.825S" calcext:value-type="time">
            <text:p>02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2.89" calcext:value-type="float">
            <text:p>342.89</text:p>
          </table:table-cell>
          <table:table-cell office:value-type="float" office:value="421.49" calcext:value-type="float">
            <text:p>421.49</text:p>
          </table:table-cell>
        </table:table-row>
        <table:table-row table:style-name="ro1">
          <table:table-cell office:value-type="float" office:value="10014825" calcext:value-type="float">
            <text:p>10014825</text:p>
          </table:table-cell>
          <table:table-cell table:formula="of:=[.A628]/1000/(60*60*24)" office:value-type="time" office:time-value="PT02H46M54.825S" calcext:value-type="time">
            <text:p>02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343.43" calcext:value-type="float">
            <text:p>343.43</text:p>
          </table:table-cell>
          <table:table-cell office:value-type="float" office:value="422.14" calcext:value-type="float">
            <text:p>422.14</text:p>
          </table:table-cell>
        </table:table-row>
        <table:table-row table:style-name="ro1">
          <table:table-cell office:value-type="float" office:value="10030825" calcext:value-type="float">
            <text:p>10030825</text:p>
          </table:table-cell>
          <table:table-cell table:formula="of:=[.A629]/1000/(60*60*24)" office:value-type="time" office:time-value="PT02H47M10.825S" calcext:value-type="time">
            <text:p>02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3.97" calcext:value-type="float">
            <text:p>343.97</text:p>
          </table:table-cell>
          <table:table-cell office:value-type="float" office:value="422.79" calcext:value-type="float">
            <text:p>422.79</text:p>
          </table:table-cell>
        </table:table-row>
        <table:table-row table:style-name="ro1">
          <table:table-cell office:value-type="float" office:value="10046825" calcext:value-type="float">
            <text:p>10046825</text:p>
          </table:table-cell>
          <table:table-cell table:formula="of:=[.A630]/1000/(60*60*24)" office:value-type="time" office:time-value="PT02H47M26.825S" calcext:value-type="time">
            <text:p>02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55" calcext:value-type="float">
            <text:p>146.55</text:p>
          </table:table-cell>
          <table:table-cell office:value-type="float" office:value="344.51" calcext:value-type="float">
            <text:p>344.51</text:p>
          </table:table-cell>
          <table:table-cell office:value-type="float" office:value="423.44" calcext:value-type="float">
            <text:p>423.44</text:p>
          </table:table-cell>
        </table:table-row>
        <table:table-row table:style-name="ro1">
          <table:table-cell office:value-type="float" office:value="10062825" calcext:value-type="float">
            <text:p>10062825</text:p>
          </table:table-cell>
          <table:table-cell table:formula="of:=[.A631]/1000/(60*60*24)" office:value-type="time" office:time-value="PT02H47M42.825S" calcext:value-type="time">
            <text:p>02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5.05" calcext:value-type="float">
            <text:p>345.05</text:p>
          </table:table-cell>
          <table:table-cell office:value-type="float" office:value="424.09" calcext:value-type="float">
            <text:p>424.09</text:p>
          </table:table-cell>
        </table:table-row>
        <table:table-row table:style-name="ro1">
          <table:table-cell office:value-type="float" office:value="10078825" calcext:value-type="float">
            <text:p>10078825</text:p>
          </table:table-cell>
          <table:table-cell table:formula="of:=[.A632]/1000/(60*60*24)" office:value-type="time" office:time-value="PT02H47M58.825S" calcext:value-type="time">
            <text:p>02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5.59" calcext:value-type="float">
            <text:p>345.59</text:p>
          </table:table-cell>
          <table:table-cell office:value-type="float" office:value="424.74" calcext:value-type="float">
            <text:p>424.74</text:p>
          </table:table-cell>
        </table:table-row>
        <table:table-row table:style-name="ro1">
          <table:table-cell office:value-type="float" office:value="10094825" calcext:value-type="float">
            <text:p>10094825</text:p>
          </table:table-cell>
          <table:table-cell table:formula="of:=[.A633]/1000/(60*60*24)" office:value-type="time" office:time-value="PT02H48M14.825S" calcext:value-type="time">
            <text:p>02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6.12" calcext:value-type="float">
            <text:p>346.12</text:p>
          </table:table-cell>
          <table:table-cell office:value-type="float" office:value="425.39" calcext:value-type="float">
            <text:p>425.39</text:p>
          </table:table-cell>
        </table:table-row>
        <table:table-row table:style-name="ro1">
          <table:table-cell office:value-type="float" office:value="10110825" calcext:value-type="float">
            <text:p>10110825</text:p>
          </table:table-cell>
          <table:table-cell table:formula="of:=[.A634]/1000/(60*60*24)" office:value-type="time" office:time-value="PT02H48M30.825S" calcext:value-type="time">
            <text:p>02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6.66" calcext:value-type="float">
            <text:p>346.66</text:p>
          </table:table-cell>
          <table:table-cell office:value-type="float" office:value="426.04" calcext:value-type="float">
            <text:p>426.04</text:p>
          </table:table-cell>
        </table:table-row>
        <table:table-row table:style-name="ro1">
          <table:table-cell office:value-type="float" office:value="10126825" calcext:value-type="float">
            <text:p>10126825</text:p>
          </table:table-cell>
          <table:table-cell table:formula="of:=[.A635]/1000/(60*60*24)" office:value-type="time" office:time-value="PT02H48M46.825S" calcext:value-type="time">
            <text:p>02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7.2" calcext:value-type="float">
            <text:p>347.2</text:p>
          </table:table-cell>
          <table:table-cell office:value-type="float" office:value="426.69" calcext:value-type="float">
            <text:p>426.69</text:p>
          </table:table-cell>
        </table:table-row>
        <table:table-row table:style-name="ro1">
          <table:table-cell office:value-type="float" office:value="10142825" calcext:value-type="float">
            <text:p>10142825</text:p>
          </table:table-cell>
          <table:table-cell table:formula="of:=[.A636]/1000/(60*60*24)" office:value-type="time" office:time-value="PT02H49M02.825S" calcext:value-type="time">
            <text:p>02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7.74" calcext:value-type="float">
            <text:p>347.74</text:p>
          </table:table-cell>
          <table:table-cell office:value-type="float" office:value="427.34" calcext:value-type="float">
            <text:p>427.34</text:p>
          </table:table-cell>
        </table:table-row>
        <table:table-row table:style-name="ro1">
          <table:table-cell office:value-type="float" office:value="10158825" calcext:value-type="float">
            <text:p>10158825</text:p>
          </table:table-cell>
          <table:table-cell table:formula="of:=[.A637]/1000/(60*60*24)" office:value-type="time" office:time-value="PT02H49M18.825S" calcext:value-type="time">
            <text:p>02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8.28" calcext:value-type="float">
            <text:p>348.28</text:p>
          </table:table-cell>
          <table:table-cell office:value-type="float" office:value="427.98" calcext:value-type="float">
            <text:p>427.98</text:p>
          </table:table-cell>
        </table:table-row>
        <table:table-row table:style-name="ro1">
          <table:table-cell office:value-type="float" office:value="10174825" calcext:value-type="float">
            <text:p>10174825</text:p>
          </table:table-cell>
          <table:table-cell table:formula="of:=[.A638]/1000/(60*60*24)" office:value-type="time" office:time-value="PT02H49M34.825S" calcext:value-type="time">
            <text:p>02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8.82" calcext:value-type="float">
            <text:p>348.82</text:p>
          </table:table-cell>
          <table:table-cell office:value-type="float" office:value="428.63" calcext:value-type="float">
            <text:p>428.63</text:p>
          </table:table-cell>
        </table:table-row>
        <table:table-row table:style-name="ro1">
          <table:table-cell office:value-type="float" office:value="10190825" calcext:value-type="float">
            <text:p>10190825</text:p>
          </table:table-cell>
          <table:table-cell table:formula="of:=[.A639]/1000/(60*60*24)" office:value-type="time" office:time-value="PT02H49M50.825S" calcext:value-type="time">
            <text:p>02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49.36" calcext:value-type="float">
            <text:p>349.36</text:p>
          </table:table-cell>
          <table:table-cell office:value-type="float" office:value="429.28" calcext:value-type="float">
            <text:p>429.28</text:p>
          </table:table-cell>
        </table:table-row>
        <table:table-row table:style-name="ro1">
          <table:table-cell office:value-type="float" office:value="10206825" calcext:value-type="float">
            <text:p>10206825</text:p>
          </table:table-cell>
          <table:table-cell table:formula="of:=[.A640]/1000/(60*60*24)" office:value-type="time" office:time-value="PT02H50M06.825S" calcext:value-type="time">
            <text:p>02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49.89" calcext:value-type="float">
            <text:p>349.89</text:p>
          </table:table-cell>
          <table:table-cell office:value-type="float" office:value="429.93" calcext:value-type="float">
            <text:p>429.93</text:p>
          </table:table-cell>
        </table:table-row>
        <table:table-row table:style-name="ro1">
          <table:table-cell office:value-type="float" office:value="10222825" calcext:value-type="float">
            <text:p>10222825</text:p>
          </table:table-cell>
          <table:table-cell table:formula="of:=[.A641]/1000/(60*60*24)" office:value-type="time" office:time-value="PT02H50M22.825S" calcext:value-type="time">
            <text:p>02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50.43" calcext:value-type="float">
            <text:p>350.43</text:p>
          </table:table-cell>
          <table:table-cell office:value-type="float" office:value="430.58" calcext:value-type="float">
            <text:p>430.58</text:p>
          </table:table-cell>
        </table:table-row>
        <table:table-row table:style-name="ro1">
          <table:table-cell office:value-type="float" office:value="10238825" calcext:value-type="float">
            <text:p>10238825</text:p>
          </table:table-cell>
          <table:table-cell table:formula="of:=[.A642]/1000/(60*60*24)" office:value-type="time" office:time-value="PT02H50M38.825S" calcext:value-type="time">
            <text:p>02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50.97" calcext:value-type="float">
            <text:p>350.97</text:p>
          </table:table-cell>
          <table:table-cell office:value-type="float" office:value="431.23" calcext:value-type="float">
            <text:p>431.23</text:p>
          </table:table-cell>
        </table:table-row>
        <table:table-row table:style-name="ro1">
          <table:table-cell office:value-type="float" office:value="10254825" calcext:value-type="float">
            <text:p>10254825</text:p>
          </table:table-cell>
          <table:table-cell table:formula="of:=[.A643]/1000/(60*60*24)" office:value-type="time" office:time-value="PT02H50M54.825S" calcext:value-type="time">
            <text:p>02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1.51" calcext:value-type="float">
            <text:p>351.51</text:p>
          </table:table-cell>
          <table:table-cell office:value-type="float" office:value="431.88" calcext:value-type="float">
            <text:p>431.88</text:p>
          </table:table-cell>
        </table:table-row>
        <table:table-row table:style-name="ro1">
          <table:table-cell office:value-type="float" office:value="10270824" calcext:value-type="float">
            <text:p>10270824</text:p>
          </table:table-cell>
          <table:table-cell table:formula="of:=[.A644]/1000/(60*60*24)" office:value-type="time" office:time-value="PT02H51M10.824S" calcext:value-type="time">
            <text:p>02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2.05" calcext:value-type="float">
            <text:p>352.05</text:p>
          </table:table-cell>
          <table:table-cell office:value-type="float" office:value="432.53" calcext:value-type="float">
            <text:p>432.53</text:p>
          </table:table-cell>
        </table:table-row>
        <table:table-row table:style-name="ro1">
          <table:table-cell office:value-type="float" office:value="10286825" calcext:value-type="float">
            <text:p>10286825</text:p>
          </table:table-cell>
          <table:table-cell table:formula="of:=[.A645]/1000/(60*60*24)" office:value-type="time" office:time-value="PT02H51M26.825S" calcext:value-type="time">
            <text:p>02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2.59" calcext:value-type="float">
            <text:p>352.59</text:p>
          </table:table-cell>
          <table:table-cell office:value-type="float" office:value="433.17" calcext:value-type="float">
            <text:p>433.17</text:p>
          </table:table-cell>
        </table:table-row>
        <table:table-row table:style-name="ro1">
          <table:table-cell office:value-type="float" office:value="10302825" calcext:value-type="float">
            <text:p>10302825</text:p>
          </table:table-cell>
          <table:table-cell table:formula="of:=[.A646]/1000/(60*60*24)" office:value-type="time" office:time-value="PT02H51M42.825S" calcext:value-type="time">
            <text:p>02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3.13" calcext:value-type="float">
            <text:p>353.13</text:p>
          </table:table-cell>
          <table:table-cell office:value-type="float" office:value="433.82" calcext:value-type="float">
            <text:p>433.82</text:p>
          </table:table-cell>
        </table:table-row>
        <table:table-row table:style-name="ro1">
          <table:table-cell office:value-type="float" office:value="10318825" calcext:value-type="float">
            <text:p>10318825</text:p>
          </table:table-cell>
          <table:table-cell table:formula="of:=[.A647]/1000/(60*60*24)" office:value-type="time" office:time-value="PT02H51M58.825S" calcext:value-type="time">
            <text:p>02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3.66" calcext:value-type="float">
            <text:p>353.66</text:p>
          </table:table-cell>
          <table:table-cell office:value-type="float" office:value="434.47" calcext:value-type="float">
            <text:p>434.47</text:p>
          </table:table-cell>
        </table:table-row>
        <table:table-row table:style-name="ro1">
          <table:table-cell office:value-type="float" office:value="10334825" calcext:value-type="float">
            <text:p>10334825</text:p>
          </table:table-cell>
          <table:table-cell table:formula="of:=[.A648]/1000/(60*60*24)" office:value-type="time" office:time-value="PT02H52M14.825S" calcext:value-type="time">
            <text:p>02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4.2" calcext:value-type="float">
            <text:p>354.2</text:p>
          </table:table-cell>
          <table:table-cell office:value-type="float" office:value="435.12" calcext:value-type="float">
            <text:p>435.12</text:p>
          </table:table-cell>
        </table:table-row>
        <table:table-row table:style-name="ro1">
          <table:table-cell office:value-type="float" office:value="10350825" calcext:value-type="float">
            <text:p>10350825</text:p>
          </table:table-cell>
          <table:table-cell table:formula="of:=[.A649]/1000/(60*60*24)" office:value-type="time" office:time-value="PT02H52M30.825S" calcext:value-type="time">
            <text:p>02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4.74" calcext:value-type="float">
            <text:p>354.74</text:p>
          </table:table-cell>
          <table:table-cell office:value-type="float" office:value="435.77" calcext:value-type="float">
            <text:p>435.77</text:p>
          </table:table-cell>
        </table:table-row>
        <table:table-row table:style-name="ro1">
          <table:table-cell office:value-type="float" office:value="10366825" calcext:value-type="float">
            <text:p>10366825</text:p>
          </table:table-cell>
          <table:table-cell table:formula="of:=[.A650]/1000/(60*60*24)" office:value-type="time" office:time-value="PT02H52M46.825S" calcext:value-type="time">
            <text:p>02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5.28" calcext:value-type="float">
            <text:p>355.28</text:p>
          </table:table-cell>
          <table:table-cell office:value-type="float" office:value="436.42" calcext:value-type="float">
            <text:p>436.42</text:p>
          </table:table-cell>
        </table:table-row>
        <table:table-row table:style-name="ro1">
          <table:table-cell office:value-type="float" office:value="10382825" calcext:value-type="float">
            <text:p>10382825</text:p>
          </table:table-cell>
          <table:table-cell table:formula="of:=[.A651]/1000/(60*60*24)" office:value-type="time" office:time-value="PT02H53M02.825S" calcext:value-type="time">
            <text:p>02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121.2" calcext:value-type="float">
            <text:p>121.2</text:p>
          </table:table-cell>
          <table:table-cell office:value-type="float" office:value="146.42" calcext:value-type="float">
            <text:p>146.42</text:p>
          </table:table-cell>
          <table:table-cell office:value-type="float" office:value="355.82" calcext:value-type="float">
            <text:p>355.82</text:p>
          </table:table-cell>
          <table:table-cell office:value-type="float" office:value="437.07" calcext:value-type="float">
            <text:p>437.07</text:p>
          </table:table-cell>
        </table:table-row>
        <table:table-row table:style-name="ro1">
          <table:table-cell office:value-type="float" office:value="10398825" calcext:value-type="float">
            <text:p>10398825</text:p>
          </table:table-cell>
          <table:table-cell table:formula="of:=[.A652]/1000/(60*60*24)" office:value-type="time" office:time-value="PT02H53M18.825S" calcext:value-type="time">
            <text:p>02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6.36" calcext:value-type="float">
            <text:p>356.36</text:p>
          </table:table-cell>
          <table:table-cell office:value-type="float" office:value="437.71" calcext:value-type="float">
            <text:p>437.71</text:p>
          </table:table-cell>
        </table:table-row>
        <table:table-row table:style-name="ro1">
          <table:table-cell office:value-type="float" office:value="10414825" calcext:value-type="float">
            <text:p>10414825</text:p>
          </table:table-cell>
          <table:table-cell table:formula="of:=[.A653]/1000/(60*60*24)" office:value-type="time" office:time-value="PT02H53M34.825S" calcext:value-type="time">
            <text:p>02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6.9" calcext:value-type="float">
            <text:p>356.9</text:p>
          </table:table-cell>
          <table:table-cell office:value-type="float" office:value="438.36" calcext:value-type="float">
            <text:p>438.36</text:p>
          </table:table-cell>
        </table:table-row>
        <table:table-row table:style-name="ro1">
          <table:table-cell office:value-type="float" office:value="10430825" calcext:value-type="float">
            <text:p>10430825</text:p>
          </table:table-cell>
          <table:table-cell table:formula="of:=[.A654]/1000/(60*60*24)" office:value-type="time" office:time-value="PT02H53M50.825S" calcext:value-type="time">
            <text:p>02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7.43" calcext:value-type="float">
            <text:p>357.43</text:p>
          </table:table-cell>
          <table:table-cell office:value-type="float" office:value="439.01" calcext:value-type="float">
            <text:p>439.01</text:p>
          </table:table-cell>
        </table:table-row>
        <table:table-row table:style-name="ro1">
          <table:table-cell office:value-type="float" office:value="10446825" calcext:value-type="float">
            <text:p>10446825</text:p>
          </table:table-cell>
          <table:table-cell table:formula="of:=[.A655]/1000/(60*60*24)" office:value-type="time" office:time-value="PT02H54M06.825S" calcext:value-type="time">
            <text:p>02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7.97" calcext:value-type="float">
            <text:p>357.97</text:p>
          </table:table-cell>
          <table:table-cell office:value-type="float" office:value="439.66" calcext:value-type="float">
            <text:p>439.66</text:p>
          </table:table-cell>
        </table:table-row>
        <table:table-row table:style-name="ro1">
          <table:table-cell office:value-type="float" office:value="10462825" calcext:value-type="float">
            <text:p>10462825</text:p>
          </table:table-cell>
          <table:table-cell table:formula="of:=[.A656]/1000/(60*60*24)" office:value-type="time" office:time-value="PT02H54M22.825S" calcext:value-type="time">
            <text:p>02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8.51" calcext:value-type="float">
            <text:p>358.51</text:p>
          </table:table-cell>
          <table:table-cell office:value-type="float" office:value="440.31" calcext:value-type="float">
            <text:p>440.31</text:p>
          </table:table-cell>
        </table:table-row>
        <table:table-row table:style-name="ro1">
          <table:table-cell office:value-type="float" office:value="10478825" calcext:value-type="float">
            <text:p>10478825</text:p>
          </table:table-cell>
          <table:table-cell table:formula="of:=[.A657]/1000/(60*60*24)" office:value-type="time" office:time-value="PT02H54M38.825S" calcext:value-type="time">
            <text:p>02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59.05" calcext:value-type="float">
            <text:p>359.05</text:p>
          </table:table-cell>
          <table:table-cell office:value-type="float" office:value="440.96" calcext:value-type="float">
            <text:p>440.96</text:p>
          </table:table-cell>
        </table:table-row>
        <table:table-row table:style-name="ro1">
          <table:table-cell office:value-type="float" office:value="10494825" calcext:value-type="float">
            <text:p>10494825</text:p>
          </table:table-cell>
          <table:table-cell table:formula="of:=[.A658]/1000/(60*60*24)" office:value-type="time" office:time-value="PT02H54M54.825S" calcext:value-type="time">
            <text:p>02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59.59" calcext:value-type="float">
            <text:p>359.59</text:p>
          </table:table-cell>
          <table:table-cell office:value-type="float" office:value="441.61" calcext:value-type="float">
            <text:p>441.61</text:p>
          </table:table-cell>
        </table:table-row>
        <table:table-row table:style-name="ro1">
          <table:table-cell office:value-type="float" office:value="10510825" calcext:value-type="float">
            <text:p>10510825</text:p>
          </table:table-cell>
          <table:table-cell table:formula="of:=[.A659]/1000/(60*60*24)" office:value-type="time" office:time-value="PT02H55M10.825S" calcext:value-type="time">
            <text:p>02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0.13" calcext:value-type="float">
            <text:p>360.13</text:p>
          </table:table-cell>
          <table:table-cell office:value-type="float" office:value="442.25" calcext:value-type="float">
            <text:p>442.25</text:p>
          </table:table-cell>
        </table:table-row>
        <table:table-row table:style-name="ro1">
          <table:table-cell office:value-type="float" office:value="10526825" calcext:value-type="float">
            <text:p>10526825</text:p>
          </table:table-cell>
          <table:table-cell table:formula="of:=[.A660]/1000/(60*60*24)" office:value-type="time" office:time-value="PT02H55M26.825S" calcext:value-type="time">
            <text:p>02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0.66" calcext:value-type="float">
            <text:p>360.66</text:p>
          </table:table-cell>
          <table:table-cell office:value-type="float" office:value="442.9" calcext:value-type="float">
            <text:p>442.9</text:p>
          </table:table-cell>
        </table:table-row>
        <table:table-row table:style-name="ro1">
          <table:table-cell office:value-type="float" office:value="10542825" calcext:value-type="float">
            <text:p>10542825</text:p>
          </table:table-cell>
          <table:table-cell table:formula="of:=[.A661]/1000/(60*60*24)" office:value-type="time" office:time-value="PT02H55M42.825S" calcext:value-type="time">
            <text:p>02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1.2" calcext:value-type="float">
            <text:p>361.2</text:p>
          </table:table-cell>
          <table:table-cell office:value-type="float" office:value="443.55" calcext:value-type="float">
            <text:p>443.55</text:p>
          </table:table-cell>
        </table:table-row>
        <table:table-row table:style-name="ro1">
          <table:table-cell office:value-type="float" office:value="10558825" calcext:value-type="float">
            <text:p>10558825</text:p>
          </table:table-cell>
          <table:table-cell table:formula="of:=[.A662]/1000/(60*60*24)" office:value-type="time" office:time-value="PT02H55M58.825S" calcext:value-type="time">
            <text:p>02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1.74" calcext:value-type="float">
            <text:p>361.74</text:p>
          </table:table-cell>
          <table:table-cell office:value-type="float" office:value="444.2" calcext:value-type="float">
            <text:p>444.2</text:p>
          </table:table-cell>
        </table:table-row>
        <table:table-row table:style-name="ro1">
          <table:table-cell office:value-type="float" office:value="10574825" calcext:value-type="float">
            <text:p>10574825</text:p>
          </table:table-cell>
          <table:table-cell table:formula="of:=[.A663]/1000/(60*60*24)" office:value-type="time" office:time-value="PT02H56M14.825S" calcext:value-type="time">
            <text:p>02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2.28" calcext:value-type="float">
            <text:p>362.28</text:p>
          </table:table-cell>
          <table:table-cell office:value-type="float" office:value="444.85" calcext:value-type="float">
            <text:p>444.85</text:p>
          </table:table-cell>
        </table:table-row>
        <table:table-row table:style-name="ro1">
          <table:table-cell office:value-type="float" office:value="10590825" calcext:value-type="float">
            <text:p>10590825</text:p>
          </table:table-cell>
          <table:table-cell table:formula="of:=[.A664]/1000/(60*60*24)" office:value-type="time" office:time-value="PT02H56M30.825S" calcext:value-type="time">
            <text:p>02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2.82" calcext:value-type="float">
            <text:p>362.82</text:p>
          </table:table-cell>
          <table:table-cell office:value-type="float" office:value="445.49" calcext:value-type="float">
            <text:p>445.49</text:p>
          </table:table-cell>
        </table:table-row>
        <table:table-row table:style-name="ro1">
          <table:table-cell office:value-type="float" office:value="10606825" calcext:value-type="float">
            <text:p>10606825</text:p>
          </table:table-cell>
          <table:table-cell table:formula="of:=[.A665]/1000/(60*60*24)" office:value-type="time" office:time-value="PT02H56M46.825S" calcext:value-type="time">
            <text:p>02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3.36" calcext:value-type="float">
            <text:p>363.36</text:p>
          </table:table-cell>
          <table:table-cell office:value-type="float" office:value="446.14" calcext:value-type="float">
            <text:p>446.14</text:p>
          </table:table-cell>
        </table:table-row>
        <table:table-row table:style-name="ro1">
          <table:table-cell office:value-type="float" office:value="10622825" calcext:value-type="float">
            <text:p>10622825</text:p>
          </table:table-cell>
          <table:table-cell table:formula="of:=[.A666]/1000/(60*60*24)" office:value-type="time" office:time-value="PT02H57M02.825S" calcext:value-type="time">
            <text:p>02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3.89" calcext:value-type="float">
            <text:p>363.89</text:p>
          </table:table-cell>
          <table:table-cell office:value-type="float" office:value="446.79" calcext:value-type="float">
            <text:p>446.79</text:p>
          </table:table-cell>
        </table:table-row>
        <table:table-row table:style-name="ro1">
          <table:table-cell office:value-type="float" office:value="10638825" calcext:value-type="float">
            <text:p>10638825</text:p>
          </table:table-cell>
          <table:table-cell table:formula="of:=[.A667]/1000/(60*60*24)" office:value-type="time" office:time-value="PT02H57M18.825S" calcext:value-type="time">
            <text:p>02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4.43" calcext:value-type="float">
            <text:p>364.43</text:p>
          </table:table-cell>
          <table:table-cell office:value-type="float" office:value="447.44" calcext:value-type="float">
            <text:p>447.44</text:p>
          </table:table-cell>
        </table:table-row>
        <table:table-row table:style-name="ro1">
          <table:table-cell office:value-type="float" office:value="10654825" calcext:value-type="float">
            <text:p>10654825</text:p>
          </table:table-cell>
          <table:table-cell table:formula="of:=[.A668]/1000/(60*60*24)" office:value-type="time" office:time-value="PT02H57M34.825S" calcext:value-type="time">
            <text:p>02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364.97" calcext:value-type="float">
            <text:p>364.97</text:p>
          </table:table-cell>
          <table:table-cell office:value-type="float" office:value="448.09" calcext:value-type="float">
            <text:p>448.09</text:p>
          </table:table-cell>
        </table:table-row>
        <table:table-row table:style-name="ro1">
          <table:table-cell office:value-type="float" office:value="10670825" calcext:value-type="float">
            <text:p>10670825</text:p>
          </table:table-cell>
          <table:table-cell table:formula="of:=[.A669]/1000/(60*60*24)" office:value-type="time" office:time-value="PT02H57M50.825S" calcext:value-type="time">
            <text:p>02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5.51" calcext:value-type="float">
            <text:p>365.51</text:p>
          </table:table-cell>
          <table:table-cell office:value-type="float" office:value="448.74" calcext:value-type="float">
            <text:p>448.74</text:p>
          </table:table-cell>
        </table:table-row>
        <table:table-row table:style-name="ro1">
          <table:table-cell office:value-type="float" office:value="10686825" calcext:value-type="float">
            <text:p>10686825</text:p>
          </table:table-cell>
          <table:table-cell table:formula="of:=[.A670]/1000/(60*60*24)" office:value-type="time" office:time-value="PT02H58M06.825S" calcext:value-type="time">
            <text:p>02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6.05" calcext:value-type="float">
            <text:p>366.05</text:p>
          </table:table-cell>
          <table:table-cell office:value-type="float" office:value="449.38" calcext:value-type="float">
            <text:p>449.38</text:p>
          </table:table-cell>
        </table:table-row>
        <table:table-row table:style-name="ro1">
          <table:table-cell office:value-type="float" office:value="10702825" calcext:value-type="float">
            <text:p>10702825</text:p>
          </table:table-cell>
          <table:table-cell table:formula="of:=[.A671]/1000/(60*60*24)" office:value-type="time" office:time-value="PT02H58M22.825S" calcext:value-type="time">
            <text:p>02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6.58" calcext:value-type="float">
            <text:p>366.58</text:p>
          </table:table-cell>
          <table:table-cell office:value-type="float" office:value="450.03" calcext:value-type="float">
            <text:p>450.03</text:p>
          </table:table-cell>
        </table:table-row>
        <table:table-row table:style-name="ro1">
          <table:table-cell office:value-type="float" office:value="10718825" calcext:value-type="float">
            <text:p>10718825</text:p>
          </table:table-cell>
          <table:table-cell table:formula="of:=[.A672]/1000/(60*60*24)" office:value-type="time" office:time-value="PT02H58M38.825S" calcext:value-type="time">
            <text:p>02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7.12" calcext:value-type="float">
            <text:p>367.12</text:p>
          </table:table-cell>
          <table:table-cell office:value-type="float" office:value="450.68" calcext:value-type="float">
            <text:p>450.68</text:p>
          </table:table-cell>
        </table:table-row>
        <table:table-row table:style-name="ro1">
          <table:table-cell office:value-type="float" office:value="10734825" calcext:value-type="float">
            <text:p>10734825</text:p>
          </table:table-cell>
          <table:table-cell table:formula="of:=[.A673]/1000/(60*60*24)" office:value-type="time" office:time-value="PT02H58M54.825S" calcext:value-type="time">
            <text:p>02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7.66" calcext:value-type="float">
            <text:p>367.66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float" office:value="10750825" calcext:value-type="float">
            <text:p>10750825</text:p>
          </table:table-cell>
          <table:table-cell table:formula="of:=[.A674]/1000/(60*60*24)" office:value-type="time" office:time-value="PT02H59M10.825S" calcext:value-type="time">
            <text:p>02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8.2" calcext:value-type="float">
            <text:p>368.2</text:p>
          </table:table-cell>
          <table:table-cell office:value-type="float" office:value="451.98" calcext:value-type="float">
            <text:p>451.98</text:p>
          </table:table-cell>
        </table:table-row>
        <table:table-row table:style-name="ro1">
          <table:table-cell office:value-type="float" office:value="10766825" calcext:value-type="float">
            <text:p>10766825</text:p>
          </table:table-cell>
          <table:table-cell table:formula="of:=[.A675]/1000/(60*60*24)" office:value-type="time" office:time-value="PT02H59M26.825S" calcext:value-type="time">
            <text:p>02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8.74" calcext:value-type="float">
            <text:p>368.74</text:p>
          </table:table-cell>
          <table:table-cell office:value-type="float" office:value="452.62" calcext:value-type="float">
            <text:p>452.62</text:p>
          </table:table-cell>
        </table:table-row>
        <table:table-row table:style-name="ro1">
          <table:table-cell office:value-type="float" office:value="10782825" calcext:value-type="float">
            <text:p>10782825</text:p>
          </table:table-cell>
          <table:table-cell table:formula="of:=[.A676]/1000/(60*60*24)" office:value-type="time" office:time-value="PT02H59M42.825S" calcext:value-type="time">
            <text:p>02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9.28" calcext:value-type="float">
            <text:p>369.28</text:p>
          </table:table-cell>
          <table:table-cell office:value-type="float" office:value="453.27" calcext:value-type="float">
            <text:p>453.27</text:p>
          </table:table-cell>
        </table:table-row>
        <table:table-row table:style-name="ro1">
          <table:table-cell office:value-type="float" office:value="10798825" calcext:value-type="float">
            <text:p>10798825</text:p>
          </table:table-cell>
          <table:table-cell table:formula="of:=[.A677]/1000/(60*60*24)" office:value-type="time" office:time-value="PT02H59M58.825S" calcext:value-type="time">
            <text:p>02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69.81" calcext:value-type="float">
            <text:p>369.81</text:p>
          </table:table-cell>
          <table:table-cell office:value-type="float" office:value="453.92" calcext:value-type="float">
            <text:p>453.92</text:p>
          </table:table-cell>
        </table:table-row>
        <table:table-row table:style-name="ro1">
          <table:table-cell office:value-type="float" office:value="10814825" calcext:value-type="float">
            <text:p>10814825</text:p>
          </table:table-cell>
          <table:table-cell table:formula="of:=[.A678]/1000/(60*60*24)" office:value-type="time" office:time-value="PT03H00M14.825S" calcext:value-type="time">
            <text:p>03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0.35" calcext:value-type="float">
            <text:p>370.35</text:p>
          </table:table-cell>
          <table:table-cell office:value-type="float" office:value="454.57" calcext:value-type="float">
            <text:p>454.57</text:p>
          </table:table-cell>
        </table:table-row>
        <table:table-row table:style-name="ro1">
          <table:table-cell office:value-type="float" office:value="10830825" calcext:value-type="float">
            <text:p>10830825</text:p>
          </table:table-cell>
          <table:table-cell table:formula="of:=[.A679]/1000/(60*60*24)" office:value-type="time" office:time-value="PT03H00M30.825S" calcext:value-type="time">
            <text:p>03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0.89" calcext:value-type="float">
            <text:p>370.89</text:p>
          </table:table-cell>
          <table:table-cell office:value-type="float" office:value="455.22" calcext:value-type="float">
            <text:p>455.22</text:p>
          </table:table-cell>
        </table:table-row>
        <table:table-row table:style-name="ro1">
          <table:table-cell office:value-type="float" office:value="10846825" calcext:value-type="float">
            <text:p>10846825</text:p>
          </table:table-cell>
          <table:table-cell table:formula="of:=[.A680]/1000/(60*60*24)" office:value-type="time" office:time-value="PT03H00M46.825S" calcext:value-type="time">
            <text:p>03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1.43" calcext:value-type="float">
            <text:p>371.43</text:p>
          </table:table-cell>
          <table:table-cell office:value-type="float" office:value="455.86" calcext:value-type="float">
            <text:p>455.86</text:p>
          </table:table-cell>
        </table:table-row>
        <table:table-row table:style-name="ro1">
          <table:table-cell office:value-type="float" office:value="10862825" calcext:value-type="float">
            <text:p>10862825</text:p>
          </table:table-cell>
          <table:table-cell table:formula="of:=[.A681]/1000/(60*60*24)" office:value-type="time" office:time-value="PT03H01M02.825S" calcext:value-type="time">
            <text:p>03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1.97" calcext:value-type="float">
            <text:p>371.97</text:p>
          </table:table-cell>
          <table:table-cell office:value-type="float" office:value="456.51" calcext:value-type="float">
            <text:p>456.51</text:p>
          </table:table-cell>
        </table:table-row>
        <table:table-row table:style-name="ro1">
          <table:table-cell office:value-type="float" office:value="10878825" calcext:value-type="float">
            <text:p>10878825</text:p>
          </table:table-cell>
          <table:table-cell table:formula="of:=[.A682]/1000/(60*60*24)" office:value-type="time" office:time-value="PT03H01M18.825S" calcext:value-type="time">
            <text:p>03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2.5" calcext:value-type="float">
            <text:p>372.5</text:p>
          </table:table-cell>
          <table:table-cell office:value-type="float" office:value="457.16" calcext:value-type="float">
            <text:p>457.16</text:p>
          </table:table-cell>
        </table:table-row>
        <table:table-row table:style-name="ro1">
          <table:table-cell office:value-type="float" office:value="10894825" calcext:value-type="float">
            <text:p>10894825</text:p>
          </table:table-cell>
          <table:table-cell table:formula="of:=[.A683]/1000/(60*60*24)" office:value-type="time" office:time-value="PT03H01M34.825S" calcext:value-type="time">
            <text:p>03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3.04" calcext:value-type="float">
            <text:p>373.04</text:p>
          </table:table-cell>
          <table:table-cell office:value-type="float" office:value="457.81" calcext:value-type="float">
            <text:p>457.81</text:p>
          </table:table-cell>
        </table:table-row>
        <table:table-row table:style-name="ro1">
          <table:table-cell office:value-type="float" office:value="10910825" calcext:value-type="float">
            <text:p>10910825</text:p>
          </table:table-cell>
          <table:table-cell table:formula="of:=[.A684]/1000/(60*60*24)" office:value-type="time" office:time-value="PT03H01M50.825S" calcext:value-type="time">
            <text:p>03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3.58" calcext:value-type="float">
            <text:p>373.58</text:p>
          </table:table-cell>
          <table:table-cell office:value-type="float" office:value="458.46" calcext:value-type="float">
            <text:p>458.46</text:p>
          </table:table-cell>
        </table:table-row>
        <table:table-row table:style-name="ro1">
          <table:table-cell office:value-type="float" office:value="10926825" calcext:value-type="float">
            <text:p>10926825</text:p>
          </table:table-cell>
          <table:table-cell table:formula="of:=[.A685]/1000/(60*60*24)" office:value-type="time" office:time-value="PT03H02M06.825S" calcext:value-type="time">
            <text:p>03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4.12" calcext:value-type="float">
            <text:p>374.12</text:p>
          </table:table-cell>
          <table:table-cell office:value-type="float" office:value="459.11" calcext:value-type="float">
            <text:p>459.11</text:p>
          </table:table-cell>
        </table:table-row>
        <table:table-row table:style-name="ro1">
          <table:table-cell office:value-type="float" office:value="10942825" calcext:value-type="float">
            <text:p>10942825</text:p>
          </table:table-cell>
          <table:table-cell table:formula="of:=[.A686]/1000/(60*60*24)" office:value-type="time" office:time-value="PT03H02M22.825S" calcext:value-type="time">
            <text:p>03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4.66" calcext:value-type="float">
            <text:p>374.66</text:p>
          </table:table-cell>
          <table:table-cell office:value-type="float" office:value="459.75" calcext:value-type="float">
            <text:p>459.75</text:p>
          </table:table-cell>
        </table:table-row>
        <table:table-row table:style-name="ro1">
          <table:table-cell office:value-type="float" office:value="10958825" calcext:value-type="float">
            <text:p>10958825</text:p>
          </table:table-cell>
          <table:table-cell table:formula="of:=[.A687]/1000/(60*60*24)" office:value-type="time" office:time-value="PT03H02M38.825S" calcext:value-type="time">
            <text:p>03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5.19" calcext:value-type="float">
            <text:p>375.19</text:p>
          </table:table-cell>
          <table:table-cell office:value-type="float" office:value="460.4" calcext:value-type="float">
            <text:p>460.4</text:p>
          </table:table-cell>
        </table:table-row>
        <table:table-row table:style-name="ro1">
          <table:table-cell office:value-type="float" office:value="10974825" calcext:value-type="float">
            <text:p>10974825</text:p>
          </table:table-cell>
          <table:table-cell table:formula="of:=[.A688]/1000/(60*60*24)" office:value-type="time" office:time-value="PT03H02M54.825S" calcext:value-type="time">
            <text:p>03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5.73" calcext:value-type="float">
            <text:p>375.73</text:p>
          </table:table-cell>
          <table:table-cell office:value-type="float" office:value="461.05" calcext:value-type="float">
            <text:p>461.05</text:p>
          </table:table-cell>
        </table:table-row>
        <table:table-row table:style-name="ro1">
          <table:table-cell office:value-type="float" office:value="10990825" calcext:value-type="float">
            <text:p>10990825</text:p>
          </table:table-cell>
          <table:table-cell table:formula="of:=[.A689]/1000/(60*60*24)" office:value-type="time" office:time-value="PT03H03M10.825S" calcext:value-type="time">
            <text:p>03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6.27" calcext:value-type="float">
            <text:p>376.27</text:p>
          </table:table-cell>
          <table:table-cell office:value-type="float" office:value="461.7" calcext:value-type="float">
            <text:p>461.7</text:p>
          </table:table-cell>
        </table:table-row>
        <table:table-row table:style-name="ro1">
          <table:table-cell office:value-type="float" office:value="11006825" calcext:value-type="float">
            <text:p>11006825</text:p>
          </table:table-cell>
          <table:table-cell table:formula="of:=[.A690]/1000/(60*60*24)" office:value-type="time" office:time-value="PT03H03M26.825S" calcext:value-type="time">
            <text:p>03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6.81" calcext:value-type="float">
            <text:p>376.81</text:p>
          </table:table-cell>
          <table:table-cell office:value-type="float" office:value="462.35" calcext:value-type="float">
            <text:p>462.35</text:p>
          </table:table-cell>
        </table:table-row>
        <table:table-row table:style-name="ro1">
          <table:table-cell office:value-type="float" office:value="11022825" calcext:value-type="float">
            <text:p>11022825</text:p>
          </table:table-cell>
          <table:table-cell table:formula="of:=[.A691]/1000/(60*60*24)" office:value-type="time" office:time-value="PT03H03M42.825S" calcext:value-type="time">
            <text:p>03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7.35" calcext:value-type="float">
            <text:p>377.35</text:p>
          </table:table-cell>
          <table:table-cell office:value-type="float" office:value="462.99" calcext:value-type="float">
            <text:p>462.99</text:p>
          </table:table-cell>
        </table:table-row>
        <table:table-row table:style-name="ro1">
          <table:table-cell office:value-type="float" office:value="11038825" calcext:value-type="float">
            <text:p>11038825</text:p>
          </table:table-cell>
          <table:table-cell table:formula="of:=[.A692]/1000/(60*60*24)" office:value-type="time" office:time-value="PT03H03M58.825S" calcext:value-type="time">
            <text:p>03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7.88" calcext:value-type="float">
            <text:p>377.88</text:p>
          </table:table-cell>
          <table:table-cell office:value-type="float" office:value="463.64" calcext:value-type="float">
            <text:p>463.64</text:p>
          </table:table-cell>
        </table:table-row>
        <table:table-row table:style-name="ro1">
          <table:table-cell office:value-type="float" office:value="11054825" calcext:value-type="float">
            <text:p>11054825</text:p>
          </table:table-cell>
          <table:table-cell table:formula="of:=[.A693]/1000/(60*60*24)" office:value-type="time" office:time-value="PT03H04M14.825S" calcext:value-type="time">
            <text:p>03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78.42" calcext:value-type="float">
            <text:p>378.42</text:p>
          </table:table-cell>
          <table:table-cell office:value-type="float" office:value="464.29" calcext:value-type="float">
            <text:p>464.29</text:p>
          </table:table-cell>
        </table:table-row>
        <table:table-row table:style-name="ro1">
          <table:table-cell office:value-type="float" office:value="11070825" calcext:value-type="float">
            <text:p>11070825</text:p>
          </table:table-cell>
          <table:table-cell table:formula="of:=[.A694]/1000/(60*60*24)" office:value-type="time" office:time-value="PT03H04M30.825S" calcext:value-type="time">
            <text:p>03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8.96" calcext:value-type="float">
            <text:p>378.96</text:p>
          </table:table-cell>
          <table:table-cell office:value-type="float" office:value="464.94" calcext:value-type="float">
            <text:p>464.94</text:p>
          </table:table-cell>
        </table:table-row>
        <table:table-row table:style-name="ro1">
          <table:table-cell office:value-type="float" office:value="11086825" calcext:value-type="float">
            <text:p>11086825</text:p>
          </table:table-cell>
          <table:table-cell table:formula="of:=[.A695]/1000/(60*60*24)" office:value-type="time" office:time-value="PT03H04M46.825S" calcext:value-type="time">
            <text:p>03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79.5" calcext:value-type="float">
            <text:p>379.5</text:p>
          </table:table-cell>
          <table:table-cell office:value-type="float" office:value="465.58" calcext:value-type="float">
            <text:p>465.58</text:p>
          </table:table-cell>
        </table:table-row>
        <table:table-row table:style-name="ro1">
          <table:table-cell office:value-type="float" office:value="11102825" calcext:value-type="float">
            <text:p>11102825</text:p>
          </table:table-cell>
          <table:table-cell table:formula="of:=[.A696]/1000/(60*60*24)" office:value-type="time" office:time-value="PT03H05M02.825S" calcext:value-type="time">
            <text:p>03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0.03" calcext:value-type="float">
            <text:p>380.03</text:p>
          </table:table-cell>
          <table:table-cell office:value-type="float" office:value="466.23" calcext:value-type="float">
            <text:p>466.23</text:p>
          </table:table-cell>
        </table:table-row>
        <table:table-row table:style-name="ro1">
          <table:table-cell office:value-type="float" office:value="11118825" calcext:value-type="float">
            <text:p>11118825</text:p>
          </table:table-cell>
          <table:table-cell table:formula="of:=[.A697]/1000/(60*60*24)" office:value-type="time" office:time-value="PT03H05M18.825S" calcext:value-type="time">
            <text:p>03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0.57" calcext:value-type="float">
            <text:p>380.57</text:p>
          </table:table-cell>
          <table:table-cell office:value-type="float" office:value="466.88" calcext:value-type="float">
            <text:p>466.88</text:p>
          </table:table-cell>
        </table:table-row>
        <table:table-row table:style-name="ro1">
          <table:table-cell office:value-type="float" office:value="11134825" calcext:value-type="float">
            <text:p>11134825</text:p>
          </table:table-cell>
          <table:table-cell table:formula="of:=[.A698]/1000/(60*60*24)" office:value-type="time" office:time-value="PT03H05M34.825S" calcext:value-type="time">
            <text:p>03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1.11" calcext:value-type="float">
            <text:p>381.11</text:p>
          </table:table-cell>
          <table:table-cell office:value-type="float" office:value="467.53" calcext:value-type="float">
            <text:p>467.53</text:p>
          </table:table-cell>
        </table:table-row>
        <table:table-row table:style-name="ro1">
          <table:table-cell office:value-type="float" office:value="11150825" calcext:value-type="float">
            <text:p>11150825</text:p>
          </table:table-cell>
          <table:table-cell table:formula="of:=[.A699]/1000/(60*60*24)" office:value-type="time" office:time-value="PT03H05M50.825S" calcext:value-type="time">
            <text:p>03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1.65" calcext:value-type="float">
            <text:p>381.65</text:p>
          </table:table-cell>
          <table:table-cell office:value-type="float" office:value="468.17" calcext:value-type="float">
            <text:p>468.17</text:p>
          </table:table-cell>
        </table:table-row>
        <table:table-row table:style-name="ro1">
          <table:table-cell office:value-type="float" office:value="11166825" calcext:value-type="float">
            <text:p>11166825</text:p>
          </table:table-cell>
          <table:table-cell table:formula="of:=[.A700]/1000/(60*60*24)" office:value-type="time" office:time-value="PT03H06M06.825S" calcext:value-type="time">
            <text:p>03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2.19" calcext:value-type="float">
            <text:p>382.19</text:p>
          </table:table-cell>
          <table:table-cell office:value-type="float" office:value="468.82" calcext:value-type="float">
            <text:p>468.82</text:p>
          </table:table-cell>
        </table:table-row>
        <table:table-row table:style-name="ro1">
          <table:table-cell office:value-type="float" office:value="11182825" calcext:value-type="float">
            <text:p>11182825</text:p>
          </table:table-cell>
          <table:table-cell table:formula="of:=[.A701]/1000/(60*60*24)" office:value-type="time" office:time-value="PT03H06M22.825S" calcext:value-type="time">
            <text:p>03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2.72" calcext:value-type="float">
            <text:p>382.72</text:p>
          </table:table-cell>
          <table:table-cell office:value-type="float" office:value="469.47" calcext:value-type="float">
            <text:p>469.47</text:p>
          </table:table-cell>
        </table:table-row>
        <table:table-row table:style-name="ro1">
          <table:table-cell office:value-type="float" office:value="11198825" calcext:value-type="float">
            <text:p>11198825</text:p>
          </table:table-cell>
          <table:table-cell table:formula="of:=[.A702]/1000/(60*60*24)" office:value-type="time" office:time-value="PT03H06M38.825S" calcext:value-type="time">
            <text:p>03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3.26" calcext:value-type="float">
            <text:p>383.26</text:p>
          </table:table-cell>
          <table:table-cell office:value-type="float" office:value="470.12" calcext:value-type="float">
            <text:p>470.12</text:p>
          </table:table-cell>
        </table:table-row>
        <table:table-row table:style-name="ro1">
          <table:table-cell office:value-type="float" office:value="11214825" calcext:value-type="float">
            <text:p>11214825</text:p>
          </table:table-cell>
          <table:table-cell table:formula="of:=[.A703]/1000/(60*60*24)" office:value-type="time" office:time-value="PT03H06M54.825S" calcext:value-type="time">
            <text:p>03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3.8" calcext:value-type="float">
            <text:p>383.8</text:p>
          </table:table-cell>
          <table:table-cell office:value-type="float" office:value="470.77" calcext:value-type="float">
            <text:p>470.77</text:p>
          </table:table-cell>
        </table:table-row>
        <table:table-row table:style-name="ro1">
          <table:table-cell office:value-type="float" office:value="11230825" calcext:value-type="float">
            <text:p>11230825</text:p>
          </table:table-cell>
          <table:table-cell table:formula="of:=[.A704]/1000/(60*60*24)" office:value-type="time" office:time-value="PT03H07M10.825S" calcext:value-type="time">
            <text:p>03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4.34" calcext:value-type="float">
            <text:p>384.34</text:p>
          </table:table-cell>
          <table:table-cell office:value-type="float" office:value="471.41" calcext:value-type="float">
            <text:p>471.41</text:p>
          </table:table-cell>
        </table:table-row>
        <table:table-row table:style-name="ro1">
          <table:table-cell office:value-type="float" office:value="11246825" calcext:value-type="float">
            <text:p>11246825</text:p>
          </table:table-cell>
          <table:table-cell table:formula="of:=[.A705]/1000/(60*60*24)" office:value-type="time" office:time-value="PT03H07M26.825S" calcext:value-type="time">
            <text:p>03:07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4.87" calcext:value-type="float">
            <text:p>384.87</text:p>
          </table:table-cell>
          <table:table-cell office:value-type="float" office:value="472.06" calcext:value-type="float">
            <text:p>472.06</text:p>
          </table:table-cell>
        </table:table-row>
        <table:table-row table:style-name="ro1">
          <table:table-cell office:value-type="float" office:value="11262825" calcext:value-type="float">
            <text:p>11262825</text:p>
          </table:table-cell>
          <table:table-cell table:formula="of:=[.A706]/1000/(60*60*24)" office:value-type="time" office:time-value="PT03H07M42.825S" calcext:value-type="time">
            <text:p>03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5.41" calcext:value-type="float">
            <text:p>385.41</text:p>
          </table:table-cell>
          <table:table-cell office:value-type="float" office:value="472.71" calcext:value-type="float">
            <text:p>472.71</text:p>
          </table:table-cell>
        </table:table-row>
        <table:table-row table:style-name="ro1">
          <table:table-cell office:value-type="float" office:value="11278825" calcext:value-type="float">
            <text:p>11278825</text:p>
          </table:table-cell>
          <table:table-cell table:formula="of:=[.A707]/1000/(60*60*24)" office:value-type="time" office:time-value="PT03H07M58.825S" calcext:value-type="time">
            <text:p>03:07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5.95" calcext:value-type="float">
            <text:p>385.95</text:p>
          </table:table-cell>
          <table:table-cell office:value-type="float" office:value="473.36" calcext:value-type="float">
            <text:p>473.36</text:p>
          </table:table-cell>
        </table:table-row>
        <table:table-row table:style-name="ro1">
          <table:table-cell office:value-type="float" office:value="11294825" calcext:value-type="float">
            <text:p>11294825</text:p>
          </table:table-cell>
          <table:table-cell table:formula="of:=[.A708]/1000/(60*60*24)" office:value-type="time" office:time-value="PT03H08M14.825S" calcext:value-type="time">
            <text:p>03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386.49" calcext:value-type="float">
            <text:p>386.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1310825" calcext:value-type="float">
            <text:p>11310825</text:p>
          </table:table-cell>
          <table:table-cell table:formula="of:=[.A709]/1000/(60*60*24)" office:value-type="time" office:time-value="PT03H08M30.825S" calcext:value-type="time">
            <text:p>03:08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7.03" calcext:value-type="float">
            <text:p>387.03</text:p>
          </table:table-cell>
          <table:table-cell office:value-type="float" office:value="474.65" calcext:value-type="float">
            <text:p>474.65</text:p>
          </table:table-cell>
        </table:table-row>
        <table:table-row table:style-name="ro1">
          <table:table-cell office:value-type="float" office:value="11326825" calcext:value-type="float">
            <text:p>11326825</text:p>
          </table:table-cell>
          <table:table-cell table:formula="of:=[.A710]/1000/(60*60*24)" office:value-type="time" office:time-value="PT03H08M46.825S" calcext:value-type="time">
            <text:p>03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7.56" calcext:value-type="float">
            <text:p>387.56</text:p>
          </table:table-cell>
          <table:table-cell office:value-type="float" office:value="475.3" calcext:value-type="float">
            <text:p>475.3</text:p>
          </table:table-cell>
        </table:table-row>
        <table:table-row table:style-name="ro1">
          <table:table-cell office:value-type="float" office:value="11342825" calcext:value-type="float">
            <text:p>11342825</text:p>
          </table:table-cell>
          <table:table-cell table:formula="of:=[.A711]/1000/(60*60*24)" office:value-type="time" office:time-value="PT03H09M02.825S" calcext:value-type="time">
            <text:p>03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8.1" calcext:value-type="float">
            <text:p>388.1</text:p>
          </table:table-cell>
          <table:table-cell office:value-type="float" office:value="475.94" calcext:value-type="float">
            <text:p>475.94</text:p>
          </table:table-cell>
        </table:table-row>
        <table:table-row table:style-name="ro1">
          <table:table-cell office:value-type="float" office:value="11358825" calcext:value-type="float">
            <text:p>11358825</text:p>
          </table:table-cell>
          <table:table-cell table:formula="of:=[.A712]/1000/(60*60*24)" office:value-type="time" office:time-value="PT03H09M18.825S" calcext:value-type="time">
            <text:p>03:09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8.64" calcext:value-type="float">
            <text:p>388.64</text:p>
          </table:table-cell>
          <table:table-cell office:value-type="float" office:value="476.59" calcext:value-type="float">
            <text:p>476.59</text:p>
          </table:table-cell>
        </table:table-row>
        <table:table-row table:style-name="ro1">
          <table:table-cell office:value-type="float" office:value="11374825" calcext:value-type="float">
            <text:p>11374825</text:p>
          </table:table-cell>
          <table:table-cell table:formula="of:=[.A713]/1000/(60*60*24)" office:value-type="time" office:time-value="PT03H09M34.825S" calcext:value-type="time">
            <text:p>03:09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9.18" calcext:value-type="float">
            <text:p>389.18</text:p>
          </table:table-cell>
          <table:table-cell office:value-type="float" office:value="477.24" calcext:value-type="float">
            <text:p>477.24</text:p>
          </table:table-cell>
        </table:table-row>
        <table:table-row table:style-name="ro1">
          <table:table-cell office:value-type="float" office:value="11390825" calcext:value-type="float">
            <text:p>11390825</text:p>
          </table:table-cell>
          <table:table-cell table:formula="of:=[.A714]/1000/(60*60*24)" office:value-type="time" office:time-value="PT03H09M50.825S" calcext:value-type="time">
            <text:p>03:09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89.71" calcext:value-type="float">
            <text:p>389.71</text:p>
          </table:table-cell>
          <table:table-cell office:value-type="float" office:value="477.89" calcext:value-type="float">
            <text:p>477.89</text:p>
          </table:table-cell>
        </table:table-row>
        <table:table-row table:style-name="ro1">
          <table:table-cell office:value-type="float" office:value="11406825" calcext:value-type="float">
            <text:p>11406825</text:p>
          </table:table-cell>
          <table:table-cell table:formula="of:=[.A715]/1000/(60*60*24)" office:value-type="time" office:time-value="PT03H10M06.825S" calcext:value-type="time">
            <text:p>03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0.25" calcext:value-type="float">
            <text:p>390.25</text:p>
          </table:table-cell>
          <table:table-cell office:value-type="float" office:value="478.53" calcext:value-type="float">
            <text:p>478.53</text:p>
          </table:table-cell>
        </table:table-row>
        <table:table-row table:style-name="ro1">
          <table:table-cell office:value-type="float" office:value="11422825" calcext:value-type="float">
            <text:p>11422825</text:p>
          </table:table-cell>
          <table:table-cell table:formula="of:=[.A716]/1000/(60*60*24)" office:value-type="time" office:time-value="PT03H10M22.825S" calcext:value-type="time">
            <text:p>03:10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0.79" calcext:value-type="float">
            <text:p>390.79</text:p>
          </table:table-cell>
          <table:table-cell office:value-type="float" office:value="479.18" calcext:value-type="float">
            <text:p>479.18</text:p>
          </table:table-cell>
        </table:table-row>
        <table:table-row table:style-name="ro1">
          <table:table-cell office:value-type="float" office:value="11438825" calcext:value-type="float">
            <text:p>11438825</text:p>
          </table:table-cell>
          <table:table-cell table:formula="of:=[.A717]/1000/(60*60*24)" office:value-type="time" office:time-value="PT03H10M38.825S" calcext:value-type="time">
            <text:p>03:10:3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1.33" calcext:value-type="float">
            <text:p>391.33</text:p>
          </table:table-cell>
          <table:table-cell office:value-type="float" office:value="479.83" calcext:value-type="float">
            <text:p>479.83</text:p>
          </table:table-cell>
        </table:table-row>
        <table:table-row table:style-name="ro1">
          <table:table-cell office:value-type="float" office:value="11454825" calcext:value-type="float">
            <text:p>11454825</text:p>
          </table:table-cell>
          <table:table-cell table:formula="of:=[.A718]/1000/(60*60*24)" office:value-type="time" office:time-value="PT03H10M54.825S" calcext:value-type="time">
            <text:p>03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1.86" calcext:value-type="float">
            <text:p>391.86</text:p>
          </table:table-cell>
          <table:table-cell office:value-type="float" office:value="480.48" calcext:value-type="float">
            <text:p>480.48</text:p>
          </table:table-cell>
        </table:table-row>
        <table:table-row table:style-name="ro1">
          <table:table-cell office:value-type="float" office:value="11470825" calcext:value-type="float">
            <text:p>11470825</text:p>
          </table:table-cell>
          <table:table-cell table:formula="of:=[.A719]/1000/(60*60*24)" office:value-type="time" office:time-value="PT03H11M10.825S" calcext:value-type="time">
            <text:p>03:11:1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2.4" calcext:value-type="float">
            <text:p>392.4</text:p>
          </table:table-cell>
          <table:table-cell office:value-type="float" office:value="481.12" calcext:value-type="float">
            <text:p>481.12</text:p>
          </table:table-cell>
        </table:table-row>
        <table:table-row table:style-name="ro1">
          <table:table-cell office:value-type="float" office:value="11486825" calcext:value-type="float">
            <text:p>11486825</text:p>
          </table:table-cell>
          <table:table-cell table:formula="of:=[.A720]/1000/(60*60*24)" office:value-type="time" office:time-value="PT03H11M26.825S" calcext:value-type="time">
            <text:p>03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2.94" calcext:value-type="float">
            <text:p>392.94</text:p>
          </table:table-cell>
          <table:table-cell office:value-type="float" office:value="481.77" calcext:value-type="float">
            <text:p>481.77</text:p>
          </table:table-cell>
        </table:table-row>
        <table:table-row table:style-name="ro1">
          <table:table-cell office:value-type="float" office:value="11502825" calcext:value-type="float">
            <text:p>11502825</text:p>
          </table:table-cell>
          <table:table-cell table:formula="of:=[.A721]/1000/(60*60*24)" office:value-type="time" office:time-value="PT03H11M42.825S" calcext:value-type="time">
            <text:p>03:11:4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3.48" calcext:value-type="float">
            <text:p>393.48</text:p>
          </table:table-cell>
          <table:table-cell office:value-type="float" office:value="482.42" calcext:value-type="float">
            <text:p>482.42</text:p>
          </table:table-cell>
        </table:table-row>
        <table:table-row table:style-name="ro1">
          <table:table-cell office:value-type="float" office:value="11518825" calcext:value-type="float">
            <text:p>11518825</text:p>
          </table:table-cell>
          <table:table-cell table:formula="of:=[.A722]/1000/(60*60*24)" office:value-type="time" office:time-value="PT03H11M58.825S" calcext:value-type="time">
            <text:p>03:11:5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394.01" calcext:value-type="float">
            <text:p>394.01</text:p>
          </table:table-cell>
          <table:table-cell office:value-type="float" office:value="483.07" calcext:value-type="float">
            <text:p>483.07</text:p>
          </table:table-cell>
        </table:table-row>
        <table:table-row table:style-name="ro1">
          <table:table-cell office:value-type="float" office:value="11534825" calcext:value-type="float">
            <text:p>11534825</text:p>
          </table:table-cell>
          <table:table-cell table:formula="of:=[.A723]/1000/(60*60*24)" office:value-type="time" office:time-value="PT03H12M14.825S" calcext:value-type="time">
            <text:p>03:1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394.55" calcext:value-type="float">
            <text:p>394.55</text:p>
          </table:table-cell>
          <table:table-cell office:value-type="float" office:value="483.71" calcext:value-type="float">
            <text:p>483.71</text:p>
          </table:table-cell>
        </table:table-row>
        <table:table-row table:style-name="ro1">
          <table:table-cell office:value-type="float" office:value="11550825" calcext:value-type="float">
            <text:p>11550825</text:p>
          </table:table-cell>
          <table:table-cell table:formula="of:=[.A724]/1000/(60*60*24)" office:value-type="time" office:time-value="PT03H12M30.825S" calcext:value-type="time">
            <text:p>03:12:3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5.09" calcext:value-type="float">
            <text:p>395.09</text:p>
          </table:table-cell>
          <table:table-cell office:value-type="float" office:value="484.36" calcext:value-type="float">
            <text:p>484.36</text:p>
          </table:table-cell>
        </table:table-row>
        <table:table-row table:style-name="ro1">
          <table:table-cell office:value-type="float" office:value="11566825" calcext:value-type="float">
            <text:p>11566825</text:p>
          </table:table-cell>
          <table:table-cell table:formula="of:=[.A725]/1000/(60*60*24)" office:value-type="time" office:time-value="PT03H12M46.825S" calcext:value-type="time">
            <text:p>03:12:47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95.63" calcext:value-type="float">
            <text:p>395.63</text:p>
          </table:table-cell>
          <table:table-cell office:value-type="float" office:value="485.01" calcext:value-type="float">
            <text:p>485.01</text:p>
          </table:table-cell>
        </table:table-row>
        <table:table-row table:style-name="ro1">
          <table:table-cell office:value-type="float" office:value="11582825" calcext:value-type="float">
            <text:p>11582825</text:p>
          </table:table-cell>
          <table:table-cell table:formula="of:=[.A726]/1000/(60*60*24)" office:value-type="time" office:time-value="PT03H13M02.825S" calcext:value-type="time">
            <text:p>03:1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6.16" calcext:value-type="float">
            <text:p>396.16</text:p>
          </table:table-cell>
          <table:table-cell office:value-type="float" office:value="485.65" calcext:value-type="float">
            <text:p>485.65</text:p>
          </table:table-cell>
        </table:table-row>
        <table:table-row table:style-name="ro1">
          <table:table-cell office:value-type="float" office:value="11598825" calcext:value-type="float">
            <text:p>11598825</text:p>
          </table:table-cell>
          <table:table-cell table:formula="of:=[.A727]/1000/(60*60*24)" office:value-type="time" office:time-value="PT03H13M18.825S" calcext:value-type="time">
            <text:p>03:13:19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396.7" calcext:value-type="float">
            <text:p>396.7</text:p>
          </table:table-cell>
          <table:table-cell office:value-type="float" office:value="486.3" calcext:value-type="float">
            <text:p>486.3</text:p>
          </table:table-cell>
        </table:table-row>
        <table:table-row table:style-name="ro1">
          <table:table-cell office:value-type="float" office:value="11614825" calcext:value-type="float">
            <text:p>11614825</text:p>
          </table:table-cell>
          <table:table-cell table:formula="of:=[.A728]/1000/(60*60*24)" office:value-type="time" office:time-value="PT03H13M34.825S" calcext:value-type="time">
            <text:p>03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7.24" calcext:value-type="float">
            <text:p>397.24</text:p>
          </table:table-cell>
          <table:table-cell office:value-type="float" office:value="486.95" calcext:value-type="float">
            <text:p>486.95</text:p>
          </table:table-cell>
        </table:table-row>
        <table:table-row table:style-name="ro1">
          <table:table-cell office:value-type="float" office:value="11630825" calcext:value-type="float">
            <text:p>11630825</text:p>
          </table:table-cell>
          <table:table-cell table:formula="of:=[.A729]/1000/(60*60*24)" office:value-type="time" office:time-value="PT03H13M50.825S" calcext:value-type="time">
            <text:p>03:13:51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7.78" calcext:value-type="float">
            <text:p>397.78</text:p>
          </table:table-cell>
          <table:table-cell office:value-type="float" office:value="487.59" calcext:value-type="float">
            <text:p>487.59</text:p>
          </table:table-cell>
        </table:table-row>
        <table:table-row table:style-name="ro1">
          <table:table-cell office:value-type="float" office:value="11646825" calcext:value-type="float">
            <text:p>11646825</text:p>
          </table:table-cell>
          <table:table-cell table:formula="of:=[.A730]/1000/(60*60*24)" office:value-type="time" office:time-value="PT03H14M06.825S" calcext:value-type="time">
            <text:p>03:1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8.31" calcext:value-type="float">
            <text:p>398.31</text:p>
          </table:table-cell>
          <table:table-cell office:value-type="float" office:value="488.24" calcext:value-type="float">
            <text:p>488.24</text:p>
          </table:table-cell>
        </table:table-row>
        <table:table-row table:style-name="ro1">
          <table:table-cell office:value-type="float" office:value="11662825" calcext:value-type="float">
            <text:p>11662825</text:p>
          </table:table-cell>
          <table:table-cell table:formula="of:=[.A731]/1000/(60*60*24)" office:value-type="time" office:time-value="PT03H14M22.825S" calcext:value-type="time">
            <text:p>03:14:2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398.85" calcext:value-type="float">
            <text:p>398.85</text:p>
          </table:table-cell>
          <table:table-cell office:value-type="float" office:value="488.89" calcext:value-type="float">
            <text:p>488.89</text:p>
          </table:table-cell>
        </table:table-row>
        <table:table-row table:style-name="ro1">
          <table:table-cell office:value-type="float" office:value="11678825" calcext:value-type="float">
            <text:p>11678825</text:p>
          </table:table-cell>
          <table:table-cell table:formula="of:=[.A732]/1000/(60*60*24)" office:value-type="time" office:time-value="PT03H14M38.825S" calcext:value-type="time">
            <text:p>03:1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9.39" calcext:value-type="float">
            <text:p>399.39</text:p>
          </table:table-cell>
          <table:table-cell office:value-type="float" office:value="489.53" calcext:value-type="float">
            <text:p>489.53</text:p>
          </table:table-cell>
        </table:table-row>
        <table:table-row table:style-name="ro1">
          <table:table-cell office:value-type="float" office:value="11694825" calcext:value-type="float">
            <text:p>11694825</text:p>
          </table:table-cell>
          <table:table-cell table:formula="of:=[.A733]/1000/(60*60*24)" office:value-type="time" office:time-value="PT03H14M54.825S" calcext:value-type="time">
            <text:p>03:1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399.93" calcext:value-type="float">
            <text:p>399.93</text:p>
          </table:table-cell>
          <table:table-cell office:value-type="float" office:value="490.18" calcext:value-type="float">
            <text:p>490.18</text:p>
          </table:table-cell>
        </table:table-row>
        <table:table-row table:style-name="ro1">
          <table:table-cell office:value-type="float" office:value="11710825" calcext:value-type="float">
            <text:p>11710825</text:p>
          </table:table-cell>
          <table:table-cell table:formula="of:=[.A734]/1000/(60*60*24)" office:value-type="time" office:time-value="PT03H15M10.825S" calcext:value-type="time">
            <text:p>03:1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00.46" calcext:value-type="float">
            <text:p>400.46</text:p>
          </table:table-cell>
          <table:table-cell office:value-type="float" office:value="490.83" calcext:value-type="float">
            <text:p>490.83</text:p>
          </table:table-cell>
        </table:table-row>
        <table:table-row table:style-name="ro1">
          <table:table-cell office:value-type="float" office:value="11726825" calcext:value-type="float">
            <text:p>11726825</text:p>
          </table:table-cell>
          <table:table-cell table:formula="of:=[.A735]/1000/(60*60*24)" office:value-type="time" office:time-value="PT03H15M26.825S" calcext:value-type="time">
            <text:p>03:1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1" calcext:value-type="float">
            <text:p>401</text:p>
          </table:table-cell>
          <table:table-cell office:value-type="float" office:value="491.47" calcext:value-type="float">
            <text:p>491.47</text:p>
          </table:table-cell>
        </table:table-row>
        <table:table-row table:style-name="ro1">
          <table:table-cell office:value-type="float" office:value="11742825" calcext:value-type="float">
            <text:p>11742825</text:p>
          </table:table-cell>
          <table:table-cell table:formula="of:=[.A736]/1000/(60*60*24)" office:value-type="time" office:time-value="PT03H15M42.825S" calcext:value-type="time">
            <text:p>03:1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1.54" calcext:value-type="float">
            <text:p>401.54</text:p>
          </table:table-cell>
          <table:table-cell office:value-type="float" office:value="492.12" calcext:value-type="float">
            <text:p>492.12</text:p>
          </table:table-cell>
        </table:table-row>
        <table:table-row table:style-name="ro1">
          <table:table-cell office:value-type="float" office:value="11758825" calcext:value-type="float">
            <text:p>11758825</text:p>
          </table:table-cell>
          <table:table-cell table:formula="of:=[.A737]/1000/(60*60*24)" office:value-type="time" office:time-value="PT03H15M58.825S" calcext:value-type="time">
            <text:p>03:1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2.07" calcext:value-type="float">
            <text:p>402.07</text:p>
          </table:table-cell>
          <table:table-cell office:value-type="float" office:value="492.77" calcext:value-type="float">
            <text:p>492.77</text:p>
          </table:table-cell>
        </table:table-row>
        <table:table-row table:style-name="ro1">
          <table:table-cell office:value-type="float" office:value="11774825" calcext:value-type="float">
            <text:p>11774825</text:p>
          </table:table-cell>
          <table:table-cell table:formula="of:=[.A738]/1000/(60*60*24)" office:value-type="time" office:time-value="PT03H16M14.825S" calcext:value-type="time">
            <text:p>03:1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2.61" calcext:value-type="float">
            <text:p>402.61</text:p>
          </table:table-cell>
          <table:table-cell office:value-type="float" office:value="493.41" calcext:value-type="float">
            <text:p>493.41</text:p>
          </table:table-cell>
        </table:table-row>
        <table:table-row table:style-name="ro1">
          <table:table-cell office:value-type="float" office:value="11790825" calcext:value-type="float">
            <text:p>11790825</text:p>
          </table:table-cell>
          <table:table-cell table:formula="of:=[.A739]/1000/(60*60*24)" office:value-type="time" office:time-value="PT03H16M30.825S" calcext:value-type="time">
            <text:p>03:1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3.15" calcext:value-type="float">
            <text:p>403.15</text:p>
          </table:table-cell>
          <table:table-cell office:value-type="float" office:value="494.06" calcext:value-type="float">
            <text:p>494.06</text:p>
          </table:table-cell>
        </table:table-row>
        <table:table-row table:style-name="ro1">
          <table:table-cell office:value-type="float" office:value="11806825" calcext:value-type="float">
            <text:p>11806825</text:p>
          </table:table-cell>
          <table:table-cell table:formula="of:=[.A740]/1000/(60*60*24)" office:value-type="time" office:time-value="PT03H16M46.825S" calcext:value-type="time">
            <text:p>03:1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3.69" calcext:value-type="float">
            <text:p>403.69</text:p>
          </table:table-cell>
          <table:table-cell office:value-type="float" office:value="494.71" calcext:value-type="float">
            <text:p>494.71</text:p>
          </table:table-cell>
        </table:table-row>
        <table:table-row table:style-name="ro1">
          <table:table-cell office:value-type="float" office:value="11822825" calcext:value-type="float">
            <text:p>11822825</text:p>
          </table:table-cell>
          <table:table-cell table:formula="of:=[.A741]/1000/(60*60*24)" office:value-type="time" office:time-value="PT03H17M02.825S" calcext:value-type="time">
            <text:p>03:17:03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04.22" calcext:value-type="float">
            <text:p>404.22</text:p>
          </table:table-cell>
          <table:table-cell office:value-type="float" office:value="495.35" calcext:value-type="float">
            <text:p>495.35</text:p>
          </table:table-cell>
        </table:table-row>
        <table:table-row table:style-name="ro1">
          <table:table-cell office:value-type="float" office:value="11838825" calcext:value-type="float">
            <text:p>11838825</text:p>
          </table:table-cell>
          <table:table-cell table:formula="of:=[.A742]/1000/(60*60*24)" office:value-type="time" office:time-value="PT03H17M18.825S" calcext:value-type="time">
            <text:p>03:1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4.76" calcext:value-type="float">
            <text:p>404.7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854825" calcext:value-type="float">
            <text:p>11854825</text:p>
          </table:table-cell>
          <table:table-cell table:formula="of:=[.A743]/1000/(60*60*24)" office:value-type="time" office:time-value="PT03H17M34.825S" calcext:value-type="time">
            <text:p>03:17:35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05.3" calcext:value-type="float">
            <text:p>405.3</text:p>
          </table:table-cell>
          <table:table-cell office:value-type="float" office:value="496.65" calcext:value-type="float">
            <text:p>496.65</text:p>
          </table:table-cell>
        </table:table-row>
        <table:table-row table:style-name="ro1">
          <table:table-cell office:value-type="float" office:value="11870825" calcext:value-type="float">
            <text:p>11870825</text:p>
          </table:table-cell>
          <table:table-cell table:formula="of:=[.A744]/1000/(60*60*24)" office:value-type="time" office:time-value="PT03H17M50.825S" calcext:value-type="time">
            <text:p>03:1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5.84" calcext:value-type="float">
            <text:p>405.84</text:p>
          </table:table-cell>
          <table:table-cell office:value-type="float" office:value="497.29" calcext:value-type="float">
            <text:p>497.29</text:p>
          </table:table-cell>
        </table:table-row>
        <table:table-row table:style-name="ro1">
          <table:table-cell office:value-type="float" office:value="11886825" calcext:value-type="float">
            <text:p>11886825</text:p>
          </table:table-cell>
          <table:table-cell table:formula="of:=[.A745]/1000/(60*60*24)" office:value-type="time" office:time-value="PT03H18M06.825S" calcext:value-type="time">
            <text:p>03:1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6.37" calcext:value-type="float">
            <text:p>406.37</text:p>
          </table:table-cell>
          <table:table-cell office:value-type="float" office:value="497.94" calcext:value-type="float">
            <text:p>497.94</text:p>
          </table:table-cell>
        </table:table-row>
        <table:table-row table:style-name="ro1">
          <table:table-cell office:value-type="float" office:value="11902825" calcext:value-type="float">
            <text:p>11902825</text:p>
          </table:table-cell>
          <table:table-cell table:formula="of:=[.A746]/1000/(60*60*24)" office:value-type="time" office:time-value="PT03H18M22.825S" calcext:value-type="time">
            <text:p>03:1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8" calcext:value-type="float">
            <text:p>145.58</text:p>
          </table:table-cell>
          <table:table-cell office:value-type="float" office:value="406.91" calcext:value-type="float">
            <text:p>406.91</text:p>
          </table:table-cell>
          <table:table-cell office:value-type="float" office:value="498.58" calcext:value-type="float">
            <text:p>498.58</text:p>
          </table:table-cell>
        </table:table-row>
        <table:table-row table:style-name="ro1">
          <table:table-cell office:value-type="float" office:value="11918825" calcext:value-type="float">
            <text:p>11918825</text:p>
          </table:table-cell>
          <table:table-cell table:formula="of:=[.A747]/1000/(60*60*24)" office:value-type="time" office:time-value="PT03H18M38.825S" calcext:value-type="time">
            <text:p>03:1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7.45" calcext:value-type="float">
            <text:p>407.45</text:p>
          </table:table-cell>
          <table:table-cell office:value-type="float" office:value="499.23" calcext:value-type="float">
            <text:p>499.23</text:p>
          </table:table-cell>
        </table:table-row>
        <table:table-row table:style-name="ro1">
          <table:table-cell office:value-type="float" office:value="11934825" calcext:value-type="float">
            <text:p>11934825</text:p>
          </table:table-cell>
          <table:table-cell table:formula="of:=[.A748]/1000/(60*60*24)" office:value-type="time" office:time-value="PT03H18M54.825S" calcext:value-type="time">
            <text:p>03:1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7.98" calcext:value-type="float">
            <text:p>407.98</text:p>
          </table:table-cell>
          <table:table-cell office:value-type="float" office:value="499.88" calcext:value-type="float">
            <text:p>499.88</text:p>
          </table:table-cell>
        </table:table-row>
        <table:table-row table:style-name="ro1">
          <table:table-cell office:value-type="float" office:value="11950825" calcext:value-type="float">
            <text:p>11950825</text:p>
          </table:table-cell>
          <table:table-cell table:formula="of:=[.A749]/1000/(60*60*24)" office:value-type="time" office:time-value="PT03H19M10.825S" calcext:value-type="time">
            <text:p>03:1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8.52" calcext:value-type="float">
            <text:p>408.52</text:p>
          </table:table-cell>
          <table:table-cell office:value-type="float" office:value="500.52" calcext:value-type="float">
            <text:p>500.52</text:p>
          </table:table-cell>
        </table:table-row>
        <table:table-row table:style-name="ro1">
          <table:table-cell office:value-type="float" office:value="11966825" calcext:value-type="float">
            <text:p>11966825</text:p>
          </table:table-cell>
          <table:table-cell table:formula="of:=[.A750]/1000/(60*60*24)" office:value-type="time" office:time-value="PT03H19M26.825S" calcext:value-type="time">
            <text:p>03:1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09.06" calcext:value-type="float">
            <text:p>409.06</text:p>
          </table:table-cell>
          <table:table-cell office:value-type="float" office:value="501.17" calcext:value-type="float">
            <text:p>501.17</text:p>
          </table:table-cell>
        </table:table-row>
        <table:table-row table:style-name="ro1">
          <table:table-cell office:value-type="float" office:value="11982825" calcext:value-type="float">
            <text:p>11982825</text:p>
          </table:table-cell>
          <table:table-cell table:formula="of:=[.A751]/1000/(60*60*24)" office:value-type="time" office:time-value="PT03H19M42.825S" calcext:value-type="time">
            <text:p>03:1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09.6" calcext:value-type="float">
            <text:p>409.6</text:p>
          </table:table-cell>
          <table:table-cell office:value-type="float" office:value="501.81" calcext:value-type="float">
            <text:p>501.81</text:p>
          </table:table-cell>
        </table:table-row>
        <table:table-row table:style-name="ro1">
          <table:table-cell office:value-type="float" office:value="11998825" calcext:value-type="float">
            <text:p>11998825</text:p>
          </table:table-cell>
          <table:table-cell table:formula="of:=[.A752]/1000/(60*60*24)" office:value-type="time" office:time-value="PT03H19M58.825S" calcext:value-type="time">
            <text:p>03:1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10.13" calcext:value-type="float">
            <text:p>410.13</text:p>
          </table:table-cell>
          <table:table-cell office:value-type="float" office:value="502.46" calcext:value-type="float">
            <text:p>502.46</text:p>
          </table:table-cell>
        </table:table-row>
        <table:table-row table:style-name="ro1">
          <table:table-cell office:value-type="float" office:value="12014825" calcext:value-type="float">
            <text:p>12014825</text:p>
          </table:table-cell>
          <table:table-cell table:formula="of:=[.A753]/1000/(60*60*24)" office:value-type="time" office:time-value="PT03H20M14.825S" calcext:value-type="time">
            <text:p>03:2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10.67" calcext:value-type="float">
            <text:p>410.67</text:p>
          </table:table-cell>
          <table:table-cell office:value-type="float" office:value="503.11" calcext:value-type="float">
            <text:p>503.11</text:p>
          </table:table-cell>
        </table:table-row>
        <table:table-row table:style-name="ro1">
          <table:table-cell office:value-type="float" office:value="12030825" calcext:value-type="float">
            <text:p>12030825</text:p>
          </table:table-cell>
          <table:table-cell table:formula="of:=[.A754]/1000/(60*60*24)" office:value-type="time" office:time-value="PT03H20M30.825S" calcext:value-type="time">
            <text:p>03:2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11.21" calcext:value-type="float">
            <text:p>411.21</text:p>
          </table:table-cell>
          <table:table-cell office:value-type="float" office:value="503.75" calcext:value-type="float">
            <text:p>503.75</text:p>
          </table:table-cell>
        </table:table-row>
        <table:table-row table:style-name="ro1">
          <table:table-cell office:value-type="float" office:value="12046825" calcext:value-type="float">
            <text:p>12046825</text:p>
          </table:table-cell>
          <table:table-cell table:formula="of:=[.A755]/1000/(60*60*24)" office:value-type="time" office:time-value="PT03H20M46.825S" calcext:value-type="time">
            <text:p>03:2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11.74" calcext:value-type="float">
            <text:p>411.74</text:p>
          </table:table-cell>
          <table:table-cell office:value-type="float" office:value="504.4" calcext:value-type="float">
            <text:p>504.4</text:p>
          </table:table-cell>
        </table:table-row>
        <table:table-row table:style-name="ro1">
          <table:table-cell office:value-type="float" office:value="12062825" calcext:value-type="float">
            <text:p>12062825</text:p>
          </table:table-cell>
          <table:table-cell table:formula="of:=[.A756]/1000/(60*60*24)" office:value-type="time" office:time-value="PT03H21M02.825S" calcext:value-type="time">
            <text:p>03:2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12.28" calcext:value-type="float">
            <text:p>412.28</text:p>
          </table:table-cell>
          <table:table-cell office:value-type="float" office:value="505.04" calcext:value-type="float">
            <text:p>505.04</text:p>
          </table:table-cell>
        </table:table-row>
        <table:table-row table:style-name="ro1">
          <table:table-cell office:value-type="float" office:value="12078825" calcext:value-type="float">
            <text:p>12078825</text:p>
          </table:table-cell>
          <table:table-cell table:formula="of:=[.A757]/1000/(60*60*24)" office:value-type="time" office:time-value="PT03H21M18.825S" calcext:value-type="time">
            <text:p>03:2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12.82" calcext:value-type="float">
            <text:p>412.82</text:p>
          </table:table-cell>
          <table:table-cell office:value-type="float" office:value="505.69" calcext:value-type="float">
            <text:p>505.69</text:p>
          </table:table-cell>
        </table:table-row>
        <table:table-row table:style-name="ro1">
          <table:table-cell office:value-type="float" office:value="12094825" calcext:value-type="float">
            <text:p>12094825</text:p>
          </table:table-cell>
          <table:table-cell table:formula="of:=[.A758]/1000/(60*60*24)" office:value-type="time" office:time-value="PT03H21M34.825S" calcext:value-type="time">
            <text:p>03:2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3.36" calcext:value-type="float">
            <text:p>413.36</text:p>
          </table:table-cell>
          <table:table-cell office:value-type="float" office:value="506.33" calcext:value-type="float">
            <text:p>506.33</text:p>
          </table:table-cell>
        </table:table-row>
        <table:table-row table:style-name="ro1">
          <table:table-cell office:value-type="float" office:value="12110825" calcext:value-type="float">
            <text:p>12110825</text:p>
          </table:table-cell>
          <table:table-cell table:formula="of:=[.A759]/1000/(60*60*24)" office:value-type="time" office:time-value="PT03H21M50.825S" calcext:value-type="time">
            <text:p>03:2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13.89" calcext:value-type="float">
            <text:p>413.89</text:p>
          </table:table-cell>
          <table:table-cell office:value-type="float" office:value="506.98" calcext:value-type="float">
            <text:p>506.98</text:p>
          </table:table-cell>
        </table:table-row>
        <table:table-row table:style-name="ro1">
          <table:table-cell office:value-type="float" office:value="12126825" calcext:value-type="float">
            <text:p>12126825</text:p>
          </table:table-cell>
          <table:table-cell table:formula="of:=[.A760]/1000/(60*60*24)" office:value-type="time" office:time-value="PT03H22M06.825S" calcext:value-type="time">
            <text:p>03:2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14.43" calcext:value-type="float">
            <text:p>414.43</text:p>
          </table:table-cell>
          <table:table-cell office:value-type="float" office:value="507.62" calcext:value-type="float">
            <text:p>507.62</text:p>
          </table:table-cell>
        </table:table-row>
        <table:table-row table:style-name="ro1">
          <table:table-cell office:value-type="float" office:value="12142825" calcext:value-type="float">
            <text:p>12142825</text:p>
          </table:table-cell>
          <table:table-cell table:formula="of:=[.A761]/1000/(60*60*24)" office:value-type="time" office:time-value="PT03H22M22.825S" calcext:value-type="time">
            <text:p>03:2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14.97" calcext:value-type="float">
            <text:p>414.97</text:p>
          </table:table-cell>
          <table:table-cell office:value-type="float" office:value="508.27" calcext:value-type="float">
            <text:p>508.27</text:p>
          </table:table-cell>
        </table:table-row>
        <table:table-row table:style-name="ro1">
          <table:table-cell office:value-type="float" office:value="12158825" calcext:value-type="float">
            <text:p>12158825</text:p>
          </table:table-cell>
          <table:table-cell table:formula="of:=[.A762]/1000/(60*60*24)" office:value-type="time" office:time-value="PT03H22M38.825S" calcext:value-type="time">
            <text:p>03:2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15.5" calcext:value-type="float">
            <text:p>415.5</text:p>
          </table:table-cell>
          <table:table-cell office:value-type="float" office:value="508.91" calcext:value-type="float">
            <text:p>508.91</text:p>
          </table:table-cell>
        </table:table-row>
        <table:table-row table:style-name="ro1">
          <table:table-cell office:value-type="float" office:value="12174825" calcext:value-type="float">
            <text:p>12174825</text:p>
          </table:table-cell>
          <table:table-cell table:formula="of:=[.A763]/1000/(60*60*24)" office:value-type="time" office:time-value="PT03H22M54.825S" calcext:value-type="time">
            <text:p>03:2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16.04" calcext:value-type="float">
            <text:p>416.04</text:p>
          </table:table-cell>
          <table:table-cell office:value-type="float" office:value="509.56" calcext:value-type="float">
            <text:p>509.56</text:p>
          </table:table-cell>
        </table:table-row>
        <table:table-row table:style-name="ro1">
          <table:table-cell office:value-type="float" office:value="12190825" calcext:value-type="float">
            <text:p>12190825</text:p>
          </table:table-cell>
          <table:table-cell table:formula="of:=[.A764]/1000/(60*60*24)" office:value-type="time" office:time-value="PT03H23M10.825S" calcext:value-type="time">
            <text:p>03:2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6.58" calcext:value-type="float">
            <text:p>416.58</text:p>
          </table:table-cell>
          <table:table-cell office:value-type="float" office:value="510.21" calcext:value-type="float">
            <text:p>510.21</text:p>
          </table:table-cell>
        </table:table-row>
        <table:table-row table:style-name="ro1">
          <table:table-cell office:value-type="float" office:value="12206825" calcext:value-type="float">
            <text:p>12206825</text:p>
          </table:table-cell>
          <table:table-cell table:formula="of:=[.A765]/1000/(60*60*24)" office:value-type="time" office:time-value="PT03H23M26.825S" calcext:value-type="time">
            <text:p>03:2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17.12" calcext:value-type="float">
            <text:p>417.12</text:p>
          </table:table-cell>
          <table:table-cell office:value-type="float" office:value="510.85" calcext:value-type="float">
            <text:p>510.85</text:p>
          </table:table-cell>
        </table:table-row>
        <table:table-row table:style-name="ro1">
          <table:table-cell office:value-type="float" office:value="12222825" calcext:value-type="float">
            <text:p>12222825</text:p>
          </table:table-cell>
          <table:table-cell table:formula="of:=[.A766]/1000/(60*60*24)" office:value-type="time" office:time-value="PT03H23M42.825S" calcext:value-type="time">
            <text:p>03:2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17.65" calcext:value-type="float">
            <text:p>417.65</text:p>
          </table:table-cell>
          <table:table-cell office:value-type="float" office:value="511.5" calcext:value-type="float">
            <text:p>511.5</text:p>
          </table:table-cell>
        </table:table-row>
        <table:table-row table:style-name="ro1">
          <table:table-cell office:value-type="float" office:value="12238825" calcext:value-type="float">
            <text:p>12238825</text:p>
          </table:table-cell>
          <table:table-cell table:formula="of:=[.A767]/1000/(60*60*24)" office:value-type="time" office:time-value="PT03H23M58.825S" calcext:value-type="time">
            <text:p>03:2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8.19" calcext:value-type="float">
            <text:p>418.19</text:p>
          </table:table-cell>
          <table:table-cell office:value-type="float" office:value="512.14" calcext:value-type="float">
            <text:p>512.14</text:p>
          </table:table-cell>
        </table:table-row>
        <table:table-row table:style-name="ro1">
          <table:table-cell office:value-type="float" office:value="12254825" calcext:value-type="float">
            <text:p>12254825</text:p>
          </table:table-cell>
          <table:table-cell table:formula="of:=[.A768]/1000/(60*60*24)" office:value-type="time" office:time-value="PT03H24M14.825S" calcext:value-type="time">
            <text:p>03:2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8.73" calcext:value-type="float">
            <text:p>418.73</text:p>
          </table:table-cell>
          <table:table-cell office:value-type="float" office:value="512.79" calcext:value-type="float">
            <text:p>512.79</text:p>
          </table:table-cell>
        </table:table-row>
        <table:table-row table:style-name="ro1">
          <table:table-cell office:value-type="float" office:value="12270825" calcext:value-type="float">
            <text:p>12270825</text:p>
          </table:table-cell>
          <table:table-cell table:formula="of:=[.A769]/1000/(60*60*24)" office:value-type="time" office:time-value="PT03H24M30.825S" calcext:value-type="time">
            <text:p>03:2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9.26" calcext:value-type="float">
            <text:p>419.26</text:p>
          </table:table-cell>
          <table:table-cell office:value-type="float" office:value="513.43" calcext:value-type="float">
            <text:p>513.43</text:p>
          </table:table-cell>
        </table:table-row>
        <table:table-row table:style-name="ro1">
          <table:table-cell office:value-type="float" office:value="12286825" calcext:value-type="float">
            <text:p>12286825</text:p>
          </table:table-cell>
          <table:table-cell table:formula="of:=[.A770]/1000/(60*60*24)" office:value-type="time" office:time-value="PT03H24M46.825S" calcext:value-type="time">
            <text:p>03:2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19.8" calcext:value-type="float">
            <text:p>419.8</text:p>
          </table:table-cell>
          <table:table-cell office:value-type="float" office:value="514.08" calcext:value-type="float">
            <text:p>514.08</text:p>
          </table:table-cell>
        </table:table-row>
        <table:table-row table:style-name="ro1">
          <table:table-cell office:value-type="float" office:value="12302825" calcext:value-type="float">
            <text:p>12302825</text:p>
          </table:table-cell>
          <table:table-cell table:formula="of:=[.A771]/1000/(60*60*24)" office:value-type="time" office:time-value="PT03H25M02.825S" calcext:value-type="time">
            <text:p>03:2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0.34" calcext:value-type="float">
            <text:p>420.34</text:p>
          </table:table-cell>
          <table:table-cell office:value-type="float" office:value="514.72" calcext:value-type="float">
            <text:p>514.72</text:p>
          </table:table-cell>
        </table:table-row>
        <table:table-row table:style-name="ro1">
          <table:table-cell office:value-type="float" office:value="12318825" calcext:value-type="float">
            <text:p>12318825</text:p>
          </table:table-cell>
          <table:table-cell table:formula="of:=[.A772]/1000/(60*60*24)" office:value-type="time" office:time-value="PT03H25M18.825S" calcext:value-type="time">
            <text:p>03:2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0.88" calcext:value-type="float">
            <text:p>420.88</text:p>
          </table:table-cell>
          <table:table-cell office:value-type="float" office:value="515.37" calcext:value-type="float">
            <text:p>515.37</text:p>
          </table:table-cell>
        </table:table-row>
        <table:table-row table:style-name="ro1">
          <table:table-cell office:value-type="float" office:value="12334825" calcext:value-type="float">
            <text:p>12334825</text:p>
          </table:table-cell>
          <table:table-cell table:formula="of:=[.A773]/1000/(60*60*24)" office:value-type="time" office:time-value="PT03H25M34.825S" calcext:value-type="time">
            <text:p>03:2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21.41" calcext:value-type="float">
            <text:p>421.41</text:p>
          </table:table-cell>
          <table:table-cell office:value-type="float" office:value="516.01" calcext:value-type="float">
            <text:p>516.01</text:p>
          </table:table-cell>
        </table:table-row>
        <table:table-row table:style-name="ro1">
          <table:table-cell office:value-type="float" office:value="12350825" calcext:value-type="float">
            <text:p>12350825</text:p>
          </table:table-cell>
          <table:table-cell table:formula="of:=[.A774]/1000/(60*60*24)" office:value-type="time" office:time-value="PT03H25M50.825S" calcext:value-type="time">
            <text:p>03:2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1.95" calcext:value-type="float">
            <text:p>421.95</text:p>
          </table:table-cell>
          <table:table-cell office:value-type="float" office:value="516.66" calcext:value-type="float">
            <text:p>516.66</text:p>
          </table:table-cell>
        </table:table-row>
        <table:table-row table:style-name="ro1">
          <table:table-cell office:value-type="float" office:value="12366825" calcext:value-type="float">
            <text:p>12366825</text:p>
          </table:table-cell>
          <table:table-cell table:formula="of:=[.A775]/1000/(60*60*24)" office:value-type="time" office:time-value="PT03H26M06.825S" calcext:value-type="time">
            <text:p>03:2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22.49" calcext:value-type="float">
            <text:p>422.49</text:p>
          </table:table-cell>
          <table:table-cell office:value-type="float" office:value="517.3" calcext:value-type="float">
            <text:p>517.3</text:p>
          </table:table-cell>
        </table:table-row>
        <table:table-row table:style-name="ro1">
          <table:table-cell office:value-type="float" office:value="12382825" calcext:value-type="float">
            <text:p>12382825</text:p>
          </table:table-cell>
          <table:table-cell table:formula="of:=[.A776]/1000/(60*60*24)" office:value-type="time" office:time-value="PT03H26M22.825S" calcext:value-type="time">
            <text:p>03:2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23.02" calcext:value-type="float">
            <text:p>423.02</text:p>
          </table:table-cell>
          <table:table-cell office:value-type="float" office:value="517.95" calcext:value-type="float">
            <text:p>517.95</text:p>
          </table:table-cell>
        </table:table-row>
        <table:table-row table:style-name="ro1">
          <table:table-cell office:value-type="float" office:value="12398825" calcext:value-type="float">
            <text:p>12398825</text:p>
          </table:table-cell>
          <table:table-cell table:formula="of:=[.A777]/1000/(60*60*24)" office:value-type="time" office:time-value="PT03H26M38.825S" calcext:value-type="time">
            <text:p>03:2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57" calcext:value-type="float">
            <text:p>145.57</text:p>
          </table:table-cell>
          <table:table-cell office:value-type="float" office:value="423.56" calcext:value-type="float">
            <text:p>423.56</text:p>
          </table:table-cell>
          <table:table-cell office:value-type="float" office:value="518.59" calcext:value-type="float">
            <text:p>518.59</text:p>
          </table:table-cell>
        </table:table-row>
        <table:table-row table:style-name="ro1">
          <table:table-cell office:value-type="float" office:value="12414825" calcext:value-type="float">
            <text:p>12414825</text:p>
          </table:table-cell>
          <table:table-cell table:formula="of:=[.A778]/1000/(60*60*24)" office:value-type="time" office:time-value="PT03H26M54.825S" calcext:value-type="time">
            <text:p>03:2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24.1" calcext:value-type="float">
            <text:p>424.1</text:p>
          </table:table-cell>
          <table:table-cell office:value-type="float" office:value="519.24" calcext:value-type="float">
            <text:p>519.24</text:p>
          </table:table-cell>
        </table:table-row>
        <table:table-row table:style-name="ro1">
          <table:table-cell office:value-type="float" office:value="12430825" calcext:value-type="float">
            <text:p>12430825</text:p>
          </table:table-cell>
          <table:table-cell table:formula="of:=[.A779]/1000/(60*60*24)" office:value-type="time" office:time-value="PT03H27M10.825S" calcext:value-type="time">
            <text:p>03:2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4.63" calcext:value-type="float">
            <text:p>424.63</text:p>
          </table:table-cell>
          <table:table-cell office:value-type="float" office:value="519.88" calcext:value-type="float">
            <text:p>519.88</text:p>
          </table:table-cell>
        </table:table-row>
        <table:table-row table:style-name="ro1">
          <table:table-cell office:value-type="float" office:value="12446825" calcext:value-type="float">
            <text:p>12446825</text:p>
          </table:table-cell>
          <table:table-cell table:formula="of:=[.A780]/1000/(60*60*24)" office:value-type="time" office:time-value="PT03H27M26.825S" calcext:value-type="time">
            <text:p>03:2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25.17" calcext:value-type="float">
            <text:p>425.17</text:p>
          </table:table-cell>
          <table:table-cell office:value-type="float" office:value="520.53" calcext:value-type="float">
            <text:p>520.53</text:p>
          </table:table-cell>
        </table:table-row>
        <table:table-row table:style-name="ro1">
          <table:table-cell office:value-type="float" office:value="12462825" calcext:value-type="float">
            <text:p>12462825</text:p>
          </table:table-cell>
          <table:table-cell table:formula="of:=[.A781]/1000/(60*60*24)" office:value-type="time" office:time-value="PT03H27M42.825S" calcext:value-type="time">
            <text:p>03:2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5.71" calcext:value-type="float">
            <text:p>425.71</text:p>
          </table:table-cell>
          <table:table-cell office:value-type="float" office:value="521.17" calcext:value-type="float">
            <text:p>521.17</text:p>
          </table:table-cell>
        </table:table-row>
        <table:table-row table:style-name="ro1">
          <table:table-cell office:value-type="float" office:value="12478825" calcext:value-type="float">
            <text:p>12478825</text:p>
          </table:table-cell>
          <table:table-cell table:formula="of:=[.A782]/1000/(60*60*24)" office:value-type="time" office:time-value="PT03H27M58.825S" calcext:value-type="time">
            <text:p>03:2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6.25" calcext:value-type="float">
            <text:p>426.25</text:p>
          </table:table-cell>
          <table:table-cell office:value-type="float" office:value="521.82" calcext:value-type="float">
            <text:p>521.82</text:p>
          </table:table-cell>
        </table:table-row>
        <table:table-row table:style-name="ro1">
          <table:table-cell office:value-type="float" office:value="12494825" calcext:value-type="float">
            <text:p>12494825</text:p>
          </table:table-cell>
          <table:table-cell table:formula="of:=[.A783]/1000/(60*60*24)" office:value-type="time" office:time-value="PT03H28M14.825S" calcext:value-type="time">
            <text:p>03:2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426.78" calcext:value-type="float">
            <text:p>426.78</text:p>
          </table:table-cell>
          <table:table-cell office:value-type="float" office:value="522.46" calcext:value-type="float">
            <text:p>522.46</text:p>
          </table:table-cell>
        </table:table-row>
        <table:table-row table:style-name="ro1">
          <table:table-cell office:value-type="float" office:value="12510825" calcext:value-type="float">
            <text:p>12510825</text:p>
          </table:table-cell>
          <table:table-cell table:formula="of:=[.A784]/1000/(60*60*24)" office:value-type="time" office:time-value="PT03H28M30.825S" calcext:value-type="time">
            <text:p>03:2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7.32" calcext:value-type="float">
            <text:p>427.32</text:p>
          </table:table-cell>
          <table:table-cell office:value-type="float" office:value="523.11" calcext:value-type="float">
            <text:p>523.11</text:p>
          </table:table-cell>
        </table:table-row>
        <table:table-row table:style-name="ro1">
          <table:table-cell office:value-type="float" office:value="12526825" calcext:value-type="float">
            <text:p>12526825</text:p>
          </table:table-cell>
          <table:table-cell table:formula="of:=[.A785]/1000/(60*60*24)" office:value-type="time" office:time-value="PT03H28M46.825S" calcext:value-type="time">
            <text:p>03:2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7.86" calcext:value-type="float">
            <text:p>427.86</text:p>
          </table:table-cell>
          <table:table-cell office:value-type="float" office:value="523.75" calcext:value-type="float">
            <text:p>523.75</text:p>
          </table:table-cell>
        </table:table-row>
        <table:table-row table:style-name="ro1">
          <table:table-cell office:value-type="float" office:value="12542825" calcext:value-type="float">
            <text:p>12542825</text:p>
          </table:table-cell>
          <table:table-cell table:formula="of:=[.A786]/1000/(60*60*24)" office:value-type="time" office:time-value="PT03H29M02.825S" calcext:value-type="time">
            <text:p>03:2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8.39" calcext:value-type="float">
            <text:p>428.39</text:p>
          </table:table-cell>
          <table:table-cell office:value-type="float" office:value="524.4" calcext:value-type="float">
            <text:p>524.4</text:p>
          </table:table-cell>
        </table:table-row>
        <table:table-row table:style-name="ro1">
          <table:table-cell office:value-type="float" office:value="12558825" calcext:value-type="float">
            <text:p>12558825</text:p>
          </table:table-cell>
          <table:table-cell table:formula="of:=[.A787]/1000/(60*60*24)" office:value-type="time" office:time-value="PT03H29M18.825S" calcext:value-type="time">
            <text:p>03:2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28.93" calcext:value-type="float">
            <text:p>428.93</text:p>
          </table:table-cell>
          <table:table-cell office:value-type="float" office:value="525.04" calcext:value-type="float">
            <text:p>525.04</text:p>
          </table:table-cell>
        </table:table-row>
        <table:table-row table:style-name="ro1">
          <table:table-cell office:value-type="float" office:value="12574825" calcext:value-type="float">
            <text:p>12574825</text:p>
          </table:table-cell>
          <table:table-cell table:formula="of:=[.A788]/1000/(60*60*24)" office:value-type="time" office:time-value="PT03H29M34.825S" calcext:value-type="time">
            <text:p>03:2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29.47" calcext:value-type="float">
            <text:p>429.47</text:p>
          </table:table-cell>
          <table:table-cell office:value-type="float" office:value="525.68" calcext:value-type="float">
            <text:p>525.68</text:p>
          </table:table-cell>
        </table:table-row>
        <table:table-row table:style-name="ro1">
          <table:table-cell office:value-type="float" office:value="12590825" calcext:value-type="float">
            <text:p>12590825</text:p>
          </table:table-cell>
          <table:table-cell table:formula="of:=[.A789]/1000/(60*60*24)" office:value-type="time" office:time-value="PT03H29M50.825S" calcext:value-type="time">
            <text:p>03:2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0" calcext:value-type="float">
            <text:p>430</text:p>
          </table:table-cell>
          <table:table-cell office:value-type="float" office:value="526.33" calcext:value-type="float">
            <text:p>526.33</text:p>
          </table:table-cell>
        </table:table-row>
        <table:table-row table:style-name="ro1">
          <table:table-cell office:value-type="float" office:value="12606825" calcext:value-type="float">
            <text:p>12606825</text:p>
          </table:table-cell>
          <table:table-cell table:formula="of:=[.A790]/1000/(60*60*24)" office:value-type="time" office:time-value="PT03H30M06.825S" calcext:value-type="time">
            <text:p>03:3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0.54" calcext:value-type="float">
            <text:p>430.54</text:p>
          </table:table-cell>
          <table:table-cell office:value-type="float" office:value="526.97" calcext:value-type="float">
            <text:p>526.97</text:p>
          </table:table-cell>
        </table:table-row>
        <table:table-row table:style-name="ro1">
          <table:table-cell office:value-type="float" office:value="12622825" calcext:value-type="float">
            <text:p>12622825</text:p>
          </table:table-cell>
          <table:table-cell table:formula="of:=[.A791]/1000/(60*60*24)" office:value-type="time" office:time-value="PT03H30M22.825S" calcext:value-type="time">
            <text:p>03:3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31.08" calcext:value-type="float">
            <text:p>431.08</text:p>
          </table:table-cell>
          <table:table-cell office:value-type="float" office:value="527.62" calcext:value-type="float">
            <text:p>527.62</text:p>
          </table:table-cell>
        </table:table-row>
        <table:table-row table:style-name="ro1">
          <table:table-cell office:value-type="float" office:value="12638825" calcext:value-type="float">
            <text:p>12638825</text:p>
          </table:table-cell>
          <table:table-cell table:formula="of:=[.A792]/1000/(60*60*24)" office:value-type="time" office:time-value="PT03H30M38.825S" calcext:value-type="time">
            <text:p>03:3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1.61" calcext:value-type="float">
            <text:p>431.61</text:p>
          </table:table-cell>
          <table:table-cell office:value-type="float" office:value="528.26" calcext:value-type="float">
            <text:p>528.26</text:p>
          </table:table-cell>
        </table:table-row>
        <table:table-row table:style-name="ro1">
          <table:table-cell office:value-type="float" office:value="12654825" calcext:value-type="float">
            <text:p>12654825</text:p>
          </table:table-cell>
          <table:table-cell table:formula="of:=[.A793]/1000/(60*60*24)" office:value-type="time" office:time-value="PT03H30M54.825S" calcext:value-type="time">
            <text:p>03:3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2.15" calcext:value-type="float">
            <text:p>432.15</text:p>
          </table:table-cell>
          <table:table-cell office:value-type="float" office:value="528.91" calcext:value-type="float">
            <text:p>528.91</text:p>
          </table:table-cell>
        </table:table-row>
        <table:table-row table:style-name="ro1">
          <table:table-cell office:value-type="float" office:value="12670825" calcext:value-type="float">
            <text:p>12670825</text:p>
          </table:table-cell>
          <table:table-cell table:formula="of:=[.A794]/1000/(60*60*24)" office:value-type="time" office:time-value="PT03H31M10.825S" calcext:value-type="time">
            <text:p>03:3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432.69" calcext:value-type="float">
            <text:p>432.69</text:p>
          </table:table-cell>
          <table:table-cell office:value-type="float" office:value="529.55" calcext:value-type="float">
            <text:p>529.55</text:p>
          </table:table-cell>
        </table:table-row>
        <table:table-row table:style-name="ro1">
          <table:table-cell office:value-type="float" office:value="12686825" calcext:value-type="float">
            <text:p>12686825</text:p>
          </table:table-cell>
          <table:table-cell table:formula="of:=[.A795]/1000/(60*60*24)" office:value-type="time" office:time-value="PT03H31M26.825S" calcext:value-type="time">
            <text:p>03:3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3.23" calcext:value-type="float">
            <text:p>433.23</text:p>
          </table:table-cell>
          <table:table-cell office:value-type="float" office:value="530.19" calcext:value-type="float">
            <text:p>530.19</text:p>
          </table:table-cell>
        </table:table-row>
        <table:table-row table:style-name="ro1">
          <table:table-cell office:value-type="float" office:value="12702825" calcext:value-type="float">
            <text:p>12702825</text:p>
          </table:table-cell>
          <table:table-cell table:formula="of:=[.A796]/1000/(60*60*24)" office:value-type="time" office:time-value="PT03H31M42.825S" calcext:value-type="time">
            <text:p>03:3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3.76" calcext:value-type="float">
            <text:p>433.76</text:p>
          </table:table-cell>
          <table:table-cell office:value-type="float" office:value="530.84" calcext:value-type="float">
            <text:p>530.84</text:p>
          </table:table-cell>
        </table:table-row>
        <table:table-row table:style-name="ro1">
          <table:table-cell office:value-type="float" office:value="12718825" calcext:value-type="float">
            <text:p>12718825</text:p>
          </table:table-cell>
          <table:table-cell table:formula="of:=[.A797]/1000/(60*60*24)" office:value-type="time" office:time-value="PT03H31M58.825S" calcext:value-type="time">
            <text:p>03:3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5.33" calcext:value-type="float">
            <text:p>145.33</text:p>
          </table:table-cell>
          <table:table-cell office:value-type="float" office:value="434.3" calcext:value-type="float">
            <text:p>434.3</text:p>
          </table:table-cell>
          <table:table-cell office:value-type="float" office:value="531.48" calcext:value-type="float">
            <text:p>531.48</text:p>
          </table:table-cell>
        </table:table-row>
        <table:table-row table:style-name="ro1">
          <table:table-cell office:value-type="float" office:value="12734825" calcext:value-type="float">
            <text:p>12734825</text:p>
          </table:table-cell>
          <table:table-cell table:formula="of:=[.A798]/1000/(60*60*24)" office:value-type="time" office:time-value="PT03H32M14.825S" calcext:value-type="time">
            <text:p>03:3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34.84" calcext:value-type="float">
            <text:p>434.84</text:p>
          </table:table-cell>
          <table:table-cell office:value-type="float" office:value="532.13" calcext:value-type="float">
            <text:p>532.13</text:p>
          </table:table-cell>
        </table:table-row>
        <table:table-row table:style-name="ro1">
          <table:table-cell office:value-type="float" office:value="12750825" calcext:value-type="float">
            <text:p>12750825</text:p>
          </table:table-cell>
          <table:table-cell table:formula="of:=[.A799]/1000/(60*60*24)" office:value-type="time" office:time-value="PT03H32M30.825S" calcext:value-type="time">
            <text:p>03:3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5.37" calcext:value-type="float">
            <text:p>435.37</text:p>
          </table:table-cell>
          <table:table-cell office:value-type="float" office:value="532.77" calcext:value-type="float">
            <text:p>532.77</text:p>
          </table:table-cell>
        </table:table-row>
        <table:table-row table:style-name="ro1">
          <table:table-cell office:value-type="float" office:value="12766825" calcext:value-type="float">
            <text:p>12766825</text:p>
          </table:table-cell>
          <table:table-cell table:formula="of:=[.A800]/1000/(60*60*24)" office:value-type="time" office:time-value="PT03H32M46.825S" calcext:value-type="time">
            <text:p>03:3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35.91" calcext:value-type="float">
            <text:p>435.91</text:p>
          </table:table-cell>
          <table:table-cell office:value-type="float" office:value="533.41" calcext:value-type="float">
            <text:p>533.41</text:p>
          </table:table-cell>
        </table:table-row>
        <table:table-row table:style-name="ro1">
          <table:table-cell office:value-type="float" office:value="12782825" calcext:value-type="float">
            <text:p>12782825</text:p>
          </table:table-cell>
          <table:table-cell table:formula="of:=[.A801]/1000/(60*60*24)" office:value-type="time" office:time-value="PT03H33M02.825S" calcext:value-type="time">
            <text:p>03:3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6.45" calcext:value-type="float">
            <text:p>436.45</text:p>
          </table:table-cell>
          <table:table-cell office:value-type="float" office:value="534.06" calcext:value-type="float">
            <text:p>534.06</text:p>
          </table:table-cell>
        </table:table-row>
        <table:table-row table:style-name="ro1">
          <table:table-cell office:value-type="float" office:value="12798825" calcext:value-type="float">
            <text:p>12798825</text:p>
          </table:table-cell>
          <table:table-cell table:formula="of:=[.A802]/1000/(60*60*24)" office:value-type="time" office:time-value="PT03H33M18.825S" calcext:value-type="time">
            <text:p>03:3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6.98" calcext:value-type="float">
            <text:p>436.98</text:p>
          </table:table-cell>
          <table:table-cell office:value-type="float" office:value="534.7" calcext:value-type="float">
            <text:p>534.7</text:p>
          </table:table-cell>
        </table:table-row>
        <table:table-row table:style-name="ro1">
          <table:table-cell office:value-type="float" office:value="12814825" calcext:value-type="float">
            <text:p>12814825</text:p>
          </table:table-cell>
          <table:table-cell table:formula="of:=[.A803]/1000/(60*60*24)" office:value-type="time" office:time-value="PT03H33M34.825S" calcext:value-type="time">
            <text:p>03:3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7.52" calcext:value-type="float">
            <text:p>437.52</text:p>
          </table:table-cell>
          <table:table-cell office:value-type="float" office:value="535.35" calcext:value-type="float">
            <text:p>535.35</text:p>
          </table:table-cell>
        </table:table-row>
        <table:table-row table:style-name="ro1">
          <table:table-cell office:value-type="float" office:value="12830825" calcext:value-type="float">
            <text:p>12830825</text:p>
          </table:table-cell>
          <table:table-cell table:formula="of:=[.A804]/1000/(60*60*24)" office:value-type="time" office:time-value="PT03H33M50.825S" calcext:value-type="time">
            <text:p>03:3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8.06" calcext:value-type="float">
            <text:p>438.06</text:p>
          </table:table-cell>
          <table:table-cell office:value-type="float" office:value="535.99" calcext:value-type="float">
            <text:p>535.99</text:p>
          </table:table-cell>
        </table:table-row>
        <table:table-row table:style-name="ro1">
          <table:table-cell office:value-type="float" office:value="12846825" calcext:value-type="float">
            <text:p>12846825</text:p>
          </table:table-cell>
          <table:table-cell table:formula="of:=[.A805]/1000/(60*60*24)" office:value-type="time" office:time-value="PT03H34M06.825S" calcext:value-type="time">
            <text:p>03:3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8.59" calcext:value-type="float">
            <text:p>438.59</text:p>
          </table:table-cell>
          <table:table-cell office:value-type="float" office:value="536.63" calcext:value-type="float">
            <text:p>536.63</text:p>
          </table:table-cell>
        </table:table-row>
        <table:table-row table:style-name="ro1">
          <table:table-cell office:value-type="float" office:value="12862825" calcext:value-type="float">
            <text:p>12862825</text:p>
          </table:table-cell>
          <table:table-cell table:formula="of:=[.A806]/1000/(60*60*24)" office:value-type="time" office:time-value="PT03H34M22.825S" calcext:value-type="time">
            <text:p>03:3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9.13" calcext:value-type="float">
            <text:p>439.13</text:p>
          </table:table-cell>
          <table:table-cell office:value-type="float" office:value="537.28" calcext:value-type="float">
            <text:p>537.28</text:p>
          </table:table-cell>
        </table:table-row>
        <table:table-row table:style-name="ro1">
          <table:table-cell office:value-type="float" office:value="12878825" calcext:value-type="float">
            <text:p>12878825</text:p>
          </table:table-cell>
          <table:table-cell table:formula="of:=[.A807]/1000/(60*60*24)" office:value-type="time" office:time-value="PT03H34M38.825S" calcext:value-type="time">
            <text:p>03:3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39.67" calcext:value-type="float">
            <text:p>439.67</text:p>
          </table:table-cell>
          <table:table-cell office:value-type="float" office:value="537.92" calcext:value-type="float">
            <text:p>537.92</text:p>
          </table:table-cell>
        </table:table-row>
        <table:table-row table:style-name="ro1">
          <table:table-cell office:value-type="float" office:value="12894825" calcext:value-type="float">
            <text:p>12894825</text:p>
          </table:table-cell>
          <table:table-cell table:formula="of:=[.A808]/1000/(60*60*24)" office:value-type="time" office:time-value="PT03H34M54.825S" calcext:value-type="time">
            <text:p>03:3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0.2" calcext:value-type="float">
            <text:p>440.2</text:p>
          </table:table-cell>
          <table:table-cell office:value-type="float" office:value="538.57" calcext:value-type="float">
            <text:p>538.57</text:p>
          </table:table-cell>
        </table:table-row>
        <table:table-row table:style-name="ro1">
          <table:table-cell office:value-type="float" office:value="12910825" calcext:value-type="float">
            <text:p>12910825</text:p>
          </table:table-cell>
          <table:table-cell table:formula="of:=[.A809]/1000/(60*60*24)" office:value-type="time" office:time-value="PT03H35M10.825S" calcext:value-type="time">
            <text:p>03:3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440.74" calcext:value-type="float">
            <text:p>440.74</text:p>
          </table:table-cell>
          <table:table-cell office:value-type="float" office:value="539.21" calcext:value-type="float">
            <text:p>539.21</text:p>
          </table:table-cell>
        </table:table-row>
        <table:table-row table:style-name="ro1">
          <table:table-cell office:value-type="float" office:value="12926825" calcext:value-type="float">
            <text:p>12926825</text:p>
          </table:table-cell>
          <table:table-cell table:formula="of:=[.A810]/1000/(60*60*24)" office:value-type="time" office:time-value="PT03H35M26.825S" calcext:value-type="time">
            <text:p>03:3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1.28" calcext:value-type="float">
            <text:p>441.28</text:p>
          </table:table-cell>
          <table:table-cell office:value-type="float" office:value="539.85" calcext:value-type="float">
            <text:p>539.85</text:p>
          </table:table-cell>
        </table:table-row>
        <table:table-row table:style-name="ro1">
          <table:table-cell office:value-type="float" office:value="12942825" calcext:value-type="float">
            <text:p>12942825</text:p>
          </table:table-cell>
          <table:table-cell table:formula="of:=[.A811]/1000/(60*60*24)" office:value-type="time" office:time-value="PT03H35M42.825S" calcext:value-type="time">
            <text:p>03:3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1.81" calcext:value-type="float">
            <text:p>441.81</text:p>
          </table:table-cell>
          <table:table-cell office:value-type="float" office:value="540.5" calcext:value-type="float">
            <text:p>540.5</text:p>
          </table:table-cell>
        </table:table-row>
        <table:table-row table:style-name="ro1">
          <table:table-cell office:value-type="float" office:value="12958825" calcext:value-type="float">
            <text:p>12958825</text:p>
          </table:table-cell>
          <table:table-cell table:formula="of:=[.A812]/1000/(60*60*24)" office:value-type="time" office:time-value="PT03H35M58.825S" calcext:value-type="time">
            <text:p>03:3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2.35" calcext:value-type="float">
            <text:p>442.35</text:p>
          </table:table-cell>
          <table:table-cell office:value-type="float" office:value="541.14" calcext:value-type="float">
            <text:p>541.14</text:p>
          </table:table-cell>
        </table:table-row>
        <table:table-row table:style-name="ro1">
          <table:table-cell office:value-type="float" office:value="12974825" calcext:value-type="float">
            <text:p>12974825</text:p>
          </table:table-cell>
          <table:table-cell table:formula="of:=[.A813]/1000/(60*60*24)" office:value-type="time" office:time-value="PT03H36M14.825S" calcext:value-type="time">
            <text:p>03:3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2.88" calcext:value-type="float">
            <text:p>442.88</text:p>
          </table:table-cell>
          <table:table-cell office:value-type="float" office:value="541.78" calcext:value-type="float">
            <text:p>541.78</text:p>
          </table:table-cell>
        </table:table-row>
        <table:table-row table:style-name="ro1">
          <table:table-cell office:value-type="float" office:value="12990825" calcext:value-type="float">
            <text:p>12990825</text:p>
          </table:table-cell>
          <table:table-cell table:formula="of:=[.A814]/1000/(60*60*24)" office:value-type="time" office:time-value="PT03H36M30.825S" calcext:value-type="time">
            <text:p>03:3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3.42" calcext:value-type="float">
            <text:p>443.42</text:p>
          </table:table-cell>
          <table:table-cell office:value-type="float" office:value="542.43" calcext:value-type="float">
            <text:p>542.43</text:p>
          </table:table-cell>
        </table:table-row>
        <table:table-row table:style-name="ro1">
          <table:table-cell office:value-type="float" office:value="13006825" calcext:value-type="float">
            <text:p>13006825</text:p>
          </table:table-cell>
          <table:table-cell table:formula="of:=[.A815]/1000/(60*60*24)" office:value-type="time" office:time-value="PT03H36M46.825S" calcext:value-type="time">
            <text:p>03:3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3.96" calcext:value-type="float">
            <text:p>443.96</text:p>
          </table:table-cell>
          <table:table-cell office:value-type="float" office:value="543.07" calcext:value-type="float">
            <text:p>543.07</text:p>
          </table:table-cell>
        </table:table-row>
        <table:table-row table:style-name="ro1">
          <table:table-cell office:value-type="float" office:value="13022825" calcext:value-type="float">
            <text:p>13022825</text:p>
          </table:table-cell>
          <table:table-cell table:formula="of:=[.A816]/1000/(60*60*24)" office:value-type="time" office:time-value="PT03H37M02.825S" calcext:value-type="time">
            <text:p>03:3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4.49" calcext:value-type="float">
            <text:p>444.49</text:p>
          </table:table-cell>
          <table:table-cell office:value-type="float" office:value="543.71" calcext:value-type="float">
            <text:p>543.71</text:p>
          </table:table-cell>
        </table:table-row>
        <table:table-row table:style-name="ro1">
          <table:table-cell office:value-type="float" office:value="13038825" calcext:value-type="float">
            <text:p>13038825</text:p>
          </table:table-cell>
          <table:table-cell table:formula="of:=[.A817]/1000/(60*60*24)" office:value-type="time" office:time-value="PT03H37M18.825S" calcext:value-type="time">
            <text:p>03:3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5.03" calcext:value-type="float">
            <text:p>445.03</text:p>
          </table:table-cell>
          <table:table-cell office:value-type="float" office:value="544.36" calcext:value-type="float">
            <text:p>544.36</text:p>
          </table:table-cell>
        </table:table-row>
        <table:table-row table:style-name="ro1">
          <table:table-cell office:value-type="float" office:value="13054824" calcext:value-type="float">
            <text:p>13054824</text:p>
          </table:table-cell>
          <table:table-cell table:formula="of:=[.A818]/1000/(60*60*24)" office:value-type="time" office:time-value="PT03H37M34.824S" calcext:value-type="time">
            <text:p>03:3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5.57" calcext:value-type="float">
            <text:p>445.5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3070825" calcext:value-type="float">
            <text:p>13070825</text:p>
          </table:table-cell>
          <table:table-cell table:formula="of:=[.A819]/1000/(60*60*24)" office:value-type="time" office:time-value="PT03H37M50.825S" calcext:value-type="time">
            <text:p>03:3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6.1" calcext:value-type="float">
            <text:p>446.1</text:p>
          </table:table-cell>
          <table:table-cell office:value-type="float" office:value="545.65" calcext:value-type="float">
            <text:p>545.65</text:p>
          </table:table-cell>
        </table:table-row>
        <table:table-row table:style-name="ro1">
          <table:table-cell office:value-type="float" office:value="13086825" calcext:value-type="float">
            <text:p>13086825</text:p>
          </table:table-cell>
          <table:table-cell table:formula="of:=[.A820]/1000/(60*60*24)" office:value-type="time" office:time-value="PT03H38M06.825S" calcext:value-type="time">
            <text:p>03:3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6.64" calcext:value-type="float">
            <text:p>446.64</text:p>
          </table:table-cell>
          <table:table-cell office:value-type="float" office:value="546.29" calcext:value-type="float">
            <text:p>546.29</text:p>
          </table:table-cell>
        </table:table-row>
        <table:table-row table:style-name="ro1">
          <table:table-cell office:value-type="float" office:value="13102825" calcext:value-type="float">
            <text:p>13102825</text:p>
          </table:table-cell>
          <table:table-cell table:formula="of:=[.A821]/1000/(60*60*24)" office:value-type="time" office:time-value="PT03H38M22.825S" calcext:value-type="time">
            <text:p>03:3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7.18" calcext:value-type="float">
            <text:p>447.18</text:p>
          </table:table-cell>
          <table:table-cell office:value-type="float" office:value="546.93" calcext:value-type="float">
            <text:p>546.93</text:p>
          </table:table-cell>
        </table:table-row>
        <table:table-row table:style-name="ro1">
          <table:table-cell office:value-type="float" office:value="13118825" calcext:value-type="float">
            <text:p>13118825</text:p>
          </table:table-cell>
          <table:table-cell table:formula="of:=[.A822]/1000/(60*60*24)" office:value-type="time" office:time-value="PT03H38M38.825S" calcext:value-type="time">
            <text:p>03:3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7.71" calcext:value-type="float">
            <text:p>447.71</text:p>
          </table:table-cell>
          <table:table-cell office:value-type="float" office:value="547.58" calcext:value-type="float">
            <text:p>547.58</text:p>
          </table:table-cell>
        </table:table-row>
        <table:table-row table:style-name="ro1">
          <table:table-cell office:value-type="float" office:value="13134825" calcext:value-type="float">
            <text:p>13134825</text:p>
          </table:table-cell>
          <table:table-cell table:formula="of:=[.A823]/1000/(60*60*24)" office:value-type="time" office:time-value="PT03H38M54.825S" calcext:value-type="time">
            <text:p>03:3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8.25" calcext:value-type="float">
            <text:p>448.25</text:p>
          </table:table-cell>
          <table:table-cell office:value-type="float" office:value="548.22" calcext:value-type="float">
            <text:p>548.22</text:p>
          </table:table-cell>
        </table:table-row>
        <table:table-row table:style-name="ro1">
          <table:table-cell office:value-type="float" office:value="13150825" calcext:value-type="float">
            <text:p>13150825</text:p>
          </table:table-cell>
          <table:table-cell table:formula="of:=[.A824]/1000/(60*60*24)" office:value-type="time" office:time-value="PT03H39M10.825S" calcext:value-type="time">
            <text:p>03:3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48.79" calcext:value-type="float">
            <text:p>448.79</text:p>
          </table:table-cell>
          <table:table-cell office:value-type="float" office:value="548.86" calcext:value-type="float">
            <text:p>548.86</text:p>
          </table:table-cell>
        </table:table-row>
        <table:table-row table:style-name="ro1">
          <table:table-cell office:value-type="float" office:value="13166825" calcext:value-type="float">
            <text:p>13166825</text:p>
          </table:table-cell>
          <table:table-cell table:formula="of:=[.A825]/1000/(60*60*24)" office:value-type="time" office:time-value="PT03H39M26.825S" calcext:value-type="time">
            <text:p>03:3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9.32" calcext:value-type="float">
            <text:p>449.32</text:p>
          </table:table-cell>
          <table:table-cell office:value-type="float" office:value="549.51" calcext:value-type="float">
            <text:p>549.51</text:p>
          </table:table-cell>
        </table:table-row>
        <table:table-row table:style-name="ro1">
          <table:table-cell office:value-type="float" office:value="13182825" calcext:value-type="float">
            <text:p>13182825</text:p>
          </table:table-cell>
          <table:table-cell table:formula="of:=[.A826]/1000/(60*60*24)" office:value-type="time" office:time-value="PT03H39M42.825S" calcext:value-type="time">
            <text:p>03:3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49.86" calcext:value-type="float">
            <text:p>449.86</text:p>
          </table:table-cell>
          <table:table-cell office:value-type="float" office:value="550.15" calcext:value-type="float">
            <text:p>550.15</text:p>
          </table:table-cell>
        </table:table-row>
        <table:table-row table:style-name="ro1">
          <table:table-cell office:value-type="float" office:value="13198825" calcext:value-type="float">
            <text:p>13198825</text:p>
          </table:table-cell>
          <table:table-cell table:formula="of:=[.A827]/1000/(60*60*24)" office:value-type="time" office:time-value="PT03H39M58.825S" calcext:value-type="time">
            <text:p>03:3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0.39" calcext:value-type="float">
            <text:p>450.39</text:p>
          </table:table-cell>
          <table:table-cell office:value-type="float" office:value="550.79" calcext:value-type="float">
            <text:p>550.79</text:p>
          </table:table-cell>
        </table:table-row>
        <table:table-row table:style-name="ro1">
          <table:table-cell office:value-type="float" office:value="13214825" calcext:value-type="float">
            <text:p>13214825</text:p>
          </table:table-cell>
          <table:table-cell table:formula="of:=[.A828]/1000/(60*60*24)" office:value-type="time" office:time-value="PT03H40M14.825S" calcext:value-type="time">
            <text:p>03:4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450.93" calcext:value-type="float">
            <text:p>450.93</text:p>
          </table:table-cell>
          <table:table-cell office:value-type="float" office:value="551.44" calcext:value-type="float">
            <text:p>551.44</text:p>
          </table:table-cell>
        </table:table-row>
        <table:table-row table:style-name="ro1">
          <table:table-cell office:value-type="float" office:value="13230825" calcext:value-type="float">
            <text:p>13230825</text:p>
          </table:table-cell>
          <table:table-cell table:formula="of:=[.A829]/1000/(60*60*24)" office:value-type="time" office:time-value="PT03H40M30.825S" calcext:value-type="time">
            <text:p>03:4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1.47" calcext:value-type="float">
            <text:p>451.47</text:p>
          </table:table-cell>
          <table:table-cell office:value-type="float" office:value="552.08" calcext:value-type="float">
            <text:p>552.08</text:p>
          </table:table-cell>
        </table:table-row>
        <table:table-row table:style-name="ro1">
          <table:table-cell office:value-type="float" office:value="13246825" calcext:value-type="float">
            <text:p>13246825</text:p>
          </table:table-cell>
          <table:table-cell table:formula="of:=[.A830]/1000/(60*60*24)" office:value-type="time" office:time-value="PT03H40M46.825S" calcext:value-type="time">
            <text:p>03:4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2" calcext:value-type="float">
            <text:p>452</text:p>
          </table:table-cell>
          <table:table-cell office:value-type="float" office:value="552.72" calcext:value-type="float">
            <text:p>552.72</text:p>
          </table:table-cell>
        </table:table-row>
        <table:table-row table:style-name="ro1">
          <table:table-cell office:value-type="float" office:value="13262825" calcext:value-type="float">
            <text:p>13262825</text:p>
          </table:table-cell>
          <table:table-cell table:formula="of:=[.A831]/1000/(60*60*24)" office:value-type="time" office:time-value="PT03H41M02.825S" calcext:value-type="time">
            <text:p>03:4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2.54" calcext:value-type="float">
            <text:p>452.54</text:p>
          </table:table-cell>
          <table:table-cell office:value-type="float" office:value="553.37" calcext:value-type="float">
            <text:p>553.37</text:p>
          </table:table-cell>
        </table:table-row>
        <table:table-row table:style-name="ro1">
          <table:table-cell office:value-type="float" office:value="13278825" calcext:value-type="float">
            <text:p>13278825</text:p>
          </table:table-cell>
          <table:table-cell table:formula="of:=[.A832]/1000/(60*60*24)" office:value-type="time" office:time-value="PT03H41M18.825S" calcext:value-type="time">
            <text:p>03:4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3.08" calcext:value-type="float">
            <text:p>453.08</text:p>
          </table:table-cell>
          <table:table-cell office:value-type="float" office:value="554.01" calcext:value-type="float">
            <text:p>554.01</text:p>
          </table:table-cell>
        </table:table-row>
        <table:table-row table:style-name="ro1">
          <table:table-cell office:value-type="float" office:value="13294825" calcext:value-type="float">
            <text:p>13294825</text:p>
          </table:table-cell>
          <table:table-cell table:formula="of:=[.A833]/1000/(60*60*24)" office:value-type="time" office:time-value="PT03H41M34.825S" calcext:value-type="time">
            <text:p>03:4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3.61" calcext:value-type="float">
            <text:p>453.61</text:p>
          </table:table-cell>
          <table:table-cell office:value-type="float" office:value="554.65" calcext:value-type="float">
            <text:p>554.65</text:p>
          </table:table-cell>
        </table:table-row>
        <table:table-row table:style-name="ro1">
          <table:table-cell office:value-type="float" office:value="13310825" calcext:value-type="float">
            <text:p>13310825</text:p>
          </table:table-cell>
          <table:table-cell table:formula="of:=[.A834]/1000/(60*60*24)" office:value-type="time" office:time-value="PT03H41M50.825S" calcext:value-type="time">
            <text:p>03:4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4.15" calcext:value-type="float">
            <text:p>454.15</text:p>
          </table:table-cell>
          <table:table-cell office:value-type="float" office:value="555.3" calcext:value-type="float">
            <text:p>555.3</text:p>
          </table:table-cell>
        </table:table-row>
        <table:table-row table:style-name="ro1">
          <table:table-cell office:value-type="float" office:value="13326825" calcext:value-type="float">
            <text:p>13326825</text:p>
          </table:table-cell>
          <table:table-cell table:formula="of:=[.A835]/1000/(60*60*24)" office:value-type="time" office:time-value="PT03H42M06.825S" calcext:value-type="time">
            <text:p>03:4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4.68" calcext:value-type="float">
            <text:p>454.68</text:p>
          </table:table-cell>
          <table:table-cell office:value-type="float" office:value="555.94" calcext:value-type="float">
            <text:p>555.94</text:p>
          </table:table-cell>
        </table:table-row>
        <table:table-row table:style-name="ro1">
          <table:table-cell office:value-type="float" office:value="13342825" calcext:value-type="float">
            <text:p>13342825</text:p>
          </table:table-cell>
          <table:table-cell table:formula="of:=[.A836]/1000/(60*60*24)" office:value-type="time" office:time-value="PT03H42M22.825S" calcext:value-type="time">
            <text:p>03:4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5.22" calcext:value-type="float">
            <text:p>455.22</text:p>
          </table:table-cell>
          <table:table-cell office:value-type="float" office:value="556.58" calcext:value-type="float">
            <text:p>556.58</text:p>
          </table:table-cell>
        </table:table-row>
        <table:table-row table:style-name="ro1">
          <table:table-cell office:value-type="float" office:value="13358825" calcext:value-type="float">
            <text:p>13358825</text:p>
          </table:table-cell>
          <table:table-cell table:formula="of:=[.A837]/1000/(60*60*24)" office:value-type="time" office:time-value="PT03H42M38.825S" calcext:value-type="time">
            <text:p>03:4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5.76" calcext:value-type="float">
            <text:p>455.76</text:p>
          </table:table-cell>
          <table:table-cell office:value-type="float" office:value="557.23" calcext:value-type="float">
            <text:p>557.23</text:p>
          </table:table-cell>
        </table:table-row>
        <table:table-row table:style-name="ro1">
          <table:table-cell office:value-type="float" office:value="13374825" calcext:value-type="float">
            <text:p>13374825</text:p>
          </table:table-cell>
          <table:table-cell table:formula="of:=[.A838]/1000/(60*60*24)" office:value-type="time" office:time-value="PT03H42M54.825S" calcext:value-type="time">
            <text:p>03:4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6.29" calcext:value-type="float">
            <text:p>456.29</text:p>
          </table:table-cell>
          <table:table-cell office:value-type="float" office:value="557.87" calcext:value-type="float">
            <text:p>557.87</text:p>
          </table:table-cell>
        </table:table-row>
        <table:table-row table:style-name="ro1">
          <table:table-cell office:value-type="float" office:value="13390825" calcext:value-type="float">
            <text:p>13390825</text:p>
          </table:table-cell>
          <table:table-cell table:formula="of:=[.A839]/1000/(60*60*24)" office:value-type="time" office:time-value="PT03H43M10.825S" calcext:value-type="time">
            <text:p>03:4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6.83" calcext:value-type="float">
            <text:p>456.83</text:p>
          </table:table-cell>
          <table:table-cell office:value-type="float" office:value="558.51" calcext:value-type="float">
            <text:p>558.51</text:p>
          </table:table-cell>
        </table:table-row>
        <table:table-row table:style-name="ro1">
          <table:table-cell office:value-type="float" office:value="13406825" calcext:value-type="float">
            <text:p>13406825</text:p>
          </table:table-cell>
          <table:table-cell table:formula="of:=[.A840]/1000/(60*60*24)" office:value-type="time" office:time-value="PT03H43M26.825S" calcext:value-type="time">
            <text:p>03:4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7.36" calcext:value-type="float">
            <text:p>457.36</text:p>
          </table:table-cell>
          <table:table-cell office:value-type="float" office:value="559.15" calcext:value-type="float">
            <text:p>559.15</text:p>
          </table:table-cell>
        </table:table-row>
        <table:table-row table:style-name="ro1">
          <table:table-cell office:value-type="float" office:value="13422825" calcext:value-type="float">
            <text:p>13422825</text:p>
          </table:table-cell>
          <table:table-cell table:formula="of:=[.A841]/1000/(60*60*24)" office:value-type="time" office:time-value="PT03H43M42.825S" calcext:value-type="time">
            <text:p>03:4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7.9" calcext:value-type="float">
            <text:p>457.9</text:p>
          </table:table-cell>
          <table:table-cell office:value-type="float" office:value="559.8" calcext:value-type="float">
            <text:p>559.8</text:p>
          </table:table-cell>
        </table:table-row>
        <table:table-row table:style-name="ro1">
          <table:table-cell office:value-type="float" office:value="13438825" calcext:value-type="float">
            <text:p>13438825</text:p>
          </table:table-cell>
          <table:table-cell table:formula="of:=[.A842]/1000/(60*60*24)" office:value-type="time" office:time-value="PT03H43M58.825S" calcext:value-type="time">
            <text:p>03:4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8.44" calcext:value-type="float">
            <text:p>458.44</text:p>
          </table:table-cell>
          <table:table-cell office:value-type="float" office:value="560.44" calcext:value-type="float">
            <text:p>560.44</text:p>
          </table:table-cell>
        </table:table-row>
        <table:table-row table:style-name="ro1">
          <table:table-cell office:value-type="float" office:value="13454825" calcext:value-type="float">
            <text:p>13454825</text:p>
          </table:table-cell>
          <table:table-cell table:formula="of:=[.A843]/1000/(60*60*24)" office:value-type="time" office:time-value="PT03H44M14.825S" calcext:value-type="time">
            <text:p>03:4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58.97" calcext:value-type="float">
            <text:p>458.97</text:p>
          </table:table-cell>
          <table:table-cell office:value-type="float" office:value="561.08" calcext:value-type="float">
            <text:p>561.08</text:p>
          </table:table-cell>
        </table:table-row>
        <table:table-row table:style-name="ro1">
          <table:table-cell office:value-type="float" office:value="13470825" calcext:value-type="float">
            <text:p>13470825</text:p>
          </table:table-cell>
          <table:table-cell table:formula="of:=[.A844]/1000/(60*60*24)" office:value-type="time" office:time-value="PT03H44M30.825S" calcext:value-type="time">
            <text:p>03:4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59.51" calcext:value-type="float">
            <text:p>459.51</text:p>
          </table:table-cell>
          <table:table-cell office:value-type="float" office:value="561.73" calcext:value-type="float">
            <text:p>561.73</text:p>
          </table:table-cell>
        </table:table-row>
        <table:table-row table:style-name="ro1">
          <table:table-cell office:value-type="float" office:value="13486825" calcext:value-type="float">
            <text:p>13486825</text:p>
          </table:table-cell>
          <table:table-cell table:formula="of:=[.A845]/1000/(60*60*24)" office:value-type="time" office:time-value="PT03H44M46.825S" calcext:value-type="time">
            <text:p>03:4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0.04" calcext:value-type="float">
            <text:p>460.04</text:p>
          </table:table-cell>
          <table:table-cell office:value-type="float" office:value="562.37" calcext:value-type="float">
            <text:p>562.37</text:p>
          </table:table-cell>
        </table:table-row>
        <table:table-row table:style-name="ro1">
          <table:table-cell office:value-type="float" office:value="13502825" calcext:value-type="float">
            <text:p>13502825</text:p>
          </table:table-cell>
          <table:table-cell table:formula="of:=[.A846]/1000/(60*60*24)" office:value-type="time" office:time-value="PT03H45M02.825S" calcext:value-type="time">
            <text:p>03:4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0.58" calcext:value-type="float">
            <text:p>460.58</text:p>
          </table:table-cell>
          <table:table-cell office:value-type="float" office:value="563.01" calcext:value-type="float">
            <text:p>563.01</text:p>
          </table:table-cell>
        </table:table-row>
        <table:table-row table:style-name="ro1">
          <table:table-cell office:value-type="float" office:value="13518825" calcext:value-type="float">
            <text:p>13518825</text:p>
          </table:table-cell>
          <table:table-cell table:formula="of:=[.A847]/1000/(60*60*24)" office:value-type="time" office:time-value="PT03H45M18.825S" calcext:value-type="time">
            <text:p>03:4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461.11" calcext:value-type="float">
            <text:p>461.11</text:p>
          </table:table-cell>
          <table:table-cell office:value-type="float" office:value="563.65" calcext:value-type="float">
            <text:p>563.65</text:p>
          </table:table-cell>
        </table:table-row>
        <table:table-row table:style-name="ro1">
          <table:table-cell office:value-type="float" office:value="13534825" calcext:value-type="float">
            <text:p>13534825</text:p>
          </table:table-cell>
          <table:table-cell table:formula="of:=[.A848]/1000/(60*60*24)" office:value-type="time" office:time-value="PT03H45M34.825S" calcext:value-type="time">
            <text:p>03:4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461.65" calcext:value-type="float">
            <text:p>461.65</text:p>
          </table:table-cell>
          <table:table-cell office:value-type="float" office:value="564.29" calcext:value-type="float">
            <text:p>564.29</text:p>
          </table:table-cell>
        </table:table-row>
        <table:table-row table:style-name="ro1">
          <table:table-cell office:value-type="float" office:value="13550825" calcext:value-type="float">
            <text:p>13550825</text:p>
          </table:table-cell>
          <table:table-cell table:formula="of:=[.A849]/1000/(60*60*24)" office:value-type="time" office:time-value="PT03H45M50.825S" calcext:value-type="time">
            <text:p>03:4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2.19" calcext:value-type="float">
            <text:p>462.19</text:p>
          </table:table-cell>
          <table:table-cell office:value-type="float" office:value="564.94" calcext:value-type="float">
            <text:p>564.94</text:p>
          </table:table-cell>
        </table:table-row>
        <table:table-row table:style-name="ro1">
          <table:table-cell office:value-type="float" office:value="13566825" calcext:value-type="float">
            <text:p>13566825</text:p>
          </table:table-cell>
          <table:table-cell table:formula="of:=[.A850]/1000/(60*60*24)" office:value-type="time" office:time-value="PT03H46M06.825S" calcext:value-type="time">
            <text:p>03:4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2.72" calcext:value-type="float">
            <text:p>462.72</text:p>
          </table:table-cell>
          <table:table-cell office:value-type="float" office:value="565.58" calcext:value-type="float">
            <text:p>565.58</text:p>
          </table:table-cell>
        </table:table-row>
        <table:table-row table:style-name="ro1">
          <table:table-cell office:value-type="float" office:value="13582825" calcext:value-type="float">
            <text:p>13582825</text:p>
          </table:table-cell>
          <table:table-cell table:formula="of:=[.A851]/1000/(60*60*24)" office:value-type="time" office:time-value="PT03H46M22.825S" calcext:value-type="time">
            <text:p>03:4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3.26" calcext:value-type="float">
            <text:p>463.26</text:p>
          </table:table-cell>
          <table:table-cell office:value-type="float" office:value="566.22" calcext:value-type="float">
            <text:p>566.22</text:p>
          </table:table-cell>
        </table:table-row>
        <table:table-row table:style-name="ro1">
          <table:table-cell office:value-type="float" office:value="13598825" calcext:value-type="float">
            <text:p>13598825</text:p>
          </table:table-cell>
          <table:table-cell table:formula="of:=[.A852]/1000/(60*60*24)" office:value-type="time" office:time-value="PT03H46M38.825S" calcext:value-type="time">
            <text:p>03:4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3.79" calcext:value-type="float">
            <text:p>463.79</text:p>
          </table:table-cell>
          <table:table-cell office:value-type="float" office:value="566.86" calcext:value-type="float">
            <text:p>566.86</text:p>
          </table:table-cell>
        </table:table-row>
        <table:table-row table:style-name="ro1">
          <table:table-cell office:value-type="float" office:value="13614825" calcext:value-type="float">
            <text:p>13614825</text:p>
          </table:table-cell>
          <table:table-cell table:formula="of:=[.A853]/1000/(60*60*24)" office:value-type="time" office:time-value="PT03H46M54.825S" calcext:value-type="time">
            <text:p>03:4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4.33" calcext:value-type="float">
            <text:p>464.33</text:p>
          </table:table-cell>
          <table:table-cell office:value-type="float" office:value="567.5" calcext:value-type="float">
            <text:p>567.5</text:p>
          </table:table-cell>
        </table:table-row>
        <table:table-row table:style-name="ro1">
          <table:table-cell office:value-type="float" office:value="13630825" calcext:value-type="float">
            <text:p>13630825</text:p>
          </table:table-cell>
          <table:table-cell table:formula="of:=[.A854]/1000/(60*60*24)" office:value-type="time" office:time-value="PT03H47M10.825S" calcext:value-type="time">
            <text:p>03:4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4.86" calcext:value-type="float">
            <text:p>464.86</text:p>
          </table:table-cell>
          <table:table-cell office:value-type="float" office:value="568.15" calcext:value-type="float">
            <text:p>568.15</text:p>
          </table:table-cell>
        </table:table-row>
        <table:table-row table:style-name="ro1">
          <table:table-cell office:value-type="float" office:value="13646825" calcext:value-type="float">
            <text:p>13646825</text:p>
          </table:table-cell>
          <table:table-cell table:formula="of:=[.A855]/1000/(60*60*24)" office:value-type="time" office:time-value="PT03H47M26.825S" calcext:value-type="time">
            <text:p>03:47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5.4" calcext:value-type="float">
            <text:p>465.4</text:p>
          </table:table-cell>
          <table:table-cell office:value-type="float" office:value="568.79" calcext:value-type="float">
            <text:p>568.79</text:p>
          </table:table-cell>
        </table:table-row>
        <table:table-row table:style-name="ro1">
          <table:table-cell office:value-type="float" office:value="13662825" calcext:value-type="float">
            <text:p>13662825</text:p>
          </table:table-cell>
          <table:table-cell table:formula="of:=[.A856]/1000/(60*60*24)" office:value-type="time" office:time-value="PT03H47M42.825S" calcext:value-type="time">
            <text:p>03:4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5.94" calcext:value-type="float">
            <text:p>465.94</text:p>
          </table:table-cell>
          <table:table-cell office:value-type="float" office:value="569.43" calcext:value-type="float">
            <text:p>569.43</text:p>
          </table:table-cell>
        </table:table-row>
        <table:table-row table:style-name="ro1">
          <table:table-cell office:value-type="float" office:value="13678825" calcext:value-type="float">
            <text:p>13678825</text:p>
          </table:table-cell>
          <table:table-cell table:formula="of:=[.A857]/1000/(60*60*24)" office:value-type="time" office:time-value="PT03H47M58.825S" calcext:value-type="time">
            <text:p>03:47:5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6.47" calcext:value-type="float">
            <text:p>466.47</text:p>
          </table:table-cell>
          <table:table-cell office:value-type="float" office:value="570.07" calcext:value-type="float">
            <text:p>570.07</text:p>
          </table:table-cell>
        </table:table-row>
        <table:table-row table:style-name="ro1">
          <table:table-cell office:value-type="float" office:value="13694825" calcext:value-type="float">
            <text:p>13694825</text:p>
          </table:table-cell>
          <table:table-cell table:formula="of:=[.A858]/1000/(60*60*24)" office:value-type="time" office:time-value="PT03H48M14.825S" calcext:value-type="time">
            <text:p>03:4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7.01" calcext:value-type="float">
            <text:p>467.01</text:p>
          </table:table-cell>
          <table:table-cell office:value-type="float" office:value="570.71" calcext:value-type="float">
            <text:p>570.71</text:p>
          </table:table-cell>
        </table:table-row>
        <table:table-row table:style-name="ro1">
          <table:table-cell office:value-type="float" office:value="13710825" calcext:value-type="float">
            <text:p>13710825</text:p>
          </table:table-cell>
          <table:table-cell table:formula="of:=[.A859]/1000/(60*60*24)" office:value-type="time" office:time-value="PT03H48M30.825S" calcext:value-type="time">
            <text:p>03:48:3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467.54" calcext:value-type="float">
            <text:p>467.54</text:p>
          </table:table-cell>
          <table:table-cell office:value-type="float" office:value="571.35" calcext:value-type="float">
            <text:p>571.35</text:p>
          </table:table-cell>
        </table:table-row>
        <table:table-row table:style-name="ro1">
          <table:table-cell office:value-type="float" office:value="13726825" calcext:value-type="float">
            <text:p>13726825</text:p>
          </table:table-cell>
          <table:table-cell table:formula="of:=[.A860]/1000/(60*60*24)" office:value-type="time" office:time-value="PT03H48M46.825S" calcext:value-type="time">
            <text:p>03:4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68.08" calcext:value-type="float">
            <text:p>468.0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3742825" calcext:value-type="float">
            <text:p>13742825</text:p>
          </table:table-cell>
          <table:table-cell table:formula="of:=[.A861]/1000/(60*60*24)" office:value-type="time" office:time-value="PT03H49M02.825S" calcext:value-type="time">
            <text:p>03:4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8.61" calcext:value-type="float">
            <text:p>468.61</text:p>
          </table:table-cell>
          <table:table-cell office:value-type="float" office:value="572.64" calcext:value-type="float">
            <text:p>572.64</text:p>
          </table:table-cell>
        </table:table-row>
        <table:table-row table:style-name="ro1">
          <table:table-cell office:value-type="float" office:value="13758825" calcext:value-type="float">
            <text:p>13758825</text:p>
          </table:table-cell>
          <table:table-cell table:formula="of:=[.A862]/1000/(60*60*24)" office:value-type="time" office:time-value="PT03H49M18.825S" calcext:value-type="time">
            <text:p>03:49:19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9.15" calcext:value-type="float">
            <text:p>469.15</text:p>
          </table:table-cell>
          <table:table-cell office:value-type="float" office:value="573.28" calcext:value-type="float">
            <text:p>573.28</text:p>
          </table:table-cell>
        </table:table-row>
        <table:table-row table:style-name="ro1">
          <table:table-cell office:value-type="float" office:value="13774825" calcext:value-type="float">
            <text:p>13774825</text:p>
          </table:table-cell>
          <table:table-cell table:formula="of:=[.A863]/1000/(60*60*24)" office:value-type="time" office:time-value="PT03H49M34.825S" calcext:value-type="time">
            <text:p>03:49:35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469.68" calcext:value-type="float">
            <text:p>469.68</text:p>
          </table:table-cell>
          <table:table-cell office:value-type="float" office:value="573.92" calcext:value-type="float">
            <text:p>573.92</text:p>
          </table:table-cell>
        </table:table-row>
        <table:table-row table:style-name="ro1">
          <table:table-cell office:value-type="float" office:value="13790825" calcext:value-type="float">
            <text:p>13790825</text:p>
          </table:table-cell>
          <table:table-cell table:formula="of:=[.A864]/1000/(60*60*24)" office:value-type="time" office:time-value="PT03H49M50.825S" calcext:value-type="time">
            <text:p>03:49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0.22" calcext:value-type="float">
            <text:p>470.22</text:p>
          </table:table-cell>
          <table:table-cell office:value-type="float" office:value="574.56" calcext:value-type="float">
            <text:p>574.56</text:p>
          </table:table-cell>
        </table:table-row>
        <table:table-row table:style-name="ro1">
          <table:table-cell office:value-type="float" office:value="13806825" calcext:value-type="float">
            <text:p>13806825</text:p>
          </table:table-cell>
          <table:table-cell table:formula="of:=[.A865]/1000/(60*60*24)" office:value-type="time" office:time-value="PT03H50M06.825S" calcext:value-type="time">
            <text:p>03:5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0.76" calcext:value-type="float">
            <text:p>470.76</text:p>
          </table:table-cell>
          <table:table-cell office:value-type="float" office:value="575.2" calcext:value-type="float">
            <text:p>575.2</text:p>
          </table:table-cell>
        </table:table-row>
        <table:table-row table:style-name="ro1">
          <table:table-cell office:value-type="float" office:value="13822825" calcext:value-type="float">
            <text:p>13822825</text:p>
          </table:table-cell>
          <table:table-cell table:formula="of:=[.A866]/1000/(60*60*24)" office:value-type="time" office:time-value="PT03H50M22.825S" calcext:value-type="time">
            <text:p>03:50:2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1.29" calcext:value-type="float">
            <text:p>471.29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13838825" calcext:value-type="float">
            <text:p>13838825</text:p>
          </table:table-cell>
          <table:table-cell table:formula="of:=[.A867]/1000/(60*60*24)" office:value-type="time" office:time-value="PT03H50M38.825S" calcext:value-type="time">
            <text:p>03:50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71.83" calcext:value-type="float">
            <text:p>471.83</text:p>
          </table:table-cell>
          <table:table-cell office:value-type="float" office:value="576.48" calcext:value-type="float">
            <text:p>576.48</text:p>
          </table:table-cell>
        </table:table-row>
        <table:table-row table:style-name="ro1">
          <table:table-cell office:value-type="float" office:value="13854825" calcext:value-type="float">
            <text:p>13854825</text:p>
          </table:table-cell>
          <table:table-cell table:formula="of:=[.A868]/1000/(60*60*24)" office:value-type="time" office:time-value="PT03H50M54.825S" calcext:value-type="time">
            <text:p>03:5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9" calcext:value-type="float">
            <text:p>144.49</text:p>
          </table:table-cell>
          <table:table-cell office:value-type="float" office:value="472.36" calcext:value-type="float">
            <text:p>472.36</text:p>
          </table:table-cell>
          <table:table-cell office:value-type="float" office:value="577.13" calcext:value-type="float">
            <text:p>577.13</text:p>
          </table:table-cell>
        </table:table-row>
        <table:table-row table:style-name="ro1">
          <table:table-cell office:value-type="float" office:value="13870825" calcext:value-type="float">
            <text:p>13870825</text:p>
          </table:table-cell>
          <table:table-cell table:formula="of:=[.A869]/1000/(60*60*24)" office:value-type="time" office:time-value="PT03H51M10.825S" calcext:value-type="time">
            <text:p>03:51:11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472.9" calcext:value-type="float">
            <text:p>472.9</text:p>
          </table:table-cell>
          <table:table-cell office:value-type="float" office:value="577.77" calcext:value-type="float">
            <text:p>577.77</text:p>
          </table:table-cell>
        </table:table-row>
        <table:table-row table:style-name="ro1">
          <table:table-cell office:value-type="float" office:value="13886825" calcext:value-type="float">
            <text:p>13886825</text:p>
          </table:table-cell>
          <table:table-cell table:formula="of:=[.A870]/1000/(60*60*24)" office:value-type="time" office:time-value="PT03H51M26.825S" calcext:value-type="time">
            <text:p>03:5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473.43" calcext:value-type="float">
            <text:p>473.43</text:p>
          </table:table-cell>
          <table:table-cell office:value-type="float" office:value="578.41" calcext:value-type="float">
            <text:p>578.41</text:p>
          </table:table-cell>
        </table:table-row>
        <table:table-row table:style-name="ro1">
          <table:table-cell office:value-type="float" office:value="13902825" calcext:value-type="float">
            <text:p>13902825</text:p>
          </table:table-cell>
          <table:table-cell table:formula="of:=[.A871]/1000/(60*60*24)" office:value-type="time" office:time-value="PT03H51M42.825S" calcext:value-type="time">
            <text:p>03:51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3.97" calcext:value-type="float">
            <text:p>473.97</text:p>
          </table:table-cell>
          <table:table-cell office:value-type="float" office:value="579.05" calcext:value-type="float">
            <text:p>579.05</text:p>
          </table:table-cell>
        </table:table-row>
        <table:table-row table:style-name="ro1">
          <table:table-cell office:value-type="float" office:value="13918825" calcext:value-type="float">
            <text:p>13918825</text:p>
          </table:table-cell>
          <table:table-cell table:formula="of:=[.A872]/1000/(60*60*24)" office:value-type="time" office:time-value="PT03H51M58.825S" calcext:value-type="time">
            <text:p>03:51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74.5" calcext:value-type="float">
            <text:p>474.5</text:p>
          </table:table-cell>
          <table:table-cell office:value-type="float" office:value="579.69" calcext:value-type="float">
            <text:p>579.69</text:p>
          </table:table-cell>
        </table:table-row>
        <table:table-row table:style-name="ro1">
          <table:table-cell office:value-type="float" office:value="13934825" calcext:value-type="float">
            <text:p>13934825</text:p>
          </table:table-cell>
          <table:table-cell table:formula="of:=[.A873]/1000/(60*60*24)" office:value-type="time" office:time-value="PT03H52M14.825S" calcext:value-type="time">
            <text:p>03:52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75.04" calcext:value-type="float">
            <text:p>475.04</text:p>
          </table:table-cell>
          <table:table-cell office:value-type="float" office:value="580.33" calcext:value-type="float">
            <text:p>580.33</text:p>
          </table:table-cell>
        </table:table-row>
        <table:table-row table:style-name="ro1">
          <table:table-cell office:value-type="float" office:value="13950825" calcext:value-type="float">
            <text:p>13950825</text:p>
          </table:table-cell>
          <table:table-cell table:formula="of:=[.A874]/1000/(60*60*24)" office:value-type="time" office:time-value="PT03H52M30.825S" calcext:value-type="time">
            <text:p>03:52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5.57" calcext:value-type="float">
            <text:p>475.57</text:p>
          </table:table-cell>
          <table:table-cell office:value-type="float" office:value="580.97" calcext:value-type="float">
            <text:p>580.97</text:p>
          </table:table-cell>
        </table:table-row>
        <table:table-row table:style-name="ro1">
          <table:table-cell office:value-type="float" office:value="13966825" calcext:value-type="float">
            <text:p>13966825</text:p>
          </table:table-cell>
          <table:table-cell table:formula="of:=[.A875]/1000/(60*60*24)" office:value-type="time" office:time-value="PT03H52M46.825S" calcext:value-type="time">
            <text:p>03:52:4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6.11" calcext:value-type="float">
            <text:p>476.11</text:p>
          </table:table-cell>
          <table:table-cell office:value-type="float" office:value="581.61" calcext:value-type="float">
            <text:p>581.61</text:p>
          </table:table-cell>
        </table:table-row>
        <table:table-row table:style-name="ro1">
          <table:table-cell office:value-type="float" office:value="13982825" calcext:value-type="float">
            <text:p>13982825</text:p>
          </table:table-cell>
          <table:table-cell table:formula="of:=[.A876]/1000/(60*60*24)" office:value-type="time" office:time-value="PT03H53M02.825S" calcext:value-type="time">
            <text:p>03:53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6.64" calcext:value-type="float">
            <text:p>476.64</text:p>
          </table:table-cell>
          <table:table-cell office:value-type="float" office:value="582.26" calcext:value-type="float">
            <text:p>582.26</text:p>
          </table:table-cell>
        </table:table-row>
        <table:table-row table:style-name="ro1">
          <table:table-cell office:value-type="float" office:value="13998825" calcext:value-type="float">
            <text:p>13998825</text:p>
          </table:table-cell>
          <table:table-cell table:formula="of:=[.A877]/1000/(60*60*24)" office:value-type="time" office:time-value="PT03H53M18.825S" calcext:value-type="time">
            <text:p>03:53:1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7.18" calcext:value-type="float">
            <text:p>477.18</text:p>
          </table:table-cell>
          <table:table-cell office:value-type="float" office:value="582.9" calcext:value-type="float">
            <text:p>582.9</text:p>
          </table:table-cell>
        </table:table-row>
        <table:table-row table:style-name="ro1">
          <table:table-cell office:value-type="float" office:value="14014825" calcext:value-type="float">
            <text:p>14014825</text:p>
          </table:table-cell>
          <table:table-cell table:formula="of:=[.A878]/1000/(60*60*24)" office:value-type="time" office:time-value="PT03H53M34.825S" calcext:value-type="time">
            <text:p>03:53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7.71" calcext:value-type="float">
            <text:p>477.71</text:p>
          </table:table-cell>
          <table:table-cell office:value-type="float" office:value="583.54" calcext:value-type="float">
            <text:p>583.54</text:p>
          </table:table-cell>
        </table:table-row>
        <table:table-row table:style-name="ro1">
          <table:table-cell office:value-type="float" office:value="14030825" calcext:value-type="float">
            <text:p>14030825</text:p>
          </table:table-cell>
          <table:table-cell table:formula="of:=[.A879]/1000/(60*60*24)" office:value-type="time" office:time-value="PT03H53M50.825S" calcext:value-type="time">
            <text:p>03:53:5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78.25" calcext:value-type="float">
            <text:p>478.25</text:p>
          </table:table-cell>
          <table:table-cell office:value-type="float" office:value="584.18" calcext:value-type="float">
            <text:p>584.18</text:p>
          </table:table-cell>
        </table:table-row>
        <table:table-row table:style-name="ro1">
          <table:table-cell office:value-type="float" office:value="14046825" calcext:value-type="float">
            <text:p>14046825</text:p>
          </table:table-cell>
          <table:table-cell table:formula="of:=[.A880]/1000/(60*60*24)" office:value-type="time" office:time-value="PT03H54M06.825S" calcext:value-type="time">
            <text:p>03:54:0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8.78" calcext:value-type="float">
            <text:p>478.78</text:p>
          </table:table-cell>
          <table:table-cell office:value-type="float" office:value="584.82" calcext:value-type="float">
            <text:p>584.82</text:p>
          </table:table-cell>
        </table:table-row>
        <table:table-row table:style-name="ro1">
          <table:table-cell office:value-type="float" office:value="14062825" calcext:value-type="float">
            <text:p>14062825</text:p>
          </table:table-cell>
          <table:table-cell table:formula="of:=[.A881]/1000/(60*60*24)" office:value-type="time" office:time-value="PT03H54M22.825S" calcext:value-type="time">
            <text:p>03:54:2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79.32" calcext:value-type="float">
            <text:p>479.32</text:p>
          </table:table-cell>
          <table:table-cell office:value-type="float" office:value="585.46" calcext:value-type="float">
            <text:p>585.46</text:p>
          </table:table-cell>
        </table:table-row>
        <table:table-row table:style-name="ro1">
          <table:table-cell office:value-type="float" office:value="14078825" calcext:value-type="float">
            <text:p>14078825</text:p>
          </table:table-cell>
          <table:table-cell table:formula="of:=[.A882]/1000/(60*60*24)" office:value-type="time" office:time-value="PT03H54M38.825S" calcext:value-type="time">
            <text:p>03:54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79.85" calcext:value-type="float">
            <text:p>479.85</text:p>
          </table:table-cell>
          <table:table-cell office:value-type="float" office:value="586.1" calcext:value-type="float">
            <text:p>586.1</text:p>
          </table:table-cell>
        </table:table-row>
        <table:table-row table:style-name="ro1">
          <table:table-cell office:value-type="float" office:value="14094825" calcext:value-type="float">
            <text:p>14094825</text:p>
          </table:table-cell>
          <table:table-cell table:formula="of:=[.A883]/1000/(60*60*24)" office:value-type="time" office:time-value="PT03H54M54.825S" calcext:value-type="time">
            <text:p>03:54:5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0.39" calcext:value-type="float">
            <text:p>480.39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>
          <table:table-cell office:value-type="float" office:value="14110825" calcext:value-type="float">
            <text:p>14110825</text:p>
          </table:table-cell>
          <table:table-cell table:formula="of:=[.A884]/1000/(60*60*24)" office:value-type="time" office:time-value="PT03H55M10.825S" calcext:value-type="time">
            <text:p>03:55:1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0.92" calcext:value-type="float">
            <text:p>480.92</text:p>
          </table:table-cell>
          <table:table-cell office:value-type="float" office:value="587.38" calcext:value-type="float">
            <text:p>587.38</text:p>
          </table:table-cell>
        </table:table-row>
        <table:table-row table:style-name="ro1">
          <table:table-cell office:value-type="float" office:value="14126825" calcext:value-type="float">
            <text:p>14126825</text:p>
          </table:table-cell>
          <table:table-cell table:formula="of:=[.A885]/1000/(60*60*24)" office:value-type="time" office:time-value="PT03H55M26.825S" calcext:value-type="time">
            <text:p>03:55:27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.48" calcext:value-type="float">
            <text:p>144.48</text:p>
          </table:table-cell>
          <table:table-cell office:value-type="float" office:value="481.46" calcext:value-type="float">
            <text:p>481.46</text:p>
          </table:table-cell>
          <table:table-cell office:value-type="float" office:value="588.02" calcext:value-type="float">
            <text:p>588.02</text:p>
          </table:table-cell>
        </table:table-row>
        <table:table-row table:style-name="ro1">
          <table:table-cell office:value-type="float" office:value="14142825" calcext:value-type="float">
            <text:p>14142825</text:p>
          </table:table-cell>
          <table:table-cell table:formula="of:=[.A886]/1000/(60*60*24)" office:value-type="time" office:time-value="PT03H55M42.825S" calcext:value-type="time">
            <text:p>03:55:4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1.99" calcext:value-type="float">
            <text:p>481.99</text:p>
          </table:table-cell>
          <table:table-cell office:value-type="float" office:value="588.66" calcext:value-type="float">
            <text:p>588.66</text:p>
          </table:table-cell>
        </table:table-row>
        <table:table-row table:style-name="ro1">
          <table:table-cell office:value-type="float" office:value="14158825" calcext:value-type="float">
            <text:p>14158825</text:p>
          </table:table-cell>
          <table:table-cell table:formula="of:=[.A887]/1000/(60*60*24)" office:value-type="time" office:time-value="PT03H55M58.825S" calcext:value-type="time">
            <text:p>03:55:5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2.53" calcext:value-type="float">
            <text:p>482.53</text:p>
          </table:table-cell>
          <table:table-cell office:value-type="float" office:value="589.3" calcext:value-type="float">
            <text:p>589.3</text:p>
          </table:table-cell>
        </table:table-row>
        <table:table-row table:style-name="ro1">
          <table:table-cell office:value-type="float" office:value="14174825" calcext:value-type="float">
            <text:p>14174825</text:p>
          </table:table-cell>
          <table:table-cell table:formula="of:=[.A888]/1000/(60*60*24)" office:value-type="time" office:time-value="PT03H56M14.825S" calcext:value-type="time">
            <text:p>03:56:1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3.06" calcext:value-type="float">
            <text:p>483.06</text:p>
          </table:table-cell>
          <table:table-cell office:value-type="float" office:value="589.94" calcext:value-type="float">
            <text:p>589.94</text:p>
          </table:table-cell>
        </table:table-row>
        <table:table-row table:style-name="ro1">
          <table:table-cell office:value-type="float" office:value="14190825" calcext:value-type="float">
            <text:p>14190825</text:p>
          </table:table-cell>
          <table:table-cell table:formula="of:=[.A889]/1000/(60*60*24)" office:value-type="time" office:time-value="PT03H56M30.825S" calcext:value-type="time">
            <text:p>03:56:31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3.6" calcext:value-type="float">
            <text:p>483.6</text:p>
          </table:table-cell>
          <table:table-cell office:value-type="float" office:value="590.58" calcext:value-type="float">
            <text:p>590.58</text:p>
          </table:table-cell>
        </table:table-row>
        <table:table-row table:style-name="ro1">
          <table:table-cell office:value-type="float" office:value="14206825" calcext:value-type="float">
            <text:p>14206825</text:p>
          </table:table-cell>
          <table:table-cell table:formula="of:=[.A890]/1000/(60*60*24)" office:value-type="time" office:time-value="PT03H56M46.825S" calcext:value-type="time">
            <text:p>03:56:4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4.13" calcext:value-type="float">
            <text:p>484.13</text:p>
          </table:table-cell>
          <table:table-cell office:value-type="float" office:value="591.22" calcext:value-type="float">
            <text:p>591.22</text:p>
          </table:table-cell>
        </table:table-row>
        <table:table-row table:style-name="ro1">
          <table:table-cell office:value-type="float" office:value="14222825" calcext:value-type="float">
            <text:p>14222825</text:p>
          </table:table-cell>
          <table:table-cell table:formula="of:=[.A891]/1000/(60*60*24)" office:value-type="time" office:time-value="PT03H57M02.825S" calcext:value-type="time">
            <text:p>03:57:03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4.67" calcext:value-type="float">
            <text:p>484.67</text:p>
          </table:table-cell>
          <table:table-cell office:value-type="float" office:value="591.86" calcext:value-type="float">
            <text:p>591.86</text:p>
          </table:table-cell>
        </table:table-row>
        <table:table-row table:style-name="ro1">
          <table:table-cell office:value-type="float" office:value="14238825" calcext:value-type="float">
            <text:p>14238825</text:p>
          </table:table-cell>
          <table:table-cell table:formula="of:=[.A892]/1000/(60*60*24)" office:value-type="time" office:time-value="PT03H57M18.825S" calcext:value-type="time">
            <text:p>03:57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4.36" calcext:value-type="float">
            <text:p>144.36</text:p>
          </table:table-cell>
          <table:table-cell office:value-type="float" office:value="485.2" calcext:value-type="float">
            <text:p>485.2</text:p>
          </table:table-cell>
          <table:table-cell office:value-type="float" office:value="592.5" calcext:value-type="float">
            <text:p>592.5</text:p>
          </table:table-cell>
        </table:table-row>
        <table:table-row table:style-name="ro1">
          <table:table-cell office:value-type="float" office:value="14254825" calcext:value-type="float">
            <text:p>14254825</text:p>
          </table:table-cell>
          <table:table-cell table:formula="of:=[.A893]/1000/(60*60*24)" office:value-type="time" office:time-value="PT03H57M34.825S" calcext:value-type="time">
            <text:p>03:57:35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5.74" calcext:value-type="float">
            <text:p>485.74</text:p>
          </table:table-cell>
          <table:table-cell office:value-type="float" office:value="593.14" calcext:value-type="float">
            <text:p>593.14</text:p>
          </table:table-cell>
        </table:table-row>
        <table:table-row table:style-name="ro1">
          <table:table-cell office:value-type="float" office:value="14270825" calcext:value-type="float">
            <text:p>14270825</text:p>
          </table:table-cell>
          <table:table-cell table:formula="of:=[.A894]/1000/(60*60*24)" office:value-type="time" office:time-value="PT03H57M50.825S" calcext:value-type="time">
            <text:p>03:57:5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6.27" calcext:value-type="float">
            <text:p>486.27</text:p>
          </table:table-cell>
          <table:table-cell office:value-type="float" office:value="593.78" calcext:value-type="float">
            <text:p>593.78</text:p>
          </table:table-cell>
        </table:table-row>
        <table:table-row table:style-name="ro1">
          <table:table-cell office:value-type="float" office:value="14286825" calcext:value-type="float">
            <text:p>14286825</text:p>
          </table:table-cell>
          <table:table-cell table:formula="of:=[.A895]/1000/(60*60*24)" office:value-type="time" office:time-value="PT03H58M06.825S" calcext:value-type="time">
            <text:p>03:58:0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6.81" calcext:value-type="float">
            <text:p>486.81</text:p>
          </table:table-cell>
          <table:table-cell office:value-type="float" office:value="594.42" calcext:value-type="float">
            <text:p>594.42</text:p>
          </table:table-cell>
        </table:table-row>
        <table:table-row table:style-name="ro1">
          <table:table-cell office:value-type="float" office:value="14302825" calcext:value-type="float">
            <text:p>14302825</text:p>
          </table:table-cell>
          <table:table-cell table:formula="of:=[.A896]/1000/(60*60*24)" office:value-type="time" office:time-value="PT03H58M22.825S" calcext:value-type="time">
            <text:p>03:58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87.34" calcext:value-type="float">
            <text:p>487.34</text:p>
          </table:table-cell>
          <table:table-cell office:value-type="float" office:value="595.06" calcext:value-type="float">
            <text:p>595.06</text:p>
          </table:table-cell>
        </table:table-row>
        <table:table-row table:style-name="ro1">
          <table:table-cell office:value-type="float" office:value="14318825" calcext:value-type="float">
            <text:p>14318825</text:p>
          </table:table-cell>
          <table:table-cell table:formula="of:=[.A897]/1000/(60*60*24)" office:value-type="time" office:time-value="PT03H58M38.825S" calcext:value-type="time">
            <text:p>03:58:39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487.88" calcext:value-type="float">
            <text:p>487.88</text:p>
          </table:table-cell>
          <table:table-cell office:value-type="float" office:value="595.7" calcext:value-type="float">
            <text:p>595.7</text:p>
          </table:table-cell>
        </table:table-row>
        <table:table-row table:style-name="ro1">
          <table:table-cell office:value-type="float" office:value="14334825" calcext:value-type="float">
            <text:p>14334825</text:p>
          </table:table-cell>
          <table:table-cell table:formula="of:=[.A898]/1000/(60*60*24)" office:value-type="time" office:time-value="PT03H58M54.825S" calcext:value-type="time">
            <text:p>03:58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8.41" calcext:value-type="float">
            <text:p>488.41</text:p>
          </table:table-cell>
          <table:table-cell office:value-type="float" office:value="596.34" calcext:value-type="float">
            <text:p>596.34</text:p>
          </table:table-cell>
        </table:table-row>
        <table:table-row table:style-name="ro1">
          <table:table-cell office:value-type="float" office:value="14350825" calcext:value-type="float">
            <text:p>14350825</text:p>
          </table:table-cell>
          <table:table-cell table:formula="of:=[.A899]/1000/(60*60*24)" office:value-type="time" office:time-value="PT03H59M10.825S" calcext:value-type="time">
            <text:p>03:59:1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8.95" calcext:value-type="float">
            <text:p>488.95</text:p>
          </table:table-cell>
          <table:table-cell office:value-type="float" office:value="596.98" calcext:value-type="float">
            <text:p>596.98</text:p>
          </table:table-cell>
        </table:table-row>
        <table:table-row table:style-name="ro1">
          <table:table-cell office:value-type="float" office:value="14366825" calcext:value-type="float">
            <text:p>14366825</text:p>
          </table:table-cell>
          <table:table-cell table:formula="of:=[.A900]/1000/(60*60*24)" office:value-type="time" office:time-value="PT03H59M26.825S" calcext:value-type="time">
            <text:p>03:59:27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89.48" calcext:value-type="float">
            <text:p>489.48</text:p>
          </table:table-cell>
          <table:table-cell office:value-type="float" office:value="597.62" calcext:value-type="float">
            <text:p>597.62</text:p>
          </table:table-cell>
        </table:table-row>
        <table:table-row table:style-name="ro1">
          <table:table-cell office:value-type="float" office:value="14382825" calcext:value-type="float">
            <text:p>14382825</text:p>
          </table:table-cell>
          <table:table-cell table:formula="of:=[.A901]/1000/(60*60*24)" office:value-type="time" office:time-value="PT03H59M42.825S" calcext:value-type="time">
            <text:p>03:59:4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0.02" calcext:value-type="float">
            <text:p>490.02</text:p>
          </table:table-cell>
          <table:table-cell office:value-type="float" office:value="598.26" calcext:value-type="float">
            <text:p>598.26</text:p>
          </table:table-cell>
        </table:table-row>
        <table:table-row table:style-name="ro1">
          <table:table-cell office:value-type="float" office:value="14398825" calcext:value-type="float">
            <text:p>14398825</text:p>
          </table:table-cell>
          <table:table-cell table:formula="of:=[.A902]/1000/(60*60*24)" office:value-type="time" office:time-value="PT03H59M58.825S" calcext:value-type="time">
            <text:p>03:59:5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0.55" calcext:value-type="float">
            <text:p>490.55</text:p>
          </table:table-cell>
          <table:table-cell office:value-type="float" office:value="598.9" calcext:value-type="float">
            <text:p>598.9</text:p>
          </table:table-cell>
        </table:table-row>
        <table:table-row table:style-name="ro1">
          <table:table-cell office:value-type="float" office:value="14414825" calcext:value-type="float">
            <text:p>14414825</text:p>
          </table:table-cell>
          <table:table-cell table:formula="of:=[.A903]/1000/(60*60*24)" office:value-type="time" office:time-value="PT04H00M14.825S" calcext:value-type="time">
            <text:p>04:00:1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1.09" calcext:value-type="float">
            <text:p>491.09</text:p>
          </table:table-cell>
          <table:table-cell office:value-type="float" office:value="599.53" calcext:value-type="float">
            <text:p>599.53</text:p>
          </table:table-cell>
        </table:table-row>
        <table:table-row table:style-name="ro1">
          <table:table-cell office:value-type="float" office:value="14430825" calcext:value-type="float">
            <text:p>14430825</text:p>
          </table:table-cell>
          <table:table-cell table:formula="of:=[.A904]/1000/(60*60*24)" office:value-type="time" office:time-value="PT04H00M30.825S" calcext:value-type="time">
            <text:p>04:00:31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1.62" calcext:value-type="float">
            <text:p>491.62</text:p>
          </table:table-cell>
          <table:table-cell office:value-type="float" office:value="600.17" calcext:value-type="float">
            <text:p>600.17</text:p>
          </table:table-cell>
        </table:table-row>
        <table:table-row table:style-name="ro1">
          <table:table-cell office:value-type="float" office:value="14446825" calcext:value-type="float">
            <text:p>14446825</text:p>
          </table:table-cell>
          <table:table-cell table:formula="of:=[.A905]/1000/(60*60*24)" office:value-type="time" office:time-value="PT04H00M46.825S" calcext:value-type="time">
            <text:p>04:00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2.15" calcext:value-type="float">
            <text:p>492.15</text:p>
          </table:table-cell>
          <table:table-cell office:value-type="float" office:value="600.81" calcext:value-type="float">
            <text:p>600.81</text:p>
          </table:table-cell>
        </table:table-row>
        <table:table-row table:style-name="ro1">
          <table:table-cell office:value-type="float" office:value="14462825" calcext:value-type="float">
            <text:p>14462825</text:p>
          </table:table-cell>
          <table:table-cell table:formula="of:=[.A906]/1000/(60*60*24)" office:value-type="time" office:time-value="PT04H01M02.825S" calcext:value-type="time">
            <text:p>04:01:03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2.69" calcext:value-type="float">
            <text:p>492.69</text:p>
          </table:table-cell>
          <table:table-cell office:value-type="float" office:value="601.45" calcext:value-type="float">
            <text:p>601.45</text:p>
          </table:table-cell>
        </table:table-row>
        <table:table-row table:style-name="ro1">
          <table:table-cell office:value-type="float" office:value="14478825" calcext:value-type="float">
            <text:p>14478825</text:p>
          </table:table-cell>
          <table:table-cell table:formula="of:=[.A907]/1000/(60*60*24)" office:value-type="time" office:time-value="PT04H01M18.825S" calcext:value-type="time">
            <text:p>04:01:19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3.22" calcext:value-type="float">
            <text:p>493.22</text:p>
          </table:table-cell>
          <table:table-cell office:value-type="float" office:value="602.09" calcext:value-type="float">
            <text:p>602.09</text:p>
          </table:table-cell>
        </table:table-row>
        <table:table-row table:style-name="ro1">
          <table:table-cell office:value-type="float" office:value="14494825" calcext:value-type="float">
            <text:p>14494825</text:p>
          </table:table-cell>
          <table:table-cell table:formula="of:=[.A908]/1000/(60*60*24)" office:value-type="time" office:time-value="PT04H01M34.825S" calcext:value-type="time">
            <text:p>04:01:3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3.76" calcext:value-type="float">
            <text:p>493.76</text:p>
          </table:table-cell>
          <table:table-cell office:value-type="float" office:value="602.73" calcext:value-type="float">
            <text:p>602.73</text:p>
          </table:table-cell>
        </table:table-row>
        <table:table-row table:style-name="ro1">
          <table:table-cell office:value-type="float" office:value="14510825" calcext:value-type="float">
            <text:p>14510825</text:p>
          </table:table-cell>
          <table:table-cell table:formula="of:=[.A909]/1000/(60*60*24)" office:value-type="time" office:time-value="PT04H01M50.825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4.29" calcext:value-type="float">
            <text:p>494.29</text:p>
          </table:table-cell>
          <table:table-cell office:value-type="float" office:value="603.37" calcext:value-type="float">
            <text:p>603.37</text:p>
          </table:table-cell>
        </table:table-row>
        <table:table-row table:style-name="ro1">
          <table:table-cell office:value-type="float" office:value="14526825" calcext:value-type="float">
            <text:p>14526825</text:p>
          </table:table-cell>
          <table:table-cell table:formula="of:=[.A910]/1000/(60*60*24)" office:value-type="time" office:time-value="PT04H02M06.825S" calcext:value-type="time">
            <text:p>04:02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4.83" calcext:value-type="float">
            <text:p>494.83</text:p>
          </table:table-cell>
          <table:table-cell office:value-type="float" office:value="604.01" calcext:value-type="float">
            <text:p>604.01</text:p>
          </table:table-cell>
        </table:table-row>
        <table:table-row table:style-name="ro1">
          <table:table-cell office:value-type="float" office:value="14542825" calcext:value-type="float">
            <text:p>14542825</text:p>
          </table:table-cell>
          <table:table-cell table:formula="of:=[.A911]/1000/(60*60*24)" office:value-type="time" office:time-value="PT04H02M22.825S" calcext:value-type="time">
            <text:p>04:02:2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5.36" calcext:value-type="float">
            <text:p>495.36</text:p>
          </table:table-cell>
          <table:table-cell office:value-type="float" office:value="604.65" calcext:value-type="float">
            <text:p>604.65</text:p>
          </table:table-cell>
        </table:table-row>
        <table:table-row table:style-name="ro1">
          <table:table-cell office:value-type="float" office:value="14558825" calcext:value-type="float">
            <text:p>14558825</text:p>
          </table:table-cell>
          <table:table-cell table:formula="of:=[.A912]/1000/(60*60*24)" office:value-type="time" office:time-value="PT04H02M38.825S" calcext:value-type="time">
            <text:p>04:02:3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5.9" calcext:value-type="float">
            <text:p>495.9</text:p>
          </table:table-cell>
          <table:table-cell office:value-type="float" office:value="605.29" calcext:value-type="float">
            <text:p>605.29</text:p>
          </table:table-cell>
        </table:table-row>
        <table:table-row table:style-name="ro1">
          <table:table-cell office:value-type="float" office:value="14574825" calcext:value-type="float">
            <text:p>14574825</text:p>
          </table:table-cell>
          <table:table-cell table:formula="of:=[.A913]/1000/(60*60*24)" office:value-type="time" office:time-value="PT04H02M54.825S" calcext:value-type="time">
            <text:p>04:02:55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496.43" calcext:value-type="float">
            <text:p>496.43</text:p>
          </table:table-cell>
          <table:table-cell office:value-type="float" office:value="605.93" calcext:value-type="float">
            <text:p>605.93</text:p>
          </table:table-cell>
        </table:table-row>
        <table:table-row table:style-name="ro1">
          <table:table-cell office:value-type="float" office:value="14590825" calcext:value-type="float">
            <text:p>14590825</text:p>
          </table:table-cell>
          <table:table-cell table:formula="of:=[.A914]/1000/(60*60*24)" office:value-type="time" office:time-value="PT04H03M10.825S" calcext:value-type="time">
            <text:p>04:03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6.96" calcext:value-type="float">
            <text:p>496.96</text:p>
          </table:table-cell>
          <table:table-cell office:value-type="float" office:value="606.56" calcext:value-type="float">
            <text:p>606.56</text:p>
          </table:table-cell>
        </table:table-row>
        <table:table-row table:style-name="ro1">
          <table:table-cell office:value-type="float" office:value="14606825" calcext:value-type="float">
            <text:p>14606825</text:p>
          </table:table-cell>
          <table:table-cell table:formula="of:=[.A915]/1000/(60*60*24)" office:value-type="time" office:time-value="PT04H03M26.825S" calcext:value-type="time">
            <text:p>04:03:2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7.5" calcext:value-type="float">
            <text:p>497.5</text:p>
          </table:table-cell>
          <table:table-cell office:value-type="float" office:value="607.2" calcext:value-type="float">
            <text:p>607.2</text:p>
          </table:table-cell>
        </table:table-row>
        <table:table-row table:style-name="ro1">
          <table:table-cell office:value-type="float" office:value="14622825" calcext:value-type="float">
            <text:p>14622825</text:p>
          </table:table-cell>
          <table:table-cell table:formula="of:=[.A916]/1000/(60*60*24)" office:value-type="time" office:time-value="PT04H03M42.825S" calcext:value-type="time">
            <text:p>04:03:4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8.03" calcext:value-type="float">
            <text:p>498.03</text:p>
          </table:table-cell>
          <table:table-cell office:value-type="float" office:value="607.84" calcext:value-type="float">
            <text:p>607.84</text:p>
          </table:table-cell>
        </table:table-row>
        <table:table-row table:style-name="ro1">
          <table:table-cell office:value-type="float" office:value="14638825" calcext:value-type="float">
            <text:p>14638825</text:p>
          </table:table-cell>
          <table:table-cell table:formula="of:=[.A917]/1000/(60*60*24)" office:value-type="time" office:time-value="PT04H03M58.825S" calcext:value-type="time">
            <text:p>04:03:5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8.57" calcext:value-type="float">
            <text:p>498.57</text:p>
          </table:table-cell>
          <table:table-cell office:value-type="float" office:value="608.48" calcext:value-type="float">
            <text:p>608.48</text:p>
          </table:table-cell>
        </table:table-row>
        <table:table-row table:style-name="ro1">
          <table:table-cell office:value-type="float" office:value="14654825" calcext:value-type="float">
            <text:p>14654825</text:p>
          </table:table-cell>
          <table:table-cell table:formula="of:=[.A918]/1000/(60*60*24)" office:value-type="time" office:time-value="PT04H04M14.825S" calcext:value-type="time">
            <text:p>04:04:15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9.1" calcext:value-type="float">
            <text:p>499.1</text:p>
          </table:table-cell>
          <table:table-cell office:value-type="float" office:value="609.12" calcext:value-type="float">
            <text:p>609.12</text:p>
          </table:table-cell>
        </table:table-row>
        <table:table-row table:style-name="ro1">
          <table:table-cell office:value-type="float" office:value="14670825" calcext:value-type="float">
            <text:p>14670825</text:p>
          </table:table-cell>
          <table:table-cell table:formula="of:=[.A919]/1000/(60*60*24)" office:value-type="time" office:time-value="PT04H04M30.825S" calcext:value-type="time">
            <text:p>04:04:3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499.64" calcext:value-type="float">
            <text:p>499.64</text:p>
          </table:table-cell>
          <table:table-cell office:value-type="float" office:value="609.76" calcext:value-type="float">
            <text:p>609.76</text:p>
          </table:table-cell>
        </table:table-row>
        <table:table-row table:style-name="ro1">
          <table:table-cell office:value-type="float" office:value="14686825" calcext:value-type="float">
            <text:p>14686825</text:p>
          </table:table-cell>
          <table:table-cell table:formula="of:=[.A920]/1000/(60*60*24)" office:value-type="time" office:time-value="PT04H04M46.825S" calcext:value-type="time">
            <text:p>04:04:4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00.17" calcext:value-type="float">
            <text:p>500.17</text:p>
          </table:table-cell>
          <table:table-cell office:value-type="float" office:value="610.4" calcext:value-type="float">
            <text:p>610.4</text:p>
          </table:table-cell>
        </table:table-row>
        <table:table-row table:style-name="ro1">
          <table:table-cell office:value-type="float" office:value="14702825" calcext:value-type="float">
            <text:p>14702825</text:p>
          </table:table-cell>
          <table:table-cell table:formula="of:=[.A921]/1000/(60*60*24)" office:value-type="time" office:time-value="PT04H05M02.825S" calcext:value-type="time">
            <text:p>04:05:03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00.7" calcext:value-type="float">
            <text:p>500.7</text:p>
          </table:table-cell>
          <table:table-cell office:value-type="float" office:value="611.04" calcext:value-type="float">
            <text:p>611.04</text:p>
          </table:table-cell>
        </table:table-row>
        <table:table-row table:style-name="ro1">
          <table:table-cell office:value-type="float" office:value="14718825" calcext:value-type="float">
            <text:p>14718825</text:p>
          </table:table-cell>
          <table:table-cell table:formula="of:=[.A922]/1000/(60*60*24)" office:value-type="time" office:time-value="PT04H05M18.825S" calcext:value-type="time">
            <text:p>04:05:19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01.24" calcext:value-type="float">
            <text:p>501.24</text:p>
          </table:table-cell>
          <table:table-cell office:value-type="float" office:value="611.67" calcext:value-type="float">
            <text:p>611.67</text:p>
          </table:table-cell>
        </table:table-row>
        <table:table-row table:style-name="ro1">
          <table:table-cell office:value-type="float" office:value="14734825" calcext:value-type="float">
            <text:p>14734825</text:p>
          </table:table-cell>
          <table:table-cell table:formula="of:=[.A923]/1000/(60*60*24)" office:value-type="time" office:time-value="PT04H05M34.825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1.77" calcext:value-type="float">
            <text:p>501.77</text:p>
          </table:table-cell>
          <table:table-cell office:value-type="float" office:value="612.31" calcext:value-type="float">
            <text:p>612.31</text:p>
          </table:table-cell>
        </table:table-row>
        <table:table-row table:style-name="ro1">
          <table:table-cell office:value-type="float" office:value="14750825" calcext:value-type="float">
            <text:p>14750825</text:p>
          </table:table-cell>
          <table:table-cell table:formula="of:=[.A924]/1000/(60*60*24)" office:value-type="time" office:time-value="PT04H05M50.825S" calcext:value-type="time">
            <text:p>04:05:5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02.31" calcext:value-type="float">
            <text:p>502.31</text:p>
          </table:table-cell>
          <table:table-cell office:value-type="float" office:value="612.95" calcext:value-type="float">
            <text:p>612.95</text:p>
          </table:table-cell>
        </table:table-row>
        <table:table-row table:style-name="ro1">
          <table:table-cell office:value-type="float" office:value="14766825" calcext:value-type="float">
            <text:p>14766825</text:p>
          </table:table-cell>
          <table:table-cell table:formula="of:=[.A925]/1000/(60*60*24)" office:value-type="time" office:time-value="PT04H06M06.825S" calcext:value-type="time">
            <text:p>04:06:07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02.84" calcext:value-type="float">
            <text:p>502.84</text:p>
          </table:table-cell>
          <table:table-cell office:value-type="float" office:value="613.59" calcext:value-type="float">
            <text:p>613.59</text:p>
          </table:table-cell>
        </table:table-row>
        <table:table-row table:style-name="ro1">
          <table:table-cell office:value-type="float" office:value="14782825" calcext:value-type="float">
            <text:p>14782825</text:p>
          </table:table-cell>
          <table:table-cell table:formula="of:=[.A926]/1000/(60*60*24)" office:value-type="time" office:time-value="PT04H06M22.825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3.37" calcext:value-type="float">
            <text:p>503.37</text:p>
          </table:table-cell>
          <table:table-cell office:value-type="float" office:value="614.23" calcext:value-type="float">
            <text:p>614.23</text:p>
          </table:table-cell>
        </table:table-row>
        <table:table-row table:style-name="ro1">
          <table:table-cell office:value-type="float" office:value="14798825" calcext:value-type="float">
            <text:p>14798825</text:p>
          </table:table-cell>
          <table:table-cell table:formula="of:=[.A927]/1000/(60*60*24)" office:value-type="time" office:time-value="PT04H06M38.825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3.91" calcext:value-type="float">
            <text:p>503.91</text:p>
          </table:table-cell>
          <table:table-cell office:value-type="float" office:value="614.87" calcext:value-type="float">
            <text:p>614.87</text:p>
          </table:table-cell>
        </table:table-row>
        <table:table-row table:style-name="ro1">
          <table:table-cell office:value-type="float" office:value="14814825" calcext:value-type="float">
            <text:p>14814825</text:p>
          </table:table-cell>
          <table:table-cell table:formula="of:=[.A928]/1000/(60*60*24)" office:value-type="time" office:time-value="PT04H06M54.825S" calcext:value-type="time">
            <text:p>04:06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4.44" calcext:value-type="float">
            <text:p>504.44</text:p>
          </table:table-cell>
          <table:table-cell office:value-type="float" office:value="615.51" calcext:value-type="float">
            <text:p>615.51</text:p>
          </table:table-cell>
        </table:table-row>
        <table:table-row table:style-name="ro1">
          <table:table-cell office:value-type="float" office:value="14830825" calcext:value-type="float">
            <text:p>14830825</text:p>
          </table:table-cell>
          <table:table-cell table:formula="of:=[.A929]/1000/(60*60*24)" office:value-type="time" office:time-value="PT04H07M10.825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04.98" calcext:value-type="float">
            <text:p>504.98</text:p>
          </table:table-cell>
          <table:table-cell office:value-type="float" office:value="616.14" calcext:value-type="float">
            <text:p>616.14</text:p>
          </table:table-cell>
        </table:table-row>
        <table:table-row table:style-name="ro1">
          <table:table-cell office:value-type="float" office:value="14846825" calcext:value-type="float">
            <text:p>14846825</text:p>
          </table:table-cell>
          <table:table-cell table:formula="of:=[.A930]/1000/(60*60*24)" office:value-type="time" office:time-value="PT04H07M26.825S" calcext:value-type="time">
            <text:p>04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5.51" calcext:value-type="float">
            <text:p>505.51</text:p>
          </table:table-cell>
          <table:table-cell office:value-type="float" office:value="616.78" calcext:value-type="float">
            <text:p>616.78</text:p>
          </table:table-cell>
        </table:table-row>
        <table:table-row table:style-name="ro1">
          <table:table-cell office:value-type="float" office:value="14862825" calcext:value-type="float">
            <text:p>14862825</text:p>
          </table:table-cell>
          <table:table-cell table:formula="of:=[.A931]/1000/(60*60*24)" office:value-type="time" office:time-value="PT04H07M42.825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6.04" calcext:value-type="float">
            <text:p>506.04</text:p>
          </table:table-cell>
          <table:table-cell office:value-type="float" office:value="617.42" calcext:value-type="float">
            <text:p>617.42</text:p>
          </table:table-cell>
        </table:table-row>
        <table:table-row table:style-name="ro1">
          <table:table-cell office:value-type="float" office:value="14878825" calcext:value-type="float">
            <text:p>14878825</text:p>
          </table:table-cell>
          <table:table-cell table:formula="of:=[.A932]/1000/(60*60*24)" office:value-type="time" office:time-value="PT04H07M58.825S" calcext:value-type="time">
            <text:p>04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6.58" calcext:value-type="float">
            <text:p>506.58</text:p>
          </table:table-cell>
          <table:table-cell office:value-type="float" office:value="618.06" calcext:value-type="float">
            <text:p>618.06</text:p>
          </table:table-cell>
        </table:table-row>
        <table:table-row table:style-name="ro1">
          <table:table-cell office:value-type="float" office:value="14894825" calcext:value-type="float">
            <text:p>14894825</text:p>
          </table:table-cell>
          <table:table-cell table:formula="of:=[.A933]/1000/(60*60*24)" office:value-type="time" office:time-value="PT04H08M14.825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7.11" calcext:value-type="float">
            <text:p>507.11</text:p>
          </table:table-cell>
          <table:table-cell office:value-type="float" office:value="618.7" calcext:value-type="float">
            <text:p>618.7</text:p>
          </table:table-cell>
        </table:table-row>
        <table:table-row table:style-name="ro1">
          <table:table-cell office:value-type="float" office:value="14910825" calcext:value-type="float">
            <text:p>14910825</text:p>
          </table:table-cell>
          <table:table-cell table:formula="of:=[.A934]/1000/(60*60*24)" office:value-type="time" office:time-value="PT04H08M30.825S" calcext:value-type="time">
            <text:p>04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7.64" calcext:value-type="float">
            <text:p>507.64</text:p>
          </table:table-cell>
          <table:table-cell office:value-type="float" office:value="619.33" calcext:value-type="float">
            <text:p>619.33</text:p>
          </table:table-cell>
        </table:table-row>
        <table:table-row table:style-name="ro1">
          <table:table-cell office:value-type="float" office:value="14926825" calcext:value-type="float">
            <text:p>14926825</text:p>
          </table:table-cell>
          <table:table-cell table:formula="of:=[.A935]/1000/(60*60*24)" office:value-type="time" office:time-value="PT04H08M46.825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8.18" calcext:value-type="float">
            <text:p>508.18</text:p>
          </table:table-cell>
          <table:table-cell office:value-type="float" office:value="619.97" calcext:value-type="float">
            <text:p>619.97</text:p>
          </table:table-cell>
        </table:table-row>
        <table:table-row table:style-name="ro1">
          <table:table-cell office:value-type="float" office:value="14942824" calcext:value-type="float">
            <text:p>14942824</text:p>
          </table:table-cell>
          <table:table-cell table:formula="of:=[.A936]/1000/(60*60*24)" office:value-type="time" office:time-value="PT04H09M02.824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08.71" calcext:value-type="float">
            <text:p>508.71</text:p>
          </table:table-cell>
          <table:table-cell office:value-type="float" office:value="620.61" calcext:value-type="float">
            <text:p>620.61</text:p>
          </table:table-cell>
        </table:table-row>
        <table:table-row table:style-name="ro1">
          <table:table-cell office:value-type="float" office:value="14958825" calcext:value-type="float">
            <text:p>14958825</text:p>
          </table:table-cell>
          <table:table-cell table:formula="of:=[.A937]/1000/(60*60*24)" office:value-type="time" office:time-value="PT04H09M18.825S" calcext:value-type="time">
            <text:p>04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9.25" calcext:value-type="float">
            <text:p>509.25</text:p>
          </table:table-cell>
          <table:table-cell office:value-type="float" office:value="621.25" calcext:value-type="float">
            <text:p>621.25</text:p>
          </table:table-cell>
        </table:table-row>
        <table:table-row table:style-name="ro1">
          <table:table-cell office:value-type="float" office:value="14974825" calcext:value-type="float">
            <text:p>14974825</text:p>
          </table:table-cell>
          <table:table-cell table:formula="of:=[.A938]/1000/(60*60*24)" office:value-type="time" office:time-value="PT04H09M34.825S" calcext:value-type="time">
            <text:p>04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09.78" calcext:value-type="float">
            <text:p>509.78</text:p>
          </table:table-cell>
          <table:table-cell office:value-type="float" office:value="621.88" calcext:value-type="float">
            <text:p>621.88</text:p>
          </table:table-cell>
        </table:table-row>
        <table:table-row table:style-name="ro1">
          <table:table-cell office:value-type="float" office:value="14990825" calcext:value-type="float">
            <text:p>14990825</text:p>
          </table:table-cell>
          <table:table-cell table:formula="of:=[.A939]/1000/(60*60*24)" office:value-type="time" office:time-value="PT04H09M50.825S" calcext:value-type="time">
            <text:p>04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0.31" calcext:value-type="float">
            <text:p>510.31</text:p>
          </table:table-cell>
          <table:table-cell office:value-type="float" office:value="622.52" calcext:value-type="float">
            <text:p>622.52</text:p>
          </table:table-cell>
        </table:table-row>
        <table:table-row table:style-name="ro1">
          <table:table-cell office:value-type="float" office:value="15006825" calcext:value-type="float">
            <text:p>15006825</text:p>
          </table:table-cell>
          <table:table-cell table:formula="of:=[.A940]/1000/(60*60*24)" office:value-type="time" office:time-value="PT04H10M06.825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10.85" calcext:value-type="float">
            <text:p>510.85</text:p>
          </table:table-cell>
          <table:table-cell office:value-type="float" office:value="623.16" calcext:value-type="float">
            <text:p>623.16</text:p>
          </table:table-cell>
        </table:table-row>
        <table:table-row table:style-name="ro1">
          <table:table-cell office:value-type="float" office:value="15022825" calcext:value-type="float">
            <text:p>15022825</text:p>
          </table:table-cell>
          <table:table-cell table:formula="of:=[.A941]/1000/(60*60*24)" office:value-type="time" office:time-value="PT04H10M22.825S" calcext:value-type="time">
            <text:p>04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1.38" calcext:value-type="float">
            <text:p>511.38</text:p>
          </table:table-cell>
          <table:table-cell office:value-type="float" office:value="623.8" calcext:value-type="float">
            <text:p>623.8</text:p>
          </table:table-cell>
        </table:table-row>
        <table:table-row table:style-name="ro1">
          <table:table-cell office:value-type="float" office:value="15038825" calcext:value-type="float">
            <text:p>15038825</text:p>
          </table:table-cell>
          <table:table-cell table:formula="of:=[.A942]/1000/(60*60*24)" office:value-type="time" office:time-value="PT04H10M38.825S" calcext:value-type="time">
            <text:p>04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1.91" calcext:value-type="float">
            <text:p>511.91</text:p>
          </table:table-cell>
          <table:table-cell office:value-type="float" office:value="624.43" calcext:value-type="float">
            <text:p>624.43</text:p>
          </table:table-cell>
        </table:table-row>
        <table:table-row table:style-name="ro1">
          <table:table-cell office:value-type="float" office:value="15054825" calcext:value-type="float">
            <text:p>15054825</text:p>
          </table:table-cell>
          <table:table-cell table:formula="of:=[.A943]/1000/(60*60*24)" office:value-type="time" office:time-value="PT04H10M54.825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12.45" calcext:value-type="float">
            <text:p>512.45</text:p>
          </table:table-cell>
          <table:table-cell office:value-type="float" office:value="625.07" calcext:value-type="float">
            <text:p>625.07</text:p>
          </table:table-cell>
        </table:table-row>
        <table:table-row table:style-name="ro1">
          <table:table-cell office:value-type="float" office:value="15070825" calcext:value-type="float">
            <text:p>15070825</text:p>
          </table:table-cell>
          <table:table-cell table:formula="of:=[.A944]/1000/(60*60*24)" office:value-type="time" office:time-value="PT04H11M10.825S" calcext:value-type="time">
            <text:p>04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2.98" calcext:value-type="float">
            <text:p>512.98</text:p>
          </table:table-cell>
          <table:table-cell office:value-type="float" office:value="625.71" calcext:value-type="float">
            <text:p>625.71</text:p>
          </table:table-cell>
        </table:table-row>
        <table:table-row table:style-name="ro1">
          <table:table-cell office:value-type="float" office:value="15086824" calcext:value-type="float">
            <text:p>15086824</text:p>
          </table:table-cell>
          <table:table-cell table:formula="of:=[.A945]/1000/(60*60*24)" office:value-type="time" office:time-value="PT04H11M26.824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13.52" calcext:value-type="float">
            <text:p>513.52</text:p>
          </table:table-cell>
          <table:table-cell office:value-type="float" office:value="626.34" calcext:value-type="float">
            <text:p>626.34</text:p>
          </table:table-cell>
        </table:table-row>
        <table:table-row table:style-name="ro1">
          <table:table-cell office:value-type="float" office:value="15102825" calcext:value-type="float">
            <text:p>15102825</text:p>
          </table:table-cell>
          <table:table-cell table:formula="of:=[.A946]/1000/(60*60*24)" office:value-type="time" office:time-value="PT04H11M42.825S" calcext:value-type="time">
            <text:p>04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4.05" calcext:value-type="float">
            <text:p>514.05</text:p>
          </table:table-cell>
          <table:table-cell office:value-type="float" office:value="626.98" calcext:value-type="float">
            <text:p>626.98</text:p>
          </table:table-cell>
        </table:table-row>
        <table:table-row table:style-name="ro1">
          <table:table-cell office:value-type="float" office:value="15118825" calcext:value-type="float">
            <text:p>15118825</text:p>
          </table:table-cell>
          <table:table-cell table:formula="of:=[.A947]/1000/(60*60*24)" office:value-type="time" office:time-value="PT04H11M58.825S" calcext:value-type="time">
            <text:p>04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4.58" calcext:value-type="float">
            <text:p>514.58</text:p>
          </table:table-cell>
          <table:table-cell office:value-type="float" office:value="627.62" calcext:value-type="float">
            <text:p>627.62</text:p>
          </table:table-cell>
        </table:table-row>
        <table:table-row table:style-name="ro1">
          <table:table-cell office:value-type="float" office:value="15134825" calcext:value-type="float">
            <text:p>15134825</text:p>
          </table:table-cell>
          <table:table-cell table:formula="of:=[.A948]/1000/(60*60*24)" office:value-type="time" office:time-value="PT04H12M14.825S" calcext:value-type="time">
            <text:p>04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5.12" calcext:value-type="float">
            <text:p>515.12</text:p>
          </table:table-cell>
          <table:table-cell office:value-type="float" office:value="628.26" calcext:value-type="float">
            <text:p>628.26</text:p>
          </table:table-cell>
        </table:table-row>
        <table:table-row table:style-name="ro1">
          <table:table-cell office:value-type="float" office:value="15150825" calcext:value-type="float">
            <text:p>15150825</text:p>
          </table:table-cell>
          <table:table-cell table:formula="of:=[.A949]/1000/(60*60*24)" office:value-type="time" office:time-value="PT04H12M30.825S" calcext:value-type="time">
            <text:p>04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15.65" calcext:value-type="float">
            <text:p>515.65</text:p>
          </table:table-cell>
          <table:table-cell office:value-type="float" office:value="628.89" calcext:value-type="float">
            <text:p>628.89</text:p>
          </table:table-cell>
        </table:table-row>
        <table:table-row table:style-name="ro1">
          <table:table-cell office:value-type="float" office:value="15166825" calcext:value-type="float">
            <text:p>15166825</text:p>
          </table:table-cell>
          <table:table-cell table:formula="of:=[.A950]/1000/(60*60*24)" office:value-type="time" office:time-value="PT04H12M46.825S" calcext:value-type="time">
            <text:p>04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6.18" calcext:value-type="float">
            <text:p>516.18</text:p>
          </table:table-cell>
          <table:table-cell office:value-type="float" office:value="629.53" calcext:value-type="float">
            <text:p>629.53</text:p>
          </table:table-cell>
        </table:table-row>
        <table:table-row table:style-name="ro1">
          <table:table-cell office:value-type="float" office:value="15182825" calcext:value-type="float">
            <text:p>15182825</text:p>
          </table:table-cell>
          <table:table-cell table:formula="of:=[.A951]/1000/(60*60*24)" office:value-type="time" office:time-value="PT04H13M02.825S" calcext:value-type="time">
            <text:p>04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6.72" calcext:value-type="float">
            <text:p>516.72</text:p>
          </table:table-cell>
          <table:table-cell office:value-type="float" office:value="630.16" calcext:value-type="float">
            <text:p>630.16</text:p>
          </table:table-cell>
        </table:table-row>
        <table:table-row table:style-name="ro1">
          <table:table-cell office:value-type="float" office:value="15198825" calcext:value-type="float">
            <text:p>15198825</text:p>
          </table:table-cell>
          <table:table-cell table:formula="of:=[.A952]/1000/(60*60*24)" office:value-type="time" office:time-value="PT04H13M18.825S" calcext:value-type="time">
            <text:p>04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7.25" calcext:value-type="float">
            <text:p>517.25</text:p>
          </table:table-cell>
          <table:table-cell office:value-type="float" office:value="630.8" calcext:value-type="float">
            <text:p>630.8</text:p>
          </table:table-cell>
        </table:table-row>
        <table:table-row table:style-name="ro1">
          <table:table-cell office:value-type="float" office:value="15214825" calcext:value-type="float">
            <text:p>15214825</text:p>
          </table:table-cell>
          <table:table-cell table:formula="of:=[.A953]/1000/(60*60*24)" office:value-type="time" office:time-value="PT04H13M34.825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120" calcext:value-type="float">
            <text:p>120</text:p>
          </table:table-cell>
          <table:table-cell office:value-type="float" office:value="143.52" calcext:value-type="float">
            <text:p>143.52</text:p>
          </table:table-cell>
          <table:table-cell office:value-type="float" office:value="517.78" calcext:value-type="float">
            <text:p>517.78</text:p>
          </table:table-cell>
          <table:table-cell office:value-type="float" office:value="631.44" calcext:value-type="float">
            <text:p>631.44</text:p>
          </table:table-cell>
        </table:table-row>
        <table:table-row table:style-name="ro1">
          <table:table-cell office:value-type="float" office:value="15230825" calcext:value-type="float">
            <text:p>15230825</text:p>
          </table:table-cell>
          <table:table-cell table:formula="of:=[.A954]/1000/(60*60*24)" office:value-type="time" office:time-value="PT04H13M50.825S" calcext:value-type="time">
            <text:p>04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18.32" calcext:value-type="float">
            <text:p>518.32</text:p>
          </table:table-cell>
          <table:table-cell office:value-type="float" office:value="632.07" calcext:value-type="float">
            <text:p>632.07</text:p>
          </table:table-cell>
        </table:table-row>
        <table:table-row table:style-name="ro1">
          <table:table-cell office:value-type="float" office:value="15246825" calcext:value-type="float">
            <text:p>15246825</text:p>
          </table:table-cell>
          <table:table-cell table:formula="of:=[.A955]/1000/(60*60*24)" office:value-type="time" office:time-value="PT04H14M06.825S" calcext:value-type="time">
            <text:p>04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8.85" calcext:value-type="float">
            <text:p>518.85</text:p>
          </table:table-cell>
          <table:table-cell office:value-type="float" office:value="632.71" calcext:value-type="float">
            <text:p>632.71</text:p>
          </table:table-cell>
        </table:table-row>
        <table:table-row table:style-name="ro1">
          <table:table-cell office:value-type="float" office:value="15262825" calcext:value-type="float">
            <text:p>15262825</text:p>
          </table:table-cell>
          <table:table-cell table:formula="of:=[.A956]/1000/(60*60*24)" office:value-type="time" office:time-value="PT04H14M22.825S" calcext:value-type="time">
            <text:p>04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9.38" calcext:value-type="float">
            <text:p>519.38</text:p>
          </table:table-cell>
          <table:table-cell office:value-type="float" office:value="633.34" calcext:value-type="float">
            <text:p>633.34</text:p>
          </table:table-cell>
        </table:table-row>
        <table:table-row table:style-name="ro1">
          <table:table-cell office:value-type="float" office:value="15278825" calcext:value-type="float">
            <text:p>15278825</text:p>
          </table:table-cell>
          <table:table-cell table:formula="of:=[.A957]/1000/(60*60*24)" office:value-type="time" office:time-value="PT04H14M38.825S" calcext:value-type="time">
            <text:p>04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19.92" calcext:value-type="float">
            <text:p>519.92</text:p>
          </table:table-cell>
          <table:table-cell office:value-type="float" office:value="633.98" calcext:value-type="float">
            <text:p>633.98</text:p>
          </table:table-cell>
        </table:table-row>
        <table:table-row table:style-name="ro1">
          <table:table-cell office:value-type="float" office:value="15294825" calcext:value-type="float">
            <text:p>15294825</text:p>
          </table:table-cell>
          <table:table-cell table:formula="of:=[.A958]/1000/(60*60*24)" office:value-type="time" office:time-value="PT04H14M54.825S" calcext:value-type="time">
            <text:p>04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20.45" calcext:value-type="float">
            <text:p>520.45</text:p>
          </table:table-cell>
          <table:table-cell office:value-type="float" office:value="634.62" calcext:value-type="float">
            <text:p>634.62</text:p>
          </table:table-cell>
        </table:table-row>
        <table:table-row table:style-name="ro1">
          <table:table-cell office:value-type="float" office:value="15310825" calcext:value-type="float">
            <text:p>15310825</text:p>
          </table:table-cell>
          <table:table-cell table:formula="of:=[.A959]/1000/(60*60*24)" office:value-type="time" office:time-value="PT04H15M10.825S" calcext:value-type="time">
            <text:p>04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20.98" calcext:value-type="float">
            <text:p>520.98</text:p>
          </table:table-cell>
          <table:table-cell office:value-type="float" office:value="635.25" calcext:value-type="float">
            <text:p>635.25</text:p>
          </table:table-cell>
        </table:table-row>
        <table:table-row table:style-name="ro1">
          <table:table-cell office:value-type="float" office:value="15326825" calcext:value-type="float">
            <text:p>15326825</text:p>
          </table:table-cell>
          <table:table-cell table:formula="of:=[.A960]/1000/(60*60*24)" office:value-type="time" office:time-value="PT04H15M26.825S" calcext:value-type="time">
            <text:p>04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1.52" calcext:value-type="float">
            <text:p>521.52</text:p>
          </table:table-cell>
          <table:table-cell office:value-type="float" office:value="635.89" calcext:value-type="float">
            <text:p>635.89</text:p>
          </table:table-cell>
        </table:table-row>
        <table:table-row table:style-name="ro1">
          <table:table-cell office:value-type="float" office:value="15342825" calcext:value-type="float">
            <text:p>15342825</text:p>
          </table:table-cell>
          <table:table-cell table:formula="of:=[.A961]/1000/(60*60*24)" office:value-type="time" office:time-value="PT04H15M42.825S" calcext:value-type="time">
            <text:p>04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2.05" calcext:value-type="float">
            <text:p>522.05</text:p>
          </table:table-cell>
          <table:table-cell office:value-type="float" office:value="636.52" calcext:value-type="float">
            <text:p>636.52</text:p>
          </table:table-cell>
        </table:table-row>
        <table:table-row table:style-name="ro1">
          <table:table-cell office:value-type="float" office:value="15358825" calcext:value-type="float">
            <text:p>15358825</text:p>
          </table:table-cell>
          <table:table-cell table:formula="of:=[.A962]/1000/(60*60*24)" office:value-type="time" office:time-value="PT04H15M58.825S" calcext:value-type="time">
            <text:p>04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22.58" calcext:value-type="float">
            <text:p>522.58</text:p>
          </table:table-cell>
          <table:table-cell office:value-type="float" office:value="637.16" calcext:value-type="float">
            <text:p>637.16</text:p>
          </table:table-cell>
        </table:table-row>
        <table:table-row table:style-name="ro1">
          <table:table-cell office:value-type="float" office:value="15374825" calcext:value-type="float">
            <text:p>15374825</text:p>
          </table:table-cell>
          <table:table-cell table:formula="of:=[.A963]/1000/(60*60*24)" office:value-type="time" office:time-value="PT04H16M14.825S" calcext:value-type="time">
            <text:p>04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3.12" calcext:value-type="float">
            <text:p>523.12</text:p>
          </table:table-cell>
          <table:table-cell office:value-type="float" office:value="637.79" calcext:value-type="float">
            <text:p>637.79</text:p>
          </table:table-cell>
        </table:table-row>
        <table:table-row table:style-name="ro1">
          <table:table-cell office:value-type="float" office:value="15390825" calcext:value-type="float">
            <text:p>15390825</text:p>
          </table:table-cell>
          <table:table-cell table:formula="of:=[.A964]/1000/(60*60*24)" office:value-type="time" office:time-value="PT04H16M30.825S" calcext:value-type="time">
            <text:p>04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3.65" calcext:value-type="float">
            <text:p>523.65</text:p>
          </table:table-cell>
          <table:table-cell office:value-type="float" office:value="638.43" calcext:value-type="float">
            <text:p>638.43</text:p>
          </table:table-cell>
        </table:table-row>
        <table:table-row table:style-name="ro1">
          <table:table-cell office:value-type="float" office:value="15406825" calcext:value-type="float">
            <text:p>15406825</text:p>
          </table:table-cell>
          <table:table-cell table:formula="of:=[.A965]/1000/(60*60*24)" office:value-type="time" office:time-value="PT04H16M46.825S" calcext:value-type="time">
            <text:p>04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4.18" calcext:value-type="float">
            <text:p>524.18</text:p>
          </table:table-cell>
          <table:table-cell office:value-type="float" office:value="639.07" calcext:value-type="float">
            <text:p>639.07</text:p>
          </table:table-cell>
        </table:table-row>
        <table:table-row table:style-name="ro1">
          <table:table-cell office:value-type="float" office:value="15422825" calcext:value-type="float">
            <text:p>15422825</text:p>
          </table:table-cell>
          <table:table-cell table:formula="of:=[.A966]/1000/(60*60*24)" office:value-type="time" office:time-value="PT04H17M02.825S" calcext:value-type="time">
            <text:p>04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4.72" calcext:value-type="float">
            <text:p>524.72</text:p>
          </table:table-cell>
          <table:table-cell office:value-type="float" office:value="639.7" calcext:value-type="float">
            <text:p>639.7</text:p>
          </table:table-cell>
        </table:table-row>
        <table:table-row table:style-name="ro1">
          <table:table-cell office:value-type="float" office:value="15438825" calcext:value-type="float">
            <text:p>15438825</text:p>
          </table:table-cell>
          <table:table-cell table:formula="of:=[.A967]/1000/(60*60*24)" office:value-type="time" office:time-value="PT04H17M18.825S" calcext:value-type="time">
            <text:p>04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5.25" calcext:value-type="float">
            <text:p>525.25</text:p>
          </table:table-cell>
          <table:table-cell office:value-type="float" office:value="640.34" calcext:value-type="float">
            <text:p>640.34</text:p>
          </table:table-cell>
        </table:table-row>
        <table:table-row table:style-name="ro1">
          <table:table-cell office:value-type="float" office:value="15454825" calcext:value-type="float">
            <text:p>15454825</text:p>
          </table:table-cell>
          <table:table-cell table:formula="of:=[.A968]/1000/(60*60*24)" office:value-type="time" office:time-value="PT04H17M34.825S" calcext:value-type="time">
            <text:p>04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5.78" calcext:value-type="float">
            <text:p>525.78</text:p>
          </table:table-cell>
          <table:table-cell office:value-type="float" office:value="640.97" calcext:value-type="float">
            <text:p>640.97</text:p>
          </table:table-cell>
        </table:table-row>
        <table:table-row table:style-name="ro1">
          <table:table-cell office:value-type="float" office:value="15470825" calcext:value-type="float">
            <text:p>15470825</text:p>
          </table:table-cell>
          <table:table-cell table:formula="of:=[.A969]/1000/(60*60*24)" office:value-type="time" office:time-value="PT04H17M50.825S" calcext:value-type="time">
            <text:p>04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6.32" calcext:value-type="float">
            <text:p>526.32</text:p>
          </table:table-cell>
          <table:table-cell office:value-type="float" office:value="641.61" calcext:value-type="float">
            <text:p>641.61</text:p>
          </table:table-cell>
        </table:table-row>
        <table:table-row table:style-name="ro1">
          <table:table-cell office:value-type="float" office:value="15486825" calcext:value-type="float">
            <text:p>15486825</text:p>
          </table:table-cell>
          <table:table-cell table:formula="of:=[.A970]/1000/(60*60*24)" office:value-type="time" office:time-value="PT04H18M06.825S" calcext:value-type="time">
            <text:p>04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6.85" calcext:value-type="float">
            <text:p>526.85</text:p>
          </table:table-cell>
          <table:table-cell office:value-type="float" office:value="642.24" calcext:value-type="float">
            <text:p>642.24</text:p>
          </table:table-cell>
        </table:table-row>
        <table:table-row table:style-name="ro1">
          <table:table-cell office:value-type="float" office:value="15502825" calcext:value-type="float">
            <text:p>15502825</text:p>
          </table:table-cell>
          <table:table-cell table:formula="of:=[.A971]/1000/(60*60*24)" office:value-type="time" office:time-value="PT04H18M22.825S" calcext:value-type="time">
            <text:p>04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7.38" calcext:value-type="float">
            <text:p>527.38</text:p>
          </table:table-cell>
          <table:table-cell office:value-type="float" office:value="642.88" calcext:value-type="float">
            <text:p>642.88</text:p>
          </table:table-cell>
        </table:table-row>
        <table:table-row table:style-name="ro1">
          <table:table-cell office:value-type="float" office:value="15518825" calcext:value-type="float">
            <text:p>15518825</text:p>
          </table:table-cell>
          <table:table-cell table:formula="of:=[.A972]/1000/(60*60*24)" office:value-type="time" office:time-value="PT04H18M38.825S" calcext:value-type="time">
            <text:p>04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7.92" calcext:value-type="float">
            <text:p>527.92</text:p>
          </table:table-cell>
          <table:table-cell office:value-type="float" office:value="643.51" calcext:value-type="float">
            <text:p>643.51</text:p>
          </table:table-cell>
        </table:table-row>
        <table:table-row table:style-name="ro1">
          <table:table-cell office:value-type="float" office:value="15534825" calcext:value-type="float">
            <text:p>15534825</text:p>
          </table:table-cell>
          <table:table-cell table:formula="of:=[.A973]/1000/(60*60*24)" office:value-type="time" office:time-value="PT04H18M54.825S" calcext:value-type="time">
            <text:p>04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8.45" calcext:value-type="float">
            <text:p>528.45</text:p>
          </table:table-cell>
          <table:table-cell office:value-type="float" office:value="644.15" calcext:value-type="float">
            <text:p>644.15</text:p>
          </table:table-cell>
        </table:table-row>
        <table:table-row table:style-name="ro1">
          <table:table-cell office:value-type="float" office:value="15550825" calcext:value-type="float">
            <text:p>15550825</text:p>
          </table:table-cell>
          <table:table-cell table:formula="of:=[.A974]/1000/(60*60*24)" office:value-type="time" office:time-value="PT04H19M10.825S" calcext:value-type="time">
            <text:p>04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8.98" calcext:value-type="float">
            <text:p>528.98</text:p>
          </table:table-cell>
          <table:table-cell office:value-type="float" office:value="644.78" calcext:value-type="float">
            <text:p>644.78</text:p>
          </table:table-cell>
        </table:table-row>
        <table:table-row table:style-name="ro1">
          <table:table-cell office:value-type="float" office:value="15566825" calcext:value-type="float">
            <text:p>15566825</text:p>
          </table:table-cell>
          <table:table-cell table:formula="of:=[.A975]/1000/(60*60*24)" office:value-type="time" office:time-value="PT04H19M26.825S" calcext:value-type="time">
            <text:p>04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29.51" calcext:value-type="float">
            <text:p>529.51</text:p>
          </table:table-cell>
          <table:table-cell office:value-type="float" office:value="645.42" calcext:value-type="float">
            <text:p>645.42</text:p>
          </table:table-cell>
        </table:table-row>
        <table:table-row table:style-name="ro1">
          <table:table-cell office:value-type="float" office:value="15582825" calcext:value-type="float">
            <text:p>15582825</text:p>
          </table:table-cell>
          <table:table-cell table:formula="of:=[.A976]/1000/(60*60*24)" office:value-type="time" office:time-value="PT04H19M42.825S" calcext:value-type="time">
            <text:p>04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0.05" calcext:value-type="float">
            <text:p>530.05</text:p>
          </table:table-cell>
          <table:table-cell office:value-type="float" office:value="646.05" calcext:value-type="float">
            <text:p>646.05</text:p>
          </table:table-cell>
        </table:table-row>
        <table:table-row table:style-name="ro1">
          <table:table-cell office:value-type="float" office:value="15598825" calcext:value-type="float">
            <text:p>15598825</text:p>
          </table:table-cell>
          <table:table-cell table:formula="of:=[.A977]/1000/(60*60*24)" office:value-type="time" office:time-value="PT04H19M58.825S" calcext:value-type="time">
            <text:p>04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0.58" calcext:value-type="float">
            <text:p>530.58</text:p>
          </table:table-cell>
          <table:table-cell office:value-type="float" office:value="646.69" calcext:value-type="float">
            <text:p>646.69</text:p>
          </table:table-cell>
        </table:table-row>
        <table:table-row table:style-name="ro1">
          <table:table-cell office:value-type="float" office:value="15614825" calcext:value-type="float">
            <text:p>15614825</text:p>
          </table:table-cell>
          <table:table-cell table:formula="of:=[.A978]/1000/(60*60*24)" office:value-type="time" office:time-value="PT04H20M14.825S" calcext:value-type="time">
            <text:p>04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1.11" calcext:value-type="float">
            <text:p>531.11</text:p>
          </table:table-cell>
          <table:table-cell office:value-type="float" office:value="647.32" calcext:value-type="float">
            <text:p>647.32</text:p>
          </table:table-cell>
        </table:table-row>
        <table:table-row table:style-name="ro1">
          <table:table-cell office:value-type="float" office:value="15630825" calcext:value-type="float">
            <text:p>15630825</text:p>
          </table:table-cell>
          <table:table-cell table:formula="of:=[.A979]/1000/(60*60*24)" office:value-type="time" office:time-value="PT04H20M30.825S" calcext:value-type="time">
            <text:p>04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1.65" calcext:value-type="float">
            <text:p>531.65</text:p>
          </table:table-cell>
          <table:table-cell office:value-type="float" office:value="647.96" calcext:value-type="float">
            <text:p>647.96</text:p>
          </table:table-cell>
        </table:table-row>
        <table:table-row table:style-name="ro1">
          <table:table-cell office:value-type="float" office:value="15646825" calcext:value-type="float">
            <text:p>15646825</text:p>
          </table:table-cell>
          <table:table-cell table:formula="of:=[.A980]/1000/(60*60*24)" office:value-type="time" office:time-value="PT04H20M46.825S" calcext:value-type="time">
            <text:p>04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2.18" calcext:value-type="float">
            <text:p>532.18</text:p>
          </table:table-cell>
          <table:table-cell office:value-type="float" office:value="648.59" calcext:value-type="float">
            <text:p>648.59</text:p>
          </table:table-cell>
        </table:table-row>
        <table:table-row table:style-name="ro1">
          <table:table-cell office:value-type="float" office:value="15662825" calcext:value-type="float">
            <text:p>15662825</text:p>
          </table:table-cell>
          <table:table-cell table:formula="of:=[.A981]/1000/(60*60*24)" office:value-type="time" office:time-value="PT04H21M02.825S" calcext:value-type="time">
            <text:p>04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2.71" calcext:value-type="float">
            <text:p>532.71</text:p>
          </table:table-cell>
          <table:table-cell office:value-type="float" office:value="649.23" calcext:value-type="float">
            <text:p>649.23</text:p>
          </table:table-cell>
        </table:table-row>
        <table:table-row table:style-name="ro1">
          <table:table-cell office:value-type="float" office:value="15678825" calcext:value-type="float">
            <text:p>15678825</text:p>
          </table:table-cell>
          <table:table-cell table:formula="of:=[.A982]/1000/(60*60*24)" office:value-type="time" office:time-value="PT04H21M18.825S" calcext:value-type="time">
            <text:p>04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3.24" calcext:value-type="float">
            <text:p>533.24</text:p>
          </table:table-cell>
          <table:table-cell office:value-type="float" office:value="649.86" calcext:value-type="float">
            <text:p>649.86</text:p>
          </table:table-cell>
        </table:table-row>
        <table:table-row table:style-name="ro1">
          <table:table-cell office:value-type="float" office:value="15694825" calcext:value-type="float">
            <text:p>15694825</text:p>
          </table:table-cell>
          <table:table-cell table:formula="of:=[.A983]/1000/(60*60*24)" office:value-type="time" office:time-value="PT04H21M34.825S" calcext:value-type="time">
            <text:p>04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3.78" calcext:value-type="float">
            <text:p>533.78</text:p>
          </table:table-cell>
          <table:table-cell office:value-type="float" office:value="650.5" calcext:value-type="float">
            <text:p>650.5</text:p>
          </table:table-cell>
        </table:table-row>
        <table:table-row table:style-name="ro1">
          <table:table-cell office:value-type="float" office:value="15710825" calcext:value-type="float">
            <text:p>15710825</text:p>
          </table:table-cell>
          <table:table-cell table:formula="of:=[.A984]/1000/(60*60*24)" office:value-type="time" office:time-value="PT04H21M50.825S" calcext:value-type="time">
            <text:p>04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4.31" calcext:value-type="float">
            <text:p>534.31</text:p>
          </table:table-cell>
          <table:table-cell office:value-type="float" office:value="651.13" calcext:value-type="float">
            <text:p>651.13</text:p>
          </table:table-cell>
        </table:table-row>
        <table:table-row table:style-name="ro1">
          <table:table-cell office:value-type="float" office:value="15726825" calcext:value-type="float">
            <text:p>15726825</text:p>
          </table:table-cell>
          <table:table-cell table:formula="of:=[.A985]/1000/(60*60*24)" office:value-type="time" office:time-value="PT04H22M06.825S" calcext:value-type="time">
            <text:p>04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4.84" calcext:value-type="float">
            <text:p>534.84</text:p>
          </table:table-cell>
          <table:table-cell office:value-type="float" office:value="651.77" calcext:value-type="float">
            <text:p>651.77</text:p>
          </table:table-cell>
        </table:table-row>
        <table:table-row table:style-name="ro1">
          <table:table-cell office:value-type="float" office:value="15742825" calcext:value-type="float">
            <text:p>15742825</text:p>
          </table:table-cell>
          <table:table-cell table:formula="of:=[.A986]/1000/(60*60*24)" office:value-type="time" office:time-value="PT04H22M22.825S" calcext:value-type="time">
            <text:p>04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5.38" calcext:value-type="float">
            <text:p>535.38</text:p>
          </table:table-cell>
          <table:table-cell office:value-type="float" office:value="652.4" calcext:value-type="float">
            <text:p>652.4</text:p>
          </table:table-cell>
        </table:table-row>
        <table:table-row table:style-name="ro1">
          <table:table-cell office:value-type="float" office:value="15758825" calcext:value-type="float">
            <text:p>15758825</text:p>
          </table:table-cell>
          <table:table-cell table:formula="of:=[.A987]/1000/(60*60*24)" office:value-type="time" office:time-value="PT04H22M38.825S" calcext:value-type="time">
            <text:p>04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35.91" calcext:value-type="float">
            <text:p>535.91</text:p>
          </table:table-cell>
          <table:table-cell office:value-type="float" office:value="653.03" calcext:value-type="float">
            <text:p>653.03</text:p>
          </table:table-cell>
        </table:table-row>
        <table:table-row table:style-name="ro1">
          <table:table-cell office:value-type="float" office:value="15774825" calcext:value-type="float">
            <text:p>15774825</text:p>
          </table:table-cell>
          <table:table-cell table:formula="of:=[.A988]/1000/(60*60*24)" office:value-type="time" office:time-value="PT04H22M54.825S" calcext:value-type="time">
            <text:p>04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36.44" calcext:value-type="float">
            <text:p>536.44</text:p>
          </table:table-cell>
          <table:table-cell office:value-type="float" office:value="653.67" calcext:value-type="float">
            <text:p>653.67</text:p>
          </table:table-cell>
        </table:table-row>
        <table:table-row table:style-name="ro1">
          <table:table-cell office:value-type="float" office:value="15790825" calcext:value-type="float">
            <text:p>15790825</text:p>
          </table:table-cell>
          <table:table-cell table:formula="of:=[.A989]/1000/(60*60*24)" office:value-type="time" office:time-value="PT04H23M10.825S" calcext:value-type="time">
            <text:p>04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6.97" calcext:value-type="float">
            <text:p>536.97</text:p>
          </table:table-cell>
          <table:table-cell office:value-type="float" office:value="654.3" calcext:value-type="float">
            <text:p>654.3</text:p>
          </table:table-cell>
        </table:table-row>
        <table:table-row table:style-name="ro1">
          <table:table-cell office:value-type="float" office:value="15806825" calcext:value-type="float">
            <text:p>15806825</text:p>
          </table:table-cell>
          <table:table-cell table:formula="of:=[.A990]/1000/(60*60*24)" office:value-type="time" office:time-value="PT04H23M26.825S" calcext:value-type="time">
            <text:p>04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7.51" calcext:value-type="float">
            <text:p>537.51</text:p>
          </table:table-cell>
          <table:table-cell office:value-type="float" office:value="654.94" calcext:value-type="float">
            <text:p>654.94</text:p>
          </table:table-cell>
        </table:table-row>
        <table:table-row table:style-name="ro1">
          <table:table-cell office:value-type="float" office:value="15822825" calcext:value-type="float">
            <text:p>15822825</text:p>
          </table:table-cell>
          <table:table-cell table:formula="of:=[.A991]/1000/(60*60*24)" office:value-type="time" office:time-value="PT04H23M42.825S" calcext:value-type="time">
            <text:p>04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8.04" calcext:value-type="float">
            <text:p>538.04</text:p>
          </table:table-cell>
          <table:table-cell office:value-type="float" office:value="655.57" calcext:value-type="float">
            <text:p>655.57</text:p>
          </table:table-cell>
        </table:table-row>
        <table:table-row table:style-name="ro1">
          <table:table-cell office:value-type="float" office:value="15838825" calcext:value-type="float">
            <text:p>15838825</text:p>
          </table:table-cell>
          <table:table-cell table:formula="of:=[.A992]/1000/(60*60*24)" office:value-type="time" office:time-value="PT04H23M58.825S" calcext:value-type="time">
            <text:p>04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38.57" calcext:value-type="float">
            <text:p>538.57</text:p>
          </table:table-cell>
          <table:table-cell office:value-type="float" office:value="656.21" calcext:value-type="float">
            <text:p>656.21</text:p>
          </table:table-cell>
        </table:table-row>
        <table:table-row table:style-name="ro1">
          <table:table-cell office:value-type="float" office:value="15854825" calcext:value-type="float">
            <text:p>15854825</text:p>
          </table:table-cell>
          <table:table-cell table:formula="of:=[.A993]/1000/(60*60*24)" office:value-type="time" office:time-value="PT04H24M14.825S" calcext:value-type="time">
            <text:p>04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39.1" calcext:value-type="float">
            <text:p>539.1</text:p>
          </table:table-cell>
          <table:table-cell office:value-type="float" office:value="656.84" calcext:value-type="float">
            <text:p>656.84</text:p>
          </table:table-cell>
        </table:table-row>
        <table:table-row table:style-name="ro1">
          <table:table-cell office:value-type="float" office:value="15870825" calcext:value-type="float">
            <text:p>15870825</text:p>
          </table:table-cell>
          <table:table-cell table:formula="of:=[.A994]/1000/(60*60*24)" office:value-type="time" office:time-value="PT04H24M30.825S" calcext:value-type="time">
            <text:p>04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39.63" calcext:value-type="float">
            <text:p>539.63</text:p>
          </table:table-cell>
          <table:table-cell office:value-type="float" office:value="657.48" calcext:value-type="float">
            <text:p>657.48</text:p>
          </table:table-cell>
        </table:table-row>
        <table:table-row table:style-name="ro1">
          <table:table-cell office:value-type="float" office:value="15886825" calcext:value-type="float">
            <text:p>15886825</text:p>
          </table:table-cell>
          <table:table-cell table:formula="of:=[.A995]/1000/(60*60*24)" office:value-type="time" office:time-value="PT04H24M46.825S" calcext:value-type="time">
            <text:p>04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0.17" calcext:value-type="float">
            <text:p>540.17</text:p>
          </table:table-cell>
          <table:table-cell office:value-type="float" office:value="658.11" calcext:value-type="float">
            <text:p>658.11</text:p>
          </table:table-cell>
        </table:table-row>
        <table:table-row table:style-name="ro1">
          <table:table-cell office:value-type="float" office:value="15902825" calcext:value-type="float">
            <text:p>15902825</text:p>
          </table:table-cell>
          <table:table-cell table:formula="of:=[.A996]/1000/(60*60*24)" office:value-type="time" office:time-value="PT04H25M02.825S" calcext:value-type="time">
            <text:p>04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0.7" calcext:value-type="float">
            <text:p>540.7</text:p>
          </table:table-cell>
          <table:table-cell office:value-type="float" office:value="658.74" calcext:value-type="float">
            <text:p>658.74</text:p>
          </table:table-cell>
        </table:table-row>
        <table:table-row table:style-name="ro1">
          <table:table-cell office:value-type="float" office:value="15918825" calcext:value-type="float">
            <text:p>15918825</text:p>
          </table:table-cell>
          <table:table-cell table:formula="of:=[.A997]/1000/(60*60*24)" office:value-type="time" office:time-value="PT04H25M18.825S" calcext:value-type="time">
            <text:p>04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1.23" calcext:value-type="float">
            <text:p>541.23</text:p>
          </table:table-cell>
          <table:table-cell office:value-type="float" office:value="659.38" calcext:value-type="float">
            <text:p>659.38</text:p>
          </table:table-cell>
        </table:table-row>
        <table:table-row table:style-name="ro1">
          <table:table-cell office:value-type="float" office:value="15934825" calcext:value-type="float">
            <text:p>15934825</text:p>
          </table:table-cell>
          <table:table-cell table:formula="of:=[.A998]/1000/(60*60*24)" office:value-type="time" office:time-value="PT04H25M34.825S" calcext:value-type="time">
            <text:p>04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1.76" calcext:value-type="float">
            <text:p>541.76</text:p>
          </table:table-cell>
          <table:table-cell office:value-type="float" office:value="660.01" calcext:value-type="float">
            <text:p>660.01</text:p>
          </table:table-cell>
        </table:table-row>
        <table:table-row table:style-name="ro1">
          <table:table-cell office:value-type="float" office:value="15950825" calcext:value-type="float">
            <text:p>15950825</text:p>
          </table:table-cell>
          <table:table-cell table:formula="of:=[.A999]/1000/(60*60*24)" office:value-type="time" office:time-value="PT04H25M50.825S" calcext:value-type="time">
            <text:p>04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2.3" calcext:value-type="float">
            <text:p>542.3</text:p>
          </table:table-cell>
          <table:table-cell office:value-type="float" office:value="660.65" calcext:value-type="float">
            <text:p>660.65</text:p>
          </table:table-cell>
        </table:table-row>
        <table:table-row table:style-name="ro1">
          <table:table-cell office:value-type="float" office:value="15966825" calcext:value-type="float">
            <text:p>15966825</text:p>
          </table:table-cell>
          <table:table-cell table:formula="of:=[.A1000]/1000/(60*60*24)" office:value-type="time" office:time-value="PT04H26M06.825S" calcext:value-type="time">
            <text:p>04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2.83" calcext:value-type="float">
            <text:p>542.83</text:p>
          </table:table-cell>
          <table:table-cell office:value-type="float" office:value="661.28" calcext:value-type="float">
            <text:p>661.28</text:p>
          </table:table-cell>
        </table:table-row>
        <table:table-row table:style-name="ro1">
          <table:table-cell office:value-type="float" office:value="15982825" calcext:value-type="float">
            <text:p>15982825</text:p>
          </table:table-cell>
          <table:table-cell table:formula="of:=[.A1001]/1000/(60*60*24)" office:value-type="time" office:time-value="PT04H26M22.825S" calcext:value-type="time">
            <text:p>04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3.36" calcext:value-type="float">
            <text:p>543.36</text:p>
          </table:table-cell>
          <table:table-cell office:value-type="float" office:value="661.91" calcext:value-type="float">
            <text:p>661.91</text:p>
          </table:table-cell>
        </table:table-row>
        <table:table-row table:style-name="ro1">
          <table:table-cell office:value-type="float" office:value="15998825" calcext:value-type="float">
            <text:p>15998825</text:p>
          </table:table-cell>
          <table:table-cell table:formula="of:=[.A1002]/1000/(60*60*24)" office:value-type="time" office:time-value="PT04H26M38.825S" calcext:value-type="time">
            <text:p>04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3.89" calcext:value-type="float">
            <text:p>543.89</text:p>
          </table:table-cell>
          <table:table-cell office:value-type="float" office:value="662.55" calcext:value-type="float">
            <text:p>662.55</text:p>
          </table:table-cell>
        </table:table-row>
        <table:table-row table:style-name="ro1">
          <table:table-cell office:value-type="float" office:value="16014825" calcext:value-type="float">
            <text:p>16014825</text:p>
          </table:table-cell>
          <table:table-cell table:formula="of:=[.A1003]/1000/(60*60*24)" office:value-type="time" office:time-value="PT04H26M54.825S" calcext:value-type="time">
            <text:p>04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4.42" calcext:value-type="float">
            <text:p>544.42</text:p>
          </table:table-cell>
          <table:table-cell office:value-type="float" office:value="663.18" calcext:value-type="float">
            <text:p>663.18</text:p>
          </table:table-cell>
        </table:table-row>
        <table:table-row table:style-name="ro1">
          <table:table-cell office:value-type="float" office:value="16030825" calcext:value-type="float">
            <text:p>16030825</text:p>
          </table:table-cell>
          <table:table-cell table:formula="of:=[.A1004]/1000/(60*60*24)" office:value-type="time" office:time-value="PT04H27M10.825S" calcext:value-type="time">
            <text:p>04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4.96" calcext:value-type="float">
            <text:p>544.96</text:p>
          </table:table-cell>
          <table:table-cell office:value-type="float" office:value="663.81" calcext:value-type="float">
            <text:p>663.81</text:p>
          </table:table-cell>
        </table:table-row>
        <table:table-row table:style-name="ro1">
          <table:table-cell office:value-type="float" office:value="16046825" calcext:value-type="float">
            <text:p>16046825</text:p>
          </table:table-cell>
          <table:table-cell table:formula="of:=[.A1005]/1000/(60*60*24)" office:value-type="time" office:time-value="PT04H27M26.825S" calcext:value-type="time">
            <text:p>04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5.49" calcext:value-type="float">
            <text:p>545.49</text:p>
          </table:table-cell>
          <table:table-cell office:value-type="float" office:value="664.45" calcext:value-type="float">
            <text:p>664.45</text:p>
          </table:table-cell>
        </table:table-row>
        <table:table-row table:style-name="ro1">
          <table:table-cell office:value-type="float" office:value="16062825" calcext:value-type="float">
            <text:p>16062825</text:p>
          </table:table-cell>
          <table:table-cell table:formula="of:=[.A1006]/1000/(60*60*24)" office:value-type="time" office:time-value="PT04H27M42.825S" calcext:value-type="time">
            <text:p>04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6.02" calcext:value-type="float">
            <text:p>546.02</text:p>
          </table:table-cell>
          <table:table-cell office:value-type="float" office:value="665.08" calcext:value-type="float">
            <text:p>665.08</text:p>
          </table:table-cell>
        </table:table-row>
        <table:table-row table:style-name="ro1">
          <table:table-cell office:value-type="float" office:value="16078825" calcext:value-type="float">
            <text:p>16078825</text:p>
          </table:table-cell>
          <table:table-cell table:formula="of:=[.A1007]/1000/(60*60*24)" office:value-type="time" office:time-value="PT04H27M58.825S" calcext:value-type="time">
            <text:p>04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46.55" calcext:value-type="float">
            <text:p>546.55</text:p>
          </table:table-cell>
          <table:table-cell office:value-type="float" office:value="665.71" calcext:value-type="float">
            <text:p>665.71</text:p>
          </table:table-cell>
        </table:table-row>
        <table:table-row table:style-name="ro1">
          <table:table-cell office:value-type="float" office:value="16094825" calcext:value-type="float">
            <text:p>16094825</text:p>
          </table:table-cell>
          <table:table-cell table:formula="of:=[.A1008]/1000/(60*60*24)" office:value-type="time" office:time-value="PT04H28M14.825S" calcext:value-type="time">
            <text:p>04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47.08" calcext:value-type="float">
            <text:p>547.08</text:p>
          </table:table-cell>
          <table:table-cell office:value-type="float" office:value="666.35" calcext:value-type="float">
            <text:p>666.35</text:p>
          </table:table-cell>
        </table:table-row>
        <table:table-row table:style-name="ro1">
          <table:table-cell office:value-type="float" office:value="16110825" calcext:value-type="float">
            <text:p>16110825</text:p>
          </table:table-cell>
          <table:table-cell table:formula="of:=[.A1009]/1000/(60*60*24)" office:value-type="time" office:time-value="PT04H28M30.825S" calcext:value-type="time">
            <text:p>04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7.62" calcext:value-type="float">
            <text:p>547.62</text:p>
          </table:table-cell>
          <table:table-cell office:value-type="float" office:value="666.98" calcext:value-type="float">
            <text:p>666.98</text:p>
          </table:table-cell>
        </table:table-row>
        <table:table-row table:style-name="ro1">
          <table:table-cell office:value-type="float" office:value="16126825" calcext:value-type="float">
            <text:p>16126825</text:p>
          </table:table-cell>
          <table:table-cell table:formula="of:=[.A1010]/1000/(60*60*24)" office:value-type="time" office:time-value="PT04H28M46.825S" calcext:value-type="time">
            <text:p>04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48.15" calcext:value-type="float">
            <text:p>548.15</text:p>
          </table:table-cell>
          <table:table-cell office:value-type="float" office:value="667.61" calcext:value-type="float">
            <text:p>667.61</text:p>
          </table:table-cell>
        </table:table-row>
        <table:table-row table:style-name="ro1">
          <table:table-cell office:value-type="float" office:value="16142825" calcext:value-type="float">
            <text:p>16142825</text:p>
          </table:table-cell>
          <table:table-cell table:formula="of:=[.A1011]/1000/(60*60*24)" office:value-type="time" office:time-value="PT04H29M02.825S" calcext:value-type="time">
            <text:p>04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48.68" calcext:value-type="float">
            <text:p>548.68</text:p>
          </table:table-cell>
          <table:table-cell office:value-type="float" office:value="668.24" calcext:value-type="float">
            <text:p>668.24</text:p>
          </table:table-cell>
        </table:table-row>
        <table:table-row table:style-name="ro1">
          <table:table-cell office:value-type="float" office:value="16158825" calcext:value-type="float">
            <text:p>16158825</text:p>
          </table:table-cell>
          <table:table-cell table:formula="of:=[.A1012]/1000/(60*60*24)" office:value-type="time" office:time-value="PT04H29M18.825S" calcext:value-type="time">
            <text:p>04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49.21" calcext:value-type="float">
            <text:p>549.21</text:p>
          </table:table-cell>
          <table:table-cell office:value-type="float" office:value="668.88" calcext:value-type="float">
            <text:p>668.88</text:p>
          </table:table-cell>
        </table:table-row>
        <table:table-row table:style-name="ro1">
          <table:table-cell office:value-type="float" office:value="16174824" calcext:value-type="float">
            <text:p>16174824</text:p>
          </table:table-cell>
          <table:table-cell table:formula="of:=[.A1013]/1000/(60*60*24)" office:value-type="time" office:time-value="PT04H29M34.824S" calcext:value-type="time">
            <text:p>04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49.74" calcext:value-type="float">
            <text:p>549.74</text:p>
          </table:table-cell>
          <table:table-cell office:value-type="float" office:value="669.51" calcext:value-type="float">
            <text:p>669.51</text:p>
          </table:table-cell>
        </table:table-row>
        <table:table-row table:style-name="ro1">
          <table:table-cell office:value-type="float" office:value="16190825" calcext:value-type="float">
            <text:p>16190825</text:p>
          </table:table-cell>
          <table:table-cell table:formula="of:=[.A1014]/1000/(60*60*24)" office:value-type="time" office:time-value="PT04H29M50.825S" calcext:value-type="time">
            <text:p>04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0.27" calcext:value-type="float">
            <text:p>550.27</text:p>
          </table:table-cell>
          <table:table-cell office:value-type="float" office:value="670.14" calcext:value-type="float">
            <text:p>670.14</text:p>
          </table:table-cell>
        </table:table-row>
        <table:table-row table:style-name="ro1">
          <table:table-cell office:value-type="float" office:value="16206825" calcext:value-type="float">
            <text:p>16206825</text:p>
          </table:table-cell>
          <table:table-cell table:formula="of:=[.A1015]/1000/(60*60*24)" office:value-type="time" office:time-value="PT04H30M06.825S" calcext:value-type="time">
            <text:p>04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50.81" calcext:value-type="float">
            <text:p>550.81</text:p>
          </table:table-cell>
          <table:table-cell office:value-type="float" office:value="670.78" calcext:value-type="float">
            <text:p>670.78</text:p>
          </table:table-cell>
        </table:table-row>
        <table:table-row table:style-name="ro1">
          <table:table-cell office:value-type="float" office:value="16222825" calcext:value-type="float">
            <text:p>16222825</text:p>
          </table:table-cell>
          <table:table-cell table:formula="of:=[.A1016]/1000/(60*60*24)" office:value-type="time" office:time-value="PT04H30M22.825S" calcext:value-type="time">
            <text:p>04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1.34" calcext:value-type="float">
            <text:p>551.34</text:p>
          </table:table-cell>
          <table:table-cell office:value-type="float" office:value="671.41" calcext:value-type="float">
            <text:p>671.41</text:p>
          </table:table-cell>
        </table:table-row>
        <table:table-row table:style-name="ro1">
          <table:table-cell office:value-type="float" office:value="16238825" calcext:value-type="float">
            <text:p>16238825</text:p>
          </table:table-cell>
          <table:table-cell table:formula="of:=[.A1017]/1000/(60*60*24)" office:value-type="time" office:time-value="PT04H30M38.825S" calcext:value-type="time">
            <text:p>04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1.87" calcext:value-type="float">
            <text:p>551.87</text:p>
          </table:table-cell>
          <table:table-cell office:value-type="float" office:value="672.04" calcext:value-type="float">
            <text:p>672.04</text:p>
          </table:table-cell>
        </table:table-row>
        <table:table-row table:style-name="ro1">
          <table:table-cell office:value-type="float" office:value="16254825" calcext:value-type="float">
            <text:p>16254825</text:p>
          </table:table-cell>
          <table:table-cell table:formula="of:=[.A1018]/1000/(60*60*24)" office:value-type="time" office:time-value="PT04H30M54.825S" calcext:value-type="time">
            <text:p>04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2.4" calcext:value-type="float">
            <text:p>552.4</text:p>
          </table:table-cell>
          <table:table-cell office:value-type="float" office:value="672.67" calcext:value-type="float">
            <text:p>672.67</text:p>
          </table:table-cell>
        </table:table-row>
        <table:table-row table:style-name="ro1">
          <table:table-cell office:value-type="float" office:value="16270825" calcext:value-type="float">
            <text:p>16270825</text:p>
          </table:table-cell>
          <table:table-cell table:formula="of:=[.A1019]/1000/(60*60*24)" office:value-type="time" office:time-value="PT04H31M10.825S" calcext:value-type="time">
            <text:p>04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2.93" calcext:value-type="float">
            <text:p>552.93</text:p>
          </table:table-cell>
          <table:table-cell office:value-type="float" office:value="673.31" calcext:value-type="float">
            <text:p>673.31</text:p>
          </table:table-cell>
        </table:table-row>
        <table:table-row table:style-name="ro1">
          <table:table-cell office:value-type="float" office:value="16286825" calcext:value-type="float">
            <text:p>16286825</text:p>
          </table:table-cell>
          <table:table-cell table:formula="of:=[.A1020]/1000/(60*60*24)" office:value-type="time" office:time-value="PT04H31M26.825S" calcext:value-type="time">
            <text:p>04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3.46" calcext:value-type="float">
            <text:p>553.46</text:p>
          </table:table-cell>
          <table:table-cell office:value-type="float" office:value="673.94" calcext:value-type="float">
            <text:p>673.94</text:p>
          </table:table-cell>
        </table:table-row>
        <table:table-row table:style-name="ro1">
          <table:table-cell office:value-type="float" office:value="16302825" calcext:value-type="float">
            <text:p>16302825</text:p>
          </table:table-cell>
          <table:table-cell table:formula="of:=[.A1021]/1000/(60*60*24)" office:value-type="time" office:time-value="PT04H31M42.825S" calcext:value-type="time">
            <text:p>04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3.99" calcext:value-type="float">
            <text:p>553.99</text:p>
          </table:table-cell>
          <table:table-cell office:value-type="float" office:value="674.57" calcext:value-type="float">
            <text:p>674.57</text:p>
          </table:table-cell>
        </table:table-row>
        <table:table-row table:style-name="ro1">
          <table:table-cell office:value-type="float" office:value="16318824" calcext:value-type="float">
            <text:p>16318824</text:p>
          </table:table-cell>
          <table:table-cell table:formula="of:=[.A1022]/1000/(60*60*24)" office:value-type="time" office:time-value="PT04H31M58.824S" calcext:value-type="time">
            <text:p>04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4.53" calcext:value-type="float">
            <text:p>554.53</text:p>
          </table:table-cell>
          <table:table-cell office:value-type="float" office:value="675.2" calcext:value-type="float">
            <text:p>675.2</text:p>
          </table:table-cell>
        </table:table-row>
        <table:table-row table:style-name="ro1">
          <table:table-cell office:value-type="float" office:value="16334825" calcext:value-type="float">
            <text:p>16334825</text:p>
          </table:table-cell>
          <table:table-cell table:formula="of:=[.A1023]/1000/(60*60*24)" office:value-type="time" office:time-value="PT04H32M14.825S" calcext:value-type="time">
            <text:p>04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55.06" calcext:value-type="float">
            <text:p>555.06</text:p>
          </table:table-cell>
          <table:table-cell office:value-type="float" office:value="675.83" calcext:value-type="float">
            <text:p>675.83</text:p>
          </table:table-cell>
        </table:table-row>
        <table:table-row table:style-name="ro1">
          <table:table-cell office:value-type="float" office:value="16350825" calcext:value-type="float">
            <text:p>16350825</text:p>
          </table:table-cell>
          <table:table-cell table:formula="of:=[.A1024]/1000/(60*60*24)" office:value-type="time" office:time-value="PT04H32M30.825S" calcext:value-type="time">
            <text:p>04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55.59" calcext:value-type="float">
            <text:p>555.59</text:p>
          </table:table-cell>
          <table:table-cell office:value-type="float" office:value="676.47" calcext:value-type="float">
            <text:p>676.47</text:p>
          </table:table-cell>
        </table:table-row>
        <table:table-row table:style-name="ro1">
          <table:table-cell office:value-type="float" office:value="16366825" calcext:value-type="float">
            <text:p>16366825</text:p>
          </table:table-cell>
          <table:table-cell table:formula="of:=[.A1025]/1000/(60*60*24)" office:value-type="time" office:time-value="PT04H32M46.825S" calcext:value-type="time">
            <text:p>04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6.12" calcext:value-type="float">
            <text:p>556.12</text:p>
          </table:table-cell>
          <table:table-cell office:value-type="float" office:value="677.1" calcext:value-type="float">
            <text:p>677.1</text:p>
          </table:table-cell>
        </table:table-row>
        <table:table-row table:style-name="ro1">
          <table:table-cell office:value-type="float" office:value="16382825" calcext:value-type="float">
            <text:p>16382825</text:p>
          </table:table-cell>
          <table:table-cell table:formula="of:=[.A1026]/1000/(60*60*24)" office:value-type="time" office:time-value="PT04H33M02.825S" calcext:value-type="time">
            <text:p>04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6.65" calcext:value-type="float">
            <text:p>556.65</text:p>
          </table:table-cell>
          <table:table-cell office:value-type="float" office:value="677.73" calcext:value-type="float">
            <text:p>677.73</text:p>
          </table:table-cell>
        </table:table-row>
        <table:table-row table:style-name="ro1">
          <table:table-cell office:value-type="float" office:value="16398825" calcext:value-type="float">
            <text:p>16398825</text:p>
          </table:table-cell>
          <table:table-cell table:formula="of:=[.A1027]/1000/(60*60*24)" office:value-type="time" office:time-value="PT04H33M18.825S" calcext:value-type="time">
            <text:p>04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7.18" calcext:value-type="float">
            <text:p>557.18</text:p>
          </table:table-cell>
          <table:table-cell office:value-type="float" office:value="678.36" calcext:value-type="float">
            <text:p>678.36</text:p>
          </table:table-cell>
        </table:table-row>
        <table:table-row table:style-name="ro1">
          <table:table-cell office:value-type="float" office:value="16414825" calcext:value-type="float">
            <text:p>16414825</text:p>
          </table:table-cell>
          <table:table-cell table:formula="of:=[.A1028]/1000/(60*60*24)" office:value-type="time" office:time-value="PT04H33M34.825S" calcext:value-type="time">
            <text:p>04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7.71" calcext:value-type="float">
            <text:p>557.71</text:p>
          </table:table-cell>
          <table:table-cell office:value-type="float" office:value="678.99" calcext:value-type="float">
            <text:p>678.99</text:p>
          </table:table-cell>
        </table:table-row>
        <table:table-row table:style-name="ro1">
          <table:table-cell office:value-type="float" office:value="16430825" calcext:value-type="float">
            <text:p>16430825</text:p>
          </table:table-cell>
          <table:table-cell table:formula="of:=[.A1029]/1000/(60*60*24)" office:value-type="time" office:time-value="PT04H33M50.825S" calcext:value-type="time">
            <text:p>04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8.25" calcext:value-type="float">
            <text:p>558.25</text:p>
          </table:table-cell>
          <table:table-cell office:value-type="float" office:value="679.62" calcext:value-type="float">
            <text:p>679.62</text:p>
          </table:table-cell>
        </table:table-row>
        <table:table-row table:style-name="ro1">
          <table:table-cell office:value-type="float" office:value="16446825" calcext:value-type="float">
            <text:p>16446825</text:p>
          </table:table-cell>
          <table:table-cell table:formula="of:=[.A1030]/1000/(60*60*24)" office:value-type="time" office:time-value="PT04H34M06.825S" calcext:value-type="time">
            <text:p>04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8.78" calcext:value-type="float">
            <text:p>558.78</text:p>
          </table:table-cell>
          <table:table-cell office:value-type="float" office:value="680.25" calcext:value-type="float">
            <text:p>680.25</text:p>
          </table:table-cell>
        </table:table-row>
        <table:table-row table:style-name="ro1">
          <table:table-cell office:value-type="float" office:value="16462825" calcext:value-type="float">
            <text:p>16462825</text:p>
          </table:table-cell>
          <table:table-cell table:formula="of:=[.A1031]/1000/(60*60*24)" office:value-type="time" office:time-value="PT04H34M22.825S" calcext:value-type="time">
            <text:p>04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59.31" calcext:value-type="float">
            <text:p>559.31</text:p>
          </table:table-cell>
          <table:table-cell office:value-type="float" office:value="680.89" calcext:value-type="float">
            <text:p>680.89</text:p>
          </table:table-cell>
        </table:table-row>
        <table:table-row table:style-name="ro1">
          <table:table-cell office:value-type="float" office:value="16478825" calcext:value-type="float">
            <text:p>16478825</text:p>
          </table:table-cell>
          <table:table-cell table:formula="of:=[.A1032]/1000/(60*60*24)" office:value-type="time" office:time-value="PT04H34M38.825S" calcext:value-type="time">
            <text:p>04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9.84" calcext:value-type="float">
            <text:p>559.84</text:p>
          </table:table-cell>
          <table:table-cell office:value-type="float" office:value="681.52" calcext:value-type="float">
            <text:p>681.52</text:p>
          </table:table-cell>
        </table:table-row>
        <table:table-row table:style-name="ro1">
          <table:table-cell office:value-type="float" office:value="16494825" calcext:value-type="float">
            <text:p>16494825</text:p>
          </table:table-cell>
          <table:table-cell table:formula="of:=[.A1033]/1000/(60*60*24)" office:value-type="time" office:time-value="PT04H34M54.825S" calcext:value-type="time">
            <text:p>04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0.37" calcext:value-type="float">
            <text:p>560.37</text:p>
          </table:table-cell>
          <table:table-cell office:value-type="float" office:value="682.15" calcext:value-type="float">
            <text:p>682.15</text:p>
          </table:table-cell>
        </table:table-row>
        <table:table-row table:style-name="ro1">
          <table:table-cell office:value-type="float" office:value="16510825" calcext:value-type="float">
            <text:p>16510825</text:p>
          </table:table-cell>
          <table:table-cell table:formula="of:=[.A1034]/1000/(60*60*24)" office:value-type="time" office:time-value="PT04H35M10.825S" calcext:value-type="time">
            <text:p>04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0.9" calcext:value-type="float">
            <text:p>560.9</text:p>
          </table:table-cell>
          <table:table-cell office:value-type="float" office:value="682.78" calcext:value-type="float">
            <text:p>682.78</text:p>
          </table:table-cell>
        </table:table-row>
        <table:table-row table:style-name="ro1">
          <table:table-cell office:value-type="float" office:value="16526825" calcext:value-type="float">
            <text:p>16526825</text:p>
          </table:table-cell>
          <table:table-cell table:formula="of:=[.A1035]/1000/(60*60*24)" office:value-type="time" office:time-value="PT04H35M26.825S" calcext:value-type="time">
            <text:p>04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1.43" calcext:value-type="float">
            <text:p>561.43</text:p>
          </table:table-cell>
          <table:table-cell office:value-type="float" office:value="683.41" calcext:value-type="float">
            <text:p>683.41</text:p>
          </table:table-cell>
        </table:table-row>
        <table:table-row table:style-name="ro1">
          <table:table-cell office:value-type="float" office:value="16542825" calcext:value-type="float">
            <text:p>16542825</text:p>
          </table:table-cell>
          <table:table-cell table:formula="of:=[.A1036]/1000/(60*60*24)" office:value-type="time" office:time-value="PT04H35M42.825S" calcext:value-type="time">
            <text:p>04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2.44" calcext:value-type="float">
            <text:p>142.44</text:p>
          </table:table-cell>
          <table:table-cell office:value-type="float" office:value="561.96" calcext:value-type="float">
            <text:p>561.96</text:p>
          </table:table-cell>
          <table:table-cell office:value-type="float" office:value="684.04" calcext:value-type="float">
            <text:p>684.04</text:p>
          </table:table-cell>
        </table:table-row>
        <table:table-row table:style-name="ro1">
          <table:table-cell office:value-type="float" office:value="16558825" calcext:value-type="float">
            <text:p>16558825</text:p>
          </table:table-cell>
          <table:table-cell table:formula="of:=[.A1037]/1000/(60*60*24)" office:value-type="time" office:time-value="PT04H35M58.825S" calcext:value-type="time">
            <text:p>04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2.49" calcext:value-type="float">
            <text:p>562.49</text:p>
          </table:table-cell>
          <table:table-cell office:value-type="float" office:value="684.67" calcext:value-type="float">
            <text:p>684.67</text:p>
          </table:table-cell>
        </table:table-row>
        <table:table-row table:style-name="ro1">
          <table:table-cell office:value-type="float" office:value="16574825" calcext:value-type="float">
            <text:p>16574825</text:p>
          </table:table-cell>
          <table:table-cell table:formula="of:=[.A1038]/1000/(60*60*24)" office:value-type="time" office:time-value="PT04H36M14.825S" calcext:value-type="time">
            <text:p>04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3.03" calcext:value-type="float">
            <text:p>563.03</text:p>
          </table:table-cell>
          <table:table-cell office:value-type="float" office:value="685.3" calcext:value-type="float">
            <text:p>685.3</text:p>
          </table:table-cell>
        </table:table-row>
        <table:table-row table:style-name="ro1">
          <table:table-cell office:value-type="float" office:value="16590825" calcext:value-type="float">
            <text:p>16590825</text:p>
          </table:table-cell>
          <table:table-cell table:formula="of:=[.A1039]/1000/(60*60*24)" office:value-type="time" office:time-value="PT04H36M30.825S" calcext:value-type="time">
            <text:p>04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3.56" calcext:value-type="float">
            <text:p>563.56</text:p>
          </table:table-cell>
          <table:table-cell office:value-type="float" office:value="685.93" calcext:value-type="float">
            <text:p>685.93</text:p>
          </table:table-cell>
        </table:table-row>
        <table:table-row table:style-name="ro1">
          <table:table-cell office:value-type="float" office:value="16606825" calcext:value-type="float">
            <text:p>16606825</text:p>
          </table:table-cell>
          <table:table-cell table:formula="of:=[.A1040]/1000/(60*60*24)" office:value-type="time" office:time-value="PT04H36M46.825S" calcext:value-type="time">
            <text:p>04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4.09" calcext:value-type="float">
            <text:p>564.09</text:p>
          </table:table-cell>
          <table:table-cell office:value-type="float" office:value="686.56" calcext:value-type="float">
            <text:p>686.56</text:p>
          </table:table-cell>
        </table:table-row>
        <table:table-row table:style-name="ro1">
          <table:table-cell office:value-type="float" office:value="16622825" calcext:value-type="float">
            <text:p>16622825</text:p>
          </table:table-cell>
          <table:table-cell table:formula="of:=[.A1041]/1000/(60*60*24)" office:value-type="time" office:time-value="PT04H37M02.825S" calcext:value-type="time">
            <text:p>04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4.62" calcext:value-type="float">
            <text:p>564.62</text:p>
          </table:table-cell>
          <table:table-cell office:value-type="float" office:value="687.19" calcext:value-type="float">
            <text:p>687.19</text:p>
          </table:table-cell>
        </table:table-row>
        <table:table-row table:style-name="ro1">
          <table:table-cell office:value-type="float" office:value="16638825" calcext:value-type="float">
            <text:p>16638825</text:p>
          </table:table-cell>
          <table:table-cell table:formula="of:=[.A1042]/1000/(60*60*24)" office:value-type="time" office:time-value="PT04H37M18.825S" calcext:value-type="time">
            <text:p>04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5.15" calcext:value-type="float">
            <text:p>565.15</text:p>
          </table:table-cell>
          <table:table-cell office:value-type="float" office:value="687.83" calcext:value-type="float">
            <text:p>687.83</text:p>
          </table:table-cell>
        </table:table-row>
        <table:table-row table:style-name="ro1">
          <table:table-cell office:value-type="float" office:value="16654825" calcext:value-type="float">
            <text:p>16654825</text:p>
          </table:table-cell>
          <table:table-cell table:formula="of:=[.A1043]/1000/(60*60*24)" office:value-type="time" office:time-value="PT04H37M34.825S" calcext:value-type="time">
            <text:p>04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5.68" calcext:value-type="float">
            <text:p>565.68</text:p>
          </table:table-cell>
          <table:table-cell office:value-type="float" office:value="688.46" calcext:value-type="float">
            <text:p>688.46</text:p>
          </table:table-cell>
        </table:table-row>
        <table:table-row table:style-name="ro1">
          <table:table-cell office:value-type="float" office:value="16670825" calcext:value-type="float">
            <text:p>16670825</text:p>
          </table:table-cell>
          <table:table-cell table:formula="of:=[.A1044]/1000/(60*60*24)" office:value-type="time" office:time-value="PT04H37M50.825S" calcext:value-type="time">
            <text:p>04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6.21" calcext:value-type="float">
            <text:p>566.21</text:p>
          </table:table-cell>
          <table:table-cell office:value-type="float" office:value="689.09" calcext:value-type="float">
            <text:p>689.09</text:p>
          </table:table-cell>
        </table:table-row>
        <table:table-row table:style-name="ro1">
          <table:table-cell office:value-type="float" office:value="16686825" calcext:value-type="float">
            <text:p>16686825</text:p>
          </table:table-cell>
          <table:table-cell table:formula="of:=[.A1045]/1000/(60*60*24)" office:value-type="time" office:time-value="PT04H38M06.825S" calcext:value-type="time">
            <text:p>04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6.74" calcext:value-type="float">
            <text:p>566.74</text:p>
          </table:table-cell>
          <table:table-cell office:value-type="float" office:value="689.72" calcext:value-type="float">
            <text:p>689.72</text:p>
          </table:table-cell>
        </table:table-row>
        <table:table-row table:style-name="ro1">
          <table:table-cell office:value-type="float" office:value="16702825" calcext:value-type="float">
            <text:p>16702825</text:p>
          </table:table-cell>
          <table:table-cell table:formula="of:=[.A1046]/1000/(60*60*24)" office:value-type="time" office:time-value="PT04H38M22.825S" calcext:value-type="time">
            <text:p>04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7.27" calcext:value-type="float">
            <text:p>567.27</text:p>
          </table:table-cell>
          <table:table-cell office:value-type="float" office:value="690.35" calcext:value-type="float">
            <text:p>690.35</text:p>
          </table:table-cell>
        </table:table-row>
        <table:table-row table:style-name="ro1">
          <table:table-cell office:value-type="float" office:value="16718825" calcext:value-type="float">
            <text:p>16718825</text:p>
          </table:table-cell>
          <table:table-cell table:formula="of:=[.A1047]/1000/(60*60*24)" office:value-type="time" office:time-value="PT04H38M38.825S" calcext:value-type="time">
            <text:p>04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48" calcext:value-type="float">
            <text:p>141.48</text:p>
          </table:table-cell>
          <table:table-cell office:value-type="float" office:value="567.8" calcext:value-type="float">
            <text:p>567.8</text:p>
          </table:table-cell>
          <table:table-cell office:value-type="float" office:value="690.98" calcext:value-type="float">
            <text:p>690.98</text:p>
          </table:table-cell>
        </table:table-row>
        <table:table-row table:style-name="ro1">
          <table:table-cell office:value-type="float" office:value="16734825" calcext:value-type="float">
            <text:p>16734825</text:p>
          </table:table-cell>
          <table:table-cell table:formula="of:=[.A1048]/1000/(60*60*24)" office:value-type="time" office:time-value="PT04H38M54.825S" calcext:value-type="time">
            <text:p>04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8.33" calcext:value-type="float">
            <text:p>568.33</text:p>
          </table:table-cell>
          <table:table-cell office:value-type="float" office:value="691.61" calcext:value-type="float">
            <text:p>691.61</text:p>
          </table:table-cell>
        </table:table-row>
        <table:table-row table:style-name="ro1">
          <table:table-cell office:value-type="float" office:value="16750825" calcext:value-type="float">
            <text:p>16750825</text:p>
          </table:table-cell>
          <table:table-cell table:formula="of:=[.A1049]/1000/(60*60*24)" office:value-type="time" office:time-value="PT04H39M10.825S" calcext:value-type="time">
            <text:p>04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8.86" calcext:value-type="float">
            <text:p>568.86</text:p>
          </table:table-cell>
          <table:table-cell office:value-type="float" office:value="692.24" calcext:value-type="float">
            <text:p>692.24</text:p>
          </table:table-cell>
        </table:table-row>
        <table:table-row table:style-name="ro1">
          <table:table-cell office:value-type="float" office:value="16766825" calcext:value-type="float">
            <text:p>16766825</text:p>
          </table:table-cell>
          <table:table-cell table:formula="of:=[.A1050]/1000/(60*60*24)" office:value-type="time" office:time-value="PT04H39M26.825S" calcext:value-type="time">
            <text:p>04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4" calcext:value-type="float">
            <text:p>569.4</text:p>
          </table:table-cell>
          <table:table-cell office:value-type="float" office:value="692.87" calcext:value-type="float">
            <text:p>692.87</text:p>
          </table:table-cell>
        </table:table-row>
        <table:table-row table:style-name="ro1">
          <table:table-cell office:value-type="float" office:value="16782825" calcext:value-type="float">
            <text:p>16782825</text:p>
          </table:table-cell>
          <table:table-cell table:formula="of:=[.A1051]/1000/(60*60*24)" office:value-type="time" office:time-value="PT04H39M42.825S" calcext:value-type="time">
            <text:p>04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93" calcext:value-type="float">
            <text:p>569.93</text:p>
          </table:table-cell>
          <table:table-cell office:value-type="float" office:value="693.5" calcext:value-type="float">
            <text:p>693.5</text:p>
          </table:table-cell>
        </table:table-row>
        <table:table-row table:style-name="ro1">
          <table:table-cell office:value-type="float" office:value="16798825" calcext:value-type="float">
            <text:p>16798825</text:p>
          </table:table-cell>
          <table:table-cell table:formula="of:=[.A1052]/1000/(60*60*24)" office:value-type="time" office:time-value="PT04H39M58.825S" calcext:value-type="time">
            <text:p>04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0.46" calcext:value-type="float">
            <text:p>570.46</text:p>
          </table:table-cell>
          <table:table-cell office:value-type="float" office:value="694.13" calcext:value-type="float">
            <text:p>694.13</text:p>
          </table:table-cell>
        </table:table-row>
        <table:table-row table:style-name="ro1">
          <table:table-cell office:value-type="float" office:value="16814825" calcext:value-type="float">
            <text:p>16814825</text:p>
          </table:table-cell>
          <table:table-cell table:formula="of:=[.A1053]/1000/(60*60*24)" office:value-type="time" office:time-value="PT04H40M14.825S" calcext:value-type="time">
            <text:p>04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70.99" calcext:value-type="float">
            <text:p>570.99</text:p>
          </table:table-cell>
          <table:table-cell office:value-type="float" office:value="694.76" calcext:value-type="float">
            <text:p>694.76</text:p>
          </table:table-cell>
        </table:table-row>
        <table:table-row table:style-name="ro1">
          <table:table-cell office:value-type="float" office:value="16830825" calcext:value-type="float">
            <text:p>16830825</text:p>
          </table:table-cell>
          <table:table-cell table:formula="of:=[.A1054]/1000/(60*60*24)" office:value-type="time" office:time-value="PT04H40M30.825S" calcext:value-type="time">
            <text:p>04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1.52" calcext:value-type="float">
            <text:p>571.52</text:p>
          </table:table-cell>
          <table:table-cell office:value-type="float" office:value="695.39" calcext:value-type="float">
            <text:p>695.39</text:p>
          </table:table-cell>
        </table:table-row>
        <table:table-row table:style-name="ro1">
          <table:table-cell office:value-type="float" office:value="16846825" calcext:value-type="float">
            <text:p>16846825</text:p>
          </table:table-cell>
          <table:table-cell table:formula="of:=[.A1055]/1000/(60*60*24)" office:value-type="time" office:time-value="PT04H40M46.825S" calcext:value-type="time">
            <text:p>04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2.05" calcext:value-type="float">
            <text:p>572.05</text:p>
          </table:table-cell>
          <table:table-cell office:value-type="float" office:value="696.02" calcext:value-type="float">
            <text:p>696.02</text:p>
          </table:table-cell>
        </table:table-row>
        <table:table-row table:style-name="ro1">
          <table:table-cell office:value-type="float" office:value="16862824" calcext:value-type="float">
            <text:p>16862824</text:p>
          </table:table-cell>
          <table:table-cell table:formula="of:=[.A1056]/1000/(60*60*24)" office:value-type="time" office:time-value="PT04H41M02.824S" calcext:value-type="time">
            <text:p>04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2.58" calcext:value-type="float">
            <text:p>572.58</text:p>
          </table:table-cell>
          <table:table-cell office:value-type="float" office:value="696.65" calcext:value-type="float">
            <text:p>696.65</text:p>
          </table:table-cell>
        </table:table-row>
        <table:table-row table:style-name="ro1">
          <table:table-cell office:value-type="float" office:value="16878825" calcext:value-type="float">
            <text:p>16878825</text:p>
          </table:table-cell>
          <table:table-cell table:formula="of:=[.A1057]/1000/(60*60*24)" office:value-type="time" office:time-value="PT04H41M18.825S" calcext:value-type="time">
            <text:p>04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3.11" calcext:value-type="float">
            <text:p>573.11</text:p>
          </table:table-cell>
          <table:table-cell office:value-type="float" office:value="697.28" calcext:value-type="float">
            <text:p>697.28</text:p>
          </table:table-cell>
        </table:table-row>
        <table:table-row table:style-name="ro1">
          <table:table-cell office:value-type="float" office:value="16894825" calcext:value-type="float">
            <text:p>16894825</text:p>
          </table:table-cell>
          <table:table-cell table:formula="of:=[.A1058]/1000/(60*60*24)" office:value-type="time" office:time-value="PT04H41M34.825S" calcext:value-type="time">
            <text:p>04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3.64" calcext:value-type="float">
            <text:p>573.64</text:p>
          </table:table-cell>
          <table:table-cell office:value-type="float" office:value="697.91" calcext:value-type="float">
            <text:p>697.91</text:p>
          </table:table-cell>
        </table:table-row>
        <table:table-row table:style-name="ro1">
          <table:table-cell office:value-type="float" office:value="16910825" calcext:value-type="float">
            <text:p>16910825</text:p>
          </table:table-cell>
          <table:table-cell table:formula="of:=[.A1059]/1000/(60*60*24)" office:value-type="time" office:time-value="PT04H41M50.825S" calcext:value-type="time">
            <text:p>04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4.17" calcext:value-type="float">
            <text:p>574.17</text:p>
          </table:table-cell>
          <table:table-cell office:value-type="float" office:value="698.54" calcext:value-type="float">
            <text:p>698.54</text:p>
          </table:table-cell>
        </table:table-row>
        <table:table-row table:style-name="ro1">
          <table:table-cell office:value-type="float" office:value="16926825" calcext:value-type="float">
            <text:p>16926825</text:p>
          </table:table-cell>
          <table:table-cell table:formula="of:=[.A1060]/1000/(60*60*24)" office:value-type="time" office:time-value="PT04H42M06.825S" calcext:value-type="time">
            <text:p>04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4.7" calcext:value-type="float">
            <text:p>574.7</text:p>
          </table:table-cell>
          <table:table-cell office:value-type="float" office:value="699.17" calcext:value-type="float">
            <text:p>699.17</text:p>
          </table:table-cell>
        </table:table-row>
        <table:table-row table:style-name="ro1">
          <table:table-cell office:value-type="float" office:value="16942825" calcext:value-type="float">
            <text:p>16942825</text:p>
          </table:table-cell>
          <table:table-cell table:formula="of:=[.A1061]/1000/(60*60*24)" office:value-type="time" office:time-value="PT04H42M22.825S" calcext:value-type="time">
            <text:p>04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5.23" calcext:value-type="float">
            <text:p>575.23</text:p>
          </table:table-cell>
          <table:table-cell office:value-type="float" office:value="699.8" calcext:value-type="float">
            <text:p>699.8</text:p>
          </table:table-cell>
        </table:table-row>
        <table:table-row table:style-name="ro1">
          <table:table-cell office:value-type="float" office:value="16958825" calcext:value-type="float">
            <text:p>16958825</text:p>
          </table:table-cell>
          <table:table-cell table:formula="of:=[.A1062]/1000/(60*60*24)" office:value-type="time" office:time-value="PT04H42M38.825S" calcext:value-type="time">
            <text:p>04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5.76" calcext:value-type="float">
            <text:p>575.76</text:p>
          </table:table-cell>
          <table:table-cell office:value-type="float" office:value="700.43" calcext:value-type="float">
            <text:p>700.43</text:p>
          </table:table-cell>
        </table:table-row>
        <table:table-row table:style-name="ro1">
          <table:table-cell office:value-type="float" office:value="16974825" calcext:value-type="float">
            <text:p>16974825</text:p>
          </table:table-cell>
          <table:table-cell table:formula="of:=[.A1063]/1000/(60*60*24)" office:value-type="time" office:time-value="PT04H42M54.825S" calcext:value-type="time">
            <text:p>04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76.29" calcext:value-type="float">
            <text:p>576.29</text:p>
          </table:table-cell>
          <table:table-cell office:value-type="float" office:value="701.06" calcext:value-type="float">
            <text:p>701.06</text:p>
          </table:table-cell>
        </table:table-row>
        <table:table-row table:style-name="ro1">
          <table:table-cell office:value-type="float" office:value="16990825" calcext:value-type="float">
            <text:p>16990825</text:p>
          </table:table-cell>
          <table:table-cell table:formula="of:=[.A1064]/1000/(60*60*24)" office:value-type="time" office:time-value="PT04H43M10.825S" calcext:value-type="time">
            <text:p>04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6.82" calcext:value-type="float">
            <text:p>576.82</text:p>
          </table:table-cell>
          <table:table-cell office:value-type="float" office:value="701.69" calcext:value-type="float">
            <text:p>701.69</text:p>
          </table:table-cell>
        </table:table-row>
        <table:table-row table:style-name="ro1">
          <table:table-cell office:value-type="float" office:value="17006825" calcext:value-type="float">
            <text:p>17006825</text:p>
          </table:table-cell>
          <table:table-cell table:formula="of:=[.A1065]/1000/(60*60*24)" office:value-type="time" office:time-value="PT04H43M26.825S" calcext:value-type="time">
            <text:p>04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7.35" calcext:value-type="float">
            <text:p>577.35</text:p>
          </table:table-cell>
          <table:table-cell office:value-type="float" office:value="702.32" calcext:value-type="float">
            <text:p>702.32</text:p>
          </table:table-cell>
        </table:table-row>
        <table:table-row table:style-name="ro1">
          <table:table-cell office:value-type="float" office:value="17022825" calcext:value-type="float">
            <text:p>17022825</text:p>
          </table:table-cell>
          <table:table-cell table:formula="of:=[.A1066]/1000/(60*60*24)" office:value-type="time" office:time-value="PT04H43M42.825S" calcext:value-type="time">
            <text:p>04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702.95" calcext:value-type="float">
            <text:p>702.95</text:p>
          </table:table-cell>
        </table:table-row>
        <table:table-row table:style-name="ro1">
          <table:table-cell office:value-type="float" office:value="17038825" calcext:value-type="float">
            <text:p>17038825</text:p>
          </table:table-cell>
          <table:table-cell table:formula="of:=[.A1067]/1000/(60*60*24)" office:value-type="time" office:time-value="PT04H43M58.825S" calcext:value-type="time">
            <text:p>04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8.41" calcext:value-type="float">
            <text:p>578.41</text:p>
          </table:table-cell>
          <table:table-cell office:value-type="float" office:value="703.58" calcext:value-type="float">
            <text:p>703.58</text:p>
          </table:table-cell>
        </table:table-row>
        <table:table-row table:style-name="ro1">
          <table:table-cell office:value-type="float" office:value="17054825" calcext:value-type="float">
            <text:p>17054825</text:p>
          </table:table-cell>
          <table:table-cell table:formula="of:=[.A1068]/1000/(60*60*24)" office:value-type="time" office:time-value="PT04H44M14.825S" calcext:value-type="time">
            <text:p>04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8.94" calcext:value-type="float">
            <text:p>578.94</text:p>
          </table:table-cell>
          <table:table-cell office:value-type="float" office:value="704.21" calcext:value-type="float">
            <text:p>704.21</text:p>
          </table:table-cell>
        </table:table-row>
        <table:table-row table:style-name="ro1">
          <table:table-cell office:value-type="float" office:value="17070825" calcext:value-type="float">
            <text:p>17070825</text:p>
          </table:table-cell>
          <table:table-cell table:formula="of:=[.A1069]/1000/(60*60*24)" office:value-type="time" office:time-value="PT04H44M30.825S" calcext:value-type="time">
            <text:p>04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9.47" calcext:value-type="float">
            <text:p>579.47</text:p>
          </table:table-cell>
          <table:table-cell office:value-type="float" office:value="704.84" calcext:value-type="float">
            <text:p>704.84</text:p>
          </table:table-cell>
        </table:table-row>
        <table:table-row table:style-name="ro1">
          <table:table-cell office:value-type="float" office:value="17086825" calcext:value-type="float">
            <text:p>17086825</text:p>
          </table:table-cell>
          <table:table-cell table:formula="of:=[.A1070]/1000/(60*60*24)" office:value-type="time" office:time-value="PT04H44M46.825S" calcext:value-type="time">
            <text:p>04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0" calcext:value-type="float">
            <text:p>580</text:p>
          </table:table-cell>
          <table:table-cell office:value-type="float" office:value="705.47" calcext:value-type="float">
            <text:p>705.47</text:p>
          </table:table-cell>
        </table:table-row>
        <table:table-row table:style-name="ro1">
          <table:table-cell office:value-type="float" office:value="17102825" calcext:value-type="float">
            <text:p>17102825</text:p>
          </table:table-cell>
          <table:table-cell table:formula="of:=[.A1071]/1000/(60*60*24)" office:value-type="time" office:time-value="PT04H45M02.825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80.53" calcext:value-type="float">
            <text:p>580.53</text:p>
          </table:table-cell>
          <table:table-cell office:value-type="float" office:value="706.1" calcext:value-type="float">
            <text:p>706.1</text:p>
          </table:table-cell>
        </table:table-row>
        <table:table-row table:style-name="ro1">
          <table:table-cell office:value-type="float" office:value="17118825" calcext:value-type="float">
            <text:p>17118825</text:p>
          </table:table-cell>
          <table:table-cell table:formula="of:=[.A1072]/1000/(60*60*24)" office:value-type="time" office:time-value="PT04H45M18.825S" calcext:value-type="time">
            <text:p>04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1.06" calcext:value-type="float">
            <text:p>581.06</text:p>
          </table:table-cell>
          <table:table-cell office:value-type="float" office:value="706.73" calcext:value-type="float">
            <text:p>706.73</text:p>
          </table:table-cell>
        </table:table-row>
        <table:table-row table:style-name="ro1">
          <table:table-cell office:value-type="float" office:value="17134825" calcext:value-type="float">
            <text:p>17134825</text:p>
          </table:table-cell>
          <table:table-cell table:formula="of:=[.A1073]/1000/(60*60*24)" office:value-type="time" office:time-value="PT04H45M34.825S" calcext:value-type="time">
            <text:p>04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1.59" calcext:value-type="float">
            <text:p>581.59</text:p>
          </table:table-cell>
          <table:table-cell office:value-type="float" office:value="707.36" calcext:value-type="float">
            <text:p>707.36</text:p>
          </table:table-cell>
        </table:table-row>
        <table:table-row table:style-name="ro1">
          <table:table-cell office:value-type="float" office:value="17150825" calcext:value-type="float">
            <text:p>17150825</text:p>
          </table:table-cell>
          <table:table-cell table:formula="of:=[.A1074]/1000/(60*60*24)" office:value-type="time" office:time-value="PT04H45M50.825S" calcext:value-type="time">
            <text:p>04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82.12" calcext:value-type="float">
            <text:p>582.12</text:p>
          </table:table-cell>
          <table:table-cell office:value-type="float" office:value="707.99" calcext:value-type="float">
            <text:p>707.99</text:p>
          </table:table-cell>
        </table:table-row>
        <table:table-row table:style-name="ro1">
          <table:table-cell office:value-type="float" office:value="17166825" calcext:value-type="float">
            <text:p>17166825</text:p>
          </table:table-cell>
          <table:table-cell table:formula="of:=[.A1075]/1000/(60*60*24)" office:value-type="time" office:time-value="PT04H46M06.825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82.65" calcext:value-type="float">
            <text:p>582.65</text:p>
          </table:table-cell>
          <table:table-cell office:value-type="float" office:value="708.62" calcext:value-type="float">
            <text:p>708.62</text:p>
          </table:table-cell>
        </table:table-row>
        <table:table-row table:style-name="ro1">
          <table:table-cell office:value-type="float" office:value="17182825" calcext:value-type="float">
            <text:p>17182825</text:p>
          </table:table-cell>
          <table:table-cell table:formula="of:=[.A1076]/1000/(60*60*24)" office:value-type="time" office:time-value="PT04H46M22.825S" calcext:value-type="time">
            <text:p>04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83.18" calcext:value-type="float">
            <text:p>583.18</text:p>
          </table:table-cell>
          <table:table-cell office:value-type="float" office:value="709.25" calcext:value-type="float">
            <text:p>709.25</text:p>
          </table:table-cell>
        </table:table-row>
        <table:table-row table:style-name="ro1">
          <table:table-cell office:value-type="float" office:value="17198825" calcext:value-type="float">
            <text:p>17198825</text:p>
          </table:table-cell>
          <table:table-cell table:formula="of:=[.A1077]/1000/(60*60*24)" office:value-type="time" office:time-value="PT04H46M38.825S" calcext:value-type="time">
            <text:p>04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83.71" calcext:value-type="float">
            <text:p>583.71</text:p>
          </table:table-cell>
          <table:table-cell office:value-type="float" office:value="709.87" calcext:value-type="float">
            <text:p>709.87</text:p>
          </table:table-cell>
        </table:table-row>
        <table:table-row table:style-name="ro1">
          <table:table-cell office:value-type="float" office:value="17214825" calcext:value-type="float">
            <text:p>17214825</text:p>
          </table:table-cell>
          <table:table-cell table:formula="of:=[.A1078]/1000/(60*60*24)" office:value-type="time" office:time-value="PT04H46M54.825S" calcext:value-type="time">
            <text:p>04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4.24" calcext:value-type="float">
            <text:p>584.24</text:p>
          </table:table-cell>
          <table:table-cell office:value-type="float" office:value="710.5" calcext:value-type="float">
            <text:p>710.5</text:p>
          </table:table-cell>
        </table:table-row>
        <table:table-row table:style-name="ro1">
          <table:table-cell office:value-type="float" office:value="17230825" calcext:value-type="float">
            <text:p>17230825</text:p>
          </table:table-cell>
          <table:table-cell table:formula="of:=[.A1079]/1000/(60*60*24)" office:value-type="time" office:time-value="PT04H47M10.825S" calcext:value-type="time">
            <text:p>04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4.77" calcext:value-type="float">
            <text:p>584.77</text:p>
          </table:table-cell>
          <table:table-cell office:value-type="float" office:value="711.13" calcext:value-type="float">
            <text:p>711.13</text:p>
          </table:table-cell>
        </table:table-row>
        <table:table-row table:style-name="ro1">
          <table:table-cell office:value-type="float" office:value="17246825" calcext:value-type="float">
            <text:p>17246825</text:p>
          </table:table-cell>
          <table:table-cell table:formula="of:=[.A1080]/1000/(60*60*24)" office:value-type="time" office:time-value="PT04H47M26.825S" calcext:value-type="time">
            <text:p>04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5.3" calcext:value-type="float">
            <text:p>585.3</text:p>
          </table:table-cell>
          <table:table-cell office:value-type="float" office:value="711.76" calcext:value-type="float">
            <text:p>711.76</text:p>
          </table:table-cell>
        </table:table-row>
        <table:table-row table:style-name="ro1">
          <table:table-cell office:value-type="float" office:value="17262825" calcext:value-type="float">
            <text:p>17262825</text:p>
          </table:table-cell>
          <table:table-cell table:formula="of:=[.A1081]/1000/(60*60*24)" office:value-type="time" office:time-value="PT04H47M42.825S" calcext:value-type="time">
            <text:p>04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5.83" calcext:value-type="float">
            <text:p>585.83</text:p>
          </table:table-cell>
          <table:table-cell office:value-type="float" office:value="712.38" calcext:value-type="float">
            <text:p>712.38</text:p>
          </table:table-cell>
        </table:table-row>
        <table:table-row table:style-name="ro1">
          <table:table-cell office:value-type="float" office:value="17278825" calcext:value-type="float">
            <text:p>17278825</text:p>
          </table:table-cell>
          <table:table-cell table:formula="of:=[.A1082]/1000/(60*60*24)" office:value-type="time" office:time-value="PT04H47M58.825S" calcext:value-type="time">
            <text:p>04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6.36" calcext:value-type="float">
            <text:p>586.36</text:p>
          </table:table-cell>
          <table:table-cell office:value-type="float" office:value="713.01" calcext:value-type="float">
            <text:p>713.01</text:p>
          </table:table-cell>
        </table:table-row>
        <table:table-row table:style-name="ro1">
          <table:table-cell office:value-type="float" office:value="17294825" calcext:value-type="float">
            <text:p>17294825</text:p>
          </table:table-cell>
          <table:table-cell table:formula="of:=[.A1083]/1000/(60*60*24)" office:value-type="time" office:time-value="PT04H48M14.825S" calcext:value-type="time">
            <text:p>04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586.89" calcext:value-type="float">
            <text:p>586.89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>
          <table:table-cell office:value-type="float" office:value="17310825" calcext:value-type="float">
            <text:p>17310825</text:p>
          </table:table-cell>
          <table:table-cell table:formula="of:=[.A1084]/1000/(60*60*24)" office:value-type="time" office:time-value="PT04H48M30.825S" calcext:value-type="time">
            <text:p>04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7.42" calcext:value-type="float">
            <text:p>587.42</text:p>
          </table:table-cell>
          <table:table-cell office:value-type="float" office:value="714.27" calcext:value-type="float">
            <text:p>714.27</text:p>
          </table:table-cell>
        </table:table-row>
        <table:table-row table:style-name="ro1">
          <table:table-cell office:value-type="float" office:value="17326825" calcext:value-type="float">
            <text:p>17326825</text:p>
          </table:table-cell>
          <table:table-cell table:formula="of:=[.A1085]/1000/(60*60*24)" office:value-type="time" office:time-value="PT04H48M46.825S" calcext:value-type="time">
            <text:p>04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7.95" calcext:value-type="float">
            <text:p>587.95</text:p>
          </table:table-cell>
          <table:table-cell office:value-type="float" office:value="714.89" calcext:value-type="float">
            <text:p>714.89</text:p>
          </table:table-cell>
        </table:table-row>
        <table:table-row table:style-name="ro1">
          <table:table-cell office:value-type="float" office:value="17342825" calcext:value-type="float">
            <text:p>17342825</text:p>
          </table:table-cell>
          <table:table-cell table:formula="of:=[.A1086]/1000/(60*60*24)" office:value-type="time" office:time-value="PT04H49M02.825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588.47" calcext:value-type="float">
            <text:p>588.47</text:p>
          </table:table-cell>
          <table:table-cell office:value-type="float" office:value="715.52" calcext:value-type="float">
            <text:p>715.52</text:p>
          </table:table-cell>
        </table:table-row>
        <table:table-row table:style-name="ro1">
          <table:table-cell office:value-type="float" office:value="17358825" calcext:value-type="float">
            <text:p>17358825</text:p>
          </table:table-cell>
          <table:table-cell table:formula="of:=[.A1087]/1000/(60*60*24)" office:value-type="time" office:time-value="PT04H49M18.825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589" calcext:value-type="float">
            <text:p>589</text:p>
          </table:table-cell>
          <table:table-cell office:value-type="float" office:value="716.15" calcext:value-type="float">
            <text:p>716.15</text:p>
          </table:table-cell>
        </table:table-row>
        <table:table-row table:style-name="ro1">
          <table:table-cell office:value-type="float" office:value="17374825" calcext:value-type="float">
            <text:p>17374825</text:p>
          </table:table-cell>
          <table:table-cell table:formula="of:=[.A1088]/1000/(60*60*24)" office:value-type="time" office:time-value="PT04H49M34.825S" calcext:value-type="time">
            <text:p>04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9.53" calcext:value-type="float">
            <text:p>589.53</text:p>
          </table:table-cell>
          <table:table-cell office:value-type="float" office:value="716.78" calcext:value-type="float">
            <text:p>716.78</text:p>
          </table:table-cell>
        </table:table-row>
        <table:table-row table:style-name="ro1">
          <table:table-cell office:value-type="float" office:value="17390825" calcext:value-type="float">
            <text:p>17390825</text:p>
          </table:table-cell>
          <table:table-cell table:formula="of:=[.A1089]/1000/(60*60*24)" office:value-type="time" office:time-value="PT04H49M50.825S" calcext:value-type="time">
            <text:p>04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0.06" calcext:value-type="float">
            <text:p>590.06</text:p>
          </table:table-cell>
          <table:table-cell office:value-type="float" office:value="717.41" calcext:value-type="float">
            <text:p>717.41</text:p>
          </table:table-cell>
        </table:table-row>
        <table:table-row table:style-name="ro1">
          <table:table-cell office:value-type="float" office:value="17406825" calcext:value-type="float">
            <text:p>17406825</text:p>
          </table:table-cell>
          <table:table-cell table:formula="of:=[.A1090]/1000/(60*60*24)" office:value-type="time" office:time-value="PT04H50M06.825S" calcext:value-type="time">
            <text:p>04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90.59" calcext:value-type="float">
            <text:p>590.59</text:p>
          </table:table-cell>
          <table:table-cell office:value-type="float" office:value="718.03" calcext:value-type="float">
            <text:p>718.03</text:p>
          </table:table-cell>
        </table:table-row>
        <table:table-row table:style-name="ro1">
          <table:table-cell office:value-type="float" office:value="17422825" calcext:value-type="float">
            <text:p>17422825</text:p>
          </table:table-cell>
          <table:table-cell table:formula="of:=[.A1091]/1000/(60*60*24)" office:value-type="time" office:time-value="PT04H50M22.825S" calcext:value-type="time">
            <text:p>04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1.12" calcext:value-type="float">
            <text:p>591.12</text:p>
          </table:table-cell>
          <table:table-cell office:value-type="float" office:value="718.66" calcext:value-type="float">
            <text:p>718.66</text:p>
          </table:table-cell>
        </table:table-row>
        <table:table-row table:style-name="ro1">
          <table:table-cell office:value-type="float" office:value="17438825" calcext:value-type="float">
            <text:p>17438825</text:p>
          </table:table-cell>
          <table:table-cell table:formula="of:=[.A1092]/1000/(60*60*24)" office:value-type="time" office:time-value="PT04H50M38.825S" calcext:value-type="time">
            <text:p>04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1.65" calcext:value-type="float">
            <text:p>591.65</text:p>
          </table:table-cell>
          <table:table-cell office:value-type="float" office:value="719.29" calcext:value-type="float">
            <text:p>719.29</text:p>
          </table:table-cell>
        </table:table-row>
        <table:table-row table:style-name="ro1">
          <table:table-cell office:value-type="float" office:value="17454825" calcext:value-type="float">
            <text:p>17454825</text:p>
          </table:table-cell>
          <table:table-cell table:formula="of:=[.A1093]/1000/(60*60*24)" office:value-type="time" office:time-value="PT04H50M54.825S" calcext:value-type="time">
            <text:p>04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2.18" calcext:value-type="float">
            <text:p>592.18</text:p>
          </table:table-cell>
          <table:table-cell office:value-type="float" office:value="719.91" calcext:value-type="float">
            <text:p>719.91</text:p>
          </table:table-cell>
        </table:table-row>
        <table:table-row table:style-name="ro1">
          <table:table-cell office:value-type="float" office:value="17470825" calcext:value-type="float">
            <text:p>17470825</text:p>
          </table:table-cell>
          <table:table-cell table:formula="of:=[.A1094]/1000/(60*60*24)" office:value-type="time" office:time-value="PT04H51M10.825S" calcext:value-type="time">
            <text:p>04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2.71" calcext:value-type="float">
            <text:p>592.71</text:p>
          </table:table-cell>
          <table:table-cell office:value-type="float" office:value="720.54" calcext:value-type="float">
            <text:p>720.54</text:p>
          </table:table-cell>
        </table:table-row>
        <table:table-row table:style-name="ro1">
          <table:table-cell office:value-type="float" office:value="17486825" calcext:value-type="float">
            <text:p>17486825</text:p>
          </table:table-cell>
          <table:table-cell table:formula="of:=[.A1095]/1000/(60*60*24)" office:value-type="time" office:time-value="PT04H51M26.825S" calcext:value-type="time">
            <text:p>04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3.24" calcext:value-type="float">
            <text:p>593.24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>
          <table:table-cell office:value-type="float" office:value="17502825" calcext:value-type="float">
            <text:p>17502825</text:p>
          </table:table-cell>
          <table:table-cell table:formula="of:=[.A1096]/1000/(60*60*24)" office:value-type="time" office:time-value="PT04H51M42.825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119.1" calcext:value-type="float">
            <text:p>119.1</text:p>
          </table:table-cell>
          <table:table-cell office:value-type="float" office:value="141.48" calcext:value-type="float">
            <text:p>141.48</text:p>
          </table:table-cell>
          <table:table-cell office:value-type="float" office:value="593.77" calcext:value-type="float">
            <text:p>593.77</text:p>
          </table:table-cell>
          <table:table-cell office:value-type="float" office:value="721.79" calcext:value-type="float">
            <text:p>721.79</text:p>
          </table:table-cell>
        </table:table-row>
        <table:table-row table:style-name="ro1">
          <table:table-cell office:value-type="float" office:value="17518825" calcext:value-type="float">
            <text:p>17518825</text:p>
          </table:table-cell>
          <table:table-cell table:formula="of:=[.A1097]/1000/(60*60*24)" office:value-type="time" office:time-value="PT04H51M58.825S" calcext:value-type="time">
            <text:p>04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4.3" calcext:value-type="float">
            <text:p>594.3</text:p>
          </table:table-cell>
          <table:table-cell office:value-type="float" office:value="722.42" calcext:value-type="float">
            <text:p>722.42</text:p>
          </table:table-cell>
        </table:table-row>
        <table:table-row table:style-name="ro1">
          <table:table-cell office:value-type="float" office:value="17534825" calcext:value-type="float">
            <text:p>17534825</text:p>
          </table:table-cell>
          <table:table-cell table:formula="of:=[.A1098]/1000/(60*60*24)" office:value-type="time" office:time-value="PT04H52M14.825S" calcext:value-type="time">
            <text:p>04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4.83" calcext:value-type="float">
            <text:p>594.83</text:p>
          </table:table-cell>
          <table:table-cell office:value-type="float" office:value="723.05" calcext:value-type="float">
            <text:p>723.05</text:p>
          </table:table-cell>
        </table:table-row>
        <table:table-row table:style-name="ro1">
          <table:table-cell office:value-type="float" office:value="17550825" calcext:value-type="float">
            <text:p>17550825</text:p>
          </table:table-cell>
          <table:table-cell table:formula="of:=[.A1099]/1000/(60*60*24)" office:value-type="time" office:time-value="PT04H52M30.825S" calcext:value-type="time">
            <text:p>04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5.36" calcext:value-type="float">
            <text:p>595.36</text:p>
          </table:table-cell>
          <table:table-cell office:value-type="float" office:value="723.67" calcext:value-type="float">
            <text:p>723.67</text:p>
          </table:table-cell>
        </table:table-row>
        <table:table-row table:style-name="ro1">
          <table:table-cell office:value-type="float" office:value="17566825" calcext:value-type="float">
            <text:p>17566825</text:p>
          </table:table-cell>
          <table:table-cell table:formula="of:=[.A1100]/1000/(60*60*24)" office:value-type="time" office:time-value="PT04H52M46.825S" calcext:value-type="time">
            <text:p>04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5.89" calcext:value-type="float">
            <text:p>595.89</text:p>
          </table:table-cell>
          <table:table-cell office:value-type="float" office:value="724.3" calcext:value-type="float">
            <text:p>724.3</text:p>
          </table:table-cell>
        </table:table-row>
        <table:table-row table:style-name="ro1">
          <table:table-cell office:value-type="float" office:value="17582825" calcext:value-type="float">
            <text:p>17582825</text:p>
          </table:table-cell>
          <table:table-cell table:formula="of:=[.A1101]/1000/(60*60*24)" office:value-type="time" office:time-value="PT04H53M02.825S" calcext:value-type="time">
            <text:p>04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96.41" calcext:value-type="float">
            <text:p>596.41</text:p>
          </table:table-cell>
          <table:table-cell office:value-type="float" office:value="724.93" calcext:value-type="float">
            <text:p>724.93</text:p>
          </table:table-cell>
        </table:table-row>
        <table:table-row table:style-name="ro1">
          <table:table-cell office:value-type="float" office:value="17598825" calcext:value-type="float">
            <text:p>17598825</text:p>
          </table:table-cell>
          <table:table-cell table:formula="of:=[.A1102]/1000/(60*60*24)" office:value-type="time" office:time-value="PT04H53M18.825S" calcext:value-type="time">
            <text:p>04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6.94" calcext:value-type="float">
            <text:p>596.94</text:p>
          </table:table-cell>
          <table:table-cell office:value-type="float" office:value="725.55" calcext:value-type="float">
            <text:p>725.55</text:p>
          </table:table-cell>
        </table:table-row>
        <table:table-row table:style-name="ro1">
          <table:table-cell office:value-type="float" office:value="17614825" calcext:value-type="float">
            <text:p>17614825</text:p>
          </table:table-cell>
          <table:table-cell table:formula="of:=[.A1103]/1000/(60*60*24)" office:value-type="time" office:time-value="PT04H53M34.825S" calcext:value-type="time">
            <text:p>04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7.47" calcext:value-type="float">
            <text:p>597.47</text:p>
          </table:table-cell>
          <table:table-cell office:value-type="float" office:value="726.18" calcext:value-type="float">
            <text:p>726.18</text:p>
          </table:table-cell>
        </table:table-row>
        <table:table-row table:style-name="ro1">
          <table:table-cell office:value-type="float" office:value="17630825" calcext:value-type="float">
            <text:p>17630825</text:p>
          </table:table-cell>
          <table:table-cell table:formula="of:=[.A1104]/1000/(60*60*24)" office:value-type="time" office:time-value="PT04H53M50.825S" calcext:value-type="time">
            <text:p>04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8" calcext:value-type="float">
            <text:p>598</text:p>
          </table:table-cell>
          <table:table-cell office:value-type="float" office:value="726.81" calcext:value-type="float">
            <text:p>726.81</text:p>
          </table:table-cell>
        </table:table-row>
        <table:table-row table:style-name="ro1">
          <table:table-cell office:value-type="float" office:value="17646825" calcext:value-type="float">
            <text:p>17646825</text:p>
          </table:table-cell>
          <table:table-cell table:formula="of:=[.A1105]/1000/(60*60*24)" office:value-type="time" office:time-value="PT04H54M06.825S" calcext:value-type="time">
            <text:p>04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98.53" calcext:value-type="float">
            <text:p>598.53</text:p>
          </table:table-cell>
          <table:table-cell office:value-type="float" office:value="727.43" calcext:value-type="float">
            <text:p>727.43</text:p>
          </table:table-cell>
        </table:table-row>
        <table:table-row table:style-name="ro1">
          <table:table-cell office:value-type="float" office:value="17662825" calcext:value-type="float">
            <text:p>17662825</text:p>
          </table:table-cell>
          <table:table-cell table:formula="of:=[.A1106]/1000/(60*60*24)" office:value-type="time" office:time-value="PT04H54M22.825S" calcext:value-type="time">
            <text:p>04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99.06" calcext:value-type="float">
            <text:p>599.06</text:p>
          </table:table-cell>
          <table:table-cell office:value-type="float" office:value="728.06" calcext:value-type="float">
            <text:p>728.06</text:p>
          </table:table-cell>
        </table:table-row>
        <table:table-row table:style-name="ro1">
          <table:table-cell office:value-type="float" office:value="17678825" calcext:value-type="float">
            <text:p>17678825</text:p>
          </table:table-cell>
          <table:table-cell table:formula="of:=[.A1107]/1000/(60*60*24)" office:value-type="time" office:time-value="PT04H54M38.825S" calcext:value-type="time">
            <text:p>04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99.59" calcext:value-type="float">
            <text:p>599.59</text:p>
          </table:table-cell>
          <table:table-cell office:value-type="float" office:value="728.69" calcext:value-type="float">
            <text:p>728.69</text:p>
          </table:table-cell>
        </table:table-row>
        <table:table-row table:style-name="ro1">
          <table:table-cell office:value-type="float" office:value="17694825" calcext:value-type="float">
            <text:p>17694825</text:p>
          </table:table-cell>
          <table:table-cell table:formula="of:=[.A1108]/1000/(60*60*24)" office:value-type="time" office:time-value="PT04H54M54.825S" calcext:value-type="time">
            <text:p>04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00.12" calcext:value-type="float">
            <text:p>600.12</text:p>
          </table:table-cell>
          <table:table-cell office:value-type="float" office:value="729.31" calcext:value-type="float">
            <text:p>729.31</text:p>
          </table:table-cell>
        </table:table-row>
        <table:table-row table:style-name="ro1">
          <table:table-cell office:value-type="float" office:value="17710825" calcext:value-type="float">
            <text:p>17710825</text:p>
          </table:table-cell>
          <table:table-cell table:formula="of:=[.A1109]/1000/(60*60*24)" office:value-type="time" office:time-value="PT04H55M10.825S" calcext:value-type="time">
            <text:p>04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0.65" calcext:value-type="float">
            <text:p>600.65</text:p>
          </table:table-cell>
          <table:table-cell office:value-type="float" office:value="729.94" calcext:value-type="float">
            <text:p>729.94</text:p>
          </table:table-cell>
        </table:table-row>
        <table:table-row table:style-name="ro1">
          <table:table-cell office:value-type="float" office:value="17726825" calcext:value-type="float">
            <text:p>17726825</text:p>
          </table:table-cell>
          <table:table-cell table:formula="of:=[.A1110]/1000/(60*60*24)" office:value-type="time" office:time-value="PT04H55M26.825S" calcext:value-type="time">
            <text:p>04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1.18" calcext:value-type="float">
            <text:p>601.18</text:p>
          </table:table-cell>
          <table:table-cell office:value-type="float" office:value="730.56" calcext:value-type="float">
            <text:p>730.56</text:p>
          </table:table-cell>
        </table:table-row>
        <table:table-row table:style-name="ro1">
          <table:table-cell office:value-type="float" office:value="17742825" calcext:value-type="float">
            <text:p>17742825</text:p>
          </table:table-cell>
          <table:table-cell table:formula="of:=[.A1111]/1000/(60*60*24)" office:value-type="time" office:time-value="PT04H55M42.825S" calcext:value-type="time">
            <text:p>04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1.71" calcext:value-type="float">
            <text:p>601.71</text:p>
          </table:table-cell>
          <table:table-cell office:value-type="float" office:value="731.19" calcext:value-type="float">
            <text:p>731.19</text:p>
          </table:table-cell>
        </table:table-row>
        <table:table-row table:style-name="ro1">
          <table:table-cell office:value-type="float" office:value="17758825" calcext:value-type="float">
            <text:p>17758825</text:p>
          </table:table-cell>
          <table:table-cell table:formula="of:=[.A1112]/1000/(60*60*24)" office:value-type="time" office:time-value="PT04H55M58.825S" calcext:value-type="time">
            <text:p>04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2.24" calcext:value-type="float">
            <text:p>602.24</text:p>
          </table:table-cell>
          <table:table-cell office:value-type="float" office:value="731.81" calcext:value-type="float">
            <text:p>731.81</text:p>
          </table:table-cell>
        </table:table-row>
        <table:table-row table:style-name="ro1">
          <table:table-cell office:value-type="float" office:value="17774825" calcext:value-type="float">
            <text:p>17774825</text:p>
          </table:table-cell>
          <table:table-cell table:formula="of:=[.A1113]/1000/(60*60*24)" office:value-type="time" office:time-value="PT04H56M14.825S" calcext:value-type="time">
            <text:p>04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602.76" calcext:value-type="float">
            <text:p>602.76</text:p>
          </table:table-cell>
          <table:table-cell office:value-type="float" office:value="732.44" calcext:value-type="float">
            <text:p>732.44</text:p>
          </table:table-cell>
        </table:table-row>
        <table:table-row table:style-name="ro1">
          <table:table-cell office:value-type="float" office:value="17790825" calcext:value-type="float">
            <text:p>17790825</text:p>
          </table:table-cell>
          <table:table-cell table:formula="of:=[.A1114]/1000/(60*60*24)" office:value-type="time" office:time-value="PT04H56M30.825S" calcext:value-type="time">
            <text:p>04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603.29" calcext:value-type="float">
            <text:p>603.29</text:p>
          </table:table-cell>
          <table:table-cell office:value-type="float" office:value="733.07" calcext:value-type="float">
            <text:p>733.07</text:p>
          </table:table-cell>
        </table:table-row>
        <table:table-row table:style-name="ro1">
          <table:table-cell office:value-type="float" office:value="17806825" calcext:value-type="float">
            <text:p>17806825</text:p>
          </table:table-cell>
          <table:table-cell table:formula="of:=[.A1115]/1000/(60*60*24)" office:value-type="time" office:time-value="PT04H56M46.825S" calcext:value-type="time">
            <text:p>04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3.82" calcext:value-type="float">
            <text:p>603.82</text:p>
          </table:table-cell>
          <table:table-cell office:value-type="float" office:value="733.69" calcext:value-type="float">
            <text:p>733.69</text:p>
          </table:table-cell>
        </table:table-row>
        <table:table-row table:style-name="ro1">
          <table:table-cell office:value-type="float" office:value="17822825" calcext:value-type="float">
            <text:p>17822825</text:p>
          </table:table-cell>
          <table:table-cell table:formula="of:=[.A1116]/1000/(60*60*24)" office:value-type="time" office:time-value="PT04H57M02.825S" calcext:value-type="time">
            <text:p>04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4.35" calcext:value-type="float">
            <text:p>604.35</text:p>
          </table:table-cell>
          <table:table-cell office:value-type="float" office:value="734.32" calcext:value-type="float">
            <text:p>734.32</text:p>
          </table:table-cell>
        </table:table-row>
        <table:table-row table:style-name="ro1">
          <table:table-cell office:value-type="float" office:value="17838825" calcext:value-type="float">
            <text:p>17838825</text:p>
          </table:table-cell>
          <table:table-cell table:formula="of:=[.A1117]/1000/(60*60*24)" office:value-type="time" office:time-value="PT04H57M18.825S" calcext:value-type="time">
            <text:p>04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4.88" calcext:value-type="float">
            <text:p>604.88</text:p>
          </table:table-cell>
          <table:table-cell office:value-type="float" office:value="734.94" calcext:value-type="float">
            <text:p>734.94</text:p>
          </table:table-cell>
        </table:table-row>
        <table:table-row table:style-name="ro1">
          <table:table-cell office:value-type="float" office:value="17854825" calcext:value-type="float">
            <text:p>17854825</text:p>
          </table:table-cell>
          <table:table-cell table:formula="of:=[.A1118]/1000/(60*60*24)" office:value-type="time" office:time-value="PT04H57M34.825S" calcext:value-type="time">
            <text:p>04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5.41" calcext:value-type="float">
            <text:p>605.41</text:p>
          </table:table-cell>
          <table:table-cell office:value-type="float" office:value="735.57" calcext:value-type="float">
            <text:p>735.57</text:p>
          </table:table-cell>
        </table:table-row>
        <table:table-row table:style-name="ro1">
          <table:table-cell office:value-type="float" office:value="17870825" calcext:value-type="float">
            <text:p>17870825</text:p>
          </table:table-cell>
          <table:table-cell table:formula="of:=[.A1119]/1000/(60*60*24)" office:value-type="time" office:time-value="PT04H57M50.825S" calcext:value-type="time">
            <text:p>04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5.94" calcext:value-type="float">
            <text:p>605.94</text:p>
          </table:table-cell>
          <table:table-cell office:value-type="float" office:value="736.19" calcext:value-type="float">
            <text:p>736.19</text:p>
          </table:table-cell>
        </table:table-row>
        <table:table-row table:style-name="ro1">
          <table:table-cell office:value-type="float" office:value="17886825" calcext:value-type="float">
            <text:p>17886825</text:p>
          </table:table-cell>
          <table:table-cell table:formula="of:=[.A1120]/1000/(60*60*24)" office:value-type="time" office:time-value="PT04H58M06.825S" calcext:value-type="time">
            <text:p>04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6.46" calcext:value-type="float">
            <text:p>606.46</text:p>
          </table:table-cell>
          <table:table-cell office:value-type="float" office:value="736.82" calcext:value-type="float">
            <text:p>736.82</text:p>
          </table:table-cell>
        </table:table-row>
        <table:table-row table:style-name="ro1">
          <table:table-cell office:value-type="float" office:value="17902825" calcext:value-type="float">
            <text:p>17902825</text:p>
          </table:table-cell>
          <table:table-cell table:formula="of:=[.A1121]/1000/(60*60*24)" office:value-type="time" office:time-value="PT04H58M22.825S" calcext:value-type="time">
            <text:p>04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6.99" calcext:value-type="float">
            <text:p>606.99</text:p>
          </table:table-cell>
          <table:table-cell office:value-type="float" office:value="737.44" calcext:value-type="float">
            <text:p>737.44</text:p>
          </table:table-cell>
        </table:table-row>
        <table:table-row table:style-name="ro1">
          <table:table-cell office:value-type="float" office:value="17918825" calcext:value-type="float">
            <text:p>17918825</text:p>
          </table:table-cell>
          <table:table-cell table:formula="of:=[.A1122]/1000/(60*60*24)" office:value-type="time" office:time-value="PT04H58M38.825S" calcext:value-type="time">
            <text:p>04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7.52" calcext:value-type="float">
            <text:p>607.52</text:p>
          </table:table-cell>
          <table:table-cell office:value-type="float" office:value="738.07" calcext:value-type="float">
            <text:p>738.07</text:p>
          </table:table-cell>
        </table:table-row>
        <table:table-row table:style-name="ro1">
          <table:table-cell office:value-type="float" office:value="17934825" calcext:value-type="float">
            <text:p>17934825</text:p>
          </table:table-cell>
          <table:table-cell table:formula="of:=[.A1123]/1000/(60*60*24)" office:value-type="time" office:time-value="PT04H58M54.825S" calcext:value-type="time">
            <text:p>04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8.05" calcext:value-type="float">
            <text:p>608.05</text:p>
          </table:table-cell>
          <table:table-cell office:value-type="float" office:value="738.69" calcext:value-type="float">
            <text:p>738.69</text:p>
          </table:table-cell>
        </table:table-row>
        <table:table-row table:style-name="ro1">
          <table:table-cell office:value-type="float" office:value="17950825" calcext:value-type="float">
            <text:p>17950825</text:p>
          </table:table-cell>
          <table:table-cell table:formula="of:=[.A1124]/1000/(60*60*24)" office:value-type="time" office:time-value="PT04H59M10.825S" calcext:value-type="time">
            <text:p>04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08.58" calcext:value-type="float">
            <text:p>608.58</text:p>
          </table:table-cell>
          <table:table-cell office:value-type="float" office:value="739.32" calcext:value-type="float">
            <text:p>739.32</text:p>
          </table:table-cell>
        </table:table-row>
        <table:table-row table:style-name="ro1">
          <table:table-cell office:value-type="float" office:value="17966825" calcext:value-type="float">
            <text:p>17966825</text:p>
          </table:table-cell>
          <table:table-cell table:formula="of:=[.A1125]/1000/(60*60*24)" office:value-type="time" office:time-value="PT04H59M26.825S" calcext:value-type="time">
            <text:p>04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609.11" calcext:value-type="float">
            <text:p>609.11</text:p>
          </table:table-cell>
          <table:table-cell office:value-type="float" office:value="739.94" calcext:value-type="float">
            <text:p>739.94</text:p>
          </table:table-cell>
        </table:table-row>
        <table:table-row table:style-name="ro1">
          <table:table-cell office:value-type="float" office:value="17982825" calcext:value-type="float">
            <text:p>17982825</text:p>
          </table:table-cell>
          <table:table-cell table:formula="of:=[.A1126]/1000/(60*60*24)" office:value-type="time" office:time-value="PT04H59M42.825S" calcext:value-type="time">
            <text:p>04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09.64" calcext:value-type="float">
            <text:p>609.64</text:p>
          </table:table-cell>
          <table:table-cell office:value-type="float" office:value="740.56" calcext:value-type="float">
            <text:p>740.56</text:p>
          </table:table-cell>
        </table:table-row>
        <table:table-row table:style-name="ro1">
          <table:table-cell office:value-type="float" office:value="17998825" calcext:value-type="float">
            <text:p>17998825</text:p>
          </table:table-cell>
          <table:table-cell table:formula="of:=[.A1127]/1000/(60*60*24)" office:value-type="time" office:time-value="PT04H59M58.825S" calcext:value-type="time">
            <text:p>04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0.16" calcext:value-type="float">
            <text:p>610.16</text:p>
          </table:table-cell>
          <table:table-cell office:value-type="float" office:value="741.19" calcext:value-type="float">
            <text:p>741.19</text:p>
          </table:table-cell>
        </table:table-row>
        <table:table-row table:style-name="ro1">
          <table:table-cell office:value-type="float" office:value="18014825" calcext:value-type="float">
            <text:p>18014825</text:p>
          </table:table-cell>
          <table:table-cell table:formula="of:=[.A1128]/1000/(60*60*24)" office:value-type="time" office:time-value="PT05H00M14.825S" calcext:value-type="time">
            <text:p>05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10.69" calcext:value-type="float">
            <text:p>610.69</text:p>
          </table:table-cell>
          <table:table-cell office:value-type="float" office:value="741.81" calcext:value-type="float">
            <text:p>741.81</text:p>
          </table:table-cell>
        </table:table-row>
        <table:table-row table:style-name="ro1">
          <table:table-cell office:value-type="float" office:value="18030825" calcext:value-type="float">
            <text:p>18030825</text:p>
          </table:table-cell>
          <table:table-cell table:formula="of:=[.A1129]/1000/(60*60*24)" office:value-type="time" office:time-value="PT05H00M30.825S" calcext:value-type="time">
            <text:p>05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611.22" calcext:value-type="float">
            <text:p>611.22</text:p>
          </table:table-cell>
          <table:table-cell office:value-type="float" office:value="742.43" calcext:value-type="float">
            <text:p>742.43</text:p>
          </table:table-cell>
        </table:table-row>
        <table:table-row table:style-name="ro1">
          <table:table-cell office:value-type="float" office:value="18046825" calcext:value-type="float">
            <text:p>18046825</text:p>
          </table:table-cell>
          <table:table-cell table:formula="of:=[.A1130]/1000/(60*60*24)" office:value-type="time" office:time-value="PT05H00M46.825S" calcext:value-type="time">
            <text:p>05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1.75" calcext:value-type="float">
            <text:p>611.75</text:p>
          </table:table-cell>
          <table:table-cell office:value-type="float" office:value="743.06" calcext:value-type="float">
            <text:p>743.06</text:p>
          </table:table-cell>
        </table:table-row>
        <table:table-row table:style-name="ro1">
          <table:table-cell office:value-type="float" office:value="18062825" calcext:value-type="float">
            <text:p>18062825</text:p>
          </table:table-cell>
          <table:table-cell table:formula="of:=[.A1131]/1000/(60*60*24)" office:value-type="time" office:time-value="PT05H01M02.825S" calcext:value-type="time">
            <text:p>05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2.28" calcext:value-type="float">
            <text:p>612.28</text:p>
          </table:table-cell>
          <table:table-cell office:value-type="float" office:value="743.68" calcext:value-type="float">
            <text:p>743.68</text:p>
          </table:table-cell>
        </table:table-row>
        <table:table-row table:style-name="ro1">
          <table:table-cell office:value-type="float" office:value="18078825" calcext:value-type="float">
            <text:p>18078825</text:p>
          </table:table-cell>
          <table:table-cell table:formula="of:=[.A1132]/1000/(60*60*24)" office:value-type="time" office:time-value="PT05H01M18.825S" calcext:value-type="time">
            <text:p>05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12.8" calcext:value-type="float">
            <text:p>612.8</text:p>
          </table:table-cell>
          <table:table-cell office:value-type="float" office:value="744.31" calcext:value-type="float">
            <text:p>744.31</text:p>
          </table:table-cell>
        </table:table-row>
        <table:table-row table:style-name="ro1">
          <table:table-cell office:value-type="float" office:value="18094825" calcext:value-type="float">
            <text:p>18094825</text:p>
          </table:table-cell>
          <table:table-cell table:formula="of:=[.A1133]/1000/(60*60*24)" office:value-type="time" office:time-value="PT05H01M34.825S" calcext:value-type="time">
            <text:p>05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3.33" calcext:value-type="float">
            <text:p>613.33</text:p>
          </table:table-cell>
          <table:table-cell office:value-type="float" office:value="744.93" calcext:value-type="float">
            <text:p>744.93</text:p>
          </table:table-cell>
        </table:table-row>
        <table:table-row table:style-name="ro1">
          <table:table-cell office:value-type="float" office:value="18110825" calcext:value-type="float">
            <text:p>18110825</text:p>
          </table:table-cell>
          <table:table-cell table:formula="of:=[.A1134]/1000/(60*60*24)" office:value-type="time" office:time-value="PT05H01M50.825S" calcext:value-type="time">
            <text:p>05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613.86" calcext:value-type="float">
            <text:p>613.86</text:p>
          </table:table-cell>
          <table:table-cell office:value-type="float" office:value="745.55" calcext:value-type="float">
            <text:p>745.55</text:p>
          </table:table-cell>
        </table:table-row>
        <table:table-row table:style-name="ro1">
          <table:table-cell office:value-type="float" office:value="18126825" calcext:value-type="float">
            <text:p>18126825</text:p>
          </table:table-cell>
          <table:table-cell table:formula="of:=[.A1135]/1000/(60*60*24)" office:value-type="time" office:time-value="PT05H02M06.825S" calcext:value-type="time">
            <text:p>05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64" calcext:value-type="float">
            <text:p>140.64</text:p>
          </table:table-cell>
          <table:table-cell office:value-type="float" office:value="614.39" calcext:value-type="float">
            <text:p>614.39</text:p>
          </table:table-cell>
          <table:table-cell office:value-type="float" office:value="746.18" calcext:value-type="float">
            <text:p>746.18</text:p>
          </table:table-cell>
        </table:table-row>
        <table:table-row table:style-name="ro1">
          <table:table-cell office:value-type="float" office:value="18142825" calcext:value-type="float">
            <text:p>18142825</text:p>
          </table:table-cell>
          <table:table-cell table:formula="of:=[.A1136]/1000/(60*60*24)" office:value-type="time" office:time-value="PT05H02M22.825S" calcext:value-type="time">
            <text:p>05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4.92" calcext:value-type="float">
            <text:p>614.92</text:p>
          </table:table-cell>
          <table:table-cell office:value-type="float" office:value="746.8" calcext:value-type="float">
            <text:p>746.8</text:p>
          </table:table-cell>
        </table:table-row>
        <table:table-row table:style-name="ro1">
          <table:table-cell office:value-type="float" office:value="18158825" calcext:value-type="float">
            <text:p>18158825</text:p>
          </table:table-cell>
          <table:table-cell table:formula="of:=[.A1137]/1000/(60*60*24)" office:value-type="time" office:time-value="PT05H02M38.825S" calcext:value-type="time">
            <text:p>05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5.44" calcext:value-type="float">
            <text:p>615.44</text:p>
          </table:table-cell>
          <table:table-cell office:value-type="float" office:value="747.42" calcext:value-type="float">
            <text:p>747.42</text:p>
          </table:table-cell>
        </table:table-row>
        <table:table-row table:style-name="ro1">
          <table:table-cell office:value-type="float" office:value="18174825" calcext:value-type="float">
            <text:p>18174825</text:p>
          </table:table-cell>
          <table:table-cell table:formula="of:=[.A1138]/1000/(60*60*24)" office:value-type="time" office:time-value="PT05H02M54.825S" calcext:value-type="time">
            <text:p>05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5.97" calcext:value-type="float">
            <text:p>615.97</text:p>
          </table:table-cell>
          <table:table-cell office:value-type="float" office:value="748.04" calcext:value-type="float">
            <text:p>748.04</text:p>
          </table:table-cell>
        </table:table-row>
        <table:table-row table:style-name="ro1">
          <table:table-cell office:value-type="float" office:value="18190825" calcext:value-type="float">
            <text:p>18190825</text:p>
          </table:table-cell>
          <table:table-cell table:formula="of:=[.A1139]/1000/(60*60*24)" office:value-type="time" office:time-value="PT05H03M10.825S" calcext:value-type="time">
            <text:p>05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6.5" calcext:value-type="float">
            <text:p>616.5</text:p>
          </table:table-cell>
          <table:table-cell office:value-type="float" office:value="748.67" calcext:value-type="float">
            <text:p>748.67</text:p>
          </table:table-cell>
        </table:table-row>
        <table:table-row table:style-name="ro1">
          <table:table-cell office:value-type="float" office:value="18206825" calcext:value-type="float">
            <text:p>18206825</text:p>
          </table:table-cell>
          <table:table-cell table:formula="of:=[.A1140]/1000/(60*60*24)" office:value-type="time" office:time-value="PT05H03M26.825S" calcext:value-type="time">
            <text:p>05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7.03" calcext:value-type="float">
            <text:p>617.03</text:p>
          </table:table-cell>
          <table:table-cell office:value-type="float" office:value="749.29" calcext:value-type="float">
            <text:p>749.29</text:p>
          </table:table-cell>
        </table:table-row>
        <table:table-row table:style-name="ro1">
          <table:table-cell office:value-type="float" office:value="18222825" calcext:value-type="float">
            <text:p>18222825</text:p>
          </table:table-cell>
          <table:table-cell table:formula="of:=[.A1141]/1000/(60*60*24)" office:value-type="time" office:time-value="PT05H03M42.825S" calcext:value-type="time">
            <text:p>05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7.56" calcext:value-type="float">
            <text:p>617.56</text:p>
          </table:table-cell>
          <table:table-cell office:value-type="float" office:value="749.91" calcext:value-type="float">
            <text:p>749.91</text:p>
          </table:table-cell>
        </table:table-row>
        <table:table-row table:style-name="ro1">
          <table:table-cell office:value-type="float" office:value="18238825" calcext:value-type="float">
            <text:p>18238825</text:p>
          </table:table-cell>
          <table:table-cell table:formula="of:=[.A1142]/1000/(60*60*24)" office:value-type="time" office:time-value="PT05H03M58.825S" calcext:value-type="time">
            <text:p>05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8.08" calcext:value-type="float">
            <text:p>618.08</text:p>
          </table:table-cell>
          <table:table-cell office:value-type="float" office:value="750.53" calcext:value-type="float">
            <text:p>750.53</text:p>
          </table:table-cell>
        </table:table-row>
        <table:table-row table:style-name="ro1">
          <table:table-cell office:value-type="float" office:value="18254825" calcext:value-type="float">
            <text:p>18254825</text:p>
          </table:table-cell>
          <table:table-cell table:formula="of:=[.A1143]/1000/(60*60*24)" office:value-type="time" office:time-value="PT05H04M14.825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8.61" calcext:value-type="float">
            <text:p>618.61</text:p>
          </table:table-cell>
          <table:table-cell office:value-type="float" office:value="751.16" calcext:value-type="float">
            <text:p>751.16</text:p>
          </table:table-cell>
        </table:table-row>
        <table:table-row table:style-name="ro1">
          <table:table-cell office:value-type="float" office:value="18270825" calcext:value-type="float">
            <text:p>18270825</text:p>
          </table:table-cell>
          <table:table-cell table:formula="of:=[.A1144]/1000/(60*60*24)" office:value-type="time" office:time-value="PT05H04M30.825S" calcext:value-type="time">
            <text:p>05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9.14" calcext:value-type="float">
            <text:p>619.14</text:p>
          </table:table-cell>
          <table:table-cell office:value-type="float" office:value="751.78" calcext:value-type="float">
            <text:p>751.78</text:p>
          </table:table-cell>
        </table:table-row>
        <table:table-row table:style-name="ro1">
          <table:table-cell office:value-type="float" office:value="18286825" calcext:value-type="float">
            <text:p>18286825</text:p>
          </table:table-cell>
          <table:table-cell table:formula="of:=[.A1145]/1000/(60*60*24)" office:value-type="time" office:time-value="PT05H04M46.825S" calcext:value-type="time">
            <text:p>05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19.67" calcext:value-type="float">
            <text:p>619.67</text:p>
          </table:table-cell>
          <table:table-cell office:value-type="float" office:value="752.4" calcext:value-type="float">
            <text:p>752.4</text:p>
          </table:table-cell>
        </table:table-row>
        <table:table-row table:style-name="ro1">
          <table:table-cell office:value-type="float" office:value="18302825" calcext:value-type="float">
            <text:p>18302825</text:p>
          </table:table-cell>
          <table:table-cell table:formula="of:=[.A1146]/1000/(60*60*24)" office:value-type="time" office:time-value="PT05H05M02.825S" calcext:value-type="time">
            <text:p>05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0.19" calcext:value-type="float">
            <text:p>620.19</text:p>
          </table:table-cell>
          <table:table-cell office:value-type="float" office:value="753.02" calcext:value-type="float">
            <text:p>753.02</text:p>
          </table:table-cell>
        </table:table-row>
        <table:table-row table:style-name="ro1">
          <table:table-cell office:value-type="float" office:value="18318825" calcext:value-type="float">
            <text:p>18318825</text:p>
          </table:table-cell>
          <table:table-cell table:formula="of:=[.A1147]/1000/(60*60*24)" office:value-type="time" office:time-value="PT05H05M18.825S" calcext:value-type="time">
            <text:p>05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0.72" calcext:value-type="float">
            <text:p>620.72</text:p>
          </table:table-cell>
          <table:table-cell office:value-type="float" office:value="753.64" calcext:value-type="float">
            <text:p>753.64</text:p>
          </table:table-cell>
        </table:table-row>
        <table:table-row table:style-name="ro1">
          <table:table-cell office:value-type="float" office:value="18334825" calcext:value-type="float">
            <text:p>18334825</text:p>
          </table:table-cell>
          <table:table-cell table:formula="of:=[.A1148]/1000/(60*60*24)" office:value-type="time" office:time-value="PT05H05M34.825S" calcext:value-type="time">
            <text:p>05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1.25" calcext:value-type="float">
            <text:p>621.25</text:p>
          </table:table-cell>
          <table:table-cell office:value-type="float" office:value="754.27" calcext:value-type="float">
            <text:p>754.27</text:p>
          </table:table-cell>
        </table:table-row>
        <table:table-row table:style-name="ro1">
          <table:table-cell office:value-type="float" office:value="18350825" calcext:value-type="float">
            <text:p>18350825</text:p>
          </table:table-cell>
          <table:table-cell table:formula="of:=[.A1149]/1000/(60*60*24)" office:value-type="time" office:time-value="PT05H05M50.825S" calcext:value-type="time">
            <text:p>05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1.77" calcext:value-type="float">
            <text:p>621.77</text:p>
          </table:table-cell>
          <table:table-cell office:value-type="float" office:value="754.89" calcext:value-type="float">
            <text:p>754.89</text:p>
          </table:table-cell>
        </table:table-row>
        <table:table-row table:style-name="ro1">
          <table:table-cell office:value-type="float" office:value="18366825" calcext:value-type="float">
            <text:p>18366825</text:p>
          </table:table-cell>
          <table:table-cell table:formula="of:=[.A1150]/1000/(60*60*24)" office:value-type="time" office:time-value="PT05H06M06.825S" calcext:value-type="time">
            <text:p>05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22.3" calcext:value-type="float">
            <text:p>622.3</text:p>
          </table:table-cell>
          <table:table-cell office:value-type="float" office:value="755.51" calcext:value-type="float">
            <text:p>755.51</text:p>
          </table:table-cell>
        </table:table-row>
        <table:table-row table:style-name="ro1">
          <table:table-cell office:value-type="float" office:value="18382825" calcext:value-type="float">
            <text:p>18382825</text:p>
          </table:table-cell>
          <table:table-cell table:formula="of:=[.A1151]/1000/(60*60*24)" office:value-type="time" office:time-value="PT05H06M22.825S" calcext:value-type="time">
            <text:p>05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2.83" calcext:value-type="float">
            <text:p>622.83</text:p>
          </table:table-cell>
          <table:table-cell office:value-type="float" office:value="756.13" calcext:value-type="float">
            <text:p>756.13</text:p>
          </table:table-cell>
        </table:table-row>
        <table:table-row table:style-name="ro1">
          <table:table-cell office:value-type="float" office:value="18398825" calcext:value-type="float">
            <text:p>18398825</text:p>
          </table:table-cell>
          <table:table-cell table:formula="of:=[.A1152]/1000/(60*60*24)" office:value-type="time" office:time-value="PT05H06M38.825S" calcext:value-type="time">
            <text:p>05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3.36" calcext:value-type="float">
            <text:p>623.36</text:p>
          </table:table-cell>
          <table:table-cell office:value-type="float" office:value="756.75" calcext:value-type="float">
            <text:p>756.75</text:p>
          </table:table-cell>
        </table:table-row>
        <table:table-row table:style-name="ro1">
          <table:table-cell office:value-type="float" office:value="18414825" calcext:value-type="float">
            <text:p>18414825</text:p>
          </table:table-cell>
          <table:table-cell table:formula="of:=[.A1153]/1000/(60*60*24)" office:value-type="time" office:time-value="PT05H06M54.825S" calcext:value-type="time">
            <text:p>05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3.88" calcext:value-type="float">
            <text:p>623.88</text:p>
          </table:table-cell>
          <table:table-cell office:value-type="float" office:value="757.38" calcext:value-type="float">
            <text:p>757.38</text:p>
          </table:table-cell>
        </table:table-row>
        <table:table-row table:style-name="ro1">
          <table:table-cell office:value-type="float" office:value="18430825" calcext:value-type="float">
            <text:p>18430825</text:p>
          </table:table-cell>
          <table:table-cell table:formula="of:=[.A1154]/1000/(60*60*24)" office:value-type="time" office:time-value="PT05H07M10.825S" calcext:value-type="time">
            <text:p>05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24.41" calcext:value-type="float">
            <text:p>624.4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8446825" calcext:value-type="float">
            <text:p>18446825</text:p>
          </table:table-cell>
          <table:table-cell table:formula="of:=[.A1155]/1000/(60*60*24)" office:value-type="time" office:time-value="PT05H07M26.825S" calcext:value-type="time">
            <text:p>05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4.94" calcext:value-type="float">
            <text:p>624.94</text:p>
          </table:table-cell>
          <table:table-cell office:value-type="float" office:value="758.62" calcext:value-type="float">
            <text:p>758.62</text:p>
          </table:table-cell>
        </table:table-row>
        <table:table-row table:style-name="ro1">
          <table:table-cell office:value-type="float" office:value="18462825" calcext:value-type="float">
            <text:p>18462825</text:p>
          </table:table-cell>
          <table:table-cell table:formula="of:=[.A1156]/1000/(60*60*24)" office:value-type="time" office:time-value="PT05H07M42.825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5.47" calcext:value-type="float">
            <text:p>625.47</text:p>
          </table:table-cell>
          <table:table-cell office:value-type="float" office:value="759.24" calcext:value-type="float">
            <text:p>759.24</text:p>
          </table:table-cell>
        </table:table-row>
        <table:table-row table:style-name="ro1">
          <table:table-cell office:value-type="float" office:value="18478825" calcext:value-type="float">
            <text:p>18478825</text:p>
          </table:table-cell>
          <table:table-cell table:formula="of:=[.A1157]/1000/(60*60*24)" office:value-type="time" office:time-value="PT05H07M58.825S" calcext:value-type="time">
            <text:p>05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5.99" calcext:value-type="float">
            <text:p>625.99</text:p>
          </table:table-cell>
          <table:table-cell office:value-type="float" office:value="759.86" calcext:value-type="float">
            <text:p>759.86</text:p>
          </table:table-cell>
        </table:table-row>
        <table:table-row table:style-name="ro1">
          <table:table-cell office:value-type="float" office:value="18494825" calcext:value-type="float">
            <text:p>18494825</text:p>
          </table:table-cell>
          <table:table-cell table:formula="of:=[.A1158]/1000/(60*60*24)" office:value-type="time" office:time-value="PT05H08M14.825S" calcext:value-type="time">
            <text:p>05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26.52" calcext:value-type="float">
            <text:p>626.52</text:p>
          </table:table-cell>
          <table:table-cell office:value-type="float" office:value="760.48" calcext:value-type="float">
            <text:p>760.48</text:p>
          </table:table-cell>
        </table:table-row>
        <table:table-row table:style-name="ro1">
          <table:table-cell office:value-type="float" office:value="18510825" calcext:value-type="float">
            <text:p>18510825</text:p>
          </table:table-cell>
          <table:table-cell table:formula="of:=[.A1159]/1000/(60*60*24)" office:value-type="time" office:time-value="PT05H08M30.825S" calcext:value-type="time">
            <text:p>05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7.05" calcext:value-type="float">
            <text:p>627.05</text:p>
          </table:table-cell>
          <table:table-cell office:value-type="float" office:value="761.11" calcext:value-type="float">
            <text:p>761.11</text:p>
          </table:table-cell>
        </table:table-row>
        <table:table-row table:style-name="ro1">
          <table:table-cell office:value-type="float" office:value="18526825" calcext:value-type="float">
            <text:p>18526825</text:p>
          </table:table-cell>
          <table:table-cell table:formula="of:=[.A1160]/1000/(60*60*24)" office:value-type="time" office:time-value="PT05H08M46.825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27.57" calcext:value-type="float">
            <text:p>627.57</text:p>
          </table:table-cell>
          <table:table-cell office:value-type="float" office:value="761.73" calcext:value-type="float">
            <text:p>761.73</text:p>
          </table:table-cell>
        </table:table-row>
        <table:table-row table:style-name="ro1">
          <table:table-cell office:value-type="float" office:value="18542824" calcext:value-type="float">
            <text:p>18542824</text:p>
          </table:table-cell>
          <table:table-cell table:formula="of:=[.A1161]/1000/(60*60*24)" office:value-type="time" office:time-value="PT05H09M02.824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28.1" calcext:value-type="float">
            <text:p>628.1</text:p>
          </table:table-cell>
          <table:table-cell office:value-type="float" office:value="762.35" calcext:value-type="float">
            <text:p>762.35</text:p>
          </table:table-cell>
        </table:table-row>
        <table:table-row table:style-name="ro1">
          <table:table-cell office:value-type="float" office:value="18558825" calcext:value-type="float">
            <text:p>18558825</text:p>
          </table:table-cell>
          <table:table-cell table:formula="of:=[.A1162]/1000/(60*60*24)" office:value-type="time" office:time-value="PT05H09M18.825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28.63" calcext:value-type="float">
            <text:p>628.63</text:p>
          </table:table-cell>
          <table:table-cell office:value-type="float" office:value="762.97" calcext:value-type="float">
            <text:p>762.97</text:p>
          </table:table-cell>
        </table:table-row>
        <table:table-row table:style-name="ro1">
          <table:table-cell office:value-type="float" office:value="18574825" calcext:value-type="float">
            <text:p>18574825</text:p>
          </table:table-cell>
          <table:table-cell table:formula="of:=[.A1163]/1000/(60*60*24)" office:value-type="time" office:time-value="PT05H09M34.825S" calcext:value-type="time">
            <text:p>05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29.15" calcext:value-type="float">
            <text:p>629.15</text:p>
          </table:table-cell>
          <table:table-cell office:value-type="float" office:value="763.59" calcext:value-type="float">
            <text:p>763.59</text:p>
          </table:table-cell>
        </table:table-row>
        <table:table-row table:style-name="ro1">
          <table:table-cell office:value-type="float" office:value="18590825" calcext:value-type="float">
            <text:p>18590825</text:p>
          </table:table-cell>
          <table:table-cell table:formula="of:=[.A1164]/1000/(60*60*24)" office:value-type="time" office:time-value="PT05H09M50.825S" calcext:value-type="time">
            <text:p>05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29.68" calcext:value-type="float">
            <text:p>629.68</text:p>
          </table:table-cell>
          <table:table-cell office:value-type="float" office:value="764.21" calcext:value-type="float">
            <text:p>764.21</text:p>
          </table:table-cell>
        </table:table-row>
        <table:table-row table:style-name="ro1">
          <table:table-cell office:value-type="float" office:value="18606825" calcext:value-type="float">
            <text:p>18606825</text:p>
          </table:table-cell>
          <table:table-cell table:formula="of:=[.A1165]/1000/(60*60*24)" office:value-type="time" office:time-value="PT05H10M06.825S" calcext:value-type="time">
            <text:p>05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0.21" calcext:value-type="float">
            <text:p>630.21</text:p>
          </table:table-cell>
          <table:table-cell office:value-type="float" office:value="764.83" calcext:value-type="float">
            <text:p>764.83</text:p>
          </table:table-cell>
        </table:table-row>
        <table:table-row table:style-name="ro1">
          <table:table-cell office:value-type="float" office:value="18622825" calcext:value-type="float">
            <text:p>18622825</text:p>
          </table:table-cell>
          <table:table-cell table:formula="of:=[.A1166]/1000/(60*60*24)" office:value-type="time" office:time-value="PT05H10M22.825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0.73" calcext:value-type="float">
            <text:p>630.73</text:p>
          </table:table-cell>
          <table:table-cell office:value-type="float" office:value="765.45" calcext:value-type="float">
            <text:p>765.45</text:p>
          </table:table-cell>
        </table:table-row>
        <table:table-row table:style-name="ro1">
          <table:table-cell office:value-type="float" office:value="18638825" calcext:value-type="float">
            <text:p>18638825</text:p>
          </table:table-cell>
          <table:table-cell table:formula="of:=[.A1167]/1000/(60*60*24)" office:value-type="time" office:time-value="PT05H10M38.825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1.26" calcext:value-type="float">
            <text:p>631.26</text:p>
          </table:table-cell>
          <table:table-cell office:value-type="float" office:value="766.07" calcext:value-type="float">
            <text:p>766.07</text:p>
          </table:table-cell>
        </table:table-row>
        <table:table-row table:style-name="ro1">
          <table:table-cell office:value-type="float" office:value="18654825" calcext:value-type="float">
            <text:p>18654825</text:p>
          </table:table-cell>
          <table:table-cell table:formula="of:=[.A1168]/1000/(60*60*24)" office:value-type="time" office:time-value="PT05H10M54.825S" calcext:value-type="time">
            <text:p>05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31.78" calcext:value-type="float">
            <text:p>631.78</text:p>
          </table:table-cell>
          <table:table-cell office:value-type="float" office:value="766.69" calcext:value-type="float">
            <text:p>766.69</text:p>
          </table:table-cell>
        </table:table-row>
        <table:table-row table:style-name="ro1">
          <table:table-cell office:value-type="float" office:value="18670825" calcext:value-type="float">
            <text:p>18670825</text:p>
          </table:table-cell>
          <table:table-cell table:formula="of:=[.A1169]/1000/(60*60*24)" office:value-type="time" office:time-value="PT05H11M10.825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2.31" calcext:value-type="float">
            <text:p>632.31</text:p>
          </table:table-cell>
          <table:table-cell office:value-type="float" office:value="767.31" calcext:value-type="float">
            <text:p>767.31</text:p>
          </table:table-cell>
        </table:table-row>
        <table:table-row table:style-name="ro1">
          <table:table-cell office:value-type="float" office:value="18686825" calcext:value-type="float">
            <text:p>18686825</text:p>
          </table:table-cell>
          <table:table-cell table:formula="of:=[.A1170]/1000/(60*60*24)" office:value-type="time" office:time-value="PT05H11M26.825S" calcext:value-type="time">
            <text:p>05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2.84" calcext:value-type="float">
            <text:p>632.84</text:p>
          </table:table-cell>
          <table:table-cell office:value-type="float" office:value="767.93" calcext:value-type="float">
            <text:p>767.93</text:p>
          </table:table-cell>
        </table:table-row>
        <table:table-row table:style-name="ro1">
          <table:table-cell office:value-type="float" office:value="18702825" calcext:value-type="float">
            <text:p>18702825</text:p>
          </table:table-cell>
          <table:table-cell table:formula="of:=[.A1171]/1000/(60*60*24)" office:value-type="time" office:time-value="PT05H11M42.825S" calcext:value-type="time">
            <text:p>05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33.36" calcext:value-type="float">
            <text:p>633.36</text:p>
          </table:table-cell>
          <table:table-cell office:value-type="float" office:value="768.55" calcext:value-type="float">
            <text:p>768.55</text:p>
          </table:table-cell>
        </table:table-row>
        <table:table-row table:style-name="ro1">
          <table:table-cell office:value-type="float" office:value="18718825" calcext:value-type="float">
            <text:p>18718825</text:p>
          </table:table-cell>
          <table:table-cell table:formula="of:=[.A1172]/1000/(60*60*24)" office:value-type="time" office:time-value="PT05H11M58.825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3.89" calcext:value-type="float">
            <text:p>633.89</text:p>
          </table:table-cell>
          <table:table-cell office:value-type="float" office:value="769.17" calcext:value-type="float">
            <text:p>769.17</text:p>
          </table:table-cell>
        </table:table-row>
        <table:table-row table:style-name="ro1">
          <table:table-cell office:value-type="float" office:value="18734825" calcext:value-type="float">
            <text:p>18734825</text:p>
          </table:table-cell>
          <table:table-cell table:formula="of:=[.A1173]/1000/(60*60*24)" office:value-type="time" office:time-value="PT05H12M14.825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69" calcext:value-type="float">
            <text:p>139.69</text:p>
          </table:table-cell>
          <table:table-cell office:value-type="float" office:value="634.42" calcext:value-type="float">
            <text:p>634.42</text:p>
          </table:table-cell>
          <table:table-cell office:value-type="float" office:value="769.79" calcext:value-type="float">
            <text:p>769.79</text:p>
          </table:table-cell>
        </table:table-row>
        <table:table-row table:style-name="ro1">
          <table:table-cell office:value-type="float" office:value="18750825" calcext:value-type="float">
            <text:p>18750825</text:p>
          </table:table-cell>
          <table:table-cell table:formula="of:=[.A1174]/1000/(60*60*24)" office:value-type="time" office:time-value="PT05H12M30.825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4.94" calcext:value-type="float">
            <text:p>634.94</text:p>
          </table:table-cell>
          <table:table-cell office:value-type="float" office:value="770.41" calcext:value-type="float">
            <text:p>770.41</text:p>
          </table:table-cell>
        </table:table-row>
        <table:table-row table:style-name="ro1">
          <table:table-cell office:value-type="float" office:value="18766825" calcext:value-type="float">
            <text:p>18766825</text:p>
          </table:table-cell>
          <table:table-cell table:formula="of:=[.A1175]/1000/(60*60*24)" office:value-type="time" office:time-value="PT05H12M46.825S" calcext:value-type="time">
            <text:p>05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5.47" calcext:value-type="float">
            <text:p>635.47</text:p>
          </table:table-cell>
          <table:table-cell office:value-type="float" office:value="771.03" calcext:value-type="float">
            <text:p>771.03</text:p>
          </table:table-cell>
        </table:table-row>
        <table:table-row table:style-name="ro1">
          <table:table-cell office:value-type="float" office:value="18782825" calcext:value-type="float">
            <text:p>18782825</text:p>
          </table:table-cell>
          <table:table-cell table:formula="of:=[.A1176]/1000/(60*60*24)" office:value-type="time" office:time-value="PT05H13M02.825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6" calcext:value-type="float">
            <text:p>636</text:p>
          </table:table-cell>
          <table:table-cell office:value-type="float" office:value="771.65" calcext:value-type="float">
            <text:p>771.65</text:p>
          </table:table-cell>
        </table:table-row>
        <table:table-row table:style-name="ro1">
          <table:table-cell office:value-type="float" office:value="18798825" calcext:value-type="float">
            <text:p>18798825</text:p>
          </table:table-cell>
          <table:table-cell table:formula="of:=[.A1177]/1000/(60*60*24)" office:value-type="time" office:time-value="PT05H13M18.825S" calcext:value-type="time">
            <text:p>05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6.52" calcext:value-type="float">
            <text:p>636.52</text:p>
          </table:table-cell>
          <table:table-cell office:value-type="float" office:value="772.27" calcext:value-type="float">
            <text:p>772.27</text:p>
          </table:table-cell>
        </table:table-row>
        <table:table-row table:style-name="ro1">
          <table:table-cell office:value-type="float" office:value="18814825" calcext:value-type="float">
            <text:p>18814825</text:p>
          </table:table-cell>
          <table:table-cell table:formula="of:=[.A1178]/1000/(60*60*24)" office:value-type="time" office:time-value="PT05H13M34.825S" calcext:value-type="time">
            <text:p>05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7.05" calcext:value-type="float">
            <text:p>637.05</text:p>
          </table:table-cell>
          <table:table-cell office:value-type="float" office:value="772.89" calcext:value-type="float">
            <text:p>772.89</text:p>
          </table:table-cell>
        </table:table-row>
        <table:table-row table:style-name="ro1">
          <table:table-cell office:value-type="float" office:value="18830825" calcext:value-type="float">
            <text:p>18830825</text:p>
          </table:table-cell>
          <table:table-cell table:formula="of:=[.A1179]/1000/(60*60*24)" office:value-type="time" office:time-value="PT05H13M50.825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37.57" calcext:value-type="float">
            <text:p>637.57</text:p>
          </table:table-cell>
          <table:table-cell office:value-type="float" office:value="773.51" calcext:value-type="float">
            <text:p>773.51</text:p>
          </table:table-cell>
        </table:table-row>
        <table:table-row table:style-name="ro1">
          <table:table-cell office:value-type="float" office:value="18846825" calcext:value-type="float">
            <text:p>18846825</text:p>
          </table:table-cell>
          <table:table-cell table:formula="of:=[.A1180]/1000/(60*60*24)" office:value-type="time" office:time-value="PT05H14M06.825S" calcext:value-type="time">
            <text:p>05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38.1" calcext:value-type="float">
            <text:p>638.1</text:p>
          </table:table-cell>
          <table:table-cell office:value-type="float" office:value="774.13" calcext:value-type="float">
            <text:p>774.13</text:p>
          </table:table-cell>
        </table:table-row>
        <table:table-row table:style-name="ro1">
          <table:table-cell office:value-type="float" office:value="18862825" calcext:value-type="float">
            <text:p>18862825</text:p>
          </table:table-cell>
          <table:table-cell table:formula="of:=[.A1181]/1000/(60*60*24)" office:value-type="time" office:time-value="PT05H14M22.825S" calcext:value-type="time">
            <text:p>05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8.63" calcext:value-type="float">
            <text:p>638.63</text:p>
          </table:table-cell>
          <table:table-cell office:value-type="float" office:value="774.75" calcext:value-type="float">
            <text:p>774.75</text:p>
          </table:table-cell>
        </table:table-row>
        <table:table-row table:style-name="ro1">
          <table:table-cell office:value-type="float" office:value="18878825" calcext:value-type="float">
            <text:p>18878825</text:p>
          </table:table-cell>
          <table:table-cell table:formula="of:=[.A1182]/1000/(60*60*24)" office:value-type="time" office:time-value="PT05H14M38.825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57" calcext:value-type="float">
            <text:p>139.57</text:p>
          </table:table-cell>
          <table:table-cell office:value-type="float" office:value="639.15" calcext:value-type="float">
            <text:p>639.15</text:p>
          </table:table-cell>
          <table:table-cell office:value-type="float" office:value="775.36" calcext:value-type="float">
            <text:p>775.36</text:p>
          </table:table-cell>
        </table:table-row>
        <table:table-row table:style-name="ro1">
          <table:table-cell office:value-type="float" office:value="18894825" calcext:value-type="float">
            <text:p>18894825</text:p>
          </table:table-cell>
          <table:table-cell table:formula="of:=[.A1183]/1000/(60*60*24)" office:value-type="time" office:time-value="PT05H14M54.825S" calcext:value-type="time">
            <text:p>05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39.68" calcext:value-type="float">
            <text:p>639.68</text:p>
          </table:table-cell>
          <table:table-cell office:value-type="float" office:value="775.98" calcext:value-type="float">
            <text:p>775.98</text:p>
          </table:table-cell>
        </table:table-row>
        <table:table-row table:style-name="ro1">
          <table:table-cell office:value-type="float" office:value="18910825" calcext:value-type="float">
            <text:p>18910825</text:p>
          </table:table-cell>
          <table:table-cell table:formula="of:=[.A1184]/1000/(60*60*24)" office:value-type="time" office:time-value="PT05H15M10.825S" calcext:value-type="time">
            <text:p>05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0.2" calcext:value-type="float">
            <text:p>640.2</text:p>
          </table:table-cell>
          <table:table-cell office:value-type="float" office:value="776.6" calcext:value-type="float">
            <text:p>776.6</text:p>
          </table:table-cell>
        </table:table-row>
        <table:table-row table:style-name="ro1">
          <table:table-cell office:value-type="float" office:value="18926825" calcext:value-type="float">
            <text:p>18926825</text:p>
          </table:table-cell>
          <table:table-cell table:formula="of:=[.A1185]/1000/(60*60*24)" office:value-type="time" office:time-value="PT05H15M26.825S" calcext:value-type="time">
            <text:p>05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0.73" calcext:value-type="float">
            <text:p>640.73</text:p>
          </table:table-cell>
          <table:table-cell office:value-type="float" office:value="777.22" calcext:value-type="float">
            <text:p>777.22</text:p>
          </table:table-cell>
        </table:table-row>
        <table:table-row table:style-name="ro1">
          <table:table-cell office:value-type="float" office:value="18942825" calcext:value-type="float">
            <text:p>18942825</text:p>
          </table:table-cell>
          <table:table-cell table:formula="of:=[.A1186]/1000/(60*60*24)" office:value-type="time" office:time-value="PT05H15M42.825S" calcext:value-type="time">
            <text:p>05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1.25" calcext:value-type="float">
            <text:p>641.25</text:p>
          </table:table-cell>
          <table:table-cell office:value-type="float" office:value="777.84" calcext:value-type="float">
            <text:p>777.84</text:p>
          </table:table-cell>
        </table:table-row>
        <table:table-row table:style-name="ro1">
          <table:table-cell office:value-type="float" office:value="18958825" calcext:value-type="float">
            <text:p>18958825</text:p>
          </table:table-cell>
          <table:table-cell table:formula="of:=[.A1187]/1000/(60*60*24)" office:value-type="time" office:time-value="PT05H15M58.825S" calcext:value-type="time">
            <text:p>05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41.78" calcext:value-type="float">
            <text:p>641.78</text:p>
          </table:table-cell>
          <table:table-cell office:value-type="float" office:value="778.45" calcext:value-type="float">
            <text:p>778.45</text:p>
          </table:table-cell>
        </table:table-row>
        <table:table-row table:style-name="ro1">
          <table:table-cell office:value-type="float" office:value="18974825" calcext:value-type="float">
            <text:p>18974825</text:p>
          </table:table-cell>
          <table:table-cell table:formula="of:=[.A1188]/1000/(60*60*24)" office:value-type="time" office:time-value="PT05H16M14.825S" calcext:value-type="time">
            <text:p>05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2.3" calcext:value-type="float">
            <text:p>642.3</text:p>
          </table:table-cell>
          <table:table-cell office:value-type="float" office:value="779.07" calcext:value-type="float">
            <text:p>779.07</text:p>
          </table:table-cell>
        </table:table-row>
        <table:table-row table:style-name="ro1">
          <table:table-cell office:value-type="float" office:value="18990825" calcext:value-type="float">
            <text:p>18990825</text:p>
          </table:table-cell>
          <table:table-cell table:formula="of:=[.A1189]/1000/(60*60*24)" office:value-type="time" office:time-value="PT05H16M30.825S" calcext:value-type="time">
            <text:p>05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2.83" calcext:value-type="float">
            <text:p>642.83</text:p>
          </table:table-cell>
          <table:table-cell office:value-type="float" office:value="779.69" calcext:value-type="float">
            <text:p>779.69</text:p>
          </table:table-cell>
        </table:table-row>
        <table:table-row table:style-name="ro1">
          <table:table-cell office:value-type="float" office:value="19006825" calcext:value-type="float">
            <text:p>19006825</text:p>
          </table:table-cell>
          <table:table-cell table:formula="of:=[.A1190]/1000/(60*60*24)" office:value-type="time" office:time-value="PT05H16M46.825S" calcext:value-type="time">
            <text:p>05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3.35" calcext:value-type="float">
            <text:p>643.35</text:p>
          </table:table-cell>
          <table:table-cell office:value-type="float" office:value="780.31" calcext:value-type="float">
            <text:p>780.31</text:p>
          </table:table-cell>
        </table:table-row>
        <table:table-row table:style-name="ro1">
          <table:table-cell office:value-type="float" office:value="19022825" calcext:value-type="float">
            <text:p>19022825</text:p>
          </table:table-cell>
          <table:table-cell table:formula="of:=[.A1191]/1000/(60*60*24)" office:value-type="time" office:time-value="PT05H17M02.825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3.88" calcext:value-type="float">
            <text:p>643.88</text:p>
          </table:table-cell>
          <table:table-cell office:value-type="float" office:value="780.93" calcext:value-type="float">
            <text:p>780.93</text:p>
          </table:table-cell>
        </table:table-row>
        <table:table-row table:style-name="ro1">
          <table:table-cell office:value-type="float" office:value="19038825" calcext:value-type="float">
            <text:p>19038825</text:p>
          </table:table-cell>
          <table:table-cell table:formula="of:=[.A1192]/1000/(60*60*24)" office:value-type="time" office:time-value="PT05H17M18.825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4.41" calcext:value-type="float">
            <text:p>644.41</text:p>
          </table:table-cell>
          <table:table-cell office:value-type="float" office:value="781.55" calcext:value-type="float">
            <text:p>781.55</text:p>
          </table:table-cell>
        </table:table-row>
        <table:table-row table:style-name="ro1">
          <table:table-cell office:value-type="float" office:value="19054825" calcext:value-type="float">
            <text:p>19054825</text:p>
          </table:table-cell>
          <table:table-cell table:formula="of:=[.A1193]/1000/(60*60*24)" office:value-type="time" office:time-value="PT05H17M34.825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4.93" calcext:value-type="float">
            <text:p>644.93</text:p>
          </table:table-cell>
          <table:table-cell office:value-type="float" office:value="782.16" calcext:value-type="float">
            <text:p>782.16</text:p>
          </table:table-cell>
        </table:table-row>
        <table:table-row table:style-name="ro1">
          <table:table-cell office:value-type="float" office:value="19070825" calcext:value-type="float">
            <text:p>19070825</text:p>
          </table:table-cell>
          <table:table-cell table:formula="of:=[.A1194]/1000/(60*60*24)" office:value-type="time" office:time-value="PT05H17M50.825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5.46" calcext:value-type="float">
            <text:p>645.46</text:p>
          </table:table-cell>
          <table:table-cell office:value-type="float" office:value="782.78" calcext:value-type="float">
            <text:p>782.78</text:p>
          </table:table-cell>
        </table:table-row>
        <table:table-row table:style-name="ro1">
          <table:table-cell office:value-type="float" office:value="19086825" calcext:value-type="float">
            <text:p>19086825</text:p>
          </table:table-cell>
          <table:table-cell table:formula="of:=[.A1195]/1000/(60*60*24)" office:value-type="time" office:time-value="PT05H18M06.825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5.98" calcext:value-type="float">
            <text:p>645.98</text:p>
          </table:table-cell>
          <table:table-cell office:value-type="float" office:value="783.4" calcext:value-type="float">
            <text:p>783.4</text:p>
          </table:table-cell>
        </table:table-row>
        <table:table-row table:style-name="ro1">
          <table:table-cell office:value-type="float" office:value="19102825" calcext:value-type="float">
            <text:p>19102825</text:p>
          </table:table-cell>
          <table:table-cell table:formula="of:=[.A1196]/1000/(60*60*24)" office:value-type="time" office:time-value="PT05H18M22.825S" calcext:value-type="time">
            <text:p>05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46.51" calcext:value-type="float">
            <text:p>646.51</text:p>
          </table:table-cell>
          <table:table-cell office:value-type="float" office:value="784.02" calcext:value-type="float">
            <text:p>784.02</text:p>
          </table:table-cell>
        </table:table-row>
        <table:table-row table:style-name="ro1">
          <table:table-cell office:value-type="float" office:value="19118825" calcext:value-type="float">
            <text:p>19118825</text:p>
          </table:table-cell>
          <table:table-cell table:formula="of:=[.A1197]/1000/(60*60*24)" office:value-type="time" office:time-value="PT05H18M38.825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47.03" calcext:value-type="float">
            <text:p>647.03</text:p>
          </table:table-cell>
          <table:table-cell office:value-type="float" office:value="784.63" calcext:value-type="float">
            <text:p>784.63</text:p>
          </table:table-cell>
        </table:table-row>
        <table:table-row table:style-name="ro1">
          <table:table-cell office:value-type="float" office:value="19134825" calcext:value-type="float">
            <text:p>19134825</text:p>
          </table:table-cell>
          <table:table-cell table:formula="of:=[.A1198]/1000/(60*60*24)" office:value-type="time" office:time-value="PT05H18M54.825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47.56" calcext:value-type="float">
            <text:p>647.56</text:p>
          </table:table-cell>
          <table:table-cell office:value-type="float" office:value="785.25" calcext:value-type="float">
            <text:p>785.25</text:p>
          </table:table-cell>
        </table:table-row>
        <table:table-row table:style-name="ro1">
          <table:table-cell office:value-type="float" office:value="19150825" calcext:value-type="float">
            <text:p>19150825</text:p>
          </table:table-cell>
          <table:table-cell table:formula="of:=[.A1199]/1000/(60*60*24)" office:value-type="time" office:time-value="PT05H19M10.825S" calcext:value-type="time">
            <text:p>05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48.08" calcext:value-type="float">
            <text:p>648.08</text:p>
          </table:table-cell>
          <table:table-cell office:value-type="float" office:value="785.87" calcext:value-type="float">
            <text:p>785.87</text:p>
          </table:table-cell>
        </table:table-row>
        <table:table-row table:style-name="ro1">
          <table:table-cell office:value-type="float" office:value="19166825" calcext:value-type="float">
            <text:p>19166825</text:p>
          </table:table-cell>
          <table:table-cell table:formula="of:=[.A1200]/1000/(60*60*24)" office:value-type="time" office:time-value="PT05H19M26.825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48.61" calcext:value-type="float">
            <text:p>648.61</text:p>
          </table:table-cell>
          <table:table-cell office:value-type="float" office:value="786.49" calcext:value-type="float">
            <text:p>786.49</text:p>
          </table:table-cell>
        </table:table-row>
        <table:table-row table:style-name="ro1">
          <table:table-cell office:value-type="float" office:value="19182825" calcext:value-type="float">
            <text:p>19182825</text:p>
          </table:table-cell>
          <table:table-cell table:formula="of:=[.A1201]/1000/(60*60*24)" office:value-type="time" office:time-value="PT05H19M42.825S" calcext:value-type="time">
            <text:p>05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49.13" calcext:value-type="float">
            <text:p>649.13</text:p>
          </table:table-cell>
          <table:table-cell office:value-type="float" office:value="787.1" calcext:value-type="float">
            <text:p>787.1</text:p>
          </table:table-cell>
        </table:table-row>
        <table:table-row table:style-name="ro1">
          <table:table-cell office:value-type="float" office:value="19198825" calcext:value-type="float">
            <text:p>19198825</text:p>
          </table:table-cell>
          <table:table-cell table:formula="of:=[.A1202]/1000/(60*60*24)" office:value-type="time" office:time-value="PT05H19M58.825S" calcext:value-type="time">
            <text:p>05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49.65" calcext:value-type="float">
            <text:p>649.65</text:p>
          </table:table-cell>
          <table:table-cell office:value-type="float" office:value="787.72" calcext:value-type="float">
            <text:p>787.72</text:p>
          </table:table-cell>
        </table:table-row>
        <table:table-row table:style-name="ro1">
          <table:table-cell office:value-type="float" office:value="19214824" calcext:value-type="float">
            <text:p>19214824</text:p>
          </table:table-cell>
          <table:table-cell table:formula="of:=[.A1203]/1000/(60*60*24)" office:value-type="time" office:time-value="PT05H20M14.824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0.18" calcext:value-type="float">
            <text:p>650.18</text:p>
          </table:table-cell>
          <table:table-cell office:value-type="float" office:value="788.34" calcext:value-type="float">
            <text:p>788.34</text:p>
          </table:table-cell>
        </table:table-row>
        <table:table-row table:style-name="ro1">
          <table:table-cell office:value-type="float" office:value="19230825" calcext:value-type="float">
            <text:p>19230825</text:p>
          </table:table-cell>
          <table:table-cell table:formula="of:=[.A1204]/1000/(60*60*24)" office:value-type="time" office:time-value="PT05H20M30.825S" calcext:value-type="time">
            <text:p>05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0.7" calcext:value-type="float">
            <text:p>650.7</text:p>
          </table:table-cell>
          <table:table-cell office:value-type="float" office:value="788.95" calcext:value-type="float">
            <text:p>788.95</text:p>
          </table:table-cell>
        </table:table-row>
        <table:table-row table:style-name="ro1">
          <table:table-cell office:value-type="float" office:value="19246825" calcext:value-type="float">
            <text:p>19246825</text:p>
          </table:table-cell>
          <table:table-cell table:formula="of:=[.A1205]/1000/(60*60*24)" office:value-type="time" office:time-value="PT05H20M46.825S" calcext:value-type="time">
            <text:p>05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1.23" calcext:value-type="float">
            <text:p>651.23</text:p>
          </table:table-cell>
          <table:table-cell office:value-type="float" office:value="789.57" calcext:value-type="float">
            <text:p>789.57</text:p>
          </table:table-cell>
        </table:table-row>
        <table:table-row table:style-name="ro1">
          <table:table-cell office:value-type="float" office:value="19262825" calcext:value-type="float">
            <text:p>19262825</text:p>
          </table:table-cell>
          <table:table-cell table:formula="of:=[.A1206]/1000/(60*60*24)" office:value-type="time" office:time-value="PT05H21M02.825S" calcext:value-type="time">
            <text:p>05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51.75" calcext:value-type="float">
            <text:p>651.75</text:p>
          </table:table-cell>
          <table:table-cell office:value-type="float" office:value="790.19" calcext:value-type="float">
            <text:p>790.19</text:p>
          </table:table-cell>
        </table:table-row>
        <table:table-row table:style-name="ro1">
          <table:table-cell office:value-type="float" office:value="19278825" calcext:value-type="float">
            <text:p>19278825</text:p>
          </table:table-cell>
          <table:table-cell table:formula="of:=[.A1207]/1000/(60*60*24)" office:value-type="time" office:time-value="PT05H21M18.825S" calcext:value-type="time">
            <text:p>05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2.28" calcext:value-type="float">
            <text:p>652.28</text:p>
          </table:table-cell>
          <table:table-cell office:value-type="float" office:value="790.8" calcext:value-type="float">
            <text:p>790.8</text:p>
          </table:table-cell>
        </table:table-row>
        <table:table-row table:style-name="ro1">
          <table:table-cell office:value-type="float" office:value="19294825" calcext:value-type="float">
            <text:p>19294825</text:p>
          </table:table-cell>
          <table:table-cell table:formula="of:=[.A1208]/1000/(60*60*24)" office:value-type="time" office:time-value="PT05H21M34.825S" calcext:value-type="time">
            <text:p>05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2.8" calcext:value-type="float">
            <text:p>652.8</text:p>
          </table:table-cell>
          <table:table-cell office:value-type="float" office:value="791.42" calcext:value-type="float">
            <text:p>791.42</text:p>
          </table:table-cell>
        </table:table-row>
        <table:table-row table:style-name="ro1">
          <table:table-cell office:value-type="float" office:value="19310825" calcext:value-type="float">
            <text:p>19310825</text:p>
          </table:table-cell>
          <table:table-cell table:formula="of:=[.A1209]/1000/(60*60*24)" office:value-type="time" office:time-value="PT05H21M50.825S" calcext:value-type="time">
            <text:p>05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3.33" calcext:value-type="float">
            <text:p>653.33</text:p>
          </table:table-cell>
          <table:table-cell office:value-type="float" office:value="792.03" calcext:value-type="float">
            <text:p>792.03</text:p>
          </table:table-cell>
        </table:table-row>
        <table:table-row table:style-name="ro1">
          <table:table-cell office:value-type="float" office:value="19326825" calcext:value-type="float">
            <text:p>19326825</text:p>
          </table:table-cell>
          <table:table-cell table:formula="of:=[.A1210]/1000/(60*60*24)" office:value-type="time" office:time-value="PT05H22M06.825S" calcext:value-type="time">
            <text:p>05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53.85" calcext:value-type="float">
            <text:p>653.85</text:p>
          </table:table-cell>
          <table:table-cell office:value-type="float" office:value="792.65" calcext:value-type="float">
            <text:p>792.65</text:p>
          </table:table-cell>
        </table:table-row>
        <table:table-row table:style-name="ro1">
          <table:table-cell office:value-type="float" office:value="19342825" calcext:value-type="float">
            <text:p>19342825</text:p>
          </table:table-cell>
          <table:table-cell table:formula="of:=[.A1211]/1000/(60*60*24)" office:value-type="time" office:time-value="PT05H22M22.825S" calcext:value-type="time">
            <text:p>05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4.38" calcext:value-type="float">
            <text:p>654.38</text:p>
          </table:table-cell>
          <table:table-cell office:value-type="float" office:value="793.26" calcext:value-type="float">
            <text:p>793.26</text:p>
          </table:table-cell>
        </table:table-row>
        <table:table-row table:style-name="ro1">
          <table:table-cell office:value-type="float" office:value="19358825" calcext:value-type="float">
            <text:p>19358825</text:p>
          </table:table-cell>
          <table:table-cell table:formula="of:=[.A1212]/1000/(60*60*24)" office:value-type="time" office:time-value="PT05H22M38.825S" calcext:value-type="time">
            <text:p>05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4.9" calcext:value-type="float">
            <text:p>654.9</text:p>
          </table:table-cell>
          <table:table-cell office:value-type="float" office:value="793.88" calcext:value-type="float">
            <text:p>793.88</text:p>
          </table:table-cell>
        </table:table-row>
        <table:table-row table:style-name="ro1">
          <table:table-cell office:value-type="float" office:value="19374825" calcext:value-type="float">
            <text:p>19374825</text:p>
          </table:table-cell>
          <table:table-cell table:formula="of:=[.A1213]/1000/(60*60*24)" office:value-type="time" office:time-value="PT05H22M54.825S" calcext:value-type="time">
            <text:p>05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5.42" calcext:value-type="float">
            <text:p>655.42</text:p>
          </table:table-cell>
          <table:table-cell office:value-type="float" office:value="794.49" calcext:value-type="float">
            <text:p>794.49</text:p>
          </table:table-cell>
        </table:table-row>
        <table:table-row table:style-name="ro1">
          <table:table-cell office:value-type="float" office:value="19390825" calcext:value-type="float">
            <text:p>19390825</text:p>
          </table:table-cell>
          <table:table-cell table:formula="of:=[.A1214]/1000/(60*60*24)" office:value-type="time" office:time-value="PT05H23M10.825S" calcext:value-type="time">
            <text:p>05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5.95" calcext:value-type="float">
            <text:p>655.95</text:p>
          </table:table-cell>
          <table:table-cell office:value-type="float" office:value="795.11" calcext:value-type="float">
            <text:p>795.11</text:p>
          </table:table-cell>
        </table:table-row>
        <table:table-row table:style-name="ro1">
          <table:table-cell office:value-type="float" office:value="19406825" calcext:value-type="float">
            <text:p>19406825</text:p>
          </table:table-cell>
          <table:table-cell table:formula="of:=[.A1215]/1000/(60*60*24)" office:value-type="time" office:time-value="PT05H23M26.825S" calcext:value-type="time">
            <text:p>05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6.47" calcext:value-type="float">
            <text:p>656.47</text:p>
          </table:table-cell>
          <table:table-cell office:value-type="float" office:value="795.72" calcext:value-type="float">
            <text:p>795.72</text:p>
          </table:table-cell>
        </table:table-row>
        <table:table-row table:style-name="ro1">
          <table:table-cell office:value-type="float" office:value="19422825" calcext:value-type="float">
            <text:p>19422825</text:p>
          </table:table-cell>
          <table:table-cell table:formula="of:=[.A1216]/1000/(60*60*24)" office:value-type="time" office:time-value="PT05H23M42.825S" calcext:value-type="time">
            <text:p>05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7" calcext:value-type="float">
            <text:p>657</text:p>
          </table:table-cell>
          <table:table-cell office:value-type="float" office:value="796.34" calcext:value-type="float">
            <text:p>796.34</text:p>
          </table:table-cell>
        </table:table-row>
        <table:table-row table:style-name="ro1">
          <table:table-cell office:value-type="float" office:value="19438825" calcext:value-type="float">
            <text:p>19438825</text:p>
          </table:table-cell>
          <table:table-cell table:formula="of:=[.A1217]/1000/(60*60*24)" office:value-type="time" office:time-value="PT05H23M58.825S" calcext:value-type="time">
            <text:p>05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7.52" calcext:value-type="float">
            <text:p>657.52</text:p>
          </table:table-cell>
          <table:table-cell office:value-type="float" office:value="796.95" calcext:value-type="float">
            <text:p>796.95</text:p>
          </table:table-cell>
        </table:table-row>
        <table:table-row table:style-name="ro1">
          <table:table-cell office:value-type="float" office:value="19454825" calcext:value-type="float">
            <text:p>19454825</text:p>
          </table:table-cell>
          <table:table-cell table:formula="of:=[.A1218]/1000/(60*60*24)" office:value-type="time" office:time-value="PT05H24M14.825S" calcext:value-type="time">
            <text:p>05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8.05" calcext:value-type="float">
            <text:p>658.05</text:p>
          </table:table-cell>
          <table:table-cell office:value-type="float" office:value="797.57" calcext:value-type="float">
            <text:p>797.57</text:p>
          </table:table-cell>
        </table:table-row>
        <table:table-row table:style-name="ro1">
          <table:table-cell office:value-type="float" office:value="19470825" calcext:value-type="float">
            <text:p>19470825</text:p>
          </table:table-cell>
          <table:table-cell table:formula="of:=[.A1219]/1000/(60*60*24)" office:value-type="time" office:time-value="PT05H24M30.825S" calcext:value-type="time">
            <text:p>05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58.57" calcext:value-type="float">
            <text:p>658.57</text:p>
          </table:table-cell>
          <table:table-cell office:value-type="float" office:value="798.18" calcext:value-type="float">
            <text:p>798.18</text:p>
          </table:table-cell>
        </table:table-row>
        <table:table-row table:style-name="ro1">
          <table:table-cell office:value-type="float" office:value="19486825" calcext:value-type="float">
            <text:p>19486825</text:p>
          </table:table-cell>
          <table:table-cell table:formula="of:=[.A1220]/1000/(60*60*24)" office:value-type="time" office:time-value="PT05H24M46.825S" calcext:value-type="time">
            <text:p>05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118" calcext:value-type="float">
            <text:p>118</text:p>
          </table:table-cell>
          <table:table-cell office:value-type="float" office:value="138.74" calcext:value-type="float">
            <text:p>138.74</text:p>
          </table:table-cell>
          <table:table-cell office:value-type="float" office:value="659.1" calcext:value-type="float">
            <text:p>659.1</text:p>
          </table:table-cell>
          <table:table-cell office:value-type="float" office:value="798.8" calcext:value-type="float">
            <text:p>798.8</text:p>
          </table:table-cell>
        </table:table-row>
        <table:table-row table:style-name="ro1">
          <table:table-cell office:value-type="float" office:value="19502825" calcext:value-type="float">
            <text:p>19502825</text:p>
          </table:table-cell>
          <table:table-cell table:formula="of:=[.A1221]/1000/(60*60*24)" office:value-type="time" office:time-value="PT05H25M02.825S" calcext:value-type="time">
            <text:p>05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59.62" calcext:value-type="float">
            <text:p>659.62</text:p>
          </table:table-cell>
          <table:table-cell office:value-type="float" office:value="799.41" calcext:value-type="float">
            <text:p>799.41</text:p>
          </table:table-cell>
        </table:table-row>
        <table:table-row table:style-name="ro1">
          <table:table-cell office:value-type="float" office:value="19518825" calcext:value-type="float">
            <text:p>19518825</text:p>
          </table:table-cell>
          <table:table-cell table:formula="of:=[.A1222]/1000/(60*60*24)" office:value-type="time" office:time-value="PT05H25M18.825S" calcext:value-type="time">
            <text:p>05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60.14" calcext:value-type="float">
            <text:p>660.14</text:p>
          </table:table-cell>
          <table:table-cell office:value-type="float" office:value="800.02" calcext:value-type="float">
            <text:p>800.02</text:p>
          </table:table-cell>
        </table:table-row>
        <table:table-row table:style-name="ro1">
          <table:table-cell office:value-type="float" office:value="19534825" calcext:value-type="float">
            <text:p>19534825</text:p>
          </table:table-cell>
          <table:table-cell table:formula="of:=[.A1223]/1000/(60*60*24)" office:value-type="time" office:time-value="PT05H25M34.825S" calcext:value-type="time">
            <text:p>05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60.67" calcext:value-type="float">
            <text:p>660.67</text:p>
          </table:table-cell>
          <table:table-cell office:value-type="float" office:value="800.64" calcext:value-type="float">
            <text:p>800.64</text:p>
          </table:table-cell>
        </table:table-row>
        <table:table-row table:style-name="ro1">
          <table:table-cell office:value-type="float" office:value="19550825" calcext:value-type="float">
            <text:p>19550825</text:p>
          </table:table-cell>
          <table:table-cell table:formula="of:=[.A1224]/1000/(60*60*24)" office:value-type="time" office:time-value="PT05H25M50.825S" calcext:value-type="time">
            <text:p>05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1.19" calcext:value-type="float">
            <text:p>661.19</text:p>
          </table:table-cell>
          <table:table-cell office:value-type="float" office:value="801.25" calcext:value-type="float">
            <text:p>801.25</text:p>
          </table:table-cell>
        </table:table-row>
        <table:table-row table:style-name="ro1">
          <table:table-cell office:value-type="float" office:value="19566825" calcext:value-type="float">
            <text:p>19566825</text:p>
          </table:table-cell>
          <table:table-cell table:formula="of:=[.A1225]/1000/(60*60*24)" office:value-type="time" office:time-value="PT05H26M06.825S" calcext:value-type="time">
            <text:p>05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1.72" calcext:value-type="float">
            <text:p>661.72</text:p>
          </table:table-cell>
          <table:table-cell office:value-type="float" office:value="801.87" calcext:value-type="float">
            <text:p>801.87</text:p>
          </table:table-cell>
        </table:table-row>
        <table:table-row table:style-name="ro1">
          <table:table-cell office:value-type="float" office:value="19582825" calcext:value-type="float">
            <text:p>19582825</text:p>
          </table:table-cell>
          <table:table-cell table:formula="of:=[.A1226]/1000/(60*60*24)" office:value-type="time" office:time-value="PT05H26M22.825S" calcext:value-type="time">
            <text:p>05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2.24" calcext:value-type="float">
            <text:p>662.24</text:p>
          </table:table-cell>
          <table:table-cell office:value-type="float" office:value="802.48" calcext:value-type="float">
            <text:p>802.48</text:p>
          </table:table-cell>
        </table:table-row>
        <table:table-row table:style-name="ro1">
          <table:table-cell office:value-type="float" office:value="19598825" calcext:value-type="float">
            <text:p>19598825</text:p>
          </table:table-cell>
          <table:table-cell table:formula="of:=[.A1227]/1000/(60*60*24)" office:value-type="time" office:time-value="PT05H26M38.825S" calcext:value-type="time">
            <text:p>05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2.76" calcext:value-type="float">
            <text:p>662.76</text:p>
          </table:table-cell>
          <table:table-cell office:value-type="float" office:value="803.09" calcext:value-type="float">
            <text:p>803.09</text:p>
          </table:table-cell>
        </table:table-row>
        <table:table-row table:style-name="ro1">
          <table:table-cell office:value-type="float" office:value="19614825" calcext:value-type="float">
            <text:p>19614825</text:p>
          </table:table-cell>
          <table:table-cell table:formula="of:=[.A1228]/1000/(60*60*24)" office:value-type="time" office:time-value="PT05H26M54.825S" calcext:value-type="time">
            <text:p>05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3.29" calcext:value-type="float">
            <text:p>663.29</text:p>
          </table:table-cell>
          <table:table-cell office:value-type="float" office:value="803.71" calcext:value-type="float">
            <text:p>803.71</text:p>
          </table:table-cell>
        </table:table-row>
        <table:table-row table:style-name="ro1">
          <table:table-cell office:value-type="float" office:value="19630825" calcext:value-type="float">
            <text:p>19630825</text:p>
          </table:table-cell>
          <table:table-cell table:formula="of:=[.A1229]/1000/(60*60*24)" office:value-type="time" office:time-value="PT05H27M10.825S" calcext:value-type="time">
            <text:p>05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3.81" calcext:value-type="float">
            <text:p>663.81</text:p>
          </table:table-cell>
          <table:table-cell office:value-type="float" office:value="804.32" calcext:value-type="float">
            <text:p>804.32</text:p>
          </table:table-cell>
        </table:table-row>
        <table:table-row table:style-name="ro1">
          <table:table-cell office:value-type="float" office:value="19646825" calcext:value-type="float">
            <text:p>19646825</text:p>
          </table:table-cell>
          <table:table-cell table:formula="of:=[.A1230]/1000/(60*60*24)" office:value-type="time" office:time-value="PT05H27M26.825S" calcext:value-type="time">
            <text:p>05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664.34" calcext:value-type="float">
            <text:p>664.34</text:p>
          </table:table-cell>
          <table:table-cell office:value-type="float" office:value="804.94" calcext:value-type="float">
            <text:p>804.94</text:p>
          </table:table-cell>
        </table:table-row>
        <table:table-row table:style-name="ro1">
          <table:table-cell office:value-type="float" office:value="19662824" calcext:value-type="float">
            <text:p>19662824</text:p>
          </table:table-cell>
          <table:table-cell table:formula="of:=[.A1231]/1000/(60*60*24)" office:value-type="time" office:time-value="PT05H27M42.824S" calcext:value-type="time">
            <text:p>05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64.86" calcext:value-type="float">
            <text:p>664.86</text:p>
          </table:table-cell>
          <table:table-cell office:value-type="float" office:value="805.55" calcext:value-type="float">
            <text:p>805.55</text:p>
          </table:table-cell>
        </table:table-row>
        <table:table-row table:style-name="ro1">
          <table:table-cell office:value-type="float" office:value="19678825" calcext:value-type="float">
            <text:p>19678825</text:p>
          </table:table-cell>
          <table:table-cell table:formula="of:=[.A1232]/1000/(60*60*24)" office:value-type="time" office:time-value="PT05H27M58.825S" calcext:value-type="time">
            <text:p>05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5.38" calcext:value-type="float">
            <text:p>665.38</text:p>
          </table:table-cell>
          <table:table-cell office:value-type="float" office:value="806.16" calcext:value-type="float">
            <text:p>806.16</text:p>
          </table:table-cell>
        </table:table-row>
        <table:table-row table:style-name="ro1">
          <table:table-cell office:value-type="float" office:value="19694825" calcext:value-type="float">
            <text:p>19694825</text:p>
          </table:table-cell>
          <table:table-cell table:formula="of:=[.A1233]/1000/(60*60*24)" office:value-type="time" office:time-value="PT05H28M14.825S" calcext:value-type="time">
            <text:p>05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5.91" calcext:value-type="float">
            <text:p>665.91</text:p>
          </table:table-cell>
          <table:table-cell office:value-type="float" office:value="806.78" calcext:value-type="float">
            <text:p>806.78</text:p>
          </table:table-cell>
        </table:table-row>
        <table:table-row table:style-name="ro1">
          <table:table-cell office:value-type="float" office:value="19710825" calcext:value-type="float">
            <text:p>19710825</text:p>
          </table:table-cell>
          <table:table-cell table:formula="of:=[.A1234]/1000/(60*60*24)" office:value-type="time" office:time-value="PT05H28M30.825S" calcext:value-type="time">
            <text:p>05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6.43" calcext:value-type="float">
            <text:p>666.43</text:p>
          </table:table-cell>
          <table:table-cell office:value-type="float" office:value="807.39" calcext:value-type="float">
            <text:p>807.39</text:p>
          </table:table-cell>
        </table:table-row>
        <table:table-row table:style-name="ro1">
          <table:table-cell office:value-type="float" office:value="19726825" calcext:value-type="float">
            <text:p>19726825</text:p>
          </table:table-cell>
          <table:table-cell table:formula="of:=[.A1235]/1000/(60*60*24)" office:value-type="time" office:time-value="PT05H28M46.825S" calcext:value-type="time">
            <text:p>05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66.95" calcext:value-type="float">
            <text:p>666.9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9742825" calcext:value-type="float">
            <text:p>19742825</text:p>
          </table:table-cell>
          <table:table-cell table:formula="of:=[.A1236]/1000/(60*60*24)" office:value-type="time" office:time-value="PT05H29M02.825S" calcext:value-type="time">
            <text:p>05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67.48" calcext:value-type="float">
            <text:p>667.48</text:p>
          </table:table-cell>
          <table:table-cell office:value-type="float" office:value="808.61" calcext:value-type="float">
            <text:p>808.61</text:p>
          </table:table-cell>
        </table:table-row>
        <table:table-row table:style-name="ro1">
          <table:table-cell office:value-type="float" office:value="19758825" calcext:value-type="float">
            <text:p>19758825</text:p>
          </table:table-cell>
          <table:table-cell table:formula="of:=[.A1237]/1000/(60*60*24)" office:value-type="time" office:time-value="PT05H29M18.825S" calcext:value-type="time">
            <text:p>05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68" calcext:value-type="float">
            <text:p>668</text:p>
          </table:table-cell>
          <table:table-cell office:value-type="float" office:value="809.23" calcext:value-type="float">
            <text:p>809.23</text:p>
          </table:table-cell>
        </table:table-row>
        <table:table-row table:style-name="ro1">
          <table:table-cell office:value-type="float" office:value="19774825" calcext:value-type="float">
            <text:p>19774825</text:p>
          </table:table-cell>
          <table:table-cell table:formula="of:=[.A1238]/1000/(60*60*24)" office:value-type="time" office:time-value="PT05H29M34.825S" calcext:value-type="time">
            <text:p>05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68.52" calcext:value-type="float">
            <text:p>668.52</text:p>
          </table:table-cell>
          <table:table-cell office:value-type="float" office:value="809.84" calcext:value-type="float">
            <text:p>809.84</text:p>
          </table:table-cell>
        </table:table-row>
        <table:table-row table:style-name="ro1">
          <table:table-cell office:value-type="float" office:value="19790825" calcext:value-type="float">
            <text:p>19790825</text:p>
          </table:table-cell>
          <table:table-cell table:formula="of:=[.A1239]/1000/(60*60*24)" office:value-type="time" office:time-value="PT05H29M50.825S" calcext:value-type="time">
            <text:p>05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69.05" calcext:value-type="float">
            <text:p>669.05</text:p>
          </table:table-cell>
          <table:table-cell office:value-type="float" office:value="810.45" calcext:value-type="float">
            <text:p>810.45</text:p>
          </table:table-cell>
        </table:table-row>
        <table:table-row table:style-name="ro1">
          <table:table-cell office:value-type="float" office:value="19806825" calcext:value-type="float">
            <text:p>19806825</text:p>
          </table:table-cell>
          <table:table-cell table:formula="of:=[.A1240]/1000/(60*60*24)" office:value-type="time" office:time-value="PT05H30M06.825S" calcext:value-type="time">
            <text:p>05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69.57" calcext:value-type="float">
            <text:p>669.57</text:p>
          </table:table-cell>
          <table:table-cell office:value-type="float" office:value="811.06" calcext:value-type="float">
            <text:p>811.06</text:p>
          </table:table-cell>
        </table:table-row>
        <table:table-row table:style-name="ro1">
          <table:table-cell office:value-type="float" office:value="19822825" calcext:value-type="float">
            <text:p>19822825</text:p>
          </table:table-cell>
          <table:table-cell table:formula="of:=[.A1241]/1000/(60*60*24)" office:value-type="time" office:time-value="PT05H30M22.825S" calcext:value-type="time">
            <text:p>05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0.09" calcext:value-type="float">
            <text:p>670.09</text:p>
          </table:table-cell>
          <table:table-cell office:value-type="float" office:value="811.67" calcext:value-type="float">
            <text:p>811.67</text:p>
          </table:table-cell>
        </table:table-row>
        <table:table-row table:style-name="ro1">
          <table:table-cell office:value-type="float" office:value="19838825" calcext:value-type="float">
            <text:p>19838825</text:p>
          </table:table-cell>
          <table:table-cell table:formula="of:=[.A1242]/1000/(60*60*24)" office:value-type="time" office:time-value="PT05H30M38.825S" calcext:value-type="time">
            <text:p>05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70.62" calcext:value-type="float">
            <text:p>670.62</text:p>
          </table:table-cell>
          <table:table-cell office:value-type="float" office:value="812.29" calcext:value-type="float">
            <text:p>812.29</text:p>
          </table:table-cell>
        </table:table-row>
        <table:table-row table:style-name="ro1">
          <table:table-cell office:value-type="float" office:value="19854825" calcext:value-type="float">
            <text:p>19854825</text:p>
          </table:table-cell>
          <table:table-cell table:formula="of:=[.A1243]/1000/(60*60*24)" office:value-type="time" office:time-value="PT05H30M54.825S" calcext:value-type="time">
            <text:p>05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71.14" calcext:value-type="float">
            <text:p>671.14</text:p>
          </table:table-cell>
          <table:table-cell office:value-type="float" office:value="812.9" calcext:value-type="float">
            <text:p>812.9</text:p>
          </table:table-cell>
        </table:table-row>
        <table:table-row table:style-name="ro1">
          <table:table-cell office:value-type="float" office:value="19870825" calcext:value-type="float">
            <text:p>19870825</text:p>
          </table:table-cell>
          <table:table-cell table:formula="of:=[.A1244]/1000/(60*60*24)" office:value-type="time" office:time-value="PT05H31M10.825S" calcext:value-type="time">
            <text:p>05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1.66" calcext:value-type="float">
            <text:p>671.66</text:p>
          </table:table-cell>
          <table:table-cell office:value-type="float" office:value="813.51" calcext:value-type="float">
            <text:p>813.51</text:p>
          </table:table-cell>
        </table:table-row>
        <table:table-row table:style-name="ro1">
          <table:table-cell office:value-type="float" office:value="19886825" calcext:value-type="float">
            <text:p>19886825</text:p>
          </table:table-cell>
          <table:table-cell table:formula="of:=[.A1245]/1000/(60*60*24)" office:value-type="time" office:time-value="PT05H31M26.825S" calcext:value-type="time">
            <text:p>05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2.19" calcext:value-type="float">
            <text:p>672.19</text:p>
          </table:table-cell>
          <table:table-cell office:value-type="float" office:value="814.12" calcext:value-type="float">
            <text:p>814.12</text:p>
          </table:table-cell>
        </table:table-row>
        <table:table-row table:style-name="ro1">
          <table:table-cell office:value-type="float" office:value="19902825" calcext:value-type="float">
            <text:p>19902825</text:p>
          </table:table-cell>
          <table:table-cell table:formula="of:=[.A1246]/1000/(60*60*24)" office:value-type="time" office:time-value="PT05H31M42.825S" calcext:value-type="time">
            <text:p>05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2.71" calcext:value-type="float">
            <text:p>672.71</text:p>
          </table:table-cell>
          <table:table-cell office:value-type="float" office:value="814.73" calcext:value-type="float">
            <text:p>814.73</text:p>
          </table:table-cell>
        </table:table-row>
        <table:table-row table:style-name="ro1">
          <table:table-cell office:value-type="float" office:value="19918825" calcext:value-type="float">
            <text:p>19918825</text:p>
          </table:table-cell>
          <table:table-cell table:formula="of:=[.A1247]/1000/(60*60*24)" office:value-type="time" office:time-value="PT05H31M58.825S" calcext:value-type="time">
            <text:p>05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3.23" calcext:value-type="float">
            <text:p>673.23</text:p>
          </table:table-cell>
          <table:table-cell office:value-type="float" office:value="815.34" calcext:value-type="float">
            <text:p>815.34</text:p>
          </table:table-cell>
        </table:table-row>
        <table:table-row table:style-name="ro1">
          <table:table-cell office:value-type="float" office:value="19934825" calcext:value-type="float">
            <text:p>19934825</text:p>
          </table:table-cell>
          <table:table-cell table:formula="of:=[.A1248]/1000/(60*60*24)" office:value-type="time" office:time-value="PT05H32M14.825S" calcext:value-type="time">
            <text:p>05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3.76" calcext:value-type="float">
            <text:p>673.76</text:p>
          </table:table-cell>
          <table:table-cell office:value-type="float" office:value="815.95" calcext:value-type="float">
            <text:p>815.95</text:p>
          </table:table-cell>
        </table:table-row>
        <table:table-row table:style-name="ro1">
          <table:table-cell office:value-type="float" office:value="19950825" calcext:value-type="float">
            <text:p>19950825</text:p>
          </table:table-cell>
          <table:table-cell table:formula="of:=[.A1249]/1000/(60*60*24)" office:value-type="time" office:time-value="PT05H32M30.825S" calcext:value-type="time">
            <text:p>05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74.28" calcext:value-type="float">
            <text:p>674.28</text:p>
          </table:table-cell>
          <table:table-cell office:value-type="float" office:value="816.56" calcext:value-type="float">
            <text:p>816.56</text:p>
          </table:table-cell>
        </table:table-row>
        <table:table-row table:style-name="ro1">
          <table:table-cell office:value-type="float" office:value="19966825" calcext:value-type="float">
            <text:p>19966825</text:p>
          </table:table-cell>
          <table:table-cell table:formula="of:=[.A1250]/1000/(60*60*24)" office:value-type="time" office:time-value="PT05H32M46.825S" calcext:value-type="time">
            <text:p>05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4.8" calcext:value-type="float">
            <text:p>674.8</text:p>
          </table:table-cell>
          <table:table-cell office:value-type="float" office:value="817.18" calcext:value-type="float">
            <text:p>817.18</text:p>
          </table:table-cell>
        </table:table-row>
        <table:table-row table:style-name="ro1">
          <table:table-cell office:value-type="float" office:value="19982825" calcext:value-type="float">
            <text:p>19982825</text:p>
          </table:table-cell>
          <table:table-cell table:formula="of:=[.A1251]/1000/(60*60*24)" office:value-type="time" office:time-value="PT05H33M02.825S" calcext:value-type="time">
            <text:p>05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5.32" calcext:value-type="float">
            <text:p>675.32</text:p>
          </table:table-cell>
          <table:table-cell office:value-type="float" office:value="817.79" calcext:value-type="float">
            <text:p>817.79</text:p>
          </table:table-cell>
        </table:table-row>
        <table:table-row table:style-name="ro1">
          <table:table-cell office:value-type="float" office:value="19998825" calcext:value-type="float">
            <text:p>19998825</text:p>
          </table:table-cell>
          <table:table-cell table:formula="of:=[.A1252]/1000/(60*60*24)" office:value-type="time" office:time-value="PT05H33M18.825S" calcext:value-type="time">
            <text:p>05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5.85" calcext:value-type="float">
            <text:p>675.85</text:p>
          </table:table-cell>
          <table:table-cell office:value-type="float" office:value="818.4" calcext:value-type="float">
            <text:p>818.4</text:p>
          </table:table-cell>
        </table:table-row>
        <table:table-row table:style-name="ro1">
          <table:table-cell office:value-type="float" office:value="20014825" calcext:value-type="float">
            <text:p>20014825</text:p>
          </table:table-cell>
          <table:table-cell table:formula="of:=[.A1253]/1000/(60*60*24)" office:value-type="time" office:time-value="PT05H33M34.825S" calcext:value-type="time">
            <text:p>05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6.37" calcext:value-type="float">
            <text:p>676.37</text:p>
          </table:table-cell>
          <table:table-cell office:value-type="float" office:value="819.01" calcext:value-type="float">
            <text:p>819.01</text:p>
          </table:table-cell>
        </table:table-row>
        <table:table-row table:style-name="ro1">
          <table:table-cell office:value-type="float" office:value="20030825" calcext:value-type="float">
            <text:p>20030825</text:p>
          </table:table-cell>
          <table:table-cell table:formula="of:=[.A1254]/1000/(60*60*24)" office:value-type="time" office:time-value="PT05H33M50.825S" calcext:value-type="time">
            <text:p>05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8" calcext:value-type="float">
            <text:p>137.8</text:p>
          </table:table-cell>
          <table:table-cell office:value-type="float" office:value="676.89" calcext:value-type="float">
            <text:p>676.89</text:p>
          </table:table-cell>
          <table:table-cell office:value-type="float" office:value="819.62" calcext:value-type="float">
            <text:p>819.62</text:p>
          </table:table-cell>
        </table:table-row>
        <table:table-row table:style-name="ro1">
          <table:table-cell office:value-type="float" office:value="20046825" calcext:value-type="float">
            <text:p>20046825</text:p>
          </table:table-cell>
          <table:table-cell table:formula="of:=[.A1255]/1000/(60*60*24)" office:value-type="time" office:time-value="PT05H34M06.825S" calcext:value-type="time">
            <text:p>05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77.41" calcext:value-type="float">
            <text:p>677.41</text:p>
          </table:table-cell>
          <table:table-cell office:value-type="float" office:value="820.23" calcext:value-type="float">
            <text:p>820.23</text:p>
          </table:table-cell>
        </table:table-row>
        <table:table-row table:style-name="ro1">
          <table:table-cell office:value-type="float" office:value="20062825" calcext:value-type="float">
            <text:p>20062825</text:p>
          </table:table-cell>
          <table:table-cell table:formula="of:=[.A1256]/1000/(60*60*24)" office:value-type="time" office:time-value="PT05H34M22.825S" calcext:value-type="time">
            <text:p>05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77.94" calcext:value-type="float">
            <text:p>677.94</text:p>
          </table:table-cell>
          <table:table-cell office:value-type="float" office:value="820.84" calcext:value-type="float">
            <text:p>820.84</text:p>
          </table:table-cell>
        </table:table-row>
        <table:table-row table:style-name="ro1">
          <table:table-cell office:value-type="float" office:value="20078825" calcext:value-type="float">
            <text:p>20078825</text:p>
          </table:table-cell>
          <table:table-cell table:formula="of:=[.A1257]/1000/(60*60*24)" office:value-type="time" office:time-value="PT05H34M38.825S" calcext:value-type="time">
            <text:p>05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78.46" calcext:value-type="float">
            <text:p>678.46</text:p>
          </table:table-cell>
          <table:table-cell office:value-type="float" office:value="821.45" calcext:value-type="float">
            <text:p>821.45</text:p>
          </table:table-cell>
        </table:table-row>
        <table:table-row table:style-name="ro1">
          <table:table-cell office:value-type="float" office:value="20094825" calcext:value-type="float">
            <text:p>20094825</text:p>
          </table:table-cell>
          <table:table-cell table:formula="of:=[.A1258]/1000/(60*60*24)" office:value-type="time" office:time-value="PT05H34M54.825S" calcext:value-type="time">
            <text:p>05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78.98" calcext:value-type="float">
            <text:p>678.98</text:p>
          </table:table-cell>
          <table:table-cell office:value-type="float" office:value="822.06" calcext:value-type="float">
            <text:p>822.06</text:p>
          </table:table-cell>
        </table:table-row>
        <table:table-row table:style-name="ro1">
          <table:table-cell office:value-type="float" office:value="20110825" calcext:value-type="float">
            <text:p>20110825</text:p>
          </table:table-cell>
          <table:table-cell table:formula="of:=[.A1259]/1000/(60*60*24)" office:value-type="time" office:time-value="PT05H35M10.825S" calcext:value-type="time">
            <text:p>05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79.5" calcext:value-type="float">
            <text:p>679.5</text:p>
          </table:table-cell>
          <table:table-cell office:value-type="float" office:value="822.67" calcext:value-type="float">
            <text:p>822.67</text:p>
          </table:table-cell>
        </table:table-row>
        <table:table-row table:style-name="ro1">
          <table:table-cell office:value-type="float" office:value="20126825" calcext:value-type="float">
            <text:p>20126825</text:p>
          </table:table-cell>
          <table:table-cell table:formula="of:=[.A1260]/1000/(60*60*24)" office:value-type="time" office:time-value="PT05H35M26.825S" calcext:value-type="time">
            <text:p>05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0.03" calcext:value-type="float">
            <text:p>680.03</text:p>
          </table:table-cell>
          <table:table-cell office:value-type="float" office:value="823.28" calcext:value-type="float">
            <text:p>823.28</text:p>
          </table:table-cell>
        </table:table-row>
        <table:table-row table:style-name="ro1">
          <table:table-cell office:value-type="float" office:value="20142825" calcext:value-type="float">
            <text:p>20142825</text:p>
          </table:table-cell>
          <table:table-cell table:formula="of:=[.A1261]/1000/(60*60*24)" office:value-type="time" office:time-value="PT05H35M42.825S" calcext:value-type="time">
            <text:p>05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0.55" calcext:value-type="float">
            <text:p>680.55</text:p>
          </table:table-cell>
          <table:table-cell office:value-type="float" office:value="823.89" calcext:value-type="float">
            <text:p>823.89</text:p>
          </table:table-cell>
        </table:table-row>
        <table:table-row table:style-name="ro1">
          <table:table-cell office:value-type="float" office:value="20158825" calcext:value-type="float">
            <text:p>20158825</text:p>
          </table:table-cell>
          <table:table-cell table:formula="of:=[.A1262]/1000/(60*60*24)" office:value-type="time" office:time-value="PT05H35M58.825S" calcext:value-type="time">
            <text:p>05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1.07" calcext:value-type="float">
            <text:p>681.07</text:p>
          </table:table-cell>
          <table:table-cell office:value-type="float" office:value="824.5" calcext:value-type="float">
            <text:p>824.5</text:p>
          </table:table-cell>
        </table:table-row>
        <table:table-row table:style-name="ro1">
          <table:table-cell office:value-type="float" office:value="20174825" calcext:value-type="float">
            <text:p>20174825</text:p>
          </table:table-cell>
          <table:table-cell table:formula="of:=[.A1263]/1000/(60*60*24)" office:value-type="time" office:time-value="PT05H36M14.825S" calcext:value-type="time">
            <text:p>05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81.59" calcext:value-type="float">
            <text:p>681.59</text:p>
          </table:table-cell>
          <table:table-cell office:value-type="float" office:value="825.11" calcext:value-type="float">
            <text:p>825.11</text:p>
          </table:table-cell>
        </table:table-row>
        <table:table-row table:style-name="ro1">
          <table:table-cell office:value-type="float" office:value="20190825" calcext:value-type="float">
            <text:p>20190825</text:p>
          </table:table-cell>
          <table:table-cell table:formula="of:=[.A1264]/1000/(60*60*24)" office:value-type="time" office:time-value="PT05H36M30.825S" calcext:value-type="time">
            <text:p>05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2.11" calcext:value-type="float">
            <text:p>682.11</text:p>
          </table:table-cell>
          <table:table-cell office:value-type="float" office:value="825.72" calcext:value-type="float">
            <text:p>825.72</text:p>
          </table:table-cell>
        </table:table-row>
        <table:table-row table:style-name="ro1">
          <table:table-cell office:value-type="float" office:value="20206825" calcext:value-type="float">
            <text:p>20206825</text:p>
          </table:table-cell>
          <table:table-cell table:formula="of:=[.A1265]/1000/(60*60*24)" office:value-type="time" office:time-value="PT05H36M46.825S" calcext:value-type="time">
            <text:p>05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2.64" calcext:value-type="float">
            <text:p>682.64</text:p>
          </table:table-cell>
          <table:table-cell office:value-type="float" office:value="826.32" calcext:value-type="float">
            <text:p>826.32</text:p>
          </table:table-cell>
        </table:table-row>
        <table:table-row table:style-name="ro1">
          <table:table-cell office:value-type="float" office:value="20222825" calcext:value-type="float">
            <text:p>20222825</text:p>
          </table:table-cell>
          <table:table-cell table:formula="of:=[.A1266]/1000/(60*60*24)" office:value-type="time" office:time-value="PT05H37M02.825S" calcext:value-type="time">
            <text:p>05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3.16" calcext:value-type="float">
            <text:p>683.16</text:p>
          </table:table-cell>
          <table:table-cell office:value-type="float" office:value="826.93" calcext:value-type="float">
            <text:p>826.93</text:p>
          </table:table-cell>
        </table:table-row>
        <table:table-row table:style-name="ro1">
          <table:table-cell office:value-type="float" office:value="20238825" calcext:value-type="float">
            <text:p>20238825</text:p>
          </table:table-cell>
          <table:table-cell table:formula="of:=[.A1267]/1000/(60*60*24)" office:value-type="time" office:time-value="PT05H37M18.825S" calcext:value-type="time">
            <text:p>05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3.68" calcext:value-type="float">
            <text:p>683.68</text:p>
          </table:table-cell>
          <table:table-cell office:value-type="float" office:value="827.54" calcext:value-type="float">
            <text:p>827.54</text:p>
          </table:table-cell>
        </table:table-row>
        <table:table-row table:style-name="ro1">
          <table:table-cell office:value-type="float" office:value="20254825" calcext:value-type="float">
            <text:p>20254825</text:p>
          </table:table-cell>
          <table:table-cell table:formula="of:=[.A1268]/1000/(60*60*24)" office:value-type="time" office:time-value="PT05H37M34.825S" calcext:value-type="time">
            <text:p>05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4.2" calcext:value-type="float">
            <text:p>684.2</text:p>
          </table:table-cell>
          <table:table-cell office:value-type="float" office:value="828.15" calcext:value-type="float">
            <text:p>828.15</text:p>
          </table:table-cell>
        </table:table-row>
        <table:table-row table:style-name="ro1">
          <table:table-cell office:value-type="float" office:value="20270825" calcext:value-type="float">
            <text:p>20270825</text:p>
          </table:table-cell>
          <table:table-cell table:formula="of:=[.A1269]/1000/(60*60*24)" office:value-type="time" office:time-value="PT05H37M50.825S" calcext:value-type="time">
            <text:p>05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4.72" calcext:value-type="float">
            <text:p>684.72</text:p>
          </table:table-cell>
          <table:table-cell office:value-type="float" office:value="828.76" calcext:value-type="float">
            <text:p>828.76</text:p>
          </table:table-cell>
        </table:table-row>
        <table:table-row table:style-name="ro1">
          <table:table-cell office:value-type="float" office:value="20286825" calcext:value-type="float">
            <text:p>20286825</text:p>
          </table:table-cell>
          <table:table-cell table:formula="of:=[.A1270]/1000/(60*60*24)" office:value-type="time" office:time-value="PT05H38M06.825S" calcext:value-type="time">
            <text:p>05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5.24" calcext:value-type="float">
            <text:p>685.24</text:p>
          </table:table-cell>
          <table:table-cell office:value-type="float" office:value="829.37" calcext:value-type="float">
            <text:p>829.37</text:p>
          </table:table-cell>
        </table:table-row>
        <table:table-row table:style-name="ro1">
          <table:table-cell office:value-type="float" office:value="20302825" calcext:value-type="float">
            <text:p>20302825</text:p>
          </table:table-cell>
          <table:table-cell table:formula="of:=[.A1271]/1000/(60*60*24)" office:value-type="time" office:time-value="PT05H38M22.825S" calcext:value-type="time">
            <text:p>05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5.77" calcext:value-type="float">
            <text:p>685.77</text:p>
          </table:table-cell>
          <table:table-cell office:value-type="float" office:value="829.98" calcext:value-type="float">
            <text:p>829.98</text:p>
          </table:table-cell>
        </table:table-row>
        <table:table-row table:style-name="ro1">
          <table:table-cell office:value-type="float" office:value="20318825" calcext:value-type="float">
            <text:p>20318825</text:p>
          </table:table-cell>
          <table:table-cell table:formula="of:=[.A1272]/1000/(60*60*24)" office:value-type="time" office:time-value="PT05H38M38.825S" calcext:value-type="time">
            <text:p>05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6.29" calcext:value-type="float">
            <text:p>686.29</text:p>
          </table:table-cell>
          <table:table-cell office:value-type="float" office:value="830.59" calcext:value-type="float">
            <text:p>830.59</text:p>
          </table:table-cell>
        </table:table-row>
        <table:table-row table:style-name="ro1">
          <table:table-cell office:value-type="float" office:value="20334825" calcext:value-type="float">
            <text:p>20334825</text:p>
          </table:table-cell>
          <table:table-cell table:formula="of:=[.A1273]/1000/(60*60*24)" office:value-type="time" office:time-value="PT05H38M54.825S" calcext:value-type="time">
            <text:p>05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86.81" calcext:value-type="float">
            <text:p>686.81</text:p>
          </table:table-cell>
          <table:table-cell office:value-type="float" office:value="831.2" calcext:value-type="float">
            <text:p>831.2</text:p>
          </table:table-cell>
        </table:table-row>
        <table:table-row table:style-name="ro1">
          <table:table-cell office:value-type="float" office:value="20350825" calcext:value-type="float">
            <text:p>20350825</text:p>
          </table:table-cell>
          <table:table-cell table:formula="of:=[.A1274]/1000/(60*60*24)" office:value-type="time" office:time-value="PT05H39M10.825S" calcext:value-type="time">
            <text:p>05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87.33" calcext:value-type="float">
            <text:p>687.33</text:p>
          </table:table-cell>
          <table:table-cell office:value-type="float" office:value="831.81" calcext:value-type="float">
            <text:p>831.81</text:p>
          </table:table-cell>
        </table:table-row>
        <table:table-row table:style-name="ro1">
          <table:table-cell office:value-type="float" office:value="20366825" calcext:value-type="float">
            <text:p>20366825</text:p>
          </table:table-cell>
          <table:table-cell table:formula="of:=[.A1275]/1000/(60*60*24)" office:value-type="time" office:time-value="PT05H39M26.825S" calcext:value-type="time">
            <text:p>05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87.85" calcext:value-type="float">
            <text:p>687.85</text:p>
          </table:table-cell>
          <table:table-cell office:value-type="float" office:value="832.41" calcext:value-type="float">
            <text:p>832.41</text:p>
          </table:table-cell>
        </table:table-row>
        <table:table-row table:style-name="ro1">
          <table:table-cell office:value-type="float" office:value="20382825" calcext:value-type="float">
            <text:p>20382825</text:p>
          </table:table-cell>
          <table:table-cell table:formula="of:=[.A1276]/1000/(60*60*24)" office:value-type="time" office:time-value="PT05H39M42.825S" calcext:value-type="time">
            <text:p>05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88.37" calcext:value-type="float">
            <text:p>688.37</text:p>
          </table:table-cell>
          <table:table-cell office:value-type="float" office:value="833.02" calcext:value-type="float">
            <text:p>833.02</text:p>
          </table:table-cell>
        </table:table-row>
        <table:table-row table:style-name="ro1">
          <table:table-cell office:value-type="float" office:value="20398825" calcext:value-type="float">
            <text:p>20398825</text:p>
          </table:table-cell>
          <table:table-cell table:formula="of:=[.A1277]/1000/(60*60*24)" office:value-type="time" office:time-value="PT05H39M58.825S" calcext:value-type="time">
            <text:p>05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8" calcext:value-type="float">
            <text:p>136.98</text:p>
          </table:table-cell>
          <table:table-cell office:value-type="float" office:value="688.89" calcext:value-type="float">
            <text:p>688.89</text:p>
          </table:table-cell>
          <table:table-cell office:value-type="float" office:value="833.63" calcext:value-type="float">
            <text:p>833.63</text:p>
          </table:table-cell>
        </table:table-row>
        <table:table-row table:style-name="ro1">
          <table:table-cell office:value-type="float" office:value="20414824" calcext:value-type="float">
            <text:p>20414824</text:p>
          </table:table-cell>
          <table:table-cell table:formula="of:=[.A1278]/1000/(60*60*24)" office:value-type="time" office:time-value="PT05H40M14.824S" calcext:value-type="time">
            <text:p>05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89.42" calcext:value-type="float">
            <text:p>689.42</text:p>
          </table:table-cell>
          <table:table-cell office:value-type="float" office:value="834.24" calcext:value-type="float">
            <text:p>834.24</text:p>
          </table:table-cell>
        </table:table-row>
        <table:table-row table:style-name="ro1">
          <table:table-cell office:value-type="float" office:value="20430825" calcext:value-type="float">
            <text:p>20430825</text:p>
          </table:table-cell>
          <table:table-cell table:formula="of:=[.A1279]/1000/(60*60*24)" office:value-type="time" office:time-value="PT05H40M30.825S" calcext:value-type="time">
            <text:p>05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89.94" calcext:value-type="float">
            <text:p>689.94</text:p>
          </table:table-cell>
          <table:table-cell office:value-type="float" office:value="834.85" calcext:value-type="float">
            <text:p>834.85</text:p>
          </table:table-cell>
        </table:table-row>
        <table:table-row table:style-name="ro1">
          <table:table-cell office:value-type="float" office:value="20446825" calcext:value-type="float">
            <text:p>20446825</text:p>
          </table:table-cell>
          <table:table-cell table:formula="of:=[.A1280]/1000/(60*60*24)" office:value-type="time" office:time-value="PT05H40M46.825S" calcext:value-type="time">
            <text:p>05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90.46" calcext:value-type="float">
            <text:p>690.46</text:p>
          </table:table-cell>
          <table:table-cell office:value-type="float" office:value="835.46" calcext:value-type="float">
            <text:p>835.46</text:p>
          </table:table-cell>
        </table:table-row>
        <table:table-row table:style-name="ro1">
          <table:table-cell office:value-type="float" office:value="20462825" calcext:value-type="float">
            <text:p>20462825</text:p>
          </table:table-cell>
          <table:table-cell table:formula="of:=[.A1281]/1000/(60*60*24)" office:value-type="time" office:time-value="PT05H41M02.825S" calcext:value-type="time">
            <text:p>05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90.98" calcext:value-type="float">
            <text:p>690.98</text:p>
          </table:table-cell>
          <table:table-cell office:value-type="float" office:value="836.06" calcext:value-type="float">
            <text:p>836.06</text:p>
          </table:table-cell>
        </table:table-row>
        <table:table-row table:style-name="ro1">
          <table:table-cell office:value-type="float" office:value="20478825" calcext:value-type="float">
            <text:p>20478825</text:p>
          </table:table-cell>
          <table:table-cell table:formula="of:=[.A1282]/1000/(60*60*24)" office:value-type="time" office:time-value="PT05H41M18.825S" calcext:value-type="time">
            <text:p>05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91.5" calcext:value-type="float">
            <text:p>691.5</text:p>
          </table:table-cell>
          <table:table-cell office:value-type="float" office:value="836.67" calcext:value-type="float">
            <text:p>836.67</text:p>
          </table:table-cell>
        </table:table-row>
        <table:table-row table:style-name="ro1">
          <table:table-cell office:value-type="float" office:value="20494825" calcext:value-type="float">
            <text:p>20494825</text:p>
          </table:table-cell>
          <table:table-cell table:formula="of:=[.A1283]/1000/(60*60*24)" office:value-type="time" office:time-value="PT05H41M34.825S" calcext:value-type="time">
            <text:p>05:4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2.02" calcext:value-type="float">
            <text:p>692.02</text:p>
          </table:table-cell>
          <table:table-cell office:value-type="float" office:value="837.28" calcext:value-type="float">
            <text:p>837.28</text:p>
          </table:table-cell>
        </table:table-row>
        <table:table-row table:style-name="ro1">
          <table:table-cell office:value-type="float" office:value="20510825" calcext:value-type="float">
            <text:p>20510825</text:p>
          </table:table-cell>
          <table:table-cell table:formula="of:=[.A1284]/1000/(60*60*24)" office:value-type="time" office:time-value="PT05H41M50.825S" calcext:value-type="time">
            <text:p>05:4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2.54" calcext:value-type="float">
            <text:p>692.54</text:p>
          </table:table-cell>
          <table:table-cell office:value-type="float" office:value="837.88" calcext:value-type="float">
            <text:p>837.88</text:p>
          </table:table-cell>
        </table:table-row>
        <table:table-row table:style-name="ro1">
          <table:table-cell office:value-type="float" office:value="20526825" calcext:value-type="float">
            <text:p>20526825</text:p>
          </table:table-cell>
          <table:table-cell table:formula="of:=[.A1285]/1000/(60*60*24)" office:value-type="time" office:time-value="PT05H42M06.825S" calcext:value-type="time">
            <text:p>05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86" calcext:value-type="float">
            <text:p>136.86</text:p>
          </table:table-cell>
          <table:table-cell office:value-type="float" office:value="693.06" calcext:value-type="float">
            <text:p>693.06</text:p>
          </table:table-cell>
          <table:table-cell office:value-type="float" office:value="838.49" calcext:value-type="float">
            <text:p>838.49</text:p>
          </table:table-cell>
        </table:table-row>
        <table:table-row table:style-name="ro1">
          <table:table-cell office:value-type="float" office:value="20542825" calcext:value-type="float">
            <text:p>20542825</text:p>
          </table:table-cell>
          <table:table-cell table:formula="of:=[.A1286]/1000/(60*60*24)" office:value-type="time" office:time-value="PT05H42M22.825S" calcext:value-type="time">
            <text:p>05:4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3.58" calcext:value-type="float">
            <text:p>693.58</text:p>
          </table:table-cell>
          <table:table-cell office:value-type="float" office:value="839.1" calcext:value-type="float">
            <text:p>839.1</text:p>
          </table:table-cell>
        </table:table-row>
        <table:table-row table:style-name="ro1">
          <table:table-cell office:value-type="float" office:value="20558825" calcext:value-type="float">
            <text:p>20558825</text:p>
          </table:table-cell>
          <table:table-cell table:formula="of:=[.A1287]/1000/(60*60*24)" office:value-type="time" office:time-value="PT05H42M38.825S" calcext:value-type="time">
            <text:p>05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4.1" calcext:value-type="float">
            <text:p>694.1</text:p>
          </table:table-cell>
          <table:table-cell office:value-type="float" office:value="839.7" calcext:value-type="float">
            <text:p>839.7</text:p>
          </table:table-cell>
        </table:table-row>
        <table:table-row table:style-name="ro1">
          <table:table-cell office:value-type="float" office:value="20574825" calcext:value-type="float">
            <text:p>20574825</text:p>
          </table:table-cell>
          <table:table-cell table:formula="of:=[.A1288]/1000/(60*60*24)" office:value-type="time" office:time-value="PT05H42M54.825S" calcext:value-type="time">
            <text:p>05:4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4.62" calcext:value-type="float">
            <text:p>694.62</text:p>
          </table:table-cell>
          <table:table-cell office:value-type="float" office:value="840.31" calcext:value-type="float">
            <text:p>840.31</text:p>
          </table:table-cell>
        </table:table-row>
        <table:table-row table:style-name="ro1">
          <table:table-cell office:value-type="float" office:value="20590825" calcext:value-type="float">
            <text:p>20590825</text:p>
          </table:table-cell>
          <table:table-cell table:formula="of:=[.A1289]/1000/(60*60*24)" office:value-type="time" office:time-value="PT05H43M10.825S" calcext:value-type="time">
            <text:p>05:4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5.15" calcext:value-type="float">
            <text:p>695.15</text:p>
          </table:table-cell>
          <table:table-cell office:value-type="float" office:value="840.92" calcext:value-type="float">
            <text:p>840.92</text:p>
          </table:table-cell>
        </table:table-row>
        <table:table-row table:style-name="ro1">
          <table:table-cell office:value-type="float" office:value="20606825" calcext:value-type="float">
            <text:p>20606825</text:p>
          </table:table-cell>
          <table:table-cell table:formula="of:=[.A1290]/1000/(60*60*24)" office:value-type="time" office:time-value="PT05H43M26.825S" calcext:value-type="time">
            <text:p>05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95.67" calcext:value-type="float">
            <text:p>695.67</text:p>
          </table:table-cell>
          <table:table-cell office:value-type="float" office:value="841.52" calcext:value-type="float">
            <text:p>841.52</text:p>
          </table:table-cell>
        </table:table-row>
        <table:table-row table:style-name="ro1">
          <table:table-cell office:value-type="float" office:value="20622825" calcext:value-type="float">
            <text:p>20622825</text:p>
          </table:table-cell>
          <table:table-cell table:formula="of:=[.A1291]/1000/(60*60*24)" office:value-type="time" office:time-value="PT05H43M42.825S" calcext:value-type="time">
            <text:p>05:4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6.19" calcext:value-type="float">
            <text:p>696.19</text:p>
          </table:table-cell>
          <table:table-cell office:value-type="float" office:value="842.13" calcext:value-type="float">
            <text:p>842.13</text:p>
          </table:table-cell>
        </table:table-row>
        <table:table-row table:style-name="ro1">
          <table:table-cell office:value-type="float" office:value="20638825" calcext:value-type="float">
            <text:p>20638825</text:p>
          </table:table-cell>
          <table:table-cell table:formula="of:=[.A1292]/1000/(60*60*24)" office:value-type="time" office:time-value="PT05H43M58.825S" calcext:value-type="time">
            <text:p>05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6.71" calcext:value-type="float">
            <text:p>696.71</text:p>
          </table:table-cell>
          <table:table-cell office:value-type="float" office:value="842.74" calcext:value-type="float">
            <text:p>842.74</text:p>
          </table:table-cell>
        </table:table-row>
        <table:table-row table:style-name="ro1">
          <table:table-cell office:value-type="float" office:value="20654825" calcext:value-type="float">
            <text:p>20654825</text:p>
          </table:table-cell>
          <table:table-cell table:formula="of:=[.A1293]/1000/(60*60*24)" office:value-type="time" office:time-value="PT05H44M14.825S" calcext:value-type="time">
            <text:p>05:4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7.23" calcext:value-type="float">
            <text:p>697.23</text:p>
          </table:table-cell>
          <table:table-cell office:value-type="float" office:value="843.34" calcext:value-type="float">
            <text:p>843.34</text:p>
          </table:table-cell>
        </table:table-row>
        <table:table-row table:style-name="ro1">
          <table:table-cell office:value-type="float" office:value="20670825" calcext:value-type="float">
            <text:p>20670825</text:p>
          </table:table-cell>
          <table:table-cell table:formula="of:=[.A1294]/1000/(60*60*24)" office:value-type="time" office:time-value="PT05H44M30.825S" calcext:value-type="time">
            <text:p>05:44:3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7.75" calcext:value-type="float">
            <text:p>697.75</text:p>
          </table:table-cell>
          <table:table-cell office:value-type="float" office:value="843.95" calcext:value-type="float">
            <text:p>843.95</text:p>
          </table:table-cell>
        </table:table-row>
        <table:table-row table:style-name="ro1">
          <table:table-cell office:value-type="float" office:value="20686825" calcext:value-type="float">
            <text:p>20686825</text:p>
          </table:table-cell>
          <table:table-cell table:formula="of:=[.A1295]/1000/(60*60*24)" office:value-type="time" office:time-value="PT05H44M46.825S" calcext:value-type="time">
            <text:p>05:44:47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8.27" calcext:value-type="float">
            <text:p>698.27</text:p>
          </table:table-cell>
          <table:table-cell office:value-type="float" office:value="844.55" calcext:value-type="float">
            <text:p>844.55</text:p>
          </table:table-cell>
        </table:table-row>
        <table:table-row table:style-name="ro1">
          <table:table-cell office:value-type="float" office:value="20702825" calcext:value-type="float">
            <text:p>20702825</text:p>
          </table:table-cell>
          <table:table-cell table:formula="of:=[.A1296]/1000/(60*60*24)" office:value-type="time" office:time-value="PT05H45M02.825S" calcext:value-type="time">
            <text:p>05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8.79" calcext:value-type="float">
            <text:p>698.79</text:p>
          </table:table-cell>
          <table:table-cell office:value-type="float" office:value="845.16" calcext:value-type="float">
            <text:p>845.16</text:p>
          </table:table-cell>
        </table:table-row>
        <table:table-row table:style-name="ro1">
          <table:table-cell office:value-type="float" office:value="20718825" calcext:value-type="float">
            <text:p>20718825</text:p>
          </table:table-cell>
          <table:table-cell table:formula="of:=[.A1297]/1000/(60*60*24)" office:value-type="time" office:time-value="PT05H45M18.825S" calcext:value-type="time">
            <text:p>05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9.31" calcext:value-type="float">
            <text:p>699.31</text:p>
          </table:table-cell>
          <table:table-cell office:value-type="float" office:value="845.76" calcext:value-type="float">
            <text:p>845.76</text:p>
          </table:table-cell>
        </table:table-row>
        <table:table-row table:style-name="ro1">
          <table:table-cell office:value-type="float" office:value="20734825" calcext:value-type="float">
            <text:p>20734825</text:p>
          </table:table-cell>
          <table:table-cell table:formula="of:=[.A1298]/1000/(60*60*24)" office:value-type="time" office:time-value="PT05H45M34.825S" calcext:value-type="time">
            <text:p>05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99.83" calcext:value-type="float">
            <text:p>699.83</text:p>
          </table:table-cell>
          <table:table-cell office:value-type="float" office:value="846.37" calcext:value-type="float">
            <text:p>846.37</text:p>
          </table:table-cell>
        </table:table-row>
        <table:table-row table:style-name="ro1">
          <table:table-cell office:value-type="float" office:value="20750825" calcext:value-type="float">
            <text:p>20750825</text:p>
          </table:table-cell>
          <table:table-cell table:formula="of:=[.A1299]/1000/(60*60*24)" office:value-type="time" office:time-value="PT05H45M50.825S" calcext:value-type="time">
            <text:p>05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700.35" calcext:value-type="float">
            <text:p>700.35</text:p>
          </table:table-cell>
          <table:table-cell office:value-type="float" office:value="846.97" calcext:value-type="float">
            <text:p>846.97</text:p>
          </table:table-cell>
        </table:table-row>
        <table:table-row table:style-name="ro1">
          <table:table-cell office:value-type="float" office:value="20766825" calcext:value-type="float">
            <text:p>20766825</text:p>
          </table:table-cell>
          <table:table-cell table:formula="of:=[.A1300]/1000/(60*60*24)" office:value-type="time" office:time-value="PT05H46M06.825S" calcext:value-type="time">
            <text:p>05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0.87" calcext:value-type="float">
            <text:p>700.87</text:p>
          </table:table-cell>
          <table:table-cell office:value-type="float" office:value="847.58" calcext:value-type="float">
            <text:p>847.58</text:p>
          </table:table-cell>
        </table:table-row>
        <table:table-row table:style-name="ro1">
          <table:table-cell office:value-type="float" office:value="20782825" calcext:value-type="float">
            <text:p>20782825</text:p>
          </table:table-cell>
          <table:table-cell table:formula="of:=[.A1301]/1000/(60*60*24)" office:value-type="time" office:time-value="PT05H46M22.825S" calcext:value-type="time">
            <text:p>05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1.39" calcext:value-type="float">
            <text:p>701.39</text:p>
          </table:table-cell>
          <table:table-cell office:value-type="float" office:value="848.19" calcext:value-type="float">
            <text:p>848.19</text:p>
          </table:table-cell>
        </table:table-row>
        <table:table-row table:style-name="ro1">
          <table:table-cell office:value-type="float" office:value="20798825" calcext:value-type="float">
            <text:p>20798825</text:p>
          </table:table-cell>
          <table:table-cell table:formula="of:=[.A1302]/1000/(60*60*24)" office:value-type="time" office:time-value="PT05H46M38.825S" calcext:value-type="time">
            <text:p>05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1.91" calcext:value-type="float">
            <text:p>701.91</text:p>
          </table:table-cell>
          <table:table-cell office:value-type="float" office:value="848.79" calcext:value-type="float">
            <text:p>848.79</text:p>
          </table:table-cell>
        </table:table-row>
        <table:table-row table:style-name="ro1">
          <table:table-cell office:value-type="float" office:value="20814825" calcext:value-type="float">
            <text:p>20814825</text:p>
          </table:table-cell>
          <table:table-cell table:formula="of:=[.A1303]/1000/(60*60*24)" office:value-type="time" office:time-value="PT05H46M54.825S" calcext:value-type="time">
            <text:p>05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2.43" calcext:value-type="float">
            <text:p>702.43</text:p>
          </table:table-cell>
          <table:table-cell office:value-type="float" office:value="849.4" calcext:value-type="float">
            <text:p>849.4</text:p>
          </table:table-cell>
        </table:table-row>
        <table:table-row table:style-name="ro1">
          <table:table-cell office:value-type="float" office:value="20830825" calcext:value-type="float">
            <text:p>20830825</text:p>
          </table:table-cell>
          <table:table-cell table:formula="of:=[.A1304]/1000/(60*60*24)" office:value-type="time" office:time-value="PT05H47M10.825S" calcext:value-type="time">
            <text:p>05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2.95" calcext:value-type="float">
            <text:p>702.9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0846825" calcext:value-type="float">
            <text:p>20846825</text:p>
          </table:table-cell>
          <table:table-cell table:formula="of:=[.A1305]/1000/(60*60*24)" office:value-type="time" office:time-value="PT05H47M26.825S" calcext:value-type="time">
            <text:p>05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3.47" calcext:value-type="float">
            <text:p>703.47</text:p>
          </table:table-cell>
          <table:table-cell office:value-type="float" office:value="850.61" calcext:value-type="float">
            <text:p>850.61</text:p>
          </table:table-cell>
        </table:table-row>
        <table:table-row table:style-name="ro1">
          <table:table-cell office:value-type="float" office:value="20862825" calcext:value-type="float">
            <text:p>20862825</text:p>
          </table:table-cell>
          <table:table-cell table:formula="of:=[.A1306]/1000/(60*60*24)" office:value-type="time" office:time-value="PT05H47M42.825S" calcext:value-type="time">
            <text:p>05:47:43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703.99" calcext:value-type="float">
            <text:p>703.99</text:p>
          </table:table-cell>
          <table:table-cell office:value-type="float" office:value="851.21" calcext:value-type="float">
            <text:p>851.21</text:p>
          </table:table-cell>
        </table:table-row>
        <table:table-row table:style-name="ro1">
          <table:table-cell office:value-type="float" office:value="20878825" calcext:value-type="float">
            <text:p>20878825</text:p>
          </table:table-cell>
          <table:table-cell table:formula="of:=[.A1307]/1000/(60*60*24)" office:value-type="time" office:time-value="PT05H47M58.825S" calcext:value-type="time">
            <text:p>05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04.51" calcext:value-type="float">
            <text:p>704.51</text:p>
          </table:table-cell>
          <table:table-cell office:value-type="float" office:value="851.82" calcext:value-type="float">
            <text:p>851.82</text:p>
          </table:table-cell>
        </table:table-row>
        <table:table-row table:style-name="ro1">
          <table:table-cell office:value-type="float" office:value="20894825" calcext:value-type="float">
            <text:p>20894825</text:p>
          </table:table-cell>
          <table:table-cell table:formula="of:=[.A1308]/1000/(60*60*24)" office:value-type="time" office:time-value="PT05H48M14.825S" calcext:value-type="time">
            <text:p>05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705.03" calcext:value-type="float">
            <text:p>705.03</text:p>
          </table:table-cell>
          <table:table-cell office:value-type="float" office:value="852.42" calcext:value-type="float">
            <text:p>852.42</text:p>
          </table:table-cell>
        </table:table-row>
        <table:table-row table:style-name="ro1">
          <table:table-cell office:value-type="float" office:value="20910825" calcext:value-type="float">
            <text:p>20910825</text:p>
          </table:table-cell>
          <table:table-cell table:formula="of:=[.A1309]/1000/(60*60*24)" office:value-type="time" office:time-value="PT05H48M30.825S" calcext:value-type="time">
            <text:p>05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05.55" calcext:value-type="float">
            <text:p>705.55</text:p>
          </table:table-cell>
          <table:table-cell office:value-type="float" office:value="853.02" calcext:value-type="float">
            <text:p>853.02</text:p>
          </table:table-cell>
        </table:table-row>
        <table:table-row table:style-name="ro1">
          <table:table-cell office:value-type="float" office:value="20926825" calcext:value-type="float">
            <text:p>20926825</text:p>
          </table:table-cell>
          <table:table-cell table:formula="of:=[.A1310]/1000/(60*60*24)" office:value-type="time" office:time-value="PT05H48M46.825S" calcext:value-type="time">
            <text:p>05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06.06" calcext:value-type="float">
            <text:p>706.06</text:p>
          </table:table-cell>
          <table:table-cell office:value-type="float" office:value="853.63" calcext:value-type="float">
            <text:p>853.63</text:p>
          </table:table-cell>
        </table:table-row>
        <table:table-row table:style-name="ro1">
          <table:table-cell office:value-type="float" office:value="20942825" calcext:value-type="float">
            <text:p>20942825</text:p>
          </table:table-cell>
          <table:table-cell table:formula="of:=[.A1311]/1000/(60*60*24)" office:value-type="time" office:time-value="PT05H49M02.825S" calcext:value-type="time">
            <text:p>05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3" calcext:value-type="float">
            <text:p>136.03</text:p>
          </table:table-cell>
          <table:table-cell office:value-type="float" office:value="706.58" calcext:value-type="float">
            <text:p>706.58</text:p>
          </table:table-cell>
          <table:table-cell office:value-type="float" office:value="854.23" calcext:value-type="float">
            <text:p>854.23</text:p>
          </table:table-cell>
        </table:table-row>
        <table:table-row table:style-name="ro1">
          <table:table-cell office:value-type="float" office:value="20958825" calcext:value-type="float">
            <text:p>20958825</text:p>
          </table:table-cell>
          <table:table-cell table:formula="of:=[.A1312]/1000/(60*60*24)" office:value-type="time" office:time-value="PT05H49M18.825S" calcext:value-type="time">
            <text:p>05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07.1" calcext:value-type="float">
            <text:p>707.1</text:p>
          </table:table-cell>
          <table:table-cell office:value-type="float" office:value="854.84" calcext:value-type="float">
            <text:p>854.84</text:p>
          </table:table-cell>
        </table:table-row>
        <table:table-row table:style-name="ro1">
          <table:table-cell office:value-type="float" office:value="20974825" calcext:value-type="float">
            <text:p>20974825</text:p>
          </table:table-cell>
          <table:table-cell table:formula="of:=[.A1313]/1000/(60*60*24)" office:value-type="time" office:time-value="PT05H49M34.825S" calcext:value-type="time">
            <text:p>05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07.62" calcext:value-type="float">
            <text:p>707.62</text:p>
          </table:table-cell>
          <table:table-cell office:value-type="float" office:value="855.44" calcext:value-type="float">
            <text:p>855.44</text:p>
          </table:table-cell>
        </table:table-row>
        <table:table-row table:style-name="ro1">
          <table:table-cell office:value-type="float" office:value="20990825" calcext:value-type="float">
            <text:p>20990825</text:p>
          </table:table-cell>
          <table:table-cell table:formula="of:=[.A1314]/1000/(60*60*24)" office:value-type="time" office:time-value="PT05H49M50.825S" calcext:value-type="time">
            <text:p>05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708.14" calcext:value-type="float">
            <text:p>708.14</text:p>
          </table:table-cell>
          <table:table-cell office:value-type="float" office:value="856.04" calcext:value-type="float">
            <text:p>856.04</text:p>
          </table:table-cell>
        </table:table-row>
        <table:table-row table:style-name="ro1">
          <table:table-cell office:value-type="float" office:value="21006825" calcext:value-type="float">
            <text:p>21006825</text:p>
          </table:table-cell>
          <table:table-cell table:formula="of:=[.A1315]/1000/(60*60*24)" office:value-type="time" office:time-value="PT05H50M06.825S" calcext:value-type="time">
            <text:p>05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08.66" calcext:value-type="float">
            <text:p>708.66</text:p>
          </table:table-cell>
          <table:table-cell office:value-type="float" office:value="856.65" calcext:value-type="float">
            <text:p>856.65</text:p>
          </table:table-cell>
        </table:table-row>
        <table:table-row table:style-name="ro1">
          <table:table-cell office:value-type="float" office:value="21022825" calcext:value-type="float">
            <text:p>21022825</text:p>
          </table:table-cell>
          <table:table-cell table:formula="of:=[.A1316]/1000/(60*60*24)" office:value-type="time" office:time-value="PT05H50M22.825S" calcext:value-type="time">
            <text:p>05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09.18" calcext:value-type="float">
            <text:p>709.18</text:p>
          </table:table-cell>
          <table:table-cell office:value-type="float" office:value="857.25" calcext:value-type="float">
            <text:p>857.25</text:p>
          </table:table-cell>
        </table:table-row>
        <table:table-row table:style-name="ro1">
          <table:table-cell office:value-type="float" office:value="21038825" calcext:value-type="float">
            <text:p>21038825</text:p>
          </table:table-cell>
          <table:table-cell table:formula="of:=[.A1317]/1000/(60*60*24)" office:value-type="time" office:time-value="PT05H50M38.825S" calcext:value-type="time">
            <text:p>05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09.7" calcext:value-type="float">
            <text:p>709.7</text:p>
          </table:table-cell>
          <table:table-cell office:value-type="float" office:value="857.85" calcext:value-type="float">
            <text:p>857.85</text:p>
          </table:table-cell>
        </table:table-row>
        <table:table-row table:style-name="ro1">
          <table:table-cell office:value-type="float" office:value="21054825" calcext:value-type="float">
            <text:p>21054825</text:p>
          </table:table-cell>
          <table:table-cell table:formula="of:=[.A1318]/1000/(60*60*24)" office:value-type="time" office:time-value="PT05H50M54.825S" calcext:value-type="time">
            <text:p>05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0.22" calcext:value-type="float">
            <text:p>710.22</text:p>
          </table:table-cell>
          <table:table-cell office:value-type="float" office:value="858.45" calcext:value-type="float">
            <text:p>858.45</text:p>
          </table:table-cell>
        </table:table-row>
        <table:table-row table:style-name="ro1">
          <table:table-cell office:value-type="float" office:value="21070825" calcext:value-type="float">
            <text:p>21070825</text:p>
          </table:table-cell>
          <table:table-cell table:formula="of:=[.A1319]/1000/(60*60*24)" office:value-type="time" office:time-value="PT05H51M10.825S" calcext:value-type="time">
            <text:p>05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0.74" calcext:value-type="float">
            <text:p>710.74</text:p>
          </table:table-cell>
          <table:table-cell office:value-type="float" office:value="859.06" calcext:value-type="float">
            <text:p>859.06</text:p>
          </table:table-cell>
        </table:table-row>
        <table:table-row table:style-name="ro1">
          <table:table-cell office:value-type="float" office:value="21086825" calcext:value-type="float">
            <text:p>21086825</text:p>
          </table:table-cell>
          <table:table-cell table:formula="of:=[.A1320]/1000/(60*60*24)" office:value-type="time" office:time-value="PT05H51M26.825S" calcext:value-type="time">
            <text:p>05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1.26" calcext:value-type="float">
            <text:p>711.26</text:p>
          </table:table-cell>
          <table:table-cell office:value-type="float" office:value="859.66" calcext:value-type="float">
            <text:p>859.66</text:p>
          </table:table-cell>
        </table:table-row>
        <table:table-row table:style-name="ro1">
          <table:table-cell office:value-type="float" office:value="21102824" calcext:value-type="float">
            <text:p>21102824</text:p>
          </table:table-cell>
          <table:table-cell table:formula="of:=[.A1321]/1000/(60*60*24)" office:value-type="time" office:time-value="PT05H51M42.824S" calcext:value-type="time">
            <text:p>05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92" calcext:value-type="float">
            <text:p>135.92</text:p>
          </table:table-cell>
          <table:table-cell office:value-type="float" office:value="711.78" calcext:value-type="float">
            <text:p>711.78</text:p>
          </table:table-cell>
          <table:table-cell office:value-type="float" office:value="860.26" calcext:value-type="float">
            <text:p>860.26</text:p>
          </table:table-cell>
        </table:table-row>
        <table:table-row table:style-name="ro1">
          <table:table-cell office:value-type="float" office:value="21118825" calcext:value-type="float">
            <text:p>21118825</text:p>
          </table:table-cell>
          <table:table-cell table:formula="of:=[.A1322]/1000/(60*60*24)" office:value-type="time" office:time-value="PT05H51M58.825S" calcext:value-type="time">
            <text:p>05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712.3" calcext:value-type="float">
            <text:p>712.3</text:p>
          </table:table-cell>
          <table:table-cell office:value-type="float" office:value="860.86" calcext:value-type="float">
            <text:p>860.86</text:p>
          </table:table-cell>
        </table:table-row>
        <table:table-row table:style-name="ro1">
          <table:table-cell office:value-type="float" office:value="21134825" calcext:value-type="float">
            <text:p>21134825</text:p>
          </table:table-cell>
          <table:table-cell table:formula="of:=[.A1323]/1000/(60*60*24)" office:value-type="time" office:time-value="PT05H52M14.825S" calcext:value-type="time">
            <text:p>05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8" calcext:value-type="float">
            <text:p>135.8</text:p>
          </table:table-cell>
          <table:table-cell office:value-type="float" office:value="712.82" calcext:value-type="float">
            <text:p>712.82</text:p>
          </table:table-cell>
          <table:table-cell office:value-type="float" office:value="861.46" calcext:value-type="float">
            <text:p>861.46</text:p>
          </table:table-cell>
        </table:table-row>
        <table:table-row table:style-name="ro1">
          <table:table-cell office:value-type="float" office:value="21150825" calcext:value-type="float">
            <text:p>21150825</text:p>
          </table:table-cell>
          <table:table-cell table:formula="of:=[.A1324]/1000/(60*60*24)" office:value-type="time" office:time-value="PT05H52M30.825S" calcext:value-type="time">
            <text:p>05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3.34" calcext:value-type="float">
            <text:p>713.34</text:p>
          </table:table-cell>
          <table:table-cell office:value-type="float" office:value="862.07" calcext:value-type="float">
            <text:p>862.07</text:p>
          </table:table-cell>
        </table:table-row>
        <table:table-row table:style-name="ro1">
          <table:table-cell office:value-type="float" office:value="21166825" calcext:value-type="float">
            <text:p>21166825</text:p>
          </table:table-cell>
          <table:table-cell table:formula="of:=[.A1325]/1000/(60*60*24)" office:value-type="time" office:time-value="PT05H52M46.825S" calcext:value-type="time">
            <text:p>05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3.86" calcext:value-type="float">
            <text:p>713.86</text:p>
          </table:table-cell>
          <table:table-cell office:value-type="float" office:value="862.67" calcext:value-type="float">
            <text:p>862.67</text:p>
          </table:table-cell>
        </table:table-row>
        <table:table-row table:style-name="ro1">
          <table:table-cell office:value-type="float" office:value="21182825" calcext:value-type="float">
            <text:p>21182825</text:p>
          </table:table-cell>
          <table:table-cell table:formula="of:=[.A1326]/1000/(60*60*24)" office:value-type="time" office:time-value="PT05H53M02.825S" calcext:value-type="time">
            <text:p>05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4.37" calcext:value-type="float">
            <text:p>714.37</text:p>
          </table:table-cell>
          <table:table-cell office:value-type="float" office:value="863.27" calcext:value-type="float">
            <text:p>863.27</text:p>
          </table:table-cell>
        </table:table-row>
        <table:table-row table:style-name="ro1">
          <table:table-cell office:value-type="float" office:value="21198825" calcext:value-type="float">
            <text:p>21198825</text:p>
          </table:table-cell>
          <table:table-cell table:formula="of:=[.A1327]/1000/(60*60*24)" office:value-type="time" office:time-value="PT05H53M18.825S" calcext:value-type="time">
            <text:p>05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4.89" calcext:value-type="float">
            <text:p>714.89</text:p>
          </table:table-cell>
          <table:table-cell office:value-type="float" office:value="863.87" calcext:value-type="float">
            <text:p>863.87</text:p>
          </table:table-cell>
        </table:table-row>
        <table:table-row table:style-name="ro1">
          <table:table-cell office:value-type="float" office:value="21214825" calcext:value-type="float">
            <text:p>21214825</text:p>
          </table:table-cell>
          <table:table-cell table:formula="of:=[.A1328]/1000/(60*60*24)" office:value-type="time" office:time-value="PT05H53M34.825S" calcext:value-type="time">
            <text:p>05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5.41" calcext:value-type="float">
            <text:p>715.41</text:p>
          </table:table-cell>
          <table:table-cell office:value-type="float" office:value="864.47" calcext:value-type="float">
            <text:p>864.47</text:p>
          </table:table-cell>
        </table:table-row>
        <table:table-row table:style-name="ro1">
          <table:table-cell office:value-type="float" office:value="21230825" calcext:value-type="float">
            <text:p>21230825</text:p>
          </table:table-cell>
          <table:table-cell table:formula="of:=[.A1329]/1000/(60*60*24)" office:value-type="time" office:time-value="PT05H53M50.825S" calcext:value-type="time">
            <text:p>05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715.93" calcext:value-type="float">
            <text:p>715.93</text:p>
          </table:table-cell>
          <table:table-cell office:value-type="float" office:value="865.07" calcext:value-type="float">
            <text:p>865.07</text:p>
          </table:table-cell>
        </table:table-row>
        <table:table-row table:style-name="ro1">
          <table:table-cell office:value-type="float" office:value="21246825" calcext:value-type="float">
            <text:p>21246825</text:p>
          </table:table-cell>
          <table:table-cell table:formula="of:=[.A1330]/1000/(60*60*24)" office:value-type="time" office:time-value="PT05H54M06.825S" calcext:value-type="time">
            <text:p>05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6.45" calcext:value-type="float">
            <text:p>716.45</text:p>
          </table:table-cell>
          <table:table-cell office:value-type="float" office:value="865.67" calcext:value-type="float">
            <text:p>865.67</text:p>
          </table:table-cell>
        </table:table-row>
        <table:table-row table:style-name="ro1">
          <table:table-cell office:value-type="float" office:value="21262825" calcext:value-type="float">
            <text:p>21262825</text:p>
          </table:table-cell>
          <table:table-cell table:formula="of:=[.A1331]/1000/(60*60*24)" office:value-type="time" office:time-value="PT05H54M22.825S" calcext:value-type="time">
            <text:p>05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6.97" calcext:value-type="float">
            <text:p>716.97</text:p>
          </table:table-cell>
          <table:table-cell office:value-type="float" office:value="866.28" calcext:value-type="float">
            <text:p>866.28</text:p>
          </table:table-cell>
        </table:table-row>
        <table:table-row table:style-name="ro1">
          <table:table-cell office:value-type="float" office:value="21278825" calcext:value-type="float">
            <text:p>21278825</text:p>
          </table:table-cell>
          <table:table-cell table:formula="of:=[.A1332]/1000/(60*60*24)" office:value-type="time" office:time-value="PT05H54M38.825S" calcext:value-type="time">
            <text:p>05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7.49" calcext:value-type="float">
            <text:p>717.49</text:p>
          </table:table-cell>
          <table:table-cell office:value-type="float" office:value="866.88" calcext:value-type="float">
            <text:p>866.88</text:p>
          </table:table-cell>
        </table:table-row>
        <table:table-row table:style-name="ro1">
          <table:table-cell office:value-type="float" office:value="21294825" calcext:value-type="float">
            <text:p>21294825</text:p>
          </table:table-cell>
          <table:table-cell table:formula="of:=[.A1333]/1000/(60*60*24)" office:value-type="time" office:time-value="PT05H54M54.825S" calcext:value-type="time">
            <text:p>05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8" calcext:value-type="float">
            <text:p>718</text:p>
          </table:table-cell>
          <table:table-cell office:value-type="float" office:value="867.48" calcext:value-type="float">
            <text:p>867.48</text:p>
          </table:table-cell>
        </table:table-row>
        <table:table-row table:style-name="ro1">
          <table:table-cell office:value-type="float" office:value="21310825" calcext:value-type="float">
            <text:p>21310825</text:p>
          </table:table-cell>
          <table:table-cell table:formula="of:=[.A1334]/1000/(60*60*24)" office:value-type="time" office:time-value="PT05H55M10.825S" calcext:value-type="time">
            <text:p>05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8.52" calcext:value-type="float">
            <text:p>718.52</text:p>
          </table:table-cell>
          <table:table-cell office:value-type="float" office:value="868.08" calcext:value-type="float">
            <text:p>868.08</text:p>
          </table:table-cell>
        </table:table-row>
        <table:table-row table:style-name="ro1">
          <table:table-cell office:value-type="float" office:value="21326825" calcext:value-type="float">
            <text:p>21326825</text:p>
          </table:table-cell>
          <table:table-cell table:formula="of:=[.A1335]/1000/(60*60*24)" office:value-type="time" office:time-value="PT05H55M26.825S" calcext:value-type="time">
            <text:p>05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9.04" calcext:value-type="float">
            <text:p>719.04</text:p>
          </table:table-cell>
          <table:table-cell office:value-type="float" office:value="868.68" calcext:value-type="float">
            <text:p>868.68</text:p>
          </table:table-cell>
        </table:table-row>
        <table:table-row table:style-name="ro1">
          <table:table-cell office:value-type="float" office:value="21342825" calcext:value-type="float">
            <text:p>21342825</text:p>
          </table:table-cell>
          <table:table-cell table:formula="of:=[.A1336]/1000/(60*60*24)" office:value-type="time" office:time-value="PT05H55M42.825S" calcext:value-type="time">
            <text:p>05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19.56" calcext:value-type="float">
            <text:p>719.56</text:p>
          </table:table-cell>
          <table:table-cell office:value-type="float" office:value="869.28" calcext:value-type="float">
            <text:p>869.28</text:p>
          </table:table-cell>
        </table:table-row>
        <table:table-row table:style-name="ro1">
          <table:table-cell office:value-type="float" office:value="21358825" calcext:value-type="float">
            <text:p>21358825</text:p>
          </table:table-cell>
          <table:table-cell table:formula="of:=[.A1337]/1000/(60*60*24)" office:value-type="time" office:time-value="PT05H55M58.825S" calcext:value-type="time">
            <text:p>05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720.08" calcext:value-type="float">
            <text:p>720.08</text:p>
          </table:table-cell>
          <table:table-cell office:value-type="float" office:value="869.88" calcext:value-type="float">
            <text:p>869.88</text:p>
          </table:table-cell>
        </table:table-row>
        <table:table-row table:style-name="ro1">
          <table:table-cell office:value-type="float" office:value="21374825" calcext:value-type="float">
            <text:p>21374825</text:p>
          </table:table-cell>
          <table:table-cell table:formula="of:=[.A1338]/1000/(60*60*24)" office:value-type="time" office:time-value="PT05H56M14.825S" calcext:value-type="time">
            <text:p>05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0.6" calcext:value-type="float">
            <text:p>720.6</text:p>
          </table:table-cell>
          <table:table-cell office:value-type="float" office:value="870.48" calcext:value-type="float">
            <text:p>870.48</text:p>
          </table:table-cell>
        </table:table-row>
        <table:table-row table:style-name="ro1">
          <table:table-cell office:value-type="float" office:value="21390825" calcext:value-type="float">
            <text:p>21390825</text:p>
          </table:table-cell>
          <table:table-cell table:formula="of:=[.A1339]/1000/(60*60*24)" office:value-type="time" office:time-value="PT05H56M30.825S" calcext:value-type="time">
            <text:p>05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1.11" calcext:value-type="float">
            <text:p>721.11</text:p>
          </table:table-cell>
          <table:table-cell office:value-type="float" office:value="871.08" calcext:value-type="float">
            <text:p>871.08</text:p>
          </table:table-cell>
        </table:table-row>
        <table:table-row table:style-name="ro1">
          <table:table-cell office:value-type="float" office:value="21406825" calcext:value-type="float">
            <text:p>21406825</text:p>
          </table:table-cell>
          <table:table-cell table:formula="of:=[.A1340]/1000/(60*60*24)" office:value-type="time" office:time-value="PT05H56M46.825S" calcext:value-type="time">
            <text:p>05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21.63" calcext:value-type="float">
            <text:p>721.63</text:p>
          </table:table-cell>
          <table:table-cell office:value-type="float" office:value="871.68" calcext:value-type="float">
            <text:p>871.68</text:p>
          </table:table-cell>
        </table:table-row>
        <table:table-row table:style-name="ro1">
          <table:table-cell office:value-type="float" office:value="21422825" calcext:value-type="float">
            <text:p>21422825</text:p>
          </table:table-cell>
          <table:table-cell table:formula="of:=[.A1341]/1000/(60*60*24)" office:value-type="time" office:time-value="PT05H57M02.825S" calcext:value-type="time">
            <text:p>05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722.15" calcext:value-type="float">
            <text:p>722.15</text:p>
          </table:table-cell>
          <table:table-cell office:value-type="float" office:value="872.28" calcext:value-type="float">
            <text:p>872.28</text:p>
          </table:table-cell>
        </table:table-row>
        <table:table-row table:style-name="ro1">
          <table:table-cell office:value-type="float" office:value="21438825" calcext:value-type="float">
            <text:p>21438825</text:p>
          </table:table-cell>
          <table:table-cell table:formula="of:=[.A1342]/1000/(60*60*24)" office:value-type="time" office:time-value="PT05H57M18.825S" calcext:value-type="time">
            <text:p>05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22.67" calcext:value-type="float">
            <text:p>722.67</text:p>
          </table:table-cell>
          <table:table-cell office:value-type="float" office:value="872.88" calcext:value-type="float">
            <text:p>872.88</text:p>
          </table:table-cell>
        </table:table-row>
        <table:table-row table:style-name="ro1">
          <table:table-cell office:value-type="float" office:value="21454825" calcext:value-type="float">
            <text:p>21454825</text:p>
          </table:table-cell>
          <table:table-cell table:formula="of:=[.A1343]/1000/(60*60*24)" office:value-type="time" office:time-value="PT05H57M34.825S" calcext:value-type="time">
            <text:p>05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5.1" calcext:value-type="float">
            <text:p>135.1</text:p>
          </table:table-cell>
          <table:table-cell office:value-type="float" office:value="723.19" calcext:value-type="float">
            <text:p>723.19</text:p>
          </table:table-cell>
          <table:table-cell office:value-type="float" office:value="873.48" calcext:value-type="float">
            <text:p>873.48</text:p>
          </table:table-cell>
        </table:table-row>
        <table:table-row table:style-name="ro1">
          <table:table-cell office:value-type="float" office:value="21470825" calcext:value-type="float">
            <text:p>21470825</text:p>
          </table:table-cell>
          <table:table-cell table:formula="of:=[.A1344]/1000/(60*60*24)" office:value-type="time" office:time-value="PT05H57M50.825S" calcext:value-type="time">
            <text:p>05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3.7" calcext:value-type="float">
            <text:p>723.7</text:p>
          </table:table-cell>
          <table:table-cell office:value-type="float" office:value="874.08" calcext:value-type="float">
            <text:p>874.08</text:p>
          </table:table-cell>
        </table:table-row>
        <table:table-row table:style-name="ro1">
          <table:table-cell office:value-type="float" office:value="21486825" calcext:value-type="float">
            <text:p>21486825</text:p>
          </table:table-cell>
          <table:table-cell table:formula="of:=[.A1345]/1000/(60*60*24)" office:value-type="time" office:time-value="PT05H58M06.825S" calcext:value-type="time">
            <text:p>05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4.22" calcext:value-type="float">
            <text:p>724.22</text:p>
          </table:table-cell>
          <table:table-cell office:value-type="float" office:value="874.68" calcext:value-type="float">
            <text:p>874.68</text:p>
          </table:table-cell>
        </table:table-row>
        <table:table-row table:style-name="ro1">
          <table:table-cell office:value-type="float" office:value="21502825" calcext:value-type="float">
            <text:p>21502825</text:p>
          </table:table-cell>
          <table:table-cell table:formula="of:=[.A1346]/1000/(60*60*24)" office:value-type="time" office:time-value="PT05H58M22.825S" calcext:value-type="time">
            <text:p>05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4.74" calcext:value-type="float">
            <text:p>724.74</text:p>
          </table:table-cell>
          <table:table-cell office:value-type="float" office:value="875.28" calcext:value-type="float">
            <text:p>875.28</text:p>
          </table:table-cell>
        </table:table-row>
        <table:table-row table:style-name="ro1">
          <table:table-cell office:value-type="float" office:value="21518825" calcext:value-type="float">
            <text:p>21518825</text:p>
          </table:table-cell>
          <table:table-cell table:formula="of:=[.A1347]/1000/(60*60*24)" office:value-type="time" office:time-value="PT05H58M38.825S" calcext:value-type="time">
            <text:p>05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5.26" calcext:value-type="float">
            <text:p>725.26</text:p>
          </table:table-cell>
          <table:table-cell office:value-type="float" office:value="875.88" calcext:value-type="float">
            <text:p>875.88</text:p>
          </table:table-cell>
        </table:table-row>
        <table:table-row table:style-name="ro1">
          <table:table-cell office:value-type="float" office:value="21534825" calcext:value-type="float">
            <text:p>21534825</text:p>
          </table:table-cell>
          <table:table-cell table:formula="of:=[.A1348]/1000/(60*60*24)" office:value-type="time" office:time-value="PT05H58M54.825S" calcext:value-type="time">
            <text:p>05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5.77" calcext:value-type="float">
            <text:p>725.77</text:p>
          </table:table-cell>
          <table:table-cell office:value-type="float" office:value="876.48" calcext:value-type="float">
            <text:p>876.48</text:p>
          </table:table-cell>
        </table:table-row>
        <table:table-row table:style-name="ro1">
          <table:table-cell office:value-type="float" office:value="21550825" calcext:value-type="float">
            <text:p>21550825</text:p>
          </table:table-cell>
          <table:table-cell table:formula="of:=[.A1349]/1000/(60*60*24)" office:value-type="time" office:time-value="PT05H59M10.825S" calcext:value-type="time">
            <text:p>05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726.29" calcext:value-type="float">
            <text:p>726.29</text:p>
          </table:table-cell>
          <table:table-cell office:value-type="float" office:value="877.07" calcext:value-type="float">
            <text:p>877.07</text:p>
          </table:table-cell>
        </table:table-row>
        <table:table-row table:style-name="ro1">
          <table:table-cell office:value-type="float" office:value="21566825" calcext:value-type="float">
            <text:p>21566825</text:p>
          </table:table-cell>
          <table:table-cell table:formula="of:=[.A1350]/1000/(60*60*24)" office:value-type="time" office:time-value="PT05H59M26.825S" calcext:value-type="time">
            <text:p>05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6.81" calcext:value-type="float">
            <text:p>726.81</text:p>
          </table:table-cell>
          <table:table-cell office:value-type="float" office:value="877.67" calcext:value-type="float">
            <text:p>877.67</text:p>
          </table:table-cell>
        </table:table-row>
        <table:table-row table:style-name="ro1">
          <table:table-cell office:value-type="float" office:value="21582824" calcext:value-type="float">
            <text:p>21582824</text:p>
          </table:table-cell>
          <table:table-cell table:formula="of:=[.A1351]/1000/(60*60*24)" office:value-type="time" office:time-value="PT05H59M42.824S" calcext:value-type="time">
            <text:p>05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98" calcext:value-type="float">
            <text:p>134.98</text:p>
          </table:table-cell>
          <table:table-cell office:value-type="float" office:value="727.33" calcext:value-type="float">
            <text:p>727.33</text:p>
          </table:table-cell>
          <table:table-cell office:value-type="float" office:value="878.27" calcext:value-type="float">
            <text:p>878.27</text:p>
          </table:table-cell>
        </table:table-row>
        <table:table-row table:style-name="ro1">
          <table:table-cell office:value-type="float" office:value="21598825" calcext:value-type="float">
            <text:p>21598825</text:p>
          </table:table-cell>
          <table:table-cell table:formula="of:=[.A1352]/1000/(60*60*24)" office:value-type="time" office:time-value="PT05H59M58.825S" calcext:value-type="time">
            <text:p>05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7.84" calcext:value-type="float">
            <text:p>727.84</text:p>
          </table:table-cell>
          <table:table-cell office:value-type="float" office:value="878.87" calcext:value-type="float">
            <text:p>878.87</text:p>
          </table:table-cell>
        </table:table-row>
        <table:table-row table:style-name="ro1">
          <table:table-cell office:value-type="float" office:value="21614825" calcext:value-type="float">
            <text:p>21614825</text:p>
          </table:table-cell>
          <table:table-cell table:formula="of:=[.A1353]/1000/(60*60*24)" office:value-type="time" office:time-value="PT06H00M14.825S" calcext:value-type="time">
            <text:p>06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8.36" calcext:value-type="float">
            <text:p>728.36</text:p>
          </table:table-cell>
          <table:table-cell office:value-type="float" office:value="879.47" calcext:value-type="float">
            <text:p>879.47</text:p>
          </table:table-cell>
        </table:table-row>
        <table:table-row table:style-name="ro1">
          <table:table-cell office:value-type="float" office:value="21630825" calcext:value-type="float">
            <text:p>21630825</text:p>
          </table:table-cell>
          <table:table-cell table:formula="of:=[.A1354]/1000/(60*60*24)" office:value-type="time" office:time-value="PT06H00M30.825S" calcext:value-type="time">
            <text:p>06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728.88" calcext:value-type="float">
            <text:p>728.88</text:p>
          </table:table-cell>
          <table:table-cell office:value-type="float" office:value="880.07" calcext:value-type="float">
            <text:p>880.07</text:p>
          </table:table-cell>
        </table:table-row>
        <table:table-row table:style-name="ro1">
          <table:table-cell office:value-type="float" office:value="21646825" calcext:value-type="float">
            <text:p>21646825</text:p>
          </table:table-cell>
          <table:table-cell table:formula="of:=[.A1355]/1000/(60*60*24)" office:value-type="time" office:time-value="PT06H00M46.825S" calcext:value-type="time">
            <text:p>06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729.39" calcext:value-type="float">
            <text:p>729.39</text:p>
          </table:table-cell>
          <table:table-cell office:value-type="float" office:value="880.66" calcext:value-type="float">
            <text:p>880.66</text:p>
          </table:table-cell>
        </table:table-row>
        <table:table-row table:style-name="ro1">
          <table:table-cell office:value-type="float" office:value="21662825" calcext:value-type="float">
            <text:p>21662825</text:p>
          </table:table-cell>
          <table:table-cell table:formula="of:=[.A1356]/1000/(60*60*24)" office:value-type="time" office:time-value="PT06H01M02.825S" calcext:value-type="time">
            <text:p>06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29.91" calcext:value-type="float">
            <text:p>729.91</text:p>
          </table:table-cell>
          <table:table-cell office:value-type="float" office:value="881.26" calcext:value-type="float">
            <text:p>881.26</text:p>
          </table:table-cell>
        </table:table-row>
        <table:table-row table:style-name="ro1">
          <table:table-cell office:value-type="float" office:value="21678825" calcext:value-type="float">
            <text:p>21678825</text:p>
          </table:table-cell>
          <table:table-cell table:formula="of:=[.A1357]/1000/(60*60*24)" office:value-type="time" office:time-value="PT06H01M18.825S" calcext:value-type="time">
            <text:p>06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0.43" calcext:value-type="float">
            <text:p>730.43</text:p>
          </table:table-cell>
          <table:table-cell office:value-type="float" office:value="881.86" calcext:value-type="float">
            <text:p>881.86</text:p>
          </table:table-cell>
        </table:table-row>
        <table:table-row table:style-name="ro1">
          <table:table-cell office:value-type="float" office:value="21694825" calcext:value-type="float">
            <text:p>21694825</text:p>
          </table:table-cell>
          <table:table-cell table:formula="of:=[.A1358]/1000/(60*60*24)" office:value-type="time" office:time-value="PT06H01M34.825S" calcext:value-type="time">
            <text:p>06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0.94" calcext:value-type="float">
            <text:p>730.94</text:p>
          </table:table-cell>
          <table:table-cell office:value-type="float" office:value="882.45" calcext:value-type="float">
            <text:p>882.45</text:p>
          </table:table-cell>
        </table:table-row>
        <table:table-row table:style-name="ro1">
          <table:table-cell office:value-type="float" office:value="21710825" calcext:value-type="float">
            <text:p>21710825</text:p>
          </table:table-cell>
          <table:table-cell table:formula="of:=[.A1359]/1000/(60*60*24)" office:value-type="time" office:time-value="PT06H01M50.825S" calcext:value-type="time">
            <text:p>06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1.46" calcext:value-type="float">
            <text:p>731.46</text:p>
          </table:table-cell>
          <table:table-cell office:value-type="float" office:value="883.05" calcext:value-type="float">
            <text:p>883.05</text:p>
          </table:table-cell>
        </table:table-row>
        <table:table-row table:style-name="ro1">
          <table:table-cell office:value-type="float" office:value="21726825" calcext:value-type="float">
            <text:p>21726825</text:p>
          </table:table-cell>
          <table:table-cell table:formula="of:=[.A1360]/1000/(60*60*24)" office:value-type="time" office:time-value="PT06H02M06.825S" calcext:value-type="time">
            <text:p>06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1.98" calcext:value-type="float">
            <text:p>731.98</text:p>
          </table:table-cell>
          <table:table-cell office:value-type="float" office:value="883.65" calcext:value-type="float">
            <text:p>883.65</text:p>
          </table:table-cell>
        </table:table-row>
        <table:table-row table:style-name="ro1">
          <table:table-cell office:value-type="float" office:value="21742825" calcext:value-type="float">
            <text:p>21742825</text:p>
          </table:table-cell>
          <table:table-cell table:formula="of:=[.A1361]/1000/(60*60*24)" office:value-type="time" office:time-value="PT06H02M22.825S" calcext:value-type="time">
            <text:p>06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2.49" calcext:value-type="float">
            <text:p>732.49</text:p>
          </table:table-cell>
          <table:table-cell office:value-type="float" office:value="884.24" calcext:value-type="float">
            <text:p>884.24</text:p>
          </table:table-cell>
        </table:table-row>
        <table:table-row table:style-name="ro1">
          <table:table-cell office:value-type="float" office:value="21758825" calcext:value-type="float">
            <text:p>21758825</text:p>
          </table:table-cell>
          <table:table-cell table:formula="of:=[.A1362]/1000/(60*60*24)" office:value-type="time" office:time-value="PT06H02M38.825S" calcext:value-type="time">
            <text:p>06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733.01" calcext:value-type="float">
            <text:p>733.01</text:p>
          </table:table-cell>
          <table:table-cell office:value-type="float" office:value="884.84" calcext:value-type="float">
            <text:p>884.84</text:p>
          </table:table-cell>
        </table:table-row>
        <table:table-row table:style-name="ro1">
          <table:table-cell office:value-type="float" office:value="21774825" calcext:value-type="float">
            <text:p>21774825</text:p>
          </table:table-cell>
          <table:table-cell table:formula="of:=[.A1363]/1000/(60*60*24)" office:value-type="time" office:time-value="PT06H02M54.825S" calcext:value-type="time">
            <text:p>06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3.53" calcext:value-type="float">
            <text:p>733.53</text:p>
          </table:table-cell>
          <table:table-cell office:value-type="float" office:value="885.44" calcext:value-type="float">
            <text:p>885.44</text:p>
          </table:table-cell>
        </table:table-row>
        <table:table-row table:style-name="ro1">
          <table:table-cell office:value-type="float" office:value="21790825" calcext:value-type="float">
            <text:p>21790825</text:p>
          </table:table-cell>
          <table:table-cell table:formula="of:=[.A1364]/1000/(60*60*24)" office:value-type="time" office:time-value="PT06H03M10.825S" calcext:value-type="time">
            <text:p>06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4.04" calcext:value-type="float">
            <text:p>734.04</text:p>
          </table:table-cell>
          <table:table-cell office:value-type="float" office:value="886.03" calcext:value-type="float">
            <text:p>886.03</text:p>
          </table:table-cell>
        </table:table-row>
        <table:table-row table:style-name="ro1">
          <table:table-cell office:value-type="float" office:value="21806825" calcext:value-type="float">
            <text:p>21806825</text:p>
          </table:table-cell>
          <table:table-cell table:formula="of:=[.A1365]/1000/(60*60*24)" office:value-type="time" office:time-value="PT06H03M26.825S" calcext:value-type="time">
            <text:p>06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4.56" calcext:value-type="float">
            <text:p>734.56</text:p>
          </table:table-cell>
          <table:table-cell office:value-type="float" office:value="886.63" calcext:value-type="float">
            <text:p>886.63</text:p>
          </table:table-cell>
        </table:table-row>
        <table:table-row table:style-name="ro1">
          <table:table-cell office:value-type="float" office:value="21822825" calcext:value-type="float">
            <text:p>21822825</text:p>
          </table:table-cell>
          <table:table-cell table:formula="of:=[.A1366]/1000/(60*60*24)" office:value-type="time" office:time-value="PT06H03M42.825S" calcext:value-type="time">
            <text:p>06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5.07" calcext:value-type="float">
            <text:p>735.07</text:p>
          </table:table-cell>
          <table:table-cell office:value-type="float" office:value="887.23" calcext:value-type="float">
            <text:p>887.23</text:p>
          </table:table-cell>
        </table:table-row>
        <table:table-row table:style-name="ro1">
          <table:table-cell office:value-type="float" office:value="21838825" calcext:value-type="float">
            <text:p>21838825</text:p>
          </table:table-cell>
          <table:table-cell table:formula="of:=[.A1367]/1000/(60*60*24)" office:value-type="time" office:time-value="PT06H03M58.825S" calcext:value-type="time">
            <text:p>06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5.59" calcext:value-type="float">
            <text:p>735.59</text:p>
          </table:table-cell>
          <table:table-cell office:value-type="float" office:value="887.82" calcext:value-type="float">
            <text:p>887.82</text:p>
          </table:table-cell>
        </table:table-row>
        <table:table-row table:style-name="ro1">
          <table:table-cell office:value-type="float" office:value="21854825" calcext:value-type="float">
            <text:p>21854825</text:p>
          </table:table-cell>
          <table:table-cell table:formula="of:=[.A1368]/1000/(60*60*24)" office:value-type="time" office:time-value="PT06H04M14.825S" calcext:value-type="time">
            <text:p>06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6.11" calcext:value-type="float">
            <text:p>736.11</text:p>
          </table:table-cell>
          <table:table-cell office:value-type="float" office:value="888.42" calcext:value-type="float">
            <text:p>888.42</text:p>
          </table:table-cell>
        </table:table-row>
        <table:table-row table:style-name="ro1">
          <table:table-cell office:value-type="float" office:value="21870825" calcext:value-type="float">
            <text:p>21870825</text:p>
          </table:table-cell>
          <table:table-cell table:formula="of:=[.A1369]/1000/(60*60*24)" office:value-type="time" office:time-value="PT06H04M30.825S" calcext:value-type="time">
            <text:p>06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36.62" calcext:value-type="float">
            <text:p>736.62</text:p>
          </table:table-cell>
          <table:table-cell office:value-type="float" office:value="889.01" calcext:value-type="float">
            <text:p>889.01</text:p>
          </table:table-cell>
        </table:table-row>
        <table:table-row table:style-name="ro1">
          <table:table-cell office:value-type="float" office:value="21886825" calcext:value-type="float">
            <text:p>21886825</text:p>
          </table:table-cell>
          <table:table-cell table:formula="of:=[.A1370]/1000/(60*60*24)" office:value-type="time" office:time-value="PT06H04M46.825S" calcext:value-type="time">
            <text:p>06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37.14" calcext:value-type="float">
            <text:p>737.14</text:p>
          </table:table-cell>
          <table:table-cell office:value-type="float" office:value="889.61" calcext:value-type="float">
            <text:p>889.61</text:p>
          </table:table-cell>
        </table:table-row>
        <table:table-row table:style-name="ro1">
          <table:table-cell office:value-type="float" office:value="21902825" calcext:value-type="float">
            <text:p>21902825</text:p>
          </table:table-cell>
          <table:table-cell table:formula="of:=[.A1371]/1000/(60*60*24)" office:value-type="time" office:time-value="PT06H05M02.825S" calcext:value-type="time">
            <text:p>06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737.65" calcext:value-type="float">
            <text:p>737.65</text:p>
          </table:table-cell>
          <table:table-cell office:value-type="float" office:value="890.2" calcext:value-type="float">
            <text:p>890.2</text:p>
          </table:table-cell>
        </table:table-row>
        <table:table-row table:style-name="ro1">
          <table:table-cell office:value-type="float" office:value="21918825" calcext:value-type="float">
            <text:p>21918825</text:p>
          </table:table-cell>
          <table:table-cell table:formula="of:=[.A1372]/1000/(60*60*24)" office:value-type="time" office:time-value="PT06H05M18.825S" calcext:value-type="time">
            <text:p>06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738.17" calcext:value-type="float">
            <text:p>738.17</text:p>
          </table:table-cell>
          <table:table-cell office:value-type="float" office:value="890.8" calcext:value-type="float">
            <text:p>890.8</text:p>
          </table:table-cell>
        </table:table-row>
        <table:table-row table:style-name="ro1">
          <table:table-cell office:value-type="float" office:value="21934825" calcext:value-type="float">
            <text:p>21934825</text:p>
          </table:table-cell>
          <table:table-cell table:formula="of:=[.A1373]/1000/(60*60*24)" office:value-type="time" office:time-value="PT06H05M34.825S" calcext:value-type="time">
            <text:p>06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38.68" calcext:value-type="float">
            <text:p>738.68</text:p>
          </table:table-cell>
          <table:table-cell office:value-type="float" office:value="891.39" calcext:value-type="float">
            <text:p>891.39</text:p>
          </table:table-cell>
        </table:table-row>
        <table:table-row table:style-name="ro1">
          <table:table-cell office:value-type="float" office:value="21950825" calcext:value-type="float">
            <text:p>21950825</text:p>
          </table:table-cell>
          <table:table-cell table:formula="of:=[.A1374]/1000/(60*60*24)" office:value-type="time" office:time-value="PT06H05M50.825S" calcext:value-type="time">
            <text:p>06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39.2" calcext:value-type="float">
            <text:p>739.2</text:p>
          </table:table-cell>
          <table:table-cell office:value-type="float" office:value="891.99" calcext:value-type="float">
            <text:p>891.99</text:p>
          </table:table-cell>
        </table:table-row>
        <table:table-row table:style-name="ro1">
          <table:table-cell office:value-type="float" office:value="21966825" calcext:value-type="float">
            <text:p>21966825</text:p>
          </table:table-cell>
          <table:table-cell table:formula="of:=[.A1375]/1000/(60*60*24)" office:value-type="time" office:time-value="PT06H06M06.825S" calcext:value-type="time">
            <text:p>06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39.71" calcext:value-type="float">
            <text:p>739.71</text:p>
          </table:table-cell>
          <table:table-cell office:value-type="float" office:value="892.58" calcext:value-type="float">
            <text:p>892.58</text:p>
          </table:table-cell>
        </table:table-row>
        <table:table-row table:style-name="ro1">
          <table:table-cell office:value-type="float" office:value="21982825" calcext:value-type="float">
            <text:p>21982825</text:p>
          </table:table-cell>
          <table:table-cell table:formula="of:=[.A1376]/1000/(60*60*24)" office:value-type="time" office:time-value="PT06H06M22.825S" calcext:value-type="time">
            <text:p>06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40.23" calcext:value-type="float">
            <text:p>740.23</text:p>
          </table:table-cell>
          <table:table-cell office:value-type="float" office:value="893.18" calcext:value-type="float">
            <text:p>893.18</text:p>
          </table:table-cell>
        </table:table-row>
        <table:table-row table:style-name="ro1">
          <table:table-cell office:value-type="float" office:value="21998825" calcext:value-type="float">
            <text:p>21998825</text:p>
          </table:table-cell>
          <table:table-cell table:formula="of:=[.A1377]/1000/(60*60*24)" office:value-type="time" office:time-value="PT06H06M38.825S" calcext:value-type="time">
            <text:p>06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9" calcext:value-type="float">
            <text:p>133.59</text:p>
          </table:table-cell>
          <table:table-cell office:value-type="float" office:value="740.75" calcext:value-type="float">
            <text:p>740.75</text:p>
          </table:table-cell>
          <table:table-cell office:value-type="float" office:value="893.77" calcext:value-type="float">
            <text:p>893.77</text:p>
          </table:table-cell>
        </table:table-row>
        <table:table-row table:style-name="ro1">
          <table:table-cell office:value-type="float" office:value="22014825" calcext:value-type="float">
            <text:p>22014825</text:p>
          </table:table-cell>
          <table:table-cell table:formula="of:=[.A1378]/1000/(60*60*24)" office:value-type="time" office:time-value="PT06H06M54.825S" calcext:value-type="time">
            <text:p>06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1.26" calcext:value-type="float">
            <text:p>741.26</text:p>
          </table:table-cell>
          <table:table-cell office:value-type="float" office:value="894.37" calcext:value-type="float">
            <text:p>894.37</text:p>
          </table:table-cell>
        </table:table-row>
        <table:table-row table:style-name="ro1">
          <table:table-cell office:value-type="float" office:value="22030825" calcext:value-type="float">
            <text:p>22030825</text:p>
          </table:table-cell>
          <table:table-cell table:formula="of:=[.A1379]/1000/(60*60*24)" office:value-type="time" office:time-value="PT06H07M10.825S" calcext:value-type="time">
            <text:p>06:07:11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741.78" calcext:value-type="float">
            <text:p>741.78</text:p>
          </table:table-cell>
          <table:table-cell office:value-type="float" office:value="894.96" calcext:value-type="float">
            <text:p>894.96</text:p>
          </table:table-cell>
        </table:table-row>
        <table:table-row table:style-name="ro1">
          <table:table-cell office:value-type="float" office:value="22046825" calcext:value-type="float">
            <text:p>22046825</text:p>
          </table:table-cell>
          <table:table-cell table:formula="of:=[.A1380]/1000/(60*60*24)" office:value-type="time" office:time-value="PT06H07M26.825S" calcext:value-type="time">
            <text:p>06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2.29" calcext:value-type="float">
            <text:p>742.29</text:p>
          </table:table-cell>
          <table:table-cell office:value-type="float" office:value="895.55" calcext:value-type="float">
            <text:p>895.55</text:p>
          </table:table-cell>
        </table:table-row>
        <table:table-row table:style-name="ro1">
          <table:table-cell office:value-type="float" office:value="22062825" calcext:value-type="float">
            <text:p>22062825</text:p>
          </table:table-cell>
          <table:table-cell table:formula="of:=[.A1381]/1000/(60*60*24)" office:value-type="time" office:time-value="PT06H07M42.825S" calcext:value-type="time">
            <text:p>06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2.81" calcext:value-type="float">
            <text:p>742.81</text:p>
          </table:table-cell>
          <table:table-cell office:value-type="float" office:value="896.15" calcext:value-type="float">
            <text:p>896.15</text:p>
          </table:table-cell>
        </table:table-row>
        <table:table-row table:style-name="ro1">
          <table:table-cell office:value-type="float" office:value="22078825" calcext:value-type="float">
            <text:p>22078825</text:p>
          </table:table-cell>
          <table:table-cell table:formula="of:=[.A1382]/1000/(60*60*24)" office:value-type="time" office:time-value="PT06H07M58.825S" calcext:value-type="time">
            <text:p>06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3.32" calcext:value-type="float">
            <text:p>743.32</text:p>
          </table:table-cell>
          <table:table-cell office:value-type="float" office:value="896.74" calcext:value-type="float">
            <text:p>896.74</text:p>
          </table:table-cell>
        </table:table-row>
        <table:table-row table:style-name="ro1">
          <table:table-cell office:value-type="float" office:value="22094825" calcext:value-type="float">
            <text:p>22094825</text:p>
          </table:table-cell>
          <table:table-cell table:formula="of:=[.A1383]/1000/(60*60*24)" office:value-type="time" office:time-value="PT06H08M14.825S" calcext:value-type="time">
            <text:p>06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116" calcext:value-type="float">
            <text:p>116</text:p>
          </table:table-cell>
          <table:table-cell office:value-type="float" office:value="134.05" calcext:value-type="float">
            <text:p>134.05</text:p>
          </table:table-cell>
          <table:table-cell office:value-type="float" office:value="743.84" calcext:value-type="float">
            <text:p>743.84</text:p>
          </table:table-cell>
          <table:table-cell office:value-type="float" office:value="897.33" calcext:value-type="float">
            <text:p>897.33</text:p>
          </table:table-cell>
        </table:table-row>
        <table:table-row table:style-name="ro1">
          <table:table-cell office:value-type="float" office:value="22110825" calcext:value-type="float">
            <text:p>22110825</text:p>
          </table:table-cell>
          <table:table-cell table:formula="of:=[.A1384]/1000/(60*60*24)" office:value-type="time" office:time-value="PT06H08M30.825S" calcext:value-type="time">
            <text:p>06:08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4.35" calcext:value-type="float">
            <text:p>744.35</text:p>
          </table:table-cell>
          <table:table-cell office:value-type="float" office:value="897.93" calcext:value-type="float">
            <text:p>897.93</text:p>
          </table:table-cell>
        </table:table-row>
        <table:table-row table:style-name="ro1">
          <table:table-cell office:value-type="float" office:value="22126825" calcext:value-type="float">
            <text:p>22126825</text:p>
          </table:table-cell>
          <table:table-cell table:formula="of:=[.A1385]/1000/(60*60*24)" office:value-type="time" office:time-value="PT06H08M46.825S" calcext:value-type="time">
            <text:p>06:08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4.87" calcext:value-type="float">
            <text:p>744.87</text:p>
          </table:table-cell>
          <table:table-cell office:value-type="float" office:value="898.52" calcext:value-type="float">
            <text:p>898.52</text:p>
          </table:table-cell>
        </table:table-row>
        <table:table-row table:style-name="ro1">
          <table:table-cell office:value-type="float" office:value="22142825" calcext:value-type="float">
            <text:p>22142825</text:p>
          </table:table-cell>
          <table:table-cell table:formula="of:=[.A1386]/1000/(60*60*24)" office:value-type="time" office:time-value="PT06H09M02.825S" calcext:value-type="time">
            <text:p>06:09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745.38" calcext:value-type="float">
            <text:p>745.38</text:p>
          </table:table-cell>
          <table:table-cell office:value-type="float" office:value="899.11" calcext:value-type="float">
            <text:p>899.11</text:p>
          </table:table-cell>
        </table:table-row>
        <table:table-row table:style-name="ro1">
          <table:table-cell office:value-type="float" office:value="22158825" calcext:value-type="float">
            <text:p>22158825</text:p>
          </table:table-cell>
          <table:table-cell table:formula="of:=[.A1387]/1000/(60*60*24)" office:value-type="time" office:time-value="PT06H09M18.825S" calcext:value-type="time">
            <text:p>06:09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5.9" calcext:value-type="float">
            <text:p>745.9</text:p>
          </table:table-cell>
          <table:table-cell office:value-type="float" office:value="899.71" calcext:value-type="float">
            <text:p>899.71</text:p>
          </table:table-cell>
        </table:table-row>
        <table:table-row table:style-name="ro1">
          <table:table-cell office:value-type="float" office:value="22174825" calcext:value-type="float">
            <text:p>22174825</text:p>
          </table:table-cell>
          <table:table-cell table:formula="of:=[.A1388]/1000/(60*60*24)" office:value-type="time" office:time-value="PT06H09M34.825S" calcext:value-type="time">
            <text:p>06:09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6.41" calcext:value-type="float">
            <text:p>746.41</text:p>
          </table:table-cell>
          <table:table-cell office:value-type="float" office:value="900.3" calcext:value-type="float">
            <text:p>900.3</text:p>
          </table:table-cell>
        </table:table-row>
        <table:table-row table:style-name="ro1">
          <table:table-cell office:value-type="float" office:value="22190825" calcext:value-type="float">
            <text:p>22190825</text:p>
          </table:table-cell>
          <table:table-cell table:formula="of:=[.A1389]/1000/(60*60*24)" office:value-type="time" office:time-value="PT06H09M50.825S" calcext:value-type="time">
            <text:p>06:09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6.93" calcext:value-type="float">
            <text:p>746.93</text:p>
          </table:table-cell>
          <table:table-cell office:value-type="float" office:value="900.89" calcext:value-type="float">
            <text:p>900.89</text:p>
          </table:table-cell>
        </table:table-row>
        <table:table-row table:style-name="ro1">
          <table:table-cell office:value-type="float" office:value="22206825" calcext:value-type="float">
            <text:p>22206825</text:p>
          </table:table-cell>
          <table:table-cell table:formula="of:=[.A1390]/1000/(60*60*24)" office:value-type="time" office:time-value="PT06H10M06.825S" calcext:value-type="time">
            <text:p>06:10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7.44" calcext:value-type="float">
            <text:p>747.44</text:p>
          </table:table-cell>
          <table:table-cell office:value-type="float" office:value="901.48" calcext:value-type="float">
            <text:p>901.48</text:p>
          </table:table-cell>
        </table:table-row>
        <table:table-row table:style-name="ro1">
          <table:table-cell office:value-type="float" office:value="22222825" calcext:value-type="float">
            <text:p>22222825</text:p>
          </table:table-cell>
          <table:table-cell table:formula="of:=[.A1391]/1000/(60*60*24)" office:value-type="time" office:time-value="PT06H10M22.825S" calcext:value-type="time">
            <text:p>06:10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47.96" calcext:value-type="float">
            <text:p>747.96</text:p>
          </table:table-cell>
          <table:table-cell office:value-type="float" office:value="902.08" calcext:value-type="float">
            <text:p>902.08</text:p>
          </table:table-cell>
        </table:table-row>
        <table:table-row table:style-name="ro1">
          <table:table-cell office:value-type="float" office:value="22238825" calcext:value-type="float">
            <text:p>22238825</text:p>
          </table:table-cell>
          <table:table-cell table:formula="of:=[.A1392]/1000/(60*60*24)" office:value-type="time" office:time-value="PT06H10M38.825S" calcext:value-type="time">
            <text:p>06:10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48.47" calcext:value-type="float">
            <text:p>748.47</text:p>
          </table:table-cell>
          <table:table-cell office:value-type="float" office:value="902.67" calcext:value-type="float">
            <text:p>902.67</text:p>
          </table:table-cell>
        </table:table-row>
        <table:table-row table:style-name="ro1">
          <table:table-cell office:value-type="float" office:value="22254825" calcext:value-type="float">
            <text:p>22254825</text:p>
          </table:table-cell>
          <table:table-cell table:formula="of:=[.A1393]/1000/(60*60*24)" office:value-type="time" office:time-value="PT06H10M54.825S" calcext:value-type="time">
            <text:p>06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48.98" calcext:value-type="float">
            <text:p>748.98</text:p>
          </table:table-cell>
          <table:table-cell office:value-type="float" office:value="903.26" calcext:value-type="float">
            <text:p>903.26</text:p>
          </table:table-cell>
        </table:table-row>
        <table:table-row table:style-name="ro1">
          <table:table-cell office:value-type="float" office:value="22270825" calcext:value-type="float">
            <text:p>22270825</text:p>
          </table:table-cell>
          <table:table-cell table:formula="of:=[.A1394]/1000/(60*60*24)" office:value-type="time" office:time-value="PT06H11M10.825S" calcext:value-type="time">
            <text:p>06:11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749.5" calcext:value-type="float">
            <text:p>749.5</text:p>
          </table:table-cell>
          <table:table-cell office:value-type="float" office:value="903.85" calcext:value-type="float">
            <text:p>903.85</text:p>
          </table:table-cell>
        </table:table-row>
        <table:table-row table:style-name="ro1">
          <table:table-cell office:value-type="float" office:value="22286825" calcext:value-type="float">
            <text:p>22286825</text:p>
          </table:table-cell>
          <table:table-cell table:formula="of:=[.A1395]/1000/(60*60*24)" office:value-type="time" office:time-value="PT06H11M26.825S" calcext:value-type="time">
            <text:p>06:11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0.01" calcext:value-type="float">
            <text:p>750.01</text:p>
          </table:table-cell>
          <table:table-cell office:value-type="float" office:value="904.45" calcext:value-type="float">
            <text:p>904.45</text:p>
          </table:table-cell>
        </table:table-row>
        <table:table-row table:style-name="ro1">
          <table:table-cell office:value-type="float" office:value="22302825" calcext:value-type="float">
            <text:p>22302825</text:p>
          </table:table-cell>
          <table:table-cell table:formula="of:=[.A1396]/1000/(60*60*24)" office:value-type="time" office:time-value="PT06H11M42.825S" calcext:value-type="time">
            <text:p>06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750.53" calcext:value-type="float">
            <text:p>750.53</text:p>
          </table:table-cell>
          <table:table-cell office:value-type="float" office:value="905.04" calcext:value-type="float">
            <text:p>905.04</text:p>
          </table:table-cell>
        </table:table-row>
        <table:table-row table:style-name="ro1">
          <table:table-cell office:value-type="float" office:value="22318825" calcext:value-type="float">
            <text:p>22318825</text:p>
          </table:table-cell>
          <table:table-cell table:formula="of:=[.A1397]/1000/(60*60*24)" office:value-type="time" office:time-value="PT06H11M58.825S" calcext:value-type="time">
            <text:p>06:11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1.04" calcext:value-type="float">
            <text:p>751.04</text:p>
          </table:table-cell>
          <table:table-cell office:value-type="float" office:value="905.63" calcext:value-type="float">
            <text:p>905.63</text:p>
          </table:table-cell>
        </table:table-row>
        <table:table-row table:style-name="ro1">
          <table:table-cell office:value-type="float" office:value="22334825" calcext:value-type="float">
            <text:p>22334825</text:p>
          </table:table-cell>
          <table:table-cell table:formula="of:=[.A1398]/1000/(60*60*24)" office:value-type="time" office:time-value="PT06H12M14.825S" calcext:value-type="time">
            <text:p>06:12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1.56" calcext:value-type="float">
            <text:p>751.56</text:p>
          </table:table-cell>
          <table:table-cell office:value-type="float" office:value="906.22" calcext:value-type="float">
            <text:p>906.22</text:p>
          </table:table-cell>
        </table:table-row>
        <table:table-row table:style-name="ro1">
          <table:table-cell office:value-type="float" office:value="22350825" calcext:value-type="float">
            <text:p>22350825</text:p>
          </table:table-cell>
          <table:table-cell table:formula="of:=[.A1399]/1000/(60*60*24)" office:value-type="time" office:time-value="PT06H12M30.825S" calcext:value-type="time">
            <text:p>06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2.07" calcext:value-type="float">
            <text:p>752.07</text:p>
          </table:table-cell>
          <table:table-cell office:value-type="float" office:value="906.81" calcext:value-type="float">
            <text:p>906.81</text:p>
          </table:table-cell>
        </table:table-row>
        <table:table-row table:style-name="ro1">
          <table:table-cell office:value-type="float" office:value="22366824" calcext:value-type="float">
            <text:p>22366824</text:p>
          </table:table-cell>
          <table:table-cell table:formula="of:=[.A1400]/1000/(60*60*24)" office:value-type="time" office:time-value="PT06H12M46.824S" calcext:value-type="time">
            <text:p>06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2.59" calcext:value-type="float">
            <text:p>752.59</text:p>
          </table:table-cell>
          <table:table-cell office:value-type="float" office:value="907.4" calcext:value-type="float">
            <text:p>907.4</text:p>
          </table:table-cell>
        </table:table-row>
        <table:table-row table:style-name="ro1">
          <table:table-cell office:value-type="float" office:value="22382825" calcext:value-type="float">
            <text:p>22382825</text:p>
          </table:table-cell>
          <table:table-cell table:formula="of:=[.A1401]/1000/(60*60*24)" office:value-type="time" office:time-value="PT06H13M02.825S" calcext:value-type="time">
            <text:p>06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3.1" calcext:value-type="float">
            <text:p>753.1</text:p>
          </table:table-cell>
          <table:table-cell office:value-type="float" office:value="907.99" calcext:value-type="float">
            <text:p>907.99</text:p>
          </table:table-cell>
        </table:table-row>
        <table:table-row table:style-name="ro1">
          <table:table-cell office:value-type="float" office:value="22398825" calcext:value-type="float">
            <text:p>22398825</text:p>
          </table:table-cell>
          <table:table-cell table:formula="of:=[.A1402]/1000/(60*60*24)" office:value-type="time" office:time-value="PT06H13M18.825S" calcext:value-type="time">
            <text:p>06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3.62" calcext:value-type="float">
            <text:p>753.62</text:p>
          </table:table-cell>
          <table:table-cell office:value-type="float" office:value="908.59" calcext:value-type="float">
            <text:p>908.59</text:p>
          </table:table-cell>
        </table:table-row>
        <table:table-row table:style-name="ro1">
          <table:table-cell office:value-type="float" office:value="22414825" calcext:value-type="float">
            <text:p>22414825</text:p>
          </table:table-cell>
          <table:table-cell table:formula="of:=[.A1403]/1000/(60*60*24)" office:value-type="time" office:time-value="PT06H13M34.825S" calcext:value-type="time">
            <text:p>06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4.13" calcext:value-type="float">
            <text:p>754.13</text:p>
          </table:table-cell>
          <table:table-cell office:value-type="float" office:value="909.18" calcext:value-type="float">
            <text:p>909.18</text:p>
          </table:table-cell>
        </table:table-row>
        <table:table-row table:style-name="ro1">
          <table:table-cell office:value-type="float" office:value="22430825" calcext:value-type="float">
            <text:p>22430825</text:p>
          </table:table-cell>
          <table:table-cell table:formula="of:=[.A1404]/1000/(60*60*24)" office:value-type="time" office:time-value="PT06H13M50.825S" calcext:value-type="time">
            <text:p>06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754.64" calcext:value-type="float">
            <text:p>754.64</text:p>
          </table:table-cell>
          <table:table-cell office:value-type="float" office:value="909.77" calcext:value-type="float">
            <text:p>909.77</text:p>
          </table:table-cell>
        </table:table-row>
        <table:table-row table:style-name="ro1">
          <table:table-cell office:value-type="float" office:value="22446825" calcext:value-type="float">
            <text:p>22446825</text:p>
          </table:table-cell>
          <table:table-cell table:formula="of:=[.A1405]/1000/(60*60*24)" office:value-type="time" office:time-value="PT06H14M06.825S" calcext:value-type="time">
            <text:p>06:14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5.16" calcext:value-type="float">
            <text:p>755.16</text:p>
          </table:table-cell>
          <table:table-cell office:value-type="float" office:value="910.36" calcext:value-type="float">
            <text:p>910.36</text:p>
          </table:table-cell>
        </table:table-row>
        <table:table-row table:style-name="ro1">
          <table:table-cell office:value-type="float" office:value="22462825" calcext:value-type="float">
            <text:p>22462825</text:p>
          </table:table-cell>
          <table:table-cell table:formula="of:=[.A1406]/1000/(60*60*24)" office:value-type="time" office:time-value="PT06H14M22.825S" calcext:value-type="time">
            <text:p>06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3.24" calcext:value-type="float">
            <text:p>133.24</text:p>
          </table:table-cell>
          <table:table-cell office:value-type="float" office:value="755.67" calcext:value-type="float">
            <text:p>755.67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478825" calcext:value-type="float">
            <text:p>22478825</text:p>
          </table:table-cell>
          <table:table-cell table:formula="of:=[.A1407]/1000/(60*60*24)" office:value-type="time" office:time-value="PT06H14M38.825S" calcext:value-type="time">
            <text:p>06:14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6.19" calcext:value-type="float">
            <text:p>756.19</text:p>
          </table:table-cell>
          <table:table-cell office:value-type="float" office:value="911.54" calcext:value-type="float">
            <text:p>911.54</text:p>
          </table:table-cell>
        </table:table-row>
        <table:table-row table:style-name="ro1">
          <table:table-cell office:value-type="float" office:value="22494825" calcext:value-type="float">
            <text:p>22494825</text:p>
          </table:table-cell>
          <table:table-cell table:formula="of:=[.A1408]/1000/(60*60*24)" office:value-type="time" office:time-value="PT06H14M54.825S" calcext:value-type="time">
            <text:p>06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6.7" calcext:value-type="float">
            <text:p>756.7</text:p>
          </table:table-cell>
          <table:table-cell office:value-type="float" office:value="912.13" calcext:value-type="float">
            <text:p>912.13</text:p>
          </table:table-cell>
        </table:table-row>
        <table:table-row table:style-name="ro1">
          <table:table-cell office:value-type="float" office:value="22510825" calcext:value-type="float">
            <text:p>22510825</text:p>
          </table:table-cell>
          <table:table-cell table:formula="of:=[.A1409]/1000/(60*60*24)" office:value-type="time" office:time-value="PT06H15M10.825S" calcext:value-type="time">
            <text:p>06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3.12" calcext:value-type="float">
            <text:p>133.12</text:p>
          </table:table-cell>
          <table:table-cell office:value-type="float" office:value="757.21" calcext:value-type="float">
            <text:p>757.21</text:p>
          </table:table-cell>
          <table:table-cell office:value-type="float" office:value="912.72" calcext:value-type="float">
            <text:p>912.72</text:p>
          </table:table-cell>
        </table:table-row>
        <table:table-row table:style-name="ro1">
          <table:table-cell office:value-type="float" office:value="22526825" calcext:value-type="float">
            <text:p>22526825</text:p>
          </table:table-cell>
          <table:table-cell table:formula="of:=[.A1410]/1000/(60*60*24)" office:value-type="time" office:time-value="PT06H15M26.825S" calcext:value-type="time">
            <text:p>06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7.73" calcext:value-type="float">
            <text:p>757.73</text:p>
          </table:table-cell>
          <table:table-cell office:value-type="float" office:value="913.31" calcext:value-type="float">
            <text:p>913.31</text:p>
          </table:table-cell>
        </table:table-row>
        <table:table-row table:style-name="ro1">
          <table:table-cell office:value-type="float" office:value="22542825" calcext:value-type="float">
            <text:p>22542825</text:p>
          </table:table-cell>
          <table:table-cell table:formula="of:=[.A1411]/1000/(60*60*24)" office:value-type="time" office:time-value="PT06H15M42.825S" calcext:value-type="time">
            <text:p>06:15:4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8.24" calcext:value-type="float">
            <text:p>758.24</text:p>
          </table:table-cell>
          <table:table-cell office:value-type="float" office:value="913.9" calcext:value-type="float">
            <text:p>913.9</text:p>
          </table:table-cell>
        </table:table-row>
        <table:table-row table:style-name="ro1">
          <table:table-cell office:value-type="float" office:value="22558825" calcext:value-type="float">
            <text:p>22558825</text:p>
          </table:table-cell>
          <table:table-cell table:formula="of:=[.A1412]/1000/(60*60*24)" office:value-type="time" office:time-value="PT06H15M58.825S" calcext:value-type="time">
            <text:p>06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58.76" calcext:value-type="float">
            <text:p>758.76</text:p>
          </table:table-cell>
          <table:table-cell office:value-type="float" office:value="914.49" calcext:value-type="float">
            <text:p>914.49</text:p>
          </table:table-cell>
        </table:table-row>
        <table:table-row table:style-name="ro1">
          <table:table-cell office:value-type="float" office:value="22574825" calcext:value-type="float">
            <text:p>22574825</text:p>
          </table:table-cell>
          <table:table-cell table:formula="of:=[.A1413]/1000/(60*60*24)" office:value-type="time" office:time-value="PT06H16M14.825S" calcext:value-type="time">
            <text:p>06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9.27" calcext:value-type="float">
            <text:p>759.27</text:p>
          </table:table-cell>
          <table:table-cell office:value-type="float" office:value="915.07" calcext:value-type="float">
            <text:p>915.07</text:p>
          </table:table-cell>
        </table:table-row>
        <table:table-row table:style-name="ro1">
          <table:table-cell office:value-type="float" office:value="22590825" calcext:value-type="float">
            <text:p>22590825</text:p>
          </table:table-cell>
          <table:table-cell table:formula="of:=[.A1414]/1000/(60*60*24)" office:value-type="time" office:time-value="PT06H16M30.825S" calcext:value-type="time">
            <text:p>06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759.78" calcext:value-type="float">
            <text:p>759.78</text:p>
          </table:table-cell>
          <table:table-cell office:value-type="float" office:value="915.66" calcext:value-type="float">
            <text:p>915.66</text:p>
          </table:table-cell>
        </table:table-row>
        <table:table-row table:style-name="ro1">
          <table:table-cell office:value-type="float" office:value="22606825" calcext:value-type="float">
            <text:p>22606825</text:p>
          </table:table-cell>
          <table:table-cell table:formula="of:=[.A1415]/1000/(60*60*24)" office:value-type="time" office:time-value="PT06H16M46.825S" calcext:value-type="time">
            <text:p>06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0.3" calcext:value-type="float">
            <text:p>760.3</text:p>
          </table:table-cell>
          <table:table-cell office:value-type="float" office:value="916.25" calcext:value-type="float">
            <text:p>916.25</text:p>
          </table:table-cell>
        </table:table-row>
        <table:table-row table:style-name="ro1">
          <table:table-cell office:value-type="float" office:value="22622825" calcext:value-type="float">
            <text:p>22622825</text:p>
          </table:table-cell>
          <table:table-cell table:formula="of:=[.A1416]/1000/(60*60*24)" office:value-type="time" office:time-value="PT06H17M02.825S" calcext:value-type="time">
            <text:p>06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0.81" calcext:value-type="float">
            <text:p>760.81</text:p>
          </table:table-cell>
          <table:table-cell office:value-type="float" office:value="916.84" calcext:value-type="float">
            <text:p>916.84</text:p>
          </table:table-cell>
        </table:table-row>
        <table:table-row table:style-name="ro1">
          <table:table-cell office:value-type="float" office:value="22638825" calcext:value-type="float">
            <text:p>22638825</text:p>
          </table:table-cell>
          <table:table-cell table:formula="of:=[.A1417]/1000/(60*60*24)" office:value-type="time" office:time-value="PT06H17M18.825S" calcext:value-type="time">
            <text:p>06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1.32" calcext:value-type="float">
            <text:p>761.32</text:p>
          </table:table-cell>
          <table:table-cell office:value-type="float" office:value="917.43" calcext:value-type="float">
            <text:p>917.43</text:p>
          </table:table-cell>
        </table:table-row>
        <table:table-row table:style-name="ro1">
          <table:table-cell office:value-type="float" office:value="22654825" calcext:value-type="float">
            <text:p>22654825</text:p>
          </table:table-cell>
          <table:table-cell table:formula="of:=[.A1418]/1000/(60*60*24)" office:value-type="time" office:time-value="PT06H17M34.825S" calcext:value-type="time">
            <text:p>06:17:35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1.84" calcext:value-type="float">
            <text:p>761.84</text:p>
          </table:table-cell>
          <table:table-cell office:value-type="float" office:value="918.02" calcext:value-type="float">
            <text:p>918.02</text:p>
          </table:table-cell>
        </table:table-row>
        <table:table-row table:style-name="ro1">
          <table:table-cell office:value-type="float" office:value="22670825" calcext:value-type="float">
            <text:p>22670825</text:p>
          </table:table-cell>
          <table:table-cell table:formula="of:=[.A1419]/1000/(60*60*24)" office:value-type="time" office:time-value="PT06H17M50.825S" calcext:value-type="time">
            <text:p>06:17:51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762.35" calcext:value-type="float">
            <text:p>762.35</text:p>
          </table:table-cell>
          <table:table-cell office:value-type="float" office:value="918.61" calcext:value-type="float">
            <text:p>918.61</text:p>
          </table:table-cell>
        </table:table-row>
        <table:table-row table:style-name="ro1">
          <table:table-cell office:value-type="float" office:value="22686825" calcext:value-type="float">
            <text:p>22686825</text:p>
          </table:table-cell>
          <table:table-cell table:formula="of:=[.A1420]/1000/(60*60*24)" office:value-type="time" office:time-value="PT06H18M06.825S" calcext:value-type="time">
            <text:p>06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2.86" calcext:value-type="float">
            <text:p>762.86</text:p>
          </table:table-cell>
          <table:table-cell office:value-type="float" office:value="919.2" calcext:value-type="float">
            <text:p>919.2</text:p>
          </table:table-cell>
        </table:table-row>
        <table:table-row table:style-name="ro1">
          <table:table-cell office:value-type="float" office:value="22702825" calcext:value-type="float">
            <text:p>22702825</text:p>
          </table:table-cell>
          <table:table-cell table:formula="of:=[.A1421]/1000/(60*60*24)" office:value-type="time" office:time-value="PT06H18M22.825S" calcext:value-type="time">
            <text:p>06:18:23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3.38" calcext:value-type="float">
            <text:p>763.38</text:p>
          </table:table-cell>
          <table:table-cell office:value-type="float" office:value="919.79" calcext:value-type="float">
            <text:p>919.79</text:p>
          </table:table-cell>
        </table:table-row>
        <table:table-row table:style-name="ro1">
          <table:table-cell office:value-type="float" office:value="22718825" calcext:value-type="float">
            <text:p>22718825</text:p>
          </table:table-cell>
          <table:table-cell table:formula="of:=[.A1422]/1000/(60*60*24)" office:value-type="time" office:time-value="PT06H18M38.825S" calcext:value-type="time">
            <text:p>06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3.89" calcext:value-type="float">
            <text:p>763.89</text:p>
          </table:table-cell>
          <table:table-cell office:value-type="float" office:value="920.38" calcext:value-type="float">
            <text:p>920.38</text:p>
          </table:table-cell>
        </table:table-row>
        <table:table-row table:style-name="ro1">
          <table:table-cell office:value-type="float" office:value="22734825" calcext:value-type="float">
            <text:p>22734825</text:p>
          </table:table-cell>
          <table:table-cell table:formula="of:=[.A1423]/1000/(60*60*24)" office:value-type="time" office:time-value="PT06H18M54.825S" calcext:value-type="time">
            <text:p>06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4.4" calcext:value-type="float">
            <text:p>764.4</text:p>
          </table:table-cell>
          <table:table-cell office:value-type="float" office:value="920.96" calcext:value-type="float">
            <text:p>920.96</text:p>
          </table:table-cell>
        </table:table-row>
        <table:table-row table:style-name="ro1">
          <table:table-cell office:value-type="float" office:value="22750825" calcext:value-type="float">
            <text:p>22750825</text:p>
          </table:table-cell>
          <table:table-cell table:formula="of:=[.A1424]/1000/(60*60*24)" office:value-type="time" office:time-value="PT06H19M10.825S" calcext:value-type="time">
            <text:p>06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4.92" calcext:value-type="float">
            <text:p>764.92</text:p>
          </table:table-cell>
          <table:table-cell office:value-type="float" office:value="921.55" calcext:value-type="float">
            <text:p>921.55</text:p>
          </table:table-cell>
        </table:table-row>
        <table:table-row table:style-name="ro1">
          <table:table-cell office:value-type="float" office:value="22766824" calcext:value-type="float">
            <text:p>22766824</text:p>
          </table:table-cell>
          <table:table-cell table:formula="of:=[.A1425]/1000/(60*60*24)" office:value-type="time" office:time-value="PT06H19M26.824S" calcext:value-type="time">
            <text:p>06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5.43" calcext:value-type="float">
            <text:p>765.43</text:p>
          </table:table-cell>
          <table:table-cell office:value-type="float" office:value="922.14" calcext:value-type="float">
            <text:p>922.14</text:p>
          </table:table-cell>
        </table:table-row>
        <table:table-row table:style-name="ro1">
          <table:table-cell office:value-type="float" office:value="22782825" calcext:value-type="float">
            <text:p>22782825</text:p>
          </table:table-cell>
          <table:table-cell table:formula="of:=[.A1426]/1000/(60*60*24)" office:value-type="time" office:time-value="PT06H19M42.825S" calcext:value-type="time">
            <text:p>06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765.94" calcext:value-type="float">
            <text:p>765.94</text:p>
          </table:table-cell>
          <table:table-cell office:value-type="float" office:value="922.73" calcext:value-type="float">
            <text:p>922.73</text:p>
          </table:table-cell>
        </table:table-row>
        <table:table-row table:style-name="ro1">
          <table:table-cell office:value-type="float" office:value="22798825" calcext:value-type="float">
            <text:p>22798825</text:p>
          </table:table-cell>
          <table:table-cell table:formula="of:=[.A1427]/1000/(60*60*24)" office:value-type="time" office:time-value="PT06H19M58.825S" calcext:value-type="time">
            <text:p>06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766.45" calcext:value-type="float">
            <text:p>766.45</text:p>
          </table:table-cell>
          <table:table-cell office:value-type="float" office:value="923.32" calcext:value-type="float">
            <text:p>923.32</text:p>
          </table:table-cell>
        </table:table-row>
        <table:table-row table:style-name="ro1">
          <table:table-cell office:value-type="float" office:value="22814825" calcext:value-type="float">
            <text:p>22814825</text:p>
          </table:table-cell>
          <table:table-cell table:formula="of:=[.A1428]/1000/(60*60*24)" office:value-type="time" office:time-value="PT06H20M14.825S" calcext:value-type="time">
            <text:p>06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66.97" calcext:value-type="float">
            <text:p>766.97</text:p>
          </table:table-cell>
          <table:table-cell office:value-type="float" office:value="923.9" calcext:value-type="float">
            <text:p>923.9</text:p>
          </table:table-cell>
        </table:table-row>
        <table:table-row table:style-name="ro1">
          <table:table-cell office:value-type="float" office:value="22830825" calcext:value-type="float">
            <text:p>22830825</text:p>
          </table:table-cell>
          <table:table-cell table:formula="of:=[.A1429]/1000/(60*60*24)" office:value-type="time" office:time-value="PT06H20M30.825S" calcext:value-type="time">
            <text:p>06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7.48" calcext:value-type="float">
            <text:p>767.48</text:p>
          </table:table-cell>
          <table:table-cell office:value-type="float" office:value="924.49" calcext:value-type="float">
            <text:p>924.49</text:p>
          </table:table-cell>
        </table:table-row>
        <table:table-row table:style-name="ro1">
          <table:table-cell office:value-type="float" office:value="22846825" calcext:value-type="float">
            <text:p>22846825</text:p>
          </table:table-cell>
          <table:table-cell table:formula="of:=[.A1430]/1000/(60*60*24)" office:value-type="time" office:time-value="PT06H20M46.825S" calcext:value-type="time">
            <text:p>06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115.3" calcext:value-type="float">
            <text:p>115.3</text:p>
          </table:table-cell>
          <table:table-cell office:value-type="float" office:value="132.31" calcext:value-type="float">
            <text:p>132.31</text:p>
          </table:table-cell>
          <table:table-cell office:value-type="float" office:value="767.99" calcext:value-type="float">
            <text:p>767.99</text:p>
          </table:table-cell>
          <table:table-cell office:value-type="float" office:value="925.08" calcext:value-type="float">
            <text:p>925.08</text:p>
          </table:table-cell>
        </table:table-row>
        <table:table-row table:style-name="ro1">
          <table:table-cell office:value-type="float" office:value="22862825" calcext:value-type="float">
            <text:p>22862825</text:p>
          </table:table-cell>
          <table:table-cell table:formula="of:=[.A1431]/1000/(60*60*24)" office:value-type="time" office:time-value="PT06H21M02.825S" calcext:value-type="time">
            <text:p>06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8.5" calcext:value-type="float">
            <text:p>768.5</text:p>
          </table:table-cell>
          <table:table-cell office:value-type="float" office:value="925.66" calcext:value-type="float">
            <text:p>925.66</text:p>
          </table:table-cell>
        </table:table-row>
        <table:table-row table:style-name="ro1">
          <table:table-cell office:value-type="float" office:value="22878825" calcext:value-type="float">
            <text:p>22878825</text:p>
          </table:table-cell>
          <table:table-cell table:formula="of:=[.A1432]/1000/(60*60*24)" office:value-type="time" office:time-value="PT06H21M18.825S" calcext:value-type="time">
            <text:p>06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9.02" calcext:value-type="float">
            <text:p>769.02</text:p>
          </table:table-cell>
          <table:table-cell office:value-type="float" office:value="926.25" calcext:value-type="float">
            <text:p>926.25</text:p>
          </table:table-cell>
        </table:table-row>
        <table:table-row table:style-name="ro1">
          <table:table-cell office:value-type="float" office:value="22894825" calcext:value-type="float">
            <text:p>22894825</text:p>
          </table:table-cell>
          <table:table-cell table:formula="of:=[.A1433]/1000/(60*60*24)" office:value-type="time" office:time-value="PT06H21M34.825S" calcext:value-type="time">
            <text:p>06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69.53" calcext:value-type="float">
            <text:p>769.53</text:p>
          </table:table-cell>
          <table:table-cell office:value-type="float" office:value="926.84" calcext:value-type="float">
            <text:p>926.84</text:p>
          </table:table-cell>
        </table:table-row>
        <table:table-row table:style-name="ro1">
          <table:table-cell office:value-type="float" office:value="22910825" calcext:value-type="float">
            <text:p>22910825</text:p>
          </table:table-cell>
          <table:table-cell table:formula="of:=[.A1434]/1000/(60*60*24)" office:value-type="time" office:time-value="PT06H21M50.825S" calcext:value-type="time">
            <text:p>06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0.04" calcext:value-type="float">
            <text:p>770.04</text:p>
          </table:table-cell>
          <table:table-cell office:value-type="float" office:value="927.42" calcext:value-type="float">
            <text:p>927.42</text:p>
          </table:table-cell>
        </table:table-row>
        <table:table-row table:style-name="ro1">
          <table:table-cell office:value-type="float" office:value="22926825" calcext:value-type="float">
            <text:p>22926825</text:p>
          </table:table-cell>
          <table:table-cell table:formula="of:=[.A1435]/1000/(60*60*24)" office:value-type="time" office:time-value="PT06H22M06.825S" calcext:value-type="time">
            <text:p>06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115.2" calcext:value-type="float">
            <text:p>115.2</text:p>
          </table:table-cell>
          <table:table-cell office:value-type="float" office:value="132.19" calcext:value-type="float">
            <text:p>132.19</text:p>
          </table:table-cell>
          <table:table-cell office:value-type="float" office:value="770.55" calcext:value-type="float">
            <text:p>770.55</text:p>
          </table:table-cell>
          <table:table-cell office:value-type="float" office:value="928.01" calcext:value-type="float">
            <text:p>928.01</text:p>
          </table:table-cell>
        </table:table-row>
        <table:table-row table:style-name="ro1">
          <table:table-cell office:value-type="float" office:value="22942825" calcext:value-type="float">
            <text:p>22942825</text:p>
          </table:table-cell>
          <table:table-cell table:formula="of:=[.A1436]/1000/(60*60*24)" office:value-type="time" office:time-value="PT06H22M22.825S" calcext:value-type="time">
            <text:p>06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1.07" calcext:value-type="float">
            <text:p>771.07</text:p>
          </table:table-cell>
          <table:table-cell office:value-type="float" office:value="928.6" calcext:value-type="float">
            <text:p>928.6</text:p>
          </table:table-cell>
        </table:table-row>
        <table:table-row table:style-name="ro1">
          <table:table-cell office:value-type="float" office:value="22958825" calcext:value-type="float">
            <text:p>22958825</text:p>
          </table:table-cell>
          <table:table-cell table:formula="of:=[.A1437]/1000/(60*60*24)" office:value-type="time" office:time-value="PT06H22M38.825S" calcext:value-type="time">
            <text:p>06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1.58" calcext:value-type="float">
            <text:p>771.58</text:p>
          </table:table-cell>
          <table:table-cell office:value-type="float" office:value="929.18" calcext:value-type="float">
            <text:p>929.18</text:p>
          </table:table-cell>
        </table:table-row>
        <table:table-row table:style-name="ro1">
          <table:table-cell office:value-type="float" office:value="22974825" calcext:value-type="float">
            <text:p>22974825</text:p>
          </table:table-cell>
          <table:table-cell table:formula="of:=[.A1438]/1000/(60*60*24)" office:value-type="time" office:time-value="PT06H22M54.825S" calcext:value-type="time">
            <text:p>06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772.09" calcext:value-type="float">
            <text:p>772.09</text:p>
          </table:table-cell>
          <table:table-cell office:value-type="float" office:value="929.77" calcext:value-type="float">
            <text:p>929.77</text:p>
          </table:table-cell>
        </table:table-row>
        <table:table-row table:style-name="ro1">
          <table:table-cell office:value-type="float" office:value="22990825" calcext:value-type="float">
            <text:p>22990825</text:p>
          </table:table-cell>
          <table:table-cell table:formula="of:=[.A1439]/1000/(60*60*24)" office:value-type="time" office:time-value="PT06H23M10.825S" calcext:value-type="time">
            <text:p>06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2.6" calcext:value-type="float">
            <text:p>772.6</text:p>
          </table:table-cell>
          <table:table-cell office:value-type="float" office:value="930.35" calcext:value-type="float">
            <text:p>930.35</text:p>
          </table:table-cell>
        </table:table-row>
        <table:table-row table:style-name="ro1">
          <table:table-cell office:value-type="float" office:value="23006825" calcext:value-type="float">
            <text:p>23006825</text:p>
          </table:table-cell>
          <table:table-cell table:formula="of:=[.A1440]/1000/(60*60*24)" office:value-type="time" office:time-value="PT06H23M26.825S" calcext:value-type="time">
            <text:p>06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3.11" calcext:value-type="float">
            <text:p>773.11</text:p>
          </table:table-cell>
          <table:table-cell office:value-type="float" office:value="930.94" calcext:value-type="float">
            <text:p>930.94</text:p>
          </table:table-cell>
        </table:table-row>
        <table:table-row table:style-name="ro1">
          <table:table-cell office:value-type="float" office:value="23022825" calcext:value-type="float">
            <text:p>23022825</text:p>
          </table:table-cell>
          <table:table-cell table:formula="of:=[.A1441]/1000/(60*60*24)" office:value-type="time" office:time-value="PT06H23M42.825S" calcext:value-type="time">
            <text:p>06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3.63" calcext:value-type="float">
            <text:p>773.63</text:p>
          </table:table-cell>
          <table:table-cell office:value-type="float" office:value="931.53" calcext:value-type="float">
            <text:p>931.53</text:p>
          </table:table-cell>
        </table:table-row>
        <table:table-row table:style-name="ro1">
          <table:table-cell office:value-type="float" office:value="23038825" calcext:value-type="float">
            <text:p>23038825</text:p>
          </table:table-cell>
          <table:table-cell table:formula="of:=[.A1442]/1000/(60*60*24)" office:value-type="time" office:time-value="PT06H23M58.825S" calcext:value-type="time">
            <text:p>06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4.14" calcext:value-type="float">
            <text:p>774.14</text:p>
          </table:table-cell>
          <table:table-cell office:value-type="float" office:value="932.11" calcext:value-type="float">
            <text:p>932.11</text:p>
          </table:table-cell>
        </table:table-row>
        <table:table-row table:style-name="ro1">
          <table:table-cell office:value-type="float" office:value="23054825" calcext:value-type="float">
            <text:p>23054825</text:p>
          </table:table-cell>
          <table:table-cell table:formula="of:=[.A1443]/1000/(60*60*24)" office:value-type="time" office:time-value="PT06H24M14.825S" calcext:value-type="time">
            <text:p>06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774.65" calcext:value-type="float">
            <text:p>774.65</text:p>
          </table:table-cell>
          <table:table-cell office:value-type="float" office:value="932.7" calcext:value-type="float">
            <text:p>932.7</text:p>
          </table:table-cell>
        </table:table-row>
        <table:table-row table:style-name="ro1">
          <table:table-cell office:value-type="float" office:value="23070825" calcext:value-type="float">
            <text:p>23070825</text:p>
          </table:table-cell>
          <table:table-cell table:formula="of:=[.A1444]/1000/(60*60*24)" office:value-type="time" office:time-value="PT06H24M30.825S" calcext:value-type="time">
            <text:p>06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115.1" calcext:value-type="float">
            <text:p>115.1</text:p>
          </table:table-cell>
          <table:table-cell office:value-type="float" office:value="132.08" calcext:value-type="float">
            <text:p>132.08</text:p>
          </table:table-cell>
          <table:table-cell office:value-type="float" office:value="775.16" calcext:value-type="float">
            <text:p>775.16</text:p>
          </table:table-cell>
          <table:table-cell office:value-type="float" office:value="933.28" calcext:value-type="float">
            <text:p>933.28</text:p>
          </table:table-cell>
        </table:table-row>
        <table:table-row table:style-name="ro1">
          <table:table-cell office:value-type="float" office:value="23086824" calcext:value-type="float">
            <text:p>23086824</text:p>
          </table:table-cell>
          <table:table-cell table:formula="of:=[.A1445]/1000/(60*60*24)" office:value-type="time" office:time-value="PT06H24M46.824S" calcext:value-type="time">
            <text:p>06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5.67" calcext:value-type="float">
            <text:p>775.67</text:p>
          </table:table-cell>
          <table:table-cell office:value-type="float" office:value="933.87" calcext:value-type="float">
            <text:p>933.87</text:p>
          </table:table-cell>
        </table:table-row>
        <table:table-row table:style-name="ro1">
          <table:table-cell office:value-type="float" office:value="23102825" calcext:value-type="float">
            <text:p>23102825</text:p>
          </table:table-cell>
          <table:table-cell table:formula="of:=[.A1446]/1000/(60*60*24)" office:value-type="time" office:time-value="PT06H25M02.825S" calcext:value-type="time">
            <text:p>06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6.18" calcext:value-type="float">
            <text:p>776.18</text:p>
          </table:table-cell>
          <table:table-cell office:value-type="float" office:value="934.45" calcext:value-type="float">
            <text:p>934.45</text:p>
          </table:table-cell>
        </table:table-row>
        <table:table-row table:style-name="ro1">
          <table:table-cell office:value-type="float" office:value="23118825" calcext:value-type="float">
            <text:p>23118825</text:p>
          </table:table-cell>
          <table:table-cell table:formula="of:=[.A1447]/1000/(60*60*24)" office:value-type="time" office:time-value="PT06H25M18.825S" calcext:value-type="time">
            <text:p>06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6.69" calcext:value-type="float">
            <text:p>776.69</text:p>
          </table:table-cell>
          <table:table-cell office:value-type="float" office:value="935.04" calcext:value-type="float">
            <text:p>935.04</text:p>
          </table:table-cell>
        </table:table-row>
        <table:table-row table:style-name="ro1">
          <table:table-cell office:value-type="float" office:value="23134825" calcext:value-type="float">
            <text:p>23134825</text:p>
          </table:table-cell>
          <table:table-cell table:formula="of:=[.A1448]/1000/(60*60*24)" office:value-type="time" office:time-value="PT06H25M34.825S" calcext:value-type="time">
            <text:p>06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7.21" calcext:value-type="float">
            <text:p>777.21</text:p>
          </table:table-cell>
          <table:table-cell office:value-type="float" office:value="935.62" calcext:value-type="float">
            <text:p>935.62</text:p>
          </table:table-cell>
        </table:table-row>
        <table:table-row table:style-name="ro1">
          <table:table-cell office:value-type="float" office:value="23150825" calcext:value-type="float">
            <text:p>23150825</text:p>
          </table:table-cell>
          <table:table-cell table:formula="of:=[.A1449]/1000/(60*60*24)" office:value-type="time" office:time-value="PT06H25M50.825S" calcext:value-type="time">
            <text:p>06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777.72" calcext:value-type="float">
            <text:p>777.72</text:p>
          </table:table-cell>
          <table:table-cell office:value-type="float" office:value="936.21" calcext:value-type="float">
            <text:p>936.21</text:p>
          </table:table-cell>
        </table:table-row>
        <table:table-row table:style-name="ro1">
          <table:table-cell office:value-type="float" office:value="23166825" calcext:value-type="float">
            <text:p>23166825</text:p>
          </table:table-cell>
          <table:table-cell table:formula="of:=[.A1450]/1000/(60*60*24)" office:value-type="time" office:time-value="PT06H26M06.825S" calcext:value-type="time">
            <text:p>06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8.23" calcext:value-type="float">
            <text:p>778.23</text:p>
          </table:table-cell>
          <table:table-cell office:value-type="float" office:value="936.79" calcext:value-type="float">
            <text:p>936.79</text:p>
          </table:table-cell>
        </table:table-row>
        <table:table-row table:style-name="ro1">
          <table:table-cell office:value-type="float" office:value="23182825" calcext:value-type="float">
            <text:p>23182825</text:p>
          </table:table-cell>
          <table:table-cell table:formula="of:=[.A1451]/1000/(60*60*24)" office:value-type="time" office:time-value="PT06H26M22.825S" calcext:value-type="time">
            <text:p>06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8.74" calcext:value-type="float">
            <text:p>778.74</text:p>
          </table:table-cell>
          <table:table-cell office:value-type="float" office:value="937.37" calcext:value-type="float">
            <text:p>937.37</text:p>
          </table:table-cell>
        </table:table-row>
        <table:table-row table:style-name="ro1">
          <table:table-cell office:value-type="float" office:value="23198825" calcext:value-type="float">
            <text:p>23198825</text:p>
          </table:table-cell>
          <table:table-cell table:formula="of:=[.A1452]/1000/(60*60*24)" office:value-type="time" office:time-value="PT06H26M38.825S" calcext:value-type="time">
            <text:p>06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9.25" calcext:value-type="float">
            <text:p>779.25</text:p>
          </table:table-cell>
          <table:table-cell office:value-type="float" office:value="937.96" calcext:value-type="float">
            <text:p>937.96</text:p>
          </table:table-cell>
        </table:table-row>
        <table:table-row table:style-name="ro1">
          <table:table-cell office:value-type="float" office:value="23214825" calcext:value-type="float">
            <text:p>23214825</text:p>
          </table:table-cell>
          <table:table-cell table:formula="of:=[.A1453]/1000/(60*60*24)" office:value-type="time" office:time-value="PT06H26M54.825S" calcext:value-type="time">
            <text:p>06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79.76" calcext:value-type="float">
            <text:p>779.76</text:p>
          </table:table-cell>
          <table:table-cell office:value-type="float" office:value="938.54" calcext:value-type="float">
            <text:p>938.54</text:p>
          </table:table-cell>
        </table:table-row>
        <table:table-row table:style-name="ro1">
          <table:table-cell office:value-type="float" office:value="23230825" calcext:value-type="float">
            <text:p>23230825</text:p>
          </table:table-cell>
          <table:table-cell table:formula="of:=[.A1454]/1000/(60*60*24)" office:value-type="time" office:time-value="PT06H27M10.825S" calcext:value-type="time">
            <text:p>06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0.27" calcext:value-type="float">
            <text:p>780.27</text:p>
          </table:table-cell>
          <table:table-cell office:value-type="float" office:value="939.13" calcext:value-type="float">
            <text:p>939.13</text:p>
          </table:table-cell>
        </table:table-row>
        <table:table-row table:style-name="ro1">
          <table:table-cell office:value-type="float" office:value="23246825" calcext:value-type="float">
            <text:p>23246825</text:p>
          </table:table-cell>
          <table:table-cell table:formula="of:=[.A1455]/1000/(60*60*24)" office:value-type="time" office:time-value="PT06H27M26.825S" calcext:value-type="time">
            <text:p>06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780.78" calcext:value-type="float">
            <text:p>780.78</text:p>
          </table:table-cell>
          <table:table-cell office:value-type="float" office:value="939.71" calcext:value-type="float">
            <text:p>939.71</text:p>
          </table:table-cell>
        </table:table-row>
        <table:table-row table:style-name="ro1">
          <table:table-cell office:value-type="float" office:value="23262824" calcext:value-type="float">
            <text:p>23262824</text:p>
          </table:table-cell>
          <table:table-cell table:formula="of:=[.A1456]/1000/(60*60*24)" office:value-type="time" office:time-value="PT06H27M42.824S" calcext:value-type="time">
            <text:p>06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1.29" calcext:value-type="float">
            <text:p>781.29</text:p>
          </table:table-cell>
          <table:table-cell office:value-type="float" office:value="940.29" calcext:value-type="float">
            <text:p>940.29</text:p>
          </table:table-cell>
        </table:table-row>
        <table:table-row table:style-name="ro1">
          <table:table-cell office:value-type="float" office:value="23278825" calcext:value-type="float">
            <text:p>23278825</text:p>
          </table:table-cell>
          <table:table-cell table:formula="of:=[.A1457]/1000/(60*60*24)" office:value-type="time" office:time-value="PT06H27M58.825S" calcext:value-type="time">
            <text:p>06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1.8" calcext:value-type="float">
            <text:p>781.8</text:p>
          </table:table-cell>
          <table:table-cell office:value-type="float" office:value="940.88" calcext:value-type="float">
            <text:p>940.88</text:p>
          </table:table-cell>
        </table:table-row>
        <table:table-row table:style-name="ro1">
          <table:table-cell office:value-type="float" office:value="23294825" calcext:value-type="float">
            <text:p>23294825</text:p>
          </table:table-cell>
          <table:table-cell table:formula="of:=[.A1458]/1000/(60*60*24)" office:value-type="time" office:time-value="PT06H28M14.825S" calcext:value-type="time">
            <text:p>06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2.32" calcext:value-type="float">
            <text:p>782.32</text:p>
          </table:table-cell>
          <table:table-cell office:value-type="float" office:value="941.46" calcext:value-type="float">
            <text:p>941.46</text:p>
          </table:table-cell>
        </table:table-row>
        <table:table-row table:style-name="ro1">
          <table:table-cell office:value-type="float" office:value="23310825" calcext:value-type="float">
            <text:p>23310825</text:p>
          </table:table-cell>
          <table:table-cell table:formula="of:=[.A1459]/1000/(60*60*24)" office:value-type="time" office:time-value="PT06H28M30.825S" calcext:value-type="time">
            <text:p>06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2.83" calcext:value-type="float">
            <text:p>782.83</text:p>
          </table:table-cell>
          <table:table-cell office:value-type="float" office:value="942.04" calcext:value-type="float">
            <text:p>942.04</text:p>
          </table:table-cell>
        </table:table-row>
        <table:table-row table:style-name="ro1">
          <table:table-cell office:value-type="float" office:value="23326825" calcext:value-type="float">
            <text:p>23326825</text:p>
          </table:table-cell>
          <table:table-cell table:formula="of:=[.A1460]/1000/(60*60*24)" office:value-type="time" office:time-value="PT06H28M46.825S" calcext:value-type="time">
            <text:p>06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783.34" calcext:value-type="float">
            <text:p>783.34</text:p>
          </table:table-cell>
          <table:table-cell office:value-type="float" office:value="942.63" calcext:value-type="float">
            <text:p>942.63</text:p>
          </table:table-cell>
        </table:table-row>
        <table:table-row table:style-name="ro1">
          <table:table-cell office:value-type="float" office:value="23342825" calcext:value-type="float">
            <text:p>23342825</text:p>
          </table:table-cell>
          <table:table-cell table:formula="of:=[.A1461]/1000/(60*60*24)" office:value-type="time" office:time-value="PT06H29M02.825S" calcext:value-type="time">
            <text:p>06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3.85" calcext:value-type="float">
            <text:p>783.85</text:p>
          </table:table-cell>
          <table:table-cell office:value-type="float" office:value="943.21" calcext:value-type="float">
            <text:p>943.21</text:p>
          </table:table-cell>
        </table:table-row>
        <table:table-row table:style-name="ro1">
          <table:table-cell office:value-type="float" office:value="23358825" calcext:value-type="float">
            <text:p>23358825</text:p>
          </table:table-cell>
          <table:table-cell table:formula="of:=[.A1462]/1000/(60*60*24)" office:value-type="time" office:time-value="PT06H29M18.825S" calcext:value-type="time">
            <text:p>06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784.36" calcext:value-type="float">
            <text:p>784.36</text:p>
          </table:table-cell>
          <table:table-cell office:value-type="float" office:value="943.79" calcext:value-type="float">
            <text:p>943.79</text:p>
          </table:table-cell>
        </table:table-row>
        <table:table-row table:style-name="ro1">
          <table:table-cell office:value-type="float" office:value="23374825" calcext:value-type="float">
            <text:p>23374825</text:p>
          </table:table-cell>
          <table:table-cell table:formula="of:=[.A1463]/1000/(60*60*24)" office:value-type="time" office:time-value="PT06H29M34.825S" calcext:value-type="time">
            <text:p>06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4.87" calcext:value-type="float">
            <text:p>784.87</text:p>
          </table:table-cell>
          <table:table-cell office:value-type="float" office:value="944.37" calcext:value-type="float">
            <text:p>944.37</text:p>
          </table:table-cell>
        </table:table-row>
        <table:table-row table:style-name="ro1">
          <table:table-cell office:value-type="float" office:value="23390824" calcext:value-type="float">
            <text:p>23390824</text:p>
          </table:table-cell>
          <table:table-cell table:formula="of:=[.A1464]/1000/(60*60*24)" office:value-type="time" office:time-value="PT06H29M50.824S" calcext:value-type="time">
            <text:p>06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5.38" calcext:value-type="float">
            <text:p>785.38</text:p>
          </table:table-cell>
          <table:table-cell office:value-type="float" office:value="944.95" calcext:value-type="float">
            <text:p>944.95</text:p>
          </table:table-cell>
        </table:table-row>
        <table:table-row table:style-name="ro1">
          <table:table-cell office:value-type="float" office:value="23406825" calcext:value-type="float">
            <text:p>23406825</text:p>
          </table:table-cell>
          <table:table-cell table:formula="of:=[.A1465]/1000/(60*60*24)" office:value-type="time" office:time-value="PT06H30M06.825S" calcext:value-type="time">
            <text:p>06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5.89" calcext:value-type="float">
            <text:p>785.89</text:p>
          </table:table-cell>
          <table:table-cell office:value-type="float" office:value="945.53" calcext:value-type="float">
            <text:p>945.53</text:p>
          </table:table-cell>
        </table:table-row>
        <table:table-row table:style-name="ro1">
          <table:table-cell office:value-type="float" office:value="23422825" calcext:value-type="float">
            <text:p>23422825</text:p>
          </table:table-cell>
          <table:table-cell table:formula="of:=[.A1466]/1000/(60*60*24)" office:value-type="time" office:time-value="PT06H30M22.825S" calcext:value-type="time">
            <text:p>06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6.4" calcext:value-type="float">
            <text:p>786.4</text:p>
          </table:table-cell>
          <table:table-cell office:value-type="float" office:value="946.12" calcext:value-type="float">
            <text:p>946.12</text:p>
          </table:table-cell>
        </table:table-row>
        <table:table-row table:style-name="ro1">
          <table:table-cell office:value-type="float" office:value="23438825" calcext:value-type="float">
            <text:p>23438825</text:p>
          </table:table-cell>
          <table:table-cell table:formula="of:=[.A1467]/1000/(60*60*24)" office:value-type="time" office:time-value="PT06H30M38.825S" calcext:value-type="time">
            <text:p>06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6.91" calcext:value-type="float">
            <text:p>786.91</text:p>
          </table:table-cell>
          <table:table-cell office:value-type="float" office:value="946.7" calcext:value-type="float">
            <text:p>946.7</text:p>
          </table:table-cell>
        </table:table-row>
        <table:table-row table:style-name="ro1">
          <table:table-cell office:value-type="float" office:value="23454825" calcext:value-type="float">
            <text:p>23454825</text:p>
          </table:table-cell>
          <table:table-cell table:formula="of:=[.A1468]/1000/(60*60*24)" office:value-type="time" office:time-value="PT06H30M54.825S" calcext:value-type="time">
            <text:p>06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1.16" calcext:value-type="float">
            <text:p>131.16</text:p>
          </table:table-cell>
          <table:table-cell office:value-type="float" office:value="787.42" calcext:value-type="float">
            <text:p>787.42</text:p>
          </table:table-cell>
          <table:table-cell office:value-type="float" office:value="947.28" calcext:value-type="float">
            <text:p>947.28</text:p>
          </table:table-cell>
        </table:table-row>
        <table:table-row table:style-name="ro1">
          <table:table-cell office:value-type="float" office:value="23470825" calcext:value-type="float">
            <text:p>23470825</text:p>
          </table:table-cell>
          <table:table-cell table:formula="of:=[.A1469]/1000/(60*60*24)" office:value-type="time" office:time-value="PT06H31M10.825S" calcext:value-type="time">
            <text:p>06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87.93" calcext:value-type="float">
            <text:p>787.93</text:p>
          </table:table-cell>
          <table:table-cell office:value-type="float" office:value="947.86" calcext:value-type="float">
            <text:p>947.86</text:p>
          </table:table-cell>
        </table:table-row>
        <table:table-row table:style-name="ro1">
          <table:table-cell office:value-type="float" office:value="23486825" calcext:value-type="float">
            <text:p>23486825</text:p>
          </table:table-cell>
          <table:table-cell table:formula="of:=[.A1470]/1000/(60*60*24)" office:value-type="time" office:time-value="PT06H31M26.825S" calcext:value-type="time">
            <text:p>06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8.44" calcext:value-type="float">
            <text:p>788.44</text:p>
          </table:table-cell>
          <table:table-cell office:value-type="float" office:value="948.44" calcext:value-type="float">
            <text:p>948.44</text:p>
          </table:table-cell>
        </table:table-row>
        <table:table-row table:style-name="ro1">
          <table:table-cell office:value-type="float" office:value="23502825" calcext:value-type="float">
            <text:p>23502825</text:p>
          </table:table-cell>
          <table:table-cell table:formula="of:=[.A1471]/1000/(60*60*24)" office:value-type="time" office:time-value="PT06H31M42.825S" calcext:value-type="time">
            <text:p>06:31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8.95" calcext:value-type="float">
            <text:p>788.95</text:p>
          </table:table-cell>
          <table:table-cell office:value-type="float" office:value="949.02" calcext:value-type="float">
            <text:p>949.02</text:p>
          </table:table-cell>
        </table:table-row>
        <table:table-row table:style-name="ro1">
          <table:table-cell office:value-type="float" office:value="23518825" calcext:value-type="float">
            <text:p>23518825</text:p>
          </table:table-cell>
          <table:table-cell table:formula="of:=[.A1472]/1000/(60*60*24)" office:value-type="time" office:time-value="PT06H31M58.825S" calcext:value-type="time">
            <text:p>06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89.46" calcext:value-type="float">
            <text:p>789.46</text:p>
          </table:table-cell>
          <table:table-cell office:value-type="float" office:value="949.6" calcext:value-type="float">
            <text:p>949.6</text:p>
          </table:table-cell>
        </table:table-row>
        <table:table-row table:style-name="ro1">
          <table:table-cell office:value-type="float" office:value="23534825" calcext:value-type="float">
            <text:p>23534825</text:p>
          </table:table-cell>
          <table:table-cell table:formula="of:=[.A1473]/1000/(60*60*24)" office:value-type="time" office:time-value="PT06H32M14.825S" calcext:value-type="time">
            <text:p>06:32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89.96" calcext:value-type="float">
            <text:p>789.96</text:p>
          </table:table-cell>
          <table:table-cell office:value-type="float" office:value="950.18" calcext:value-type="float">
            <text:p>950.18</text:p>
          </table:table-cell>
        </table:table-row>
        <table:table-row table:style-name="ro1">
          <table:table-cell office:value-type="float" office:value="23550825" calcext:value-type="float">
            <text:p>23550825</text:p>
          </table:table-cell>
          <table:table-cell table:formula="of:=[.A1474]/1000/(60*60*24)" office:value-type="time" office:time-value="PT06H32M30.825S" calcext:value-type="time">
            <text:p>06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790.47" calcext:value-type="float">
            <text:p>790.47</text:p>
          </table:table-cell>
          <table:table-cell office:value-type="float" office:value="950.76" calcext:value-type="float">
            <text:p>950.76</text:p>
          </table:table-cell>
        </table:table-row>
        <table:table-row table:style-name="ro1">
          <table:table-cell office:value-type="float" office:value="23566825" calcext:value-type="float">
            <text:p>23566825</text:p>
          </table:table-cell>
          <table:table-cell table:formula="of:=[.A1475]/1000/(60*60*24)" office:value-type="time" office:time-value="PT06H32M46.825S" calcext:value-type="time">
            <text:p>06:32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0.98" calcext:value-type="float">
            <text:p>790.98</text:p>
          </table:table-cell>
          <table:table-cell office:value-type="float" office:value="951.34" calcext:value-type="float">
            <text:p>951.34</text:p>
          </table:table-cell>
        </table:table-row>
        <table:table-row table:style-name="ro1">
          <table:table-cell office:value-type="float" office:value="23582825" calcext:value-type="float">
            <text:p>23582825</text:p>
          </table:table-cell>
          <table:table-cell table:formula="of:=[.A1476]/1000/(60*60*24)" office:value-type="time" office:time-value="PT06H33M02.825S" calcext:value-type="time">
            <text:p>06:33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791.49" calcext:value-type="float">
            <text:p>791.49</text:p>
          </table:table-cell>
          <table:table-cell office:value-type="float" office:value="951.93" calcext:value-type="float">
            <text:p>951.93</text:p>
          </table:table-cell>
        </table:table-row>
        <table:table-row table:style-name="ro1">
          <table:table-cell office:value-type="float" office:value="23598825" calcext:value-type="float">
            <text:p>23598825</text:p>
          </table:table-cell>
          <table:table-cell table:formula="of:=[.A1477]/1000/(60*60*24)" office:value-type="time" office:time-value="PT06H33M18.825S" calcext:value-type="time">
            <text:p>06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2" calcext:value-type="float">
            <text:p>792</text:p>
          </table:table-cell>
          <table:table-cell office:value-type="float" office:value="952.51" calcext:value-type="float">
            <text:p>952.51</text:p>
          </table:table-cell>
        </table:table-row>
        <table:table-row table:style-name="ro1">
          <table:table-cell office:value-type="float" office:value="23614825" calcext:value-type="float">
            <text:p>23614825</text:p>
          </table:table-cell>
          <table:table-cell table:formula="of:=[.A1478]/1000/(60*60*24)" office:value-type="time" office:time-value="PT06H33M34.825S" calcext:value-type="time">
            <text:p>06:33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2.51" calcext:value-type="float">
            <text:p>792.51</text:p>
          </table:table-cell>
          <table:table-cell office:value-type="float" office:value="953.09" calcext:value-type="float">
            <text:p>953.09</text:p>
          </table:table-cell>
        </table:table-row>
        <table:table-row table:style-name="ro1">
          <table:table-cell office:value-type="float" office:value="23630825" calcext:value-type="float">
            <text:p>23630825</text:p>
          </table:table-cell>
          <table:table-cell table:formula="of:=[.A1479]/1000/(60*60*24)" office:value-type="time" office:time-value="PT06H33M50.825S" calcext:value-type="time">
            <text:p>06:33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3.02" calcext:value-type="float">
            <text:p>793.02</text:p>
          </table:table-cell>
          <table:table-cell office:value-type="float" office:value="953.67" calcext:value-type="float">
            <text:p>953.67</text:p>
          </table:table-cell>
        </table:table-row>
        <table:table-row table:style-name="ro1">
          <table:table-cell office:value-type="float" office:value="23646825" calcext:value-type="float">
            <text:p>23646825</text:p>
          </table:table-cell>
          <table:table-cell table:formula="of:=[.A1480]/1000/(60*60*24)" office:value-type="time" office:time-value="PT06H34M06.825S" calcext:value-type="time">
            <text:p>06:34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3.53" calcext:value-type="float">
            <text:p>793.53</text:p>
          </table:table-cell>
          <table:table-cell office:value-type="float" office:value="954.25" calcext:value-type="float">
            <text:p>954.25</text:p>
          </table:table-cell>
        </table:table-row>
        <table:table-row table:style-name="ro1">
          <table:table-cell office:value-type="float" office:value="23662825" calcext:value-type="float">
            <text:p>23662825</text:p>
          </table:table-cell>
          <table:table-cell table:formula="of:=[.A1481]/1000/(60*60*24)" office:value-type="time" office:time-value="PT06H34M22.825S" calcext:value-type="time">
            <text:p>06:34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794.04" calcext:value-type="float">
            <text:p>794.04</text:p>
          </table:table-cell>
          <table:table-cell office:value-type="float" office:value="954.83" calcext:value-type="float">
            <text:p>954.83</text:p>
          </table:table-cell>
        </table:table-row>
        <table:table-row table:style-name="ro1">
          <table:table-cell office:value-type="float" office:value="23678825" calcext:value-type="float">
            <text:p>23678825</text:p>
          </table:table-cell>
          <table:table-cell table:formula="of:=[.A1482]/1000/(60*60*24)" office:value-type="time" office:time-value="PT06H34M38.825S" calcext:value-type="time">
            <text:p>06:34:39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4.55" calcext:value-type="float">
            <text:p>794.55</text:p>
          </table:table-cell>
          <table:table-cell office:value-type="float" office:value="955.4" calcext:value-type="float">
            <text:p>955.4</text:p>
          </table:table-cell>
        </table:table-row>
        <table:table-row table:style-name="ro1">
          <table:table-cell office:value-type="float" office:value="23694825" calcext:value-type="float">
            <text:p>23694825</text:p>
          </table:table-cell>
          <table:table-cell table:formula="of:=[.A1483]/1000/(60*60*24)" office:value-type="time" office:time-value="PT06H34M54.825S" calcext:value-type="time">
            <text:p>06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5.06" calcext:value-type="float">
            <text:p>795.06</text:p>
          </table:table-cell>
          <table:table-cell office:value-type="float" office:value="955.98" calcext:value-type="float">
            <text:p>955.98</text:p>
          </table:table-cell>
        </table:table-row>
        <table:table-row table:style-name="ro1">
          <table:table-cell office:value-type="float" office:value="23710824" calcext:value-type="float">
            <text:p>23710824</text:p>
          </table:table-cell>
          <table:table-cell table:formula="of:=[.A1484]/1000/(60*60*24)" office:value-type="time" office:time-value="PT06H35M10.824S" calcext:value-type="time">
            <text:p>06:35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795.57" calcext:value-type="float">
            <text:p>795.57</text:p>
          </table:table-cell>
          <table:table-cell office:value-type="float" office:value="956.56" calcext:value-type="float">
            <text:p>956.56</text:p>
          </table:table-cell>
        </table:table-row>
        <table:table-row table:style-name="ro1">
          <table:table-cell office:value-type="float" office:value="23726825" calcext:value-type="float">
            <text:p>23726825</text:p>
          </table:table-cell>
          <table:table-cell table:formula="of:=[.A1485]/1000/(60*60*24)" office:value-type="time" office:time-value="PT06H35M26.825S" calcext:value-type="time">
            <text:p>06:35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9" calcext:value-type="float">
            <text:p>129.9</text:p>
          </table:table-cell>
          <table:table-cell office:value-type="float" office:value="796.08" calcext:value-type="float">
            <text:p>796.08</text:p>
          </table:table-cell>
          <table:table-cell office:value-type="float" office:value="957.14" calcext:value-type="float">
            <text:p>957.14</text:p>
          </table:table-cell>
        </table:table-row>
        <table:table-row table:style-name="ro1">
          <table:table-cell office:value-type="float" office:value="23742825" calcext:value-type="float">
            <text:p>23742825</text:p>
          </table:table-cell>
          <table:table-cell table:formula="of:=[.A1486]/1000/(60*60*24)" office:value-type="time" office:time-value="PT06H35M42.825S" calcext:value-type="time">
            <text:p>06:35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796.59" calcext:value-type="float">
            <text:p>796.59</text:p>
          </table:table-cell>
          <table:table-cell office:value-type="float" office:value="957.72" calcext:value-type="float">
            <text:p>957.72</text:p>
          </table:table-cell>
        </table:table-row>
        <table:table-row table:style-name="ro1">
          <table:table-cell office:value-type="float" office:value="23758825" calcext:value-type="float">
            <text:p>23758825</text:p>
          </table:table-cell>
          <table:table-cell table:formula="of:=[.A1487]/1000/(60*60*24)" office:value-type="time" office:time-value="PT06H35M58.825S" calcext:value-type="time">
            <text:p>06:35:59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7.09" calcext:value-type="float">
            <text:p>797.09</text:p>
          </table:table-cell>
          <table:table-cell office:value-type="float" office:value="958.3" calcext:value-type="float">
            <text:p>958.3</text:p>
          </table:table-cell>
        </table:table-row>
        <table:table-row table:style-name="ro1">
          <table:table-cell office:value-type="float" office:value="23774825" calcext:value-type="float">
            <text:p>23774825</text:p>
          </table:table-cell>
          <table:table-cell table:formula="of:=[.A1488]/1000/(60*60*24)" office:value-type="time" office:time-value="PT06H36M14.825S" calcext:value-type="time">
            <text:p>06:36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7.6" calcext:value-type="float">
            <text:p>797.6</text:p>
          </table:table-cell>
          <table:table-cell office:value-type="float" office:value="958.88" calcext:value-type="float">
            <text:p>958.88</text:p>
          </table:table-cell>
        </table:table-row>
        <table:table-row table:style-name="ro1">
          <table:table-cell office:value-type="float" office:value="23790825" calcext:value-type="float">
            <text:p>23790825</text:p>
          </table:table-cell>
          <table:table-cell table:formula="of:=[.A1489]/1000/(60*60*24)" office:value-type="time" office:time-value="PT06H36M30.825S" calcext:value-type="time">
            <text:p>06:36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798.11" calcext:value-type="float">
            <text:p>798.11</text:p>
          </table:table-cell>
          <table:table-cell office:value-type="float" office:value="959.45" calcext:value-type="float">
            <text:p>959.45</text:p>
          </table:table-cell>
        </table:table-row>
        <table:table-row table:style-name="ro1">
          <table:table-cell office:value-type="float" office:value="23806825" calcext:value-type="float">
            <text:p>23806825</text:p>
          </table:table-cell>
          <table:table-cell table:formula="of:=[.A1490]/1000/(60*60*24)" office:value-type="time" office:time-value="PT06H36M46.825S" calcext:value-type="time">
            <text:p>06:36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8.62" calcext:value-type="float">
            <text:p>798.62</text:p>
          </table:table-cell>
          <table:table-cell office:value-type="float" office:value="960.03" calcext:value-type="float">
            <text:p>960.03</text:p>
          </table:table-cell>
        </table:table-row>
        <table:table-row table:style-name="ro1">
          <table:table-cell office:value-type="float" office:value="23822825" calcext:value-type="float">
            <text:p>23822825</text:p>
          </table:table-cell>
          <table:table-cell table:formula="of:=[.A1491]/1000/(60*60*24)" office:value-type="time" office:time-value="PT06H37M02.825S" calcext:value-type="time">
            <text:p>06:37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9.13" calcext:value-type="float">
            <text:p>799.13</text:p>
          </table:table-cell>
          <table:table-cell office:value-type="float" office:value="960.61" calcext:value-type="float">
            <text:p>960.61</text:p>
          </table:table-cell>
        </table:table-row>
        <table:table-row table:style-name="ro1">
          <table:table-cell office:value-type="float" office:value="23838825" calcext:value-type="float">
            <text:p>23838825</text:p>
          </table:table-cell>
          <table:table-cell table:formula="of:=[.A1492]/1000/(60*60*24)" office:value-type="time" office:time-value="PT06H37M18.825S" calcext:value-type="time">
            <text:p>06:37:19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799.64" calcext:value-type="float">
            <text:p>799.64</text:p>
          </table:table-cell>
          <table:table-cell office:value-type="float" office:value="961.18" calcext:value-type="float">
            <text:p>961.18</text:p>
          </table:table-cell>
        </table:table-row>
        <table:table-row table:style-name="ro1">
          <table:table-cell office:value-type="float" office:value="23854825" calcext:value-type="float">
            <text:p>23854825</text:p>
          </table:table-cell>
          <table:table-cell table:formula="of:=[.A1493]/1000/(60*60*24)" office:value-type="time" office:time-value="PT06H37M34.825S" calcext:value-type="time">
            <text:p>06:37:3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0.15" calcext:value-type="float">
            <text:p>800.15</text:p>
          </table:table-cell>
          <table:table-cell office:value-type="float" office:value="961.76" calcext:value-type="float">
            <text:p>961.76</text:p>
          </table:table-cell>
        </table:table-row>
        <table:table-row table:style-name="ro1">
          <table:table-cell office:value-type="float" office:value="23870825" calcext:value-type="float">
            <text:p>23870825</text:p>
          </table:table-cell>
          <table:table-cell table:formula="of:=[.A1494]/1000/(60*60*24)" office:value-type="time" office:time-value="PT06H37M50.825S" calcext:value-type="time">
            <text:p>06:37:51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0.65" calcext:value-type="float">
            <text:p>800.65</text:p>
          </table:table-cell>
          <table:table-cell office:value-type="float" office:value="962.34" calcext:value-type="float">
            <text:p>962.34</text:p>
          </table:table-cell>
        </table:table-row>
        <table:table-row table:style-name="ro1">
          <table:table-cell office:value-type="float" office:value="23886825" calcext:value-type="float">
            <text:p>23886825</text:p>
          </table:table-cell>
          <table:table-cell table:formula="of:=[.A1495]/1000/(60*60*24)" office:value-type="time" office:time-value="PT06H38M06.825S" calcext:value-type="time">
            <text:p>06:38:07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1.16" calcext:value-type="float">
            <text:p>801.16</text:p>
          </table:table-cell>
          <table:table-cell office:value-type="float" office:value="962.92" calcext:value-type="float">
            <text:p>962.92</text:p>
          </table:table-cell>
        </table:table-row>
        <table:table-row table:style-name="ro1">
          <table:table-cell office:value-type="float" office:value="23902825" calcext:value-type="float">
            <text:p>23902825</text:p>
          </table:table-cell>
          <table:table-cell table:formula="of:=[.A1496]/1000/(60*60*24)" office:value-type="time" office:time-value="PT06H38M22.825S" calcext:value-type="time">
            <text:p>06:38:23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1.67" calcext:value-type="float">
            <text:p>801.67</text:p>
          </table:table-cell>
          <table:table-cell office:value-type="float" office:value="963.49" calcext:value-type="float">
            <text:p>963.49</text:p>
          </table:table-cell>
        </table:table-row>
        <table:table-row table:style-name="ro1">
          <table:table-cell office:value-type="float" office:value="23918825" calcext:value-type="float">
            <text:p>23918825</text:p>
          </table:table-cell>
          <table:table-cell table:formula="of:=[.A1497]/1000/(60*60*24)" office:value-type="time" office:time-value="PT06H38M38.825S" calcext:value-type="time">
            <text:p>06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32" calcext:value-type="float">
            <text:p>129.32</text:p>
          </table:table-cell>
          <table:table-cell office:value-type="float" office:value="802.18" calcext:value-type="float">
            <text:p>802.18</text:p>
          </table:table-cell>
          <table:table-cell office:value-type="float" office:value="964.07" calcext:value-type="float">
            <text:p>964.07</text:p>
          </table:table-cell>
        </table:table-row>
        <table:table-row table:style-name="ro1">
          <table:table-cell office:value-type="float" office:value="23934825" calcext:value-type="float">
            <text:p>23934825</text:p>
          </table:table-cell>
          <table:table-cell table:formula="of:=[.A1498]/1000/(60*60*24)" office:value-type="time" office:time-value="PT06H38M54.825S" calcext:value-type="time">
            <text:p>06:38:55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802.69" calcext:value-type="float">
            <text:p>802.69</text:p>
          </table:table-cell>
          <table:table-cell office:value-type="float" office:value="964.65" calcext:value-type="float">
            <text:p>964.65</text:p>
          </table:table-cell>
        </table:table-row>
        <table:table-row table:style-name="ro1">
          <table:table-cell office:value-type="float" office:value="23950825" calcext:value-type="float">
            <text:p>23950825</text:p>
          </table:table-cell>
          <table:table-cell table:formula="of:=[.A1499]/1000/(60*60*24)" office:value-type="time" office:time-value="PT06H39M10.825S" calcext:value-type="time">
            <text:p>06:39:11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03.19" calcext:value-type="float">
            <text:p>803.19</text:p>
          </table:table-cell>
          <table:table-cell office:value-type="float" office:value="965.22" calcext:value-type="float">
            <text:p>965.22</text:p>
          </table:table-cell>
        </table:table-row>
        <table:table-row table:style-name="ro1">
          <table:table-cell office:value-type="float" office:value="23966825" calcext:value-type="float">
            <text:p>23966825</text:p>
          </table:table-cell>
          <table:table-cell table:formula="of:=[.A1500]/1000/(60*60*24)" office:value-type="time" office:time-value="PT06H39M26.825S" calcext:value-type="time">
            <text:p>06:39:27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803.7" calcext:value-type="float">
            <text:p>803.7</text:p>
          </table:table-cell>
          <table:table-cell office:value-type="float" office:value="965.8" calcext:value-type="float">
            <text:p>965.8</text:p>
          </table:table-cell>
        </table:table-row>
        <table:table-row table:style-name="ro1">
          <table:table-cell office:value-type="float" office:value="23982825" calcext:value-type="float">
            <text:p>23982825</text:p>
          </table:table-cell>
          <table:table-cell table:formula="of:=[.A1501]/1000/(60*60*24)" office:value-type="time" office:time-value="PT06H39M42.825S" calcext:value-type="time">
            <text:p>06:39:43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04.21" calcext:value-type="float">
            <text:p>804.21</text:p>
          </table:table-cell>
          <table:table-cell office:value-type="float" office:value="966.37" calcext:value-type="float">
            <text:p>966.37</text:p>
          </table:table-cell>
        </table:table-row>
        <table:table-row table:style-name="ro1">
          <table:table-cell office:value-type="float" office:value="23998824" calcext:value-type="float">
            <text:p>23998824</text:p>
          </table:table-cell>
          <table:table-cell table:formula="of:=[.A1502]/1000/(60*60*24)" office:value-type="time" office:time-value="PT06H39M58.824S" calcext:value-type="time">
            <text:p>06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804.72" calcext:value-type="float">
            <text:p>804.72</text:p>
          </table:table-cell>
          <table:table-cell office:value-type="float" office:value="966.95" calcext:value-type="float">
            <text:p>966.95</text:p>
          </table:table-cell>
        </table:table-row>
        <table:table-row table:style-name="ro1">
          <table:table-cell office:value-type="float" office:value="24014825" calcext:value-type="float">
            <text:p>24014825</text:p>
          </table:table-cell>
          <table:table-cell table:formula="of:=[.A1503]/1000/(60*60*24)" office:value-type="time" office:time-value="PT06H40M14.825S" calcext:value-type="time">
            <text:p>06:40:15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05.22" calcext:value-type="float">
            <text:p>805.22</text:p>
          </table:table-cell>
          <table:table-cell office:value-type="float" office:value="967.53" calcext:value-type="float">
            <text:p>967.53</text:p>
          </table:table-cell>
        </table:table-row>
        <table:table-row table:style-name="ro1">
          <table:table-cell office:value-type="float" office:value="24030825" calcext:value-type="float">
            <text:p>24030825</text:p>
          </table:table-cell>
          <table:table-cell table:formula="of:=[.A1504]/1000/(60*60*24)" office:value-type="time" office:time-value="PT06H40M30.825S" calcext:value-type="time">
            <text:p>06:40:31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05.73" calcext:value-type="float">
            <text:p>805.73</text:p>
          </table:table-cell>
          <table:table-cell office:value-type="float" office:value="968.1" calcext:value-type="float">
            <text:p>968.1</text:p>
          </table:table-cell>
        </table:table-row>
        <table:table-row table:style-name="ro1">
          <table:table-cell office:value-type="float" office:value="24046825" calcext:value-type="float">
            <text:p>24046825</text:p>
          </table:table-cell>
          <table:table-cell table:formula="of:=[.A1505]/1000/(60*60*24)" office:value-type="time" office:time-value="PT06H40M46.825S" calcext:value-type="time">
            <text:p>06:40:47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06.24" calcext:value-type="float">
            <text:p>806.24</text:p>
          </table:table-cell>
          <table:table-cell office:value-type="float" office:value="968.68" calcext:value-type="float">
            <text:p>968.68</text:p>
          </table:table-cell>
        </table:table-row>
        <table:table-row table:style-name="ro1">
          <table:table-cell office:value-type="float" office:value="24062825" calcext:value-type="float">
            <text:p>24062825</text:p>
          </table:table-cell>
          <table:table-cell table:formula="of:=[.A1506]/1000/(60*60*24)" office:value-type="time" office:time-value="PT06H41M02.825S" calcext:value-type="time">
            <text:p>06:41:03</text:p>
          </table:table-cell>
          <table:table-cell office:value-type="float" office:value="1.14" calcext:value-type="float">
            <text:p>1.14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55" calcext:value-type="float">
            <text:p>129.55</text:p>
          </table:table-cell>
          <table:table-cell office:value-type="float" office:value="806.74" calcext:value-type="float">
            <text:p>806.74</text:p>
          </table:table-cell>
          <table:table-cell office:value-type="float" office:value="969.25" calcext:value-type="float">
            <text:p>969.25</text:p>
          </table:table-cell>
        </table:table-row>
        <table:table-row table:style-name="ro1">
          <table:table-cell office:value-type="float" office:value="24078825" calcext:value-type="float">
            <text:p>24078825</text:p>
          </table:table-cell>
          <table:table-cell table:formula="of:=[.A1507]/1000/(60*60*24)" office:value-type="time" office:time-value="PT06H41M18.825S" calcext:value-type="time">
            <text:p>06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7.25" calcext:value-type="float">
            <text:p>807.25</text:p>
          </table:table-cell>
          <table:table-cell office:value-type="float" office:value="969.82" calcext:value-type="float">
            <text:p>969.82</text:p>
          </table:table-cell>
        </table:table-row>
        <table:table-row table:style-name="ro1">
          <table:table-cell office:value-type="float" office:value="24094825" calcext:value-type="float">
            <text:p>24094825</text:p>
          </table:table-cell>
          <table:table-cell table:formula="of:=[.A1508]/1000/(60*60*24)" office:value-type="time" office:time-value="PT06H41M34.825S" calcext:value-type="time">
            <text:p>06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807.76" calcext:value-type="float">
            <text:p>807.76</text:p>
          </table:table-cell>
          <table:table-cell office:value-type="float" office:value="970.4" calcext:value-type="float">
            <text:p>970.4</text:p>
          </table:table-cell>
        </table:table-row>
        <table:table-row table:style-name="ro1">
          <table:table-cell office:value-type="float" office:value="24110825" calcext:value-type="float">
            <text:p>24110825</text:p>
          </table:table-cell>
          <table:table-cell table:formula="of:=[.A1509]/1000/(60*60*24)" office:value-type="time" office:time-value="PT06H41M50.825S" calcext:value-type="time">
            <text:p>06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8.26" calcext:value-type="float">
            <text:p>808.26</text:p>
          </table:table-cell>
          <table:table-cell office:value-type="float" office:value="970.97" calcext:value-type="float">
            <text:p>970.97</text:p>
          </table:table-cell>
        </table:table-row>
        <table:table-row table:style-name="ro1">
          <table:table-cell office:value-type="float" office:value="24126825" calcext:value-type="float">
            <text:p>24126825</text:p>
          </table:table-cell>
          <table:table-cell table:formula="of:=[.A1510]/1000/(60*60*24)" office:value-type="time" office:time-value="PT06H42M06.825S" calcext:value-type="time">
            <text:p>06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08.77" calcext:value-type="float">
            <text:p>808.77</text:p>
          </table:table-cell>
          <table:table-cell office:value-type="float" office:value="971.55" calcext:value-type="float">
            <text:p>971.55</text:p>
          </table:table-cell>
        </table:table-row>
        <table:table-row table:style-name="ro1">
          <table:table-cell office:value-type="float" office:value="24142825" calcext:value-type="float">
            <text:p>24142825</text:p>
          </table:table-cell>
          <table:table-cell table:formula="of:=[.A1511]/1000/(60*60*24)" office:value-type="time" office:time-value="PT06H42M22.825S" calcext:value-type="time">
            <text:p>06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9.28" calcext:value-type="float">
            <text:p>809.28</text:p>
          </table:table-cell>
          <table:table-cell office:value-type="float" office:value="972.12" calcext:value-type="float">
            <text:p>972.12</text:p>
          </table:table-cell>
        </table:table-row>
        <table:table-row table:style-name="ro1">
          <table:table-cell office:value-type="float" office:value="24158825" calcext:value-type="float">
            <text:p>24158825</text:p>
          </table:table-cell>
          <table:table-cell table:formula="of:=[.A1512]/1000/(60*60*24)" office:value-type="time" office:time-value="PT06H42M38.825S" calcext:value-type="time">
            <text:p>06:42:39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809.79" calcext:value-type="float">
            <text:p>809.79</text:p>
          </table:table-cell>
          <table:table-cell office:value-type="float" office:value="972.69" calcext:value-type="float">
            <text:p>972.69</text:p>
          </table:table-cell>
        </table:table-row>
        <table:table-row table:style-name="ro1">
          <table:table-cell office:value-type="float" office:value="24174825" calcext:value-type="float">
            <text:p>24174825</text:p>
          </table:table-cell>
          <table:table-cell table:formula="of:=[.A1513]/1000/(60*60*24)" office:value-type="time" office:time-value="PT06H42M54.825S" calcext:value-type="time">
            <text:p>06:42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0.29" calcext:value-type="float">
            <text:p>810.29</text:p>
          </table:table-cell>
          <table:table-cell office:value-type="float" office:value="973.27" calcext:value-type="float">
            <text:p>973.27</text:p>
          </table:table-cell>
        </table:table-row>
        <table:table-row table:style-name="ro1">
          <table:table-cell office:value-type="float" office:value="24190825" calcext:value-type="float">
            <text:p>24190825</text:p>
          </table:table-cell>
          <table:table-cell table:formula="of:=[.A1514]/1000/(60*60*24)" office:value-type="time" office:time-value="PT06H43M10.825S" calcext:value-type="time">
            <text:p>06:43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0.8" calcext:value-type="float">
            <text:p>810.8</text:p>
          </table:table-cell>
          <table:table-cell office:value-type="float" office:value="973.84" calcext:value-type="float">
            <text:p>973.84</text:p>
          </table:table-cell>
        </table:table-row>
        <table:table-row table:style-name="ro1">
          <table:table-cell office:value-type="float" office:value="24206825" calcext:value-type="float">
            <text:p>24206825</text:p>
          </table:table-cell>
          <table:table-cell table:formula="of:=[.A1515]/1000/(60*60*24)" office:value-type="time" office:time-value="PT06H43M26.825S" calcext:value-type="time">
            <text:p>06:43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1.3" calcext:value-type="float">
            <text:p>811.3</text:p>
          </table:table-cell>
          <table:table-cell office:value-type="float" office:value="974.41" calcext:value-type="float">
            <text:p>974.41</text:p>
          </table:table-cell>
        </table:table-row>
        <table:table-row table:style-name="ro1">
          <table:table-cell office:value-type="float" office:value="24222825" calcext:value-type="float">
            <text:p>24222825</text:p>
          </table:table-cell>
          <table:table-cell table:formula="of:=[.A1516]/1000/(60*60*24)" office:value-type="time" office:time-value="PT06H43M42.825S" calcext:value-type="time">
            <text:p>06:43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1.81" calcext:value-type="float">
            <text:p>811.81</text:p>
          </table:table-cell>
          <table:table-cell office:value-type="float" office:value="974.98" calcext:value-type="float">
            <text:p>974.98</text:p>
          </table:table-cell>
        </table:table-row>
        <table:table-row table:style-name="ro1">
          <table:table-cell office:value-type="float" office:value="24238825" calcext:value-type="float">
            <text:p>24238825</text:p>
          </table:table-cell>
          <table:table-cell table:formula="of:=[.A1517]/1000/(60*60*24)" office:value-type="time" office:time-value="PT06H43M58.825S" calcext:value-type="time">
            <text:p>06:43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41" calcext:value-type="float">
            <text:p>128.41</text:p>
          </table:table-cell>
          <table:table-cell office:value-type="float" office:value="812.32" calcext:value-type="float">
            <text:p>812.32</text:p>
          </table:table-cell>
          <table:table-cell office:value-type="float" office:value="975.56" calcext:value-type="float">
            <text:p>975.56</text:p>
          </table:table-cell>
        </table:table-row>
        <table:table-row table:style-name="ro1">
          <table:table-cell office:value-type="float" office:value="24254825" calcext:value-type="float">
            <text:p>24254825</text:p>
          </table:table-cell>
          <table:table-cell table:formula="of:=[.A1518]/1000/(60*60*24)" office:value-type="time" office:time-value="PT06H44M14.825S" calcext:value-type="time">
            <text:p>06:44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812.82" calcext:value-type="float">
            <text:p>812.82</text:p>
          </table:table-cell>
          <table:table-cell office:value-type="float" office:value="976.13" calcext:value-type="float">
            <text:p>976.13</text:p>
          </table:table-cell>
        </table:table-row>
        <table:table-row table:style-name="ro1">
          <table:table-cell office:value-type="float" office:value="24270825" calcext:value-type="float">
            <text:p>24270825</text:p>
          </table:table-cell>
          <table:table-cell table:formula="of:=[.A1519]/1000/(60*60*24)" office:value-type="time" office:time-value="PT06H44M30.825S" calcext:value-type="time">
            <text:p>06:44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13.33" calcext:value-type="float">
            <text:p>813.33</text:p>
          </table:table-cell>
          <table:table-cell office:value-type="float" office:value="976.7" calcext:value-type="float">
            <text:p>976.7</text:p>
          </table:table-cell>
        </table:table-row>
        <table:table-row table:style-name="ro1">
          <table:table-cell office:value-type="float" office:value="24286825" calcext:value-type="float">
            <text:p>24286825</text:p>
          </table:table-cell>
          <table:table-cell table:formula="of:=[.A1520]/1000/(60*60*24)" office:value-type="time" office:time-value="PT06H44M46.825S" calcext:value-type="time">
            <text:p>06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13.83" calcext:value-type="float">
            <text:p>813.83</text:p>
          </table:table-cell>
          <table:table-cell office:value-type="float" office:value="977.27" calcext:value-type="float">
            <text:p>977.27</text:p>
          </table:table-cell>
        </table:table-row>
        <table:table-row table:style-name="ro1">
          <table:table-cell office:value-type="float" office:value="24302825" calcext:value-type="float">
            <text:p>24302825</text:p>
          </table:table-cell>
          <table:table-cell table:formula="of:=[.A1521]/1000/(60*60*24)" office:value-type="time" office:time-value="PT06H45M02.825S" calcext:value-type="time">
            <text:p>06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14.34" calcext:value-type="float">
            <text:p>814.34</text:p>
          </table:table-cell>
          <table:table-cell office:value-type="float" office:value="977.84" calcext:value-type="float">
            <text:p>977.84</text:p>
          </table:table-cell>
        </table:table-row>
        <table:table-row table:style-name="ro1">
          <table:table-cell office:value-type="float" office:value="24318825" calcext:value-type="float">
            <text:p>24318825</text:p>
          </table:table-cell>
          <table:table-cell table:formula="of:=[.A1522]/1000/(60*60*24)" office:value-type="time" office:time-value="PT06H45M18.825S" calcext:value-type="time">
            <text:p>06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814.84" calcext:value-type="float">
            <text:p>814.84</text:p>
          </table:table-cell>
          <table:table-cell office:value-type="float" office:value="978.42" calcext:value-type="float">
            <text:p>978.42</text:p>
          </table:table-cell>
        </table:table-row>
        <table:table-row table:style-name="ro1">
          <table:table-cell office:value-type="float" office:value="24334825" calcext:value-type="float">
            <text:p>24334825</text:p>
          </table:table-cell>
          <table:table-cell table:formula="of:=[.A1523]/1000/(60*60*24)" office:value-type="time" office:time-value="PT06H45M34.825S" calcext:value-type="time">
            <text:p>06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5.35" calcext:value-type="float">
            <text:p>815.35</text:p>
          </table:table-cell>
          <table:table-cell office:value-type="float" office:value="978.99" calcext:value-type="float">
            <text:p>978.99</text:p>
          </table:table-cell>
        </table:table-row>
        <table:table-row table:style-name="ro1">
          <table:table-cell office:value-type="float" office:value="24350825" calcext:value-type="float">
            <text:p>24350825</text:p>
          </table:table-cell>
          <table:table-cell table:formula="of:=[.A1524]/1000/(60*60*24)" office:value-type="time" office:time-value="PT06H45M50.825S" calcext:value-type="time">
            <text:p>06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5.86" calcext:value-type="float">
            <text:p>815.86</text:p>
          </table:table-cell>
          <table:table-cell office:value-type="float" office:value="979.56" calcext:value-type="float">
            <text:p>979.56</text:p>
          </table:table-cell>
        </table:table-row>
        <table:table-row table:style-name="ro1">
          <table:table-cell office:value-type="float" office:value="24366825" calcext:value-type="float">
            <text:p>24366825</text:p>
          </table:table-cell>
          <table:table-cell table:formula="of:=[.A1525]/1000/(60*60*24)" office:value-type="time" office:time-value="PT06H46M06.825S" calcext:value-type="time">
            <text:p>06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816.36" calcext:value-type="float">
            <text:p>816.36</text:p>
          </table:table-cell>
          <table:table-cell office:value-type="float" office:value="980.13" calcext:value-type="float">
            <text:p>980.13</text:p>
          </table:table-cell>
        </table:table-row>
        <table:table-row table:style-name="ro1">
          <table:table-cell office:value-type="float" office:value="24382825" calcext:value-type="float">
            <text:p>24382825</text:p>
          </table:table-cell>
          <table:table-cell table:formula="of:=[.A1526]/1000/(60*60*24)" office:value-type="time" office:time-value="PT06H46M22.825S" calcext:value-type="time">
            <text:p>06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6.87" calcext:value-type="float">
            <text:p>816.87</text:p>
          </table:table-cell>
          <table:table-cell office:value-type="float" office:value="980.7" calcext:value-type="float">
            <text:p>980.7</text:p>
          </table:table-cell>
        </table:table-row>
        <table:table-row table:style-name="ro1">
          <table:table-cell office:value-type="float" office:value="24398825" calcext:value-type="float">
            <text:p>24398825</text:p>
          </table:table-cell>
          <table:table-cell table:formula="of:=[.A1527]/1000/(60*60*24)" office:value-type="time" office:time-value="PT06H46M38.825S" calcext:value-type="time">
            <text:p>06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7.37" calcext:value-type="float">
            <text:p>817.37</text:p>
          </table:table-cell>
          <table:table-cell office:value-type="float" office:value="981.27" calcext:value-type="float">
            <text:p>981.27</text:p>
          </table:table-cell>
        </table:table-row>
        <table:table-row table:style-name="ro1">
          <table:table-cell office:value-type="float" office:value="24414825" calcext:value-type="float">
            <text:p>24414825</text:p>
          </table:table-cell>
          <table:table-cell table:formula="of:=[.A1528]/1000/(60*60*24)" office:value-type="time" office:time-value="PT06H46M54.825S" calcext:value-type="time">
            <text:p>06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18" calcext:value-type="float">
            <text:p>128.18</text:p>
          </table:table-cell>
          <table:table-cell office:value-type="float" office:value="817.88" calcext:value-type="float">
            <text:p>817.88</text:p>
          </table:table-cell>
          <table:table-cell office:value-type="float" office:value="981.84" calcext:value-type="float">
            <text:p>981.84</text:p>
          </table:table-cell>
        </table:table-row>
        <table:table-row table:style-name="ro1">
          <table:table-cell office:value-type="float" office:value="24430825" calcext:value-type="float">
            <text:p>24430825</text:p>
          </table:table-cell>
          <table:table-cell table:formula="of:=[.A1529]/1000/(60*60*24)" office:value-type="time" office:time-value="PT06H47M10.825S" calcext:value-type="time">
            <text:p>06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8.38" calcext:value-type="float">
            <text:p>818.38</text:p>
          </table:table-cell>
          <table:table-cell office:value-type="float" office:value="982.41" calcext:value-type="float">
            <text:p>982.41</text:p>
          </table:table-cell>
        </table:table-row>
        <table:table-row table:style-name="ro1">
          <table:table-cell office:value-type="float" office:value="24446825" calcext:value-type="float">
            <text:p>24446825</text:p>
          </table:table-cell>
          <table:table-cell table:formula="of:=[.A1530]/1000/(60*60*24)" office:value-type="time" office:time-value="PT06H47M26.825S" calcext:value-type="time">
            <text:p>06:47:27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8.89" calcext:value-type="float">
            <text:p>818.89</text:p>
          </table:table-cell>
          <table:table-cell office:value-type="float" office:value="982.97" calcext:value-type="float">
            <text:p>982.97</text:p>
          </table:table-cell>
        </table:table-row>
        <table:table-row table:style-name="ro1">
          <table:table-cell office:value-type="float" office:value="24462825" calcext:value-type="float">
            <text:p>24462825</text:p>
          </table:table-cell>
          <table:table-cell table:formula="of:=[.A1531]/1000/(60*60*24)" office:value-type="time" office:time-value="PT06H47M42.825S" calcext:value-type="time">
            <text:p>06:47:43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19.39" calcext:value-type="float">
            <text:p>819.39</text:p>
          </table:table-cell>
          <table:table-cell office:value-type="float" office:value="983.54" calcext:value-type="float">
            <text:p>983.54</text:p>
          </table:table-cell>
        </table:table-row>
        <table:table-row table:style-name="ro1">
          <table:table-cell office:value-type="float" office:value="24478825" calcext:value-type="float">
            <text:p>24478825</text:p>
          </table:table-cell>
          <table:table-cell table:formula="of:=[.A1532]/1000/(60*60*24)" office:value-type="time" office:time-value="PT06H47M58.825S" calcext:value-type="time">
            <text:p>06:47:59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6" calcext:value-type="float">
            <text:p>127.96</text:p>
          </table:table-cell>
          <table:table-cell office:value-type="float" office:value="819.9" calcext:value-type="float">
            <text:p>819.9</text:p>
          </table:table-cell>
          <table:table-cell office:value-type="float" office:value="984.11" calcext:value-type="float">
            <text:p>984.11</text:p>
          </table:table-cell>
        </table:table-row>
        <table:table-row table:style-name="ro1">
          <table:table-cell office:value-type="float" office:value="24494825" calcext:value-type="float">
            <text:p>24494825</text:p>
          </table:table-cell>
          <table:table-cell table:formula="of:=[.A1533]/1000/(60*60*24)" office:value-type="time" office:time-value="PT06H48M14.825S" calcext:value-type="time">
            <text:p>06:48:15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820.4" calcext:value-type="float">
            <text:p>820.4</text:p>
          </table:table-cell>
          <table:table-cell office:value-type="float" office:value="984.68" calcext:value-type="float">
            <text:p>984.68</text:p>
          </table:table-cell>
        </table:table-row>
        <table:table-row table:style-name="ro1">
          <table:table-cell office:value-type="float" office:value="24510825" calcext:value-type="float">
            <text:p>24510825</text:p>
          </table:table-cell>
          <table:table-cell table:formula="of:=[.A1534]/1000/(60*60*24)" office:value-type="time" office:time-value="PT06H48M30.825S" calcext:value-type="time">
            <text:p>06:48:31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20.9" calcext:value-type="float">
            <text:p>820.9</text:p>
          </table:table-cell>
          <table:table-cell office:value-type="float" office:value="985.25" calcext:value-type="float">
            <text:p>985.25</text:p>
          </table:table-cell>
        </table:table-row>
        <table:table-row table:style-name="ro1">
          <table:table-cell office:value-type="float" office:value="24526825" calcext:value-type="float">
            <text:p>24526825</text:p>
          </table:table-cell>
          <table:table-cell table:formula="of:=[.A1535]/1000/(60*60*24)" office:value-type="time" office:time-value="PT06H48M46.825S" calcext:value-type="time">
            <text:p>06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821.41" calcext:value-type="float">
            <text:p>821.41</text:p>
          </table:table-cell>
          <table:table-cell office:value-type="float" office:value="985.82" calcext:value-type="float">
            <text:p>985.82</text:p>
          </table:table-cell>
        </table:table-row>
        <table:table-row table:style-name="ro1">
          <table:table-cell office:value-type="float" office:value="24542825" calcext:value-type="float">
            <text:p>24542825</text:p>
          </table:table-cell>
          <table:table-cell table:formula="of:=[.A1536]/1000/(60*60*24)" office:value-type="time" office:time-value="PT06H49M02.825S" calcext:value-type="time">
            <text:p>06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5" calcext:value-type="float">
            <text:p>127.5</text:p>
          </table:table-cell>
          <table:table-cell office:value-type="float" office:value="821.91" calcext:value-type="float">
            <text:p>821.91</text:p>
          </table:table-cell>
          <table:table-cell office:value-type="float" office:value="986.39" calcext:value-type="float">
            <text:p>986.39</text:p>
          </table:table-cell>
        </table:table-row>
        <table:table-row table:style-name="ro1">
          <table:table-cell office:value-type="float" office:value="24558825" calcext:value-type="float">
            <text:p>24558825</text:p>
          </table:table-cell>
          <table:table-cell table:formula="of:=[.A1537]/1000/(60*60*24)" office:value-type="time" office:time-value="PT06H49M18.825S" calcext:value-type="time">
            <text:p>06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22.42" calcext:value-type="float">
            <text:p>822.42</text:p>
          </table:table-cell>
          <table:table-cell office:value-type="float" office:value="986.96" calcext:value-type="float">
            <text:p>986.96</text:p>
          </table:table-cell>
        </table:table-row>
        <table:table-row table:style-name="ro1">
          <table:table-cell office:value-type="float" office:value="24574825" calcext:value-type="float">
            <text:p>24574825</text:p>
          </table:table-cell>
          <table:table-cell table:formula="of:=[.A1538]/1000/(60*60*24)" office:value-type="time" office:time-value="PT06H49M34.825S" calcext:value-type="time">
            <text:p>06:49:35</text:p>
          </table:table-cell>
          <table:table-cell office:value-type="float" office:value="1.13" calcext:value-type="float">
            <text:p>1.13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84" calcext:value-type="float">
            <text:p>127.84</text:p>
          </table:table-cell>
          <table:table-cell office:value-type="float" office:value="822.92" calcext:value-type="float">
            <text:p>822.92</text:p>
          </table:table-cell>
          <table:table-cell office:value-type="float" office:value="987.52" calcext:value-type="float">
            <text:p>987.52</text:p>
          </table:table-cell>
        </table:table-row>
        <table:table-row table:style-name="ro1">
          <table:table-cell office:value-type="float" office:value="24590825" calcext:value-type="float">
            <text:p>24590825</text:p>
          </table:table-cell>
          <table:table-cell table:formula="of:=[.A1539]/1000/(60*60*24)" office:value-type="time" office:time-value="PT06H49M50.825S" calcext:value-type="time">
            <text:p>06:49:51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3.43" calcext:value-type="float">
            <text:p>823.43</text:p>
          </table:table-cell>
          <table:table-cell office:value-type="float" office:value="988.09" calcext:value-type="float">
            <text:p>988.09</text:p>
          </table:table-cell>
        </table:table-row>
        <table:table-row table:style-name="ro1">
          <table:table-cell office:value-type="float" office:value="24606825" calcext:value-type="float">
            <text:p>24606825</text:p>
          </table:table-cell>
          <table:table-cell table:formula="of:=[.A1540]/1000/(60*60*24)" office:value-type="time" office:time-value="PT06H50M06.825S" calcext:value-type="time">
            <text:p>06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3.93" calcext:value-type="float">
            <text:p>823.93</text:p>
          </table:table-cell>
          <table:table-cell office:value-type="float" office:value="988.66" calcext:value-type="float">
            <text:p>988.66</text:p>
          </table:table-cell>
        </table:table-row>
        <table:table-row table:style-name="ro1">
          <table:table-cell office:value-type="float" office:value="24622824" calcext:value-type="float">
            <text:p>24622824</text:p>
          </table:table-cell>
          <table:table-cell table:formula="of:=[.A1541]/1000/(60*60*24)" office:value-type="time" office:time-value="PT06H50M22.824S" calcext:value-type="time">
            <text:p>06:50:23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4.43" calcext:value-type="float">
            <text:p>824.43</text:p>
          </table:table-cell>
          <table:table-cell office:value-type="float" office:value="989.23" calcext:value-type="float">
            <text:p>989.23</text:p>
          </table:table-cell>
        </table:table-row>
        <table:table-row table:style-name="ro1">
          <table:table-cell office:value-type="float" office:value="24638825" calcext:value-type="float">
            <text:p>24638825</text:p>
          </table:table-cell>
          <table:table-cell table:formula="of:=[.A1542]/1000/(60*60*24)" office:value-type="time" office:time-value="PT06H50M38.825S" calcext:value-type="time">
            <text:p>06:50:39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4.94" calcext:value-type="float">
            <text:p>824.94</text:p>
          </table:table-cell>
          <table:table-cell office:value-type="float" office:value="989.79" calcext:value-type="float">
            <text:p>989.79</text:p>
          </table:table-cell>
        </table:table-row>
        <table:table-row table:style-name="ro1">
          <table:table-cell office:value-type="float" office:value="24654825" calcext:value-type="float">
            <text:p>24654825</text:p>
          </table:table-cell>
          <table:table-cell table:formula="of:=[.A1543]/1000/(60*60*24)" office:value-type="time" office:time-value="PT06H50M54.825S" calcext:value-type="time">
            <text:p>06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5.44" calcext:value-type="float">
            <text:p>825.44</text:p>
          </table:table-cell>
          <table:table-cell office:value-type="float" office:value="990.36" calcext:value-type="float">
            <text:p>990.36</text:p>
          </table:table-cell>
        </table:table-row>
        <table:table-row table:style-name="ro1">
          <table:table-cell office:value-type="float" office:value="24670825" calcext:value-type="float">
            <text:p>24670825</text:p>
          </table:table-cell>
          <table:table-cell table:formula="of:=[.A1544]/1000/(60*60*24)" office:value-type="time" office:time-value="PT06H51M10.825S" calcext:value-type="time">
            <text:p>06:51:11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825.95" calcext:value-type="float">
            <text:p>825.95</text:p>
          </table:table-cell>
          <table:table-cell office:value-type="float" office:value="990.93" calcext:value-type="float">
            <text:p>990.93</text:p>
          </table:table-cell>
        </table:table-row>
        <table:table-row table:style-name="ro1">
          <table:table-cell office:value-type="float" office:value="24686825" calcext:value-type="float">
            <text:p>24686825</text:p>
          </table:table-cell>
          <table:table-cell table:formula="of:=[.A1545]/1000/(60*60*24)" office:value-type="time" office:time-value="PT06H51M26.825S" calcext:value-type="time">
            <text:p>06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826.45" calcext:value-type="float">
            <text:p>826.45</text:p>
          </table:table-cell>
          <table:table-cell office:value-type="float" office:value="991.49" calcext:value-type="float">
            <text:p>991.49</text:p>
          </table:table-cell>
        </table:table-row>
        <table:table-row table:style-name="ro1">
          <table:table-cell office:value-type="float" office:value="24702825" calcext:value-type="float">
            <text:p>24702825</text:p>
          </table:table-cell>
          <table:table-cell table:formula="of:=[.A1546]/1000/(60*60*24)" office:value-type="time" office:time-value="PT06H51M42.825S" calcext:value-type="time">
            <text:p>06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6.95" calcext:value-type="float">
            <text:p>826.95</text:p>
          </table:table-cell>
          <table:table-cell office:value-type="float" office:value="992.06" calcext:value-type="float">
            <text:p>992.06</text:p>
          </table:table-cell>
        </table:table-row>
        <table:table-row table:style-name="ro1">
          <table:table-cell office:value-type="float" office:value="24718825" calcext:value-type="float">
            <text:p>24718825</text:p>
          </table:table-cell>
          <table:table-cell table:formula="of:=[.A1547]/1000/(60*60*24)" office:value-type="time" office:time-value="PT06H51M58.825S" calcext:value-type="time">
            <text:p>06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7.46" calcext:value-type="float">
            <text:p>827.46</text:p>
          </table:table-cell>
          <table:table-cell office:value-type="float" office:value="992.62" calcext:value-type="float">
            <text:p>992.62</text:p>
          </table:table-cell>
        </table:table-row>
        <table:table-row table:style-name="ro1">
          <table:table-cell office:value-type="float" office:value="24734825" calcext:value-type="float">
            <text:p>24734825</text:p>
          </table:table-cell>
          <table:table-cell table:formula="of:=[.A1548]/1000/(60*60*24)" office:value-type="time" office:time-value="PT06H52M14.825S" calcext:value-type="time">
            <text:p>06:52:15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827.96" calcext:value-type="float">
            <text:p>827.96</text:p>
          </table:table-cell>
          <table:table-cell office:value-type="float" office:value="993.19" calcext:value-type="float">
            <text:p>993.19</text:p>
          </table:table-cell>
        </table:table-row>
        <table:table-row table:style-name="ro1">
          <table:table-cell office:value-type="float" office:value="24750825" calcext:value-type="float">
            <text:p>24750825</text:p>
          </table:table-cell>
          <table:table-cell table:formula="of:=[.A1549]/1000/(60*60*24)" office:value-type="time" office:time-value="PT06H52M30.825S" calcext:value-type="time">
            <text:p>06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8.46" calcext:value-type="float">
            <text:p>828.46</text:p>
          </table:table-cell>
          <table:table-cell office:value-type="float" office:value="993.75" calcext:value-type="float">
            <text:p>993.75</text:p>
          </table:table-cell>
        </table:table-row>
        <table:table-row table:style-name="ro1">
          <table:table-cell office:value-type="float" office:value="24766825" calcext:value-type="float">
            <text:p>24766825</text:p>
          </table:table-cell>
          <table:table-cell table:formula="of:=[.A1550]/1000/(60*60*24)" office:value-type="time" office:time-value="PT06H52M46.825S" calcext:value-type="time">
            <text:p>06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8.97" calcext:value-type="float">
            <text:p>828.97</text:p>
          </table:table-cell>
          <table:table-cell office:value-type="float" office:value="994.32" calcext:value-type="float">
            <text:p>994.32</text:p>
          </table:table-cell>
        </table:table-row>
        <table:table-row table:style-name="ro1">
          <table:table-cell office:value-type="float" office:value="24782825" calcext:value-type="float">
            <text:p>24782825</text:p>
          </table:table-cell>
          <table:table-cell table:formula="of:=[.A1551]/1000/(60*60*24)" office:value-type="time" office:time-value="PT06H53M02.825S" calcext:value-type="time">
            <text:p>06:53:03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9.47" calcext:value-type="float">
            <text:p>829.47</text:p>
          </table:table-cell>
          <table:table-cell office:value-type="float" office:value="994.88" calcext:value-type="float">
            <text:p>994.88</text:p>
          </table:table-cell>
        </table:table-row>
        <table:table-row table:style-name="ro1">
          <table:table-cell office:value-type="float" office:value="24798825" calcext:value-type="float">
            <text:p>24798825</text:p>
          </table:table-cell>
          <table:table-cell table:formula="of:=[.A1552]/1000/(60*60*24)" office:value-type="time" office:time-value="PT06H53M18.825S" calcext:value-type="time">
            <text:p>06:53:19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29.97" calcext:value-type="float">
            <text:p>829.97</text:p>
          </table:table-cell>
          <table:table-cell office:value-type="float" office:value="995.45" calcext:value-type="float">
            <text:p>995.45</text:p>
          </table:table-cell>
        </table:table-row>
        <table:table-row table:style-name="ro1">
          <table:table-cell office:value-type="float" office:value="24814825" calcext:value-type="float">
            <text:p>24814825</text:p>
          </table:table-cell>
          <table:table-cell table:formula="of:=[.A1553]/1000/(60*60*24)" office:value-type="time" office:time-value="PT06H53M34.825S" calcext:value-type="time">
            <text:p>06:53:3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30.47" calcext:value-type="float">
            <text:p>830.47</text:p>
          </table:table-cell>
          <table:table-cell office:value-type="float" office:value="996.01" calcext:value-type="float">
            <text:p>996.01</text:p>
          </table:table-cell>
        </table:table-row>
        <table:table-row table:style-name="ro1">
          <table:table-cell office:value-type="float" office:value="24830825" calcext:value-type="float">
            <text:p>24830825</text:p>
          </table:table-cell>
          <table:table-cell table:formula="of:=[.A1554]/1000/(60*60*24)" office:value-type="time" office:time-value="PT06H53M50.825S" calcext:value-type="time">
            <text:p>06:53:51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830.98" calcext:value-type="float">
            <text:p>830.98</text:p>
          </table:table-cell>
          <table:table-cell office:value-type="float" office:value="996.58" calcext:value-type="float">
            <text:p>996.58</text:p>
          </table:table-cell>
        </table:table-row>
        <table:table-row table:style-name="ro1">
          <table:table-cell office:value-type="float" office:value="24846825" calcext:value-type="float">
            <text:p>24846825</text:p>
          </table:table-cell>
          <table:table-cell table:formula="of:=[.A1555]/1000/(60*60*24)" office:value-type="time" office:time-value="PT06H54M06.825S" calcext:value-type="time">
            <text:p>06:54:07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31.48" calcext:value-type="float">
            <text:p>831.48</text:p>
          </table:table-cell>
          <table:table-cell office:value-type="float" office:value="997.14" calcext:value-type="float">
            <text:p>997.14</text:p>
          </table:table-cell>
        </table:table-row>
        <table:table-row table:style-name="ro1">
          <table:table-cell office:value-type="float" office:value="24862825" calcext:value-type="float">
            <text:p>24862825</text:p>
          </table:table-cell>
          <table:table-cell table:formula="of:=[.A1556]/1000/(60*60*24)" office:value-type="time" office:time-value="PT06H54M22.825S" calcext:value-type="time">
            <text:p>06:54:23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31.98" calcext:value-type="float">
            <text:p>831.98</text:p>
          </table:table-cell>
          <table:table-cell office:value-type="float" office:value="997.71" calcext:value-type="float">
            <text:p>997.71</text:p>
          </table:table-cell>
        </table:table-row>
        <table:table-row table:style-name="ro1">
          <table:table-cell office:value-type="float" office:value="24878825" calcext:value-type="float">
            <text:p>24878825</text:p>
          </table:table-cell>
          <table:table-cell table:formula="of:=[.A1557]/1000/(60*60*24)" office:value-type="time" office:time-value="PT06H54M38.825S" calcext:value-type="time">
            <text:p>06:54:39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32.48" calcext:value-type="float">
            <text:p>832.48</text:p>
          </table:table-cell>
          <table:table-cell office:value-type="float" office:value="998.27" calcext:value-type="float">
            <text:p>998.27</text:p>
          </table:table-cell>
        </table:table-row>
        <table:table-row table:style-name="ro1">
          <table:table-cell office:value-type="float" office:value="24894825" calcext:value-type="float">
            <text:p>24894825</text:p>
          </table:table-cell>
          <table:table-cell table:formula="of:=[.A1558]/1000/(60*60*24)" office:value-type="time" office:time-value="PT06H54M54.825S" calcext:value-type="time">
            <text:p>06:54:55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832.98" calcext:value-type="float">
            <text:p>832.98</text:p>
          </table:table-cell>
          <table:table-cell office:value-type="float" office:value="998.84" calcext:value-type="float">
            <text:p>998.84</text:p>
          </table:table-cell>
        </table:table-row>
        <table:table-row table:style-name="ro1">
          <table:table-cell office:value-type="float" office:value="24910825" calcext:value-type="float">
            <text:p>24910825</text:p>
          </table:table-cell>
          <table:table-cell table:formula="of:=[.A1559]/1000/(60*60*24)" office:value-type="time" office:time-value="PT06H55M10.825S" calcext:value-type="time">
            <text:p>06:55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33.49" calcext:value-type="float">
            <text:p>833.49</text:p>
          </table:table-cell>
          <table:table-cell office:value-type="float" office:value="999.4" calcext:value-type="float">
            <text:p>999.4</text:p>
          </table:table-cell>
        </table:table-row>
        <table:table-row table:style-name="ro1">
          <table:table-cell office:value-type="float" office:value="24926825" calcext:value-type="float">
            <text:p>24926825</text:p>
          </table:table-cell>
          <table:table-cell table:formula="of:=[.A1560]/1000/(60*60*24)" office:value-type="time" office:time-value="PT06H55M26.825S" calcext:value-type="time">
            <text:p>06:55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33.99" calcext:value-type="float">
            <text:p>833.99</text:p>
          </table:table-cell>
          <table:table-cell office:value-type="float" office:value="999.96" calcext:value-type="float">
            <text:p>999.96</text:p>
          </table:table-cell>
        </table:table-row>
        <table:table-row table:style-name="ro1">
          <table:table-cell office:value-type="float" office:value="24942825" calcext:value-type="float">
            <text:p>24942825</text:p>
          </table:table-cell>
          <table:table-cell table:formula="of:=[.A1561]/1000/(60*60*24)" office:value-type="time" office:time-value="PT06H55M42.825S" calcext:value-type="time">
            <text:p>06:55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6" calcext:value-type="float">
            <text:p>126.26</text:p>
          </table:table-cell>
          <table:table-cell office:value-type="float" office:value="834.49" calcext:value-type="float">
            <text:p>834.49</text:p>
          </table:table-cell>
          <table:table-cell office:value-type="float" office:value="1000.52" calcext:value-type="float">
            <text:p>1000.52</text:p>
          </table:table-cell>
        </table:table-row>
        <table:table-row table:style-name="ro1">
          <table:table-cell office:value-type="float" office:value="24958825" calcext:value-type="float">
            <text:p>24958825</text:p>
          </table:table-cell>
          <table:table-cell table:formula="of:=[.A1562]/1000/(60*60*24)" office:value-type="time" office:time-value="PT06H55M58.825S" calcext:value-type="time">
            <text:p>06:55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37" calcext:value-type="float">
            <text:p>126.37</text:p>
          </table:table-cell>
          <table:table-cell office:value-type="float" office:value="834.99" calcext:value-type="float">
            <text:p>834.99</text:p>
          </table:table-cell>
          <table:table-cell office:value-type="float" office:value="1001.08" calcext:value-type="float">
            <text:p>1001.08</text:p>
          </table:table-cell>
        </table:table-row>
        <table:table-row table:style-name="ro1">
          <table:table-cell office:value-type="float" office:value="24974825" calcext:value-type="float">
            <text:p>24974825</text:p>
          </table:table-cell>
          <table:table-cell table:formula="of:=[.A1563]/1000/(60*60*24)" office:value-type="time" office:time-value="PT06H56M14.825S" calcext:value-type="time">
            <text:p>06:56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71" calcext:value-type="float">
            <text:p>126.71</text:p>
          </table:table-cell>
          <table:table-cell office:value-type="float" office:value="835.49" calcext:value-type="float">
            <text:p>835.49</text:p>
          </table:table-cell>
          <table:table-cell office:value-type="float" office:value="1001.65" calcext:value-type="float">
            <text:p>1001.65</text:p>
          </table:table-cell>
        </table:table-row>
        <table:table-row table:style-name="ro1">
          <table:table-cell office:value-type="float" office:value="24990825" calcext:value-type="float">
            <text:p>24990825</text:p>
          </table:table-cell>
          <table:table-cell table:formula="of:=[.A1564]/1000/(60*60*24)" office:value-type="time" office:time-value="PT06H56M30.825S" calcext:value-type="time">
            <text:p>06:56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35.99" calcext:value-type="float">
            <text:p>835.99</text:p>
          </table:table-cell>
          <table:table-cell office:value-type="float" office:value="1002.21" calcext:value-type="float">
            <text:p>1002.21</text:p>
          </table:table-cell>
        </table:table-row>
        <table:table-row table:style-name="ro1">
          <table:table-cell office:value-type="float" office:value="25006825" calcext:value-type="float">
            <text:p>25006825</text:p>
          </table:table-cell>
          <table:table-cell table:formula="of:=[.A1565]/1000/(60*60*24)" office:value-type="time" office:time-value="PT06H56M46.825S" calcext:value-type="time">
            <text:p>06:56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836.49" calcext:value-type="float">
            <text:p>836.49</text:p>
          </table:table-cell>
          <table:table-cell office:value-type="float" office:value="1002.77" calcext:value-type="float">
            <text:p>1002.77</text:p>
          </table:table-cell>
        </table:table-row>
        <table:table-row table:style-name="ro1">
          <table:table-cell office:value-type="float" office:value="25022825" calcext:value-type="float">
            <text:p>25022825</text:p>
          </table:table-cell>
          <table:table-cell table:formula="of:=[.A1566]/1000/(60*60*24)" office:value-type="time" office:time-value="PT06H57M02.825S" calcext:value-type="time">
            <text:p>06:57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7" calcext:value-type="float">
            <text:p>837</text:p>
          </table:table-cell>
          <table:table-cell office:value-type="float" office:value="1003.33" calcext:value-type="float">
            <text:p>1003.33</text:p>
          </table:table-cell>
        </table:table-row>
        <table:table-row table:style-name="ro1">
          <table:table-cell office:value-type="float" office:value="25038825" calcext:value-type="float">
            <text:p>25038825</text:p>
          </table:table-cell>
          <table:table-cell table:formula="of:=[.A1567]/1000/(60*60*24)" office:value-type="time" office:time-value="PT06H57M18.825S" calcext:value-type="time">
            <text:p>06:57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7.5" calcext:value-type="float">
            <text:p>837.5</text:p>
          </table:table-cell>
          <table:table-cell office:value-type="float" office:value="1003.89" calcext:value-type="float">
            <text:p>1003.89</text:p>
          </table:table-cell>
        </table:table-row>
        <table:table-row table:style-name="ro1">
          <table:table-cell office:value-type="float" office:value="25054825" calcext:value-type="float">
            <text:p>25054825</text:p>
          </table:table-cell>
          <table:table-cell table:formula="of:=[.A1568]/1000/(60*60*24)" office:value-type="time" office:time-value="PT06H57M34.825S" calcext:value-type="time">
            <text:p>06:57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8" calcext:value-type="float">
            <text:p>838</text:p>
          </table:table-cell>
          <table:table-cell office:value-type="float" office:value="1004.45" calcext:value-type="float">
            <text:p>1004.45</text:p>
          </table:table-cell>
        </table:table-row>
        <table:table-row table:style-name="ro1">
          <table:table-cell office:value-type="float" office:value="25070825" calcext:value-type="float">
            <text:p>25070825</text:p>
          </table:table-cell>
          <table:table-cell table:formula="of:=[.A1569]/1000/(60*60*24)" office:value-type="time" office:time-value="PT06H57M50.825S" calcext:value-type="time">
            <text:p>06:57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838.5" calcext:value-type="float">
            <text:p>838.5</text:p>
          </table:table-cell>
          <table:table-cell office:value-type="float" office:value="1005.01" calcext:value-type="float">
            <text:p>1005.01</text:p>
          </table:table-cell>
        </table:table-row>
        <table:table-row table:style-name="ro1">
          <table:table-cell office:value-type="float" office:value="25086825" calcext:value-type="float">
            <text:p>25086825</text:p>
          </table:table-cell>
          <table:table-cell table:formula="of:=[.A1570]/1000/(60*60*24)" office:value-type="time" office:time-value="PT06H58M06.825S" calcext:value-type="time">
            <text:p>06:58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9" calcext:value-type="float">
            <text:p>839</text:p>
          </table:table-cell>
          <table:table-cell office:value-type="float" office:value="1005.57" calcext:value-type="float">
            <text:p>1005.57</text:p>
          </table:table-cell>
        </table:table-row>
        <table:table-row table:style-name="ro1">
          <table:table-cell office:value-type="float" office:value="25102825" calcext:value-type="float">
            <text:p>25102825</text:p>
          </table:table-cell>
          <table:table-cell table:formula="of:=[.A1571]/1000/(60*60*24)" office:value-type="time" office:time-value="PT06H58M22.825S" calcext:value-type="time">
            <text:p>06:58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839.5" calcext:value-type="float">
            <text:p>839.5</text:p>
          </table:table-cell>
          <table:table-cell office:value-type="float" office:value="1006.13" calcext:value-type="float">
            <text:p>1006.13</text:p>
          </table:table-cell>
        </table:table-row>
        <table:table-row table:style-name="ro1">
          <table:table-cell office:value-type="float" office:value="25118825" calcext:value-type="float">
            <text:p>25118825</text:p>
          </table:table-cell>
          <table:table-cell table:formula="of:=[.A1572]/1000/(60*60*24)" office:value-type="time" office:time-value="PT06H58M38.825S" calcext:value-type="time">
            <text:p>06:58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5.58" calcext:value-type="float">
            <text:p>125.58</text:p>
          </table:table-cell>
          <table:table-cell office:value-type="float" office:value="840" calcext:value-type="float">
            <text:p>840</text:p>
          </table:table-cell>
          <table:table-cell office:value-type="float" office:value="1006.69" calcext:value-type="float">
            <text:p>1006.69</text:p>
          </table:table-cell>
        </table:table-row>
        <table:table-row table:style-name="ro1">
          <table:table-cell office:value-type="float" office:value="25134825" calcext:value-type="float">
            <text:p>25134825</text:p>
          </table:table-cell>
          <table:table-cell table:formula="of:=[.A1573]/1000/(60*60*24)" office:value-type="time" office:time-value="PT06H58M54.825S" calcext:value-type="time">
            <text:p>06:58:55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5.58" calcext:value-type="float">
            <text:p>125.58</text:p>
          </table:table-cell>
          <table:table-cell office:value-type="float" office:value="840.5" calcext:value-type="float">
            <text:p>840.5</text:p>
          </table:table-cell>
          <table:table-cell office:value-type="float" office:value="1007.25" calcext:value-type="float">
            <text:p>1007.25</text:p>
          </table:table-cell>
        </table:table-row>
        <table:table-row table:style-name="ro1">
          <table:table-cell office:value-type="float" office:value="25150825" calcext:value-type="float">
            <text:p>25150825</text:p>
          </table:table-cell>
          <table:table-cell table:formula="of:=[.A1574]/1000/(60*60*24)" office:value-type="time" office:time-value="PT06H59M10.825S" calcext:value-type="time">
            <text:p>06:59:11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841" calcext:value-type="float">
            <text:p>841</text:p>
          </table:table-cell>
          <table:table-cell office:value-type="float" office:value="1007.81" calcext:value-type="float">
            <text:p>1007.81</text:p>
          </table:table-cell>
        </table:table-row>
        <table:table-row table:style-name="ro1">
          <table:table-cell office:value-type="float" office:value="25166825" calcext:value-type="float">
            <text:p>25166825</text:p>
          </table:table-cell>
          <table:table-cell table:formula="of:=[.A1575]/1000/(60*60*24)" office:value-type="time" office:time-value="PT06H59M26.825S" calcext:value-type="time">
            <text:p>06:59:27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41.5" calcext:value-type="float">
            <text:p>841.5</text:p>
          </table:table-cell>
          <table:table-cell office:value-type="float" office:value="1008.37" calcext:value-type="float">
            <text:p>1008.37</text:p>
          </table:table-cell>
        </table:table-row>
        <table:table-row table:style-name="ro1">
          <table:table-cell office:value-type="float" office:value="25182825" calcext:value-type="float">
            <text:p>25182825</text:p>
          </table:table-cell>
          <table:table-cell table:formula="of:=[.A1576]/1000/(60*60*24)" office:value-type="time" office:time-value="PT06H59M42.825S" calcext:value-type="time">
            <text:p>06:59:43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47" calcext:value-type="float">
            <text:p>125.47</text:p>
          </table:table-cell>
          <table:table-cell office:value-type="float" office:value="842" calcext:value-type="float">
            <text:p>842</text:p>
          </table:table-cell>
          <table:table-cell office:value-type="float" office:value="1008.93" calcext:value-type="float">
            <text:p>1008.93</text:p>
          </table:table-cell>
        </table:table-row>
        <table:table-row table:style-name="ro1">
          <table:table-cell office:value-type="float" office:value="25198825" calcext:value-type="float">
            <text:p>25198825</text:p>
          </table:table-cell>
          <table:table-cell table:formula="of:=[.A1577]/1000/(60*60*24)" office:value-type="time" office:time-value="PT06H59M58.825S" calcext:value-type="time">
            <text:p>06:59:59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1" calcext:value-type="float">
            <text:p>125.91</text:p>
          </table:table-cell>
          <table:table-cell office:value-type="float" office:value="842.5" calcext:value-type="float">
            <text:p>842.5</text:p>
          </table:table-cell>
          <table:table-cell office:value-type="float" office:value="1009.49" calcext:value-type="float">
            <text:p>1009.49</text:p>
          </table:table-cell>
        </table:table-row>
        <table:table-row table:style-name="ro1">
          <table:table-cell office:value-type="float" office:value="25214825" calcext:value-type="float">
            <text:p>25214825</text:p>
          </table:table-cell>
          <table:table-cell table:formula="of:=[.A1578]/1000/(60*60*24)" office:value-type="time" office:time-value="PT07H00M14.825S" calcext:value-type="time">
            <text:p>07:00:15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843" calcext:value-type="float">
            <text:p>843</text:p>
          </table:table-cell>
          <table:table-cell office:value-type="float" office:value="1010.05" calcext:value-type="float">
            <text:p>1010.05</text:p>
          </table:table-cell>
        </table:table-row>
        <table:table-row table:style-name="ro1">
          <table:table-cell office:value-type="float" office:value="25230825" calcext:value-type="float">
            <text:p>25230825</text:p>
          </table:table-cell>
          <table:table-cell table:formula="of:=[.A1579]/1000/(60*60*24)" office:value-type="time" office:time-value="PT07H00M30.825S" calcext:value-type="time">
            <text:p>07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3.5" calcext:value-type="float">
            <text:p>843.5</text:p>
          </table:table-cell>
          <table:table-cell office:value-type="float" office:value="1010.6" calcext:value-type="float">
            <text:p>1010.6</text:p>
          </table:table-cell>
        </table:table-row>
        <table:table-row table:style-name="ro1">
          <table:table-cell office:value-type="float" office:value="25246825" calcext:value-type="float">
            <text:p>25246825</text:p>
          </table:table-cell>
          <table:table-cell table:formula="of:=[.A1580]/1000/(60*60*24)" office:value-type="time" office:time-value="PT07H00M46.825S" calcext:value-type="time">
            <text:p>07:00:47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4" calcext:value-type="float">
            <text:p>844</text:p>
          </table:table-cell>
          <table:table-cell office:value-type="float" office:value="1011.16" calcext:value-type="float">
            <text:p>1011.16</text:p>
          </table:table-cell>
        </table:table-row>
        <table:table-row table:style-name="ro1">
          <table:table-cell office:value-type="float" office:value="25262825" calcext:value-type="float">
            <text:p>25262825</text:p>
          </table:table-cell>
          <table:table-cell table:formula="of:=[.A1581]/1000/(60*60*24)" office:value-type="time" office:time-value="PT07H01M02.825S" calcext:value-type="time">
            <text:p>07:01:03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4.5" calcext:value-type="float">
            <text:p>844.5</text:p>
          </table:table-cell>
          <table:table-cell office:value-type="float" office:value="1011.72" calcext:value-type="float">
            <text:p>1011.72</text:p>
          </table:table-cell>
        </table:table-row>
        <table:table-row table:style-name="ro1">
          <table:table-cell office:value-type="float" office:value="25278825" calcext:value-type="float">
            <text:p>25278825</text:p>
          </table:table-cell>
          <table:table-cell table:formula="of:=[.A1582]/1000/(60*60*24)" office:value-type="time" office:time-value="PT07H01M18.825S" calcext:value-type="time">
            <text:p>07:01:19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5" calcext:value-type="float">
            <text:p>845</text:p>
          </table:table-cell>
          <table:table-cell office:value-type="float" office:value="1012.27" calcext:value-type="float">
            <text:p>1012.27</text:p>
          </table:table-cell>
        </table:table-row>
        <table:table-row table:style-name="ro1">
          <table:table-cell office:value-type="float" office:value="25294825" calcext:value-type="float">
            <text:p>25294825</text:p>
          </table:table-cell>
          <table:table-cell table:formula="of:=[.A1583]/1000/(60*60*24)" office:value-type="time" office:time-value="PT07H01M34.825S" calcext:value-type="time">
            <text:p>07:01:35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5.5" calcext:value-type="float">
            <text:p>845.5</text:p>
          </table:table-cell>
          <table:table-cell office:value-type="float" office:value="1012.83" calcext:value-type="float">
            <text:p>1012.83</text:p>
          </table:table-cell>
        </table:table-row>
        <table:table-row table:style-name="ro1">
          <table:table-cell office:value-type="float" office:value="25310825" calcext:value-type="float">
            <text:p>25310825</text:p>
          </table:table-cell>
          <table:table-cell table:formula="of:=[.A1584]/1000/(60*60*24)" office:value-type="time" office:time-value="PT07H01M50.825S" calcext:value-type="time">
            <text:p>07:01:51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845.99" calcext:value-type="float">
            <text:p>845.99</text:p>
          </table:table-cell>
          <table:table-cell office:value-type="float" office:value="1013.38" calcext:value-type="float">
            <text:p>1013.38</text:p>
          </table:table-cell>
        </table:table-row>
        <table:table-row table:style-name="ro1">
          <table:table-cell office:value-type="float" office:value="25326825" calcext:value-type="float">
            <text:p>25326825</text:p>
          </table:table-cell>
          <table:table-cell table:formula="of:=[.A1585]/1000/(60*60*24)" office:value-type="time" office:time-value="PT07H02M06.825S" calcext:value-type="time">
            <text:p>07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6.49" calcext:value-type="float">
            <text:p>846.49</text:p>
          </table:table-cell>
          <table:table-cell office:value-type="float" office:value="1013.94" calcext:value-type="float">
            <text:p>1013.94</text:p>
          </table:table-cell>
        </table:table-row>
        <table:table-row table:style-name="ro1">
          <table:table-cell office:value-type="float" office:value="25342825" calcext:value-type="float">
            <text:p>25342825</text:p>
          </table:table-cell>
          <table:table-cell table:formula="of:=[.A1586]/1000/(60*60*24)" office:value-type="time" office:time-value="PT07H02M22.825S" calcext:value-type="time">
            <text:p>07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6.99" calcext:value-type="float">
            <text:p>846.99</text:p>
          </table:table-cell>
          <table:table-cell office:value-type="float" office:value="1014.49" calcext:value-type="float">
            <text:p>1014.49</text:p>
          </table:table-cell>
        </table:table-row>
        <table:table-row table:style-name="ro1">
          <table:table-cell office:value-type="float" office:value="25358825" calcext:value-type="float">
            <text:p>25358825</text:p>
          </table:table-cell>
          <table:table-cell table:formula="of:=[.A1587]/1000/(60*60*24)" office:value-type="time" office:time-value="PT07H02M38.825S" calcext:value-type="time">
            <text:p>07:02:39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847.49" calcext:value-type="float">
            <text:p>847.49</text:p>
          </table:table-cell>
          <table:table-cell office:value-type="float" office:value="1015.05" calcext:value-type="float">
            <text:p>1015.05</text:p>
          </table:table-cell>
        </table:table-row>
        <table:table-row table:style-name="ro1">
          <table:table-cell office:value-type="float" office:value="25374825" calcext:value-type="float">
            <text:p>25374825</text:p>
          </table:table-cell>
          <table:table-cell table:formula="of:=[.A1588]/1000/(60*60*24)" office:value-type="time" office:time-value="PT07H02M54.825S" calcext:value-type="time">
            <text:p>07:02:55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47.99" calcext:value-type="float">
            <text:p>847.99</text:p>
          </table:table-cell>
          <table:table-cell office:value-type="float" office:value="1015.61" calcext:value-type="float">
            <text:p>1015.61</text:p>
          </table:table-cell>
        </table:table-row>
        <table:table-row table:style-name="ro1">
          <table:table-cell office:value-type="float" office:value="25390825" calcext:value-type="float">
            <text:p>25390825</text:p>
          </table:table-cell>
          <table:table-cell table:formula="of:=[.A1589]/1000/(60*60*24)" office:value-type="time" office:time-value="PT07H03M10.825S" calcext:value-type="time">
            <text:p>07:03:11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48.49" calcext:value-type="float">
            <text:p>848.49</text:p>
          </table:table-cell>
          <table:table-cell office:value-type="float" office:value="1016.16" calcext:value-type="float">
            <text:p>1016.16</text:p>
          </table:table-cell>
        </table:table-row>
        <table:table-row table:style-name="ro1">
          <table:table-cell office:value-type="float" office:value="25406825" calcext:value-type="float">
            <text:p>25406825</text:p>
          </table:table-cell>
          <table:table-cell table:formula="of:=[.A1590]/1000/(60*60*24)" office:value-type="time" office:time-value="PT07H03M26.825S" calcext:value-type="time">
            <text:p>07:03:27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848.99" calcext:value-type="float">
            <text:p>848.99</text:p>
          </table:table-cell>
          <table:table-cell office:value-type="float" office:value="1016.71" calcext:value-type="float">
            <text:p>1016.71</text:p>
          </table:table-cell>
        </table:table-row>
        <table:table-row table:style-name="ro1">
          <table:table-cell office:value-type="float" office:value="25422825" calcext:value-type="float">
            <text:p>25422825</text:p>
          </table:table-cell>
          <table:table-cell table:formula="of:=[.A1591]/1000/(60*60*24)" office:value-type="time" office:time-value="PT07H03M42.825S" calcext:value-type="time">
            <text:p>07:03:43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9.48" calcext:value-type="float">
            <text:p>849.48</text:p>
          </table:table-cell>
          <table:table-cell office:value-type="float" office:value="1017.27" calcext:value-type="float">
            <text:p>1017.27</text:p>
          </table:table-cell>
        </table:table-row>
        <table:table-row table:style-name="ro1">
          <table:table-cell office:value-type="float" office:value="25438825" calcext:value-type="float">
            <text:p>25438825</text:p>
          </table:table-cell>
          <table:table-cell table:formula="of:=[.A1592]/1000/(60*60*24)" office:value-type="time" office:time-value="PT07H03M58.825S" calcext:value-type="time">
            <text:p>07:03:59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49.98" calcext:value-type="float">
            <text:p>849.98</text:p>
          </table:table-cell>
          <table:table-cell office:value-type="float" office:value="1017.82" calcext:value-type="float">
            <text:p>1017.82</text:p>
          </table:table-cell>
        </table:table-row>
        <table:table-row table:style-name="ro1">
          <table:table-cell office:value-type="float" office:value="25454825" calcext:value-type="float">
            <text:p>25454825</text:p>
          </table:table-cell>
          <table:table-cell table:formula="of:=[.A1593]/1000/(60*60*24)" office:value-type="time" office:time-value="PT07H04M14.825S" calcext:value-type="time">
            <text:p>07:04:15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850.48" calcext:value-type="float">
            <text:p>850.48</text:p>
          </table:table-cell>
          <table:table-cell office:value-type="float" office:value="1018.37" calcext:value-type="float">
            <text:p>1018.37</text:p>
          </table:table-cell>
        </table:table-row>
        <table:table-row table:style-name="ro1">
          <table:table-cell office:value-type="float" office:value="25470825" calcext:value-type="float">
            <text:p>25470825</text:p>
          </table:table-cell>
          <table:table-cell table:formula="of:=[.A1594]/1000/(60*60*24)" office:value-type="time" office:time-value="PT07H04M30.825S" calcext:value-type="time">
            <text:p>07:04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50.98" calcext:value-type="float">
            <text:p>850.98</text:p>
          </table:table-cell>
          <table:table-cell office:value-type="float" office:value="1018.93" calcext:value-type="float">
            <text:p>1018.93</text:p>
          </table:table-cell>
        </table:table-row>
        <table:table-row table:style-name="ro1">
          <table:table-cell office:value-type="float" office:value="25486825" calcext:value-type="float">
            <text:p>25486825</text:p>
          </table:table-cell>
          <table:table-cell table:formula="of:=[.A1595]/1000/(60*60*24)" office:value-type="time" office:time-value="PT07H04M46.825S" calcext:value-type="time">
            <text:p>07:04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51.47" calcext:value-type="float">
            <text:p>851.47</text:p>
          </table:table-cell>
          <table:table-cell office:value-type="float" office:value="1019.48" calcext:value-type="float">
            <text:p>1019.48</text:p>
          </table:table-cell>
        </table:table-row>
        <table:table-row table:style-name="ro1">
          <table:table-cell office:value-type="float" office:value="25502825" calcext:value-type="float">
            <text:p>25502825</text:p>
          </table:table-cell>
          <table:table-cell table:formula="of:=[.A1596]/1000/(60*60*24)" office:value-type="time" office:time-value="PT07H05M02.825S" calcext:value-type="time">
            <text:p>07:05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851.97" calcext:value-type="float">
            <text:p>851.97</text:p>
          </table:table-cell>
          <table:table-cell office:value-type="float" office:value="1020.03" calcext:value-type="float">
            <text:p>1020.03</text:p>
          </table:table-cell>
        </table:table-row>
        <table:table-row table:style-name="ro1">
          <table:table-cell office:value-type="float" office:value="25518825" calcext:value-type="float">
            <text:p>25518825</text:p>
          </table:table-cell>
          <table:table-cell table:formula="of:=[.A1597]/1000/(60*60*24)" office:value-type="time" office:time-value="PT07H05M18.825S" calcext:value-type="time">
            <text:p>07:05:19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2.47" calcext:value-type="float">
            <text:p>852.47</text:p>
          </table:table-cell>
          <table:table-cell office:value-type="float" office:value="1020.58" calcext:value-type="float">
            <text:p>1020.58</text:p>
          </table:table-cell>
        </table:table-row>
        <table:table-row table:style-name="ro1">
          <table:table-cell office:value-type="float" office:value="25534825" calcext:value-type="float">
            <text:p>25534825</text:p>
          </table:table-cell>
          <table:table-cell table:formula="of:=[.A1598]/1000/(60*60*24)" office:value-type="time" office:time-value="PT07H05M34.825S" calcext:value-type="time">
            <text:p>07:05:35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2.96" calcext:value-type="float">
            <text:p>852.96</text:p>
          </table:table-cell>
          <table:table-cell office:value-type="float" office:value="1021.13" calcext:value-type="float">
            <text:p>1021.13</text:p>
          </table:table-cell>
        </table:table-row>
        <table:table-row table:style-name="ro1">
          <table:table-cell office:value-type="float" office:value="25550825" calcext:value-type="float">
            <text:p>25550825</text:p>
          </table:table-cell>
          <table:table-cell table:formula="of:=[.A1599]/1000/(60*60*24)" office:value-type="time" office:time-value="PT07H05M50.825S" calcext:value-type="time">
            <text:p>07:05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3.46" calcext:value-type="float">
            <text:p>853.46</text:p>
          </table:table-cell>
          <table:table-cell office:value-type="float" office:value="1021.69" calcext:value-type="float">
            <text:p>1021.69</text:p>
          </table:table-cell>
        </table:table-row>
        <table:table-row table:style-name="ro1">
          <table:table-cell office:value-type="float" office:value="25566825" calcext:value-type="float">
            <text:p>25566825</text:p>
          </table:table-cell>
          <table:table-cell table:formula="of:=[.A1600]/1000/(60*60*24)" office:value-type="time" office:time-value="PT07H06M06.825S" calcext:value-type="time">
            <text:p>07:06:07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4.23" calcext:value-type="float">
            <text:p>124.23</text:p>
          </table:table-cell>
          <table:table-cell office:value-type="float" office:value="853.96" calcext:value-type="float">
            <text:p>853.96</text:p>
          </table:table-cell>
          <table:table-cell office:value-type="float" office:value="1022.24" calcext:value-type="float">
            <text:p>1022.24</text:p>
          </table:table-cell>
        </table:table-row>
        <table:table-row table:style-name="ro1">
          <table:table-cell office:value-type="float" office:value="25582825" calcext:value-type="float">
            <text:p>25582825</text:p>
          </table:table-cell>
          <table:table-cell table:formula="of:=[.A1601]/1000/(60*60*24)" office:value-type="time" office:time-value="PT07H06M22.825S" calcext:value-type="time">
            <text:p>07:06:23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54.45" calcext:value-type="float">
            <text:p>854.45</text:p>
          </table:table-cell>
          <table:table-cell office:value-type="float" office:value="1022.79" calcext:value-type="float">
            <text:p>1022.79</text:p>
          </table:table-cell>
        </table:table-row>
        <table:table-row table:style-name="ro1">
          <table:table-cell office:value-type="float" office:value="25598825" calcext:value-type="float">
            <text:p>25598825</text:p>
          </table:table-cell>
          <table:table-cell table:formula="of:=[.A1602]/1000/(60*60*24)" office:value-type="time" office:time-value="PT07H06M38.825S" calcext:value-type="time">
            <text:p>07:06:39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854.95" calcext:value-type="float">
            <text:p>854.95</text:p>
          </table:table-cell>
          <table:table-cell office:value-type="float" office:value="1023.34" calcext:value-type="float">
            <text:p>1023.34</text:p>
          </table:table-cell>
        </table:table-row>
        <table:table-row table:style-name="ro1">
          <table:table-cell office:value-type="float" office:value="25614825" calcext:value-type="float">
            <text:p>25614825</text:p>
          </table:table-cell>
          <table:table-cell table:formula="of:=[.A1603]/1000/(60*60*24)" office:value-type="time" office:time-value="PT07H06M54.825S" calcext:value-type="time">
            <text:p>07:06:55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5.45" calcext:value-type="float">
            <text:p>855.45</text:p>
          </table:table-cell>
          <table:table-cell office:value-type="float" office:value="1023.89" calcext:value-type="float">
            <text:p>1023.89</text:p>
          </table:table-cell>
        </table:table-row>
        <table:table-row table:style-name="ro1">
          <table:table-cell office:value-type="float" office:value="25630825" calcext:value-type="float">
            <text:p>25630825</text:p>
          </table:table-cell>
          <table:table-cell table:formula="of:=[.A1604]/1000/(60*60*24)" office:value-type="time" office:time-value="PT07H07M10.825S" calcext:value-type="time">
            <text:p>07:07:11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5.94" calcext:value-type="float">
            <text:p>855.94</text:p>
          </table:table-cell>
          <table:table-cell office:value-type="float" office:value="1024.44" calcext:value-type="float">
            <text:p>1024.44</text:p>
          </table:table-cell>
        </table:table-row>
        <table:table-row table:style-name="ro1">
          <table:table-cell office:value-type="float" office:value="25646825" calcext:value-type="float">
            <text:p>25646825</text:p>
          </table:table-cell>
          <table:table-cell table:formula="of:=[.A1605]/1000/(60*60*24)" office:value-type="time" office:time-value="PT07H07M26.825S" calcext:value-type="time">
            <text:p>07:07:27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856.44" calcext:value-type="float">
            <text:p>856.44</text:p>
          </table:table-cell>
          <table:table-cell office:value-type="float" office:value="1024.98" calcext:value-type="float">
            <text:p>1024.98</text:p>
          </table:table-cell>
        </table:table-row>
        <table:table-row table:style-name="ro1">
          <table:table-cell office:value-type="float" office:value="25662825" calcext:value-type="float">
            <text:p>25662825</text:p>
          </table:table-cell>
          <table:table-cell table:formula="of:=[.A1606]/1000/(60*60*24)" office:value-type="time" office:time-value="PT07H07M42.825S" calcext:value-type="time">
            <text:p>07:07:43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6.93" calcext:value-type="float">
            <text:p>856.93</text:p>
          </table:table-cell>
          <table:table-cell office:value-type="float" office:value="1025.53" calcext:value-type="float">
            <text:p>1025.53</text:p>
          </table:table-cell>
        </table:table-row>
        <table:table-row table:style-name="ro1">
          <table:table-cell office:value-type="float" office:value="25678825" calcext:value-type="float">
            <text:p>25678825</text:p>
          </table:table-cell>
          <table:table-cell table:formula="of:=[.A1607]/1000/(60*60*24)" office:value-type="time" office:time-value="PT07H07M58.825S" calcext:value-type="time">
            <text:p>07:07:59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7.43" calcext:value-type="float">
            <text:p>857.43</text:p>
          </table:table-cell>
          <table:table-cell office:value-type="float" office:value="1026.08" calcext:value-type="float">
            <text:p>1026.08</text:p>
          </table:table-cell>
        </table:table-row>
        <table:table-row table:style-name="ro1">
          <table:table-cell office:value-type="float" office:value="25694824" calcext:value-type="float">
            <text:p>25694824</text:p>
          </table:table-cell>
          <table:table-cell table:formula="of:=[.A1608]/1000/(60*60*24)" office:value-type="time" office:time-value="PT07H08M14.824S" calcext:value-type="time">
            <text:p>07:08:15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7.92" calcext:value-type="float">
            <text:p>857.92</text:p>
          </table:table-cell>
          <table:table-cell office:value-type="float" office:value="1026.63" calcext:value-type="float">
            <text:p>1026.63</text:p>
          </table:table-cell>
        </table:table-row>
        <table:table-row table:style-name="ro1">
          <table:table-cell office:value-type="float" office:value="25710825" calcext:value-type="float">
            <text:p>25710825</text:p>
          </table:table-cell>
          <table:table-cell table:formula="of:=[.A1609]/1000/(60*60*24)" office:value-type="time" office:time-value="PT07H08M30.825S" calcext:value-type="time">
            <text:p>07:08:31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858.42" calcext:value-type="float">
            <text:p>858.42</text:p>
          </table:table-cell>
          <table:table-cell office:value-type="float" office:value="1027.18" calcext:value-type="float">
            <text:p>1027.18</text:p>
          </table:table-cell>
        </table:table-row>
        <table:table-row table:style-name="ro1">
          <table:table-cell office:value-type="float" office:value="25726825" calcext:value-type="float">
            <text:p>25726825</text:p>
          </table:table-cell>
          <table:table-cell table:formula="of:=[.A1610]/1000/(60*60*24)" office:value-type="time" office:time-value="PT07H08M46.825S" calcext:value-type="time">
            <text:p>07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858.92" calcext:value-type="float">
            <text:p>858.92</text:p>
          </table:table-cell>
          <table:table-cell office:value-type="float" office:value="1027.73" calcext:value-type="float">
            <text:p>1027.73</text:p>
          </table:table-cell>
        </table:table-row>
        <table:table-row table:style-name="ro1">
          <table:table-cell office:value-type="float" office:value="25742825" calcext:value-type="float">
            <text:p>25742825</text:p>
          </table:table-cell>
          <table:table-cell table:formula="of:=[.A1611]/1000/(60*60*24)" office:value-type="time" office:time-value="PT07H09M02.825S" calcext:value-type="time">
            <text:p>07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3" calcext:value-type="float">
            <text:p>123.33</text:p>
          </table:table-cell>
          <table:table-cell office:value-type="float" office:value="859.41" calcext:value-type="float">
            <text:p>859.41</text:p>
          </table:table-cell>
          <table:table-cell office:value-type="float" office:value="1028.28" calcext:value-type="float">
            <text:p>1028.28</text:p>
          </table:table-cell>
        </table:table-row>
        <table:table-row table:style-name="ro1">
          <table:table-cell office:value-type="float" office:value="25758825" calcext:value-type="float">
            <text:p>25758825</text:p>
          </table:table-cell>
          <table:table-cell table:formula="of:=[.A1612]/1000/(60*60*24)" office:value-type="time" office:time-value="PT07H09M18.825S" calcext:value-type="time">
            <text:p>07:09:19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859.91" calcext:value-type="float">
            <text:p>859.91</text:p>
          </table:table-cell>
          <table:table-cell office:value-type="float" office:value="1028.82" calcext:value-type="float">
            <text:p>1028.82</text:p>
          </table:table-cell>
        </table:table-row>
        <table:table-row table:style-name="ro1">
          <table:table-cell office:value-type="float" office:value="25774825" calcext:value-type="float">
            <text:p>25774825</text:p>
          </table:table-cell>
          <table:table-cell table:formula="of:=[.A1613]/1000/(60*60*24)" office:value-type="time" office:time-value="PT07H09M34.825S" calcext:value-type="time">
            <text:p>07:09:35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860.4" calcext:value-type="float">
            <text:p>860.4</text:p>
          </table:table-cell>
          <table:table-cell office:value-type="float" office:value="1029.37" calcext:value-type="float">
            <text:p>1029.37</text:p>
          </table:table-cell>
        </table:table-row>
        <table:table-row table:style-name="ro1">
          <table:table-cell office:value-type="float" office:value="25790825" calcext:value-type="float">
            <text:p>25790825</text:p>
          </table:table-cell>
          <table:table-cell table:formula="of:=[.A1614]/1000/(60*60*24)" office:value-type="time" office:time-value="PT07H09M50.825S" calcext:value-type="time">
            <text:p>07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111.3" calcext:value-type="float">
            <text:p>111.3</text:p>
          </table:table-cell>
          <table:table-cell office:value-type="float" office:value="123.22" calcext:value-type="float">
            <text:p>123.22</text:p>
          </table:table-cell>
          <table:table-cell office:value-type="float" office:value="860.9" calcext:value-type="float">
            <text:p>860.9</text:p>
          </table:table-cell>
          <table:table-cell office:value-type="float" office:value="1029.91" calcext:value-type="float">
            <text:p>1029.91</text:p>
          </table:table-cell>
        </table:table-row>
        <table:table-row table:style-name="ro1">
          <table:table-cell office:value-type="float" office:value="25806825" calcext:value-type="float">
            <text:p>25806825</text:p>
          </table:table-cell>
          <table:table-cell table:formula="of:=[.A1615]/1000/(60*60*24)" office:value-type="time" office:time-value="PT07H10M06.825S" calcext:value-type="time">
            <text:p>07:10:07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1.39" calcext:value-type="float">
            <text:p>861.39</text:p>
          </table:table-cell>
          <table:table-cell office:value-type="float" office:value="1030.46" calcext:value-type="float">
            <text:p>1030.46</text:p>
          </table:table-cell>
        </table:table-row>
        <table:table-row table:style-name="ro1">
          <table:table-cell office:value-type="float" office:value="25822825" calcext:value-type="float">
            <text:p>25822825</text:p>
          </table:table-cell>
          <table:table-cell table:formula="of:=[.A1616]/1000/(60*60*24)" office:value-type="time" office:time-value="PT07H10M22.825S" calcext:value-type="time">
            <text:p>07:10:23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1.88" calcext:value-type="float">
            <text:p>861.88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5838825" calcext:value-type="float">
            <text:p>25838825</text:p>
          </table:table-cell>
          <table:table-cell table:formula="of:=[.A1617]/1000/(60*60*24)" office:value-type="time" office:time-value="PT07H10M38.825S" calcext:value-type="time">
            <text:p>07:10:39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2.38" calcext:value-type="float">
            <text:p>862.38</text:p>
          </table:table-cell>
          <table:table-cell office:value-type="float" office:value="1031.55" calcext:value-type="float">
            <text:p>1031.55</text:p>
          </table:table-cell>
        </table:table-row>
        <table:table-row table:style-name="ro1">
          <table:table-cell office:value-type="float" office:value="25854825" calcext:value-type="float">
            <text:p>25854825</text:p>
          </table:table-cell>
          <table:table-cell table:formula="of:=[.A1618]/1000/(60*60*24)" office:value-type="time" office:time-value="PT07H10M54.825S" calcext:value-type="time">
            <text:p>07:10:55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862.87" calcext:value-type="float">
            <text:p>862.87</text:p>
          </table:table-cell>
          <table:table-cell office:value-type="float" office:value="1032.09" calcext:value-type="float">
            <text:p>1032.09</text:p>
          </table:table-cell>
        </table:table-row>
        <table:table-row table:style-name="ro1">
          <table:table-cell office:value-type="float" office:value="25870825" calcext:value-type="float">
            <text:p>25870825</text:p>
          </table:table-cell>
          <table:table-cell table:formula="of:=[.A1619]/1000/(60*60*24)" office:value-type="time" office:time-value="PT07H11M10.825S" calcext:value-type="time">
            <text:p>07:11:11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863.37" calcext:value-type="float">
            <text:p>863.37</text:p>
          </table:table-cell>
          <table:table-cell office:value-type="float" office:value="1032.64" calcext:value-type="float">
            <text:p>1032.64</text:p>
          </table:table-cell>
        </table:table-row>
        <table:table-row table:style-name="ro1">
          <table:table-cell office:value-type="float" office:value="25886825" calcext:value-type="float">
            <text:p>25886825</text:p>
          </table:table-cell>
          <table:table-cell table:formula="of:=[.A1620]/1000/(60*60*24)" office:value-type="time" office:time-value="PT07H11M26.825S" calcext:value-type="time">
            <text:p>07:11:27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863.86" calcext:value-type="float">
            <text:p>863.86</text:p>
          </table:table-cell>
          <table:table-cell office:value-type="float" office:value="1033.18" calcext:value-type="float">
            <text:p>1033.18</text:p>
          </table:table-cell>
        </table:table-row>
        <table:table-row table:style-name="ro1">
          <table:table-cell office:value-type="float" office:value="25902825" calcext:value-type="float">
            <text:p>25902825</text:p>
          </table:table-cell>
          <table:table-cell table:formula="of:=[.A1621]/1000/(60*60*24)" office:value-type="time" office:time-value="PT07H11M42.825S" calcext:value-type="time">
            <text:p>07:11:43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.44" calcext:value-type="float">
            <text:p>122.44</text:p>
          </table:table-cell>
          <table:table-cell office:value-type="float" office:value="864.35" calcext:value-type="float">
            <text:p>864.35</text:p>
          </table:table-cell>
          <table:table-cell office:value-type="float" office:value="1033.73" calcext:value-type="float">
            <text:p>1033.73</text:p>
          </table:table-cell>
        </table:table-row>
        <table:table-row table:style-name="ro1">
          <table:table-cell office:value-type="float" office:value="25918825" calcext:value-type="float">
            <text:p>25918825</text:p>
          </table:table-cell>
          <table:table-cell table:formula="of:=[.A1622]/1000/(60*60*24)" office:value-type="time" office:time-value="PT07H11M58.825S" calcext:value-type="time">
            <text:p>07:11:59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64.85" calcext:value-type="float">
            <text:p>864.85</text:p>
          </table:table-cell>
          <table:table-cell office:value-type="float" office:value="1034.27" calcext:value-type="float">
            <text:p>1034.27</text:p>
          </table:table-cell>
        </table:table-row>
        <table:table-row table:style-name="ro1">
          <table:table-cell office:value-type="float" office:value="25934825" calcext:value-type="float">
            <text:p>25934825</text:p>
          </table:table-cell>
          <table:table-cell table:formula="of:=[.A1623]/1000/(60*60*24)" office:value-type="time" office:time-value="PT07H12M14.825S" calcext:value-type="time">
            <text:p>07:12:15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2.33" calcext:value-type="float">
            <text:p>122.33</text:p>
          </table:table-cell>
          <table:table-cell office:value-type="float" office:value="865.34" calcext:value-type="float">
            <text:p>865.34</text:p>
          </table:table-cell>
          <table:table-cell office:value-type="float" office:value="1034.81" calcext:value-type="float">
            <text:p>1034.81</text:p>
          </table:table-cell>
        </table:table-row>
        <table:table-row table:style-name="ro1">
          <table:table-cell office:value-type="float" office:value="25950825" calcext:value-type="float">
            <text:p>25950825</text:p>
          </table:table-cell>
          <table:table-cell table:formula="of:=[.A1624]/1000/(60*60*24)" office:value-type="time" office:time-value="PT07H12M30.825S" calcext:value-type="time">
            <text:p>07:12:31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865.83" calcext:value-type="float">
            <text:p>865.83</text:p>
          </table:table-cell>
          <table:table-cell office:value-type="float" office:value="1035.36" calcext:value-type="float">
            <text:p>1035.36</text:p>
          </table:table-cell>
        </table:table-row>
        <table:table-row table:style-name="ro1">
          <table:table-cell office:value-type="float" office:value="25966825" calcext:value-type="float">
            <text:p>25966825</text:p>
          </table:table-cell>
          <table:table-cell table:formula="of:=[.A1625]/1000/(60*60*24)" office:value-type="time" office:time-value="PT07H12M46.825S" calcext:value-type="time">
            <text:p>07:12:47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66.33" calcext:value-type="float">
            <text:p>866.33</text:p>
          </table:table-cell>
          <table:table-cell office:value-type="float" office:value="1035.9" calcext:value-type="float">
            <text:p>1035.9</text:p>
          </table:table-cell>
        </table:table-row>
        <table:table-row table:style-name="ro1">
          <table:table-cell office:value-type="float" office:value="25982825" calcext:value-type="float">
            <text:p>25982825</text:p>
          </table:table-cell>
          <table:table-cell table:formula="of:=[.A1626]/1000/(60*60*24)" office:value-type="time" office:time-value="PT07H13M02.825S" calcext:value-type="time">
            <text:p>07:13:03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866.82" calcext:value-type="float">
            <text:p>866.82</text:p>
          </table:table-cell>
          <table:table-cell office:value-type="float" office:value="1036.44" calcext:value-type="float">
            <text:p>1036.44</text:p>
          </table:table-cell>
        </table:table-row>
        <table:table-row table:style-name="ro1">
          <table:table-cell office:value-type="float" office:value="25998825" calcext:value-type="float">
            <text:p>25998825</text:p>
          </table:table-cell>
          <table:table-cell table:formula="of:=[.A1627]/1000/(60*60*24)" office:value-type="time" office:time-value="PT07H13M18.825S" calcext:value-type="time">
            <text:p>07:13:19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7.31" calcext:value-type="float">
            <text:p>867.31</text:p>
          </table:table-cell>
          <table:table-cell office:value-type="float" office:value="1036.98" calcext:value-type="float">
            <text:p>1036.98</text:p>
          </table:table-cell>
        </table:table-row>
        <table:table-row table:style-name="ro1">
          <table:table-cell office:value-type="float" office:value="26014825" calcext:value-type="float">
            <text:p>26014825</text:p>
          </table:table-cell>
          <table:table-cell table:formula="of:=[.A1628]/1000/(60*60*24)" office:value-type="time" office:time-value="PT07H13M34.825S" calcext:value-type="time">
            <text:p>07:13:35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7.8" calcext:value-type="float">
            <text:p>867.8</text:p>
          </table:table-cell>
          <table:table-cell office:value-type="float" office:value="1037.52" calcext:value-type="float">
            <text:p>1037.52</text:p>
          </table:table-cell>
        </table:table-row>
        <table:table-row table:style-name="ro1">
          <table:table-cell office:value-type="float" office:value="26030825" calcext:value-type="float">
            <text:p>26030825</text:p>
          </table:table-cell>
          <table:table-cell table:formula="of:=[.A1629]/1000/(60*60*24)" office:value-type="time" office:time-value="PT07H13M50.825S" calcext:value-type="time">
            <text:p>07:13:51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868.29" calcext:value-type="float">
            <text:p>868.29</text:p>
          </table:table-cell>
          <table:table-cell office:value-type="float" office:value="1038.06" calcext:value-type="float">
            <text:p>1038.06</text:p>
          </table:table-cell>
        </table:table-row>
        <table:table-row table:style-name="ro1">
          <table:table-cell office:value-type="float" office:value="26046825" calcext:value-type="float">
            <text:p>26046825</text:p>
          </table:table-cell>
          <table:table-cell table:formula="of:=[.A1630]/1000/(60*60*24)" office:value-type="time" office:time-value="PT07H14M06.825S" calcext:value-type="time">
            <text:p>07:14:07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68.79" calcext:value-type="float">
            <text:p>868.79</text:p>
          </table:table-cell>
          <table:table-cell office:value-type="float" office:value="1038.6" calcext:value-type="float">
            <text:p>1038.6</text:p>
          </table:table-cell>
        </table:table-row>
        <table:table-row table:style-name="ro1">
          <table:table-cell office:value-type="float" office:value="26062825" calcext:value-type="float">
            <text:p>26062825</text:p>
          </table:table-cell>
          <table:table-cell table:formula="of:=[.A1631]/1000/(60*60*24)" office:value-type="time" office:time-value="PT07H14M22.825S" calcext:value-type="time">
            <text:p>07:14:23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69.28" calcext:value-type="float">
            <text:p>869.28</text:p>
          </table:table-cell>
          <table:table-cell office:value-type="float" office:value="1039.15" calcext:value-type="float">
            <text:p>1039.15</text:p>
          </table:table-cell>
        </table:table-row>
        <table:table-row table:style-name="ro1">
          <table:table-cell office:value-type="float" office:value="26078825" calcext:value-type="float">
            <text:p>26078825</text:p>
          </table:table-cell>
          <table:table-cell table:formula="of:=[.A1632]/1000/(60*60*24)" office:value-type="time" office:time-value="PT07H14M38.825S" calcext:value-type="time">
            <text:p>07:14:39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869.77" calcext:value-type="float">
            <text:p>869.77</text:p>
          </table:table-cell>
          <table:table-cell office:value-type="float" office:value="1039.69" calcext:value-type="float">
            <text:p>1039.69</text:p>
          </table:table-cell>
        </table:table-row>
        <table:table-row table:style-name="ro1">
          <table:table-cell office:value-type="float" office:value="26094825" calcext:value-type="float">
            <text:p>26094825</text:p>
          </table:table-cell>
          <table:table-cell table:formula="of:=[.A1633]/1000/(60*60*24)" office:value-type="time" office:time-value="PT07H14M54.825S" calcext:value-type="time">
            <text:p>07:14:55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.45" calcext:value-type="float">
            <text:p>121.45</text:p>
          </table:table-cell>
          <table:table-cell office:value-type="float" office:value="870.26" calcext:value-type="float">
            <text:p>870.26</text:p>
          </table:table-cell>
          <table:table-cell office:value-type="float" office:value="1040.22" calcext:value-type="float">
            <text:p>1040.22</text:p>
          </table:table-cell>
        </table:table-row>
        <table:table-row table:style-name="ro1">
          <table:table-cell office:value-type="float" office:value="26110825" calcext:value-type="float">
            <text:p>26110825</text:p>
          </table:table-cell>
          <table:table-cell table:formula="of:=[.A1634]/1000/(60*60*24)" office:value-type="time" office:time-value="PT07H15M10.825S" calcext:value-type="time">
            <text:p>07:15:11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870.75" calcext:value-type="float">
            <text:p>870.75</text:p>
          </table:table-cell>
          <table:table-cell office:value-type="float" office:value="1040.76" calcext:value-type="float">
            <text:p>1040.76</text:p>
          </table:table-cell>
        </table:table-row>
        <table:table-row table:style-name="ro1">
          <table:table-cell office:value-type="float" office:value="26126825" calcext:value-type="float">
            <text:p>26126825</text:p>
          </table:table-cell>
          <table:table-cell table:formula="of:=[.A1635]/1000/(60*60*24)" office:value-type="time" office:time-value="PT07H15M26.825S" calcext:value-type="time">
            <text:p>07:15:27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1.24" calcext:value-type="float">
            <text:p>871.24</text:p>
          </table:table-cell>
          <table:table-cell office:value-type="float" office:value="1041.3" calcext:value-type="float">
            <text:p>1041.3</text:p>
          </table:table-cell>
        </table:table-row>
        <table:table-row table:style-name="ro1">
          <table:table-cell office:value-type="float" office:value="26142825" calcext:value-type="float">
            <text:p>26142825</text:p>
          </table:table-cell>
          <table:table-cell table:formula="of:=[.A1636]/1000/(60*60*24)" office:value-type="time" office:time-value="PT07H15M42.825S" calcext:value-type="time">
            <text:p>07:15:43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1.73" calcext:value-type="float">
            <text:p>871.73</text:p>
          </table:table-cell>
          <table:table-cell office:value-type="float" office:value="1041.84" calcext:value-type="float">
            <text:p>1041.84</text:p>
          </table:table-cell>
        </table:table-row>
        <table:table-row table:style-name="ro1">
          <table:table-cell office:value-type="float" office:value="26158825" calcext:value-type="float">
            <text:p>26158825</text:p>
          </table:table-cell>
          <table:table-cell table:formula="of:=[.A1637]/1000/(60*60*24)" office:value-type="time" office:time-value="PT07H15M58.825S" calcext:value-type="time">
            <text:p>07:15:59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872.22" calcext:value-type="float">
            <text:p>872.22</text:p>
          </table:table-cell>
          <table:table-cell office:value-type="float" office:value="1042.37" calcext:value-type="float">
            <text:p>1042.37</text:p>
          </table:table-cell>
        </table:table-row>
        <table:table-row table:style-name="ro1">
          <table:table-cell office:value-type="float" office:value="26174825" calcext:value-type="float">
            <text:p>26174825</text:p>
          </table:table-cell>
          <table:table-cell table:formula="of:=[.A1638]/1000/(60*60*24)" office:value-type="time" office:time-value="PT07H16M14.825S" calcext:value-type="time">
            <text:p>07:16:15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72.71" calcext:value-type="float">
            <text:p>872.71</text:p>
          </table:table-cell>
          <table:table-cell office:value-type="float" office:value="1042.91" calcext:value-type="float">
            <text:p>1042.91</text:p>
          </table:table-cell>
        </table:table-row>
        <table:table-row table:style-name="ro1">
          <table:table-cell office:value-type="float" office:value="26190825" calcext:value-type="float">
            <text:p>26190825</text:p>
          </table:table-cell>
          <table:table-cell table:formula="of:=[.A1639]/1000/(60*60*24)" office:value-type="time" office:time-value="PT07H16M30.825S" calcext:value-type="time">
            <text:p>07:16:31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73.2" calcext:value-type="float">
            <text:p>873.2</text:p>
          </table:table-cell>
          <table:table-cell office:value-type="float" office:value="1043.45" calcext:value-type="float">
            <text:p>1043.45</text:p>
          </table:table-cell>
        </table:table-row>
        <table:table-row table:style-name="ro1">
          <table:table-cell office:value-type="float" office:value="26206825" calcext:value-type="float">
            <text:p>26206825</text:p>
          </table:table-cell>
          <table:table-cell table:formula="of:=[.A1640]/1000/(60*60*24)" office:value-type="time" office:time-value="PT07H16M46.825S" calcext:value-type="time">
            <text:p>07:16:47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873.69" calcext:value-type="float">
            <text:p>873.69</text:p>
          </table:table-cell>
          <table:table-cell office:value-type="float" office:value="1043.99" calcext:value-type="float">
            <text:p>1043.99</text:p>
          </table:table-cell>
        </table:table-row>
        <table:table-row table:style-name="ro1">
          <table:table-cell office:value-type="float" office:value="26222824" calcext:value-type="float">
            <text:p>26222824</text:p>
          </table:table-cell>
          <table:table-cell table:formula="of:=[.A1641]/1000/(60*60*24)" office:value-type="time" office:time-value="PT07H17M02.824S" calcext:value-type="time">
            <text:p>07:17:03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874.18" calcext:value-type="float">
            <text:p>874.18</text:p>
          </table:table-cell>
          <table:table-cell office:value-type="float" office:value="1044.52" calcext:value-type="float">
            <text:p>1044.52</text:p>
          </table:table-cell>
        </table:table-row>
        <table:table-row table:style-name="ro1">
          <table:table-cell office:value-type="float" office:value="26238825" calcext:value-type="float">
            <text:p>26238825</text:p>
          </table:table-cell>
          <table:table-cell table:formula="of:=[.A1642]/1000/(60*60*24)" office:value-type="time" office:time-value="PT07H17M18.825S" calcext:value-type="time">
            <text:p>07:17:19</text:p>
          </table:table-cell>
          <table:table-cell office:value-type="float" office:value="1.1" calcext:value-type="float">
            <text:p>1.1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56" calcext:value-type="float">
            <text:p>120.56</text:p>
          </table:table-cell>
          <table:table-cell office:value-type="float" office:value="874.67" calcext:value-type="float">
            <text:p>874.67</text:p>
          </table:table-cell>
          <table:table-cell office:value-type="float" office:value="1045.06" calcext:value-type="float">
            <text:p>1045.06</text:p>
          </table:table-cell>
        </table:table-row>
        <table:table-row table:style-name="ro1">
          <table:table-cell office:value-type="float" office:value="26254825" calcext:value-type="float">
            <text:p>26254825</text:p>
          </table:table-cell>
          <table:table-cell table:formula="of:=[.A1643]/1000/(60*60*24)" office:value-type="time" office:time-value="PT07H17M34.825S" calcext:value-type="time">
            <text:p>07:17:35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875.16" calcext:value-type="float">
            <text:p>875.16</text:p>
          </table:table-cell>
          <table:table-cell office:value-type="float" office:value="1045.59" calcext:value-type="float">
            <text:p>1045.59</text:p>
          </table:table-cell>
        </table:table-row>
        <table:table-row table:style-name="ro1">
          <table:table-cell office:value-type="float" office:value="26270825" calcext:value-type="float">
            <text:p>26270825</text:p>
          </table:table-cell>
          <table:table-cell table:formula="of:=[.A1644]/1000/(60*60*24)" office:value-type="time" office:time-value="PT07H17M50.825S" calcext:value-type="time">
            <text:p>07:17:51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75.65" calcext:value-type="float">
            <text:p>875.65</text:p>
          </table:table-cell>
          <table:table-cell office:value-type="float" office:value="1046.13" calcext:value-type="float">
            <text:p>1046.13</text:p>
          </table:table-cell>
        </table:table-row>
        <table:table-row table:style-name="ro1">
          <table:table-cell office:value-type="float" office:value="26286825" calcext:value-type="float">
            <text:p>26286825</text:p>
          </table:table-cell>
          <table:table-cell table:formula="of:=[.A1645]/1000/(60*60*24)" office:value-type="time" office:time-value="PT07H18M06.825S" calcext:value-type="time">
            <text:p>07:18:07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76.14" calcext:value-type="float">
            <text:p>876.14</text:p>
          </table:table-cell>
          <table:table-cell office:value-type="float" office:value="1046.66" calcext:value-type="float">
            <text:p>1046.66</text:p>
          </table:table-cell>
        </table:table-row>
        <table:table-row table:style-name="ro1">
          <table:table-cell office:value-type="float" office:value="26302825" calcext:value-type="float">
            <text:p>26302825</text:p>
          </table:table-cell>
          <table:table-cell table:formula="of:=[.A1646]/1000/(60*60*24)" office:value-type="time" office:time-value="PT07H18M22.825S" calcext:value-type="time">
            <text:p>07:18:23</text:p>
          </table:table-cell>
          <table:table-cell office:value-type="float" office:value="1.09" calcext:value-type="float">
            <text:p>1.09</text:p>
          </table:table-cell>
          <table:table-cell office:value-type="float" office:value="110" calcext:value-type="float">
            <text:p>110</text:p>
          </table:table-cell>
          <table:table-cell office:value-type="float" office:value="120.01" calcext:value-type="float">
            <text:p>120.01</text:p>
          </table:table-cell>
          <table:table-cell office:value-type="float" office:value="876.63" calcext:value-type="float">
            <text:p>876.63</text:p>
          </table:table-cell>
          <table:table-cell office:value-type="float" office:value="1047.19" calcext:value-type="float">
            <text:p>1047.19</text:p>
          </table:table-cell>
        </table:table-row>
        <table:table-row table:style-name="ro1">
          <table:table-cell office:value-type="float" office:value="26318825" calcext:value-type="float">
            <text:p>26318825</text:p>
          </table:table-cell>
          <table:table-cell table:formula="of:=[.A1647]/1000/(60*60*24)" office:value-type="time" office:time-value="PT07H18M38.825S" calcext:value-type="time">
            <text:p>07:18:39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7.12" calcext:value-type="float">
            <text:p>877.12</text:p>
          </table:table-cell>
          <table:table-cell office:value-type="float" office:value="1047.73" calcext:value-type="float">
            <text:p>1047.73</text:p>
          </table:table-cell>
        </table:table-row>
        <table:table-row table:style-name="ro1">
          <table:table-cell office:value-type="float" office:value="26334825" calcext:value-type="float">
            <text:p>26334825</text:p>
          </table:table-cell>
          <table:table-cell table:formula="of:=[.A1648]/1000/(60*60*24)" office:value-type="time" office:time-value="PT07H18M54.825S" calcext:value-type="time">
            <text:p>07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7.61" calcext:value-type="float">
            <text:p>877.61</text:p>
          </table:table-cell>
          <table:table-cell office:value-type="float" office:value="1048.26" calcext:value-type="float">
            <text:p>1048.26</text:p>
          </table:table-cell>
        </table:table-row>
        <table:table-row table:style-name="ro1">
          <table:table-cell office:value-type="float" office:value="26350825" calcext:value-type="float">
            <text:p>26350825</text:p>
          </table:table-cell>
          <table:table-cell table:formula="of:=[.A1649]/1000/(60*60*24)" office:value-type="time" office:time-value="PT07H19M10.825S" calcext:value-type="time">
            <text:p>07:19:11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878.1" calcext:value-type="float">
            <text:p>878.1</text:p>
          </table:table-cell>
          <table:table-cell office:value-type="float" office:value="1048.79" calcext:value-type="float">
            <text:p>1048.79</text:p>
          </table:table-cell>
        </table:table-row>
        <table:table-row table:style-name="ro1">
          <table:table-cell office:value-type="float" office:value="26366825" calcext:value-type="float">
            <text:p>26366825</text:p>
          </table:table-cell>
          <table:table-cell table:formula="of:=[.A1650]/1000/(60*60*24)" office:value-type="time" office:time-value="PT07H19M26.825S" calcext:value-type="time">
            <text:p>07:19:27</text:p>
          </table:table-cell>
          <table:table-cell office:value-type="float" office:value="1.09" calcext:value-type="float">
            <text:p>1.09</text:p>
          </table:table-cell>
          <table:table-cell office:value-type="float" office:value="109.8" calcext:value-type="float">
            <text:p>109.8</text:p>
          </table:table-cell>
          <table:table-cell office:value-type="float" office:value="119.79" calcext:value-type="float">
            <text:p>119.79</text:p>
          </table:table-cell>
          <table:table-cell office:value-type="float" office:value="878.58" calcext:value-type="float">
            <text:p>878.58</text:p>
          </table:table-cell>
          <table:table-cell office:value-type="float" office:value="1049.32" calcext:value-type="float">
            <text:p>1049.32</text:p>
          </table:table-cell>
        </table:table-row>
        <table:table-row table:style-name="ro1">
          <table:table-cell office:value-type="float" office:value="26382825" calcext:value-type="float">
            <text:p>26382825</text:p>
          </table:table-cell>
          <table:table-cell table:formula="of:=[.A1651]/1000/(60*60*24)" office:value-type="time" office:time-value="PT07H19M42.825S" calcext:value-type="time">
            <text:p>07:19:43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79.07" calcext:value-type="float">
            <text:p>879.07</text:p>
          </table:table-cell>
          <table:table-cell office:value-type="float" office:value="1049.86" calcext:value-type="float">
            <text:p>1049.86</text:p>
          </table:table-cell>
        </table:table-row>
        <table:table-row table:style-name="ro1">
          <table:table-cell office:value-type="float" office:value="26398825" calcext:value-type="float">
            <text:p>26398825</text:p>
          </table:table-cell>
          <table:table-cell table:formula="of:=[.A1652]/1000/(60*60*24)" office:value-type="time" office:time-value="PT07H19M58.825S" calcext:value-type="time">
            <text:p>07:19:59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57" calcext:value-type="float">
            <text:p>119.57</text:p>
          </table:table-cell>
          <table:table-cell office:value-type="float" office:value="879.56" calcext:value-type="float">
            <text:p>879.56</text:p>
          </table:table-cell>
          <table:table-cell office:value-type="float" office:value="1050.39" calcext:value-type="float">
            <text:p>1050.39</text:p>
          </table:table-cell>
        </table:table-row>
        <table:table-row table:style-name="ro1">
          <table:table-cell office:value-type="float" office:value="26414825" calcext:value-type="float">
            <text:p>26414825</text:p>
          </table:table-cell>
          <table:table-cell table:formula="of:=[.A1653]/1000/(60*60*24)" office:value-type="time" office:time-value="PT07H20M14.825S" calcext:value-type="time">
            <text:p>07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880.05" calcext:value-type="float">
            <text:p>880.05</text:p>
          </table:table-cell>
          <table:table-cell office:value-type="float" office:value="1050.92" calcext:value-type="float">
            <text:p>1050.92</text:p>
          </table:table-cell>
        </table:table-row>
        <table:table-row table:style-name="ro1">
          <table:table-cell office:value-type="float" office:value="26430825" calcext:value-type="float">
            <text:p>26430825</text:p>
          </table:table-cell>
          <table:table-cell table:formula="of:=[.A1654]/1000/(60*60*24)" office:value-type="time" office:time-value="PT07H20M30.825S" calcext:value-type="time">
            <text:p>07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0.53" calcext:value-type="float">
            <text:p>880.53</text:p>
          </table:table-cell>
          <table:table-cell office:value-type="float" office:value="1051.45" calcext:value-type="float">
            <text:p>1051.45</text:p>
          </table:table-cell>
        </table:table-row>
        <table:table-row table:style-name="ro1">
          <table:table-cell office:value-type="float" office:value="26446825" calcext:value-type="float">
            <text:p>26446825</text:p>
          </table:table-cell>
          <table:table-cell table:formula="of:=[.A1655]/1000/(60*60*24)" office:value-type="time" office:time-value="PT07H20M46.825S" calcext:value-type="time">
            <text:p>07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1.02" calcext:value-type="float">
            <text:p>881.02</text:p>
          </table:table-cell>
          <table:table-cell office:value-type="float" office:value="1051.98" calcext:value-type="float">
            <text:p>1051.98</text:p>
          </table:table-cell>
        </table:table-row>
        <table:table-row table:style-name="ro1">
          <table:table-cell office:value-type="float" office:value="26462825" calcext:value-type="float">
            <text:p>26462825</text:p>
          </table:table-cell>
          <table:table-cell table:formula="of:=[.A1656]/1000/(60*60*24)" office:value-type="time" office:time-value="PT07H21M02.825S" calcext:value-type="time">
            <text:p>07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1.51" calcext:value-type="float">
            <text:p>881.51</text:p>
          </table:table-cell>
          <table:table-cell office:value-type="float" office:value="1052.5" calcext:value-type="float">
            <text:p>1052.5</text:p>
          </table:table-cell>
        </table:table-row>
        <table:table-row table:style-name="ro1">
          <table:table-cell office:value-type="float" office:value="26478825" calcext:value-type="float">
            <text:p>26478825</text:p>
          </table:table-cell>
          <table:table-cell table:formula="of:=[.A1657]/1000/(60*60*24)" office:value-type="time" office:time-value="PT07H21M18.825S" calcext:value-type="time">
            <text:p>07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881.99" calcext:value-type="float">
            <text:p>881.99</text:p>
          </table:table-cell>
          <table:table-cell office:value-type="float" office:value="1053.03" calcext:value-type="float">
            <text:p>1053.03</text:p>
          </table:table-cell>
        </table:table-row>
        <table:table-row table:style-name="ro1">
          <table:table-cell office:value-type="float" office:value="26494825" calcext:value-type="float">
            <text:p>26494825</text:p>
          </table:table-cell>
          <table:table-cell table:formula="of:=[.A1658]/1000/(60*60*24)" office:value-type="time" office:time-value="PT07H21M34.825S" calcext:value-type="time">
            <text:p>07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882.48" calcext:value-type="float">
            <text:p>882.48</text:p>
          </table:table-cell>
          <table:table-cell office:value-type="float" office:value="1053.56" calcext:value-type="float">
            <text:p>1053.56</text:p>
          </table:table-cell>
        </table:table-row>
        <table:table-row table:style-name="ro1">
          <table:table-cell office:value-type="float" office:value="26510825" calcext:value-type="float">
            <text:p>26510825</text:p>
          </table:table-cell>
          <table:table-cell table:formula="of:=[.A1659]/1000/(60*60*24)" office:value-type="time" office:time-value="PT07H21M50.825S" calcext:value-type="time">
            <text:p>07:21:51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82.96" calcext:value-type="float">
            <text:p>882.96</text:p>
          </table:table-cell>
          <table:table-cell office:value-type="float" office:value="1054.09" calcext:value-type="float">
            <text:p>1054.09</text:p>
          </table:table-cell>
        </table:table-row>
        <table:table-row table:style-name="ro1">
          <table:table-cell office:value-type="float" office:value="26526825" calcext:value-type="float">
            <text:p>26526825</text:p>
          </table:table-cell>
          <table:table-cell table:formula="of:=[.A1660]/1000/(60*60*24)" office:value-type="time" office:time-value="PT07H22M06.825S" calcext:value-type="time">
            <text:p>07:22:07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883.45" calcext:value-type="float">
            <text:p>883.45</text:p>
          </table:table-cell>
          <table:table-cell office:value-type="float" office:value="1054.62" calcext:value-type="float">
            <text:p>1054.62</text:p>
          </table:table-cell>
        </table:table-row>
        <table:table-row table:style-name="ro1">
          <table:table-cell office:value-type="float" office:value="26542825" calcext:value-type="float">
            <text:p>26542825</text:p>
          </table:table-cell>
          <table:table-cell table:formula="of:=[.A1661]/1000/(60*60*24)" office:value-type="time" office:time-value="PT07H22M22.825S" calcext:value-type="time">
            <text:p>07:22:23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83.94" calcext:value-type="float">
            <text:p>883.94</text:p>
          </table:table-cell>
          <table:table-cell office:value-type="float" office:value="1055.14" calcext:value-type="float">
            <text:p>1055.14</text:p>
          </table:table-cell>
        </table:table-row>
        <table:table-row table:style-name="ro1">
          <table:table-cell office:value-type="float" office:value="26558825" calcext:value-type="float">
            <text:p>26558825</text:p>
          </table:table-cell>
          <table:table-cell table:formula="of:=[.A1662]/1000/(60*60*24)" office:value-type="time" office:time-value="PT07H22M38.825S" calcext:value-type="time">
            <text:p>07:22:39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84.42" calcext:value-type="float">
            <text:p>884.42</text:p>
          </table:table-cell>
          <table:table-cell office:value-type="float" office:value="1055.67" calcext:value-type="float">
            <text:p>1055.67</text:p>
          </table:table-cell>
        </table:table-row>
        <table:table-row table:style-name="ro1">
          <table:table-cell office:value-type="float" office:value="26574825" calcext:value-type="float">
            <text:p>26574825</text:p>
          </table:table-cell>
          <table:table-cell table:formula="of:=[.A1663]/1000/(60*60*24)" office:value-type="time" office:time-value="PT07H22M54.825S" calcext:value-type="time">
            <text:p>07:22:55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884.91" calcext:value-type="float">
            <text:p>884.91</text:p>
          </table:table-cell>
          <table:table-cell office:value-type="float" office:value="1056.2" calcext:value-type="float">
            <text:p>1056.2</text:p>
          </table:table-cell>
        </table:table-row>
        <table:table-row table:style-name="ro1">
          <table:table-cell office:value-type="float" office:value="26590825" calcext:value-type="float">
            <text:p>26590825</text:p>
          </table:table-cell>
          <table:table-cell table:formula="of:=[.A1664]/1000/(60*60*24)" office:value-type="time" office:time-value="PT07H23M10.825S" calcext:value-type="time">
            <text:p>07:23:11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8.15" calcext:value-type="float">
            <text:p>118.15</text:p>
          </table:table-cell>
          <table:table-cell office:value-type="float" office:value="885.39" calcext:value-type="float">
            <text:p>885.39</text:p>
          </table:table-cell>
          <table:table-cell office:value-type="float" office:value="1056.72" calcext:value-type="float">
            <text:p>1056.72</text:p>
          </table:table-cell>
        </table:table-row>
        <table:table-row table:style-name="ro1">
          <table:table-cell office:value-type="float" office:value="26606825" calcext:value-type="float">
            <text:p>26606825</text:p>
          </table:table-cell>
          <table:table-cell table:formula="of:=[.A1665]/1000/(60*60*24)" office:value-type="time" office:time-value="PT07H23M26.825S" calcext:value-type="time">
            <text:p>07:23:27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8.04" calcext:value-type="float">
            <text:p>118.04</text:p>
          </table:table-cell>
          <table:table-cell office:value-type="float" office:value="885.88" calcext:value-type="float">
            <text:p>885.88</text:p>
          </table:table-cell>
          <table:table-cell office:value-type="float" office:value="1057.25" calcext:value-type="float">
            <text:p>1057.25</text:p>
          </table:table-cell>
        </table:table-row>
        <table:table-row table:style-name="ro1">
          <table:table-cell office:value-type="float" office:value="26622825" calcext:value-type="float">
            <text:p>26622825</text:p>
          </table:table-cell>
          <table:table-cell table:formula="of:=[.A1666]/1000/(60*60*24)" office:value-type="time" office:time-value="PT07H23M42.825S" calcext:value-type="time">
            <text:p>07:23:43</text:p>
          </table:table-cell>
          <table:table-cell office:value-type="float" office:value="1.08" calcext:value-type="float">
            <text:p>1.08</text:p>
          </table:table-cell>
          <table:table-cell office:value-type="float" office:value="109" calcext:value-type="float">
            <text:p>109</text:p>
          </table:table-cell>
          <table:table-cell office:value-type="float" office:value="117.6" calcext:value-type="float">
            <text:p>117.6</text:p>
          </table:table-cell>
          <table:table-cell office:value-type="float" office:value="886.36" calcext:value-type="float">
            <text:p>886.36</text:p>
          </table:table-cell>
          <table:table-cell office:value-type="float" office:value="1057.77" calcext:value-type="float">
            <text:p>1057.77</text:p>
          </table:table-cell>
        </table:table-row>
        <table:table-row table:style-name="ro1">
          <table:table-cell office:value-type="float" office:value="26638825" calcext:value-type="float">
            <text:p>26638825</text:p>
          </table:table-cell>
          <table:table-cell table:formula="of:=[.A1667]/1000/(60*60*24)" office:value-type="time" office:time-value="PT07H23M58.825S" calcext:value-type="time">
            <text:p>07:23:59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86.85" calcext:value-type="float">
            <text:p>886.85</text:p>
          </table:table-cell>
          <table:table-cell office:value-type="float" office:value="1058.29" calcext:value-type="float">
            <text:p>1058.29</text:p>
          </table:table-cell>
        </table:table-row>
        <table:table-row table:style-name="ro1">
          <table:table-cell office:value-type="float" office:value="26654825" calcext:value-type="float">
            <text:p>26654825</text:p>
          </table:table-cell>
          <table:table-cell table:formula="of:=[.A1668]/1000/(60*60*24)" office:value-type="time" office:time-value="PT07H24M14.825S" calcext:value-type="time">
            <text:p>07:24:15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887.33" calcext:value-type="float">
            <text:p>887.33</text:p>
          </table:table-cell>
          <table:table-cell office:value-type="float" office:value="1058.82" calcext:value-type="float">
            <text:p>1058.82</text:p>
          </table:table-cell>
        </table:table-row>
        <table:table-row table:style-name="ro1">
          <table:table-cell office:value-type="float" office:value="26670825" calcext:value-type="float">
            <text:p>26670825</text:p>
          </table:table-cell>
          <table:table-cell table:formula="of:=[.A1669]/1000/(60*60*24)" office:value-type="time" office:time-value="PT07H24M30.825S" calcext:value-type="time">
            <text:p>07:24:31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87.81" calcext:value-type="float">
            <text:p>887.81</text:p>
          </table:table-cell>
          <table:table-cell office:value-type="float" office:value="1059.34" calcext:value-type="float">
            <text:p>1059.34</text:p>
          </table:table-cell>
        </table:table-row>
        <table:table-row table:style-name="ro1">
          <table:table-cell office:value-type="float" office:value="26686825" calcext:value-type="float">
            <text:p>26686825</text:p>
          </table:table-cell>
          <table:table-cell table:formula="of:=[.A1670]/1000/(60*60*24)" office:value-type="time" office:time-value="PT07H24M46.825S" calcext:value-type="time">
            <text:p>07:24:47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888.3" calcext:value-type="float">
            <text:p>888.3</text:p>
          </table:table-cell>
          <table:table-cell office:value-type="float" office:value="1059.86" calcext:value-type="float">
            <text:p>1059.86</text:p>
          </table:table-cell>
        </table:table-row>
        <table:table-row table:style-name="ro1">
          <table:table-cell office:value-type="float" office:value="26702825" calcext:value-type="float">
            <text:p>26702825</text:p>
          </table:table-cell>
          <table:table-cell table:formula="of:=[.A1671]/1000/(60*60*24)" office:value-type="time" office:time-value="PT07H25M02.825S" calcext:value-type="time">
            <text:p>07:25:03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7" calcext:value-type="float">
            <text:p>117.17</text:p>
          </table:table-cell>
          <table:table-cell office:value-type="float" office:value="888.78" calcext:value-type="float">
            <text:p>888.78</text:p>
          </table:table-cell>
          <table:table-cell office:value-type="float" office:value="1060.38" calcext:value-type="float">
            <text:p>1060.38</text:p>
          </table:table-cell>
        </table:table-row>
        <table:table-row table:style-name="ro1">
          <table:table-cell office:value-type="float" office:value="26718825" calcext:value-type="float">
            <text:p>26718825</text:p>
          </table:table-cell>
          <table:table-cell table:formula="of:=[.A1672]/1000/(60*60*24)" office:value-type="time" office:time-value="PT07H25M18.825S" calcext:value-type="time">
            <text:p>07:25:19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7" calcext:value-type="float">
            <text:p>117.17</text:p>
          </table:table-cell>
          <table:table-cell office:value-type="float" office:value="889.26" calcext:value-type="float">
            <text:p>889.26</text:p>
          </table:table-cell>
          <table:table-cell office:value-type="float" office:value="1060.9" calcext:value-type="float">
            <text:p>1060.9</text:p>
          </table:table-cell>
        </table:table-row>
        <table:table-row table:style-name="ro1">
          <table:table-cell office:value-type="float" office:value="26734825" calcext:value-type="float">
            <text:p>26734825</text:p>
          </table:table-cell>
          <table:table-cell table:formula="of:=[.A1673]/1000/(60*60*24)" office:value-type="time" office:time-value="PT07H25M34.825S" calcext:value-type="time">
            <text:p>07:25:35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889.75" calcext:value-type="float">
            <text:p>889.75</text:p>
          </table:table-cell>
          <table:table-cell office:value-type="float" office:value="1061.42" calcext:value-type="float">
            <text:p>1061.42</text:p>
          </table:table-cell>
        </table:table-row>
        <table:table-row table:style-name="ro1">
          <table:table-cell office:value-type="float" office:value="26750825" calcext:value-type="float">
            <text:p>26750825</text:p>
          </table:table-cell>
          <table:table-cell table:formula="of:=[.A1674]/1000/(60*60*24)" office:value-type="time" office:time-value="PT07H25M50.825S" calcext:value-type="time">
            <text:p>07:25:51</text:p>
          </table:table-cell>
          <table:table-cell office:value-type="float" office:value="1.08" calcext:value-type="float">
            <text:p>1.08</text:p>
          </table:table-cell>
          <table:table-cell office:value-type="float" office:value="108.5" calcext:value-type="float">
            <text:p>108.5</text:p>
          </table:table-cell>
          <table:table-cell office:value-type="float" office:value="117.06" calcext:value-type="float">
            <text:p>117.06</text:p>
          </table:table-cell>
          <table:table-cell office:value-type="float" office:value="890.23" calcext:value-type="float">
            <text:p>890.23</text:p>
          </table:table-cell>
          <table:table-cell office:value-type="float" office:value="1061.94" calcext:value-type="float">
            <text:p>1061.94</text:p>
          </table:table-cell>
        </table:table-row>
        <table:table-row table:style-name="ro1">
          <table:table-cell office:value-type="float" office:value="26766825" calcext:value-type="float">
            <text:p>26766825</text:p>
          </table:table-cell>
          <table:table-cell table:formula="of:=[.A1675]/1000/(60*60*24)" office:value-type="time" office:time-value="PT07H26M06.825S" calcext:value-type="time">
            <text:p>07:26:07</text:p>
          </table:table-cell>
          <table:table-cell office:value-type="float" office:value="1.07" calcext:value-type="float">
            <text:p>1.07</text:p>
          </table:table-cell>
          <table:table-cell office:value-type="float" office:value="108.5" calcext:value-type="float">
            <text:p>108.5</text:p>
          </table:table-cell>
          <table:table-cell office:value-type="float" office:value="116.62" calcext:value-type="float">
            <text:p>116.62</text:p>
          </table:table-cell>
          <table:table-cell office:value-type="float" office:value="890.71" calcext:value-type="float">
            <text:p>890.71</text:p>
          </table:table-cell>
          <table:table-cell office:value-type="float" office:value="1062.46" calcext:value-type="float">
            <text:p>1062.46</text:p>
          </table:table-cell>
        </table:table-row>
        <table:table-row table:style-name="ro1">
          <table:table-cell office:value-type="float" office:value="26782825" calcext:value-type="float">
            <text:p>26782825</text:p>
          </table:table-cell>
          <table:table-cell table:formula="of:=[.A1676]/1000/(60*60*24)" office:value-type="time" office:time-value="PT07H26M22.825S" calcext:value-type="time">
            <text:p>07:26:23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891.19" calcext:value-type="float">
            <text:p>891.19</text:p>
          </table:table-cell>
          <table:table-cell office:value-type="float" office:value="1062.98" calcext:value-type="float">
            <text:p>1062.98</text:p>
          </table:table-cell>
        </table:table-row>
        <table:table-row table:style-name="ro1">
          <table:table-cell office:value-type="float" office:value="26798825" calcext:value-type="float">
            <text:p>26798825</text:p>
          </table:table-cell>
          <table:table-cell table:formula="of:=[.A1677]/1000/(60*60*24)" office:value-type="time" office:time-value="PT07H26M38.825S" calcext:value-type="time">
            <text:p>07:26:39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91.67" calcext:value-type="float">
            <text:p>891.67</text:p>
          </table:table-cell>
          <table:table-cell office:value-type="float" office:value="1063.49" calcext:value-type="float">
            <text:p>1063.49</text:p>
          </table:table-cell>
        </table:table-row>
        <table:table-row table:style-name="ro1">
          <table:table-cell office:value-type="float" office:value="26814825" calcext:value-type="float">
            <text:p>26814825</text:p>
          </table:table-cell>
          <table:table-cell table:formula="of:=[.A1678]/1000/(60*60*24)" office:value-type="time" office:time-value="PT07H26M54.825S" calcext:value-type="time">
            <text:p>07:26:55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892.15" calcext:value-type="float">
            <text:p>892.15</text:p>
          </table:table-cell>
          <table:table-cell office:value-type="float" office:value="1064.01" calcext:value-type="float">
            <text:p>1064.01</text:p>
          </table:table-cell>
        </table:table-row>
        <table:table-row table:style-name="ro1">
          <table:table-cell office:value-type="float" office:value="26830825" calcext:value-type="float">
            <text:p>26830825</text:p>
          </table:table-cell>
          <table:table-cell table:formula="of:=[.A1679]/1000/(60*60*24)" office:value-type="time" office:time-value="PT07H27M10.825S" calcext:value-type="time">
            <text:p>07:27:11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6.3" calcext:value-type="float">
            <text:p>116.3</text:p>
          </table:table-cell>
          <table:table-cell office:value-type="float" office:value="892.64" calcext:value-type="float">
            <text:p>892.64</text:p>
          </table:table-cell>
          <table:table-cell office:value-type="float" office:value="1064.53" calcext:value-type="float">
            <text:p>1064.53</text:p>
          </table:table-cell>
        </table:table-row>
        <table:table-row table:style-name="ro1">
          <table:table-cell office:value-type="float" office:value="26846825" calcext:value-type="float">
            <text:p>26846825</text:p>
          </table:table-cell>
          <table:table-cell table:formula="of:=[.A1680]/1000/(60*60*24)" office:value-type="time" office:time-value="PT07H27M26.825S" calcext:value-type="time">
            <text:p>07:27:27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893.12" calcext:value-type="float">
            <text:p>893.12</text:p>
          </table:table-cell>
          <table:table-cell office:value-type="float" office:value="1065.05" calcext:value-type="float">
            <text:p>1065.05</text:p>
          </table:table-cell>
        </table:table-row>
        <table:table-row table:style-name="ro1">
          <table:table-cell office:value-type="float" office:value="26862825" calcext:value-type="float">
            <text:p>26862825</text:p>
          </table:table-cell>
          <table:table-cell table:formula="of:=[.A1681]/1000/(60*60*24)" office:value-type="time" office:time-value="PT07H27M42.825S" calcext:value-type="time">
            <text:p>07:27:43</text:p>
          </table:table-cell>
          <table:table-cell office:value-type="float" office:value="1.07" calcext:value-type="float">
            <text:p>1.07</text:p>
          </table:table-cell>
          <table:table-cell office:value-type="float" office:value="108.1" calcext:value-type="float">
            <text:p>108.1</text:p>
          </table:table-cell>
          <table:table-cell office:value-type="float" office:value="115.75" calcext:value-type="float">
            <text:p>115.75</text:p>
          </table:table-cell>
          <table:table-cell office:value-type="float" office:value="893.6" calcext:value-type="float">
            <text:p>893.6</text:p>
          </table:table-cell>
          <table:table-cell office:value-type="float" office:value="1065.56" calcext:value-type="float">
            <text:p>1065.56</text:p>
          </table:table-cell>
        </table:table-row>
        <table:table-row table:style-name="ro1">
          <table:table-cell office:value-type="float" office:value="26878825" calcext:value-type="float">
            <text:p>26878825</text:p>
          </table:table-cell>
          <table:table-cell table:formula="of:=[.A1682]/1000/(60*60*24)" office:value-type="time" office:time-value="PT07H27M58.825S" calcext:value-type="time">
            <text:p>07:27:59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94.08" calcext:value-type="float">
            <text:p>894.08</text:p>
          </table:table-cell>
          <table:table-cell office:value-type="float" office:value="1066.07" calcext:value-type="float">
            <text:p>1066.07</text:p>
          </table:table-cell>
        </table:table-row>
        <table:table-row table:style-name="ro1">
          <table:table-cell office:value-type="float" office:value="26894825" calcext:value-type="float">
            <text:p>26894825</text:p>
          </table:table-cell>
          <table:table-cell table:formula="of:=[.A1683]/1000/(60*60*24)" office:value-type="time" office:time-value="PT07H28M14.825S" calcext:value-type="time">
            <text:p>07:28:15</text:p>
          </table:table-cell>
          <table:table-cell office:value-type="float" office:value="1.07" calcext:value-type="float">
            <text:p>1.07</text:p>
          </table:table-cell>
          <table:table-cell office:value-type="float" office:value="108" calcext:value-type="float">
            <text:p>108</text:p>
          </table:table-cell>
          <table:table-cell office:value-type="float" office:value="115.65" calcext:value-type="float">
            <text:p>115.65</text:p>
          </table:table-cell>
          <table:table-cell office:value-type="float" office:value="894.56" calcext:value-type="float">
            <text:p>894.56</text:p>
          </table:table-cell>
          <table:table-cell office:value-type="float" office:value="1066.59" calcext:value-type="float">
            <text:p>1066.59</text:p>
          </table:table-cell>
        </table:table-row>
        <table:table-row table:style-name="ro1">
          <table:table-cell office:value-type="float" office:value="26910825" calcext:value-type="float">
            <text:p>26910825</text:p>
          </table:table-cell>
          <table:table-cell table:formula="of:=[.A1684]/1000/(60*60*24)" office:value-type="time" office:time-value="PT07H28M30.825S" calcext:value-type="time">
            <text:p>07:28:31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895.04" calcext:value-type="float">
            <text:p>895.04</text:p>
          </table:table-cell>
          <table:table-cell office:value-type="float" office:value="1067.1" calcext:value-type="float">
            <text:p>1067.1</text:p>
          </table:table-cell>
        </table:table-row>
        <table:table-row table:style-name="ro1">
          <table:table-cell office:value-type="float" office:value="26926825" calcext:value-type="float">
            <text:p>26926825</text:p>
          </table:table-cell>
          <table:table-cell table:formula="of:=[.A1685]/1000/(60*60*24)" office:value-type="time" office:time-value="PT07H28M46.825S" calcext:value-type="time">
            <text:p>07:28:47</text:p>
          </table:table-cell>
          <table:table-cell office:value-type="float" office:value="1.07" calcext:value-type="float">
            <text:p>1.07</text:p>
          </table:table-cell>
          <table:table-cell office:value-type="float" office:value="107.8" calcext:value-type="float">
            <text:p>107.8</text:p>
          </table:table-cell>
          <table:table-cell office:value-type="float" office:value="115" calcext:value-type="float">
            <text:p>115</text:p>
          </table:table-cell>
          <table:table-cell office:value-type="float" office:value="895.52" calcext:value-type="float">
            <text:p>895.52</text:p>
          </table:table-cell>
          <table:table-cell office:value-type="float" office:value="1067.62" calcext:value-type="float">
            <text:p>1067.62</text:p>
          </table:table-cell>
        </table:table-row>
        <table:table-row table:style-name="ro1">
          <table:table-cell office:value-type="float" office:value="26942825" calcext:value-type="float">
            <text:p>26942825</text:p>
          </table:table-cell>
          <table:table-cell table:formula="of:=[.A1686]/1000/(60*60*24)" office:value-type="time" office:time-value="PT07H29M02.825S" calcext:value-type="time">
            <text:p>07:29:03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5.32" calcext:value-type="float">
            <text:p>115.32</text:p>
          </table:table-cell>
          <table:table-cell office:value-type="float" office:value="896" calcext:value-type="float">
            <text:p>896</text:p>
          </table:table-cell>
          <table:table-cell office:value-type="float" office:value="1068.13" calcext:value-type="float">
            <text:p>1068.13</text:p>
          </table:table-cell>
        </table:table-row>
        <table:table-row table:style-name="ro1">
          <table:table-cell office:value-type="float" office:value="26958825" calcext:value-type="float">
            <text:p>26958825</text:p>
          </table:table-cell>
          <table:table-cell table:formula="of:=[.A1687]/1000/(60*60*24)" office:value-type="time" office:time-value="PT07H29M18.825S" calcext:value-type="time">
            <text:p>07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896.48" calcext:value-type="float">
            <text:p>896.48</text:p>
          </table:table-cell>
          <table:table-cell office:value-type="float" office:value="1068.64" calcext:value-type="float">
            <text:p>1068.64</text:p>
          </table:table-cell>
        </table:table-row>
        <table:table-row table:style-name="ro1">
          <table:table-cell office:value-type="float" office:value="26974825" calcext:value-type="float">
            <text:p>26974825</text:p>
          </table:table-cell>
          <table:table-cell table:formula="of:=[.A1688]/1000/(60*60*24)" office:value-type="time" office:time-value="PT07H29M34.825S" calcext:value-type="time">
            <text:p>07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96.95" calcext:value-type="float">
            <text:p>896.95</text:p>
          </table:table-cell>
          <table:table-cell office:value-type="float" office:value="1069.15" calcext:value-type="float">
            <text:p>1069.15</text:p>
          </table:table-cell>
        </table:table-row>
        <table:table-row table:style-name="ro1">
          <table:table-cell office:value-type="float" office:value="26990824" calcext:value-type="float">
            <text:p>26990824</text:p>
          </table:table-cell>
          <table:table-cell table:formula="of:=[.A1689]/1000/(60*60*24)" office:value-type="time" office:time-value="PT07H29M50.824S" calcext:value-type="time">
            <text:p>07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107.6" calcext:value-type="float">
            <text:p>107.6</text:p>
          </table:table-cell>
          <table:table-cell office:value-type="float" office:value="114.78" calcext:value-type="float">
            <text:p>114.78</text:p>
          </table:table-cell>
          <table:table-cell office:value-type="float" office:value="897.43" calcext:value-type="float">
            <text:p>897.43</text:p>
          </table:table-cell>
          <table:table-cell office:value-type="float" office:value="1069.66" calcext:value-type="float">
            <text:p>1069.66</text:p>
          </table:table-cell>
        </table:table-row>
        <table:table-row table:style-name="ro1">
          <table:table-cell office:value-type="float" office:value="27006825" calcext:value-type="float">
            <text:p>27006825</text:p>
          </table:table-cell>
          <table:table-cell table:formula="of:=[.A1690]/1000/(60*60*24)" office:value-type="time" office:time-value="PT07H30M06.825S" calcext:value-type="time">
            <text:p>07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897.91" calcext:value-type="float">
            <text:p>897.91</text:p>
          </table:table-cell>
          <table:table-cell office:value-type="float" office:value="1070.17" calcext:value-type="float">
            <text:p>1070.17</text:p>
          </table:table-cell>
        </table:table-row>
        <table:table-row table:style-name="ro1">
          <table:table-cell office:value-type="float" office:value="27022825" calcext:value-type="float">
            <text:p>27022825</text:p>
          </table:table-cell>
          <table:table-cell table:formula="of:=[.A1691]/1000/(60*60*24)" office:value-type="time" office:time-value="PT07H30M22.825S" calcext:value-type="time">
            <text:p>07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57" calcext:value-type="float">
            <text:p>114.57</text:p>
          </table:table-cell>
          <table:table-cell office:value-type="float" office:value="898.39" calcext:value-type="float">
            <text:p>898.39</text:p>
          </table:table-cell>
          <table:table-cell office:value-type="float" office:value="1070.68" calcext:value-type="float">
            <text:p>1070.68</text:p>
          </table:table-cell>
        </table:table-row>
        <table:table-row table:style-name="ro1">
          <table:table-cell office:value-type="float" office:value="27038825" calcext:value-type="float">
            <text:p>27038825</text:p>
          </table:table-cell>
          <table:table-cell table:formula="of:=[.A1692]/1000/(60*60*24)" office:value-type="time" office:time-value="PT07H30M38.825S" calcext:value-type="time">
            <text:p>07:30:39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898.86" calcext:value-type="float">
            <text:p>898.86</text:p>
          </table:table-cell>
          <table:table-cell office:value-type="float" office:value="1071.18" calcext:value-type="float">
            <text:p>1071.18</text:p>
          </table:table-cell>
        </table:table-row>
        <table:table-row table:style-name="ro1">
          <table:table-cell office:value-type="float" office:value="27054825" calcext:value-type="float">
            <text:p>27054825</text:p>
          </table:table-cell>
          <table:table-cell table:formula="of:=[.A1693]/1000/(60*60*24)" office:value-type="time" office:time-value="PT07H30M54.825S" calcext:value-type="time">
            <text:p>07:30:55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99.34" calcext:value-type="float">
            <text:p>899.34</text:p>
          </table:table-cell>
          <table:table-cell office:value-type="float" office:value="1071.69" calcext:value-type="float">
            <text:p>1071.69</text:p>
          </table:table-cell>
        </table:table-row>
        <table:table-row table:style-name="ro1">
          <table:table-cell office:value-type="float" office:value="27070825" calcext:value-type="float">
            <text:p>27070825</text:p>
          </table:table-cell>
          <table:table-cell table:formula="of:=[.A1694]/1000/(60*60*24)" office:value-type="time" office:time-value="PT07H31M10.825S" calcext:value-type="time">
            <text:p>07:31:11</text:p>
          </table:table-cell>
          <table:table-cell office:value-type="float" office:value="1.06" calcext:value-type="float">
            <text:p>1.06</text:p>
          </table:table-cell>
          <table:table-cell office:value-type="float" office:value="107.2" calcext:value-type="float">
            <text:p>107.2</text:p>
          </table:table-cell>
          <table:table-cell office:value-type="float" office:value="113.92" calcext:value-type="float">
            <text:p>113.92</text:p>
          </table:table-cell>
          <table:table-cell office:value-type="float" office:value="899.82" calcext:value-type="float">
            <text:p>899.82</text:p>
          </table:table-cell>
          <table:table-cell office:value-type="float" office:value="1072.2" calcext:value-type="float">
            <text:p>1072.2</text:p>
          </table:table-cell>
        </table:table-row>
        <table:table-row table:style-name="ro1">
          <table:table-cell office:value-type="float" office:value="27086825" calcext:value-type="float">
            <text:p>27086825</text:p>
          </table:table-cell>
          <table:table-cell table:formula="of:=[.A1695]/1000/(60*60*24)" office:value-type="time" office:time-value="PT07H31M26.825S" calcext:value-type="time">
            <text:p>07:31:27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900.29" calcext:value-type="float">
            <text:p>900.29</text:p>
          </table:table-cell>
          <table:table-cell office:value-type="float" office:value="1072.7" calcext:value-type="float">
            <text:p>1072.7</text:p>
          </table:table-cell>
        </table:table-row>
        <table:table-row table:style-name="ro1">
          <table:table-cell office:value-type="float" office:value="27102825" calcext:value-type="float">
            <text:p>27102825</text:p>
          </table:table-cell>
          <table:table-cell table:formula="of:=[.A1696]/1000/(60*60*24)" office:value-type="time" office:time-value="PT07H31M42.825S" calcext:value-type="time">
            <text:p>07:31:43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900.77" calcext:value-type="float">
            <text:p>900.77</text:p>
          </table:table-cell>
          <table:table-cell office:value-type="float" office:value="1073.21" calcext:value-type="float">
            <text:p>1073.21</text:p>
          </table:table-cell>
        </table:table-row>
        <table:table-row table:style-name="ro1">
          <table:table-cell office:value-type="float" office:value="27118825" calcext:value-type="float">
            <text:p>27118825</text:p>
          </table:table-cell>
          <table:table-cell table:formula="of:=[.A1697]/1000/(60*60*24)" office:value-type="time" office:time-value="PT07H31M58.825S" calcext:value-type="time">
            <text:p>07:31:59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71" calcext:value-type="float">
            <text:p>113.71</text:p>
          </table:table-cell>
          <table:table-cell office:value-type="float" office:value="901.24" calcext:value-type="float">
            <text:p>901.24</text:p>
          </table:table-cell>
          <table:table-cell office:value-type="float" office:value="1073.71" calcext:value-type="float">
            <text:p>1073.71</text:p>
          </table:table-cell>
        </table:table-row>
        <table:table-row table:style-name="ro1">
          <table:table-cell office:value-type="float" office:value="27134825" calcext:value-type="float">
            <text:p>27134825</text:p>
          </table:table-cell>
          <table:table-cell table:formula="of:=[.A1698]/1000/(60*60*24)" office:value-type="time" office:time-value="PT07H32M14.825S" calcext:value-type="time">
            <text:p>07:32:15</text:p>
          </table:table-cell>
          <table:table-cell office:value-type="float" office:value="1.06" calcext:value-type="float">
            <text:p>1.06</text:p>
          </table:table-cell>
          <table:table-cell office:value-type="float" office:value="106.9" calcext:value-type="float">
            <text:p>106.9</text:p>
          </table:table-cell>
          <table:table-cell office:value-type="float" office:value="113.6" calcext:value-type="float">
            <text:p>113.6</text:p>
          </table:table-cell>
          <table:table-cell office:value-type="float" office:value="901.72" calcext:value-type="float">
            <text:p>901.72</text:p>
          </table:table-cell>
          <table:table-cell office:value-type="float" office:value="1074.22" calcext:value-type="float">
            <text:p>1074.22</text:p>
          </table:table-cell>
        </table:table-row>
        <table:table-row table:style-name="ro1">
          <table:table-cell office:value-type="float" office:value="27150825" calcext:value-type="float">
            <text:p>27150825</text:p>
          </table:table-cell>
          <table:table-cell table:formula="of:=[.A1699]/1000/(60*60*24)" office:value-type="time" office:time-value="PT07H32M30.825S" calcext:value-type="time">
            <text:p>07:32:31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902.2" calcext:value-type="float">
            <text:p>902.2</text:p>
          </table:table-cell>
          <table:table-cell office:value-type="float" office:value="1074.72" calcext:value-type="float">
            <text:p>1074.72</text:p>
          </table:table-cell>
        </table:table-row>
        <table:table-row table:style-name="ro1">
          <table:table-cell office:value-type="float" office:value="27166825" calcext:value-type="float">
            <text:p>27166825</text:p>
          </table:table-cell>
          <table:table-cell table:formula="of:=[.A1700]/1000/(60*60*24)" office:value-type="time" office:time-value="PT07H32M46.825S" calcext:value-type="time">
            <text:p>07:32:47</text:p>
          </table:table-cell>
          <table:table-cell office:value-type="float" office:value="1.06" calcext:value-type="float">
            <text:p>1.06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96" calcext:value-type="float">
            <text:p>112.96</text:p>
          </table:table-cell>
          <table:table-cell office:value-type="float" office:value="902.67" calcext:value-type="float">
            <text:p>902.67</text:p>
          </table:table-cell>
          <table:table-cell office:value-type="float" office:value="1075.22" calcext:value-type="float">
            <text:p>1075.22</text:p>
          </table:table-cell>
        </table:table-row>
        <table:table-row table:style-name="ro1">
          <table:table-cell office:value-type="float" office:value="27182825" calcext:value-type="float">
            <text:p>27182825</text:p>
          </table:table-cell>
          <table:table-cell table:formula="of:=[.A1701]/1000/(60*60*24)" office:value-type="time" office:time-value="PT07H33M02.825S" calcext:value-type="time">
            <text:p>07:33:03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903.14" calcext:value-type="float">
            <text:p>903.14</text:p>
          </table:table-cell>
          <table:table-cell office:value-type="float" office:value="1075.72" calcext:value-type="float">
            <text:p>1075.72</text:p>
          </table:table-cell>
        </table:table-row>
        <table:table-row table:style-name="ro1">
          <table:table-cell office:value-type="float" office:value="27198825" calcext:value-type="float">
            <text:p>27198825</text:p>
          </table:table-cell>
          <table:table-cell table:formula="of:=[.A1702]/1000/(60*60*24)" office:value-type="time" office:time-value="PT07H33M18.825S" calcext:value-type="time">
            <text:p>07:33:19</text:p>
          </table:table-cell>
          <table:table-cell office:value-type="float" office:value="1.05" calcext:value-type="float">
            <text:p>1.05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43" calcext:value-type="float">
            <text:p>112.43</text:p>
          </table:table-cell>
          <table:table-cell office:value-type="float" office:value="903.62" calcext:value-type="float">
            <text:p>903.62</text:p>
          </table:table-cell>
          <table:table-cell office:value-type="float" office:value="1076.22" calcext:value-type="float">
            <text:p>1076.22</text:p>
          </table:table-cell>
        </table:table-row>
        <table:table-row table:style-name="ro1">
          <table:table-cell office:value-type="float" office:value="27214825" calcext:value-type="float">
            <text:p>27214825</text:p>
          </table:table-cell>
          <table:table-cell table:formula="of:=[.A1703]/1000/(60*60*24)" office:value-type="time" office:time-value="PT07H33M34.825S" calcext:value-type="time">
            <text:p>07:33:35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04.09" calcext:value-type="float">
            <text:p>904.09</text:p>
          </table:table-cell>
          <table:table-cell office:value-type="float" office:value="1076.72" calcext:value-type="float">
            <text:p>1076.72</text:p>
          </table:table-cell>
        </table:table-row>
        <table:table-row table:style-name="ro1">
          <table:table-cell office:value-type="float" office:value="27230825" calcext:value-type="float">
            <text:p>27230825</text:p>
          </table:table-cell>
          <table:table-cell table:formula="of:=[.A1704]/1000/(60*60*24)" office:value-type="time" office:time-value="PT07H33M50.825S" calcext:value-type="time">
            <text:p>07:33:51</text:p>
          </table:table-cell>
          <table:table-cell office:value-type="float" office:value="1.05" calcext:value-type="float">
            <text:p>1.05</text:p>
          </table:table-cell>
          <table:table-cell office:value-type="float" office:value="106.4" calcext:value-type="float">
            <text:p>106.4</text:p>
          </table:table-cell>
          <table:table-cell office:value-type="float" office:value="112.21" calcext:value-type="float">
            <text:p>112.21</text:p>
          </table:table-cell>
          <table:table-cell office:value-type="float" office:value="904.56" calcext:value-type="float">
            <text:p>904.56</text:p>
          </table:table-cell>
          <table:table-cell office:value-type="float" office:value="1077.22" calcext:value-type="float">
            <text:p>1077.22</text:p>
          </table:table-cell>
        </table:table-row>
        <table:table-row table:style-name="ro1">
          <table:table-cell office:value-type="float" office:value="27246825" calcext:value-type="float">
            <text:p>27246825</text:p>
          </table:table-cell>
          <table:table-cell table:formula="of:=[.A1705]/1000/(60*60*24)" office:value-type="time" office:time-value="PT07H34M06.825S" calcext:value-type="time">
            <text:p>07:34:07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905.04" calcext:value-type="float">
            <text:p>905.04</text:p>
          </table:table-cell>
          <table:table-cell office:value-type="float" office:value="1077.72" calcext:value-type="float">
            <text:p>1077.72</text:p>
          </table:table-cell>
        </table:table-row>
        <table:table-row table:style-name="ro1">
          <table:table-cell office:value-type="float" office:value="27262825" calcext:value-type="float">
            <text:p>27262825</text:p>
          </table:table-cell>
          <table:table-cell table:formula="of:=[.A1706]/1000/(60*60*24)" office:value-type="time" office:time-value="PT07H34M22.825S" calcext:value-type="time">
            <text:p>07:34:23</text:p>
          </table:table-cell>
          <table:table-cell office:value-type="float" office:value="1.05" calcext:value-type="float">
            <text:p>1.05</text:p>
          </table:table-cell>
          <table:table-cell office:value-type="float" office:value="106.2" calcext:value-type="float">
            <text:p>106.2</text:p>
          </table:table-cell>
          <table:table-cell office:value-type="float" office:value="112" calcext:value-type="float">
            <text:p>112</text:p>
          </table:table-cell>
          <table:table-cell office:value-type="float" office:value="905.51" calcext:value-type="float">
            <text:p>905.51</text:p>
          </table:table-cell>
          <table:table-cell office:value-type="float" office:value="1078.22" calcext:value-type="float">
            <text:p>1078.22</text:p>
          </table:table-cell>
        </table:table-row>
        <table:table-row table:style-name="ro1">
          <table:table-cell office:value-type="float" office:value="27278825" calcext:value-type="float">
            <text:p>27278825</text:p>
          </table:table-cell>
          <table:table-cell table:formula="of:=[.A1707]/1000/(60*60*24)" office:value-type="time" office:time-value="PT07H34M38.825S" calcext:value-type="time">
            <text:p>07:34:39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905.98" calcext:value-type="float">
            <text:p>905.98</text:p>
          </table:table-cell>
          <table:table-cell office:value-type="float" office:value="1078.71" calcext:value-type="float">
            <text:p>1078.71</text:p>
          </table:table-cell>
        </table:table-row>
        <table:table-row table:style-name="ro1">
          <table:table-cell office:value-type="float" office:value="27294825" calcext:value-type="float">
            <text:p>27294825</text:p>
          </table:table-cell>
          <table:table-cell table:formula="of:=[.A1708]/1000/(60*60*24)" office:value-type="time" office:time-value="PT07H34M54.825S" calcext:value-type="time">
            <text:p>07:34:55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906.45" calcext:value-type="float">
            <text:p>906.45</text:p>
          </table:table-cell>
          <table:table-cell office:value-type="float" office:value="1079.21" calcext:value-type="float">
            <text:p>1079.21</text:p>
          </table:table-cell>
        </table:table-row>
        <table:table-row table:style-name="ro1">
          <table:table-cell office:value-type="float" office:value="27310825" calcext:value-type="float">
            <text:p>27310825</text:p>
          </table:table-cell>
          <table:table-cell table:formula="of:=[.A1709]/1000/(60*60*24)" office:value-type="time" office:time-value="PT07H35M10.825S" calcext:value-type="time">
            <text:p>07:35:11</text:p>
          </table:table-cell>
          <table:table-cell office:value-type="float" office:value="1.05" calcext:value-type="float">
            <text:p>1.05</text:p>
          </table:table-cell>
          <table:table-cell office:value-type="float" office:value="105.9" calcext:value-type="float">
            <text:p>105.9</text:p>
          </table:table-cell>
          <table:table-cell office:value-type="float" office:value="111.26" calcext:value-type="float">
            <text:p>111.26</text:p>
          </table:table-cell>
          <table:table-cell office:value-type="float" office:value="906.92" calcext:value-type="float">
            <text:p>906.92</text:p>
          </table:table-cell>
          <table:table-cell office:value-type="float" office:value="1079.7" calcext:value-type="float">
            <text:p>1079.7</text:p>
          </table:table-cell>
        </table:table-row>
        <table:table-row table:style-name="ro1">
          <table:table-cell office:value-type="float" office:value="27326825" calcext:value-type="float">
            <text:p>27326825</text:p>
          </table:table-cell>
          <table:table-cell table:formula="of:=[.A1710]/1000/(60*60*24)" office:value-type="time" office:time-value="PT07H35M26.825S" calcext:value-type="time">
            <text:p>07:35:27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1.15" calcext:value-type="float">
            <text:p>111.15</text:p>
          </table:table-cell>
          <table:table-cell office:value-type="float" office:value="907.39" calcext:value-type="float">
            <text:p>907.39</text:p>
          </table:table-cell>
          <table:table-cell office:value-type="float" office:value="1080.2" calcext:value-type="float">
            <text:p>1080.2</text:p>
          </table:table-cell>
        </table:table-row>
        <table:table-row table:style-name="ro1">
          <table:table-cell office:value-type="float" office:value="27342825" calcext:value-type="float">
            <text:p>27342825</text:p>
          </table:table-cell>
          <table:table-cell table:formula="of:=[.A1711]/1000/(60*60*24)" office:value-type="time" office:time-value="PT07H35M42.825S" calcext:value-type="time">
            <text:p>07:35:43</text:p>
          </table:table-cell>
          <table:table-cell office:value-type="float" office:value="1.05" calcext:value-type="float">
            <text:p>1.0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62" calcext:value-type="float">
            <text:p>110.62</text:p>
          </table:table-cell>
          <table:table-cell office:value-type="float" office:value="907.86" calcext:value-type="float">
            <text:p>907.86</text:p>
          </table:table-cell>
          <table:table-cell office:value-type="float" office:value="1080.69" calcext:value-type="float">
            <text:p>1080.69</text:p>
          </table:table-cell>
        </table:table-row>
        <table:table-row table:style-name="ro1">
          <table:table-cell office:value-type="float" office:value="27358825" calcext:value-type="float">
            <text:p>27358825</text:p>
          </table:table-cell>
          <table:table-cell table:formula="of:=[.A1712]/1000/(60*60*24)" office:value-type="time" office:time-value="PT07H35M58.825S" calcext:value-type="time">
            <text:p>07:35:59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908.33" calcext:value-type="float">
            <text:p>908.33</text:p>
          </table:table-cell>
          <table:table-cell office:value-type="float" office:value="1081.18" calcext:value-type="float">
            <text:p>1081.18</text:p>
          </table:table-cell>
        </table:table-row>
        <table:table-row table:style-name="ro1">
          <table:table-cell office:value-type="float" office:value="27374825" calcext:value-type="float">
            <text:p>27374825</text:p>
          </table:table-cell>
          <table:table-cell table:formula="of:=[.A1713]/1000/(60*60*24)" office:value-type="time" office:time-value="PT07H36M14.825S" calcext:value-type="time">
            <text:p>07:36:15</text:p>
          </table:table-cell>
          <table:table-cell office:value-type="float" office:value="1.05" calcext:value-type="float">
            <text:p>1.05</text:p>
          </table:table-cell>
          <table:table-cell office:value-type="float" office:value="105.5" calcext:value-type="float">
            <text:p>105.5</text:p>
          </table:table-cell>
          <table:table-cell office:value-type="float" office:value="110.41" calcext:value-type="float">
            <text:p>110.41</text:p>
          </table:table-cell>
          <table:table-cell office:value-type="float" office:value="908.8" calcext:value-type="float">
            <text:p>908.8</text:p>
          </table:table-cell>
          <table:table-cell office:value-type="float" office:value="1081.67" calcext:value-type="float">
            <text:p>1081.67</text:p>
          </table:table-cell>
        </table:table-row>
        <table:table-row table:style-name="ro1">
          <table:table-cell office:value-type="float" office:value="27390825" calcext:value-type="float">
            <text:p>27390825</text:p>
          </table:table-cell>
          <table:table-cell table:formula="of:=[.A1714]/1000/(60*60*24)" office:value-type="time" office:time-value="PT07H36M30.825S" calcext:value-type="time">
            <text:p>07:36:31</text:p>
          </table:table-cell>
          <table:table-cell office:value-type="float" office:value="1.05" calcext:value-type="float">
            <text:p>1.05</text:p>
          </table:table-cell>
          <table:table-cell office:value-type="float" office:value="105.4" calcext:value-type="float">
            <text:p>105.4</text:p>
          </table:table-cell>
          <table:table-cell office:value-type="float" office:value="110.31" calcext:value-type="float">
            <text:p>110.31</text:p>
          </table:table-cell>
          <table:table-cell office:value-type="float" office:value="909.27" calcext:value-type="float">
            <text:p>909.27</text:p>
          </table:table-cell>
          <table:table-cell office:value-type="float" office:value="1082.16" calcext:value-type="float">
            <text:p>1082.16</text:p>
          </table:table-cell>
        </table:table-row>
        <table:table-row table:style-name="ro1">
          <table:table-cell office:value-type="float" office:value="27406825" calcext:value-type="float">
            <text:p>27406825</text:p>
          </table:table-cell>
          <table:table-cell table:formula="of:=[.A1715]/1000/(60*60*24)" office:value-type="time" office:time-value="PT07H36M46.825S" calcext:value-type="time">
            <text:p>07:36:47</text:p>
          </table:table-cell>
          <table:table-cell office:value-type="float" office:value="1.05" calcext:value-type="float">
            <text:p>1.05</text:p>
          </table:table-cell>
          <table:table-cell office:value-type="float" office:value="105.3" calcext:value-type="float">
            <text:p>105.3</text:p>
          </table:table-cell>
          <table:table-cell office:value-type="float" office:value="110.2" calcext:value-type="float">
            <text:p>110.2</text:p>
          </table:table-cell>
          <table:table-cell office:value-type="float" office:value="909.74" calcext:value-type="float">
            <text:p>909.74</text:p>
          </table:table-cell>
          <table:table-cell office:value-type="float" office:value="1082.65" calcext:value-type="float">
            <text:p>1082.65</text:p>
          </table:table-cell>
        </table:table-row>
        <table:table-row table:style-name="ro1">
          <table:table-cell office:value-type="float" office:value="27422825" calcext:value-type="float">
            <text:p>27422825</text:p>
          </table:table-cell>
          <table:table-cell table:formula="of:=[.A1716]/1000/(60*60*24)" office:value-type="time" office:time-value="PT07H37M02.825S" calcext:value-type="time">
            <text:p>07:37:03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910.21" calcext:value-type="float">
            <text:p>910.21</text:p>
          </table:table-cell>
          <table:table-cell office:value-type="float" office:value="1083.14" calcext:value-type="float">
            <text:p>1083.14</text:p>
          </table:table-cell>
        </table:table-row>
        <table:table-row table:style-name="ro1">
          <table:table-cell office:value-type="float" office:value="27438825" calcext:value-type="float">
            <text:p>27438825</text:p>
          </table:table-cell>
          <table:table-cell table:formula="of:=[.A1717]/1000/(60*60*24)" office:value-type="time" office:time-value="PT07H37M18.825S" calcext:value-type="time">
            <text:p>07:37:19</text:p>
          </table:table-cell>
          <table:table-cell office:value-type="float" office:value="1.04" calcext:value-type="float">
            <text:p>1.04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57" calcext:value-type="float">
            <text:p>109.57</text:p>
          </table:table-cell>
          <table:table-cell office:value-type="float" office:value="910.67" calcext:value-type="float">
            <text:p>910.67</text:p>
          </table:table-cell>
          <table:table-cell office:value-type="float" office:value="1083.63" calcext:value-type="float">
            <text:p>1083.63</text:p>
          </table:table-cell>
        </table:table-row>
        <table:table-row table:style-name="ro1">
          <table:table-cell office:value-type="float" office:value="27454825" calcext:value-type="float">
            <text:p>27454825</text:p>
          </table:table-cell>
          <table:table-cell table:formula="of:=[.A1718]/1000/(60*60*24)" office:value-type="time" office:time-value="PT07H37M34.825S" calcext:value-type="time">
            <text:p>07:37:35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911.14" calcext:value-type="float">
            <text:p>911.14</text:p>
          </table:table-cell>
          <table:table-cell office:value-type="float" office:value="1084.12" calcext:value-type="float">
            <text:p>1084.12</text:p>
          </table:table-cell>
        </table:table-row>
        <table:table-row table:style-name="ro1">
          <table:table-cell office:value-type="float" office:value="27470825" calcext:value-type="float">
            <text:p>27470825</text:p>
          </table:table-cell>
          <table:table-cell table:formula="of:=[.A1719]/1000/(60*60*24)" office:value-type="time" office:time-value="PT07H37M50.825S" calcext:value-type="time">
            <text:p>07:37:51</text:p>
          </table:table-cell>
          <table:table-cell office:value-type="float" office:value="1.04" calcext:value-type="float">
            <text:p>1.04</text:p>
          </table:table-cell>
          <table:table-cell office:value-type="float" office:value="104.9" calcext:value-type="float">
            <text:p>104.9</text:p>
          </table:table-cell>
          <table:table-cell office:value-type="float" office:value="108.94" calcext:value-type="float">
            <text:p>108.94</text:p>
          </table:table-cell>
          <table:table-cell office:value-type="float" office:value="911.61" calcext:value-type="float">
            <text:p>911.61</text:p>
          </table:table-cell>
          <table:table-cell office:value-type="float" office:value="1084.6" calcext:value-type="float">
            <text:p>1084.6</text:p>
          </table:table-cell>
        </table:table-row>
        <table:table-row table:style-name="ro1">
          <table:table-cell office:value-type="float" office:value="27486825" calcext:value-type="float">
            <text:p>27486825</text:p>
          </table:table-cell>
          <table:table-cell table:formula="of:=[.A1720]/1000/(60*60*24)" office:value-type="time" office:time-value="PT07H38M06.825S" calcext:value-type="time">
            <text:p>07:38:07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912.07" calcext:value-type="float">
            <text:p>912.07</text:p>
          </table:table-cell>
          <table:table-cell office:value-type="float" office:value="1085.09" calcext:value-type="float">
            <text:p>1085.09</text:p>
          </table:table-cell>
        </table:table-row>
        <table:table-row table:style-name="ro1">
          <table:table-cell office:value-type="float" office:value="27502825" calcext:value-type="float">
            <text:p>27502825</text:p>
          </table:table-cell>
          <table:table-cell table:formula="of:=[.A1721]/1000/(60*60*24)" office:value-type="time" office:time-value="PT07H38M22.825S" calcext:value-type="time">
            <text:p>07:38:23</text:p>
          </table:table-cell>
          <table:table-cell office:value-type="float" office:value="1.04" calcext:value-type="float">
            <text:p>1.04</text:p>
          </table:table-cell>
          <table:table-cell office:value-type="float" office:value="104.7" calcext:value-type="float">
            <text:p>104.7</text:p>
          </table:table-cell>
          <table:table-cell office:value-type="float" office:value="108.73" calcext:value-type="float">
            <text:p>108.73</text:p>
          </table:table-cell>
          <table:table-cell office:value-type="float" office:value="912.54" calcext:value-type="float">
            <text:p>912.54</text:p>
          </table:table-cell>
          <table:table-cell office:value-type="float" office:value="1085.57" calcext:value-type="float">
            <text:p>1085.57</text:p>
          </table:table-cell>
        </table:table-row>
        <table:table-row table:style-name="ro1">
          <table:table-cell office:value-type="float" office:value="27518825" calcext:value-type="float">
            <text:p>27518825</text:p>
          </table:table-cell>
          <table:table-cell table:formula="of:=[.A1722]/1000/(60*60*24)" office:value-type="time" office:time-value="PT07H38M38.825S" calcext:value-type="time">
            <text:p>07:38:39</text:p>
          </table:table-cell>
          <table:table-cell office:value-type="float" office:value="1.03" calcext:value-type="float">
            <text:p>1.03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1" calcext:value-type="float">
            <text:p>108.1</text:p>
          </table:table-cell>
          <table:table-cell office:value-type="float" office:value="913" calcext:value-type="float">
            <text:p>913</text:p>
          </table:table-cell>
          <table:table-cell office:value-type="float" office:value="1086.05" calcext:value-type="float">
            <text:p>1086.05</text:p>
          </table:table-cell>
        </table:table-row>
        <table:table-row table:style-name="ro1">
          <table:table-cell office:value-type="float" office:value="27534825" calcext:value-type="float">
            <text:p>27534825</text:p>
          </table:table-cell>
          <table:table-cell table:formula="of:=[.A1723]/1000/(60*60*24)" office:value-type="time" office:time-value="PT07H38M54.825S" calcext:value-type="time">
            <text:p>07:38:55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8" calcext:value-type="float">
            <text:p>108</text:p>
          </table:table-cell>
          <table:table-cell office:value-type="float" office:value="913.47" calcext:value-type="float">
            <text:p>913.47</text:p>
          </table:table-cell>
          <table:table-cell office:value-type="float" office:value="1086.53" calcext:value-type="float">
            <text:p>1086.53</text:p>
          </table:table-cell>
        </table:table-row>
        <table:table-row table:style-name="ro1">
          <table:table-cell office:value-type="float" office:value="27550825" calcext:value-type="float">
            <text:p>27550825</text:p>
          </table:table-cell>
          <table:table-cell table:formula="of:=[.A1724]/1000/(60*60*24)" office:value-type="time" office:time-value="PT07H39M10.825S" calcext:value-type="time">
            <text:p>07:39:11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13.93" calcext:value-type="float">
            <text:p>913.93</text:p>
          </table:table-cell>
          <table:table-cell office:value-type="float" office:value="1087.01" calcext:value-type="float">
            <text:p>1087.01</text:p>
          </table:table-cell>
        </table:table-row>
        <table:table-row table:style-name="ro1">
          <table:table-cell office:value-type="float" office:value="27566825" calcext:value-type="float">
            <text:p>27566825</text:p>
          </table:table-cell>
          <table:table-cell table:formula="of:=[.A1725]/1000/(60*60*24)" office:value-type="time" office:time-value="PT07H39M26.825S" calcext:value-type="time">
            <text:p>07:39:27</text:p>
          </table:table-cell>
          <table:table-cell office:value-type="float" office:value="1.03" calcext:value-type="float">
            <text:p>1.03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9" calcext:value-type="float">
            <text:p>107.79</text:p>
          </table:table-cell>
          <table:table-cell office:value-type="float" office:value="914.39" calcext:value-type="float">
            <text:p>914.39</text:p>
          </table:table-cell>
          <table:table-cell office:value-type="float" office:value="1087.49" calcext:value-type="float">
            <text:p>1087.49</text:p>
          </table:table-cell>
        </table:table-row>
        <table:table-row table:style-name="ro1">
          <table:table-cell office:value-type="float" office:value="27582825" calcext:value-type="float">
            <text:p>27582825</text:p>
          </table:table-cell>
          <table:table-cell table:formula="of:=[.A1726]/1000/(60*60*24)" office:value-type="time" office:time-value="PT07H39M42.825S" calcext:value-type="time">
            <text:p>07:39:43</text:p>
          </table:table-cell>
          <table:table-cell office:value-type="float" office:value="1.03" calcext:value-type="float">
            <text:p>1.03</text:p>
          </table:table-cell>
          <table:table-cell office:value-type="float" office:value="104" calcext:value-type="float">
            <text:p>104</text:p>
          </table:table-cell>
          <table:table-cell office:value-type="float" office:value="107.16" calcext:value-type="float">
            <text:p>107.16</text:p>
          </table:table-cell>
          <table:table-cell office:value-type="float" office:value="914.86" calcext:value-type="float">
            <text:p>914.86</text:p>
          </table:table-cell>
          <table:table-cell office:value-type="float" office:value="1087.97" calcext:value-type="float">
            <text:p>1087.97</text:p>
          </table:table-cell>
        </table:table-row>
        <table:table-row table:style-name="ro1">
          <table:table-cell office:value-type="float" office:value="27598825" calcext:value-type="float">
            <text:p>27598825</text:p>
          </table:table-cell>
          <table:table-cell table:formula="of:=[.A1727]/1000/(60*60*24)" office:value-type="time" office:time-value="PT07H39M58.825S" calcext:value-type="time">
            <text:p>07:39:59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915.32" calcext:value-type="float">
            <text:p>915.32</text:p>
          </table:table-cell>
          <table:table-cell office:value-type="float" office:value="1088.44" calcext:value-type="float">
            <text:p>1088.44</text:p>
          </table:table-cell>
        </table:table-row>
        <table:table-row table:style-name="ro1">
          <table:table-cell office:value-type="float" office:value="27614825" calcext:value-type="float">
            <text:p>27614825</text:p>
          </table:table-cell>
          <table:table-cell table:formula="of:=[.A1728]/1000/(60*60*24)" office:value-type="time" office:time-value="PT07H40M14.825S" calcext:value-type="time">
            <text:p>07:40:15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915.78" calcext:value-type="float">
            <text:p>915.78</text:p>
          </table:table-cell>
          <table:table-cell office:value-type="float" office:value="1088.92" calcext:value-type="float">
            <text:p>1088.92</text:p>
          </table:table-cell>
        </table:table-row>
        <table:table-row table:style-name="ro1">
          <table:table-cell office:value-type="float" office:value="27630825" calcext:value-type="float">
            <text:p>27630825</text:p>
          </table:table-cell>
          <table:table-cell table:formula="of:=[.A1729]/1000/(60*60*24)" office:value-type="time" office:time-value="PT07H40M30.825S" calcext:value-type="time">
            <text:p>07:40:31</text:p>
          </table:table-cell>
          <table:table-cell office:value-type="float" office:value="1.03" calcext:value-type="float">
            <text:p>1.03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33" calcext:value-type="float">
            <text:p>106.33</text:p>
          </table:table-cell>
          <table:table-cell office:value-type="float" office:value="916.24" calcext:value-type="float">
            <text:p>916.24</text:p>
          </table:table-cell>
          <table:table-cell office:value-type="float" office:value="1089.39" calcext:value-type="float">
            <text:p>1089.39</text:p>
          </table:table-cell>
        </table:table-row>
        <table:table-row table:style-name="ro1">
          <table:table-cell office:value-type="float" office:value="27646825" calcext:value-type="float">
            <text:p>27646825</text:p>
          </table:table-cell>
          <table:table-cell table:formula="of:=[.A1730]/1000/(60*60*24)" office:value-type="time" office:time-value="PT07H40M46.825S" calcext:value-type="time">
            <text:p>07:40:47</text:p>
          </table:table-cell>
          <table:table-cell office:value-type="float" office:value="1.02" calcext:value-type="float">
            <text:p>1.02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81" calcext:value-type="float">
            <text:p>105.81</text:p>
          </table:table-cell>
          <table:table-cell office:value-type="float" office:value="916.7" calcext:value-type="float">
            <text:p>916.7</text:p>
          </table:table-cell>
          <table:table-cell office:value-type="float" office:value="1089.86" calcext:value-type="float">
            <text:p>1089.86</text:p>
          </table:table-cell>
        </table:table-row>
        <table:table-row table:style-name="ro1">
          <table:table-cell office:value-type="float" office:value="27662825" calcext:value-type="float">
            <text:p>27662825</text:p>
          </table:table-cell>
          <table:table-cell table:formula="of:=[.A1731]/1000/(60*60*24)" office:value-type="time" office:time-value="PT07H41M02.825S" calcext:value-type="time">
            <text:p>07:41:03</text:p>
          </table:table-cell>
          <table:table-cell office:value-type="float" office:value="1.03" calcext:value-type="float">
            <text:p>1.03</text:p>
          </table:table-cell>
          <table:table-cell office:value-type="float" office:value="103.3" calcext:value-type="float">
            <text:p>103.3</text:p>
          </table:table-cell>
          <table:table-cell office:value-type="float" office:value="106.02" calcext:value-type="float">
            <text:p>106.02</text:p>
          </table:table-cell>
          <table:table-cell office:value-type="float" office:value="917.16" calcext:value-type="float">
            <text:p>917.16</text:p>
          </table:table-cell>
          <table:table-cell office:value-type="float" office:value="1090.33" calcext:value-type="float">
            <text:p>1090.33</text:p>
          </table:table-cell>
        </table:table-row>
        <table:table-row table:style-name="ro1">
          <table:table-cell office:value-type="float" office:value="27678824" calcext:value-type="float">
            <text:p>27678824</text:p>
          </table:table-cell>
          <table:table-cell table:formula="of:=[.A1732]/1000/(60*60*24)" office:value-type="time" office:time-value="PT07H41M18.824S" calcext:value-type="time">
            <text:p>07:41:19</text:p>
          </table:table-cell>
          <table:table-cell office:value-type="float" office:value="1.02" calcext:value-type="float">
            <text:p>1.02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4" calcext:value-type="float">
            <text:p>105.4</text:p>
          </table:table-cell>
          <table:table-cell office:value-type="float" office:value="917.62" calcext:value-type="float">
            <text:p>917.62</text:p>
          </table:table-cell>
          <table:table-cell office:value-type="float" office:value="1090.8" calcext:value-type="float">
            <text:p>1090.8</text:p>
          </table:table-cell>
        </table:table-row>
        <table:table-row table:style-name="ro1">
          <table:table-cell office:value-type="float" office:value="27694825" calcext:value-type="float">
            <text:p>27694825</text:p>
          </table:table-cell>
          <table:table-cell table:formula="of:=[.A1733]/1000/(60*60*24)" office:value-type="time" office:time-value="PT07H41M34.825S" calcext:value-type="time">
            <text:p>07:41:35</text:p>
          </table:table-cell>
          <table:table-cell office:value-type="float" office:value="1.02" calcext:value-type="float">
            <text:p>1.02</text:p>
          </table:table-cell>
          <table:table-cell office:value-type="float" office:value="103" calcext:value-type="float">
            <text:p>103</text:p>
          </table:table-cell>
          <table:table-cell office:value-type="float" office:value="105.3" calcext:value-type="float">
            <text:p>105.3</text:p>
          </table:table-cell>
          <table:table-cell office:value-type="float" office:value="918.08" calcext:value-type="float">
            <text:p>918.08</text:p>
          </table:table-cell>
          <table:table-cell office:value-type="float" office:value="1091.27" calcext:value-type="float">
            <text:p>1091.27</text:p>
          </table:table-cell>
        </table:table-row>
        <table:table-row table:style-name="ro1">
          <table:table-cell office:value-type="float" office:value="27710825" calcext:value-type="float">
            <text:p>27710825</text:p>
          </table:table-cell>
          <table:table-cell table:formula="of:=[.A1734]/1000/(60*60*24)" office:value-type="time" office:time-value="PT07H41M50.825S" calcext:value-type="time">
            <text:p>07:41:51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918.53" calcext:value-type="float">
            <text:p>918.53</text:p>
          </table:table-cell>
          <table:table-cell office:value-type="float" office:value="1091.74" calcext:value-type="float">
            <text:p>1091.74</text:p>
          </table:table-cell>
        </table:table-row>
        <table:table-row table:style-name="ro1">
          <table:table-cell office:value-type="float" office:value="27726825" calcext:value-type="float">
            <text:p>27726825</text:p>
          </table:table-cell>
          <table:table-cell table:formula="of:=[.A1735]/1000/(60*60*24)" office:value-type="time" office:time-value="PT07H42M06.825S" calcext:value-type="time">
            <text:p>07:42:07</text:p>
          </table:table-cell>
          <table:table-cell office:value-type="float" office:value="1.02" calcext:value-type="float">
            <text:p>1.02</text:p>
          </table:table-cell>
          <table:table-cell office:value-type="float" office:value="102.7" calcext:value-type="float">
            <text:p>102.7</text:p>
          </table:table-cell>
          <table:table-cell office:value-type="float" office:value="104.58" calcext:value-type="float">
            <text:p>104.58</text:p>
          </table:table-cell>
          <table:table-cell office:value-type="float" office:value="918.99" calcext:value-type="float">
            <text:p>918.99</text:p>
          </table:table-cell>
          <table:table-cell office:value-type="float" office:value="1092.2" calcext:value-type="float">
            <text:p>1092.2</text:p>
          </table:table-cell>
        </table:table-row>
        <table:table-row table:style-name="ro1">
          <table:table-cell office:value-type="float" office:value="27742825" calcext:value-type="float">
            <text:p>27742825</text:p>
          </table:table-cell>
          <table:table-cell table:formula="of:=[.A1736]/1000/(60*60*24)" office:value-type="time" office:time-value="PT07H42M22.825S" calcext:value-type="time">
            <text:p>07:42:23</text:p>
          </table:table-cell>
          <table:table-cell office:value-type="float" office:value="1.02" calcext:value-type="float">
            <text:p>1.02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47" calcext:value-type="float">
            <text:p>104.47</text:p>
          </table:table-cell>
          <table:table-cell office:value-type="float" office:value="919.45" calcext:value-type="float">
            <text:p>919.45</text:p>
          </table:table-cell>
          <table:table-cell office:value-type="float" office:value="1092.67" calcext:value-type="float">
            <text:p>1092.67</text:p>
          </table:table-cell>
        </table:table-row>
        <table:table-row table:style-name="ro1">
          <table:table-cell office:value-type="float" office:value="27758825" calcext:value-type="float">
            <text:p>27758825</text:p>
          </table:table-cell>
          <table:table-cell table:formula="of:=[.A1737]/1000/(60*60*24)" office:value-type="time" office:time-value="PT07H42M38.825S" calcext:value-type="time">
            <text:p>07:42:39</text:p>
          </table:table-cell>
          <table:table-cell office:value-type="float" office:value="1.01" calcext:value-type="float">
            <text:p>1.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86" calcext:value-type="float">
            <text:p>103.86</text:p>
          </table:table-cell>
          <table:table-cell office:value-type="float" office:value="919.9" calcext:value-type="float">
            <text:p>919.9</text:p>
          </table:table-cell>
          <table:table-cell office:value-type="float" office:value="1093.13" calcext:value-type="float">
            <text:p>1093.13</text:p>
          </table:table-cell>
        </table:table-row>
        <table:table-row table:style-name="ro1">
          <table:table-cell office:value-type="float" office:value="27774825" calcext:value-type="float">
            <text:p>27774825</text:p>
          </table:table-cell>
          <table:table-cell table:formula="of:=[.A1738]/1000/(60*60*24)" office:value-type="time" office:time-value="PT07H42M54.825S" calcext:value-type="time">
            <text:p>07:42:55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24" calcext:value-type="float">
            <text:p>103.24</text:p>
          </table:table-cell>
          <table:table-cell office:value-type="float" office:value="920.36" calcext:value-type="float">
            <text:p>920.36</text:p>
          </table:table-cell>
          <table:table-cell office:value-type="float" office:value="1093.59" calcext:value-type="float">
            <text:p>1093.59</text:p>
          </table:table-cell>
        </table:table-row>
        <table:table-row table:style-name="ro1">
          <table:table-cell office:value-type="float" office:value="27790825" calcext:value-type="float">
            <text:p>27790825</text:p>
          </table:table-cell>
          <table:table-cell table:formula="of:=[.A1739]/1000/(60*60*24)" office:value-type="time" office:time-value="PT07H43M10.825S" calcext:value-type="time">
            <text:p>07:43:11</text:p>
          </table:table-cell>
          <table:table-cell office:value-type="float" office:value="1.01" calcext:value-type="float">
            <text:p>1.01</text:p>
          </table:table-cell>
          <table:table-cell office:value-type="float" office:value="102" calcext:value-type="float">
            <text:p>102</text:p>
          </table:table-cell>
          <table:table-cell office:value-type="float" office:value="103.04" calcext:value-type="float">
            <text:p>103.04</text:p>
          </table:table-cell>
          <table:table-cell office:value-type="float" office:value="920.81" calcext:value-type="float">
            <text:p>920.81</text:p>
          </table:table-cell>
          <table:table-cell office:value-type="float" office:value="1094.05" calcext:value-type="float">
            <text:p>1094.05</text:p>
          </table:table-cell>
        </table:table-row>
        <table:table-row table:style-name="ro1">
          <table:table-cell office:value-type="float" office:value="27806825" calcext:value-type="float">
            <text:p>27806825</text:p>
          </table:table-cell>
          <table:table-cell table:formula="of:=[.A1740]/1000/(60*60*24)" office:value-type="time" office:time-value="PT07H43M26.825S" calcext:value-type="time">
            <text:p>07:43:27</text:p>
          </table:table-cell>
          <table:table-cell office:value-type="float" office:value="1.01" calcext:value-type="float">
            <text:p>1.01</text:p>
          </table:table-cell>
          <table:table-cell office:value-type="float" office:value="101.8" calcext:value-type="float">
            <text:p>101.8</text:p>
          </table:table-cell>
          <table:table-cell office:value-type="float" office:value="102.84" calcext:value-type="float">
            <text:p>102.84</text:p>
          </table:table-cell>
          <table:table-cell office:value-type="float" office:value="921.26" calcext:value-type="float">
            <text:p>921.26</text:p>
          </table:table-cell>
          <table:table-cell office:value-type="float" office:value="1094.5" calcext:value-type="float">
            <text:p>1094.5</text:p>
          </table:table-cell>
        </table:table-row>
        <table:table-row table:style-name="ro1">
          <table:table-cell office:value-type="float" office:value="27822825" calcext:value-type="float">
            <text:p>27822825</text:p>
          </table:table-cell>
          <table:table-cell table:formula="of:=[.A1741]/1000/(60*60*24)" office:value-type="time" office:time-value="PT07H43M42.825S" calcext:value-type="time">
            <text:p>07:43:43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921.72" calcext:value-type="float">
            <text:p>921.72</text:p>
          </table:table-cell>
          <table:table-cell office:value-type="float" office:value="1094.96" calcext:value-type="float">
            <text:p>1094.96</text:p>
          </table:table-cell>
        </table:table-row>
        <table:table-row table:style-name="ro1">
          <table:table-cell office:value-type="float" office:value="27838825" calcext:value-type="float">
            <text:p>27838825</text:p>
          </table:table-cell>
          <table:table-cell table:formula="of:=[.A1742]/1000/(60*60*24)" office:value-type="time" office:time-value="PT07H43M58.825S" calcext:value-type="time">
            <text:p>07:43:59</text:p>
          </table:table-cell>
          <table:table-cell office:value-type="float" office:value="1" calcext:value-type="float">
            <text:p>1</text:p>
          </table:table-cell>
          <table:table-cell office:value-type="float" office:value="101.5" calcext:value-type="float">
            <text:p>101.5</text:p>
          </table:table-cell>
          <table:table-cell office:value-type="float" office:value="101.72" calcext:value-type="float">
            <text:p>101.72</text:p>
          </table:table-cell>
          <table:table-cell office:value-type="float" office:value="922.17" calcext:value-type="float">
            <text:p>922.17</text:p>
          </table:table-cell>
          <table:table-cell office:value-type="float" office:value="1095.41" calcext:value-type="float">
            <text:p>1095.41</text:p>
          </table:table-cell>
        </table:table-row>
        <table:table-row table:style-name="ro1">
          <table:table-cell office:value-type="float" office:value="27854825" calcext:value-type="float">
            <text:p>27854825</text:p>
          </table:table-cell>
          <table:table-cell table:formula="of:=[.A1743]/1000/(60*60*24)" office:value-type="time" office:time-value="PT07H44M14.825S" calcext:value-type="time">
            <text:p>07:44:15</text:p>
          </table:table-cell>
          <table:table-cell office:value-type="float" office:value="1" calcext:value-type="float">
            <text:p>1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922.62" calcext:value-type="float">
            <text:p>922.62</text:p>
          </table:table-cell>
          <table:table-cell office:value-type="float" office:value="1095.86" calcext:value-type="float">
            <text:p>1095.86</text:p>
          </table:table-cell>
        </table:table-row>
        <table:table-row table:style-name="ro1">
          <table:table-cell office:value-type="float" office:value="27870825" calcext:value-type="float">
            <text:p>27870825</text:p>
          </table:table-cell>
          <table:table-cell table:formula="of:=[.A1744]/1000/(60*60*24)" office:value-type="time" office:time-value="PT07H44M30.825S" calcext:value-type="time">
            <text:p>07:44:3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.81" calcext:value-type="float">
            <text:p>100.81</text:p>
          </table:table-cell>
          <table:table-cell office:value-type="float" office:value="923.07" calcext:value-type="float">
            <text:p>923.07</text:p>
          </table:table-cell>
          <table:table-cell office:value-type="float" office:value="1096.31" calcext:value-type="float">
            <text:p>1096.31</text:p>
          </table:table-cell>
        </table:table-row>
        <table:table-row table:style-name="ro1">
          <table:table-cell office:value-type="float" office:value="27870825" calcext:value-type="float">
            <text:p>27870825</text:p>
          </table:table-cell>
          <table:table-cell table:formula="of:=[.A1745]/1000/(60*60*24)" office:value-type="time" office:time-value="PT07H44M30.825S" calcext:value-type="time">
            <text:p>07:44:3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.81" calcext:value-type="float">
            <text:p>100.81</text:p>
          </table:table-cell>
          <table:table-cell office:value-type="float" office:value="923.07" calcext:value-type="float">
            <text:p>923.07</text:p>
          </table:table-cell>
          <table:table-cell office:value-type="float" office:value="1096.31" calcext:value-type="float">
            <text:p>1096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4T23:15:36.272000000</dc:date>
    <meta:editing-duration>PT6M27S</meta:editing-duration>
    <meta:editing-cycles>1</meta:editing-cycles>
    <meta:document-statistic meta:table-count="1" meta:cell-count="12215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96cm" svg:height="15.241cm" xlink:href=".." xlink:type="simple" chart:class="chart:line" chart:style-name="ch1">
        <chart:title svg:x="9.681cm" svg:y="0.44cm" chart:style-name="ch2">
          <text:p>Conrad Endurance AAA @ 10 Ohm #1</text:p>
        </chart:title>
        <chart:legend chart:legend-position="end" svg:x="24.641cm" svg:y="7.321cm" style:legend-expansion="high" chart:style-name="ch3"/>
        <chart:plot-area chart:style-name="ch4" table:cell-range-address="LOGGER00.B1:LOGGER00.C1745" chart:data-source-has-labels="both" svg:x="0.541cm" svg:y="1.523cm" svg:width="23.559cm" svg:height="13.414cm">
          <chartooo:coordinate-region svg:x="1.453cm" svg:y="1.523cm" svg:width="22.647cm" svg:height="12.085cm"/>
          <chart:axis chart:dimension="x" chart:name="primary-x" chart:style-name="ch5" chartooo:axis-type="auto">
            <chartooo:date-scale/>
            <chart:categories table:cell-range-address="LOGGER00.B2:LOGGER00.B17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1745" chart:label-cell-address="LOGGER00.C1:LOGGER00.C1" chart:class="chart:line">
            <chart:data-point chart:repeated="17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1745</svg:desc>
                </draw:g>
              </table:table-cell>
              <table:table-cell office:value-type="float" office:value="1.34">
                <text:p>1.34</text:p>
                <draw:g>
                  <svg:desc>LOGGER00.C2:LOGGER00.C1745</svg:desc>
                </draw:g>
              </table:table-cell>
            </table:table-row>
            <table:table-row>
              <table:table-cell office:value-type="float" office:value="0.000183159722222222">
                <text:p>0.00018315972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8344907407407">
                <text:p>0.000368344907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53530092592593">
                <text:p>0.000553530092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8715277777778">
                <text:p>0.000738715277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23900462962963">
                <text:p>0.000923900462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10908564814815">
                <text:p>0.00110908564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29427083333333">
                <text:p>0.0012942708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7944444444444">
                <text:p>0.0014794444444444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646412037037">
                <text:p>0.001664641203703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84981481481482">
                <text:p>0.0018498148148148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03501157407407">
                <text:p>0.0020350115740740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22019675925926">
                <text:p>0.0022201967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40538194444444">
                <text:p>0.002405381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9056712962963">
                <text:p>0.002590567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575231481481">
                <text:p>0.00277575231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609375">
                <text:p>0.00296093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612268518518">
                <text:p>0.0031461226851851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3130787037037">
                <text:p>0.003331307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649305555556">
                <text:p>0.0035164930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70167824074074">
                <text:p>0.0037016782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8686342592593">
                <text:p>0.0038868634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7204861111111">
                <text:p>0.0040720486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2572337962963">
                <text:p>0.00425723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44241898148148">
                <text:p>0.00444241898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62760416666667">
                <text:p>0.0046276041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81278935185185">
                <text:p>0.0048127893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99797453703704">
                <text:p>0.0049979745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18315972222222">
                <text:p>0.00518315972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36834490740741">
                <text:p>0.0053683449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55353009259259">
                <text:p>0.0055535300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73871527777778">
                <text:p>0.00573871527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92390046296296">
                <text:p>0.0059239004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10908564814815">
                <text:p>0.0061090856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29427083333333">
                <text:p>0.006294270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945601851852">
                <text:p>0.006479456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646412037037">
                <text:p>0.00666464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4982638888889">
                <text:p>0.006849826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501157407407">
                <text:p>0.007035011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2019675925926">
                <text:p>0.007220196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40538194444445">
                <text:p>0.0074053819444444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9056712962963">
                <text:p>0.007590567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7574074074074">
                <text:p>0.00777574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9609375">
                <text:p>0.0079609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14612268518519">
                <text:p>0.0081461226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33130787037037">
                <text:p>0.0083313078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51649305555556">
                <text:p>0.008516493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70167824074074">
                <text:p>0.0087016782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8686342592593">
                <text:p>0.008886863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07204861111111">
                <text:p>0.0090720486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72337962963">
                <text:p>0.00925723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4241898148148">
                <text:p>0.009442418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760416666667">
                <text:p>0.009627604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1278935185185">
                <text:p>0.009812789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797453703704">
                <text:p>0.009997974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831597222222">
                <text:p>0.01018315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83449074074">
                <text:p>0.01036834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535300925926">
                <text:p>0.01055353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387152777778">
                <text:p>0.01073871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23900462963">
                <text:p>0.01092390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90856481482">
                <text:p>0.011109085648148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942708333333">
                <text:p>0.01129427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794560185185">
                <text:p>0.01147945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46412037037">
                <text:p>0.011664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18498263888889">
                <text:p>0.01184982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350115740741">
                <text:p>0.012035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2201967592593">
                <text:p>0.012220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4053703703704">
                <text:p>0.0124053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905671296296">
                <text:p>0.012590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757523148148">
                <text:p>0.012775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9609375">
                <text:p>0.0129609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1461226851852">
                <text:p>0.013146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313078703704">
                <text:p>0.01333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164930555556">
                <text:p>0.01351649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7016782407407">
                <text:p>0.01370167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868634259259">
                <text:p>0.013886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720486111111">
                <text:p>0.01407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572337962963">
                <text:p>0.014257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424189814815">
                <text:p>0.01444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276041666667">
                <text:p>0.014627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127893518519">
                <text:p>0.014812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4997974537037">
                <text:p>0.01499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1831597222222">
                <text:p>0.01518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3683449074074">
                <text:p>0.01536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5535300925926">
                <text:p>0.01555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7387152777778">
                <text:p>0.01573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5923900462963">
                <text:p>0.01592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1090856481481">
                <text:p>0.01610908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2942708333333">
                <text:p>0.01629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4794560185185">
                <text:p>0.01647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6646412037037">
                <text:p>0.01666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68498263888889">
                <text:p>0.01684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0350115740741">
                <text:p>0.01703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2201967592593">
                <text:p>0.01722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4053819444444">
                <text:p>0.017405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5905671296296">
                <text:p>0.01759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7757523148148">
                <text:p>0.01777575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79609259259259">
                <text:p>0.0179609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1461226851852">
                <text:p>0.01814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3313078703704">
                <text:p>0.01833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5164930555556">
                <text:p>0.018516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7016782407407">
                <text:p>0.01870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88868634259259">
                <text:p>0.01888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0720486111111">
                <text:p>0.01907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192572337962963">
                <text:p>0.01925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4424189814815">
                <text:p>0.01944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6276041666667">
                <text:p>0.01962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8127893518519">
                <text:p>0.01981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19997974537037">
                <text:p>0.01999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1831597222222">
                <text:p>0.02018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3683449074074">
                <text:p>0.02036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5535300925926">
                <text:p>0.02055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7387152777778">
                <text:p>0.02073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0923900462963">
                <text:p>0.02092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1090856481481">
                <text:p>0.02110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2942708333333">
                <text:p>0.02129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4794560185185">
                <text:p>0.02147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6646412037037">
                <text:p>0.02166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18498263888889">
                <text:p>0.02184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0350115740741">
                <text:p>0.02203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2201967592593">
                <text:p>0.02222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4053819444444">
                <text:p>0.02240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5905671296296">
                <text:p>0.02259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27757523148148">
                <text:p>0.02277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29609375">
                <text:p>0.02296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1461226851852">
                <text:p>0.02314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3313078703704">
                <text:p>0.02333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35164930555556">
                <text:p>0.023516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7016782407407">
                <text:p>0.02370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38868634259259">
                <text:p>0.02388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0720486111111">
                <text:p>0.02407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2572337962963">
                <text:p>0.02425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4424189814815">
                <text:p>0.02444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6276041666667">
                <text:p>0.02462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8127893518518">
                <text:p>0.02481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4997974537037">
                <text:p>0.02499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1831597222222">
                <text:p>0.02518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3683449074074">
                <text:p>0.02536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5535300925926">
                <text:p>0.02555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7387152777778">
                <text:p>0.02573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5923900462963">
                <text:p>0.02592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1090856481481">
                <text:p>0.02610908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2942708333333">
                <text:p>0.02629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4794560185185">
                <text:p>0.02647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6646412037037">
                <text:p>0.02666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68498263888889">
                <text:p>0.02684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0350115740741">
                <text:p>0.02703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2201967592593">
                <text:p>0.02722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4053819444444">
                <text:p>0.02740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5905671296296">
                <text:p>0.02759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7757523148148">
                <text:p>0.02777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79609375">
                <text:p>0.02796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1461226851852">
                <text:p>0.028146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3313078703704">
                <text:p>0.02833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5164930555555">
                <text:p>0.02851649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7016782407407">
                <text:p>0.02870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88868634259259">
                <text:p>0.02888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0720486111111">
                <text:p>0.02907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2572337962963">
                <text:p>0.02925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4424189814815">
                <text:p>0.02944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6276041666667">
                <text:p>0.02962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8127893518518">
                <text:p>0.02981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29997974537037">
                <text:p>0.02999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1831597222222">
                <text:p>0.03018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3683449074074">
                <text:p>0.03036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5535300925926">
                <text:p>0.03055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07387152777778">
                <text:p>0.03073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0923900462963">
                <text:p>0.03092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1090856481481">
                <text:p>0.03110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2942708333333">
                <text:p>0.03129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14794444444444">
                <text:p>0.0314794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6646412037037">
                <text:p>0.031664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18498263888889">
                <text:p>0.031849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0350115740741">
                <text:p>0.032035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2201967592593">
                <text:p>0.03222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4053819444444">
                <text:p>0.03240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5905671296296">
                <text:p>0.032590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7757523148148">
                <text:p>0.032775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29609375">
                <text:p>0.03296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1461226851852">
                <text:p>0.033146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3313078703704">
                <text:p>0.033331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5164930555556">
                <text:p>0.03351649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7016782407407">
                <text:p>0.03370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38868634259259">
                <text:p>0.03388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0720486111111">
                <text:p>0.034072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2572337962963">
                <text:p>0.03425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4424189814815">
                <text:p>0.034442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6276041666667">
                <text:p>0.034627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8127893518518">
                <text:p>0.03481278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4997974537037">
                <text:p>0.03499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1831597222222">
                <text:p>0.035183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3683449074074">
                <text:p>0.035368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5535300925926">
                <text:p>0.03555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7387152777778">
                <text:p>0.03573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5923900462963">
                <text:p>0.03592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1090856481481">
                <text:p>0.03610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2942708333333">
                <text:p>0.036294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4794560185185">
                <text:p>0.036479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6646412037037">
                <text:p>0.036664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68498263888889">
                <text:p>0.036849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0350115740741">
                <text:p>0.03703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2201967592593">
                <text:p>0.03722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4053819444444">
                <text:p>0.03740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75905671296296">
                <text:p>0.03759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7757523148148">
                <text:p>0.03777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79609375">
                <text:p>0.03796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1461226851852">
                <text:p>0.03814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3313078703704">
                <text:p>0.03833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5164930555555">
                <text:p>0.03851649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87016782407407">
                <text:p>0.03870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88868634259259">
                <text:p>0.03888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390720486111111">
                <text:p>0.03907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2572337962963">
                <text:p>0.03925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4424189814815">
                <text:p>0.03944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6276041666667">
                <text:p>0.03962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8127893518518">
                <text:p>0.03981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9997974537037">
                <text:p>0.03999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1831597222222">
                <text:p>0.04018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3683449074074">
                <text:p>0.04036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5535300925926">
                <text:p>0.04055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7387152777778">
                <text:p>0.04073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0923900462963">
                <text:p>0.04092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1090856481481">
                <text:p>0.04110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2942708333333">
                <text:p>0.04129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4794560185185">
                <text:p>0.04147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6646412037037">
                <text:p>0.04166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18498263888889">
                <text:p>0.04184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0350115740741">
                <text:p>0.04203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2201967592593">
                <text:p>0.04222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4053819444444">
                <text:p>0.04240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5905671296296">
                <text:p>0.04259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7757523148148">
                <text:p>0.04277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29609375">
                <text:p>0.04296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1461226851852">
                <text:p>0.04314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3313078703704">
                <text:p>0.04333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5164930555556">
                <text:p>0.04351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7016782407407">
                <text:p>0.04370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38868634259259">
                <text:p>0.04388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0720486111111">
                <text:p>0.04407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2572337962963">
                <text:p>0.04425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4424189814815">
                <text:p>0.04444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6276041666667">
                <text:p>0.04462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8127893518519">
                <text:p>0.04481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4997974537037">
                <text:p>0.04499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1831597222222">
                <text:p>0.04518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3683449074074">
                <text:p>0.04536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5535300925926">
                <text:p>0.04555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7387152777778">
                <text:p>0.04573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5923900462963">
                <text:p>0.04592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1090856481482">
                <text:p>0.04610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2942708333333">
                <text:p>0.04629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4794560185185">
                <text:p>0.04647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6646412037037">
                <text:p>0.04666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68498263888889">
                <text:p>0.04684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0350115740741">
                <text:p>0.04703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2201967592593">
                <text:p>0.04722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4053819444444">
                <text:p>0.04740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5905671296296">
                <text:p>0.04759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7757523148148">
                <text:p>0.04777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79609375">
                <text:p>0.04796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1461226851852">
                <text:p>0.04814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3313078703704">
                <text:p>0.04833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5164930555556">
                <text:p>0.04851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7016782407407">
                <text:p>0.04870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88868634259259">
                <text:p>0.04888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0720486111111">
                <text:p>0.04907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2572337962963">
                <text:p>0.04925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4424189814815">
                <text:p>0.04944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6276041666667">
                <text:p>0.04962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8127893518519">
                <text:p>0.04981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49997974537037">
                <text:p>0.04999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1831597222222">
                <text:p>0.05018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3683449074074">
                <text:p>0.05036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5535300925926">
                <text:p>0.05055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7387152777778">
                <text:p>0.05073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0923900462963">
                <text:p>0.05092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1090856481482">
                <text:p>0.05110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2942708333333">
                <text:p>0.05129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4794560185185">
                <text:p>0.05147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6646412037037">
                <text:p>0.05166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18498263888889">
                <text:p>0.05184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0350115740741">
                <text:p>0.05203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2201967592593">
                <text:p>0.05222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4053819444444">
                <text:p>0.05240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5905671296296">
                <text:p>0.05259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7757523148148">
                <text:p>0.05277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29609375">
                <text:p>0.05296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1461226851852">
                <text:p>0.05314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3313078703704">
                <text:p>0.05333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5164930555556">
                <text:p>0.05351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7016782407407">
                <text:p>0.05370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38868634259259">
                <text:p>0.05388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0720486111111">
                <text:p>0.05407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2572337962963">
                <text:p>0.05425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4424189814815">
                <text:p>0.05444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6276041666667">
                <text:p>0.05462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8127893518519">
                <text:p>0.05481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4997974537037">
                <text:p>0.05499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1831597222222">
                <text:p>0.05518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3683449074074">
                <text:p>0.05536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5535300925926">
                <text:p>0.05555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7387152777778">
                <text:p>0.05573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5923900462963">
                <text:p>0.05592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1090856481482">
                <text:p>0.05610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2942708333333">
                <text:p>0.05629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4794560185185">
                <text:p>0.05647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6646412037037">
                <text:p>0.05666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68498263888889">
                <text:p>0.056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0350115740741">
                <text:p>0.05703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2201967592593">
                <text:p>0.05722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4053819444444">
                <text:p>0.05740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5905671296296">
                <text:p>0.057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7757523148148">
                <text:p>0.05777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79609375">
                <text:p>0.05796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1461226851852">
                <text:p>0.05814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3313078703704">
                <text:p>0.05833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5164930555556">
                <text:p>0.05851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7016782407407">
                <text:p>0.05870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88868634259259">
                <text:p>0.058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0720486111111">
                <text:p>0.059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2572337962963">
                <text:p>0.059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4424189814815">
                <text:p>0.05944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6276041666667">
                <text:p>0.05962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8127893518519">
                <text:p>0.0598127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59997974537037">
                <text:p>0.059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1831597222222">
                <text:p>0.06018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3683449074074">
                <text:p>0.060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5535300925926">
                <text:p>0.06055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7387152777778">
                <text:p>0.06073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0923900462963">
                <text:p>0.060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1090856481482">
                <text:p>0.061109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2942708333333">
                <text:p>0.061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4794560185185">
                <text:p>0.061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6646412037037">
                <text:p>0.06166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18498263888889">
                <text:p>0.06184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0350115740741">
                <text:p>0.062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2201967592593">
                <text:p>0.06222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4053819444444">
                <text:p>0.06240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5905671296296">
                <text:p>0.06259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27757523148148">
                <text:p>0.062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9609375">
                <text:p>0.062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1461226851852">
                <text:p>0.06314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3313078703704">
                <text:p>0.06333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35164930555556">
                <text:p>0.063516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7016782407407">
                <text:p>0.063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8868634259259">
                <text:p>0.063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0720486111111">
                <text:p>0.064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2572337962963">
                <text:p>0.064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4424189814815">
                <text:p>0.06444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276041666667">
                <text:p>0.06462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8127893518519">
                <text:p>0.064812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997974537037">
                <text:p>0.064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1831597222222">
                <text:p>0.0651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3683449074074">
                <text:p>0.065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535300925926">
                <text:p>0.06555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7387152777778">
                <text:p>0.06573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923900462963">
                <text:p>0.065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1090740740741">
                <text:p>0.0661090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2942708333333">
                <text:p>0.066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4794560185185">
                <text:p>0.066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646412037037">
                <text:p>0.06666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8498263888889">
                <text:p>0.066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0350115740741">
                <text:p>0.067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2201967592593">
                <text:p>0.06722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4053819444444">
                <text:p>0.06740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5905671296296">
                <text:p>0.067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757523148148">
                <text:p>0.067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9609375">
                <text:p>0.067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1461226851852">
                <text:p>0.06814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3313078703704">
                <text:p>0.06833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5164930555556">
                <text:p>0.068516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7016782407407">
                <text:p>0.068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868634259259">
                <text:p>0.068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0720486111111">
                <text:p>0.069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2572337962963">
                <text:p>0.069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4424189814815">
                <text:p>0.06944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6276041666667">
                <text:p>0.06962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8127893518519">
                <text:p>0.069812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9997974537037">
                <text:p>0.069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1831597222222">
                <text:p>0.0701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3683449074074">
                <text:p>0.070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5535300925926">
                <text:p>0.07055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387152777778">
                <text:p>0.07073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923900462963">
                <text:p>0.070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1090856481482">
                <text:p>0.071109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2942708333333">
                <text:p>0.071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4794560185185">
                <text:p>0.071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6646412037037">
                <text:p>0.07166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18498263888889">
                <text:p>0.071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0350115740741">
                <text:p>0.072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2201967592593">
                <text:p>0.07222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4053819444444">
                <text:p>0.07240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5905671296296">
                <text:p>0.072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7757523148148">
                <text:p>0.072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29609375">
                <text:p>0.072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1461226851852">
                <text:p>0.07314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3313078703704">
                <text:p>0.07333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5164930555555">
                <text:p>0.0735164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7016782407407">
                <text:p>0.073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38868634259259">
                <text:p>0.073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0720486111111">
                <text:p>0.074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2572337962963">
                <text:p>0.074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4424189814815">
                <text:p>0.07444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6276041666667">
                <text:p>0.07462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8127893518518">
                <text:p>0.074812789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4997974537037">
                <text:p>0.074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1831597222222">
                <text:p>0.0751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3683449074074">
                <text:p>0.075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5535300925926">
                <text:p>0.07555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7387152777778">
                <text:p>0.07573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5923900462963">
                <text:p>0.075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1090856481481">
                <text:p>0.076109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2942708333333">
                <text:p>0.076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4794560185185">
                <text:p>0.076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6646412037037">
                <text:p>0.07666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68498263888889">
                <text:p>0.076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0350115740741">
                <text:p>0.077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2201967592593">
                <text:p>0.07722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4053819444444">
                <text:p>0.07740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5905671296296">
                <text:p>0.077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7757523148148">
                <text:p>0.077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79609375">
                <text:p>0.077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1461226851852">
                <text:p>0.07814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3313078703704">
                <text:p>0.07833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5164930555556">
                <text:p>0.078516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7016782407407">
                <text:p>0.078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88868634259259">
                <text:p>0.078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0720486111111">
                <text:p>0.079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2572337962963">
                <text:p>0.079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4424189814815">
                <text:p>0.07944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6276041666667">
                <text:p>0.07962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8127893518519">
                <text:p>0.079812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9997974537037">
                <text:p>0.079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1831597222222">
                <text:p>0.0801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3683449074074">
                <text:p>0.080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5535300925926">
                <text:p>0.08055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7387152777778">
                <text:p>0.08073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0923900462963">
                <text:p>0.080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1090856481481">
                <text:p>0.081109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2942708333333">
                <text:p>0.081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4794560185185">
                <text:p>0.081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6646412037037">
                <text:p>0.08166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18498263888889">
                <text:p>0.081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0350115740741">
                <text:p>0.082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2201967592593">
                <text:p>0.08222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4053819444444">
                <text:p>0.08240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5905671296296">
                <text:p>0.082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7757523148148">
                <text:p>0.082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29609375">
                <text:p>0.082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1461226851852">
                <text:p>0.08314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3313078703704">
                <text:p>0.08333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5164930555556">
                <text:p>0.08351649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7016782407407">
                <text:p>0.083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38868634259259">
                <text:p>0.083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0720486111111">
                <text:p>0.084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2572337962963">
                <text:p>0.084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4424189814815">
                <text:p>0.08444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6276041666667">
                <text:p>0.08462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8127893518519">
                <text:p>0.0848127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4997974537037">
                <text:p>0.084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1831597222222">
                <text:p>0.0851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3683449074074">
                <text:p>0.085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5535300925926">
                <text:p>0.08555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7387152777778">
                <text:p>0.08573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5923900462963">
                <text:p>0.085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1090856481481">
                <text:p>0.08610908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2942708333333">
                <text:p>0.086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4794560185185">
                <text:p>0.086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6646412037037">
                <text:p>0.08666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68498263888889">
                <text:p>0.086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0350115740741">
                <text:p>0.087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2201967592592">
                <text:p>0.08722019675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4053819444444">
                <text:p>0.08740538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5905671296296">
                <text:p>0.087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7757523148148">
                <text:p>0.087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79609375">
                <text:p>0.087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1461226851852">
                <text:p>0.08814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3313078703704">
                <text:p>0.08833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5164930555555">
                <text:p>0.0885164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7016782407407">
                <text:p>0.088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88868634259259">
                <text:p>0.088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0720486111111">
                <text:p>0.089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2572337962963">
                <text:p>0.0892572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4424189814815">
                <text:p>0.0894424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6276041666667">
                <text:p>0.0896276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8127893518518">
                <text:p>0.089812789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89997974537037">
                <text:p>0.08999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1831597222222">
                <text:p>0.0901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3683449074074">
                <text:p>0.0903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5535300925926">
                <text:p>0.0905535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7387152777778">
                <text:p>0.0907387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0923900462963">
                <text:p>0.0909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1090856481482">
                <text:p>0.0911090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2942708333333">
                <text:p>0.0912942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4794560185185">
                <text:p>0.0914794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6646412037037">
                <text:p>0.0916646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18498263888889">
                <text:p>0.0918498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0350115740741">
                <text:p>0.0920350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2201967592593">
                <text:p>0.0922201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4053819444445">
                <text:p>0.092405381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5905671296296">
                <text:p>0.0925905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7757523148148">
                <text:p>0.0927757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29609375">
                <text:p>0.0929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1461226851852">
                <text:p>0.0931461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3313078703704">
                <text:p>0.0933313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5164930555555">
                <text:p>0.0935164930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7016782407407">
                <text:p>0.09370167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38868634259259">
                <text:p>0.0938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0720486111111">
                <text:p>0.0940720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2456597222222">
                <text:p>0.0942456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4308449074074">
                <text:p>0.0944308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6160300925926">
                <text:p>0.0946160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8012152777778">
                <text:p>0.0948012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4986400462963">
                <text:p>0.09498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1715856481482">
                <text:p>0.09517158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3567708333333">
                <text:p>0.09535677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5419560185185">
                <text:p>0.09554195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7271412037037">
                <text:p>0.09572714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59123263888889">
                <text:p>0.09591232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0975115740741">
                <text:p>0.09609751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2826967592593">
                <text:p>0.096282696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4678819444445">
                <text:p>0.096467881944444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6530671296296">
                <text:p>0.09665306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68382523148148">
                <text:p>0.09683825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0234375">
                <text:p>0.09702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2086226851852">
                <text:p>0.09720862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3938078703704">
                <text:p>0.09739380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5789814814815">
                <text:p>0.09757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7641666666667">
                <text:p>0.09776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79493634259259">
                <text:p>0.0979493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1345486111111">
                <text:p>0.09813454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3197337962963">
                <text:p>0.09831973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5049189814815">
                <text:p>0.09850491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6901041666667">
                <text:p>0.09869010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88752893518519">
                <text:p>0.09887528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0604745370371">
                <text:p>0.099060474537037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2456597222222">
                <text:p>0.0992456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4308449074074">
                <text:p>0.0994308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6160300925926">
                <text:p>0.09961603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8012152777778">
                <text:p>0.09980121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99986400462963">
                <text:p>0.09998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171585648148">
                <text:p>0.10017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356770833333">
                <text:p>0.10035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541956018519">
                <text:p>0.100541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727141203704">
                <text:p>0.10072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0912326388889">
                <text:p>0.10091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097511574074">
                <text:p>0.10109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282696759259">
                <text:p>0.10128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467881944444">
                <text:p>0.10146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653055555556">
                <text:p>0.10165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1838252314815">
                <text:p>0.10183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0234375">
                <text:p>0.10202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208622685185">
                <text:p>0.10220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39380787037">
                <text:p>0.10239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578993055556">
                <text:p>0.102578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764178240741">
                <text:p>0.10276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2949363425926">
                <text:p>0.102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34548611111">
                <text:p>0.10313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319733796296">
                <text:p>0.10331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504918981481">
                <text:p>0.10350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690104166667">
                <text:p>0.103690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3875289351852">
                <text:p>0.103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60474537037">
                <text:p>0.104060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245659722222">
                <text:p>0.10424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430844907407">
                <text:p>0.104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16030092593">
                <text:p>0.10461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801215277778">
                <text:p>0.10480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4986400462963">
                <text:p>0.10498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171585648148">
                <text:p>0.10517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356770833333">
                <text:p>0.10535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541956018519">
                <text:p>0.105541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727141203704">
                <text:p>0.10572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5912326388889">
                <text:p>0.10591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097511574074">
                <text:p>0.10609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282696759259">
                <text:p>0.10628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467881944444">
                <text:p>0.10646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65306712963">
                <text:p>0.10665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6838252314815">
                <text:p>0.10683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0234375">
                <text:p>0.10702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208622685185">
                <text:p>0.10720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39380787037">
                <text:p>0.10739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578993055556">
                <text:p>0.107578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764178240741">
                <text:p>0.10776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7949363425926">
                <text:p>0.10794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134548611111">
                <text:p>0.10813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319733796296">
                <text:p>0.108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504918981481">
                <text:p>0.10850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8690104166667">
                <text:p>0.10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875289351852">
                <text:p>0.10887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060474537037">
                <text:p>0.109060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245659722222">
                <text:p>0.10924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430844907407">
                <text:p>0.10943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616030092593">
                <text:p>0.10961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801215277778">
                <text:p>0.10980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09986400462963">
                <text:p>0.10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171585648148">
                <text:p>0.11017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356770833333">
                <text:p>0.11035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541956018519">
                <text:p>0.11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072712962963">
                <text:p>0.11072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0912326388889">
                <text:p>0.11091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097511574074">
                <text:p>0.11109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282696759259">
                <text:p>0.11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467881944444">
                <text:p>0.11146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165306712963">
                <text:p>0.11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1838252314815">
                <text:p>0.11183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0234375">
                <text:p>0.11202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208622685185">
                <text:p>0.11220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39380787037">
                <text:p>0.11239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2578993055556">
                <text:p>0.112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764178240741">
                <text:p>0.11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2949363425926">
                <text:p>0.11294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3134548611111">
                <text:p>0.113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319733796296">
                <text:p>0.113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504918981481">
                <text:p>0.113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690104166667">
                <text:p>0.11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3875289351852">
                <text:p>0.11387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060474537037">
                <text:p>0.114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245659722222">
                <text:p>0.11424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430844907407">
                <text:p>0.11443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616030092593">
                <text:p>0.11461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4801215277778">
                <text:p>0.114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4986400462963">
                <text:p>0.11498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5171585648148">
                <text:p>0.115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356770833333">
                <text:p>0.115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541944444444">
                <text:p>0.11554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727141203704">
                <text:p>0.115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5912326388889">
                <text:p>0.115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097511574074">
                <text:p>0.11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282696759259">
                <text:p>0.11628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6467881944444">
                <text:p>0.116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65306712963">
                <text:p>0.116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6838252314815">
                <text:p>0.116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0234375">
                <text:p>0.117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208622685185">
                <text:p>0.117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39380787037">
                <text:p>0.117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578993055556">
                <text:p>0.117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764178240741">
                <text:p>0.117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7949363425926">
                <text:p>0.117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134548611111">
                <text:p>0.118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319733796296">
                <text:p>0.11831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504918981481">
                <text:p>0.11850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18690104166667">
                <text:p>0.11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8875277777778">
                <text:p>0.11887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060474537037">
                <text:p>0.119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245659722222">
                <text:p>0.119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430844907407">
                <text:p>0.119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616030092593">
                <text:p>0.119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801215277778">
                <text:p>0.119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19986400462963">
                <text:p>0.11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171585648148">
                <text:p>0.12017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20356770833333">
                <text:p>0.120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541956018519">
                <text:p>0.12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727141203704">
                <text:p>0.120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0912326388889">
                <text:p>0.120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097511574074">
                <text:p>0.121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282696759259">
                <text:p>0.12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467881944444">
                <text:p>0.121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65306712963">
                <text:p>0.12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1838252314815">
                <text:p>0.121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0234375">
                <text:p>0.122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208622685185">
                <text:p>0.122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39380787037">
                <text:p>0.122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578993055556">
                <text:p>0.122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764178240741">
                <text:p>0.12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2949363425926">
                <text:p>0.122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134548611111">
                <text:p>0.123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319733796296">
                <text:p>0.123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504918981481">
                <text:p>0.123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690104166667">
                <text:p>0.12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3875289351852">
                <text:p>0.123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060474537037">
                <text:p>0.124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245659722222">
                <text:p>0.124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430844907407">
                <text:p>0.124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616030092593">
                <text:p>0.124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801215277778">
                <text:p>0.124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4986400462963">
                <text:p>0.124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171585648148">
                <text:p>0.125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356770833333">
                <text:p>0.125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541956018519">
                <text:p>0.125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727141203704">
                <text:p>0.125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5912326388889">
                <text:p>0.125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097511574074">
                <text:p>0.12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282696759259">
                <text:p>0.126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467881944444">
                <text:p>0.126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65306712963">
                <text:p>0.126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6838252314815">
                <text:p>0.126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0234375">
                <text:p>0.127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208622685185">
                <text:p>0.127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39380787037">
                <text:p>0.127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578993055556">
                <text:p>0.127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764178240741">
                <text:p>0.127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7949363425926">
                <text:p>0.127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134548611111">
                <text:p>0.128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319733796296">
                <text:p>0.128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504918981481">
                <text:p>0.128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690104166667">
                <text:p>0.12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8875289351852">
                <text:p>0.128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060474537037">
                <text:p>0.129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245659722222">
                <text:p>0.129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430844907407">
                <text:p>0.129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616030092593">
                <text:p>0.129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801215277778">
                <text:p>0.129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29986400462963">
                <text:p>0.12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171585648148">
                <text:p>0.130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356770833333">
                <text:p>0.130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541956018519">
                <text:p>0.13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727141203704">
                <text:p>0.130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0912326388889">
                <text:p>0.130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097511574074">
                <text:p>0.131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282696759259">
                <text:p>0.13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467881944444">
                <text:p>0.131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65306712963">
                <text:p>0.13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1838252314815">
                <text:p>0.131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0234375">
                <text:p>0.132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208622685185">
                <text:p>0.132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39380787037">
                <text:p>0.132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578993055556">
                <text:p>0.132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764178240741">
                <text:p>0.13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2949363425926">
                <text:p>0.132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134548611111">
                <text:p>0.133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319733796296">
                <text:p>0.133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504918981481">
                <text:p>0.133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690104166667">
                <text:p>0.13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3875289351852">
                <text:p>0.133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060474537037">
                <text:p>0.134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245659722222">
                <text:p>0.134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430844907407">
                <text:p>0.134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616030092593">
                <text:p>0.134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801215277778">
                <text:p>0.134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4986400462963">
                <text:p>0.134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171585648148">
                <text:p>0.135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356770833333">
                <text:p>0.135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541956018519">
                <text:p>0.135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727141203704">
                <text:p>0.135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5912326388889">
                <text:p>0.135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097511574074">
                <text:p>0.13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282696759259">
                <text:p>0.136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467881944444">
                <text:p>0.136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65306712963">
                <text:p>0.136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6838252314815">
                <text:p>0.136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0234375">
                <text:p>0.137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208622685185">
                <text:p>0.137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39380787037">
                <text:p>0.137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578993055556">
                <text:p>0.137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764178240741">
                <text:p>0.137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7949363425926">
                <text:p>0.137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134548611111">
                <text:p>0.138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319733796296">
                <text:p>0.138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504918981481">
                <text:p>0.138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690104166667">
                <text:p>0.13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8875289351852">
                <text:p>0.138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060474537037">
                <text:p>0.139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245659722222">
                <text:p>0.139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430844907407">
                <text:p>0.139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616030092593">
                <text:p>0.139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801215277778">
                <text:p>0.139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39986400462963">
                <text:p>0.13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171585648148">
                <text:p>0.140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356770833333">
                <text:p>0.140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541956018519">
                <text:p>0.14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727141203704">
                <text:p>0.140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0912326388889">
                <text:p>0.140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097511574074">
                <text:p>0.141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282696759259">
                <text:p>0.14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467881944444">
                <text:p>0.141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65306712963">
                <text:p>0.14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1838252314815">
                <text:p>0.141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0234375">
                <text:p>0.142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208622685185">
                <text:p>0.142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39380787037">
                <text:p>0.142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578993055556">
                <text:p>0.142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764178240741">
                <text:p>0.14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2949363425926">
                <text:p>0.142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134548611111">
                <text:p>0.143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319733796296">
                <text:p>0.143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504918981481">
                <text:p>0.143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690104166667">
                <text:p>0.14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3875289351852">
                <text:p>0.143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060474537037">
                <text:p>0.144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245659722222">
                <text:p>0.144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430844907407">
                <text:p>0.144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616030092593">
                <text:p>0.144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801215277778">
                <text:p>0.144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4986400462963">
                <text:p>0.144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171585648148">
                <text:p>0.145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356770833333">
                <text:p>0.145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541956018519">
                <text:p>0.145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727141203704">
                <text:p>0.145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5912326388889">
                <text:p>0.145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097511574074">
                <text:p>0.14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282696759259">
                <text:p>0.146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467881944444">
                <text:p>0.146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65306712963">
                <text:p>0.146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6838252314815">
                <text:p>0.146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0234375">
                <text:p>0.147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208622685185">
                <text:p>0.147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39380787037">
                <text:p>0.147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578993055556">
                <text:p>0.147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764178240741">
                <text:p>0.147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7949363425926">
                <text:p>0.147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134548611111">
                <text:p>0.148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319733796296">
                <text:p>0.148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504918981481">
                <text:p>0.148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690104166667">
                <text:p>0.14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8875289351852">
                <text:p>0.148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060474537037">
                <text:p>0.149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245659722222">
                <text:p>0.149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430844907407">
                <text:p>0.149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616030092593">
                <text:p>0.149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801215277778">
                <text:p>0.149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49986400462963">
                <text:p>0.14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171585648148">
                <text:p>0.150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356770833333">
                <text:p>0.150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541956018519">
                <text:p>0.15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727141203704">
                <text:p>0.150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0912326388889">
                <text:p>0.150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0975">
                <text:p>0.15109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282696759259">
                <text:p>0.15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467881944444">
                <text:p>0.151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65306712963">
                <text:p>0.15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1838252314815">
                <text:p>0.151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0234375">
                <text:p>0.152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208622685185">
                <text:p>0.152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39380787037">
                <text:p>0.152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578993055556">
                <text:p>0.152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764178240741">
                <text:p>0.15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2949363425926">
                <text:p>0.152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134548611111">
                <text:p>0.153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319733796296">
                <text:p>0.153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504918981481">
                <text:p>0.153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690104166667">
                <text:p>0.15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3875289351852">
                <text:p>0.153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060474537037">
                <text:p>0.154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245659722222">
                <text:p>0.154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430844907407">
                <text:p>0.154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616030092593">
                <text:p>0.154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801215277778">
                <text:p>0.154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4986400462963">
                <text:p>0.154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171585648148">
                <text:p>0.155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356770833333">
                <text:p>0.155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541956018519">
                <text:p>0.155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727141203704">
                <text:p>0.155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5912326388889">
                <text:p>0.155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097511574074">
                <text:p>0.15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282696759259">
                <text:p>0.156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467881944444">
                <text:p>0.156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65306712963">
                <text:p>0.156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6838252314815">
                <text:p>0.156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0234375">
                <text:p>0.157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208622685185">
                <text:p>0.157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39380787037">
                <text:p>0.157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578993055556">
                <text:p>0.157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764178240741">
                <text:p>0.157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7949363425926">
                <text:p>0.157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134548611111">
                <text:p>0.158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319733796296">
                <text:p>0.158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504918981482">
                <text:p>0.1585049189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690104166667">
                <text:p>0.15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8875289351852">
                <text:p>0.158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060474537037">
                <text:p>0.159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245659722222">
                <text:p>0.159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30844907407">
                <text:p>0.159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616030092593">
                <text:p>0.159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801215277778">
                <text:p>0.159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986400462963">
                <text:p>0.15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71585648148">
                <text:p>0.160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356770833333">
                <text:p>0.160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41956018519">
                <text:p>0.16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727141203704">
                <text:p>0.160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912326388889">
                <text:p>0.160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97511574074">
                <text:p>0.161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82696759259">
                <text:p>0.16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7881944444">
                <text:p>0.161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5306712963">
                <text:p>0.16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8252314815">
                <text:p>0.161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234375">
                <text:p>0.162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8622685185">
                <text:p>0.162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9380787037">
                <text:p>0.162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8993055556">
                <text:p>0.162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64178240741">
                <text:p>0.16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9363425926">
                <text:p>0.162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34548611111">
                <text:p>0.163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9733796296">
                <text:p>0.163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504918981481">
                <text:p>0.163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90104166667">
                <text:p>0.16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75289351852">
                <text:p>0.163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60474537037">
                <text:p>0.164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45659722222">
                <text:p>0.164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30844907407">
                <text:p>0.164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16030092593">
                <text:p>0.164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801215277778">
                <text:p>0.164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86400462963">
                <text:p>0.164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71585648148">
                <text:p>0.165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56770833333">
                <text:p>0.165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41956018519">
                <text:p>0.165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27141203704">
                <text:p>0.165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12326388889">
                <text:p>0.165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97511574074">
                <text:p>0.16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82696759259">
                <text:p>0.166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7881944444">
                <text:p>0.166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5306712963">
                <text:p>0.166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8252314815">
                <text:p>0.16683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234375">
                <text:p>0.167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8622685185">
                <text:p>0.16720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9380787037">
                <text:p>0.167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8993055556">
                <text:p>0.16757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64178240741">
                <text:p>0.167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9363425926">
                <text:p>0.16794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4548611111">
                <text:p>0.16813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9733796296">
                <text:p>0.16831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504918981481">
                <text:p>0.16850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90104166667">
                <text:p>0.168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75289351852">
                <text:p>0.16887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60474537037">
                <text:p>0.16906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45659722222">
                <text:p>0.169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30844907407">
                <text:p>0.16943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16030092593">
                <text:p>0.16961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801215277778">
                <text:p>0.16980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86400462963">
                <text:p>0.16998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71585648148">
                <text:p>0.17017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56770833333">
                <text:p>0.17035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41956018519">
                <text:p>0.17054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7141203704">
                <text:p>0.17072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12326388889">
                <text:p>0.17091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97511574074">
                <text:p>0.171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2696759259">
                <text:p>0.17128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7881944444">
                <text:p>0.17146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5306712963">
                <text:p>0.17165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8252314815">
                <text:p>0.17183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0234375">
                <text:p>0.17202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8622685185">
                <text:p>0.17220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39380787037">
                <text:p>0.17239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8993055556">
                <text:p>0.17257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2764178240741">
                <text:p>0.17276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9351851852">
                <text:p>0.17294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4548611111">
                <text:p>0.17313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319733796296">
                <text:p>0.17331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504918981481">
                <text:p>0.173504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3690104166667">
                <text:p>0.17369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5289351852">
                <text:p>0.17387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060474537037">
                <text:p>0.17406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245659722222">
                <text:p>0.17424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0844907407">
                <text:p>0.17443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616018518519">
                <text:p>0.17461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1215277778">
                <text:p>0.17480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4986400462963">
                <text:p>0.17498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171585648148">
                <text:p>0.17517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356770833333">
                <text:p>0.17535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541956018519">
                <text:p>0.17554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727141203704">
                <text:p>0.17572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5912326388889">
                <text:p>0.17591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097511574074">
                <text:p>0.17609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2696759259">
                <text:p>0.17628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467881944444">
                <text:p>0.17646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65306712963">
                <text:p>0.17665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6838252314815">
                <text:p>0.17683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0234375">
                <text:p>0.17702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208622685185">
                <text:p>0.17720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39380787037">
                <text:p>0.17739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578993055556">
                <text:p>0.17757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764178240741">
                <text:p>0.17776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7949363425926">
                <text:p>0.17794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134548611111">
                <text:p>0.17813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319733796296">
                <text:p>0.17831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504918981481">
                <text:p>0.178504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690104166667">
                <text:p>0.17869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8875289351852">
                <text:p>0.17887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060474537037">
                <text:p>0.17906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245659722222">
                <text:p>0.17924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430844907407">
                <text:p>0.17943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616030092593">
                <text:p>0.17961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801215277778">
                <text:p>0.17980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86400462963">
                <text:p>0.17998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71585648148">
                <text:p>0.18017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356770833333">
                <text:p>0.18035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41956018519">
                <text:p>0.18054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27141203704">
                <text:p>0.18072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12326388889">
                <text:p>0.18091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097511574074">
                <text:p>0.181097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282696759259">
                <text:p>0.18128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67881944444">
                <text:p>0.18146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5306712963">
                <text:p>0.18165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38252314815">
                <text:p>0.18183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234375">
                <text:p>0.18202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208622685185">
                <text:p>0.18220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39380787037">
                <text:p>0.18239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578993055556">
                <text:p>0.18257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64178240741">
                <text:p>0.18276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949363425926">
                <text:p>0.18294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34548611111">
                <text:p>0.18313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19733796296">
                <text:p>0.18331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504918981481">
                <text:p>0.183504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690104166667">
                <text:p>0.18369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75289351852">
                <text:p>0.18387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60474537037">
                <text:p>0.18406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45659722222">
                <text:p>0.18424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30844907407">
                <text:p>0.18443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16030092593">
                <text:p>0.18461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801215277778">
                <text:p>0.18480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86400462963">
                <text:p>0.18498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71585648148">
                <text:p>0.18517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56770833333">
                <text:p>0.18535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541956018519">
                <text:p>0.18554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27141203704">
                <text:p>0.18572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12326388889">
                <text:p>0.18591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097511574074">
                <text:p>0.186097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82696759259">
                <text:p>0.18628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67881944444">
                <text:p>0.18646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65306712963">
                <text:p>0.18665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38252314815">
                <text:p>0.18683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234375">
                <text:p>0.18702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08611111111">
                <text:p>0.18720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9380787037">
                <text:p>0.18739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78993055556">
                <text:p>0.18757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64178240741">
                <text:p>0.18776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49363425926">
                <text:p>0.18794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34548611111">
                <text:p>0.18813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19733796296">
                <text:p>0.18831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504918981482">
                <text:p>0.1885049189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90104166667">
                <text:p>0.18869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75277777778">
                <text:p>0.18887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60474537037">
                <text:p>0.18906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45659722222">
                <text:p>0.18924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30844907407">
                <text:p>0.18943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16030092593">
                <text:p>0.18961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801215277778">
                <text:p>0.18980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86400462963">
                <text:p>0.18998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71585648148">
                <text:p>0.19017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56770833333">
                <text:p>0.19035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41956018519">
                <text:p>0.19054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27141203704">
                <text:p>0.19072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12326388889">
                <text:p>0.19091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97511574074">
                <text:p>0.191097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82696759259">
                <text:p>0.19128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67881944444">
                <text:p>0.19146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5306712963">
                <text:p>0.19165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38252314815">
                <text:p>0.19183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234375">
                <text:p>0.19202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08622685185">
                <text:p>0.19220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9380787037">
                <text:p>0.19239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78993055556">
                <text:p>0.19257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764178240741">
                <text:p>0.19276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49363425926">
                <text:p>0.19294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134548611111">
                <text:p>0.19313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319733796296">
                <text:p>0.19331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504918981481">
                <text:p>0.19350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690104166667">
                <text:p>0.19369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75289351852">
                <text:p>0.19387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060474537037">
                <text:p>0.19406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45659722222">
                <text:p>0.19424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30844907407">
                <text:p>0.19443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616030092593">
                <text:p>0.19461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801215277778">
                <text:p>0.19480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86400462963">
                <text:p>0.19498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71574074074">
                <text:p>0.19517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356770833333">
                <text:p>0.19535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541956018519">
                <text:p>0.19554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727141203704">
                <text:p>0.19572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912326388889">
                <text:p>0.19591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097511574074">
                <text:p>0.19609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82696759259">
                <text:p>0.19628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467881944444">
                <text:p>0.19646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5306712963">
                <text:p>0.19665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6838252314815">
                <text:p>0.19683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0234375">
                <text:p>0.19702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08622685185">
                <text:p>0.19720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39380787037">
                <text:p>0.19739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78993055556">
                <text:p>0.19757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64178240741">
                <text:p>0.19776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49363425926">
                <text:p>0.19794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4548611111">
                <text:p>0.19813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19733796296">
                <text:p>0.19831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504918981481">
                <text:p>0.19850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690104166667">
                <text:p>0.19869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5289351852">
                <text:p>0.19887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60474537037">
                <text:p>0.19906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45659722222">
                <text:p>0.19924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30844907407">
                <text:p>0.19943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16030092593">
                <text:p>0.19961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801215277778">
                <text:p>0.19980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86400462963">
                <text:p>0.19998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71585648148">
                <text:p>0.20017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356770833333">
                <text:p>0.20035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41956018519">
                <text:p>0.200541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27141203704">
                <text:p>0.20072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2326388889">
                <text:p>0.20091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097511574074">
                <text:p>0.20109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82696759259">
                <text:p>0.20128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67881944444">
                <text:p>0.20146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5306712963">
                <text:p>0.20165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38252314815">
                <text:p>0.20183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234375">
                <text:p>0.20202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08622685185">
                <text:p>0.20220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39380787037">
                <text:p>0.20239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78993055556">
                <text:p>0.20257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64178240741">
                <text:p>0.20276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49363425926">
                <text:p>0.20294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34548611111">
                <text:p>0.20313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19733796296">
                <text:p>0.20331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504918981481">
                <text:p>0.20350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690104166667">
                <text:p>0.20369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75289351852">
                <text:p>0.20387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60474537037">
                <text:p>0.20406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45659722222">
                <text:p>0.20424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30844907407">
                <text:p>0.20443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16030092593">
                <text:p>0.20461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801215277778">
                <text:p>0.20480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986400462963">
                <text:p>0.20498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71585648148">
                <text:p>0.20517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56770833333">
                <text:p>0.20535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41956018518">
                <text:p>0.205541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27141203704">
                <text:p>0.20572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12326388889">
                <text:p>0.20591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097511574074">
                <text:p>0.20609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82696759259">
                <text:p>0.20628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467881944444">
                <text:p>0.20646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65306712963">
                <text:p>0.20665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38252314815">
                <text:p>0.20683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234375">
                <text:p>0.20702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08622685185">
                <text:p>0.20720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39380787037">
                <text:p>0.20739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578993055556">
                <text:p>0.20757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764178240741">
                <text:p>0.20776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949363425926">
                <text:p>0.20794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134548611111">
                <text:p>0.20813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319733796296">
                <text:p>0.20831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504918981481">
                <text:p>0.20850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690104166667">
                <text:p>0.20869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8875289351852">
                <text:p>0.20887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060474537037">
                <text:p>0.20906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245659722222">
                <text:p>0.20924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430844907407">
                <text:p>0.20943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616030092593">
                <text:p>0.20961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801215277778">
                <text:p>0.20980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9986400462963">
                <text:p>0.20998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171585648148">
                <text:p>0.21017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356770833333">
                <text:p>0.21035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541956018519">
                <text:p>0.210541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727141203704">
                <text:p>0.21072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0912326388889">
                <text:p>0.21091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097511574074">
                <text:p>0.21109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282696759259">
                <text:p>0.21128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67881944444">
                <text:p>0.21146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65306712963">
                <text:p>0.21165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38252314815">
                <text:p>0.21183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234375">
                <text:p>0.21202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208622685185">
                <text:p>0.21220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9380787037">
                <text:p>0.21239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78993055556">
                <text:p>0.21257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64178240741">
                <text:p>0.21276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49363425926">
                <text:p>0.21294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34548611111">
                <text:p>0.21313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19733796296">
                <text:p>0.21331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04918981481">
                <text:p>0.21350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90104166667">
                <text:p>0.21369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5289351852">
                <text:p>0.21387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60474537037">
                <text:p>0.21406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45659722222">
                <text:p>0.21424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30844907407">
                <text:p>0.21443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16018518518">
                <text:p>0.21461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1215277778">
                <text:p>0.21480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86400462963">
                <text:p>0.21498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171585648148">
                <text:p>0.21517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56770833333">
                <text:p>0.21535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41956018518">
                <text:p>0.215541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27141203704">
                <text:p>0.21572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2326388889">
                <text:p>0.21591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097511574074">
                <text:p>0.21609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2696759259">
                <text:p>0.21628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67881944444">
                <text:p>0.21646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5306712963">
                <text:p>0.21665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38252314815">
                <text:p>0.21683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234375">
                <text:p>0.21702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08622685185">
                <text:p>0.21720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9380787037">
                <text:p>0.21739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78993055556">
                <text:p>0.21757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4178240741">
                <text:p>0.21776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49363425926">
                <text:p>0.21794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4548611111">
                <text:p>0.21813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19733796296">
                <text:p>0.21831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04918981481">
                <text:p>0.21850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90104166667">
                <text:p>0.21869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75289351852">
                <text:p>0.21887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60474537037">
                <text:p>0.21906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5659722222">
                <text:p>0.21924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30844907407">
                <text:p>0.21943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16030092593">
                <text:p>0.21961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01215277778">
                <text:p>0.21980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86400462963">
                <text:p>0.21998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71585648148">
                <text:p>0.22017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56770833333">
                <text:p>0.22035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1956018519">
                <text:p>0.220541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27141203704">
                <text:p>0.22072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2326388889">
                <text:p>0.22091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097511574074">
                <text:p>0.22109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82696759259">
                <text:p>0.22128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67881944444">
                <text:p>0.22146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306712963">
                <text:p>0.22165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38252314815">
                <text:p>0.22183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34375">
                <text:p>0.22202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08622685185">
                <text:p>0.222208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2393796296296">
                <text:p>0.22239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78993055556">
                <text:p>0.22257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64178240741">
                <text:p>0.22276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49363425926">
                <text:p>0.22294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4548611111">
                <text:p>0.22313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319733796296">
                <text:p>0.22331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504918981481">
                <text:p>0.22350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690104166667">
                <text:p>0.22369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3875289351852">
                <text:p>0.223875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060474537037">
                <text:p>0.22406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245659722222">
                <text:p>0.224245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430844907407">
                <text:p>0.22443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616030092593">
                <text:p>0.22461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801215277778">
                <text:p>0.224801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4986400462963">
                <text:p>0.22498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171585648148">
                <text:p>0.225171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356770833333">
                <text:p>0.22535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541956018519">
                <text:p>0.225541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27141203704">
                <text:p>0.225727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5912326388889">
                <text:p>0.225912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097511574074">
                <text:p>0.22609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282696759259">
                <text:p>0.22628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467881944444">
                <text:p>0.22646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65306712963">
                <text:p>0.226653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6838252314815">
                <text:p>0.226838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0234375">
                <text:p>0.22702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208622685185">
                <text:p>0.227208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39380787037">
                <text:p>0.22739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578981481481">
                <text:p>0.22757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764178240741">
                <text:p>0.227764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7949363425926">
                <text:p>0.227949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134548611111">
                <text:p>0.22813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319733796296">
                <text:p>0.22831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504918981481">
                <text:p>0.22850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690104166667">
                <text:p>0.22869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8875289351852">
                <text:p>0.228875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060474537037">
                <text:p>0.22906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245659722222">
                <text:p>0.229245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430844907407">
                <text:p>0.22943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616030092593">
                <text:p>0.22961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801215277778">
                <text:p>0.229801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986400462963">
                <text:p>0.22998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171585648148">
                <text:p>0.230171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356770833333">
                <text:p>0.23035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541956018519">
                <text:p>0.2305419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727141203704">
                <text:p>0.230727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0912326388889">
                <text:p>0.230912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097511574074">
                <text:p>0.23109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282696759259">
                <text:p>0.23128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467881944444">
                <text:p>0.23146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65306712963">
                <text:p>0.231653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1838252314815">
                <text:p>0.231838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0234375">
                <text:p>0.23202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208622685185">
                <text:p>0.232208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39380787037">
                <text:p>0.23239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578993055556">
                <text:p>0.2325789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764178240741">
                <text:p>0.232764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949363425926">
                <text:p>0.232949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134548611111">
                <text:p>0.23313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319733796296">
                <text:p>0.23331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504918981481">
                <text:p>0.23350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690104166667">
                <text:p>0.23369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875289351852">
                <text:p>0.233875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060474537037">
                <text:p>0.23406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245659722222">
                <text:p>0.234245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430844907407">
                <text:p>0.23443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616030092593">
                <text:p>0.23461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801215277778">
                <text:p>0.234801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986400462963">
                <text:p>0.23498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171585648148">
                <text:p>0.235171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356770833333">
                <text:p>0.23535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541956018518">
                <text:p>0.2355419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727141203704">
                <text:p>0.235727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912326388889">
                <text:p>0.235912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097511574074">
                <text:p>0.23609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282685185185">
                <text:p>0.23628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467881944444">
                <text:p>0.23646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65306712963">
                <text:p>0.236653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838252314815">
                <text:p>0.236838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0234375">
                <text:p>0.23702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208622685185">
                <text:p>0.23720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39380787037">
                <text:p>0.23739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578993055556">
                <text:p>0.2375789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764178240741">
                <text:p>0.23776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949363425926">
                <text:p>0.23794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134548611111">
                <text:p>0.23813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319733796296">
                <text:p>0.23831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504918981481">
                <text:p>0.23850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690104166667">
                <text:p>0.23869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875289351852">
                <text:p>0.23887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060474537037">
                <text:p>0.23906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245659722222">
                <text:p>0.23924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430844907407">
                <text:p>0.23943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616030092593">
                <text:p>0.239616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801215277778">
                <text:p>0.239801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986400462963">
                <text:p>0.23998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171585648148">
                <text:p>0.24017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356770833333">
                <text:p>0.240356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541956018518">
                <text:p>0.2405419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727141203704">
                <text:p>0.24072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912326388889">
                <text:p>0.240912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097511574074">
                <text:p>0.24109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282696759259">
                <text:p>0.24128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467881944444">
                <text:p>0.241467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65306712963">
                <text:p>0.24165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838252314815">
                <text:p>0.24183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0234375">
                <text:p>0.24202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208622685185">
                <text:p>0.24220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39380787037">
                <text:p>0.24239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578993055556">
                <text:p>0.24257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764178240741">
                <text:p>0.24276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949363425926">
                <text:p>0.24294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134548611111">
                <text:p>0.24313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319733796296">
                <text:p>0.24331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504918981481">
                <text:p>0.24350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690104166667">
                <text:p>0.24369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875289351852">
                <text:p>0.24387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060474537037">
                <text:p>0.24406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245648148148">
                <text:p>0.24424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430844907407">
                <text:p>0.24443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616030092593">
                <text:p>0.244616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801215277778">
                <text:p>0.244801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6400462963">
                <text:p>0.24498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171585648148">
                <text:p>0.24517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356770833333">
                <text:p>0.245356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41956018518">
                <text:p>0.2455419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7141203704">
                <text:p>0.24572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12326388889">
                <text:p>0.245912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097511574074">
                <text:p>0.24609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82696759259">
                <text:p>0.24628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7881944444">
                <text:p>0.246467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5306712963">
                <text:p>0.24665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38252314815">
                <text:p>0.24683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234375">
                <text:p>0.24702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8622685185">
                <text:p>0.24720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9380787037">
                <text:p>0.24739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8993055556">
                <text:p>0.24757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4178240741">
                <text:p>0.24776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49363425926">
                <text:p>0.24794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4548611111">
                <text:p>0.24813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19733796296">
                <text:p>0.24831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4918981481">
                <text:p>0.24850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90104166667">
                <text:p>0.24869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75289351852">
                <text:p>0.24887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60474537037">
                <text:p>0.24906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45659722222">
                <text:p>0.24924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30844907407">
                <text:p>0.24943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6030092593">
                <text:p>0.249616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801203703704">
                <text:p>0.24980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6400462963">
                <text:p>0.24998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71585648148">
                <text:p>0.25017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6770833333">
                <text:p>0.250356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41956018519">
                <text:p>0.2505419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7141203704">
                <text:p>0.25072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12326388889">
                <text:p>0.250912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7511574074">
                <text:p>0.25109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82696759259">
                <text:p>0.25128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7881944444">
                <text:p>0.251467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5306712963">
                <text:p>0.25165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8252314815">
                <text:p>0.25183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234375">
                <text:p>0.25202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8622685185">
                <text:p>0.25220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9380787037">
                <text:p>0.25239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8993055556">
                <text:p>0.25257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64178240741">
                <text:p>0.25276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49363425926">
                <text:p>0.25294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34548611111">
                <text:p>0.25313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319733796296">
                <text:p>0.253319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504918981481">
                <text:p>0.253504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3690104166667">
                <text:p>0.25369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75289351852">
                <text:p>0.25387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60474537037">
                <text:p>0.25406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45659722222">
                <text:p>0.25424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30844907407">
                <text:p>0.25443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616030092593">
                <text:p>0.254616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801215277778">
                <text:p>0.25480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4986400462963">
                <text:p>0.254986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171585648148">
                <text:p>0.255171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356770833333">
                <text:p>0.25535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541956018518">
                <text:p>0.2555419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5727141203704">
                <text:p>0.25572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912326388889">
                <text:p>0.255912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097511574074">
                <text:p>0.256097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282696759259">
                <text:p>0.256282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467881944444">
                <text:p>0.256467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65306712963">
                <text:p>0.256653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6838252314815">
                <text:p>0.256838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0234375">
                <text:p>0.25702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208622685185">
                <text:p>0.25720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39380787037">
                <text:p>0.257393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578993055556">
                <text:p>0.25757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764178240741">
                <text:p>0.257764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949363425926">
                <text:p>0.257949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134548611111">
                <text:p>0.25813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319733796296">
                <text:p>0.258319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504918981481">
                <text:p>0.258504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690104166667">
                <text:p>0.258690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75277777778">
                <text:p>0.25887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60474537037">
                <text:p>0.259060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45659722222">
                <text:p>0.259245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30844907407">
                <text:p>0.25943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6030092593">
                <text:p>0.259616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801215277778">
                <text:p>0.25980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6400462963">
                <text:p>0.259986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71585648148">
                <text:p>0.260171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6770833333">
                <text:p>0.26035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41956018519">
                <text:p>0.2605419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7141203704">
                <text:p>0.260727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12326388889">
                <text:p>0.260912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7511574074">
                <text:p>0.261097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82696759259">
                <text:p>0.261282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7881944444">
                <text:p>0.261467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5306712963">
                <text:p>0.261653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8252314815">
                <text:p>0.261838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0234375">
                <text:p>0.26202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208622685185">
                <text:p>0.26220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9380787037">
                <text:p>0.262393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578993055556">
                <text:p>0.26257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64178240741">
                <text:p>0.262764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949363425926">
                <text:p>0.262949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134548611111">
                <text:p>0.26313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319733796296">
                <text:p>0.26331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504907407407">
                <text:p>0.26350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690104166667">
                <text:p>0.26369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3875289351852">
                <text:p>0.263875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060474537037">
                <text:p>0.264060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245659722222">
                <text:p>0.264245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430844907407">
                <text:p>0.26443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616030092593">
                <text:p>0.26461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801215277778">
                <text:p>0.264801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4986400462963">
                <text:p>0.26498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171585648148">
                <text:p>0.265171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356770833333">
                <text:p>0.26535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541956018518">
                <text:p>0.26554195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727141203704">
                <text:p>0.265727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5912326388889">
                <text:p>0.26591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097511574074">
                <text:p>0.266097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282696759259">
                <text:p>0.2662826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467881944444">
                <text:p>0.2664678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65306712963">
                <text:p>0.266653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38252314815">
                <text:p>0.2668382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0234375">
                <text:p>0.26702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208611111111">
                <text:p>0.26720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39380787037">
                <text:p>0.26739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578993055556">
                <text:p>0.267578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4178240741">
                <text:p>0.2677641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49363425926">
                <text:p>0.267949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4548611111">
                <text:p>0.268134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19733796296">
                <text:p>0.26831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4918981481">
                <text:p>0.268504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90104166667">
                <text:p>0.26869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5289351852">
                <text:p>0.268875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60474537037">
                <text:p>0.269060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5648148148">
                <text:p>0.26924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30844907407">
                <text:p>0.2694308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6030092593">
                <text:p>0.26961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801215277778">
                <text:p>0.269801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6400462963">
                <text:p>0.26998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71585648148">
                <text:p>0.270171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6770833333">
                <text:p>0.2703567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41956018519">
                <text:p>0.270541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712962963">
                <text:p>0.27072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12326388889">
                <text:p>0.27091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097511574074">
                <text:p>0.271097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82696759259">
                <text:p>0.2712826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67881944444">
                <text:p>0.2714678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5306712963">
                <text:p>0.271653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38252314815">
                <text:p>0.2718382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234375">
                <text:p>0.272023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08622685185">
                <text:p>0.2722086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9380787037">
                <text:p>0.27239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78993055556">
                <text:p>0.272578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4178240741">
                <text:p>0.2727641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949363425926">
                <text:p>0.272949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134548611111">
                <text:p>0.273134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19733796296">
                <text:p>0.27331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504918981481">
                <text:p>0.273504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690104166667">
                <text:p>0.27369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5289351852">
                <text:p>0.273875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060474537037">
                <text:p>0.274060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245659722222">
                <text:p>0.274245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30833333333">
                <text:p>0.27443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616030092593">
                <text:p>0.27461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801215277778">
                <text:p>0.274801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986400462963">
                <text:p>0.27498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171585648148">
                <text:p>0.275171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356770833333">
                <text:p>0.2753567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541956018519">
                <text:p>0.275541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727141203704">
                <text:p>0.275727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912326388889">
                <text:p>0.27591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097511574074">
                <text:p>0.276097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282696759259">
                <text:p>0.2762826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467881944444">
                <text:p>0.2764678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65306712963">
                <text:p>0.276653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6838252314815">
                <text:p>0.276838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234375">
                <text:p>0.277023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208622685185">
                <text:p>0.2772086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39380787037">
                <text:p>0.27739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578993055556">
                <text:p>0.2775789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7764166666667">
                <text:p>0.27776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949363425926">
                <text:p>0.277949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134548611111">
                <text:p>0.278134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319733796296">
                <text:p>0.27831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504918981481">
                <text:p>0.278504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8690104166667">
                <text:p>0.278690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875289351852">
                <text:p>0.278875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060474537037">
                <text:p>0.279060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245659722222">
                <text:p>0.279245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430844907407">
                <text:p>0.279430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616030092593">
                <text:p>0.279616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801215277778">
                <text:p>0.279801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986400462963">
                <text:p>0.279986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171585648148">
                <text:p>0.280171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356770833333">
                <text:p>0.280356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541956018518">
                <text:p>0.28054195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727141203704">
                <text:p>0.2807271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912326388889">
                <text:p>0.2809123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097511574074">
                <text:p>0.281097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282696759259">
                <text:p>0.281282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467881944444">
                <text:p>0.281467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65306712963">
                <text:p>0.281653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838252314815">
                <text:p>0.281838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0234375">
                <text:p>0.282023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208622685185">
                <text:p>0.282208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39380787037">
                <text:p>0.2823938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578993055556">
                <text:p>0.2825789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764178240741">
                <text:p>0.282764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949363425926">
                <text:p>0.282949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134548611111">
                <text:p>0.283134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319733796296">
                <text:p>0.283319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504918981481">
                <text:p>0.2835049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690104166667">
                <text:p>0.283690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875289351852">
                <text:p>0.283875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060474537037">
                <text:p>0.284060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45659722222">
                <text:p>0.284245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430844907407">
                <text:p>0.284430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616030092593">
                <text:p>0.284616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801215277778">
                <text:p>0.284801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986388888889">
                <text:p>0.28498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171585648148">
                <text:p>0.285171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356770833333">
                <text:p>0.285356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541956018518">
                <text:p>0.2855419560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5727141203704">
                <text:p>0.2857271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12326388889">
                <text:p>0.285912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097511574074">
                <text:p>0.2860975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282696759259">
                <text:p>0.2862826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467881944444">
                <text:p>0.2864678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65306712963">
                <text:p>0.2866530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838252314815">
                <text:p>0.2868382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0234375">
                <text:p>0.287023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208622685185">
                <text:p>0.2872086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39380787037">
                <text:p>0.2873938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578993055556">
                <text:p>0.2875789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764178240741">
                <text:p>0.28776417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949363425926">
                <text:p>0.2879493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134548611111">
                <text:p>0.2881345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319733796296">
                <text:p>0.2883197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504918981481">
                <text:p>0.2885049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690104166667">
                <text:p>0.2886901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875289351852">
                <text:p>0.28887528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060474537037">
                <text:p>0.289060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245659722222">
                <text:p>0.2892456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430844907407">
                <text:p>0.2894308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616030092593">
                <text:p>0.2896160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801215277778">
                <text:p>0.2898012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986400462963">
                <text:p>0.2899864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171585648148">
                <text:p>0.2901715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356770833333">
                <text:p>0.2903567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541956018518">
                <text:p>0.29054195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727141203704">
                <text:p>0.2907271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912326388889">
                <text:p>0.290912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097511574074">
                <text:p>0.2910975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282696759259">
                <text:p>0.2912826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467881944444">
                <text:p>0.2914678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65306712963">
                <text:p>0.2916530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838252314815">
                <text:p>0.2918382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0234375">
                <text:p>0.292023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208622685185">
                <text:p>0.2922086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39380787037">
                <text:p>0.2923938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578993055556">
                <text:p>0.2925789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764178240741">
                <text:p>0.29276417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949363425926">
                <text:p>0.2929493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134548611111">
                <text:p>0.2931345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319733796296">
                <text:p>0.2933197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504918981481">
                <text:p>0.2935049189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690104166667">
                <text:p>0.293690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875289351852">
                <text:p>0.2938752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060474537037">
                <text:p>0.2940604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245659722222">
                <text:p>0.2942456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430844907407">
                <text:p>0.2944308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616030092593">
                <text:p>0.2946160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801215277778">
                <text:p>0.2948012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986400462963">
                <text:p>0.2949864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171585648148">
                <text:p>0.2951715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356770833333">
                <text:p>0.2953567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541956018518">
                <text:p>0.295541956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727141203704">
                <text:p>0.2957271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912326388889">
                <text:p>0.29591232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097511574074">
                <text:p>0.2960975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282696759259">
                <text:p>0.2962826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467881944444">
                <text:p>0.29646788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65306712963">
                <text:p>0.29665306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838252314815">
                <text:p>0.2968382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0234375">
                <text:p>0.297023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208622685185">
                <text:p>0.2972086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393796296296">
                <text:p>0.29739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578993055556">
                <text:p>0.2975789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764178240741">
                <text:p>0.2977641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949363425926">
                <text:p>0.2979493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134548611111">
                <text:p>0.2981345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319733796296">
                <text:p>0.2983197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504918981481">
                <text:p>0.2985049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690104166667">
                <text:p>0.2986901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875289351852">
                <text:p>0.2988752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060474537037">
                <text:p>0.29906047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245659722222">
                <text:p>0.29924565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430844907407">
                <text:p>0.2994308449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616030092593">
                <text:p>0.299616030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801215277778">
                <text:p>0.29980121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9986400462963">
                <text:p>0.299986400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171585648148">
                <text:p>0.3001715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356770833333">
                <text:p>0.3003567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541956018519">
                <text:p>0.300541956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727141203704">
                <text:p>0.30072714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0912326388889">
                <text:p>0.3009123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097511574074">
                <text:p>0.3010975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282696759259">
                <text:p>0.3012826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467881944444">
                <text:p>0.30146788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65306712963">
                <text:p>0.30165306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1838252314815">
                <text:p>0.30183825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0234375">
                <text:p>0.3020234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208622685185">
                <text:p>0.3022086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39380787037">
                <text:p>0.3023938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578993055556">
                <text:p>0.3025789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764178240741">
                <text:p>0.30276417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2949363425926">
                <text:p>0.3029493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134548611111">
                <text:p>0.3031345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319733796296">
                <text:p>0.3033197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504907407407">
                <text:p>0.3035049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690104166667">
                <text:p>0.3036901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03875289351852">
                <text:p>0.3038752893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060474537037">
                <text:p>0.30406047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245659722222">
                <text:p>0.30424565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430844907407">
                <text:p>0.3044308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616030092593">
                <text:p>0.30461603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801215277778">
                <text:p>0.3048012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4986400462963">
                <text:p>0.3049864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171585648148">
                <text:p>0.3051715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356770833333">
                <text:p>0.30535677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541956018518">
                <text:p>0.3055419560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727141203704">
                <text:p>0.3057271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5912326388889">
                <text:p>0.3059123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097511574074">
                <text:p>0.3060975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282696759259">
                <text:p>0.3062826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467881944444">
                <text:p>0.306467881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65306712963">
                <text:p>0.30665306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6838252314815">
                <text:p>0.306838252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0234375">
                <text:p>0.3070234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208622685185">
                <text:p>0.30720862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39380787037">
                <text:p>0.30739380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578993055556">
                <text:p>0.30757899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764178240741">
                <text:p>0.307764178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7949363425926">
                <text:p>0.307949363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134548611111">
                <text:p>0.308134548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319733796296">
                <text:p>0.308319733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504918981481">
                <text:p>0.3085049189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690104166667">
                <text:p>0.308690104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8875289351852">
                <text:p>0.308875289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060474537037">
                <text:p>0.30906047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245659722222">
                <text:p>0.309245659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430844907407">
                <text:p>0.309430844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616030092593">
                <text:p>0.309616030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9801215277778">
                <text:p>0.3098012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9986400462963">
                <text:p>0.3099864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171585648148">
                <text:p>0.31017158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356770833333">
                <text:p>0.310356770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541956018519">
                <text:p>0.3105419560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727141203704">
                <text:p>0.310727141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0912326388889">
                <text:p>0.31091232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097511574074">
                <text:p>0.311097511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282696759259">
                <text:p>0.311282696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467881944444">
                <text:p>0.311467881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65306712963">
                <text:p>0.3116530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1838252314815">
                <text:p>0.311838252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0234375">
                <text:p>0.31202343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208622685185">
                <text:p>0.31220862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393796296296">
                <text:p>0.312393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578993055556">
                <text:p>0.31257899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764178240741">
                <text:p>0.31276417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12949363425926">
                <text:p>0.312949363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134548611111">
                <text:p>0.313134548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319733796296">
                <text:p>0.313319733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504918981481">
                <text:p>0.313504918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690104166667">
                <text:p>0.313690104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3875289351852">
                <text:p>0.313875289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060474537037">
                <text:p>0.314060474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245659722222">
                <text:p>0.314245659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430844907407">
                <text:p>0.314430844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14616030092593">
                <text:p>0.314616030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4801215277778">
                <text:p>0.31480121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4986400462963">
                <text:p>0.3149864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171585648148">
                <text:p>0.31517158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356770833333">
                <text:p>0.31535677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541956018518">
                <text:p>0.3155419560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727141203704">
                <text:p>0.3157271412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5912326388889">
                <text:p>0.3159123263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097511574074">
                <text:p>0.3160975115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282696759259">
                <text:p>0.3162826967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467881944444">
                <text:p>0.316467881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65306712963">
                <text:p>0.3166530671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6838252314815">
                <text:p>0.316838252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0234375">
                <text:p>0.3170234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208622685185">
                <text:p>0.3172086226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1739380787037">
                <text:p>0.3173938078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578993055556">
                <text:p>0.3175789930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764178240741">
                <text:p>0.3177641782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7949363425926">
                <text:p>0.3179493634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8134548611111">
                <text:p>0.3181345486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8319733796296">
                <text:p>0.318319733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8504918981481">
                <text:p>0.318504918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690104166667">
                <text:p>0.318690104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8875289351852">
                <text:p>0.3188752893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060474537037">
                <text:p>0.319060474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245659722222">
                <text:p>0.3192456597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430844907407">
                <text:p>0.3194308449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616030092593">
                <text:p>0.3196160300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801215277778">
                <text:p>0.3198012152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9986400462963">
                <text:p>0.319986400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0171585648148">
                <text:p>0.3201715856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20356759259259">
                <text:p>0.32035675925925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0541956018519">
                <text:p>0.3205419560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0727141203704">
                <text:p>0.3207271412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0912326388889">
                <text:p>0.3209123263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1097511574074">
                <text:p>0.3210975115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21282696759259">
                <text:p>0.321282696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467881944444">
                <text:p>0.3214678819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65306712963">
                <text:p>0.3216530671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1838252314815">
                <text:p>0.3218382523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20234375">
                <text:p>0.32202343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22208622685185">
                <text:p>0.3222086226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239380787037">
                <text:p>0.3223938078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2578993055555">
                <text:p>0.322578993055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2578993055555">
                <text:p>0.3225789930555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